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rotation-align="none"/>
    </style:style>
    <style:style style:name="ce2" style:family="table-cell" style:parent-style-name="Default">
      <style:text-properties style:font-name="Calibri" style:font-name-asian="Droid Sans Fallback" style:font-name-complex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024in" svg:height="3.589in" svg:x="0.378in" svg:y="1.4268in">
            <draw:object draw:notify-on-update-of-ranges="Sheet1.B2:Sheet1.B315 Sheet1.E1:Sheet1.E1 Sheet1.E2:Sheet1.E315 Sheet1.B2:Sheet1.B315 Sheet1.F1:Sheet1.F1 Sheet1.F2:Sheet1.F315 Sheet1.B2:Sheet1.B315 Sheet1.G1:Sheet1.G1 Sheet1.G2:Sheet1.G315 Sheet1.B2:Sheet1.B315 Sheet1.H1:Sheet1.H1 Sheet1.H2:Sheet1.H315 Sheet1.B2:Sheet1.B315 Sheet1.I1:Sheet1.I1 Sheet1.I2:Sheet1.I315 Sheet1.B2:Sheet1.B315 Sheet1.J1:Sheet1.J1 Sheet1.J2:Sheet1.J3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711in" svg:height="5.5646in" svg:x="1.6957in" svg:y="0.122in">
            <draw:object draw:notify-on-update-of-ranges="Sheet1.A246:Sheet1.A315 Sheet1.E1:Sheet1.E1 Sheet1.E246:Sheet1.E315 Sheet1.A246:Sheet1.A315 Sheet1.G1:Sheet1.G1 Sheet1.G246:Sheet1.G315 Sheet1.A246:Sheet1.A315 Sheet1.F1:Sheet1.F1 Sheet1.F246:Sheet1.F315 Sheet1.A246:Sheet1.A315 Sheet1.H1:Sheet1.H1 Sheet1.H246:Sheet1.H3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周波数 (THz)</text:p>
          </table:table-cell>
          <table:table-cell office:value-type="string" calcext:value-type="string">
            <text:p>角周波数 (Hz)</text:p>
          </table:table-cell>
          <table:table-cell office:value-type="string" calcext:value-type="string">
            <text:p>屈折率 n</text:p>
          </table:table-cell>
          <table:table-cell office:value-type="string" calcext:value-type="string">
            <text:p>消衰定数 Kappa</text:p>
          </table:table-cell>
          <table:table-cell office:value-type="string" calcext:value-type="string">
            <text:p>誘電率 実部(実験) </text:p>
          </table:table-cell>
          <table:table-cell office:value-type="string" calcext:value-type="string">
            <text:p>誘電率 虚部(実験) </text:p>
          </table:table-cell>
          <table:table-cell office:value-type="string" calcext:value-type="string">
            <text:p>誘電率 実部(Drude) </text:p>
          </table:table-cell>
          <table:table-cell office:value-type="string" calcext:value-type="string">
            <text:p>誘電率 虚部(Drude)</text:p>
          </table:table-cell>
          <table:table-cell office:value-type="string" calcext:value-type="string">
            <text:p>誘電率 実部(Drude2) </text:p>
          </table:table-cell>
          <table:table-cell office:value-type="string" calcext:value-type="string">
            <text:p>誘電率 虚部(Drude2)</text:p>
          </table:table-cell>
          <table:table-cell table:number-columns-repeated="1014"/>
        </table:table-row>
        <table:table-row table:style-name="ro2">
          <table:table-cell table:style-name="ce1" office:value-type="float" office:value="2400000" calcext:value-type="float">
            <text:p>2.40E+06</text:p>
          </table:table-cell>
          <table:table-cell table:style-name="ce1" table:formula="of:=[.A2]*1000000000000*2*PI()" office:value-type="float" office:value="1.5079644737231E+019" calcext:value-type="float">
            <text:p>1.51E+19</text:p>
          </table:table-cell>
          <table:table-cell office:value-type="float" office:value="0.999972" calcext:value-type="float">
            <text:p>0.999972</text:p>
          </table:table-cell>
          <table:table-cell table:style-name="ce1" office:value-type="float" office:value="0.00000239" calcext:value-type="float">
            <text:p>2.39E-06</text:p>
          </table:table-cell>
          <table:table-cell office:value-type="float" office:value="-0.999944" calcext:value-type="float">
            <text:p>-0.999944</text:p>
          </table:table-cell>
          <table:table-cell table:style-name="ce1" office:value-type="float" office:value="0.00000477987" calcext:value-type="float">
            <text:p>4.78E-06</text:p>
          </table:table-cell>
          <table:table-cell table:style-name="ce2" table:formula="of:=1-13.8*13.8*1E+030/([.B2]*[.B2]+1/9.3/9.3*1E+030)" office:value-type="float" office:value="0.999999162517092" calcext:value-type="float">
            <text:p>0.9999991625</text:p>
          </table:table-cell>
          <table:table-cell table:formula="of:=13.8*13.8/9.3*1E+045/[.B2]/([.B2]*[.B2]+1/9.3/9.3*1E+030)" office:value-type="float" office:value="0.00000000000597175379224598" calcext:value-type="float">
            <text:p>5.97175379224598E-012</text:p>
          </table:table-cell>
          <table:table-cell table:style-name="ce2" table:formula="of:=1-13.8*13.8*1E+030/([.B2]*[.B2]+[.D2]*[.D2])" office:value-type="float" office:value="0.999999162517091" calcext:value-type="float">
            <text:p>0.9999991625</text:p>
          </table:table-cell>
          <table:table-cell table:formula="of:=13.8*13.8*1E+030*[.D2]/[.B2]/([.B2]*[.B2]+[.D2]*[.D2])" office:value-type="float" office:value="1.32734171547E-031" calcext:value-type="float">
            <text:p>1.32734171547E-031</text:p>
          </table:table-cell>
          <table:table-cell office:value-type="string" calcext:value-type="string">
            <text:p>金プラズマ周波数</text:p>
          </table:table-cell>
          <table:table-cell table:number-columns-repeated="1013"/>
        </table:table-row>
        <table:table-row table:style-name="ro2">
          <table:table-cell table:style-name="ce1" office:value-type="float" office:value="2222220" calcext:value-type="float">
            <text:p>2.22E+06</text:p>
          </table:table-cell>
          <table:table-cell table:style-name="ce1" table:formula="of:=[.A3]*1000000000000*2*PI()" office:value-type="float" office:value="1.39626200533206E+019" calcext:value-type="float">
            <text:p>1.40E+19</text:p>
          </table:table-cell>
          <table:table-cell office:value-type="float" office:value="0.999966" calcext:value-type="float">
            <text:p>0.999966</text:p>
          </table:table-cell>
          <table:table-cell table:style-name="ce1" office:value-type="float" office:value="0.00000313" calcext:value-type="float">
            <text:p>3.13E-06</text:p>
          </table:table-cell>
          <table:table-cell office:value-type="float" office:value="-0.999932" calcext:value-type="float">
            <text:p>-0.999932</text:p>
          </table:table-cell>
          <table:table-cell table:style-name="ce1" office:value-type="float" office:value="0.00000625979" calcext:value-type="float">
            <text:p>6.26E-06</text:p>
          </table:table-cell>
          <table:table-cell table:style-name="ce2" table:formula="of:=1-13.8*13.8*1E+030/([.B3]*[.B3]+1/9.3/9.3*1E+030)" office:value-type="float" office:value="0.999999023157982" calcext:value-type="float">
            <text:p>0.9999990232</text:p>
          </table:table-cell>
          <table:table-cell table:formula="of:=13.8*13.8/9.3*1E+045/[.B3]/([.B3]*[.B3]+1/9.3/9.3*1E+030)" office:value-type="float" office:value="0.00000000000752271248118902" calcext:value-type="float">
            <text:p>7.52271248118902E-012</text:p>
          </table:table-cell>
          <table:table-cell table:style-name="ce2" table:formula="of:=1-13.8*13.8*1E+030/([.B3]*[.B3]+[.D3]*[.D3])" office:value-type="float" office:value="0.999999023157982" calcext:value-type="float">
            <text:p>0.9999990232</text:p>
          </table:table-cell>
          <table:table-cell table:formula="of:=13.8*13.8*1E+030*[.D3]/[.B3]/([.B3]*[.B3]+[.D3]*[.D3])" office:value-type="float" office:value="2.18978637627918E-031" calcext:value-type="float">
            <text:p>2.18978637627918E-031</text:p>
          </table:table-cell>
          <table:table-cell table:formula="of:=13.8*1E+015" office:value-type="float" office:value="1.38E+016" calcext:value-type="float">
            <text:p>13800000000000000</text:p>
          </table:table-cell>
          <table:table-cell table:number-columns-repeated="1013"/>
        </table:table-row>
        <table:table-row table:style-name="ro2">
          <table:table-cell table:style-name="ce1" office:value-type="float" office:value="2068970" calcext:value-type="float">
            <text:p>2.07E+06</text:p>
          </table:table-cell>
          <table:table-cell table:style-name="ce1" table:formula="of:=[.A4]*1000000000000*2*PI()" office:value-type="float" office:value="1.29997219049954E+019" calcext:value-type="float">
            <text:p>1.30E+19</text:p>
          </table:table-cell>
          <table:table-cell office:value-type="float" office:value="0.999961" calcext:value-type="float">
            <text:p>0.999961</text:p>
          </table:table-cell>
          <table:table-cell table:style-name="ce1" office:value-type="float" office:value="0.00000402" calcext:value-type="float">
            <text:p>4.02E-06</text:p>
          </table:table-cell>
          <table:table-cell office:value-type="float" office:value="-0.999922" calcext:value-type="float">
            <text:p>-0.999922</text:p>
          </table:table-cell>
          <table:table-cell table:style-name="ce1" office:value-type="float" office:value="0.00000803969" calcext:value-type="float">
            <text:p>8.04E-06</text:p>
          </table:table-cell>
          <table:table-cell table:style-name="ce2" table:formula="of:=1-13.8*13.8*1E+030/([.B4]*[.B4]+1/9.3/9.3*1E+030)" office:value-type="float" office:value="0.999998873087882" calcext:value-type="float">
            <text:p>0.9999988731</text:p>
          </table:table-cell>
          <table:table-cell table:formula="of:=13.8*13.8/9.3*1E+045/[.B4]/([.B4]*[.B4]+1/9.3/9.3*1E+030)" office:value-type="float" office:value="0.00000000000932122601903727" calcext:value-type="float">
            <text:p>9.32122601903727E-012</text:p>
          </table:table-cell>
          <table:table-cell table:style-name="ce2" table:formula="of:=1-13.8*13.8*1E+030/([.B4]*[.B4]+[.D4]*[.D4])" office:value-type="float" office:value="0.999998873087882" calcext:value-type="float">
            <text:p>0.9999988731</text:p>
          </table:table-cell>
          <table:table-cell table:formula="of:=13.8*13.8*1E+030*[.D4]/[.B4]/([.B4]*[.B4]+[.D4]*[.D4])" office:value-type="float" office:value="3.4848335597157E-031" calcext:value-type="float">
            <text:p>3.4848335597157E-031</text:p>
          </table:table-cell>
          <table:table-cell office:value-type="string" calcext:value-type="string">
            <text:p>減衰定数</text:p>
          </table:table-cell>
          <table:table-cell table:number-columns-repeated="1013"/>
        </table:table-row>
        <table:table-row table:style-name="ro2">
          <table:table-cell table:style-name="ce1" office:value-type="float" office:value="2000000" calcext:value-type="float">
            <text:p>2.00E+06</text:p>
          </table:table-cell>
          <table:table-cell table:style-name="ce1" table:formula="of:=[.A5]*1000000000000*2*PI()" office:value-type="float" office:value="1.25663706143592E+019" calcext:value-type="float">
            <text:p>1.26E+19</text:p>
          </table:table-cell>
          <table:table-cell office:value-type="float" office:value="0.999958" calcext:value-type="float">
            <text:p>0.999958</text:p>
          </table:table-cell>
          <table:table-cell table:style-name="ce1" office:value-type="float" office:value="0.00000452" calcext:value-type="float">
            <text:p>4.52E-06</text:p>
          </table:table-cell>
          <table:table-cell office:value-type="float" office:value="-0.999916" calcext:value-type="float">
            <text:p>-0.999916</text:p>
          </table:table-cell>
          <table:table-cell table:style-name="ce1" office:value-type="float" office:value="0.00000903962" calcext:value-type="float">
            <text:p>9.04E-06</text:p>
          </table:table-cell>
          <table:table-cell table:style-name="ce2" table:formula="of:=1-13.8*13.8*1E+030/([.B5]*[.B5]+1/9.3/9.3*1E+030)" office:value-type="float" office:value="0.999998794024612" calcext:value-type="float">
            <text:p>0.999998794</text:p>
          </table:table-cell>
          <table:table-cell table:formula="of:=13.8*13.8/9.3*1E+045/[.B5]/([.B5]*[.B5]+1/9.3/9.3*1E+030)" office:value-type="float" office:value="0.0000000000103191905527701" calcext:value-type="float">
            <text:p>1.03191905527701E-011</text:p>
          </table:table-cell>
          <table:table-cell table:style-name="ce2" table:formula="of:=1-13.8*13.8*1E+030/([.B5]*[.B5]+[.D5]*[.D5])" office:value-type="float" office:value="0.999998794024612" calcext:value-type="float">
            <text:p>0.999998794</text:p>
          </table:table-cell>
          <table:table-cell table:formula="of:=13.8*13.8*1E+030*[.D5]/[.B5]/([.B5]*[.B5]+[.D5]*[.D5])" office:value-type="float" office:value="4.33777494108005E-031" calcext:value-type="float">
            <text:p>4.33777494108005E-031</text:p>
          </table:table-cell>
          <table:table-cell table:formula="of:=1/9.3*1E+015" office:value-type="float" office:value="107526881720430" calcext:value-type="float">
            <text:p>107526881720430</text:p>
          </table:table-cell>
          <table:table-cell table:number-columns-repeated="1013"/>
        </table:table-row>
        <table:table-row table:style-name="ro2">
          <table:table-cell table:style-name="ce1" office:value-type="float" office:value="1714290" calcext:value-type="float">
            <text:p>1.71E+06</text:p>
          </table:table-cell>
          <table:table-cell table:style-name="ce1" table:formula="of:=[.A6]*1000000000000*2*PI()" office:value-type="float" office:value="1.07712017402449E+019" calcext:value-type="float">
            <text:p>1.08E+19</text:p>
          </table:table-cell>
          <table:table-cell office:value-type="float" office:value="0.999942" calcext:value-type="float">
            <text:p>0.999942</text:p>
          </table:table-cell>
          <table:table-cell table:style-name="ce1" office:value-type="float" office:value="0.00000778" calcext:value-type="float">
            <text:p>7.78E-06</text:p>
          </table:table-cell>
          <table:table-cell office:value-type="float" office:value="-0.999884" calcext:value-type="float">
            <text:p>-0.999884</text:p>
          </table:table-cell>
          <table:table-cell table:style-name="ce1" office:value-type="float" office:value="0.0000155591" calcext:value-type="float">
            <text:p>1.56E-05</text:p>
          </table:table-cell>
          <table:table-cell table:style-name="ce2" table:formula="of:=1-13.8*13.8*1E+030/([.B6]*[.B6]+1/9.3/9.3*1E+030)" office:value-type="float" office:value="0.999998358541707" calcext:value-type="float">
            <text:p>0.9999983585</text:p>
          </table:table-cell>
          <table:table-cell table:formula="of:=13.8*13.8/9.3*1E+045/[.B6]/([.B6]*[.B6]+1/9.3/9.3*1E+030)" office:value-type="float" office:value="0.0000000000163863695070445" calcext:value-type="float">
            <text:p>1.63863695070445E-011</text:p>
          </table:table-cell>
          <table:table-cell table:style-name="ce2" table:formula="of:=1-13.8*13.8*1E+030/([.B6]*[.B6]+[.D6]*[.D6])" office:value-type="float" office:value="0.999998358541707" calcext:value-type="float">
            <text:p>0.9999983585</text:p>
          </table:table-cell>
          <table:table-cell table:formula="of:=13.8*13.8*1E+030*[.D6]/[.B6]/([.B6]*[.B6]+[.D6]*[.D6])" office:value-type="float" office:value="1.18561937943085E-030" calcext:value-type="float">
            <text:p>1.18561937943085E-030</text:p>
          </table:table-cell>
          <table:table-cell table:number-columns-repeated="1014"/>
        </table:table-row>
        <table:table-row table:style-name="ro2">
          <table:table-cell table:style-name="ce1" office:value-type="float" office:value="1500000" calcext:value-type="float">
            <text:p>1.50E+06</text:p>
          </table:table-cell>
          <table:table-cell table:style-name="ce1" table:formula="of:=[.A7]*1000000000000*2*PI()" office:value-type="float" office:value="9.42477796076938E+018" calcext:value-type="float">
            <text:p>9.42E+18</text:p>
          </table:table-cell>
          <table:table-cell office:value-type="float" office:value="0.999923" calcext:value-type="float">
            <text:p>0.999923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-0.999846" calcext:value-type="float">
            <text:p>-0.999846</text:p>
          </table:table-cell>
          <table:table-cell table:style-name="ce1" office:value-type="float" office:value="0.0000249981" calcext:value-type="float">
            <text:p>2.50E-05</text:p>
          </table:table-cell>
          <table:table-cell table:style-name="ce2" table:formula="of:=1-13.8*13.8*1E+030/([.B7]*[.B7]+1/9.3/9.3*1E+030)" office:value-type="float" office:value="0.999997856043754" calcext:value-type="float">
            <text:p>0.999997856</text:p>
          </table:table-cell>
          <table:table-cell table:formula="of:=13.8*13.8/9.3*1E+045/[.B7]/([.B7]*[.B7]+1/9.3/9.3*1E+030)" office:value-type="float" office:value="0.0000000000244603035310993" calcext:value-type="float">
            <text:p>2.44603035310993E-011</text:p>
          </table:table-cell>
          <table:table-cell table:style-name="ce2" table:formula="of:=1-13.8*13.8*1E+030/([.B7]*[.B7]+[.D7]*[.D7])" office:value-type="float" office:value="0.999997856043754" calcext:value-type="float">
            <text:p>0.999997856</text:p>
          </table:table-cell>
          <table:table-cell table:formula="of:=13.8*13.8*1E+030*[.D7]/[.B7]/([.B7]*[.B7]+[.D7]*[.D7])" office:value-type="float" office:value="2.84351028586042E-030" calcext:value-type="float">
            <text:p>2.84351028586042E-030</text:p>
          </table:table-cell>
          <table:table-cell table:number-columns-repeated="1014"/>
        </table:table-row>
        <table:table-row table:style-name="ro2">
          <table:table-cell table:style-name="ce1" office:value-type="float" office:value="1200000" calcext:value-type="float">
            <text:p>1.20E+06</text:p>
          </table:table-cell>
          <table:table-cell table:style-name="ce1" table:formula="of:=[.A8]*1000000000000*2*PI()" office:value-type="float" office:value="7.5398223686155E+018" calcext:value-type="float">
            <text:p>7.54E+18</text:p>
          </table:table-cell>
          <table:table-cell office:value-type="float" office:value="0.999879" calcext:value-type="float">
            <text:p>0.999879</text:p>
          </table:table-cell>
          <table:table-cell table:style-name="ce1" office:value-type="float" office:value="0.0000275" calcext:value-type="float">
            <text:p>2.75E-05</text:p>
          </table:table-cell>
          <table:table-cell office:value-type="float" office:value="-0.999758" calcext:value-type="float">
            <text:p>-0.999758</text:p>
          </table:table-cell>
          <table:table-cell table:style-name="ce1" office:value-type="float" office:value="0.0000549933" calcext:value-type="float">
            <text:p>5.50E-05</text:p>
          </table:table-cell>
          <table:table-cell table:style-name="ce2" table:formula="of:=1-13.8*13.8*1E+030/([.B8]*[.B8]+1/9.3/9.3*1E+030)" office:value-type="float" office:value="0.999996650068366" calcext:value-type="float">
            <text:p>0.9999966501</text:p>
          </table:table-cell>
          <table:table-cell table:formula="of:=13.8*13.8/9.3*1E+045/[.B8]/([.B8]*[.B8]+1/9.3/9.3*1E+030)" office:value-type="float" office:value="0.0000000000477740303306806" calcext:value-type="float">
            <text:p>4.77740303306806E-011</text:p>
          </table:table-cell>
          <table:table-cell table:style-name="ce2" table:formula="of:=1-13.8*13.8*1E+030/([.B8]*[.B8]+[.D8]*[.D8])" office:value-type="float" office:value="0.999996650068366" calcext:value-type="float">
            <text:p>0.9999966501</text:p>
          </table:table-cell>
          <table:table-cell table:formula="of:=13.8*13.8*1E+030*[.D8]/[.B8]/([.B8]*[.B8]+[.D8]*[.D8])" office:value-type="float" office:value="1.22182082595565E-029" calcext:value-type="float">
            <text:p>1.22182082595565E-029</text:p>
          </table:table-cell>
          <table:table-cell table:number-columns-repeated="1014"/>
        </table:table-row>
        <table:table-row table:style-name="ro2">
          <table:table-cell table:style-name="ce1" office:value-type="float" office:value="1000000" calcext:value-type="float">
            <text:p>1.00E+06</text:p>
          </table:table-cell>
          <table:table-cell table:style-name="ce1" table:formula="of:=[.A9]*1000000000000*2*PI()" office:value-type="float" office:value="6.28318530717959E+018" calcext:value-type="float">
            <text:p>6.28E+18</text:p>
          </table:table-cell>
          <table:table-cell office:value-type="float" office:value="0.999831" calcext:value-type="float">
            <text:p>0.999831</text:p>
          </table:table-cell>
          <table:table-cell table:style-name="ce1" office:value-type="float" office:value="0.0000525" calcext:value-type="float">
            <text:p>5.25E-05</text:p>
          </table:table-cell>
          <table:table-cell office:value-type="float" office:value="-0.999662" calcext:value-type="float">
            <text:p>-0.999662</text:p>
          </table:table-cell>
          <table:table-cell office:value-type="float" office:value="0.000104982" calcext:value-type="float">
            <text:p>0.000104982</text:p>
          </table:table-cell>
          <table:table-cell table:style-name="ce2" table:formula="of:=1-13.8*13.8*1E+030/([.B9]*[.B9]+1/9.3/9.3*1E+030)" office:value-type="float" office:value="0.999995176098448" calcext:value-type="float">
            <text:p>0.9999951761</text:p>
          </table:table-cell>
          <table:table-cell table:formula="of:=13.8*13.8/9.3*1E+045/[.B9]/([.B9]*[.B9]+1/9.3/9.3*1E+030)" office:value-type="float" office:value="0.0000000000825535244040283" calcext:value-type="float">
            <text:p>8.25535244040283E-011</text:p>
          </table:table-cell>
          <table:table-cell table:style-name="ce2" table:formula="of:=1-13.8*13.8*1E+030/([.B9]*[.B9]+[.D9]*[.D9])" office:value-type="float" office:value="0.999995176098447" calcext:value-type="float">
            <text:p>0.9999951761</text:p>
          </table:table-cell>
          <table:table-cell table:formula="of:=13.8*13.8*1E+030*[.D9]/[.B9]/([.B9]*[.B9]+[.D9]*[.D9])" office:value-type="float" office:value="4.03067583020714E-029" calcext:value-type="float">
            <text:p>4.03067583020714E-029</text:p>
          </table:table-cell>
          <table:table-cell table:number-columns-repeated="1014"/>
        </table:table-row>
        <table:table-row table:style-name="ro2">
          <table:table-cell office:value-type="float" office:value="857143" calcext:value-type="float">
            <text:p>857143</text:p>
          </table:table-cell>
          <table:table-cell table:style-name="ce1" table:formula="of:=[.A10]*1000000000000*2*PI()" office:value-type="float" office:value="5.38558830375183E+018" calcext:value-type="float">
            <text:p>5.39E+18</text:p>
          </table:table-cell>
          <table:table-cell office:value-type="float" office:value="0.999794" calcext:value-type="float">
            <text:p>0.999794</text:p>
          </table:table-cell>
          <table:table-cell table:style-name="ce1" office:value-type="float" office:value="0.0000907" calcext:value-type="float">
            <text:p>9.07E-05</text:p>
          </table:table-cell>
          <table:table-cell office:value-type="float" office:value="-0.999588" calcext:value-type="float">
            <text:p>-0.999588</text:p>
          </table:table-cell>
          <table:table-cell office:value-type="float" office:value="0.000181363" calcext:value-type="float">
            <text:p>0.000181363</text:p>
          </table:table-cell>
          <table:table-cell table:style-name="ce2" table:formula="of:=1-13.8*13.8*1E+030/([.B10]*[.B10]+1/9.3/9.3*1E+030)" office:value-type="float" office:value="0.999993434136188" calcext:value-type="float">
            <text:p>0.9999934341</text:p>
          </table:table-cell>
          <table:table-cell table:formula="of:=13.8*13.8/9.3*1E+045/[.B10]/([.B10]*[.B10]+1/9.3/9.3*1E+030)" office:value-type="float" office:value="0.000000000131091873655845" calcext:value-type="float">
            <text:p>1.31091873655845E-010</text:p>
          </table:table-cell>
          <table:table-cell table:style-name="ce2" table:formula="of:=1-13.8*13.8*1E+030/([.B10]*[.B10]+[.D10]*[.D10])" office:value-type="float" office:value="0.999993434136186" calcext:value-type="float">
            <text:p>0.9999934341</text:p>
          </table:table-cell>
          <table:table-cell table:formula="of:=13.8*13.8*1E+030*[.D10]/[.B10]/([.B10]*[.B10]+[.D10]*[.D10])" office:value-type="float" office:value="1.10577306391521E-028" calcext:value-type="float">
            <text:p>1.10577306391521E-028</text:p>
          </table:table-cell>
          <table:table-cell table:number-columns-repeated="1014"/>
        </table:table-row>
        <table:table-row table:style-name="ro2">
          <table:table-cell office:value-type="float" office:value="750000" calcext:value-type="float">
            <text:p>750000</text:p>
          </table:table-cell>
          <table:table-cell table:style-name="ce1" table:formula="of:=[.A11]*1000000000000*2*PI()" office:value-type="float" office:value="4.71238898038469E+018" calcext:value-type="float">
            <text:p>4.71E+18</text:p>
          </table:table-cell>
          <table:table-cell office:value-type="float" office:value="0.999769" calcext:value-type="float">
            <text:p>0.99976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999538" calcext:value-type="float">
            <text:p>-0.999538</text:p>
          </table:table-cell>
          <table:table-cell office:value-type="float" office:value="0.000239945" calcext:value-type="float">
            <text:p>0.000239945</text:p>
          </table:table-cell>
          <table:table-cell table:style-name="ce2" table:formula="of:=1-13.8*13.8*1E+030/([.B11]*[.B11]+1/9.3/9.3*1E+030)" office:value-type="float" office:value="0.999991424175021" calcext:value-type="float">
            <text:p>0.9999914242</text:p>
          </table:table-cell>
          <table:table-cell table:formula="of:=13.8*13.8/9.3*1E+045/[.B11]/([.B11]*[.B11]+1/9.3/9.3*1E+030)" office:value-type="float" office:value="0.000000000195682428172382" calcext:value-type="float">
            <text:p>1.95682428172382E-010</text:p>
          </table:table-cell>
          <table:table-cell table:style-name="ce2" table:formula="of:=1-13.8*13.8*1E+030/([.B11]*[.B11]+[.D11]*[.D11])" office:value-type="float" office:value="0.999991424175017" calcext:value-type="float">
            <text:p>0.9999914242</text:p>
          </table:table-cell>
          <table:table-cell table:formula="of:=13.8*13.8*1E+030*[.D11]/[.B11]/([.B11]*[.B11]+[.D11]*[.D11])" office:value-type="float" office:value="2.1838158995408E-028" calcext:value-type="float">
            <text:p>2.1838158995408E-028</text:p>
          </table:table-cell>
          <table:table-cell table:number-columns-repeated="1014"/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style-name="ce1" table:formula="of:=[.A12]*1000000000000*2*PI()" office:value-type="float" office:value="3.76991118430775E+018" calcext:value-type="float">
            <text:p>3.77E+18</text:p>
          </table:table-cell>
          <table:table-cell office:value-type="float" office:value="0.999706" calcext:value-type="float">
            <text:p>0.999706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-0.999412" calcext:value-type="float">
            <text:p>-0.999412</text:p>
          </table:table-cell>
          <table:table-cell office:value-type="float" office:value="0.000471861" calcext:value-type="float">
            <text:p>0.000471861</text:p>
          </table:table-cell>
          <table:table-cell table:style-name="ce2" table:formula="of:=1-13.8*13.8*1E+030/([.B12]*[.B12]+1/9.3/9.3*1E+030)" office:value-type="float" office:value="0.999986600273474" calcext:value-type="float">
            <text:p>0.9999866003</text:p>
          </table:table-cell>
          <table:table-cell table:formula="of:=13.8*13.8/9.3*1E+045/[.B12]/([.B12]*[.B12]+1/9.3/9.3*1E+030)" office:value-type="float" office:value="0.000000000382192242412252" calcext:value-type="float">
            <text:p>3.82192242412252E-010</text:p>
          </table:table-cell>
          <table:table-cell table:style-name="ce2" table:formula="of:=1-13.8*13.8*1E+030/([.B12]*[.B12]+[.D12]*[.D12])" office:value-type="float" office:value="0.999986600273463" calcext:value-type="float">
            <text:p>0.9999866003</text:p>
          </table:table-cell>
          <table:table-cell table:formula="of:=13.8*13.8*1E+030*[.D12]/[.B12]/([.B12]*[.B12]+[.D12]*[.D12])" office:value-type="float" office:value="8.38835534328826E-028" calcext:value-type="float">
            <text:p>8.38835534328826E-028</text:p>
          </table:table-cell>
          <table:table-cell table:number-columns-repeated="1014"/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style-name="ce1" table:formula="of:=[.A13]*1000000000000*2*PI()" office:value-type="float" office:value="3.14159265358979E+018" calcext:value-type="float">
            <text:p>3.14E+18</text:p>
          </table:table-cell>
          <table:table-cell office:value-type="float" office:value="0.999637" calcext:value-type="float">
            <text:p>0.999637</text:p>
          </table:table-cell>
          <table:table-cell table:style-name="ce1" office:value-type="float" office:value="0.0000988" calcext:value-type="float">
            <text:p>9.88E-05</text:p>
          </table:table-cell>
          <table:table-cell office:value-type="float" office:value="-0.999274" calcext:value-type="float">
            <text:p>-0.999274</text:p>
          </table:table-cell>
          <table:table-cell office:value-type="float" office:value="0.000197528" calcext:value-type="float">
            <text:p>0.000197528</text:p>
          </table:table-cell>
          <table:table-cell table:style-name="ce2" table:formula="of:=1-13.8*13.8*1E+030/([.B13]*[.B13]+1/9.3/9.3*1E+030)" office:value-type="float" office:value="0.99998070439381" calcext:value-type="float">
            <text:p>0.9999807044</text:p>
          </table:table-cell>
          <table:table-cell table:formula="of:=13.8*13.8/9.3*1E+045/[.B13]/([.B13]*[.B13]+1/9.3/9.3*1E+030)" office:value-type="float" office:value="0.000000000660428194651971" calcext:value-type="float">
            <text:p>6.60428194651971E-010</text:p>
          </table:table-cell>
          <table:table-cell table:style-name="ce2" table:formula="of:=1-13.8*13.8*1E+030/([.B13]*[.B13]+[.D13]*[.D13])" office:value-type="float" office:value="0.999980704393787" calcext:value-type="float">
            <text:p>0.9999807044</text:p>
          </table:table-cell>
          <table:table-cell table:formula="of:=13.8*13.8*1E+030*[.D13]/[.B13]/([.B13]*[.B13]+[.D13]*[.D13])" office:value-type="float" office:value="6.06827843084903E-028" calcext:value-type="float">
            <text:p>6.06827843084903E-028</text:p>
          </table:table-cell>
          <table:table-cell table:number-columns-repeated="1014"/>
        </table:table-row>
        <table:table-row table:style-name="ro2">
          <table:table-cell office:value-type="float" office:value="428571" calcext:value-type="float">
            <text:p>428571</text:p>
          </table:table-cell>
          <table:table-cell table:style-name="ce1" table:formula="of:=[.A14]*1000000000000*2*PI()" office:value-type="float" office:value="2.69279101028326E+018" calcext:value-type="float">
            <text:p>2.69E+18</text:p>
          </table:table-cell>
          <table:table-cell office:value-type="float" office:value="0.999395" calcext:value-type="float">
            <text:p>0.99939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-0.99879" calcext:value-type="float">
            <text:p>-0.99879</text:p>
          </table:table-cell>
          <table:table-cell office:value-type="float" office:value="0.000335797" calcext:value-type="float">
            <text:p>0.000335797</text:p>
          </table:table-cell>
          <table:table-cell table:style-name="ce2" table:formula="of:=1-13.8*13.8*1E+030/([.B14]*[.B14]+1/9.3/9.3*1E+030)" office:value-type="float" office:value="0.999973736483503" calcext:value-type="float">
            <text:p>0.9999737365</text:p>
          </table:table-cell>
          <table:table-cell table:formula="of:=13.8*13.8/9.3*1E+045/[.B14]/([.B14]*[.B14]+1/9.3/9.3*1E+030)" office:value-type="float" office:value="0.000000001048738658573" calcext:value-type="float">
            <text:p>0.000000001</text:p>
          </table:table-cell>
          <table:table-cell table:style-name="ce2" table:formula="of:=1-13.8*13.8*1E+030/([.B14]*[.B14]+[.D14]*[.D14])" office:value-type="float" office:value="0.999973736483461" calcext:value-type="float">
            <text:p>0.9999737365</text:p>
          </table:table-cell>
          <table:table-cell table:formula="of:=13.8*13.8*1E+030*[.D14]/[.B14]/([.B14]*[.B14]+[.D14]*[.D14])" office:value-type="float" office:value="1.63854928276715E-027" calcext:value-type="float">
            <text:p>1.63854928276715E-027</text:p>
          </table:table-cell>
          <table:table-cell table:number-columns-repeated="1014"/>
        </table:table-row>
        <table:table-row table:style-name="ro2">
          <table:table-cell office:value-type="float" office:value="375000" calcext:value-type="float">
            <text:p>375000</text:p>
          </table:table-cell>
          <table:table-cell table:style-name="ce1" table:formula="of:=[.A15]*1000000000000*2*PI()" office:value-type="float" office:value="2.35619449019235E+018" calcext:value-type="float">
            <text:p>2.36E+18</text:p>
          </table:table-cell>
          <table:table-cell office:value-type="float" office:value="0.999156" calcext:value-type="float">
            <text:p>0.999156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-0.998313" calcext:value-type="float">
            <text:p>-0.998313</text:p>
          </table:table-cell>
          <table:table-cell office:value-type="float" office:value="0.000533549" calcext:value-type="float">
            <text:p>0.000533549</text:p>
          </table:table-cell>
          <table:table-cell table:style-name="ce2" table:formula="of:=1-13.8*13.8*1E+030/([.B15]*[.B15]+1/9.3/9.3*1E+030)" office:value-type="float" office:value="0.999965696700138" calcext:value-type="float">
            <text:p>0.9999656967</text:p>
          </table:table-cell>
          <table:table-cell table:formula="of:=13.8*13.8/9.3*1E+045/[.B15]/([.B15]*[.B15]+1/9.3/9.3*1E+030)" office:value-type="float" office:value="0.00000000156545942293384" calcext:value-type="float">
            <text:p>1.56545942293384E-009</text:p>
          </table:table-cell>
          <table:table-cell table:style-name="ce2" table:formula="of:=1-13.8*13.8*1E+030/([.B15]*[.B15]+[.D15]*[.D15])" office:value-type="float" office:value="0.999965696700066" calcext:value-type="float">
            <text:p>0.9999656967</text:p>
          </table:table-cell>
          <table:table-cell table:formula="of:=13.8*13.8*1E+030*[.D15]/[.B15]/([.B15]*[.B15]+[.D15]*[.D15])" office:value-type="float" office:value="3.88719230118261E-027" calcext:value-type="float">
            <text:p>3.88719230118261E-027</text:p>
          </table:table-cell>
          <table:table-cell table:number-columns-repeated="1014"/>
        </table:table-row>
        <table:table-row table:style-name="ro2">
          <table:table-cell office:value-type="float" office:value="359712" calcext:value-type="float">
            <text:p>359712</text:p>
          </table:table-cell>
          <table:table-cell table:style-name="ce1" table:formula="of:=[.A16]*1000000000000*2*PI()" office:value-type="float" office:value="2.26013715321618E+018" calcext:value-type="float">
            <text:p>2.26E+18</text:p>
          </table:table-cell>
          <table:table-cell office:value-type="float" office:value="0.999085" calcext:value-type="float">
            <text:p>0.99908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-0.998171" calcext:value-type="float">
            <text:p>-0.998171</text:p>
          </table:table-cell>
          <table:table-cell office:value-type="float" office:value="0.000619433" calcext:value-type="float">
            <text:p>0.000619433</text:p>
          </table:table-cell>
          <table:table-cell table:style-name="ce2" table:formula="of:=1-13.8*13.8*1E+030/([.B16]*[.B16]+1/9.3/9.3*1E+030)" office:value-type="float" office:value="0.999962718911601" calcext:value-type="float">
            <text:p>0.9999627189</text:p>
          </table:table-cell>
          <table:table-cell table:formula="of:=13.8*13.8/9.3*1E+045/[.B16]/([.B16]*[.B16]+1/9.3/9.3*1E+030)" office:value-type="float" office:value="0.000000001773661911185" calcext:value-type="float">
            <text:p>1.773661911185E-009</text:p>
          </table:table-cell>
          <table:table-cell table:style-name="ce2" table:formula="of:=1-13.8*13.8*1E+030/([.B16]*[.B16]+[.D16]*[.D16])" office:value-type="float" office:value="0.999962718911516" calcext:value-type="float">
            <text:p>0.9999627189</text:p>
          </table:table-cell>
          <table:table-cell table:formula="of:=13.8*13.8*1E+030*[.D16]/[.B16]/([.B16]*[.B16]+[.D16]*[.D16])" office:value-type="float" office:value="5.11346730152026E-027" calcext:value-type="float">
            <text:p>5.11346730152026E-027</text:p>
          </table:table-cell>
          <table:table-cell table:number-columns-repeated="1014"/>
        </table:table-row>
        <table:table-row table:style-name="ro2">
          <table:table-cell office:value-type="float" office:value="303337" calcext:value-type="float">
            <text:p>303337</text:p>
          </table:table-cell>
          <table:table-cell table:style-name="ce1" table:formula="of:=[.A17]*1000000000000*2*PI()" office:value-type="float" office:value="1.90592258152393E+018" calcext:value-type="float">
            <text:p>1.91E+18</text:p>
          </table:table-cell>
          <table:table-cell office:value-type="float" office:value="0.99885" calcext:value-type="float">
            <text:p>0.99885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-0.997702" calcext:value-type="float">
            <text:p>-0.997702</text:p>
          </table:table-cell>
          <table:table-cell office:value-type="float" office:value="0.000878988" calcext:value-type="float">
            <text:p>0.000878988</text:p>
          </table:table-cell>
          <table:table-cell table:style-name="ce2" table:formula="of:=1-13.8*13.8*1E+030/([.B17]*[.B17]+1/9.3/9.3*1E+030)" office:value-type="float" office:value="0.999947573886893" calcext:value-type="float">
            <text:p>0.9999475739</text:p>
          </table:table-cell>
          <table:table-cell table:formula="of:=13.8*13.8/9.3*1E+045/[.B17]/([.B17]*[.B17]+1/9.3/9.3*1E+030)" office:value-type="float" office:value="0.00000000295773633080624" calcext:value-type="float">
            <text:p>0.000000003</text:p>
          </table:table-cell>
          <table:table-cell table:style-name="ce2" table:formula="of:=1-13.8*13.8*1E+030/([.B17]*[.B17]+[.D17]*[.D17])" office:value-type="float" office:value="0.999947573886726" calcext:value-type="float">
            <text:p>0.9999475739</text:p>
          </table:table-cell>
          <table:table-cell table:formula="of:=13.8*13.8*1E+030*[.D17]/[.B17]/([.B17]*[.B17]+[.D17]*[.D17])" office:value-type="float" office:value="1.2103057104182E-026" calcext:value-type="float">
            <text:p>1.2103057104182E-026</text:p>
          </table:table-cell>
          <table:table-cell table:number-columns-repeated="1014"/>
        </table:table-row>
        <table:table-row table:style-name="ro2">
          <table:table-cell office:value-type="float" office:value="287356" calcext:value-type="float">
            <text:p>287356</text:p>
          </table:table-cell>
          <table:table-cell table:style-name="ce1" table:formula="of:=[.A18]*1000000000000*2*PI()" office:value-type="float" office:value="1.8055109971299E+018" calcext:value-type="float">
            <text:p>1.81E+18</text:p>
          </table:table-cell>
          <table:table-cell office:value-type="float" office:value="0.99871" calcext:value-type="float">
            <text:p>0.99871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-0.997422" calcext:value-type="float">
            <text:p>-0.997422</text:p>
          </table:table-cell>
          <table:table-cell office:value-type="float" office:value="0.00106462" calcext:value-type="float">
            <text:p>0.00106462</text:p>
          </table:table-cell>
          <table:table-cell table:style-name="ce2" table:formula="of:=1-13.8*13.8*1E+030/([.B18]*[.B18]+1/9.3/9.3*1E+030)" office:value-type="float" office:value="0.999941580491977" calcext:value-type="float">
            <text:p>0.9999415805</text:p>
          </table:table-cell>
          <table:table-cell table:formula="of:=13.8*13.8/9.3*1E+045/[.B18]/([.B18]*[.B18]+1/9.3/9.3*1E+030)" office:value-type="float" office:value="0.00000000347916326141467" calcext:value-type="float">
            <text:p>3.47916326141467E-009</text:p>
          </table:table-cell>
          <table:table-cell table:style-name="ce2" table:formula="of:=1-13.8*13.8*1E+030/([.B18]*[.B18]+[.D18]*[.D18])" office:value-type="float" office:value="0.99994158049177" calcext:value-type="float">
            <text:p>0.9999415805</text:p>
          </table:table-cell>
          <table:table-cell table:formula="of:=13.8*13.8*1E+030*[.D18]/[.B18]/([.B18]*[.B18]+[.D18]*[.D18])" office:value-type="float" office:value="1.72458644316736E-026" calcext:value-type="float">
            <text:p>1.72458644316736E-026</text:p>
          </table:table-cell>
          <table:table-cell table:number-columns-repeated="1014"/>
        </table:table-row>
        <table:table-row table:style-name="ro2">
          <table:table-cell office:value-type="float" office:value="244898" calcext:value-type="float">
            <text:p>244898</text:p>
          </table:table-cell>
          <table:table-cell table:style-name="ce1" table:formula="of:=[.A19]*1000000000000*2*PI()" office:value-type="float" office:value="1.53873951535767E+018" calcext:value-type="float">
            <text:p>1.54E+18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-0.996404" calcext:value-type="float">
            <text:p>-0.996404</text:p>
          </table:table-cell>
          <table:table-cell office:value-type="float" office:value="0.00187662" calcext:value-type="float">
            <text:p>0.00187662</text:p>
          </table:table-cell>
          <table:table-cell table:style-name="ce2" table:formula="of:=1-13.8*13.8*1E+030/([.B19]*[.B19]+1/9.3/9.3*1E+030)" office:value-type="float" office:value="0.999919568168667" calcext:value-type="float">
            <text:p>0.9999195682</text:p>
          </table:table-cell>
          <table:table-cell table:formula="of:=13.8*13.8/9.3*1E+045/[.B19]/([.B19]*[.B19]+1/9.3/9.3*1E+030)" office:value-type="float" office:value="0.0000000056205640577885" calcext:value-type="float">
            <text:p>5.6205640577885E-009</text:p>
          </table:table-cell>
          <table:table-cell table:style-name="ce2" table:formula="of:=1-13.8*13.8*1E+030/([.B19]*[.B19]+[.D19]*[.D19])" office:value-type="float" office:value="0.999919568168274" calcext:value-type="float">
            <text:p>0.9999195682</text:p>
          </table:table-cell>
          <table:table-cell table:formula="of:=13.8*13.8*1E+030*[.D19]/[.B19]/([.B19]*[.B19]+[.D19]*[.D19])" office:value-type="float" office:value="4.91349712331227E-026" calcext:value-type="float">
            <text:p>4.91349712331227E-026</text:p>
          </table:table-cell>
          <table:table-cell table:number-columns-repeated="1014"/>
        </table:table-row>
        <table:table-row table:style-name="ro2">
          <table:table-cell office:value-type="float" office:value="224888" calcext:value-type="float">
            <text:p>224888</text:p>
          </table:table-cell>
          <table:table-cell table:style-name="ce1" table:formula="of:=[.A20]*1000000000000*2*PI()" office:value-type="float" office:value="1.413012977361E+018" calcext:value-type="float">
            <text:p>1.41E+18</text:p>
          </table:table-cell>
          <table:table-cell office:value-type="float" office:value="0.99788" calcext:value-type="float">
            <text:p>0.99788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-0.995766" calcext:value-type="float">
            <text:p>-0.995766</text:p>
          </table:table-cell>
          <table:table-cell office:value-type="float" office:value="0.00245478" calcext:value-type="float">
            <text:p>0.00245478</text:p>
          </table:table-cell>
          <table:table-cell table:style-name="ce2" table:formula="of:=1-13.8*13.8*1E+030/([.B20]*[.B20]+1/9.3/9.3*1E+030)" office:value-type="float" office:value="0.999904618121966" calcext:value-type="float">
            <text:p>0.9999046181</text:p>
          </table:table-cell>
          <table:table-cell table:formula="of:=13.8*13.8/9.3*1E+045/[.B20]/([.B20]*[.B20]+1/9.3/9.3*1E+030)" office:value-type="float" office:value="0.00000000725833101459904" calcext:value-type="float">
            <text:p>7.25833101459904E-009</text:p>
          </table:table-cell>
          <table:table-cell table:style-name="ce2" table:formula="of:=1-13.8*13.8*1E+030/([.B20]*[.B20]+[.D20]*[.D20])" office:value-type="float" office:value="0.999904618121414" calcext:value-type="float">
            <text:p>0.9999046181</text:p>
          </table:table-cell>
          <table:table-cell table:formula="of:=13.8*13.8*1E+030*[.D20]/[.B20]/([.B20]*[.B20]+[.D20]*[.D20])" office:value-type="float" office:value="8.30280489568008E-026" calcext:value-type="float">
            <text:p>8.30280489568008E-026</text:p>
          </table:table-cell>
          <table:table-cell table:number-columns-repeated="1014"/>
        </table:table-row>
        <table:table-row table:style-name="ro2">
          <table:table-cell office:value-type="float" office:value="206044" calcext:value-type="float">
            <text:p>206044</text:p>
          </table:table-cell>
          <table:table-cell table:style-name="ce1" table:formula="of:=[.A21]*1000000000000*2*PI()" office:value-type="float" office:value="1.29461263343251E+018" calcext:value-type="float">
            <text:p>1.29E+18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-0.995188" calcext:value-type="float">
            <text:p>-0.995188</text:p>
          </table:table-cell>
          <table:table-cell office:value-type="float" office:value="0.00313243" calcext:value-type="float">
            <text:p>0.00313243</text:p>
          </table:table-cell>
          <table:table-cell table:style-name="ce2" table:formula="of:=1-13.8*13.8*1E+030/([.B21]*[.B21]+1/9.3/9.3*1E+030)" office:value-type="float" office:value="0.999886373798563" calcext:value-type="float">
            <text:p>0.9998863738</text:p>
          </table:table-cell>
          <table:table-cell table:formula="of:=13.8*13.8/9.3*1E+045/[.B21]/([.B21]*[.B21]+1/9.3/9.3*1E+030)" office:value-type="float" office:value="0.00000000943747249696418" calcext:value-type="float">
            <text:p>9.43747249696418E-009</text:p>
          </table:table-cell>
          <table:table-cell table:style-name="ce2" table:formula="of:=1-13.8*13.8*1E+030/([.B21]*[.B21]+[.D21]*[.D21])" office:value-type="float" office:value="0.999886373797779" calcext:value-type="float">
            <text:p>0.9998863738</text:p>
          </table:table-cell>
          <table:table-cell table:formula="of:=13.8*13.8*1E+030*[.D21]/[.B21]/([.B21]*[.B21]+[.D21]*[.D21])" office:value-type="float" office:value="1.37796536878763E-025" calcext:value-type="float">
            <text:p>1.37796536878763E-025</text:p>
          </table:table-cell>
          <table:table-cell table:number-columns-repeated="1014"/>
        </table:table-row>
        <table:table-row table:style-name="ro2">
          <table:table-cell office:value-type="float" office:value="187852" calcext:value-type="float">
            <text:p>187852</text:p>
          </table:table-cell>
          <table:table-cell table:style-name="ce1" table:formula="of:=[.A22]*1000000000000*2*PI()" office:value-type="float" office:value="1.1803089263243E+018" calcext:value-type="float">
            <text:p>1.18E+18</text:p>
          </table:table-cell>
          <table:table-cell office:value-type="float" office:value="0.99734" calcext:value-type="float">
            <text:p>0.99734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-0.994691" calcext:value-type="float">
            <text:p>-0.994691</text:p>
          </table:table-cell>
          <table:table-cell office:value-type="float" office:value="0.0037101" calcext:value-type="float">
            <text:p>0.0037101</text:p>
          </table:table-cell>
          <table:table-cell table:style-name="ce2" table:formula="of:=1-13.8*13.8*1E+030/([.B22]*[.B22]+1/9.3/9.3*1E+030)" office:value-type="float" office:value="0.999863300544074" calcext:value-type="float">
            <text:p>0.9998633005</text:p>
          </table:table-cell>
          <table:table-cell table:formula="of:=13.8*13.8/9.3*1E+045/[.B22]/([.B22]*[.B22]+1/9.3/9.3*1E+030)" office:value-type="float" office:value="0.000000012453405969178" calcext:value-type="float">
            <text:p>1.2453405969178E-008</text:p>
          </table:table-cell>
          <table:table-cell table:style-name="ce2" table:formula="of:=1-13.8*13.8*1E+030/([.B22]*[.B22]+[.D22]*[.D22])" office:value-type="float" office:value="0.99986330054294" calcext:value-type="float">
            <text:p>0.9998633005</text:p>
          </table:table-cell>
          <table:table-cell table:formula="of:=13.8*13.8*1E+030*[.D22]/[.B22]/([.B22]*[.B22]+[.D22]*[.D22])" office:value-type="float" office:value="2.15419018242673E-025" calcext:value-type="float">
            <text:p>2.15419018242673E-025</text:p>
          </table:table-cell>
          <table:table-cell table:number-columns-repeated="1014"/>
        </table:table-row>
        <table:table-row table:style-name="ro2">
          <table:table-cell office:value-type="float" office:value="170551" calcext:value-type="float">
            <text:p>170551</text:p>
          </table:table-cell>
          <table:table-cell table:style-name="ce1" table:formula="of:=[.A23]*1000000000000*2*PI()" office:value-type="float" office:value="1.07160353732479E+018" calcext:value-type="float">
            <text:p>1.07E+18</text:p>
          </table:table-cell>
          <table:table-cell office:value-type="float" office:value="0.99708" calcext:value-type="float">
            <text:p>0.99708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-0.994174" calcext:value-type="float">
            <text:p>-0.994174</text:p>
          </table:table-cell>
          <table:table-cell office:value-type="float" office:value="0.00466633" calcext:value-type="float">
            <text:p>0.00466633</text:p>
          </table:table-cell>
          <table:table-cell table:style-name="ce2" table:formula="of:=1-13.8*13.8*1E+030/([.B23]*[.B23]+1/9.3/9.3*1E+030)" office:value-type="float" office:value="0.99983415977001" calcext:value-type="float">
            <text:p>0.9998341598</text:p>
          </table:table-cell>
          <table:table-cell table:formula="of:=13.8*13.8/9.3*1E+045/[.B23]/([.B23]*[.B23]+1/9.3/9.3*1E+030)" office:value-type="float" office:value="0.0000000166407464826834" calcext:value-type="float">
            <text:p>1.66407464826834E-008</text:p>
          </table:table-cell>
          <table:table-cell table:style-name="ce2" table:formula="of:=1-13.8*13.8*1E+030/([.B23]*[.B23]+[.D23]*[.D23])" office:value-type="float" office:value="0.999834159768341" calcext:value-type="float">
            <text:p>0.9998341598</text:p>
          </table:table-cell>
          <table:table-cell table:formula="of:=13.8*13.8*1E+030*[.D23]/[.B23]/([.B23]*[.B23]+[.D23]*[.D23])" office:value-type="float" office:value="3.6213592860233E-025" calcext:value-type="float">
            <text:p>3.6213592860233E-025</text:p>
          </table:table-cell>
          <table:table-cell table:number-columns-repeated="1014"/>
        </table:table-row>
        <table:table-row table:style-name="ro2">
          <table:table-cell office:value-type="float" office:value="154242" calcext:value-type="float">
            <text:p>154242</text:p>
          </table:table-cell>
          <table:table-cell table:style-name="ce1" table:formula="of:=[.A24]*1000000000000*2*PI()" office:value-type="float" office:value="9.69131068149994E+017" calcext:value-type="float">
            <text:p>9.69E+17</text:p>
          </table:table-cell>
          <table:table-cell office:value-type="float" office:value="0.99665" calcext:value-type="float">
            <text:p>0.996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-0.993318" calcext:value-type="float">
            <text:p>-0.993318</text:p>
          </table:table-cell>
          <table:table-cell office:value-type="float" office:value="0.00534204" calcext:value-type="float">
            <text:p>0.00534204</text:p>
          </table:table-cell>
          <table:table-cell table:style-name="ce2" table:formula="of:=1-13.8*13.8*1E+030/([.B24]*[.B24]+1/9.3/9.3*1E+030)" office:value-type="float" office:value="0.999797234933291" calcext:value-type="float">
            <text:p>0.9997972349</text:p>
          </table:table-cell>
          <table:table-cell table:formula="of:=13.8*13.8/9.3*1E+045/[.B24]/([.B24]*[.B24]+1/9.3/9.3*1E+030)" office:value-type="float" office:value="0.0000000224971586007728" calcext:value-type="float">
            <text:p>2.24971586007728E-008</text:p>
          </table:table-cell>
          <table:table-cell table:style-name="ce2" table:formula="of:=1-13.8*13.8*1E+030/([.B24]*[.B24]+[.D24]*[.D24])" office:value-type="float" office:value="0.999797234930794" calcext:value-type="float">
            <text:p>0.9997972349</text:p>
          </table:table-cell>
          <table:table-cell table:formula="of:=13.8*13.8*1E+030*[.D24]/[.B24]/([.B24]*[.B24]+[.D24]*[.D24])" office:value-type="float" office:value="5.6071918786829E-025" calcext:value-type="float">
            <text:p>5.6071918786829E-025</text:p>
          </table:table-cell>
          <table:table-cell table:number-columns-repeated="1014"/>
        </table:table-row>
        <table:table-row table:style-name="ro2">
          <table:table-cell office:value-type="float" office:value="138632" calcext:value-type="float">
            <text:p>138632</text:p>
          </table:table-cell>
          <table:table-cell table:style-name="ce1" table:formula="of:=[.A25]*1000000000000*2*PI()" office:value-type="float" office:value="8.71050545504921E+017" calcext:value-type="float">
            <text:p>8.71E+17</text:p>
          </table:table-cell>
          <table:table-cell office:value-type="float" office:value="0.99652" calcext:value-type="float">
            <text:p>0.99652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99306" calcext:value-type="float">
            <text:p>-0.99306</text:p>
          </table:table-cell>
          <table:table-cell office:value-type="float" office:value="0.00568016" calcext:value-type="float">
            <text:p>0.00568016</text:p>
          </table:table-cell>
          <table:table-cell table:style-name="ce2" table:formula="of:=1-13.8*13.8*1E+030/([.B25]*[.B25]+1/9.3/9.3*1E+030)" office:value-type="float" office:value="0.999749001311616" calcext:value-type="float">
            <text:p>0.9997490013</text:p>
          </table:table-cell>
          <table:table-cell table:formula="of:=13.8*13.8/9.3*1E+045/[.B25]/([.B25]*[.B25]+1/9.3/9.3*1E+030)" office:value-type="float" office:value="0.0000000309845466685638" calcext:value-type="float">
            <text:p>0.000000031</text:p>
          </table:table-cell>
          <table:table-cell table:style-name="ce2" table:formula="of:=1-13.8*13.8*1E+030/([.B25]*[.B25]+[.D25]*[.D25])" office:value-type="float" office:value="0.999749001307791" calcext:value-type="float">
            <text:p>0.9997490013</text:p>
          </table:table-cell>
          <table:table-cell table:formula="of:=13.8*13.8*1E+030*[.D25]/[.B25]/([.B25]*[.B25]+[.D25]*[.D25])" office:value-type="float" office:value="8.2124542196498E-025" calcext:value-type="float">
            <text:p>8.2124542196498E-025</text:p>
          </table:table-cell>
          <table:table-cell table:number-columns-repeated="1014"/>
        </table:table-row>
        <table:table-row table:style-name="ro2">
          <table:table-cell office:value-type="float" office:value="127011" calcext:value-type="float">
            <text:p>127011</text:p>
          </table:table-cell>
          <table:table-cell table:style-name="ce1" table:formula="of:=[.A26]*1000000000000*2*PI()" office:value-type="float" office:value="7.98033649050186E+017" calcext:value-type="float">
            <text:p>7.98E+17</text:p>
          </table:table-cell>
          <table:table-cell office:value-type="float" office:value="0.99624" calcext:value-type="float">
            <text:p>0.99624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-0.992508" calcext:value-type="float">
            <text:p>-0.992508</text:p>
          </table:table-cell>
          <table:table-cell office:value-type="float" office:value="0.00749172" calcext:value-type="float">
            <text:p>0.00749172</text:p>
          </table:table-cell>
          <table:table-cell table:style-name="ce2" table:formula="of:=1-13.8*13.8*1E+030/([.B26]*[.B26]+1/9.3/9.3*1E+030)" office:value-type="float" office:value="0.9997009693138" calcext:value-type="float">
            <text:p>0.9997009693</text:p>
          </table:table-cell>
          <table:table-cell table:formula="of:=13.8*13.8/9.3*1E+045/[.B26]/([.B26]*[.B26]+1/9.3/9.3*1E+030)" office:value-type="float" office:value="0.0000000402913301513564" calcext:value-type="float">
            <text:p>4.02913301513564E-008</text:p>
          </table:table-cell>
          <table:table-cell table:style-name="ce2" table:formula="of:=1-13.8*13.8*1E+030/([.B26]*[.B26]+[.D26]*[.D26])" office:value-type="float" office:value="0.999700969308372" calcext:value-type="float">
            <text:p>0.9997009693</text:p>
          </table:table-cell>
          <table:table-cell table:formula="of:=13.8*13.8*1E+030*[.D26]/[.B26]/([.B26]*[.B26]+[.D26]*[.D26])" office:value-type="float" office:value="1.40890725831107E-024" calcext:value-type="float">
            <text:p>1.40890725831107E-024</text:p>
          </table:table-cell>
          <table:table-cell table:number-columns-repeated="1014"/>
        </table:table-row>
        <table:table-row table:style-name="ro2">
          <table:table-cell office:value-type="float" office:value="121065" calcext:value-type="float">
            <text:p>121065</text:p>
          </table:table-cell>
          <table:table-cell table:style-name="ce1" table:formula="of:=[.A27]*1000000000000*2*PI()" office:value-type="float" office:value="7.60673829213697E+017" calcext:value-type="float">
            <text:p>7.61E+17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56" calcext:value-type="float">
            <text:p>0.0056</text:p>
          </table:table-cell>
          <table:table-cell office:value-type="float" office:value="-0.992047" calcext:value-type="float">
            <text:p>-0.992047</text:p>
          </table:table-cell>
          <table:table-cell office:value-type="float" office:value="0.0111552" calcext:value-type="float">
            <text:p>0.0111552</text:p>
          </table:table-cell>
          <table:table-cell table:style-name="ce2" table:formula="of:=1-13.8*13.8*1E+030/([.B27]*[.B27]+1/9.3/9.3*1E+030)" office:value-type="float" office:value="0.999670874740391" calcext:value-type="float">
            <text:p>0.9996708747</text:p>
          </table:table-cell>
          <table:table-cell table:formula="of:=13.8*13.8/9.3*1E+045/[.B27]/([.B27]*[.B27]+1/9.3/9.3*1E+030)" office:value-type="float" office:value="0.0000000465242939904319" calcext:value-type="float">
            <text:p>4.65242939904319E-008</text:p>
          </table:table-cell>
          <table:table-cell table:style-name="ce2" table:formula="of:=1-13.8*13.8*1E+030/([.B27]*[.B27]+[.D27]*[.D27])" office:value-type="float" office:value="0.999670874733815" calcext:value-type="float">
            <text:p>0.9996708747</text:p>
          </table:table-cell>
          <table:table-cell table:formula="of:=13.8*13.8*1E+030*[.D27]/[.B27]/([.B27]*[.B27]+[.D27]*[.D27])" office:value-type="float" office:value="2.42298527943758E-024" calcext:value-type="float">
            <text:p>2.42298527943758E-024</text:p>
          </table:table-cell>
          <table:table-cell table:number-columns-repeated="1014"/>
        </table:table-row>
        <table:table-row table:style-name="ro2">
          <table:table-cell office:value-type="float" office:value="109409" calcext:value-type="float">
            <text:p>109409</text:p>
          </table:table-cell>
          <table:table-cell table:style-name="ce1" table:formula="of:=[.A28]*1000000000000*2*PI()" office:value-type="float" office:value="6.87437021273211E+017" calcext:value-type="float">
            <text:p>6.87E+17</text:p>
          </table:table-cell>
          <table:table-cell office:value-type="float" office:value="0.99592" calcext:value-type="float">
            <text:p>0.99592</text:p>
          </table:table-cell>
          <table:table-cell office:value-type="float" office:value="0.0061" calcext:value-type="float">
            <text:p>0.0061</text:p>
          </table:table-cell>
          <table:table-cell office:value-type="float" office:value="-0.991894" calcext:value-type="float">
            <text:p>-0.991894</text:p>
          </table:table-cell>
          <table:table-cell office:value-type="float" office:value="0.0121502" calcext:value-type="float">
            <text:p>0.0121502</text:p>
          </table:table-cell>
          <table:table-cell table:style-name="ce2" table:formula="of:=1-13.8*13.8*1E+030/([.B28]*[.B28]+1/9.3/9.3*1E+030)" office:value-type="float" office:value="0.999597011801267" calcext:value-type="float">
            <text:p>0.9995970118</text:p>
          </table:table-cell>
          <table:table-cell table:formula="of:=13.8*13.8/9.3*1E+045/[.B28]/([.B28]*[.B28]+1/9.3/9.3*1E+030)" office:value-type="float" office:value="0.0000000630342315571181" calcext:value-type="float">
            <text:p>0.000000063</text:p>
          </table:table-cell>
          <table:table-cell table:style-name="ce2" table:formula="of:=1-13.8*13.8*1E+030/([.B28]*[.B28]+[.D28]*[.D28])" office:value-type="float" office:value="0.999597011791408" calcext:value-type="float">
            <text:p>0.9995970118</text:p>
          </table:table-cell>
          <table:table-cell table:formula="of:=13.8*13.8*1E+030*[.D28]/[.B28]/([.B28]*[.B28]+[.D28]*[.D28])" office:value-type="float" office:value="3.57593204372513E-024" calcext:value-type="float">
            <text:p>3.57593204372513E-024</text:p>
          </table:table-cell>
          <table:table-cell table:number-columns-repeated="1014"/>
        </table:table-row>
        <table:table-row table:style-name="ro2">
          <table:table-cell office:value-type="float" office:value="95663.3" calcext:value-type="float">
            <text:p>95663.3</text:p>
          </table:table-cell>
          <table:table-cell table:style-name="ce1" table:formula="of:=[.A29]*1000000000000*2*PI()" office:value-type="float" office:value="6.01070240996313E+017" calcext:value-type="float">
            <text:p>6.01E+17</text:p>
          </table:table-cell>
          <table:table-cell office:value-type="float" office:value="0.99525" calcext:value-type="float">
            <text:p>0.9952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99056" calcext:value-type="float">
            <text:p>-0.99056</text:p>
          </table:table-cell>
          <table:table-cell office:value-type="float" office:value="0.0122416" calcext:value-type="float">
            <text:p>0.0122416</text:p>
          </table:table-cell>
          <table:table-cell table:style-name="ce2" table:formula="of:=1-13.8*13.8*1E+030/([.B29]*[.B29]+1/9.3/9.3*1E+030)" office:value-type="float" office:value="0.9994728821711" calcext:value-type="float">
            <text:p>0.9994728822</text:p>
          </table:table-cell>
          <table:table-cell table:formula="of:=13.8*13.8/9.3*1E+045/[.B29]/([.B29]*[.B29]+1/9.3/9.3*1E+030)" office:value-type="float" office:value="0.0000000942973592352272" calcext:value-type="float">
            <text:p>9.42973592352272E-008</text:p>
          </table:table-cell>
          <table:table-cell table:style-name="ce2" table:formula="of:=1-13.8*13.8*1E+030/([.B29]*[.B29]+[.D29]*[.D29])" office:value-type="float" office:value="0.999472882154231" calcext:value-type="float">
            <text:p>0.9994728822</text:p>
          </table:table-cell>
          <table:table-cell table:formula="of:=13.8*13.8*1E+030*[.D29]/[.B29]/([.B29]*[.B29]+[.D29]*[.D29])" office:value-type="float" office:value="5.393337634059E-024" calcext:value-type="float">
            <text:p>5.393337634059E-024</text:p>
          </table:table-cell>
          <table:table-cell table:number-columns-repeated="1014"/>
        </table:table-row>
        <table:table-row table:style-name="ro2">
          <table:table-cell office:value-type="float" office:value="72586.5" calcext:value-type="float">
            <text:p>72586.5</text:p>
          </table:table-cell>
          <table:table-cell table:style-name="ce1" table:formula="of:=[.A30]*1000000000000*2*PI()" office:value-type="float" office:value="4.56074430299591E+017" calcext:value-type="float">
            <text:p>4.56E+17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-0.982161" calcext:value-type="float">
            <text:p>-0.982161</text:p>
          </table:table-cell>
          <table:table-cell office:value-type="float" office:value="0.0177389" calcext:value-type="float">
            <text:p>0.0177389</text:p>
          </table:table-cell>
          <table:table-cell table:style-name="ce2" table:formula="of:=1-13.8*13.8*1E+030/([.B30]*[.B30]+1/9.3/9.3*1E+030)" office:value-type="float" office:value="0.999084440232819" calcext:value-type="float">
            <text:p>0.9990844402</text:p>
          </table:table-cell>
          <table:table-cell table:formula="of:=13.8*13.8/9.3*1E+045/[.B30]/([.B30]*[.B30]+1/9.3/9.3*1E+030)" office:value-type="float" office:value="0.00000021585793952313" calcext:value-type="float">
            <text:p>2.1585793952313E-007</text:p>
          </table:table-cell>
          <table:table-cell table:style-name="ce2" table:formula="of:=1-13.8*13.8*1E+030/([.B30]*[.B30]+[.D30]*[.D30])" office:value-type="float" office:value="0.999084440181927" calcext:value-type="float">
            <text:p>0.9990844402</text:p>
          </table:table-cell>
          <table:table-cell table:formula="of:=13.8*13.8*1E+030*[.D30]/[.B30]/([.B30]*[.B30]+[.D30]*[.D30])" office:value-type="float" office:value="1.79669365949115E-023" calcext:value-type="float">
            <text:p>1.79669365949115E-023</text:p>
          </table:table-cell>
          <table:table-cell table:number-columns-repeated="1014"/>
        </table:table-row>
        <table:table-row table:style-name="ro2">
          <table:table-cell office:value-type="float" office:value="62906.3" calcext:value-type="float">
            <text:p>62906.3</text:p>
          </table:table-cell>
          <table:table-cell table:style-name="ce1" table:formula="of:=[.A31]*1000000000000*2*PI()" office:value-type="float" office:value="3.95251939889031E+017" calcext:value-type="float">
            <text:p>3.95E+17</text:p>
          </table:table-cell>
          <table:table-cell office:value-type="float" office:value="0.988" calcext:value-type="float">
            <text:p>0.988</text:p>
          </table:table-cell>
          <table:table-cell office:value-type="float" office:value="0.0106" calcext:value-type="float">
            <text:p>0.0106</text:p>
          </table:table-cell>
          <table:table-cell office:value-type="float" office:value="-0.976256" calcext:value-type="float">
            <text:p>-0.976256</text:p>
          </table:table-cell>
          <table:table-cell office:value-type="float" office:value="0.0209456" calcext:value-type="float">
            <text:p>0.0209456</text:p>
          </table:table-cell>
          <table:table-cell table:style-name="ce2" table:formula="of:=1-13.8*13.8*1E+030/([.B31]*[.B31]+1/9.3/9.3*1E+030)" office:value-type="float" office:value="0.998780981994463" calcext:value-type="float">
            <text:p>0.998780982</text:p>
          </table:table-cell>
          <table:table-cell table:formula="of:=13.8*13.8/9.3*1E+045/[.B31]/([.B31]*[.B31]+1/9.3/9.3*1E+030)" office:value-type="float" office:value="0.000000331629504293435" calcext:value-type="float">
            <text:p>3.31629504293435E-007</text:p>
          </table:table-cell>
          <table:table-cell table:style-name="ce2" table:formula="of:=1-13.8*13.8*1E+030/([.B31]*[.B31]+[.D31]*[.D31])" office:value-type="float" office:value="0.998780981904245" calcext:value-type="float">
            <text:p>0.9987809819</text:p>
          </table:table-cell>
          <table:table-cell table:formula="of:=13.8*13.8*1E+030*[.D31]/[.B31]/([.B31]*[.B31]+[.D31]*[.D31])" office:value-type="float" office:value="3.26920389527604E-023" calcext:value-type="float">
            <text:p>3.26920389527604E-023</text:p>
          </table:table-cell>
          <table:table-cell table:number-columns-repeated="1014"/>
        </table:table-row>
        <table:table-row table:style-name="ro2">
          <table:table-cell office:value-type="float" office:value="53229.2" calcext:value-type="float">
            <text:p>53229.2</text:p>
          </table:table-cell>
          <table:table-cell table:style-name="ce1" table:formula="of:=[.A32]*1000000000000*2*PI()" office:value-type="float" office:value="3.34448927352924E+017" calcext:value-type="float">
            <text:p>3.34E+17</text:p>
          </table:table-cell>
          <table:table-cell office:value-type="float" office:value="0.986" calcext:value-type="float">
            <text:p>0.986</text:p>
          </table:table-cell>
          <table:table-cell office:value-type="float" office:value="0.0118" calcext:value-type="float">
            <text:p>0.0118</text:p>
          </table:table-cell>
          <table:table-cell office:value-type="float" office:value="-0.972335" calcext:value-type="float">
            <text:p>-0.972335</text:p>
          </table:table-cell>
          <table:table-cell office:value-type="float" office:value="0.0232696" calcext:value-type="float">
            <text:p>0.0232696</text:p>
          </table:table-cell>
          <table:table-cell table:style-name="ce2" table:formula="of:=1-13.8*13.8*1E+030/([.B32]*[.B32]+1/9.3/9.3*1E+030)" office:value-type="float" office:value="0.998297455339132" calcext:value-type="float">
            <text:p>0.9982974553</text:p>
          </table:table-cell>
          <table:table-cell table:formula="of:=13.8*13.8/9.3*1E+045/[.B32]/([.B32]*[.B32]+1/9.3/9.3*1E+030)" office:value-type="float" office:value="0.000000547376006919276" calcext:value-type="float">
            <text:p>5.47376006919276E-007</text:p>
          </table:table-cell>
          <table:table-cell table:style-name="ce2" table:formula="of:=1-13.8*13.8*1E+030/([.B32]*[.B32]+[.D32]*[.D32])" office:value-type="float" office:value="0.998297455163148" calcext:value-type="float">
            <text:p>0.9982974552</text:p>
          </table:table-cell>
          <table:table-cell table:formula="of:=13.8*13.8*1E+030*[.D32]/[.B32]/([.B32]*[.B32]+[.D32]*[.D32])" office:value-type="float" office:value="6.0069049208372E-023" calcext:value-type="float">
            <text:p>6.0069049208372E-023</text:p>
          </table:table-cell>
          <table:table-cell table:number-columns-repeated="1014"/>
        </table:table-row>
        <table:table-row table:style-name="ro2">
          <table:table-cell office:value-type="float" office:value="48394.9" calcext:value-type="float">
            <text:p>48394.9</text:p>
          </table:table-cell>
          <table:table-cell table:style-name="ce1" table:formula="of:=[.A33]*1000000000000*2*PI()" office:value-type="float" office:value="3.04074124622425E+017" calcext:value-type="float">
            <text:p>3.04E+17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966421" calcext:value-type="float">
            <text:p>-0.966421</text:p>
          </table:table-cell>
          <table:table-cell office:value-type="float" office:value="0.022609" calcext:value-type="float">
            <text:p>0.022609</text:p>
          </table:table-cell>
          <table:table-cell table:style-name="ce2" table:formula="of:=1-13.8*13.8*1E+030/([.B33]*[.B33]+1/9.3/9.3*1E+030)" office:value-type="float" office:value="0.997940322673517" calcext:value-type="float">
            <text:p>0.9979403227</text:p>
          </table:table-cell>
          <table:table-cell table:formula="of:=13.8*13.8/9.3*1E+045/[.B33]/([.B33]*[.B33]+1/9.3/9.3*1E+030)" office:value-type="float" office:value="0.000000728344381627178" calcext:value-type="float">
            <text:p>7.28344381627178E-007</text:p>
          </table:table-cell>
          <table:table-cell table:style-name="ce2" table:formula="of:=1-13.8*13.8*1E+030/([.B33]*[.B33]+[.D33]*[.D33])" office:value-type="float" office:value="0.99794032241596" calcext:value-type="float">
            <text:p>0.9979403224</text:p>
          </table:table-cell>
          <table:table-cell table:formula="of:=13.8*13.8*1E+030*[.D33]/[.B33]/([.B33]*[.B33]+[.D33]*[.D33])" office:value-type="float" office:value="7.78964413557843E-023" calcext:value-type="float">
            <text:p>7.78964413557843E-023</text:p>
          </table:table-cell>
          <table:table-cell table:number-columns-repeated="1014"/>
        </table:table-row>
        <table:table-row table:style-name="ro2">
          <table:table-cell office:value-type="float" office:value="43554" calcext:value-type="float">
            <text:p>43554</text:p>
          </table:table-cell>
          <table:table-cell table:style-name="ce1" table:formula="of:=[.A34]*1000000000000*2*PI()" office:value-type="float" office:value="2.736578528689E+017" calcext:value-type="float">
            <text:p>2.74E+17</text:p>
          </table:table-cell>
          <table:table-cell office:value-type="float" office:value="0.979" calcext:value-type="float">
            <text:p>0.979</text:p>
          </table:table-cell>
          <table:table-cell office:value-type="float" office:value="0.0107" calcext:value-type="float">
            <text:p>0.0107</text:p>
          </table:table-cell>
          <table:table-cell office:value-type="float" office:value="-0.958555" calcext:value-type="float">
            <text:p>-0.958555</text:p>
          </table:table-cell>
          <table:table-cell office:value-type="float" office:value="0.0209506" calcext:value-type="float">
            <text:p>0.0209506</text:p>
          </table:table-cell>
          <table:table-cell table:style-name="ce2" table:formula="of:=1-13.8*13.8*1E+030/([.B34]*[.B34]+1/9.3/9.3*1E+030)" office:value-type="float" office:value="0.997457023917823" calcext:value-type="float">
            <text:p>0.9974570239</text:p>
          </table:table-cell>
          <table:table-cell table:formula="of:=13.8*13.8/9.3*1E+045/[.B34]/([.B34]*[.B34]+1/9.3/9.3*1E+030)" office:value-type="float" office:value="0.000000999197667962013" calcext:value-type="float">
            <text:p>9.99197667962013E-007</text:p>
          </table:table-cell>
          <table:table-cell table:style-name="ce2" table:formula="of:=1-13.8*13.8*1E+030/([.B34]*[.B34]+[.D34]*[.D34])" office:value-type="float" office:value="0.997457023525214" calcext:value-type="float">
            <text:p>0.9974570235</text:p>
          </table:table-cell>
          <table:table-cell table:formula="of:=13.8*13.8*1E+030*[.D34]/[.B34]/([.B34]*[.B34]+[.D34]*[.D34])" office:value-type="float" office:value="9.94301752898907E-023" calcext:value-type="float">
            <text:p>9.94301752898907E-023</text:p>
          </table:table-cell>
          <table:table-cell table:number-columns-repeated="1014"/>
        </table:table-row>
        <table:table-row table:style-name="ro2">
          <table:table-cell office:value-type="float" office:value="36297.6" calcext:value-type="float">
            <text:p>36297.6</text:p>
          </table:table-cell>
          <table:table-cell table:style-name="ce1" table:formula="of:=[.A35]*1000000000000*2*PI()" office:value-type="float" office:value="2.28064547005882E+017" calcext:value-type="float">
            <text:p>2.28E+17</text:p>
          </table:table-cell>
          <table:table-cell office:value-type="float" office:value="0.963" calcext:value-type="float">
            <text:p>0.963</text:p>
          </table:table-cell>
          <table:table-cell office:value-type="float" office:value="0.0101" calcext:value-type="float">
            <text:p>0.0101</text:p>
          </table:table-cell>
          <table:table-cell office:value-type="float" office:value="-0.927471" calcext:value-type="float">
            <text:p>-0.927471</text:p>
          </table:table-cell>
          <table:table-cell office:value-type="float" office:value="0.0194526" calcext:value-type="float">
            <text:p>0.0194526</text:p>
          </table:table-cell>
          <table:table-cell table:style-name="ce2" table:formula="of:=1-13.8*13.8*1E+030/([.B35]*[.B35]+1/9.3/9.3*1E+030)" office:value-type="float" office:value="0.996338639273795" calcext:value-type="float">
            <text:p>0.9963386393</text:p>
          </table:table-cell>
          <table:table-cell table:formula="of:=13.8*13.8/9.3*1E+045/[.B35]/([.B35]*[.B35]+1/9.3/9.3*1E+030)" office:value-type="float" office:value="0.00000172624244719797" calcext:value-type="float">
            <text:p>1.72624244719797E-006</text:p>
          </table:table-cell>
          <table:table-cell table:style-name="ce2" table:formula="of:=1-13.8*13.8*1E+030/([.B35]*[.B35]+[.D35]*[.D35])" office:value-type="float" office:value="0.996338638459913" calcext:value-type="float">
            <text:p>0.9963386385</text:p>
          </table:table-cell>
          <table:table-cell table:formula="of:=13.8*13.8*1E+030*[.D35]/[.B35]/([.B35]*[.B35]+[.D35]*[.D35])" office:value-type="float" office:value="1.62145989108614E-022" calcext:value-type="float">
            <text:p>1.62145989108614E-022</text:p>
          </table:table-cell>
          <table:table-cell table:number-columns-repeated="1014"/>
        </table:table-row>
        <table:table-row table:style-name="ro2">
          <table:table-cell office:value-type="float" office:value="29041.6" calcext:value-type="float">
            <text:p>29041.6</text:p>
          </table:table-cell>
          <table:table-cell table:style-name="ce1" table:formula="of:=[.A36]*1000000000000*2*PI()" office:value-type="float" office:value="1.82473754416987E+017" calcext:value-type="float">
            <text:p>1.82E+17</text:p>
          </table:table-cell>
          <table:table-cell office:value-type="float" office:value="0.929" calcext:value-type="float">
            <text:p>0.929</text:p>
          </table:table-cell>
          <table:table-cell office:value-type="float" office:value="0.0178" calcext:value-type="float">
            <text:p>0.0178</text:p>
          </table:table-cell>
          <table:table-cell office:value-type="float" office:value="-0.863358" calcext:value-type="float">
            <text:p>-0.863358</text:p>
          </table:table-cell>
          <table:table-cell office:value-type="float" office:value="0.0330724" calcext:value-type="float">
            <text:p>0.0330724</text:p>
          </table:table-cell>
          <table:table-cell table:style-name="ce2" table:formula="of:=1-13.8*13.8*1E+030/([.B36]*[.B36]+1/9.3/9.3*1E+030)" office:value-type="float" office:value="0.994280511298585" calcext:value-type="float">
            <text:p>0.9942805113</text:p>
          </table:table-cell>
          <table:table-cell table:formula="of:=13.8*13.8/9.3*1E+045/[.B36]/([.B36]*[.B36]+1/9.3/9.3*1E+030)" office:value-type="float" office:value="0.00000337034105021473" calcext:value-type="float">
            <text:p>3.37034105021473E-006</text:p>
          </table:table-cell>
          <table:table-cell table:style-name="ce2" table:formula="of:=1-13.8*13.8*1E+030/([.B36]*[.B36]+[.D36]*[.D36])" office:value-type="float" office:value="0.994280509312534" calcext:value-type="float">
            <text:p>0.9942805093</text:p>
          </table:table-cell>
          <table:table-cell table:formula="of:=13.8*13.8*1E+030*[.D36]/[.B36]/([.B36]*[.B36]+[.D36]*[.D36])" office:value-type="float" office:value="5.57926451188438E-022" calcext:value-type="float">
            <text:p>5.57926451188438E-022</text:p>
          </table:table-cell>
          <table:table-cell table:number-columns-repeated="1014"/>
        </table:table-row>
        <table:table-row table:style-name="ro2">
          <table:table-cell office:value-type="float" office:value="26619.3" calcext:value-type="float">
            <text:p>26619.3</text:p>
          </table:table-cell>
          <table:table-cell table:style-name="ce1" table:formula="of:=[.A37]*1000000000000*2*PI()" office:value-type="float" office:value="1.67253994647406E+017" calcext:value-type="float">
            <text:p>1.67E+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0283" calcext:value-type="float">
            <text:p>0.0283</text:p>
          </table:table-cell>
          <table:table-cell office:value-type="float" office:value="-0.830722" calcext:value-type="float">
            <text:p>-0.830722</text:p>
          </table:table-cell>
          <table:table-cell office:value-type="float" office:value="0.0515626" calcext:value-type="float">
            <text:p>0.0515626</text:p>
          </table:table-cell>
          <table:table-cell table:style-name="ce2" table:formula="of:=1-13.8*13.8*1E+030/([.B37]*[.B37]+1/9.3/9.3*1E+030)" office:value-type="float" office:value="0.993192228113894" calcext:value-type="float">
            <text:p>0.9931922281</text:p>
          </table:table-cell>
          <table:table-cell table:formula="of:=13.8*13.8/9.3*1E+045/[.B37]/([.B37]*[.B37]+1/9.3/9.3*1E+030)" office:value-type="float" office:value="0.00000437668758776248" calcext:value-type="float">
            <text:p>4.37668758776248E-006</text:p>
          </table:table-cell>
          <table:table-cell table:style-name="ce2" table:formula="of:=1-13.8*13.8*1E+030/([.B37]*[.B37]+[.D37]*[.D37])" office:value-type="float" office:value="0.99319222530014" calcext:value-type="float">
            <text:p>0.9931922253</text:p>
          </table:table-cell>
          <table:table-cell table:formula="of:=13.8*13.8*1E+030*[.D37]/[.B37]/([.B37]*[.B37]+[.D37]*[.D37])" office:value-type="float" office:value="1.15190088232085E-021" calcext:value-type="float">
            <text:p>1.15190088232085E-021</text:p>
          </table:table-cell>
          <table:table-cell table:number-columns-repeated="1014"/>
        </table:table-row>
        <table:table-row table:style-name="ro2">
          <table:table-cell office:value-type="float" office:value="25402.2" calcext:value-type="float">
            <text:p>25402.2</text:p>
          </table:table-cell>
          <table:table-cell table:style-name="ce1" table:formula="of:=[.A38]*1000000000000*2*PI()" office:value-type="float" office:value="1.59606729810037E+017" calcext:value-type="float">
            <text:p>1.60E+17</text:p>
          </table:table-cell>
          <table:table-cell office:value-type="float" office:value="0.9" calcext:value-type="float">
            <text:p>0.9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811246" calcext:value-type="float">
            <text:p>-0.811246</text:p>
          </table:table-cell>
          <table:table-cell office:value-type="float" office:value="0.06354" calcext:value-type="float">
            <text:p>0.06354</text:p>
          </table:table-cell>
          <table:table-cell table:style-name="ce2" table:formula="of:=1-13.8*13.8*1E+030/([.B38]*[.B38]+1/9.3/9.3*1E+030)" office:value-type="float" office:value="0.992524236102313" calcext:value-type="float">
            <text:p>0.9925242361</text:p>
          </table:table-cell>
          <table:table-cell table:formula="of:=13.8*13.8/9.3*1E+045/[.B38]/([.B38]*[.B38]+1/9.3/9.3*1E+030)" office:value-type="float" office:value="0.0000050364140744763" calcext:value-type="float">
            <text:p>5.0364140744763E-006</text:p>
          </table:table-cell>
          <table:table-cell table:style-name="ce2" table:formula="of:=1-13.8*13.8*1E+030/([.B38]*[.B38]+[.D38]*[.D38])" office:value-type="float" office:value="0.992524232709287" calcext:value-type="float">
            <text:p>0.9925242327</text:p>
          </table:table-cell>
          <table:table-cell table:formula="of:=13.8*13.8*1E+030*[.D38]/[.B38]/([.B38]*[.B38]+[.D38]*[.D38])" office:value-type="float" office:value="1.65340512694086E-021" calcext:value-type="float">
            <text:p>1.65340512694086E-021</text:p>
          </table:table-cell>
          <table:table-cell table:number-columns-repeated="1014"/>
        </table:table-row>
        <table:table-row table:style-name="ro2">
          <table:table-cell office:value-type="float" office:value="24193.5" calcext:value-type="float">
            <text:p>24193.5</text:p>
          </table:table-cell>
          <table:table-cell table:style-name="ce1" table:formula="of:=[.A39]*1000000000000*2*PI()" office:value-type="float" office:value="1.52012243729249E+017" calcext:value-type="float">
            <text:p>1.52E+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454" calcext:value-type="float">
            <text:p>0.0454</text:p>
          </table:table-cell>
          <table:table-cell office:value-type="float" office:value="-0.792382" calcext:value-type="float">
            <text:p>-0.792382</text:p>
          </table:table-cell>
          <table:table-cell office:value-type="float" office:value="0.0807212" calcext:value-type="float">
            <text:p>0.0807212</text:p>
          </table:table-cell>
          <table:table-cell table:style-name="ce2" table:formula="of:=1-13.8*13.8*1E+030/([.B39]*[.B39]+1/9.3/9.3*1E+030)" office:value-type="float" office:value="0.99175860334891" calcext:value-type="float">
            <text:p>0.9917586033</text:p>
          </table:table-cell>
          <table:table-cell table:formula="of:=13.8*13.8/9.3*1E+045/[.B39]/([.B39]*[.B39]+1/9.3/9.3*1E+030)" office:value-type="float" office:value="0.00000582960728144536" calcext:value-type="float">
            <text:p>5.82960728144536E-006</text:p>
          </table:table-cell>
          <table:table-cell table:style-name="ce2" table:formula="of:=1-13.8*13.8*1E+030/([.B39]*[.B39]+[.D39]*[.D39])" office:value-type="float" office:value="0.991758599225298" calcext:value-type="float">
            <text:p>0.9917585992</text:p>
          </table:table-cell>
          <table:table-cell table:formula="of:=13.8*13.8*1E+030*[.D39]/[.B39]/([.B39]*[.B39]+[.D39]*[.D39])" office:value-type="float" office:value="2.46137801793041E-021" calcext:value-type="float">
            <text:p>2.46137801793041E-021</text:p>
          </table:table-cell>
          <table:table-cell table:number-columns-repeated="1014"/>
        </table:table-row>
        <table:table-row table:style-name="ro2">
          <table:table-cell office:value-type="float" office:value="21291.7" calcext:value-type="float">
            <text:p>21291.7</text:p>
          </table:table-cell>
          <table:table-cell table:style-name="ce1" table:formula="of:=[.A40]*1000000000000*2*PI()" office:value-type="float" office:value="1.33779696604876E+017" calcext:value-type="float">
            <text:p>1.34E+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554" calcext:value-type="float">
            <text:p>0.0554</text:p>
          </table:table-cell>
          <table:table-cell office:value-type="float" office:value="-0.79339" calcext:value-type="float">
            <text:p>-0.79339</text:p>
          </table:table-cell>
          <table:table-cell office:value-type="float" office:value="0.0985012" calcext:value-type="float">
            <text:p>0.0985012</text:p>
          </table:table-cell>
          <table:table-cell table:style-name="ce2" table:formula="of:=1-13.8*13.8*1E+030/([.B40]*[.B40]+1/9.3/9.3*1E+030)" office:value-type="float" office:value="0.98935912163472" calcext:value-type="float">
            <text:p>0.9893591216</text:p>
          </table:table-cell>
          <table:table-cell table:formula="of:=13.8*13.8/9.3*1E+045/[.B40]/([.B40]*[.B40]+1/9.3/9.3*1E+030)" office:value-type="float" office:value="0.00000855272136521789" calcext:value-type="float">
            <text:p>8.55272136521789E-006</text:p>
          </table:table-cell>
          <table:table-cell table:style-name="ce2" table:formula="of:=1-13.8*13.8*1E+030/([.B40]*[.B40]+[.D40]*[.D40])" office:value-type="float" office:value="0.989359114760378" calcext:value-type="float">
            <text:p>0.9893591148</text:p>
          </table:table-cell>
          <table:table-cell table:formula="of:=13.8*13.8*1E+030*[.D40]/[.B40]/([.B40]*[.B40]+[.D40]*[.D40])" office:value-type="float" office:value="4.40653594854672E-021" calcext:value-type="float">
            <text:p>4.40653594854672E-021</text:p>
          </table:table-cell>
          <table:table-cell table:number-columns-repeated="1014"/>
        </table:table-row>
        <table:table-row table:style-name="ro2">
          <table:table-cell office:value-type="float" office:value="21171.5" calcext:value-type="float">
            <text:p>21171.5</text:p>
          </table:table-cell>
          <table:table-cell table:style-name="ce1" table:formula="of:=[.A41]*1000000000000*2*PI()" office:value-type="float" office:value="1.33024457730953E+017" calcext:value-type="float">
            <text:p>1.33E+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558" calcext:value-type="float">
            <text:p>0.0558</text:p>
          </table:table-cell>
          <table:table-cell office:value-type="float" office:value="-0.791658" calcext:value-type="float">
            <text:p>-0.791658</text:p>
          </table:table-cell>
          <table:table-cell office:value-type="float" office:value="0.0991008" calcext:value-type="float">
            <text:p>0.0991008</text:p>
          </table:table-cell>
          <table:table-cell table:style-name="ce2" table:formula="of:=1-13.8*13.8*1E+030/([.B41]*[.B41]+1/9.3/9.3*1E+030)" office:value-type="float" office:value="0.989237952746166" calcext:value-type="float">
            <text:p>0.9892379527</text:p>
          </table:table-cell>
          <table:table-cell table:formula="of:=13.8*13.8/9.3*1E+045/[.B41]/([.B41]*[.B41]+1/9.3/9.3*1E+030)" office:value-type="float" office:value="0.0000086992226983795" calcext:value-type="float">
            <text:p>8.6992226983795E-006</text:p>
          </table:table-cell>
          <table:table-cell table:style-name="ce2" table:formula="of:=1-13.8*13.8*1E+030/([.B41]*[.B41]+[.D41]*[.D41])" office:value-type="float" office:value="0.989237945714374" calcext:value-type="float">
            <text:p>0.9892379457</text:p>
          </table:table-cell>
          <table:table-cell table:formula="of:=13.8*13.8*1E+030*[.D41]/[.B41]/([.B41]*[.B41]+[.D41]*[.D41])" office:value-type="float" office:value="4.51437757673496E-021" calcext:value-type="float">
            <text:p>4.51437757673496E-021</text:p>
          </table:table-cell>
          <table:table-cell table:number-columns-repeated="1014"/>
        </table:table-row>
        <table:table-row table:style-name="ro2">
          <table:table-cell office:value-type="float" office:value="21052.6" calcext:value-type="float">
            <text:p>21052.6</text:p>
          </table:table-cell>
          <table:table-cell table:style-name="ce1" table:formula="of:=[.A42]*1000000000000*2*PI()" office:value-type="float" office:value="1.32277386997929E+017" calcext:value-type="float">
            <text:p>1.32E+1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576" calcext:value-type="float">
            <text:p>0.0576</text:p>
          </table:table-cell>
          <table:table-cell office:value-type="float" office:value="-0.790087" calcext:value-type="float">
            <text:p>-0.790087</text:p>
          </table:table-cell>
          <table:table-cell office:value-type="float" office:value="0.102182" calcext:value-type="float">
            <text:p>0.102182</text:p>
          </table:table-cell>
          <table:table-cell table:style-name="ce2" table:formula="of:=1-13.8*13.8*1E+030/([.B42]*[.B42]+1/9.3/9.3*1E+030)" office:value-type="float" office:value="0.989116046660707" calcext:value-type="float">
            <text:p>0.9891160467</text:p>
          </table:table-cell>
          <table:table-cell table:formula="of:=13.8*13.8/9.3*1E+045/[.B42]/([.B42]*[.B42]+1/9.3/9.3*1E+030)" office:value-type="float" office:value="0.00000884744996802182" calcext:value-type="float">
            <text:p>8.84744996802182E-006</text:p>
          </table:table-cell>
          <table:table-cell table:style-name="ce2" table:formula="of:=1-13.8*13.8*1E+030/([.B42]*[.B42]+[.D42]*[.D42])" office:value-type="float" office:value="0.989116039468709" calcext:value-type="float">
            <text:p>0.9891160395</text:p>
          </table:table-cell>
          <table:table-cell table:formula="of:=13.8*13.8*1E+030*[.D42]/[.B42]/([.B42]*[.B42]+[.D42]*[.D42])" office:value-type="float" office:value="4.73940513061524E-021" calcext:value-type="float">
            <text:p>4.73940513061524E-021</text:p>
          </table:table-cell>
          <table:table-cell table:number-columns-repeated="1014"/>
        </table:table-row>
        <table:table-row table:style-name="ro2">
          <table:table-cell office:value-type="float" office:value="20804.4" calcext:value-type="float">
            <text:p>20804.4</text:p>
          </table:table-cell>
          <table:table-cell table:style-name="ce1" table:formula="of:=[.A43]*1000000000000*2*PI()" office:value-type="float" office:value="1.30717900404687E+017" calcext:value-type="float">
            <text:p>1.31E+1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613" calcext:value-type="float">
            <text:p>0.0613</text:p>
          </table:table-cell>
          <table:table-cell office:value-type="float" office:value="-0.788754" calcext:value-type="float">
            <text:p>-0.788754</text:p>
          </table:table-cell>
          <table:table-cell office:value-type="float" office:value="0.108624" calcext:value-type="float">
            <text:p>0.108624</text:p>
          </table:table-cell>
          <table:table-cell table:style-name="ce2" table:formula="of:=1-13.8*13.8*1E+030/([.B43]*[.B43]+1/9.3/9.3*1E+030)" office:value-type="float" office:value="0.988854802938978" calcext:value-type="float">
            <text:p>0.9888548029</text:p>
          </table:table-cell>
          <table:table-cell table:formula="of:=13.8*13.8/9.3*1E+045/[.B43]/([.B43]*[.B43]+1/9.3/9.3*1E+030)" office:value-type="float" office:value="0.00000916789729961468" calcext:value-type="float">
            <text:p>9.16789729961468E-006</text:p>
          </table:table-cell>
          <table:table-cell table:style-name="ce2" table:formula="of:=1-13.8*13.8*1E+030/([.B43]*[.B43]+[.D43]*[.D43])" office:value-type="float" office:value="0.988854795397582" calcext:value-type="float">
            <text:p>0.9888547954</text:p>
          </table:table-cell>
          <table:table-cell table:formula="of:=13.8*13.8*1E+030*[.D43]/[.B43]/([.B43]*[.B43]+[.D43]*[.D43])" office:value-type="float" office:value="5.22653010806564E-021" calcext:value-type="float">
            <text:p>5.22653010806564E-021</text:p>
          </table:table-cell>
          <table:table-cell table:number-columns-repeated="1014"/>
        </table:table-row>
        <table:table-row table:style-name="ro2">
          <table:table-cell office:value-type="float" office:value="20562" calcext:value-type="float">
            <text:p>20562</text:p>
          </table:table-cell>
          <table:table-cell table:style-name="ce1" table:formula="of:=[.A44]*1000000000000*2*PI()" office:value-type="float" office:value="1.29194856286227E+017" calcext:value-type="float">
            <text:p>1.29E+1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648" calcext:value-type="float">
            <text:p>0.0648</text:p>
          </table:table-cell>
          <table:table-cell office:value-type="float" office:value="-0.790968" calcext:value-type="float">
            <text:p>-0.790968</text:p>
          </table:table-cell>
          <table:table-cell office:value-type="float" office:value="0.114955" calcext:value-type="float">
            <text:p>0.114955</text:p>
          </table:table-cell>
          <table:table-cell table:style-name="ce2" table:formula="of:=1-13.8*13.8*1E+030/([.B44]*[.B44]+1/9.3/9.3*1E+030)" office:value-type="float" office:value="0.988590478643141" calcext:value-type="float">
            <text:p>0.9885904786</text:p>
          </table:table-cell>
          <table:table-cell table:formula="of:=13.8*13.8/9.3*1E+045/[.B44]/([.B44]*[.B44]+1/9.3/9.3*1E+030)" office:value-type="float" office:value="0.00000949596825052911" calcext:value-type="float">
            <text:p>0.000009496</text:p>
          </table:table-cell>
          <table:table-cell table:style-name="ce2" table:formula="of:=1-13.8*13.8*1E+030/([.B44]*[.B44]+[.D44]*[.D44])" office:value-type="float" office:value="0.988590470739794" calcext:value-type="float">
            <text:p>0.9885904707</text:p>
          </table:table-cell>
          <table:table-cell table:formula="of:=13.8*13.8*1E+030*[.D44]/[.B44]/([.B44]*[.B44]+[.D44]*[.D44])" office:value-type="float" office:value="5.72265427056476E-021" calcext:value-type="float">
            <text:p>5.72265427056476E-021</text:p>
          </table:table-cell>
          <table:table-cell table:number-columns-repeated="1014"/>
        </table:table-row>
        <table:table-row table:style-name="ro2">
          <table:table-cell office:value-type="float" office:value="20449.9" calcext:value-type="float">
            <text:p>20449.9</text:p>
          </table:table-cell>
          <table:table-cell table:style-name="ce1" table:formula="of:=[.A45]*1000000000000*2*PI()" office:value-type="float" office:value="1.28490511213292E+017" calcext:value-type="float">
            <text:p>1.28E+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654" calcext:value-type="float">
            <text:p>0.0654</text:p>
          </table:table-cell>
          <table:table-cell office:value-type="float" office:value="-0.792821" calcext:value-type="float">
            <text:p>-0.792821</text:p>
          </table:table-cell>
          <table:table-cell office:value-type="float" office:value="0.11615" calcext:value-type="float">
            <text:p>0.11615</text:p>
          </table:table-cell>
          <table:table-cell table:style-name="ce2" table:formula="of:=1-13.8*13.8*1E+030/([.B45]*[.B45]+1/9.3/9.3*1E+030)" office:value-type="float" office:value="0.988465048982708" calcext:value-type="float">
            <text:p>0.988465049</text:p>
          </table:table-cell>
          <table:table-cell table:formula="of:=13.8*13.8/9.3*1E+045/[.B45]/([.B45]*[.B45]+1/9.3/9.3*1E+030)" office:value-type="float" office:value="0.00000965298761733759" calcext:value-type="float">
            <text:p>0.000009653</text:p>
          </table:table-cell>
          <table:table-cell table:style-name="ce2" table:formula="of:=1-13.8*13.8*1E+030/([.B45]*[.B45]+[.D45]*[.D45])" office:value-type="float" office:value="0.988465040904636" calcext:value-type="float">
            <text:p>0.9884650409</text:p>
          </table:table-cell>
          <table:table-cell table:formula="of:=13.8*13.8*1E+030*[.D45]/[.B45]/([.B45]*[.B45]+[.D45]*[.D45])" office:value-type="float" office:value="5.87114424025094E-021" calcext:value-type="float">
            <text:p>5.87114424025094E-021</text:p>
          </table:table-cell>
          <table:table-cell table:number-columns-repeated="1014"/>
        </table:table-row>
        <table:table-row table:style-name="ro2">
          <table:table-cell office:value-type="float" office:value="20325.2" calcext:value-type="float">
            <text:p>20325.2</text:p>
          </table:table-cell>
          <table:table-cell table:style-name="ce1" table:formula="of:=[.A46]*1000000000000*2*PI()" office:value-type="float" office:value="1.27706998005487E+017" calcext:value-type="float">
            <text:p>1.28E+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633" calcext:value-type="float">
            <text:p>0.0633</text:p>
          </table:table-cell>
          <table:table-cell office:value-type="float" office:value="-0.792551" calcext:value-type="float">
            <text:p>-0.792551</text:p>
          </table:table-cell>
          <table:table-cell office:value-type="float" office:value="0.112421" calcext:value-type="float">
            <text:p>0.112421</text:p>
          </table:table-cell>
          <table:table-cell table:style-name="ce2" table:formula="of:=1-13.8*13.8*1E+030/([.B46]*[.B46]+1/9.3/9.3*1E+030)" office:value-type="float" office:value="0.988323075485763" calcext:value-type="float">
            <text:p>0.9883230755</text:p>
          </table:table-cell>
          <table:table-cell table:formula="of:=13.8*13.8/9.3*1E+045/[.B46]/([.B46]*[.B46]+1/9.3/9.3*1E+030)" office:value-type="float" office:value="0.00000983175002709528" calcext:value-type="float">
            <text:p>9.83175002709528E-006</text:p>
          </table:table-cell>
          <table:table-cell table:style-name="ce2" table:formula="of:=1-13.8*13.8*1E+030/([.B46]*[.B46]+[.D46]*[.D46])" office:value-type="float" office:value="0.988323067207615" calcext:value-type="float">
            <text:p>0.9883230672</text:p>
          </table:table-cell>
          <table:table-cell table:formula="of:=13.8*13.8*1E+030*[.D46]/[.B46]/([.B46]*[.B46]+[.D46]*[.D46])" office:value-type="float" office:value="5.78785702664611E-021" calcext:value-type="float">
            <text:p>5.78785702664611E-021</text:p>
          </table:table-cell>
          <table:table-cell table:number-columns-repeated="1014"/>
        </table:table-row>
        <table:table-row table:style-name="ro2">
          <table:table-cell office:value-type="float" office:value="20202" calcext:value-type="float">
            <text:p>20202</text:p>
          </table:table-cell>
          <table:table-cell table:style-name="ce1" table:formula="of:=[.A47]*1000000000000*2*PI()" office:value-type="float" office:value="1.26932909575642E+017" calcext:value-type="float">
            <text:p>1.27E+1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787283" calcext:value-type="float">
            <text:p>-0.787283</text:p>
          </table:table-cell>
          <table:table-cell office:value-type="float" office:value="0.112749" calcext:value-type="float">
            <text:p>0.112749</text:p>
          </table:table-cell>
          <table:table-cell table:style-name="ce2" table:formula="of:=1-13.8*13.8*1E+030/([.B47]*[.B47]+1/9.3/9.3*1E+030)" office:value-type="float" office:value="0.988180220061615" calcext:value-type="float">
            <text:p>0.9881802201</text:p>
          </table:table-cell>
          <table:table-cell table:formula="of:=13.8*13.8/9.3*1E+045/[.B47]/([.B47]*[.B47]+1/9.3/9.3*1E+030)" office:value-type="float" office:value="0.0000100127231278733" calcext:value-type="float">
            <text:p>1.00127231278733E-005</text:p>
          </table:table-cell>
          <table:table-cell table:style-name="ce2" table:formula="of:=1-13.8*13.8*1E+030/([.B47]*[.B47]+[.D47]*[.D47])" office:value-type="float" office:value="0.988180211579678" calcext:value-type="float">
            <text:p>0.9881802116</text:p>
          </table:table-cell>
          <table:table-cell table:formula="of:=13.8*13.8*1E+030*[.D47]/[.B47]/([.B47]*[.B47]+[.D47]*[.D47])" office:value-type="float" office:value="5.93164156475772E-021" calcext:value-type="float">
            <text:p>5.93164156475772E-021</text:p>
          </table:table-cell>
          <table:table-cell table:number-columns-repeated="1014"/>
        </table:table-row>
        <table:table-row table:style-name="ro2">
          <table:table-cell office:value-type="float" office:value="20080.3" calcext:value-type="float">
            <text:p>20080.3</text:p>
          </table:table-cell>
          <table:table-cell table:style-name="ce1" table:formula="of:=[.A48]*1000000000000*2*PI()" office:value-type="float" office:value="1.26168245923758E+017" calcext:value-type="float">
            <text:p>1.26E+1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653" calcext:value-type="float">
            <text:p>0.0653</text:p>
          </table:table-cell>
          <table:table-cell office:value-type="float" office:value="-0.78572" calcext:value-type="float">
            <text:p>-0.78572</text:p>
          </table:table-cell>
          <table:table-cell office:value-type="float" office:value="0.11545" calcext:value-type="float">
            <text:p>0.11545</text:p>
          </table:table-cell>
          <table:table-cell table:style-name="ce2" table:formula="of:=1-13.8*13.8*1E+030/([.B48]*[.B48]+1/9.3/9.3*1E+030)" office:value-type="float" office:value="0.988036514518817" calcext:value-type="float">
            <text:p>0.9880365145</text:p>
          </table:table-cell>
          <table:table-cell table:formula="of:=13.8*13.8/9.3*1E+045/[.B48]/([.B48]*[.B48]+1/9.3/9.3*1E+030)" office:value-type="float" office:value="0.0000101958799449159" calcext:value-type="float">
            <text:p>1.01958799449159E-005</text:p>
          </table:table-cell>
          <table:table-cell table:style-name="ce2" table:formula="of:=1-13.8*13.8*1E+030/([.B48]*[.B48]+[.D48]*[.D48])" office:value-type="float" office:value="0.988036505829379" calcext:value-type="float">
            <text:p>0.9880365058</text:p>
          </table:table-cell>
          <table:table-cell table:formula="of:=13.8*13.8*1E+030*[.D48]/[.B48]/([.B48]*[.B48]+[.D48]*[.D48])" office:value-type="float" office:value="6.19186042907862E-021" calcext:value-type="float">
            <text:p>6.19186042907862E-021</text:p>
          </table:table-cell>
          <table:table-cell table:number-columns-repeated="1014"/>
        </table:table-row>
        <table:table-row table:style-name="ro2">
          <table:table-cell office:value-type="float" office:value="19841.3" calcext:value-type="float">
            <text:p>19841.3</text:p>
          </table:table-cell>
          <table:table-cell table:style-name="ce1" table:formula="of:=[.A49]*1000000000000*2*PI()" office:value-type="float" office:value="1.24666564635342E+017" calcext:value-type="float">
            <text:p>1.25E+17</text:p>
          </table:table-cell>
          <table:table-cell office:value-type="float" office:value="0.881" calcext:value-type="float">
            <text:p>0.881</text:p>
          </table:table-cell>
          <table:table-cell office:value-type="float" office:value="0.0682" calcext:value-type="float">
            <text:p>0.0682</text:p>
          </table:table-cell>
          <table:table-cell office:value-type="float" office:value="-0.780812" calcext:value-type="float">
            <text:p>-0.780812</text:p>
          </table:table-cell>
          <table:table-cell office:value-type="float" office:value="0.120168" calcext:value-type="float">
            <text:p>0.120168</text:p>
          </table:table-cell>
          <table:table-cell table:style-name="ce2" table:formula="of:=1-13.8*13.8*1E+030/([.B49]*[.B49]+1/9.3/9.3*1E+030)" office:value-type="float" office:value="0.987746564596834" calcext:value-type="float">
            <text:p>0.9877465646</text:p>
          </table:table-cell>
          <table:table-cell table:formula="of:=13.8*13.8/9.3*1E+045/[.B49]/([.B49]*[.B49]+1/9.3/9.3*1E+030)" office:value-type="float" office:value="0.0000105687816385981" calcext:value-type="float">
            <text:p>1.05687816385981E-005</text:p>
          </table:table-cell>
          <table:table-cell table:style-name="ce2" table:formula="of:=1-13.8*13.8*1E+030/([.B49]*[.B49]+[.D49]*[.D49])" office:value-type="float" office:value="0.987746555481093" calcext:value-type="float">
            <text:p>0.9877465555</text:p>
          </table:table-cell>
          <table:table-cell table:formula="of:=13.8*13.8*1E+030*[.D49]/[.B49]/([.B49]*[.B49]+[.D49]*[.D49])" office:value-type="float" office:value="6.70336042894795E-021" calcext:value-type="float">
            <text:p>6.70336042894795E-021</text:p>
          </table:table-cell>
          <table:table-cell table:number-columns-repeated="1014"/>
        </table:table-row>
        <table:table-row table:style-name="ro2">
          <table:table-cell office:value-type="float" office:value="19354.8" calcext:value-type="float">
            <text:p>19354.8</text:p>
          </table:table-cell>
          <table:table-cell table:style-name="ce1" table:formula="of:=[.A50]*1000000000000*2*PI()" office:value-type="float" office:value="1.21609794983399E+017" calcext:value-type="float">
            <text:p>1.22E+17</text:p>
          </table:table-cell>
          <table:table-cell office:value-type="float" office:value="0.878" calcext:value-type="float">
            <text:p>0.878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776539" calcext:value-type="float">
            <text:p>-0.776539</text:p>
          </table:table-cell>
          <table:table-cell office:value-type="float" office:value="0.132051" calcext:value-type="float">
            <text:p>0.132051</text:p>
          </table:table-cell>
          <table:table-cell table:style-name="ce2" table:formula="of:=1-13.8*13.8*1E+030/([.B50]*[.B50]+1/9.3/9.3*1E+030)" office:value-type="float" office:value="0.987122821356938" calcext:value-type="float">
            <text:p>0.9871228214</text:p>
          </table:table-cell>
          <table:table-cell table:formula="of:=13.8*13.8/9.3*1E+045/[.B50]/([.B50]*[.B50]+1/9.3/9.3*1E+030)" office:value-type="float" office:value="0.0000113859485170124" calcext:value-type="float">
            <text:p>1.13859485170124E-005</text:p>
          </table:table-cell>
          <table:table-cell table:style-name="ce2" table:formula="of:=1-13.8*13.8*1E+030/([.B50]*[.B50]+[.D50]*[.D50])" office:value-type="float" office:value="0.987122811289529" calcext:value-type="float">
            <text:p>0.9871228113</text:p>
          </table:table-cell>
          <table:table-cell table:formula="of:=13.8*13.8*1E+030*[.D50]/[.B50]/([.B50]*[.B50]+[.D50]*[.D50])" office:value-type="float" office:value="7.96288318025399E-021" calcext:value-type="float">
            <text:p>7.96288318025399E-021</text:p>
          </table:table-cell>
          <table:table-cell table:number-columns-repeated="1014"/>
        </table:table-row>
        <table:table-row table:style-name="ro2">
          <table:table-cell office:value-type="float" office:value="18879.8" calcext:value-type="float">
            <text:p>18879.8</text:p>
          </table:table-cell>
          <table:table-cell table:style-name="ce1" table:formula="of:=[.A51]*1000000000000*2*PI()" office:value-type="float" office:value="1.18625281962489E+017" calcext:value-type="float">
            <text:p>1.19E+17</text:p>
          </table:table-cell>
          <table:table-cell office:value-type="float" office:value="0.875" calcext:value-type="float">
            <text:p>0.875</text:p>
          </table:table-cell>
          <table:table-cell office:value-type="float" office:value="0.0818" calcext:value-type="float">
            <text:p>0.0818</text:p>
          </table:table-cell>
          <table:table-cell office:value-type="float" office:value="-0.772316" calcext:value-type="float">
            <text:p>-0.772316</text:p>
          </table:table-cell>
          <table:table-cell office:value-type="float" office:value="0.14315" calcext:value-type="float">
            <text:p>0.14315</text:p>
          </table:table-cell>
          <table:table-cell table:style-name="ce2" table:formula="of:=1-13.8*13.8*1E+030/([.B51]*[.B51]+1/9.3/9.3*1E+030)" office:value-type="float" office:value="0.986466712733616" calcext:value-type="float">
            <text:p>0.9864667127</text:p>
          </table:table-cell>
          <table:table-cell table:formula="of:=13.8*13.8/9.3*1E+045/[.B51]/([.B51]*[.B51]+1/9.3/9.3*1E+030)" office:value-type="float" office:value="0.0000122671335747913" calcext:value-type="float">
            <text:p>1.22671335747913E-005</text:p>
          </table:table-cell>
          <table:table-cell table:style-name="ce2" table:formula="of:=1-13.8*13.8*1E+030/([.B51]*[.B51]+[.D51]*[.D51])" office:value-type="float" office:value="0.986466701614176" calcext:value-type="float">
            <text:p>0.9864667016</text:p>
          </table:table-cell>
          <table:table-cell table:formula="of:=13.8*13.8*1E+030*[.D51]/[.B51]/([.B51]*[.B51]+[.D51]*[.D51])" office:value-type="float" office:value="9.33210686327763E-021" calcext:value-type="float">
            <text:p>9.33210686327763E-021</text:p>
          </table:table-cell>
          <table:table-cell table:number-columns-repeated="1014"/>
        </table:table-row>
        <table:table-row table:style-name="ro2">
          <table:table-cell office:value-type="float" office:value="18393.6" calcext:value-type="float">
            <text:p>18393.6</text:p>
          </table:table-cell>
          <table:table-cell table:style-name="ce1" table:formula="of:=[.A52]*1000000000000*2*PI()" office:value-type="float" office:value="1.15570397266138E+017" calcext:value-type="float">
            <text:p>1.16E+17</text:p>
          </table:table-cell>
          <table:table-cell office:value-type="float" office:value="0.873" calcext:value-type="float">
            <text:p>0.873</text:p>
          </table:table-cell>
          <table:table-cell office:value-type="float" office:value="0.0871" calcext:value-type="float">
            <text:p>0.0871</text:p>
          </table:table-cell>
          <table:table-cell office:value-type="float" office:value="-0.769715" calcext:value-type="float">
            <text:p>-0.769715</text:p>
          </table:table-cell>
          <table:table-cell office:value-type="float" office:value="0.152077" calcext:value-type="float">
            <text:p>0.152077</text:p>
          </table:table-cell>
          <table:table-cell table:style-name="ce2" table:formula="of:=1-13.8*13.8*1E+030/([.B52]*[.B52]+1/9.3/9.3*1E+030)" office:value-type="float" office:value="0.985741803864139" calcext:value-type="float">
            <text:p>0.9857418039</text:p>
          </table:table-cell>
          <table:table-cell table:formula="of:=13.8*13.8/9.3*1E+045/[.B52]/([.B52]*[.B52]+1/9.3/9.3*1E+030)" office:value-type="float" office:value="0.0000132658483981573" calcext:value-type="float">
            <text:p>1.32658483981573E-005</text:p>
          </table:table-cell>
          <table:table-cell table:style-name="ce2" table:formula="of:=1-13.8*13.8*1E+030/([.B52]*[.B52]+[.D52]*[.D52])" office:value-type="float" office:value="0.985741791521573" calcext:value-type="float">
            <text:p>0.9857417915</text:p>
          </table:table-cell>
          <table:table-cell table:formula="of:=13.8*13.8*1E+030*[.D52]/[.B52]/([.B52]*[.B52]+[.D52]*[.D52])" office:value-type="float" office:value="1.07457444799741E-020" calcext:value-type="float">
            <text:p>1.07457444799741E-020</text:p>
          </table:table-cell>
          <table:table-cell table:number-columns-repeated="1014"/>
        </table:table-row>
        <table:table-row table:style-name="ro2">
          <table:table-cell office:value-type="float" office:value="17910.4" calcext:value-type="float">
            <text:p>17910.4</text:p>
          </table:table-cell>
          <table:table-cell table:style-name="ce1" table:formula="of:=[.A53]*1000000000000*2*PI()" office:value-type="float" office:value="1.12534362125709E+017" calcext:value-type="float">
            <text:p>1.13E+17</text:p>
          </table:table-cell>
          <table:table-cell office:value-type="float" office:value="0.869" calcext:value-type="float">
            <text:p>0.869</text:p>
          </table:table-cell>
          <table:table-cell office:value-type="float" office:value="0.0927" calcext:value-type="float">
            <text:p>0.0927</text:p>
          </table:table-cell>
          <table:table-cell office:value-type="float" office:value="-0.763754" calcext:value-type="float">
            <text:p>-0.763754</text:p>
          </table:table-cell>
          <table:table-cell office:value-type="float" office:value="0.161113" calcext:value-type="float">
            <text:p>0.161113</text:p>
          </table:table-cell>
          <table:table-cell table:style-name="ce2" table:formula="of:=1-13.8*13.8*1E+030/([.B53]*[.B53]+1/9.3/9.3*1E+030)" office:value-type="float" office:value="0.984962090421429" calcext:value-type="float">
            <text:p>0.9849620904</text:p>
          </table:table-cell>
          <table:table-cell table:formula="of:=13.8*13.8/9.3*1E+045/[.B53]/([.B53]*[.B53]+1/9.3/9.3*1E+030)" office:value-type="float" office:value="0.0000143687625186982" calcext:value-type="float">
            <text:p>1.43687625186982E-005</text:p>
          </table:table-cell>
          <table:table-cell table:style-name="ce2" table:formula="of:=1-13.8*13.8*1E+030/([.B53]*[.B53]+[.D53]*[.D53])" office:value-type="float" office:value="0.984962076692039" calcext:value-type="float">
            <text:p>0.9849620767</text:p>
          </table:table-cell>
          <table:table-cell table:formula="of:=13.8*13.8*1E+030*[.D53]/[.B53]/([.B53]*[.B53]+[.D53]*[.D53])" office:value-type="float" office:value="1.23874651645584E-020" calcext:value-type="float">
            <text:p>1.23874651645584E-020</text:p>
          </table:table-cell>
          <table:table-cell table:number-columns-repeated="1014"/>
        </table:table-row>
        <table:table-row table:style-name="ro2">
          <table:table-cell office:value-type="float" office:value="17421.6" calcext:value-type="float">
            <text:p>17421.6</text:p>
          </table:table-cell>
          <table:table-cell table:style-name="ce1" table:formula="of:=[.A54]*1000000000000*2*PI()" office:value-type="float" office:value="1.0946314114756E+017" calcext:value-type="float">
            <text:p>1.09E+17</text:p>
          </table:table-cell>
          <table:table-cell office:value-type="float" office:value="0.862" calcext:value-type="float">
            <text:p>0.862</text:p>
          </table:table-cell>
          <table:table-cell office:value-type="float" office:value="0.0997" calcext:value-type="float">
            <text:p>0.0997</text:p>
          </table:table-cell>
          <table:table-cell office:value-type="float" office:value="-0.752984" calcext:value-type="float">
            <text:p>-0.752984</text:p>
          </table:table-cell>
          <table:table-cell office:value-type="float" office:value="0.171883" calcext:value-type="float">
            <text:p>0.171883</text:p>
          </table:table-cell>
          <table:table-cell table:style-name="ce2" table:formula="of:=1-13.8*13.8*1E+030/([.B54]*[.B54]+1/9.3/9.3*1E+030)" office:value-type="float" office:value="0.984106412368875" calcext:value-type="float">
            <text:p>0.9841064124</text:p>
          </table:table-cell>
          <table:table-cell table:formula="of:=13.8*13.8/9.3*1E+045/[.B54]/([.B54]*[.B54]+1/9.3/9.3*1E+030)" office:value-type="float" office:value="0.0000156124509073014" calcext:value-type="float">
            <text:p>1.56124509073014E-005</text:p>
          </table:table-cell>
          <table:table-cell table:style-name="ce2" table:formula="of:=1-13.8*13.8*1E+030/([.B54]*[.B54]+[.D54]*[.D54])" office:value-type="float" office:value="0.984106397032588" calcext:value-type="float">
            <text:p>0.984106397</text:p>
          </table:table-cell>
          <table:table-cell table:formula="of:=13.8*13.8*1E+030*[.D54]/[.B54]/([.B54]*[.B54]+[.D54]*[.D54])" office:value-type="float" office:value="1.44760345741853E-020" calcext:value-type="float">
            <text:p>1.44760345741853E-020</text:p>
          </table:table-cell>
          <table:table-cell table:number-columns-repeated="1014"/>
        </table:table-row>
        <table:table-row table:style-name="ro2">
          <table:table-cell office:value-type="float" office:value="16939.6" calcext:value-type="float">
            <text:p>16939.6</text:p>
          </table:table-cell>
          <table:table-cell table:style-name="ce1" table:formula="of:=[.A55]*1000000000000*2*PI()" office:value-type="float" office:value="1.06434645829499E+017" calcext:value-type="float">
            <text:p>1.06E+17</text:p>
          </table:table-cell>
          <table:table-cell office:value-type="float" office:value="0.857" calcext:value-type="float">
            <text:p>0.857</text:p>
          </table:table-cell>
          <table:table-cell office:value-type="float" office:value="0.112" calcext:value-type="float">
            <text:p>0.112</text:p>
          </table:table-cell>
          <table:table-cell office:value-type="float" office:value="-0.746993" calcext:value-type="float">
            <text:p>-0.746993</text:p>
          </table:table-cell>
          <table:table-cell office:value-type="float" office:value="0.191968" calcext:value-type="float">
            <text:p>0.191968</text:p>
          </table:table-cell>
          <table:table-cell table:style-name="ce2" table:formula="of:=1-13.8*13.8*1E+030/([.B55]*[.B55]+1/9.3/9.3*1E+030)" office:value-type="float" office:value="0.983189071893407" calcext:value-type="float">
            <text:p>0.9831890719</text:p>
          </table:table-cell>
          <table:table-cell table:formula="of:=13.8*13.8/9.3*1E+045/[.B55]/([.B55]*[.B55]+1/9.3/9.3*1E+030)" office:value-type="float" office:value="0.0000169834424123885" calcext:value-type="float">
            <text:p>1.69834424123885E-005</text:p>
          </table:table-cell>
          <table:table-cell table:style-name="ce2" table:formula="of:=1-13.8*13.8*1E+030/([.B55]*[.B55]+[.D55]*[.D55])" office:value-type="float" office:value="0.98318905473568" calcext:value-type="float">
            <text:p>0.9831890547</text:p>
          </table:table-cell>
          <table:table-cell table:formula="of:=13.8*13.8*1E+030*[.D55]/[.B55]/([.B55]*[.B55]+[.D55]*[.D55])" office:value-type="float" office:value="1.76899716716302E-020" calcext:value-type="float">
            <text:p>1.76899716716302E-020</text:p>
          </table:table-cell>
          <table:table-cell table:number-columns-repeated="1014"/>
        </table:table-row>
        <table:table-row table:style-name="ro2">
          <table:table-cell office:value-type="float" office:value="16456.4" calcext:value-type="float">
            <text:p>16456.4</text:p>
          </table:table-cell>
          <table:table-cell table:style-name="ce1" table:formula="of:=[.A56]*1000000000000*2*PI()" office:value-type="float" office:value="1.0339861068907E+017" calcext:value-type="float">
            <text:p>1.03E+17</text:p>
          </table:table-cell>
          <table:table-cell office:value-type="float" office:value="0.855" calcext:value-type="float">
            <text:p>0.855</text:p>
          </table:table-cell>
          <table:table-cell office:value-type="float" office:value="0.124" calcext:value-type="float">
            <text:p>0.124</text:p>
          </table:table-cell>
          <table:table-cell office:value-type="float" office:value="-0.746401" calcext:value-type="float">
            <text:p>-0.746401</text:p>
          </table:table-cell>
          <table:table-cell office:value-type="float" office:value="0.21204" calcext:value-type="float">
            <text:p>0.21204</text:p>
          </table:table-cell>
          <table:table-cell table:style-name="ce2" table:formula="of:=1-13.8*13.8*1E+030/([.B56]*[.B56]+1/9.3/9.3*1E+030)" office:value-type="float" office:value="0.982187359771998" calcext:value-type="float">
            <text:p>0.9821873598</text:p>
          </table:table-cell>
          <table:table-cell table:formula="of:=13.8*13.8/9.3*1E+045/[.B56]/([.B56]*[.B56]+1/9.3/9.3*1E+030)" office:value-type="float" office:value="0.0000185238239291681" calcext:value-type="float">
            <text:p>1.85238239291681E-005</text:p>
          </table:table-cell>
          <table:table-cell table:style-name="ce2" table:formula="of:=1-13.8*13.8*1E+030/([.B56]*[.B56]+[.D56]*[.D56])" office:value-type="float" office:value="0.982187340508596" calcext:value-type="float">
            <text:p>0.9821873405</text:p>
          </table:table-cell>
          <table:table-cell table:formula="of:=13.8*13.8*1E+030*[.D56]/[.B56]/([.B56]*[.B56]+[.D56]*[.D56])" office:value-type="float" office:value="2.13616968566057E-020" calcext:value-type="float">
            <text:p>2.13616968566057E-020</text:p>
          </table:table-cell>
          <table:table-cell table:number-columns-repeated="1014"/>
        </table:table-row>
        <table:table-row table:style-name="ro2">
          <table:table-cell office:value-type="float" office:value="15974.4" calcext:value-type="float">
            <text:p>15974.4</text:p>
          </table:table-cell>
          <table:table-cell table:style-name="ce1" table:formula="of:=[.A57]*1000000000000*2*PI()" office:value-type="float" office:value="1.0037011537101E+017" calcext:value-type="float">
            <text:p>1.00E+17</text:p>
          </table:table-cell>
          <table:table-cell office:value-type="float" office:value="0.856" calcext:value-type="float">
            <text:p>0.856</text:p>
          </table:table-cell>
          <table:table-cell office:value-type="float" office:value="0.136" calcext:value-type="float">
            <text:p>0.136</text:p>
          </table:table-cell>
          <table:table-cell office:value-type="float" office:value="-0.751232" calcext:value-type="float">
            <text:p>-0.751232</text:p>
          </table:table-cell>
          <table:table-cell office:value-type="float" office:value="0.232832" calcext:value-type="float">
            <text:p>0.232832</text:p>
          </table:table-cell>
          <table:table-cell table:style-name="ce2" table:formula="of:=1-13.8*13.8*1E+030/([.B57]*[.B57]+1/9.3/9.3*1E+030)" office:value-type="float" office:value="0.981096212457678" calcext:value-type="float">
            <text:p>0.9810962125</text:p>
          </table:table-cell>
          <table:table-cell table:formula="of:=13.8*13.8/9.3*1E+045/[.B57]/([.B57]*[.B57]+1/9.3/9.3*1E+030)" office:value-type="float" office:value="0.0000202516986218243" calcext:value-type="float">
            <text:p>2.02516986218243E-005</text:p>
          </table:table-cell>
          <table:table-cell table:style-name="ce2" table:formula="of:=1-13.8*13.8*1E+030/([.B57]*[.B57]+[.D57]*[.D57])" office:value-type="float" office:value="0.981096190761957" calcext:value-type="float">
            <text:p>0.9810961908</text:p>
          </table:table-cell>
          <table:table-cell table:formula="of:=13.8*13.8*1E+030*[.D57]/[.B57]/([.B57]*[.B57]+[.D57]*[.D57])" office:value-type="float" office:value="2.56143778142595E-020" calcext:value-type="float">
            <text:p>2.56143778142595E-020</text:p>
          </table:table-cell>
          <table:table-cell table:number-columns-repeated="1014"/>
        </table:table-row>
        <table:table-row table:style-name="ro2">
          <table:table-cell office:value-type="float" office:value="15487.9" calcext:value-type="float">
            <text:p>15487.9</text:p>
          </table:table-cell>
          <table:table-cell table:style-name="ce1" table:formula="of:=[.A58]*1000000000000*2*PI()" office:value-type="float" office:value="9.73133457190667E+016" calcext:value-type="float">
            <text:p>9.73E+16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7" calcext:value-type="float">
            <text:p>0.147</text:p>
          </table:table-cell>
          <table:table-cell office:value-type="float" office:value="-0.756058" calcext:value-type="float">
            <text:p>-0.756058</text:p>
          </table:table-cell>
          <table:table-cell office:value-type="float" office:value="0.251958" calcext:value-type="float">
            <text:p>0.251958</text:p>
          </table:table-cell>
          <table:table-cell table:style-name="ce2" table:formula="of:=1-13.8*13.8*1E+030/([.B58]*[.B58]+1/9.3/9.3*1E+030)" office:value-type="float" office:value="0.979889964647062" calcext:value-type="float">
            <text:p>0.9798899646</text:p>
          </table:table-cell>
          <table:table-cell table:formula="of:=13.8*13.8/9.3*1E+045/[.B58]/([.B58]*[.B58]+1/9.3/9.3*1E+030)" office:value-type="float" office:value="0.0000222206869655016" calcext:value-type="float">
            <text:p>2.22206869655016E-005</text:p>
          </table:table-cell>
          <table:table-cell table:style-name="ce2" table:formula="of:=1-13.8*13.8*1E+030/([.B58]*[.B58]+[.D58]*[.D58])" office:value-type="float" office:value="0.9798899400942" calcext:value-type="float">
            <text:p>0.9798899401</text:p>
          </table:table-cell>
          <table:table-cell table:formula="of:=13.8*13.8*1E+030*[.D58]/[.B58]/([.B58]*[.B58]+[.D58]*[.D58])" office:value-type="float" office:value="3.03779382397025E-020" calcext:value-type="float">
            <text:p>3.03779382397025E-020</text:p>
          </table:table-cell>
          <table:table-cell table:number-columns-repeated="1014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1" table:formula="of:=[.A59]*1000000000000*2*PI()" office:value-type="float" office:value="9.42477796076938E+016" calcext:value-type="float">
            <text:p>9.42E+16</text:p>
          </table:table-cell>
          <table:table-cell office:value-type="float" office:value="0.859" calcext:value-type="float">
            <text:p>0.859</text:p>
          </table:table-cell>
          <table:table-cell office:value-type="float" office:value="0.156" calcext:value-type="float">
            <text:p>0.156</text:p>
          </table:table-cell>
          <table:table-cell office:value-type="float" office:value="-0.762217" calcext:value-type="float">
            <text:p>-0.762217</text:p>
          </table:table-cell>
          <table:table-cell office:value-type="float" office:value="0.268008" calcext:value-type="float">
            <text:p>0.268008</text:p>
          </table:table-cell>
          <table:table-cell table:style-name="ce2" table:formula="of:=1-13.8*13.8*1E+030/([.B59]*[.B59]+1/9.3/9.3*1E+030)" office:value-type="float" office:value="0.978560465447899" calcext:value-type="float">
            <text:p>0.9785604654</text:p>
          </table:table-cell>
          <table:table-cell table:formula="of:=13.8*13.8/9.3*1E+045/[.B59]/([.B59]*[.B59]+1/9.3/9.3*1E+030)" office:value-type="float" office:value="0.0000244602716957446" calcext:value-type="float">
            <text:p>2.44602716957446E-005</text:p>
          </table:table-cell>
          <table:table-cell table:style-name="ce2" table:formula="of:=1-13.8*13.8*1E+030/([.B59]*[.B59]+[.D59]*[.D59])" office:value-type="float" office:value="0.978560437541281" calcext:value-type="float">
            <text:p>0.9785604375</text:p>
          </table:table-cell>
          <table:table-cell table:formula="of:=13.8*13.8*1E+030*[.D59]/[.B59]/([.B59]*[.B59]+[.D59]*[.D59])" office:value-type="float" office:value="3.54870083675381E-020" calcext:value-type="float">
            <text:p>3.54870083675381E-020</text:p>
          </table:table-cell>
          <table:table-cell table:number-columns-repeated="1014"/>
        </table:table-row>
        <table:table-row table:style-name="ro2">
          <table:table-cell office:value-type="float" office:value="14520.8" calcext:value-type="float">
            <text:p>14520.8</text:p>
          </table:table-cell>
          <table:table-cell table:style-name="ce1" table:formula="of:=[.A60]*1000000000000*2*PI()" office:value-type="float" office:value="9.12368772084933E+016" calcext:value-type="float">
            <text:p>9.12E+16</text:p>
          </table:table-cell>
          <table:table-cell office:value-type="float" office:value="0.863" calcext:value-type="float">
            <text:p>0.863</text:p>
          </table:table-cell>
          <table:table-cell office:value-type="float" office:value="0.162" calcext:value-type="float">
            <text:p>0.162</text:p>
          </table:table-cell>
          <table:table-cell office:value-type="float" office:value="-0.771013" calcext:value-type="float">
            <text:p>-0.771013</text:p>
          </table:table-cell>
          <table:table-cell office:value-type="float" office:value="0.279612" calcext:value-type="float">
            <text:p>0.279612</text:p>
          </table:table-cell>
          <table:table-cell table:style-name="ce2" table:formula="of:=1-13.8*13.8*1E+030/([.B60]*[.B60]+1/9.3/9.3*1E+030)" office:value-type="float" office:value="0.977122069026925" calcext:value-type="float">
            <text:p>0.977122069</text:p>
          </table:table-cell>
          <table:table-cell table:formula="of:=13.8*13.8/9.3*1E+045/[.B60]/([.B60]*[.B60]+1/9.3/9.3*1E+030)" office:value-type="float" office:value="0.0000269627003139146" calcext:value-type="float">
            <text:p>2.69627003139146E-005</text:p>
          </table:table-cell>
          <table:table-cell table:style-name="ce2" table:formula="of:=1-13.8*13.8*1E+030/([.B60]*[.B60]+[.D60]*[.D60])" office:value-type="float" office:value="0.977122037250135" calcext:value-type="float">
            <text:p>0.9771220373</text:p>
          </table:table-cell>
          <table:table-cell table:formula="of:=13.8*13.8*1E+030*[.D60]/[.B60]/([.B60]*[.B60]+[.D60]*[.D60])" office:value-type="float" office:value="4.06220607157428E-020" calcext:value-type="float">
            <text:p>4.06220607157428E-020</text:p>
          </table:table-cell>
          <table:table-cell table:number-columns-repeated="1014"/>
        </table:table-row>
        <table:table-row table:style-name="ro2">
          <table:table-cell office:value-type="float" office:value="14031.8" calcext:value-type="float">
            <text:p>14031.8</text:p>
          </table:table-cell>
          <table:table-cell table:style-name="ce1" table:formula="of:=[.A61]*1000000000000*2*PI()" office:value-type="float" office:value="8.81643995932825E+016" calcext:value-type="float">
            <text:p>8.82E+16</text:p>
          </table:table-cell>
          <table:table-cell office:value-type="float" office:value="0.861" calcext:value-type="float">
            <text:p>0.861</text:p>
          </table:table-cell>
          <table:table-cell office:value-type="float" office:value="0.166" calcext:value-type="float">
            <text:p>0.166</text:p>
          </table:table-cell>
          <table:table-cell office:value-type="float" office:value="-0.768877" calcext:value-type="float">
            <text:p>-0.768877</text:p>
          </table:table-cell>
          <table:table-cell office:value-type="float" office:value="0.285852" calcext:value-type="float">
            <text:p>0.285852</text:p>
          </table:table-cell>
          <table:table-cell table:style-name="ce2" table:formula="of:=1-13.8*13.8*1E+030/([.B61]*[.B61]+1/9.3/9.3*1E+030)" office:value-type="float" office:value="0.975499721661583" calcext:value-type="float">
            <text:p>0.9754997217</text:p>
          </table:table-cell>
          <table:table-cell table:formula="of:=13.8*13.8/9.3*1E+045/[.B61]/([.B61]*[.B61]+1/9.3/9.3*1E+030)" office:value-type="float" office:value="0.0000298809785260914" calcext:value-type="float">
            <text:p>0.000029881</text:p>
          </table:table-cell>
          <table:table-cell table:style-name="ce2" table:formula="of:=1-13.8*13.8*1E+030/([.B61]*[.B61]+[.D61]*[.D61])" office:value-type="float" office:value="0.975499685218206" calcext:value-type="float">
            <text:p>0.9754996852</text:p>
          </table:table-cell>
          <table:table-cell table:formula="of:=13.8*13.8*1E+030*[.D61]/[.B61]/([.B61]*[.B61]+[.D61]*[.D61])" office:value-type="float" office:value="4.61303232658517E-020" calcext:value-type="float">
            <text:p>4.61303232658517E-020</text:p>
          </table:table-cell>
          <table:table-cell table:number-columns-repeated="1014"/>
        </table:table-row>
        <table:table-row table:style-name="ro2">
          <table:table-cell office:value-type="float" office:value="13550.1" calcext:value-type="float">
            <text:p>13550.1</text:p>
          </table:table-cell>
          <table:table-cell table:style-name="ce1" table:formula="of:=[.A62]*1000000000000*2*PI()" office:value-type="float" office:value="8.51377892308141E+016" calcext:value-type="float">
            <text:p>8.51E+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171" calcext:value-type="float">
            <text:p>0.171</text:p>
          </table:table-cell>
          <table:table-cell office:value-type="float" office:value="-0.761977" calcext:value-type="float">
            <text:p>-0.761977</text:p>
          </table:table-cell>
          <table:table-cell office:value-type="float" office:value="0.292752" calcext:value-type="float">
            <text:p>0.292752</text:p>
          </table:table-cell>
          <table:table-cell table:style-name="ce2" table:formula="of:=1-13.8*13.8*1E+030/([.B62]*[.B62]+1/9.3/9.3*1E+030)" office:value-type="float" office:value="0.97372681386149" calcext:value-type="float">
            <text:p>0.9737268139</text:p>
          </table:table-cell>
          <table:table-cell table:formula="of:=13.8*13.8/9.3*1E+045/[.B62]/([.B62]*[.B62]+1/9.3/9.3*1E+030)" office:value-type="float" office:value="0.0000331823718216998" calcext:value-type="float">
            <text:p>3.31823718216998E-005</text:p>
          </table:table-cell>
          <table:table-cell table:style-name="ce2" table:formula="of:=1-13.8*13.8*1E+030/([.B62]*[.B62]+[.D62]*[.D62])" office:value-type="float" office:value="0.973726771952991" calcext:value-type="float">
            <text:p>0.973726772</text:p>
          </table:table-cell>
          <table:table-cell table:formula="of:=13.8*13.8*1E+030*[.D62]/[.B62]/([.B62]*[.B62]+[.D62]*[.D62])" office:value-type="float" office:value="5.27700100816392E-020" calcext:value-type="float">
            <text:p>5.27700100816392E-020</text:p>
          </table:table-cell>
          <table:table-cell table:number-columns-repeated="1014"/>
        </table:table-row>
        <table:table-row table:style-name="ro2">
          <table:table-cell office:value-type="float" office:value="13066.2" calcext:value-type="float">
            <text:p>13066.2</text:p>
          </table:table-cell>
          <table:table-cell table:style-name="ce1" table:formula="of:=[.A63]*1000000000000*2*PI()" office:value-type="float" office:value="8.20973558606699E+016" calcext:value-type="float">
            <text:p>8.21E+16</text:p>
          </table:table-cell>
          <table:table-cell office:value-type="float" office:value="0.848" calcext:value-type="float">
            <text:p>0.848</text:p>
          </table:table-cell>
          <table:table-cell office:value-type="float" office:value="0.18" calcext:value-type="float">
            <text:p>0.18</text:p>
          </table:table-cell>
          <table:table-cell office:value-type="float" office:value="-0.751504" calcext:value-type="float">
            <text:p>-0.751504</text:p>
          </table:table-cell>
          <table:table-cell office:value-type="float" office:value="0.30528" calcext:value-type="float">
            <text:p>0.30528</text:p>
          </table:table-cell>
          <table:table-cell table:style-name="ce2" table:formula="of:=1-13.8*13.8*1E+030/([.B63]*[.B63]+1/9.3/9.3*1E+030)" office:value-type="float" office:value="0.971744754305916" calcext:value-type="float">
            <text:p>0.9717447543</text:p>
          </table:table-cell>
          <table:table-cell table:formula="of:=13.8*13.8/9.3*1E+045/[.B63]/([.B63]*[.B63]+1/9.3/9.3*1E+030)" office:value-type="float" office:value="0.0000370072632654054" calcext:value-type="float">
            <text:p>3.70072632654054E-005</text:p>
          </table:table-cell>
          <table:table-cell table:style-name="ce2" table:formula="of:=1-13.8*13.8*1E+030/([.B63]*[.B63]+[.D63]*[.D63])" office:value-type="float" office:value="0.971744705835711" calcext:value-type="float">
            <text:p>0.9717447058</text:p>
          </table:table-cell>
          <table:table-cell table:formula="of:=13.8*13.8*1E+030*[.D63]/[.B63]/([.B63]*[.B63]+[.D63]*[.D63])" office:value-type="float" office:value="6.19502649781253E-020" calcext:value-type="float">
            <text:p>6.19502649781253E-020</text:p>
          </table:table-cell>
          <table:table-cell table:number-columns-repeated="1014"/>
        </table:table-row>
        <table:table-row table:style-name="ro2">
          <table:table-cell office:value-type="float" office:value="12583.9" calcext:value-type="float">
            <text:p>12583.9</text:p>
          </table:table-cell>
          <table:table-cell table:style-name="ce1" table:formula="of:=[.A64]*1000000000000*2*PI()" office:value-type="float" office:value="7.90669755870172E+016" calcext:value-type="float">
            <text:p>7.91E+16</text:p>
          </table:table-cell>
          <table:table-cell office:value-type="float" office:value="0.839" calcext:value-type="float">
            <text:p>0.839</text:p>
          </table:table-cell>
          <table:table-cell office:value-type="float" office:value="0.19" calcext:value-type="float">
            <text:p>0.19</text:p>
          </table:table-cell>
          <table:table-cell office:value-type="float" office:value="-0.740021" calcext:value-type="float">
            <text:p>-0.740021</text:p>
          </table:table-cell>
          <table:table-cell office:value-type="float" office:value="0.31882" calcext:value-type="float">
            <text:p>0.31882</text:p>
          </table:table-cell>
          <table:table-cell table:style-name="ce2" table:formula="of:=1-13.8*13.8*1E+030/([.B64]*[.B64]+1/9.3/9.3*1E+030)" office:value-type="float" office:value="0.969537389608765" calcext:value-type="float">
            <text:p>0.9695373896</text:p>
          </table:table-cell>
          <table:table-cell table:formula="of:=13.8*13.8/9.3*1E+045/[.B64]/([.B64]*[.B64]+1/9.3/9.3*1E+030)" office:value-type="float" office:value="0.0000414275300163582" calcext:value-type="float">
            <text:p>4.14275300163582E-005</text:p>
          </table:table-cell>
          <table:table-cell table:style-name="ce2" table:formula="of:=1-13.8*13.8*1E+030/([.B64]*[.B64]+[.D64]*[.D64])" office:value-type="float" office:value="0.969537333269528" calcext:value-type="float">
            <text:p>0.9695373333</text:p>
          </table:table-cell>
          <table:table-cell table:formula="of:=13.8*13.8*1E+030*[.D64]/[.B64]/([.B64]*[.B64]+[.D64]*[.D64])" office:value-type="float" office:value="7.3202580923559E-020" calcext:value-type="float">
            <text:p>7.3202580923559E-020</text:p>
          </table:table-cell>
          <table:table-cell table:number-columns-repeated="1014"/>
        </table:table-row>
        <table:table-row table:style-name="ro2">
          <table:table-cell office:value-type="float" office:value="12096.8" calcext:value-type="float">
            <text:p>12096.8</text:p>
          </table:table-cell>
          <table:table-cell table:style-name="ce1" table:formula="of:=[.A65]*1000000000000*2*PI()" office:value-type="float" office:value="7.600643602389E+016" calcext:value-type="float">
            <text:p>7.60E+16</text:p>
          </table:table-cell>
          <table:table-cell office:value-type="float" office:value="0.828" calcext:value-type="float">
            <text:p>0.828</text:p>
          </table:table-cell>
          <table:table-cell office:value-type="float" office:value="0.204" calcext:value-type="float">
            <text:p>0.204</text:p>
          </table:table-cell>
          <table:table-cell office:value-type="float" office:value="-0.7272" calcext:value-type="float">
            <text:p>-0.7272</text:p>
          </table:table-cell>
          <table:table-cell office:value-type="float" office:value="0.337824" calcext:value-type="float">
            <text:p>0.337824</text:p>
          </table:table-cell>
          <table:table-cell table:style-name="ce2" table:formula="of:=1-13.8*13.8*1E+030/([.B65]*[.B65]+1/9.3/9.3*1E+030)" office:value-type="float" office:value="0.967034735392301" calcext:value-type="float">
            <text:p>0.9670347354</text:p>
          </table:table-cell>
          <table:table-cell table:formula="of:=13.8*13.8/9.3*1E+045/[.B65]/([.B65]*[.B65]+1/9.3/9.3*1E+030)" office:value-type="float" office:value="0.0000466362099551747" calcext:value-type="float">
            <text:p>4.66362099551747E-005</text:p>
          </table:table-cell>
          <table:table-cell table:style-name="ce2" table:formula="of:=1-13.8*13.8*1E+030/([.B65]*[.B65]+[.D65]*[.D65])" office:value-type="float" office:value="0.967034669415701" calcext:value-type="float">
            <text:p>0.9670346694</text:p>
          </table:table-cell>
          <table:table-cell table:formula="of:=13.8*13.8*1E+030*[.D65]/[.B65]/([.B65]*[.B65]+[.D65]*[.D65])" office:value-type="float" office:value="8.84783946070459E-020" calcext:value-type="float">
            <text:p>8.84783946070459E-020</text:p>
          </table:table-cell>
          <table:table-cell table:number-columns-repeated="1014"/>
        </table:table-row>
        <table:table-row table:style-name="ro2">
          <table:table-cell office:value-type="float" office:value="11857.7" calcext:value-type="float">
            <text:p>11857.7</text:p>
          </table:table-cell>
          <table:table-cell table:style-name="ce1" table:formula="of:=[.A66]*1000000000000*2*PI()" office:value-type="float" office:value="7.45041264169434E+016" calcext:value-type="float">
            <text:p>7.45E+16</text:p>
          </table:table-cell>
          <table:table-cell office:value-type="float" office:value="0.821" calcext:value-type="float">
            <text:p>0.821</text:p>
          </table:table-cell>
          <table:table-cell office:value-type="float" office:value="0.213" calcext:value-type="float">
            <text:p>0.213</text:p>
          </table:table-cell>
          <table:table-cell office:value-type="float" office:value="-0.71941" calcext:value-type="float">
            <text:p>-0.71941</text:p>
          </table:table-cell>
          <table:table-cell office:value-type="float" office:value="0.349746" calcext:value-type="float">
            <text:p>0.349746</text:p>
          </table:table-cell>
          <table:table-cell table:style-name="ce2" table:formula="of:=1-13.8*13.8*1E+030/([.B66]*[.B66]+1/9.3/9.3*1E+030)" office:value-type="float" office:value="0.965691904168659" calcext:value-type="float">
            <text:p>0.9656919042</text:p>
          </table:table-cell>
          <table:table-cell table:formula="of:=13.8*13.8/9.3*1E+045/[.B66]/([.B66]*[.B66]+1/9.3/9.3*1E+030)" office:value-type="float" office:value="0.000049514607310003" calcext:value-type="float">
            <text:p>4.9514607310003E-005</text:p>
          </table:table-cell>
          <table:table-cell table:style-name="ce2" table:formula="of:=1-13.8*13.8*1E+030/([.B66]*[.B66]+[.D66]*[.D66])" office:value-type="float" office:value="0.965691832707499" calcext:value-type="float">
            <text:p>0.9656918327</text:p>
          </table:table-cell>
          <table:table-cell table:formula="of:=13.8*13.8*1E+030*[.D66]/[.B66]/([.B66]*[.B66]+[.D66]*[.D66])" office:value-type="float" office:value="9.80836899208429E-020" calcext:value-type="float">
            <text:p>9.80836899208429E-020</text:p>
          </table:table-cell>
          <table:table-cell table:number-columns-repeated="1014"/>
        </table:table-row>
        <table:table-row table:style-name="ro2">
          <table:table-cell office:value-type="float" office:value="11614.4" calcext:value-type="float">
            <text:p>11614.4</text:p>
          </table:table-cell>
          <table:table-cell table:style-name="ce1" table:formula="of:=[.A67]*1000000000000*2*PI()" office:value-type="float" office:value="7.29754274317066E+016" calcext:value-type="float">
            <text:p>7.30E+16</text:p>
          </table:table-cell>
          <table:table-cell office:value-type="float" office:value="0.814" calcext:value-type="float">
            <text:p>0.814</text:p>
          </table:table-cell>
          <table:table-cell office:value-type="float" office:value="0.225" calcext:value-type="float">
            <text:p>0.225</text:p>
          </table:table-cell>
          <table:table-cell office:value-type="float" office:value="-0.713221" calcext:value-type="float">
            <text:p>-0.713221</text:p>
          </table:table-cell>
          <table:table-cell office:value-type="float" office:value="0.3663" calcext:value-type="float">
            <text:p>0.3663</text:p>
          </table:table-cell>
          <table:table-cell table:style-name="ce2" table:formula="of:=1-13.8*13.8*1E+030/([.B67]*[.B67]+1/9.3/9.3*1E+030)" office:value-type="float" office:value="0.964239470963182" calcext:value-type="float">
            <text:p>0.964239471</text:p>
          </table:table-cell>
          <table:table-cell table:formula="of:=13.8*13.8/9.3*1E+045/[.B67]/([.B67]*[.B67]+1/9.3/9.3*1E+030)" office:value-type="float" office:value="0.0000526919582567766" calcext:value-type="float">
            <text:p>0.000052692</text:p>
          </table:table-cell>
          <table:table-cell table:style-name="ce2" table:formula="of:=1-13.8*13.8*1E+030/([.B67]*[.B67]+[.D67]*[.D67])" office:value-type="float" office:value="0.964239393323322" calcext:value-type="float">
            <text:p>0.9642393933</text:p>
          </table:table-cell>
          <table:table-cell table:formula="of:=13.8*13.8*1E+030*[.D67]/[.B67]/([.B67]*[.B67]+[.D67]*[.D67])" office:value-type="float" office:value="1.10258162033822E-019" calcext:value-type="float">
            <text:p>1.10258162033822E-019</text:p>
          </table:table-cell>
          <table:table-cell table:number-columns-repeated="1014"/>
        </table:table-row>
        <table:table-row table:style-name="ro2">
          <table:table-cell office:value-type="float" office:value="11372.3" calcext:value-type="float">
            <text:p>11372.3</text:p>
          </table:table-cell>
          <table:table-cell table:style-name="ce1" table:formula="of:=[.A68]*1000000000000*2*PI()" office:value-type="float" office:value="7.14542682688384E+016" calcext:value-type="float">
            <text:p>7.15E+16</text:p>
          </table:table-cell>
          <table:table-cell office:value-type="float" office:value="0.809" calcext:value-type="float">
            <text:p>0.809</text:p>
          </table:table-cell>
          <table:table-cell office:value-type="float" office:value="0.238" calcext:value-type="float">
            <text:p>0.238</text:p>
          </table:table-cell>
          <table:table-cell office:value-type="float" office:value="-0.711125" calcext:value-type="float">
            <text:p>-0.711125</text:p>
          </table:table-cell>
          <table:table-cell office:value-type="float" office:value="0.385084" calcext:value-type="float">
            <text:p>0.385084</text:p>
          </table:table-cell>
          <table:table-cell table:style-name="ce2" table:formula="of:=1-13.8*13.8*1E+030/([.B68]*[.B68]+1/9.3/9.3*1E+030)" office:value-type="float" office:value="0.962700686639499" calcext:value-type="float">
            <text:p>0.9627006866</text:p>
          </table:table-cell>
          <table:table-cell table:formula="of:=13.8*13.8/9.3*1E+045/[.B68]/([.B68]*[.B68]+1/9.3/9.3*1E+030)" office:value-type="float" office:value="0.0000561293111403526" calcext:value-type="float">
            <text:p>5.61293111403526E-005</text:p>
          </table:table-cell>
          <table:table-cell table:style-name="ce2" table:formula="of:=1-13.8*13.8*1E+030/([.B68]*[.B68]+[.D68]*[.D68])" office:value-type="float" office:value="0.962700602174149" calcext:value-type="float">
            <text:p>0.9627006022</text:p>
          </table:table-cell>
          <table:table-cell table:formula="of:=13.8*13.8*1E+030*[.D68]/[.B68]/([.B68]*[.B68]+[.D68]*[.D68])" office:value-type="float" office:value="1.24236898615391E-019" calcext:value-type="float">
            <text:p>1.24236898615391E-019</text:p>
          </table:table-cell>
          <table:table-cell table:number-columns-repeated="1014"/>
        </table:table-row>
        <table:table-row table:style-name="ro2">
          <table:table-cell office:value-type="float" office:value="11131.7" calcext:value-type="float">
            <text:p>11131.7</text:p>
          </table:table-cell>
          <table:table-cell table:style-name="ce1" table:formula="of:=[.A69]*1000000000000*2*PI()" office:value-type="float" office:value="6.9942533883931E+016" calcext:value-type="float">
            <text:p>6.99E+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254" calcext:value-type="float">
            <text:p>0.254</text:p>
          </table:table-cell>
          <table:table-cell office:value-type="float" office:value="-0.712541" calcext:value-type="float">
            <text:p>-0.712541</text:p>
          </table:table-cell>
          <table:table-cell office:value-type="float" office:value="0.40894" calcext:value-type="float">
            <text:p>0.40894</text:p>
          </table:table-cell>
          <table:table-cell table:style-name="ce2" table:formula="of:=1-13.8*13.8*1E+030/([.B69]*[.B69]+1/9.3/9.3*1E+030)" office:value-type="float" office:value="0.961070894699896" calcext:value-type="float">
            <text:p>0.9610708947</text:p>
          </table:table-cell>
          <table:table-cell table:formula="of:=13.8*13.8/9.3*1E+045/[.B69]/([.B69]*[.B69]+1/9.3/9.3*1E+030)" office:value-type="float" office:value="0.0000598480648132213" calcext:value-type="float">
            <text:p>5.98480648132213E-005</text:p>
          </table:table-cell>
          <table:table-cell table:style-name="ce2" table:formula="of:=1-13.8*13.8*1E+030/([.B69]*[.B69]+[.D69]*[.D69])" office:value-type="float" office:value="0.961070802691851" calcext:value-type="float">
            <text:p>0.9610708027</text:p>
          </table:table-cell>
          <table:table-cell table:formula="of:=13.8*13.8*1E+030*[.D69]/[.B69]/([.B69]*[.B69]+[.D69]*[.D69])" office:value-type="float" office:value="1.41373432833858E-019" calcext:value-type="float">
            <text:p>1.41373432833858E-019</text:p>
          </table:table-cell>
          <table:table-cell table:number-columns-repeated="1014"/>
        </table:table-row>
        <table:table-row table:style-name="ro2">
          <table:table-cell office:value-type="float" office:value="10889.3" calcext:value-type="float">
            <text:p>10889.3</text:p>
          </table:table-cell>
          <table:table-cell table:style-name="ce1" table:formula="of:=[.A70]*1000000000000*2*PI()" office:value-type="float" office:value="6.84194897654707E+016" calcext:value-type="float">
            <text:p>6.84E+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27" calcext:value-type="float">
            <text:p>0.27</text:p>
          </table:table-cell>
          <table:table-cell office:value-type="float" office:value="-0.720925" calcext:value-type="float">
            <text:p>-0.720925</text:p>
          </table:table-cell>
          <table:table-cell office:value-type="float" office:value="0.4347" calcext:value-type="float">
            <text:p>0.4347</text:p>
          </table:table-cell>
          <table:table-cell table:style-name="ce2" table:formula="of:=1-13.8*13.8*1E+030/([.B70]*[.B70]+1/9.3/9.3*1E+030)" office:value-type="float" office:value="0.959318455025903" calcext:value-type="float">
            <text:p>0.959318455</text:p>
          </table:table-cell>
          <table:table-cell table:formula="of:=13.8*13.8/9.3*1E+045/[.B70]/([.B70]*[.B70]+1/9.3/9.3*1E+030)" office:value-type="float" office:value="0.0000639344094735082" calcext:value-type="float">
            <text:p>6.39344094735082E-005</text:p>
          </table:table-cell>
          <table:table-cell table:style-name="ce2" table:formula="of:=1-13.8*13.8*1E+030/([.B70]*[.B70]+[.D70]*[.D70])" office:value-type="float" office:value="0.959318354547695" calcext:value-type="float">
            <text:p>0.9593183545</text:p>
          </table:table-cell>
          <table:table-cell table:formula="of:=13.8*13.8*1E+030*[.D70]/[.B70]/([.B70]*[.B70]+[.D70]*[.D70])" office:value-type="float" office:value="1.60539698699501E-019" calcext:value-type="float">
            <text:p>1.60539698699501E-019</text:p>
          </table:table-cell>
          <table:table-cell table:number-columns-repeated="1014"/>
        </table:table-row>
        <table:table-row table:style-name="ro2">
          <table:table-cell office:value-type="float" office:value="10645.8" calcext:value-type="float">
            <text:p>10645.8</text:p>
          </table:table-cell>
          <table:table-cell table:style-name="ce1" table:formula="of:=[.A71]*1000000000000*2*PI()" office:value-type="float" office:value="6.68895341431724E+016" calcext:value-type="float">
            <text:p>6.69E+16</text:p>
          </table:table-cell>
          <table:table-cell office:value-type="float" office:value="0.807" calcext:value-type="float">
            <text:p>0.807</text:p>
          </table:table-cell>
          <table:table-cell office:value-type="float" office:value="0.282" calcext:value-type="float">
            <text:p>0.282</text:p>
          </table:table-cell>
          <table:table-cell office:value-type="float" office:value="-0.730773" calcext:value-type="float">
            <text:p>-0.730773</text:p>
          </table:table-cell>
          <table:table-cell office:value-type="float" office:value="0.455148" calcext:value-type="float">
            <text:p>0.455148</text:p>
          </table:table-cell>
          <table:table-cell table:style-name="ce2" table:formula="of:=1-13.8*13.8*1E+030/([.B71]*[.B71]+1/9.3/9.3*1E+030)" office:value-type="float" office:value="0.957436169216571" calcext:value-type="float">
            <text:p>0.9574361692</text:p>
          </table:table-cell>
          <table:table-cell table:formula="of:=13.8*13.8/9.3*1E+045/[.B71]/([.B71]*[.B71]+1/9.3/9.3*1E+030)" office:value-type="float" office:value="0.0000684226023823386" calcext:value-type="float">
            <text:p>6.84226023823386E-005</text:p>
          </table:table-cell>
          <table:table-cell table:style-name="ce2" table:formula="of:=1-13.8*13.8*1E+030/([.B71]*[.B71]+[.D71]*[.D71])" office:value-type="float" office:value="0.957436059225237" calcext:value-type="float">
            <text:p>0.9574360592</text:p>
          </table:table-cell>
          <table:table-cell table:formula="of:=13.8*13.8*1E+030*[.D71]/[.B71]/([.B71]*[.B71]+[.D71]*[.D71])" office:value-type="float" office:value="1.79445580721064E-019" calcext:value-type="float">
            <text:p>1.79445580721064E-019</text:p>
          </table:table-cell>
          <table:table-cell table:number-columns-repeated="1014"/>
        </table:table-row>
        <table:table-row table:style-name="ro2">
          <table:table-cell office:value-type="float" office:value="10405.8" calcext:value-type="float">
            <text:p>10405.8</text:p>
          </table:table-cell>
          <table:table-cell table:style-name="ce1" table:formula="of:=[.A72]*1000000000000*2*PI()" office:value-type="float" office:value="6.53815696694493E+016" calcext:value-type="float">
            <text:p>6.54E+16</text:p>
          </table:table-cell>
          <table:table-cell office:value-type="float" office:value="0.807" calcext:value-type="float">
            <text:p>0.807</text:p>
          </table:table-cell>
          <table:table-cell office:value-type="float" office:value="0.292" calcext:value-type="float">
            <text:p>0.292</text:p>
          </table:table-cell>
          <table:table-cell office:value-type="float" office:value="-0.736513" calcext:value-type="float">
            <text:p>-0.736513</text:p>
          </table:table-cell>
          <table:table-cell office:value-type="float" office:value="0.471288" calcext:value-type="float">
            <text:p>0.471288</text:p>
          </table:table-cell>
          <table:table-cell table:style-name="ce2" table:formula="of:=1-13.8*13.8*1E+030/([.B72]*[.B72]+1/9.3/9.3*1E+030)" office:value-type="float" office:value="0.955450143190384" calcext:value-type="float">
            <text:p>0.9554501432</text:p>
          </table:table-cell>
          <table:table-cell table:formula="of:=13.8*13.8/9.3*1E+045/[.B72]/([.B72]*[.B72]+1/9.3/9.3*1E+030)" office:value-type="float" office:value="0.0000732669345206631" calcext:value-type="float">
            <text:p>7.32669345206631E-005</text:p>
          </table:table-cell>
          <table:table-cell table:style-name="ce2" table:formula="of:=1-13.8*13.8*1E+030/([.B72]*[.B72]+[.D72]*[.D72])" office:value-type="float" office:value="0.955450022695188" calcext:value-type="float">
            <text:p>0.9554500227</text:p>
          </table:table-cell>
          <table:table-cell table:formula="of:=13.8*13.8*1E+030*[.D72]/[.B72]/([.B72]*[.B72]+[.D72]*[.D72])" office:value-type="float" office:value="1.98964225526746E-019" calcext:value-type="float">
            <text:p>1.98964225526746E-019</text:p>
          </table:table-cell>
          <table:table-cell table:number-columns-repeated="1014"/>
        </table:table-row>
        <table:table-row table:style-name="ro2">
          <table:table-cell office:value-type="float" office:value="10162.6" calcext:value-type="float">
            <text:p>10162.6</text:p>
          </table:table-cell>
          <table:table-cell table:style-name="ce1" table:formula="of:=[.A73]*1000000000000*2*PI()" office:value-type="float" office:value="6.38534990027433E+016" calcext:value-type="float">
            <text:p>6.39E+16</text:p>
          </table:table-cell>
          <table:table-cell office:value-type="float" office:value="0.804" calcext:value-type="float">
            <text:p>0.804</text:p>
          </table:table-cell>
          <table:table-cell office:value-type="float" office:value="0.303" calcext:value-type="float">
            <text:p>0.303</text:p>
          </table:table-cell>
          <table:table-cell office:value-type="float" office:value="-0.738225" calcext:value-type="float">
            <text:p>-0.738225</text:p>
          </table:table-cell>
          <table:table-cell office:value-type="float" office:value="0.487224" calcext:value-type="float">
            <text:p>0.487224</text:p>
          </table:table-cell>
          <table:table-cell table:style-name="ce2" table:formula="of:=1-13.8*13.8*1E+030/([.B73]*[.B73]+1/9.3/9.3*1E+030)" office:value-type="float" office:value="0.953292401280547" calcext:value-type="float">
            <text:p>0.9532924013</text:p>
          </table:table-cell>
          <table:table-cell table:formula="of:=13.8*13.8/9.3*1E+045/[.B73]/([.B73]*[.B73]+1/9.3/9.3*1E+030)" office:value-type="float" office:value="0.000078653832936174" calcext:value-type="float">
            <text:p>7.8653832936174E-005</text:p>
          </table:table-cell>
          <table:table-cell table:style-name="ce2" table:formula="of:=1-13.8*13.8*1E+030/([.B73]*[.B73]+[.D73]*[.D73])" office:value-type="float" office:value="0.953292268830462" calcext:value-type="float">
            <text:p>0.9532922688</text:p>
          </table:table-cell>
          <table:table-cell table:formula="of:=13.8*13.8*1E+030*[.D73]/[.B73]/([.B73]*[.B73]+[.D73]*[.D73])" office:value-type="float" office:value="2.21639264337919E-019" calcext:value-type="float">
            <text:p>2.21639264337919E-019</text:p>
          </table:table-cell>
          <table:table-cell table:number-columns-repeated="1014"/>
        </table:table-row>
        <table:table-row table:style-name="ro2">
          <table:table-cell office:value-type="float" office:value="9920.63" calcext:value-type="float">
            <text:p>9920.63</text:p>
          </table:table-cell>
          <table:table-cell table:style-name="ce1" table:formula="of:=[.A74]*1000000000000*2*PI()" office:value-type="float" office:value="6.2333156653965E+016" calcext:value-type="float">
            <text:p>6.23E+16</text:p>
          </table:table-cell>
          <table:table-cell office:value-type="float" office:value="0.799" calcext:value-type="float">
            <text:p>0.799</text:p>
          </table:table-cell>
          <table:table-cell office:value-type="float" office:value="0.317" calcext:value-type="float">
            <text:p>0.317</text:p>
          </table:table-cell>
          <table:table-cell office:value-type="float" office:value="-0.73889" calcext:value-type="float">
            <text:p>-0.73889</text:p>
          </table:table-cell>
          <table:table-cell office:value-type="float" office:value="0.506566" calcext:value-type="float">
            <text:p>0.506566</text:p>
          </table:table-cell>
          <table:table-cell table:style-name="ce2" table:formula="of:=1-13.8*13.8*1E+030/([.B74]*[.B74]+1/9.3/9.3*1E+030)" office:value-type="float" office:value="0.950986170153232" calcext:value-type="float">
            <text:p>0.9509861702</text:p>
          </table:table-cell>
          <table:table-cell table:formula="of:=13.8*13.8/9.3*1E+045/[.B74]/([.B74]*[.B74]+1/9.3/9.3*1E+030)" office:value-type="float" office:value="0.000084550575769107" calcext:value-type="float">
            <text:p>8.4550575769107E-005</text:p>
          </table:table-cell>
          <table:table-cell table:style-name="ce2" table:formula="of:=1-13.8*13.8*1E+030/([.B74]*[.B74]+[.D74]*[.D74])" office:value-type="float" office:value="0.950986024300523" calcext:value-type="float">
            <text:p>0.9509860243</text:p>
          </table:table-cell>
          <table:table-cell table:formula="of:=13.8*13.8*1E+030*[.D74]/[.B74]/([.B74]*[.B74]+[.D74]*[.D74])" office:value-type="float" office:value="2.49264294169928E-019" calcext:value-type="float">
            <text:p>2.49264294169928E-019</text:p>
          </table:table-cell>
          <table:table-cell table:number-columns-repeated="1014"/>
        </table:table-row>
        <table:table-row table:style-name="ro2">
          <table:table-cell office:value-type="float" office:value="9680.54" calcext:value-type="float">
            <text:p>9680.54</text:p>
          </table:table-cell>
          <table:table-cell table:style-name="ce1" table:formula="of:=[.A75]*1000000000000*2*PI()" office:value-type="float" office:value="6.08246266935643E+016" calcext:value-type="float">
            <text:p>6.08E+16</text:p>
          </table:table-cell>
          <table:table-cell office:value-type="float" office:value="0.795" calcext:value-type="float">
            <text:p>0.795</text:p>
          </table:table-cell>
          <table:table-cell office:value-type="float" office:value="0.334" calcext:value-type="float">
            <text:p>0.334</text:p>
          </table:table-cell>
          <table:table-cell office:value-type="float" office:value="-0.743581" calcext:value-type="float">
            <text:p>-0.743581</text:p>
          </table:table-cell>
          <table:table-cell office:value-type="float" office:value="0.53106" calcext:value-type="float">
            <text:p>0.53106</text:p>
          </table:table-cell>
          <table:table-cell table:style-name="ce2" table:formula="of:=1-13.8*13.8*1E+030/([.B75]*[.B75]+1/9.3/9.3*1E+030)" office:value-type="float" office:value="0.948524815580878" calcext:value-type="float">
            <text:p>0.9485248156</text:p>
          </table:table-cell>
          <table:table-cell table:formula="of:=13.8*13.8/9.3*1E+045/[.B75]/([.B75]*[.B75]+1/9.3/9.3*1E+030)" office:value-type="float" office:value="0.0000909987675626447" calcext:value-type="float">
            <text:p>9.09987675626447E-005</text:p>
          </table:table-cell>
          <table:table-cell table:style-name="ce2" table:formula="of:=1-13.8*13.8*1E+030/([.B75]*[.B75]+[.D75]*[.D75])" office:value-type="float" office:value="0.948524654711601" calcext:value-type="float">
            <text:p>0.9485246547</text:p>
          </table:table-cell>
          <table:table-cell table:formula="of:=13.8*13.8*1E+030*[.D75]/[.B75]/([.B75]*[.B75]+[.D75]*[.D75])" office:value-type="float" office:value="2.82661255167958E-019" calcext:value-type="float">
            <text:p>2.82661255167958E-019</text:p>
          </table:table-cell>
          <table:table-cell table:number-columns-repeated="1014"/>
        </table:table-row>
        <table:table-row table:style-name="ro2">
          <table:table-cell office:value-type="float" office:value="9436.93" calcext:value-type="float">
            <text:p>9436.93</text:p>
          </table:table-cell>
          <table:table-cell table:style-name="ce1" table:formula="of:=[.A76]*1000000000000*2*PI()" office:value-type="float" office:value="5.92939799208823E+016" calcext:value-type="float">
            <text:p>5.93E+16</text:p>
          </table:table-cell>
          <table:table-cell office:value-type="float" office:value="0.793" calcext:value-type="float">
            <text:p>0.793</text:p>
          </table:table-cell>
          <table:table-cell office:value-type="float" office:value="0.353" calcext:value-type="float">
            <text:p>0.353</text:p>
          </table:table-cell>
          <table:table-cell office:value-type="float" office:value="-0.753458" calcext:value-type="float">
            <text:p>-0.753458</text:p>
          </table:table-cell>
          <table:table-cell office:value-type="float" office:value="0.559858" calcext:value-type="float">
            <text:p>0.559858</text:p>
          </table:table-cell>
          <table:table-cell table:style-name="ce2" table:formula="of:=1-13.8*13.8*1E+030/([.B76]*[.B76]+1/9.3/9.3*1E+030)" office:value-type="float" office:value="0.945832905524438" calcext:value-type="float">
            <text:p>0.9458329055</text:p>
          </table:table-cell>
          <table:table-cell table:formula="of:=13.8*13.8/9.3*1E+045/[.B76]/([.B76]*[.B76]+1/9.3/9.3*1E+030)" office:value-type="float" office:value="0.0000982295128204389" calcext:value-type="float">
            <text:p>9.82295128204389E-005</text:p>
          </table:table-cell>
          <table:table-cell table:style-name="ce2" table:formula="of:=1-13.8*13.8*1E+030/([.B76]*[.B76]+[.D76]*[.D76])" office:value-type="float" office:value="0.945832727389773" calcext:value-type="float">
            <text:p>0.9458327274</text:p>
          </table:table-cell>
          <table:table-cell table:formula="of:=13.8*13.8*1E+030*[.D76]/[.B76]/([.B76]*[.B76]+[.D76]*[.D76])" office:value-type="float" office:value="3.22478728142786E-019" calcext:value-type="float">
            <text:p>3.22478728142786E-019</text:p>
          </table:table-cell>
          <table:table-cell table:number-columns-repeated="1014"/>
        </table:table-row>
        <table:table-row table:style-name="ro2">
          <table:table-cell office:value-type="float" office:value="9193.99" calcext:value-type="float">
            <text:p>9193.99</text:p>
          </table:table-cell>
          <table:table-cell table:style-name="ce1" table:formula="of:=[.A77]*1000000000000*2*PI()" office:value-type="float" office:value="5.7767542882356E+016" calcext:value-type="float">
            <text:p>5.78E+16</text:p>
          </table:table-cell>
          <table:table-cell office:value-type="float" office:value="0.791" calcext:value-type="float">
            <text:p>0.791</text:p>
          </table:table-cell>
          <table:table-cell office:value-type="float" office:value="0.371" calcext:value-type="float">
            <text:p>0.371</text:p>
          </table:table-cell>
          <table:table-cell office:value-type="float" office:value="-0.763322" calcext:value-type="float">
            <text:p>-0.763322</text:p>
          </table:table-cell>
          <table:table-cell office:value-type="float" office:value="0.586922" calcext:value-type="float">
            <text:p>0.586922</text:p>
          </table:table-cell>
          <table:table-cell table:style-name="ce2" table:formula="of:=1-13.8*13.8*1E+030/([.B77]*[.B77]+1/9.3/9.3*1E+030)" office:value-type="float" office:value="0.942932496084109" calcext:value-type="float">
            <text:p>0.9429324961</text:p>
          </table:table-cell>
          <table:table-cell table:formula="of:=13.8*13.8/9.3*1E+045/[.B77]/([.B77]*[.B77]+1/9.3/9.3*1E+030)" office:value-type="float" office:value="0.000106223848851261" calcext:value-type="float">
            <text:p>0.0001062238</text:p>
          </table:table-cell>
          <table:table-cell table:style-name="ce2" table:formula="of:=1-13.8*13.8*1E+030/([.B77]*[.B77]+[.D77]*[.D77])" office:value-type="float" office:value="0.942932298362021" calcext:value-type="float">
            <text:p>0.9429322984</text:p>
          </table:table-cell>
          <table:table-cell table:formula="of:=13.8*13.8*1E+030*[.D77]/[.B77]/([.B77]*[.B77]+[.D77]*[.D77])" office:value-type="float" office:value="3.66505415520397E-019" calcext:value-type="float">
            <text:p>3.66505415520397E-019</text:p>
          </table:table-cell>
          <table:table-cell table:number-columns-repeated="1014"/>
        </table:table-row>
        <table:table-row table:style-name="ro2">
          <table:table-cell office:value-type="float" office:value="8952.55" calcext:value-type="float">
            <text:p>8952.55</text:p>
          </table:table-cell>
          <table:table-cell table:style-name="ce1" table:formula="of:=[.A78]*1000000000000*2*PI()" office:value-type="float" office:value="5.62505306217906E+016" calcext:value-type="float">
            <text:p>5.63E+16</text:p>
          </table:table-cell>
          <table:table-cell office:value-type="float" office:value="0.786" calcext:value-type="float">
            <text:p>0.786</text:p>
          </table:table-cell>
          <table:table-cell office:value-type="float" office:value="0.391" calcext:value-type="float">
            <text:p>0.391</text:p>
          </table:table-cell>
          <table:table-cell office:value-type="float" office:value="-0.770677" calcext:value-type="float">
            <text:p>-0.770677</text:p>
          </table:table-cell>
          <table:table-cell office:value-type="float" office:value="0.614652" calcext:value-type="float">
            <text:p>0.614652</text:p>
          </table:table-cell>
          <table:table-cell table:style-name="ce2" table:formula="of:=1-13.8*13.8*1E+030/([.B78]*[.B78]+1/9.3/9.3*1E+030)" office:value-type="float" office:value="0.939812911017796" calcext:value-type="float">
            <text:p>0.939812911</text:p>
          </table:table-cell>
          <table:table-cell table:formula="of:=13.8*13.8/9.3*1E+045/[.B78]/([.B78]*[.B78]+1/9.3/9.3*1E+030)" office:value-type="float" office:value="0.000115051892427471" calcext:value-type="float">
            <text:p>0.0001150519</text:p>
          </table:table-cell>
          <table:table-cell table:style-name="ce2" table:formula="of:=1-13.8*13.8*1E+030/([.B78]*[.B78]+[.D78]*[.D78])" office:value-type="float" office:value="0.939812691087938" calcext:value-type="float">
            <text:p>0.9398126911</text:p>
          </table:table-cell>
          <table:table-cell table:formula="of:=13.8*13.8*1E+030*[.D78]/[.B78]/([.B78]*[.B78]+[.D78]*[.D78])" office:value-type="float" office:value="4.18364725176473E-019" calcext:value-type="float">
            <text:p>4.18364725176473E-019</text:p>
          </table:table-cell>
          <table:table-cell table:number-columns-repeated="1014"/>
        </table:table-row>
        <table:table-row table:style-name="ro2">
          <table:table-cell office:value-type="float" office:value="8710.8" calcext:value-type="float">
            <text:p>8710.8</text:p>
          </table:table-cell>
          <table:table-cell table:style-name="ce1" table:formula="of:=[.A79]*1000000000000*2*PI()" office:value-type="float" office:value="5.47315705737799E+016" calcext:value-type="float">
            <text:p>5.47E+16</text:p>
          </table:table-cell>
          <table:table-cell office:value-type="float" office:value="0.783" calcext:value-type="float">
            <text:p>0.783</text:p>
          </table:table-cell>
          <table:table-cell office:value-type="float" office:value="0.414" calcext:value-type="float">
            <text:p>0.414</text:p>
          </table:table-cell>
          <table:table-cell office:value-type="float" office:value="-0.784485" calcext:value-type="float">
            <text:p>-0.784485</text:p>
          </table:table-cell>
          <table:table-cell office:value-type="float" office:value="0.648324" calcext:value-type="float">
            <text:p>0.648324</text:p>
          </table:table-cell>
          <table:table-cell table:style-name="ce2" table:formula="of:=1-13.8*13.8*1E+030/([.B79]*[.B79]+1/9.3/9.3*1E+030)" office:value-type="float" office:value="0.936425833510234" calcext:value-type="float">
            <text:p>0.9364258335</text:p>
          </table:table-cell>
          <table:table-cell table:formula="of:=13.8*13.8/9.3*1E+045/[.B79]/([.B79]*[.B79]+1/9.3/9.3*1E+030)" office:value-type="float" office:value="0.000124899245699608" calcext:value-type="float">
            <text:p>0.0001248992</text:p>
          </table:table-cell>
          <table:table-cell table:style-name="ce2" table:formula="of:=1-13.8*13.8*1E+030/([.B79]*[.B79]+[.D79]*[.D79])" office:value-type="float" office:value="0.936425588130351" calcext:value-type="float">
            <text:p>0.9364255881</text:p>
          </table:table-cell>
          <table:table-cell table:formula="of:=13.8*13.8*1E+030*[.D79]/[.B79]/([.B79]*[.B79]+[.D79]*[.D79])" office:value-type="float" office:value="4.80888931892699E-019" calcext:value-type="float">
            <text:p>4.80888931892699E-019</text:p>
          </table:table-cell>
          <table:table-cell table:number-columns-repeated="1014"/>
        </table:table-row>
        <table:table-row table:style-name="ro2">
          <table:table-cell office:value-type="float" office:value="8469.79" calcext:value-type="float">
            <text:p>8469.79</text:p>
          </table:table-cell>
          <table:table-cell table:style-name="ce1" table:formula="of:=[.A80]*1000000000000*2*PI()" office:value-type="float" office:value="5.32172600828966E+016" calcext:value-type="float">
            <text:p>5.32E+16</text:p>
          </table:table-cell>
          <table:table-cell office:value-type="float" office:value="0.779" calcext:value-type="float">
            <text:p>0.779</text:p>
          </table:table-cell>
          <table:table-cell office:value-type="float" office:value="0.439" calcext:value-type="float">
            <text:p>0.439</text:p>
          </table:table-cell>
          <table:table-cell office:value-type="float" office:value="-0.799562" calcext:value-type="float">
            <text:p>-0.799562</text:p>
          </table:table-cell>
          <table:table-cell office:value-type="float" office:value="0.683962" calcext:value-type="float">
            <text:p>0.683962</text:p>
          </table:table-cell>
          <table:table-cell table:style-name="ce2" table:formula="of:=1-13.8*13.8*1E+030/([.B80]*[.B80]+1/9.3/9.3*1E+030)" office:value-type="float" office:value="0.932756334681714" calcext:value-type="float">
            <text:p>0.9327563347</text:p>
          </table:table-cell>
          <table:table-cell table:formula="of:=13.8*13.8/9.3*1E+045/[.B80]/([.B80]*[.B80]+1/9.3/9.3*1E+030)" office:value-type="float" office:value="0.00013586760453027" calcext:value-type="float">
            <text:p>0.0001358676</text:p>
          </table:table-cell>
          <table:table-cell table:style-name="ce2" table:formula="of:=1-13.8*13.8*1E+030/([.B80]*[.B80]+[.D80]*[.D80])" office:value-type="float" office:value="0.932756060157625" calcext:value-type="float">
            <text:p>0.9327560602</text:p>
          </table:table-cell>
          <table:table-cell table:formula="of:=13.8*13.8*1E+030*[.D80]/[.B80]/([.B80]*[.B80]+[.D80]*[.D80])" office:value-type="float" office:value="5.54708933620768E-019" calcext:value-type="float">
            <text:p>5.54708933620768E-019</text:p>
          </table:table-cell>
          <table:table-cell table:number-columns-repeated="1014"/>
        </table:table-row>
        <table:table-row table:style-name="ro2">
          <table:table-cell office:value-type="float" office:value="8228.2" calcext:value-type="float">
            <text:p>8228.2</text:p>
          </table:table-cell>
          <table:table-cell table:style-name="ce1" table:formula="of:=[.A81]*1000000000000*2*PI()" office:value-type="float" office:value="5.16993053445351E+016" calcext:value-type="float">
            <text:p>5.17E+16</text:p>
          </table:table-cell>
          <table:table-cell office:value-type="float" office:value="0.788" calcext:value-type="float">
            <text:p>0.788</text:p>
          </table:table-cell>
          <table:table-cell office:value-type="float" office:value="0.473" calcext:value-type="float">
            <text:p>0.473</text:p>
          </table:table-cell>
          <table:table-cell office:value-type="float" office:value="-0.844673" calcext:value-type="float">
            <text:p>-0.844673</text:p>
          </table:table-cell>
          <table:table-cell office:value-type="float" office:value="0.745448" calcext:value-type="float">
            <text:p>0.745448</text:p>
          </table:table-cell>
          <table:table-cell table:style-name="ce2" table:formula="of:=1-13.8*13.8*1E+030/([.B81]*[.B81]+1/9.3/9.3*1E+030)" office:value-type="float" office:value="0.928749670247819" calcext:value-type="float">
            <text:p>0.9287496702</text:p>
          </table:table-cell>
          <table:table-cell table:formula="of:=13.8*13.8/9.3*1E+045/[.B81]/([.B81]*[.B81]+1/9.3/9.3*1E+030)" office:value-type="float" office:value="0.000148190110655215" calcext:value-type="float">
            <text:p>0.0001481901</text:p>
          </table:table-cell>
          <table:table-cell table:style-name="ce2" table:formula="of:=1-13.8*13.8*1E+030/([.B81]*[.B81]+[.D81]*[.D81])" office:value-type="float" office:value="0.928749362034384" calcext:value-type="float">
            <text:p>0.928749362</text:p>
          </table:table-cell>
          <table:table-cell table:formula="of:=13.8*13.8*1E+030*[.D81]/[.B81]/([.B81]*[.B81]+[.D81]*[.D81])" office:value-type="float" office:value="6.51876297624158E-019" calcext:value-type="float">
            <text:p>6.51876297624158E-019</text:p>
          </table:table-cell>
          <table:table-cell table:number-columns-repeated="1014"/>
        </table:table-row>
        <table:table-row table:style-name="ro2">
          <table:table-cell office:value-type="float" office:value="7985.09" calcext:value-type="float">
            <text:p>7985.09</text:p>
          </table:table-cell>
          <table:table-cell table:style-name="ce1" table:formula="of:=[.A82]*1000000000000*2*PI()" office:value-type="float" office:value="5.01718001645066E+016" calcext:value-type="float">
            <text:p>5.02E+16</text:p>
          </table:table-cell>
          <table:table-cell office:value-type="float" office:value="0.781" calcext:value-type="float">
            <text:p>0.781</text:p>
          </table:table-cell>
          <table:table-cell office:value-type="float" office:value="0.515" calcext:value-type="float">
            <text:p>0.515</text:p>
          </table:table-cell>
          <table:table-cell office:value-type="float" office:value="-0.875186" calcext:value-type="float">
            <text:p>-0.875186</text:p>
          </table:table-cell>
          <table:table-cell office:value-type="float" office:value="0.80443" calcext:value-type="float">
            <text:p>0.80443</text:p>
          </table:table-cell>
          <table:table-cell table:style-name="ce2" table:formula="of:=1-13.8*13.8*1E+030/([.B82]*[.B82]+1/9.3/9.3*1E+030)" office:value-type="float" office:value="0.924345143749683" calcext:value-type="float">
            <text:p>0.9243451437</text:p>
          </table:table-cell>
          <table:table-cell table:formula="of:=13.8*13.8/9.3*1E+045/[.B82]/([.B82]*[.B82]+1/9.3/9.3*1E+030)" office:value-type="float" office:value="0.000162141496875348" calcext:value-type="float">
            <text:p>0.0001621415</text:p>
          </table:table-cell>
          <table:table-cell table:style-name="ce2" table:formula="of:=1-13.8*13.8*1E+030/([.B82]*[.B82]+[.D82]*[.D82])" office:value-type="float" office:value="0.924344796252294" calcext:value-type="float">
            <text:p>0.9243447963</text:p>
          </table:table-cell>
          <table:table-cell table:formula="of:=13.8*13.8*1E+030*[.D82]/[.B82]/([.B82]*[.B82]+[.D82]*[.D82])" office:value-type="float" office:value="7.76580266251477E-019" calcext:value-type="float">
            <text:p>7.76580266251477E-019</text:p>
          </table:table-cell>
          <table:table-cell table:number-columns-repeated="1014"/>
        </table:table-row>
        <table:table-row table:style-name="ro2">
          <table:table-cell office:value-type="float" office:value="7743.93" calcext:value-type="float">
            <text:p>7743.93</text:p>
          </table:table-cell>
          <table:table-cell table:style-name="ce1" table:formula="of:=[.A83]*1000000000000*2*PI()" office:value-type="float" office:value="4.86565471958272E+016" calcext:value-type="float">
            <text:p>4.87E+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57" calcext:value-type="float">
            <text:p>0.57</text:p>
          </table:table-cell>
          <table:table-cell office:value-type="float" office:value="-0.972925" calcext:value-type="float">
            <text:p>-0.972925</text:p>
          </table:table-cell>
          <table:table-cell office:value-type="float" office:value="0.9177" calcext:value-type="float">
            <text:p>0.9177</text:p>
          </table:table-cell>
          <table:table-cell table:style-name="ce2" table:formula="of:=1-13.8*13.8*1E+030/([.B83]*[.B83]+1/9.3/9.3*1E+030)" office:value-type="float" office:value="0.919559737723818" calcext:value-type="float">
            <text:p>0.9195597377</text:p>
          </table:table-cell>
          <table:table-cell table:formula="of:=13.8*13.8/9.3*1E+045/[.B83]/([.B83]*[.B83]+1/9.3/9.3*1E+030)" office:value-type="float" office:value="0.000177766221933504" calcext:value-type="float">
            <text:p>0.0001777662</text:p>
          </table:table-cell>
          <table:table-cell table:style-name="ce2" table:formula="of:=1-13.8*13.8*1E+030/([.B83]*[.B83]+[.D83]*[.D83])" office:value-type="float" office:value="0.919559344875401" calcext:value-type="float">
            <text:p>0.9195593449</text:p>
          </table:table-cell>
          <table:table-cell table:formula="of:=13.8*13.8*1E+030*[.D83]/[.B83]/([.B83]*[.B83]+[.D83]*[.D83])" office:value-type="float" office:value="9.42343344596253E-019" calcext:value-type="float">
            <text:p>9.42343344596253E-019</text:p>
          </table:table-cell>
          <table:table-cell table:number-columns-repeated="1014"/>
        </table:table-row>
        <table:table-row table:style-name="ro2">
          <table:table-cell office:value-type="float" office:value="7501.88" calcext:value-type="float">
            <text:p>7501.88</text:p>
          </table:table-cell>
          <table:table-cell table:style-name="ce1" table:formula="of:=[.A84]*1000000000000*2*PI()" office:value-type="float" office:value="4.71357021922244E+016" calcext:value-type="float">
            <text:p>4.71E+16</text:p>
          </table:table-cell>
          <table:table-cell office:value-type="float" office:value="0.851" calcext:value-type="float">
            <text:p>0.851</text:p>
          </table:table-cell>
          <table:table-cell office:value-type="float" office:value="0.596" calcext:value-type="float">
            <text:p>0.596</text:p>
          </table:table-cell>
          <table:table-cell office:value-type="float" office:value="-1.07942" calcext:value-type="float">
            <text:p>-1.07942</text:p>
          </table:table-cell>
          <table:table-cell office:value-type="float" office:value="1.01439" calcext:value-type="float">
            <text:p>1.01439</text:p>
          </table:table-cell>
          <table:table-cell table:style-name="ce2" table:formula="of:=1-13.8*13.8*1E+030/([.B84]*[.B84]+1/9.3/9.3*1E+030)" office:value-type="float" office:value="0.914285173530957" calcext:value-type="float">
            <text:p>0.9142851735</text:p>
          </table:table-cell>
          <table:table-cell table:formula="of:=13.8*13.8/9.3*1E+045/[.B84]/([.B84]*[.B84]+1/9.3/9.3*1E+030)" office:value-type="float" office:value="0.000195534331276906" calcext:value-type="float">
            <text:p>0.0001955343</text:p>
          </table:table-cell>
          <table:table-cell table:style-name="ce2" table:formula="of:=1-13.8*13.8*1E+030/([.B84]*[.B84]+[.D84]*[.D84])" office:value-type="float" office:value="0.914284727474233" calcext:value-type="float">
            <text:p>0.9142847275</text:p>
          </table:table-cell>
          <table:table-cell table:formula="of:=13.8*13.8*1E+030*[.D84]/[.B84]/([.B84]*[.B84]+[.D84]*[.D84])" office:value-type="float" office:value="1.08381333149599E-018" calcext:value-type="float">
            <text:p>1.08381333149599E-018</text:p>
          </table:table-cell>
          <table:table-cell table:number-columns-repeated="1014"/>
        </table:table-row>
        <table:table-row table:style-name="ro2">
          <table:table-cell office:value-type="float" office:value="7380.07" calcext:value-type="float">
            <text:p>7380.07</text:p>
          </table:table-cell>
          <table:table-cell table:style-name="ce1" table:formula="of:=[.A85]*1000000000000*2*PI()" office:value-type="float" office:value="4.63703473899569E+016" calcext:value-type="float">
            <text:p>4.64E+16</text:p>
          </table:table-cell>
          <table:table-cell office:value-type="float" office:value="0.87" calcext:value-type="float">
            <text:p>0.87</text:p>
          </table:table-cell>
          <table:table-cell office:value-type="float" office:value="0.601" calcext:value-type="float">
            <text:p>0.601</text:p>
          </table:table-cell>
          <table:table-cell office:value-type="float" office:value="-1.1181" calcext:value-type="float">
            <text:p>-1.1181</text:p>
          </table:table-cell>
          <table:table-cell office:value-type="float" office:value="1.04574" calcext:value-type="float">
            <text:p>1.04574</text:p>
          </table:table-cell>
          <table:table-cell table:style-name="ce2" table:formula="of:=1-13.8*13.8*1E+030/([.B85]*[.B85]+1/9.3/9.3*1E+030)" office:value-type="float" office:value="0.911432346525426" calcext:value-type="float">
            <text:p>0.9114323465</text:p>
          </table:table-cell>
          <table:table-cell table:formula="of:=13.8*13.8/9.3*1E+045/[.B85]/([.B85]*[.B85]+1/9.3/9.3*1E+030)" office:value-type="float" office:value="0.000205377016465466" calcext:value-type="float">
            <text:p>0.000205377</text:p>
          </table:table-cell>
          <table:table-cell table:style-name="ce2" table:formula="of:=1-13.8*13.8*1E+030/([.B85]*[.B85]+[.D85]*[.D85])" office:value-type="float" office:value="0.911431870282495" calcext:value-type="float">
            <text:p>0.9114318703</text:p>
          </table:table-cell>
          <table:table-cell table:formula="of:=13.8*13.8*1E+030*[.D85]/[.B85]/([.B85]*[.B85]+[.D85]*[.D85])" office:value-type="float" office:value="1.14791993065269E-018" calcext:value-type="float">
            <text:p>1.14791993065269E-018</text:p>
          </table:table-cell>
          <table:table-cell table:number-columns-repeated="1014"/>
        </table:table-row>
        <table:table-row table:style-name="ro2">
          <table:table-cell office:value-type="float" office:value="7258.65" calcext:value-type="float">
            <text:p>7258.65</text:p>
          </table:table-cell>
          <table:table-cell table:style-name="ce1" table:formula="of:=[.A86]*1000000000000*2*PI()" office:value-type="float" office:value="4.56074430299591E+016" calcext:value-type="float">
            <text:p>4.56E+16</text:p>
          </table:table-cell>
          <table:table-cell office:value-type="float" office:value="0.887" calcext:value-type="float">
            <text:p>0.887</text:p>
          </table:table-cell>
          <table:table-cell office:value-type="float" office:value="0.603" calcext:value-type="float">
            <text:p>0.603</text:p>
          </table:table-cell>
          <table:table-cell office:value-type="float" office:value="-1.15038" calcext:value-type="float">
            <text:p>-1.15038</text:p>
          </table:table-cell>
          <table:table-cell office:value-type="float" office:value="1.06972" calcext:value-type="float">
            <text:p>1.06972</text:p>
          </table:table-cell>
          <table:table-cell table:style-name="ce2" table:formula="of:=1-13.8*13.8*1E+030/([.B86]*[.B86]+1/9.3/9.3*1E+030)" office:value-type="float" office:value="0.90844452710971" calcext:value-type="float">
            <text:p>0.9084445271</text:p>
          </table:table-cell>
          <table:table-cell table:formula="of:=13.8*13.8/9.3*1E+045/[.B86]/([.B86]*[.B86]+1/9.3/9.3*1E+030)" office:value-type="float" office:value="0.000215856751668043" calcext:value-type="float">
            <text:p>0.0002158568</text:p>
          </table:table-cell>
          <table:table-cell table:style-name="ce2" table:formula="of:=1-13.8*13.8*1E+030/([.B86]*[.B86]+[.D86]*[.D86])" office:value-type="float" office:value="0.908444018192702" calcext:value-type="float">
            <text:p>0.9084440182</text:p>
          </table:table-cell>
          <table:table-cell table:formula="of:=13.8*13.8*1E+030*[.D86]/[.B86]/([.B86]*[.B86]+[.D86]*[.D86])" office:value-type="float" office:value="1.21050980633873E-018" calcext:value-type="float">
            <text:p>1.21050980633873E-018</text:p>
          </table:table-cell>
          <table:table-cell table:number-columns-repeated="1014"/>
        </table:table-row>
        <table:table-row table:style-name="ro2">
          <table:table-cell office:value-type="float" office:value="7137.76" calcext:value-type="float">
            <text:p>7137.76</text:p>
          </table:table-cell>
          <table:table-cell table:style-name="ce1" table:formula="of:=[.A87]*1000000000000*2*PI()" office:value-type="float" office:value="4.48478687581742E+016" calcext:value-type="float">
            <text:p>4.48E+16</text:p>
          </table:table-cell>
          <table:table-cell office:value-type="float" office:value="0.9" calcext:value-type="float">
            <text:p>0.9</text:p>
          </table:table-cell>
          <table:table-cell office:value-type="float" office:value="0.601" calcext:value-type="float">
            <text:p>0.601</text:p>
          </table:table-cell>
          <table:table-cell office:value-type="float" office:value="-1.1712" calcext:value-type="float">
            <text:p>-1.1712</text:p>
          </table:table-cell>
          <table:table-cell office:value-type="float" office:value="1.0818" calcext:value-type="float">
            <text:p>1.0818</text:p>
          </table:table-cell>
          <table:table-cell table:style-name="ce2" table:formula="of:=1-13.8*13.8*1E+030/([.B87]*[.B87]+1/9.3/9.3*1E+030)" office:value-type="float" office:value="0.905316989683366" calcext:value-type="float">
            <text:p>0.9053169897</text:p>
          </table:table-cell>
          <table:table-cell table:formula="of:=13.8*13.8/9.3*1E+045/[.B87]/([.B87]*[.B87]+1/9.3/9.3*1E+030)" office:value-type="float" office:value="0.00022701120773761" calcext:value-type="float">
            <text:p>0.0002270112</text:p>
          </table:table-cell>
          <table:table-cell table:style-name="ce2" table:formula="of:=1-13.8*13.8*1E+030/([.B87]*[.B87]+[.D87]*[.D87])" office:value-type="float" office:value="0.905316445403159" calcext:value-type="float">
            <text:p>0.9053164454</text:p>
          </table:table-cell>
          <table:table-cell table:formula="of:=13.8*13.8*1E+030*[.D87]/[.B87]/([.B87]*[.B87]+[.D87]*[.D87])" office:value-type="float" office:value="1.26884103723055E-018" calcext:value-type="float">
            <text:p>1.26884103723055E-018</text:p>
          </table:table-cell>
          <table:table-cell table:number-columns-repeated="1014"/>
        </table:table-row>
        <table:table-row table:style-name="ro2">
          <table:table-cell office:value-type="float" office:value="7017.54" calcext:value-type="float">
            <text:p>7017.54</text:p>
          </table:table-cell>
          <table:table-cell table:style-name="ce1" table:formula="of:=[.A88]*1000000000000*2*PI()" office:value-type="float" office:value="4.4092504220545E+016" calcext:value-type="float">
            <text:p>4.41E+16</text:p>
          </table:table-cell>
          <table:table-cell office:value-type="float" office:value="0.905" calcext:value-type="float">
            <text:p>0.905</text:p>
          </table:table-cell>
          <table:table-cell office:value-type="float" office:value="0.599" calcext:value-type="float">
            <text:p>0.599</text:p>
          </table:table-cell>
          <table:table-cell office:value-type="float" office:value="-1.17783" calcext:value-type="float">
            <text:p>-1.17783</text:p>
          </table:table-cell>
          <table:table-cell office:value-type="float" office:value="1.08419" calcext:value-type="float">
            <text:p>1.08419</text:p>
          </table:table-cell>
          <table:table-cell table:style-name="ce2" table:formula="of:=1-13.8*13.8*1E+030/([.B88]*[.B88]+1/9.3/9.3*1E+030)" office:value-type="float" office:value="0.902045123880667" calcext:value-type="float">
            <text:p>0.9020451239</text:p>
          </table:table-cell>
          <table:table-cell table:formula="of:=13.8*13.8/9.3*1E+045/[.B88]/([.B88]*[.B88]+1/9.3/9.3*1E+030)" office:value-type="float" office:value="0.000238879205538867" calcext:value-type="float">
            <text:p>0.0002388792</text:p>
          </table:table-cell>
          <table:table-cell table:style-name="ce2" table:formula="of:=1-13.8*13.8*1E+030/([.B88]*[.B88]+[.D88]*[.D88])" office:value-type="float" office:value="0.90204454133412" calcext:value-type="float">
            <text:p>0.9020445413</text:p>
          </table:table-cell>
          <table:table-cell table:formula="of:=13.8*13.8*1E+030*[.D88]/[.B88]/([.B88]*[.B88]+[.D88]*[.D88])" office:value-type="float" office:value="1.3307323042342E-018" calcext:value-type="float">
            <text:p>1.3307323042342E-018</text:p>
          </table:table-cell>
          <table:table-cell table:number-columns-repeated="1014"/>
        </table:table-row>
        <table:table-row table:style-name="ro2">
          <table:table-cell office:value-type="float" office:value="6775.07" calcext:value-type="float">
            <text:p>6775.07</text:p>
          </table:table-cell>
          <table:table-cell table:style-name="ce1" table:formula="of:=[.A89]*1000000000000*2*PI()" office:value-type="float" office:value="4.25690202791132E+016" calcext:value-type="float">
            <text:p>4.26E+16</text:p>
          </table:table-cell>
          <table:table-cell office:value-type="float" office:value="0.901" calcext:value-type="float">
            <text:p>0.901</text:p>
          </table:table-cell>
          <table:table-cell office:value-type="float" office:value="0.607" calcext:value-type="float">
            <text:p>0.607</text:p>
          </table:table-cell>
          <table:table-cell office:value-type="float" office:value="-1.18025" calcext:value-type="float">
            <text:p>-1.18025</text:p>
          </table:table-cell>
          <table:table-cell office:value-type="float" office:value="1.09381" calcext:value-type="float">
            <text:p>1.09381</text:p>
          </table:table-cell>
          <table:table-cell table:style-name="ce2" table:formula="of:=1-13.8*13.8*1E+030/([.B89]*[.B89]+1/9.3/9.3*1E+030)" office:value-type="float" office:value="0.894908378804256" calcext:value-type="float">
            <text:p>0.8949083788</text:p>
          </table:table-cell>
          <table:table-cell table:formula="of:=13.8*13.8/9.3*1E+045/[.B89]/([.B89]*[.B89]+1/9.3/9.3*1E+030)" office:value-type="float" office:value="0.000265455353400921" calcext:value-type="float">
            <text:p>0.0002654554</text:p>
          </table:table-cell>
          <table:table-cell table:style-name="ce2" table:formula="of:=1-13.8*13.8*1E+030/([.B89]*[.B89]+[.D89]*[.D89])" office:value-type="float" office:value="0.894907708279396" calcext:value-type="float">
            <text:p>0.8949077083</text:p>
          </table:table-cell>
          <table:table-cell table:formula="of:=13.8*13.8*1E+030*[.D89]/[.B89]/([.B89]*[.B89]+[.D89]*[.D89])" office:value-type="float" office:value="1.49853157662889E-018" calcext:value-type="float">
            <text:p>1.49853157662889E-018</text:p>
          </table:table-cell>
          <table:table-cell table:number-columns-repeated="1014"/>
        </table:table-row>
        <table:table-row table:style-name="ro2">
          <table:table-cell office:value-type="float" office:value="6533.1" calcext:value-type="float">
            <text:p>6533.1</text:p>
          </table:table-cell>
          <table:table-cell table:style-name="ce1" table:formula="of:=[.A90]*1000000000000*2*PI()" office:value-type="float" office:value="4.1048677930335E+016" calcext:value-type="float">
            <text:p>4.10E+16</text:p>
          </table:table-cell>
          <table:table-cell office:value-type="float" office:value="0.895" calcext:value-type="float">
            <text:p>0.895</text:p>
          </table:table-cell>
          <table:table-cell office:value-type="float" office:value="0.635" calcext:value-type="float">
            <text:p>0.635</text:p>
          </table:table-cell>
          <table:table-cell office:value-type="float" office:value="-1.20425" calcext:value-type="float">
            <text:p>-1.20425</text:p>
          </table:table-cell>
          <table:table-cell office:value-type="float" office:value="1.13665" calcext:value-type="float">
            <text:p>1.13665</text:p>
          </table:table-cell>
          <table:table-cell table:style-name="ce2" table:formula="of:=1-13.8*13.8*1E+030/([.B90]*[.B90]+1/9.3/9.3*1E+030)" office:value-type="float" office:value="0.886979598862125" calcext:value-type="float">
            <text:p>0.8869795989</text:p>
          </table:table-cell>
          <table:table-cell table:formula="of:=13.8*13.8/9.3*1E+045/[.B90]/([.B90]*[.B90]+1/9.3/9.3*1E+030)" office:value-type="float" office:value="0.000296056582523135" calcext:value-type="float">
            <text:p>0.0002960566</text:p>
          </table:table-cell>
          <table:table-cell table:style-name="ce2" table:formula="of:=1-13.8*13.8*1E+030/([.B90]*[.B90]+[.D90]*[.D90])" office:value-type="float" office:value="0.886978823342846" calcext:value-type="float">
            <text:p>0.8869788233</text:p>
          </table:table-cell>
          <table:table-cell table:formula="of:=13.8*13.8*1E+030*[.D90]/[.B90]/([.B90]*[.B90]+[.D90]*[.D90])" office:value-type="float" office:value="1.7483741449382E-018" calcext:value-type="float">
            <text:p>1.7483741449382E-018</text:p>
          </table:table-cell>
          <table:table-cell table:number-columns-repeated="1014"/>
        </table:table-row>
        <table:table-row table:style-name="ro2">
          <table:table-cell office:value-type="float" office:value="6382.98" calcext:value-type="float">
            <text:p>6382.98</text:p>
          </table:table-cell>
          <table:table-cell table:style-name="ce1" table:formula="of:=[.A91]*1000000000000*2*PI()" office:value-type="float" office:value="4.01054461520212E+016" calcext:value-type="float">
            <text:p>4.01E+16</text:p>
          </table:table-cell>
          <table:table-cell office:value-type="float" office:value="0.855" calcext:value-type="float">
            <text:p>0.855</text:p>
          </table:table-cell>
          <table:table-cell office:value-type="float" office:value="0.548" calcext:value-type="float">
            <text:p>0.548</text:p>
          </table:table-cell>
          <table:table-cell office:value-type="float" office:value="-1.03133" calcext:value-type="float">
            <text:p>-1.03133</text:p>
          </table:table-cell>
          <table:table-cell office:value-type="float" office:value="0.93708" calcext:value-type="float">
            <text:p>0.93708</text:p>
          </table:table-cell>
          <table:table-cell table:style-name="ce2" table:formula="of:=1-13.8*13.8*1E+030/([.B91]*[.B91]+1/9.3/9.3*1E+030)" office:value-type="float" office:value="0.881600914772212" calcext:value-type="float">
            <text:p>0.8816009148</text:p>
          </table:table-cell>
          <table:table-cell table:formula="of:=13.8*13.8/9.3*1E+045/[.B91]/([.B91]*[.B91]+1/9.3/9.3*1E+030)" office:value-type="float" office:value="0.00031744028940204" calcext:value-type="float">
            <text:p>0.0003174403</text:p>
          </table:table-cell>
          <table:table-cell table:style-name="ce2" table:formula="of:=1-13.8*13.8*1E+030/([.B91]*[.B91]+[.D91]*[.D91])" office:value-type="float" office:value="0.881600063681706" calcext:value-type="float">
            <text:p>0.8816000637</text:p>
          </table:table-cell>
          <table:table-cell table:formula="of:=13.8*13.8*1E+030*[.D91]/[.B91]/([.B91]*[.B91]+[.D91]*[.D91])" office:value-type="float" office:value="1.61781432019191E-018" calcext:value-type="float">
            <text:p>1.61781432019191E-018</text:p>
          </table:table-cell>
          <table:table-cell table:number-columns-repeated="1014"/>
        </table:table-row>
        <table:table-row table:style-name="ro2">
          <table:table-cell office:value-type="float" office:value="6291.95" calcext:value-type="float">
            <text:p>6291.95</text:p>
          </table:table-cell>
          <table:table-cell table:style-name="ce1" table:formula="of:=[.A92]*1000000000000*2*PI()" office:value-type="float" office:value="3.95334877935086E+016" calcext:value-type="float">
            <text:p>3.95E+16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9" calcext:value-type="float">
            <text:p>0.679</text:p>
          </table:table-cell>
          <table:table-cell office:value-type="float" office:value="-1.26386" calcext:value-type="float">
            <text:p>-1.26386</text:p>
          </table:table-cell>
          <table:table-cell office:value-type="float" office:value="1.21677" calcext:value-type="float">
            <text:p>1.21677</text:p>
          </table:table-cell>
          <table:table-cell table:style-name="ce2" table:formula="of:=1-13.8*13.8*1E+030/([.B92]*[.B92]+1/9.3/9.3*1E+030)" office:value-type="float" office:value="0.878150234500911" calcext:value-type="float">
            <text:p>0.8781502345</text:p>
          </table:table-cell>
          <table:table-cell table:formula="of:=13.8*13.8/9.3*1E+045/[.B92]/([.B92]*[.B92]+1/9.3/9.3*1E+030)" office:value-type="float" office:value="0.000331418401303667" calcext:value-type="float">
            <text:p>0.0003314184</text:p>
          </table:table-cell>
          <table:table-cell table:style-name="ce2" table:formula="of:=1-13.8*13.8*1E+030/([.B92]*[.B92]+[.D92]*[.D92])" office:value-type="float" office:value="0.878149333078112" calcext:value-type="float">
            <text:p>0.8781493331</text:p>
          </table:table-cell>
          <table:table-cell table:formula="of:=13.8*13.8*1E+030*[.D92]/[.B92]/([.B92]*[.B92]+[.D92]*[.D92])" office:value-type="float" office:value="2.09282326093038E-018" calcext:value-type="float">
            <text:p>2.09282326093038E-018</text:p>
          </table:table-cell>
          <table:table-cell table:number-columns-repeated="1014"/>
        </table:table-row>
        <table:table-row table:style-name="ro2">
          <table:table-cell office:value-type="float" office:value="6250" calcext:value-type="float">
            <text:p>6250</text:p>
          </table:table-cell>
          <table:table-cell table:style-name="ce1" table:formula="of:=[.A93]*1000000000000*2*PI()" office:value-type="float" office:value="3.92699081698724E+016" calcext:value-type="float">
            <text:p>3.93E+16</text:p>
          </table:table-cell>
          <table:table-cell office:value-type="float" office:value="0.846" calcext:value-type="float">
            <text:p>0.846</text:p>
          </table:table-cell>
          <table:table-cell office:value-type="float" office:value="0.565" calcext:value-type="float">
            <text:p>0.565</text:p>
          </table:table-cell>
          <table:table-cell office:value-type="float" office:value="-1.03494" calcext:value-type="float">
            <text:p>-1.03494</text:p>
          </table:table-cell>
          <table:table-cell office:value-type="float" office:value="0.95598" calcext:value-type="float">
            <text:p>0.95598</text:p>
          </table:table-cell>
          <table:table-cell table:style-name="ce2" table:formula="of:=1-13.8*13.8*1E+030/([.B93]*[.B93]+1/9.3/9.3*1E+030)" office:value-type="float" office:value="0.876509046106639" calcext:value-type="float">
            <text:p>0.8765090461</text:p>
          </table:table-cell>
          <table:table-cell table:formula="of:=13.8*13.8/9.3*1E+045/[.B93]/([.B93]*[.B93]+1/9.3/9.3*1E+030)" office:value-type="float" office:value="0.000338136700890526" calcext:value-type="float">
            <text:p>0.0003381367</text:p>
          </table:table-cell>
          <table:table-cell table:style-name="ce2" table:formula="of:=1-13.8*13.8*1E+030/([.B93]*[.B93]+[.D93]*[.D93])" office:value-type="float" office:value="0.87650812023778" calcext:value-type="float">
            <text:p>0.8765081202</text:p>
          </table:table-cell>
          <table:table-cell table:formula="of:=13.8*13.8*1E+030*[.D93]/[.B93]/([.B93]*[.B93]+[.D93]*[.D93])" office:value-type="float" office:value="1.7767526158664E-018" calcext:value-type="float">
            <text:p>1.7767526158664E-018</text:p>
          </table:table-cell>
          <table:table-cell table:number-columns-repeated="1014"/>
        </table:table-row>
        <table:table-row table:style-name="ro2">
          <table:table-cell office:value-type="float" office:value="6122.45" calcext:value-type="float">
            <text:p>6122.45</text:p>
          </table:table-cell>
          <table:table-cell table:style-name="ce1" table:formula="of:=[.A94]*1000000000000*2*PI()" office:value-type="float" office:value="3.84684878839417E+016" calcext:value-type="float">
            <text:p>3.85E+16</text:p>
          </table:table-cell>
          <table:table-cell office:value-type="float" office:value="0.846" calcext:value-type="float">
            <text:p>0.846</text:p>
          </table:table-cell>
          <table:table-cell office:value-type="float" office:value="0.6" calcext:value-type="float">
            <text:p>0.6</text:p>
          </table:table-cell>
          <table:table-cell office:value-type="float" office:value="-1.07572" calcext:value-type="float">
            <text:p>-1.07572</text:p>
          </table:table-cell>
          <table:table-cell office:value-type="float" office:value="1.0152" calcext:value-type="float">
            <text:p>1.0152</text:p>
          </table:table-cell>
          <table:table-cell table:style-name="ce2" table:formula="of:=1-13.8*13.8*1E+030/([.B94]*[.B94]+1/9.3/9.3*1E+030)" office:value-type="float" office:value="0.87131007470691" calcext:value-type="float">
            <text:p>0.8713100747</text:p>
          </table:table-cell>
          <table:table-cell table:formula="of:=13.8*13.8/9.3*1E+045/[.B94]/([.B94]*[.B94]+1/9.3/9.3*1E+030)" office:value-type="float" office:value="0.00035971329097595" calcext:value-type="float">
            <text:p>0.0003597133</text:p>
          </table:table-cell>
          <table:table-cell table:style-name="ce2" table:formula="of:=1-13.8*13.8*1E+030/([.B94]*[.B94]+[.D94]*[.D94])" office:value-type="float" office:value="0.871309069238522" calcext:value-type="float">
            <text:p>0.8713090692</text:p>
          </table:table-cell>
          <table:table-cell table:formula="of:=13.8*13.8*1E+030*[.D94]/[.B94]/([.B94]*[.B94]+[.D94]*[.D94])" office:value-type="float" office:value="2.00721584611906E-018" calcext:value-type="float">
            <text:p>2.00721584611906E-018</text:p>
          </table:table-cell>
          <table:table-cell table:number-columns-repeated="1014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style-name="ce1" table:formula="of:=[.A95]*1000000000000*2*PI()" office:value-type="float" office:value="3.76991118430775E+016" calcext:value-type="float">
            <text:p>3.77E+16</text:p>
          </table:table-cell>
          <table:table-cell office:value-type="float" office:value="0.85" calcext:value-type="float">
            <text:p>0.85</text:p>
          </table:table-cell>
          <table:table-cell office:value-type="float" office:value="0.645" calcext:value-type="float">
            <text:p>0.645</text:p>
          </table:table-cell>
          <table:table-cell office:value-type="float" office:value="-1.13853" calcext:value-type="float">
            <text:p>-1.13853</text:p>
          </table:table-cell>
          <table:table-cell office:value-type="float" office:value="1.0965" calcext:value-type="float">
            <text:p>1.0965</text:p>
          </table:table-cell>
          <table:table-cell table:style-name="ce2" table:formula="of:=1-13.8*13.8*1E+030/([.B95]*[.B95]+1/9.3/9.3*1E+030)" office:value-type="float" office:value="0.866003824727807" calcext:value-type="float">
            <text:p>0.8660038247</text:p>
          </table:table-cell>
          <table:table-cell table:formula="of:=13.8*13.8/9.3*1E+045/[.B95]/([.B95]*[.B95]+1/9.3/9.3*1E+030)" office:value-type="float" office:value="0.000382189133512141" calcext:value-type="float">
            <text:p>0.0003821891</text:p>
          </table:table-cell>
          <table:table-cell table:style-name="ce2" table:formula="of:=1-13.8*13.8*1E+030/([.B95]*[.B95]+[.D95]*[.D95])" office:value-type="float" office:value="0.866002734633008" calcext:value-type="float">
            <text:p>0.8660027346</text:p>
          </table:table-cell>
          <table:table-cell table:formula="of:=13.8*13.8*1E+030*[.D95]/[.B95]/([.B95]*[.B95]+[.D95]*[.D95])" office:value-type="float" office:value="2.29258016797497E-018" calcext:value-type="float">
            <text:p>2.29258016797497E-018</text:p>
          </table:table-cell>
          <table:table-cell table:number-columns-repeated="1014"/>
        </table:table-row>
        <table:table-row table:style-name="ro2">
          <table:table-cell office:value-type="float" office:value="5882.35" calcext:value-type="float">
            <text:p>5882.35</text:p>
          </table:table-cell>
          <table:table-cell table:style-name="ce1" table:formula="of:=[.A96]*1000000000000*2*PI()" office:value-type="float" office:value="3.69598950916878E+016" calcext:value-type="float">
            <text:p>3.70E+16</text:p>
          </table:table-cell>
          <table:table-cell office:value-type="float" office:value="0.86" calcext:value-type="float">
            <text:p>0.86</text:p>
          </table:table-cell>
          <table:table-cell office:value-type="float" office:value="0.695" calcext:value-type="float">
            <text:p>0.695</text:p>
          </table:table-cell>
          <table:table-cell office:value-type="float" office:value="-1.22262" calcext:value-type="float">
            <text:p>-1.22262</text:p>
          </table:table-cell>
          <table:table-cell office:value-type="float" office:value="1.1954" calcext:value-type="float">
            <text:p>1.1954</text:p>
          </table:table-cell>
          <table:table-cell table:style-name="ce2" table:formula="of:=1-13.8*13.8*1E+030/([.B96]*[.B96]+1/9.3/9.3*1E+030)" office:value-type="float" office:value="0.860590285656962" calcext:value-type="float">
            <text:p>0.8605902857</text:p>
          </table:table-cell>
          <table:table-cell table:formula="of:=13.8*13.8/9.3*1E+045/[.B96]/([.B96]*[.B96]+1/9.3/9.3*1E+030)" office:value-type="float" office:value="0.000405582641066913" calcext:value-type="float">
            <text:p>0.0004055826</text:p>
          </table:table-cell>
          <table:table-cell table:style-name="ce2" table:formula="of:=1-13.8*13.8*1E+030/([.B96]*[.B96]+[.D96]*[.D96])" office:value-type="float" office:value="0.860589105701322" calcext:value-type="float">
            <text:p>0.8605891057</text:p>
          </table:table-cell>
          <table:table-cell table:formula="of:=13.8*13.8*1E+030*[.D96]/[.B96]/([.B96]*[.B96]+[.D96]*[.D96])" office:value-type="float" office:value="2.62150558861764E-018" calcext:value-type="float">
            <text:p>2.62150558861764E-018</text:p>
          </table:table-cell>
          <table:table-cell table:number-columns-repeated="1014"/>
        </table:table-row>
        <table:table-row table:style-name="ro2">
          <table:table-cell office:value-type="float" office:value="5769.23" calcext:value-type="float">
            <text:p>5769.23</text:p>
          </table:table-cell>
          <table:table-cell table:style-name="ce1" table:formula="of:=[.A97]*1000000000000*2*PI()" office:value-type="float" office:value="3.62491411697397E+016" calcext:value-type="float">
            <text:p>3.62E+16</text:p>
          </table:table-cell>
          <table:table-cell office:value-type="float" office:value="0.872" calcext:value-type="float">
            <text:p>0.872</text:p>
          </table:table-cell>
          <table:table-cell office:value-type="float" office:value="0.74" calcext:value-type="float">
            <text:p>0.74</text:p>
          </table:table-cell>
          <table:table-cell office:value-type="float" office:value="-1.30798" calcext:value-type="float">
            <text:p>-1.30798</text:p>
          </table:table-cell>
          <table:table-cell office:value-type="float" office:value="1.29056" calcext:value-type="float">
            <text:p>1.29056</text:p>
          </table:table-cell>
          <table:table-cell table:style-name="ce2" table:formula="of:=1-13.8*13.8*1E+030/([.B97]*[.B97]+1/9.3/9.3*1E+030)" office:value-type="float" office:value="0.855069794387235" calcext:value-type="float">
            <text:p>0.8550697944</text:p>
          </table:table-cell>
          <table:table-cell table:formula="of:=13.8*13.8/9.3*1E+045/[.B97]/([.B97]*[.B97]+1/9.3/9.3*1E+030)" office:value-type="float" office:value="0.000429910684053685" calcext:value-type="float">
            <text:p>0.0004299107</text:p>
          </table:table-cell>
          <table:table-cell table:style-name="ce2" table:formula="of:=1-13.8*13.8*1E+030/([.B97]*[.B97]+[.D97]*[.D97])" office:value-type="float" office:value="0.855068519130669" calcext:value-type="float">
            <text:p>0.8550685191</text:p>
          </table:table-cell>
          <table:table-cell table:formula="of:=13.8*13.8*1E+030*[.D97]/[.B97]/([.B97]*[.B97]+[.D97]*[.D97])" office:value-type="float" office:value="2.95867136109792E-018" calcext:value-type="float">
            <text:p>2.95867136109792E-018</text:p>
          </table:table-cell>
          <table:table-cell table:number-columns-repeated="1014"/>
        </table:table-row>
        <table:table-row table:style-name="ro2">
          <table:table-cell office:value-type="float" office:value="5660.38" calcext:value-type="float">
            <text:p>5660.38</text:p>
          </table:table-cell>
          <table:table-cell table:style-name="ce1" table:formula="of:=[.A98]*1000000000000*2*PI()" office:value-type="float" office:value="3.55652164490532E+016" calcext:value-type="float">
            <text:p>3.56E+16</text:p>
          </table:table-cell>
          <table:table-cell office:value-type="float" office:value="0.89" calcext:value-type="float">
            <text:p>0.89</text:p>
          </table:table-cell>
          <table:table-cell office:value-type="float" office:value="0.795" calcext:value-type="float">
            <text:p>0.795</text:p>
          </table:table-cell>
          <table:table-cell office:value-type="float" office:value="-1.42413" calcext:value-type="float">
            <text:p>-1.42413</text:p>
          </table:table-cell>
          <table:table-cell office:value-type="float" office:value="1.4151" calcext:value-type="float">
            <text:p>1.4151</text:p>
          </table:table-cell>
          <table:table-cell table:style-name="ce2" table:formula="of:=1-13.8*13.8*1E+030/([.B98]*[.B98]+1/9.3/9.3*1E+030)" office:value-type="float" office:value="0.849442189371204" calcext:value-type="float">
            <text:p>0.8494421894</text:p>
          </table:table-cell>
          <table:table-cell table:formula="of:=13.8*13.8/9.3*1E+045/[.B98]/([.B98]*[.B98]+1/9.3/9.3*1E+030)" office:value-type="float" office:value="0.000455192278072032" calcext:value-type="float">
            <text:p>0.0004551923</text:p>
          </table:table-cell>
          <table:table-cell table:style-name="ce2" table:formula="of:=1-13.8*13.8*1E+030/([.B98]*[.B98]+[.D98]*[.D98])" office:value-type="float" office:value="0.849440813155589" calcext:value-type="float">
            <text:p>0.8494408132</text:p>
          </table:table-cell>
          <table:table-cell table:formula="of:=13.8*13.8*1E+030*[.D98]/[.B98]/([.B98]*[.B98]+[.D98]*[.D98])" office:value-type="float" office:value="3.36549487088791E-018" calcext:value-type="float">
            <text:p>3.36549487088791E-018</text:p>
          </table:table-cell>
          <table:table-cell table:number-columns-repeated="1014"/>
        </table:table-row>
        <table:table-row table:style-name="ro2">
          <table:table-cell office:value-type="float" office:value="5555.56" calcext:value-type="float">
            <text:p>5555.56</text:p>
          </table:table-cell>
          <table:table-cell table:style-name="ce1" table:formula="of:=[.A99]*1000000000000*2*PI()" office:value-type="float" office:value="3.49066129651546E+016" calcext:value-type="float">
            <text:p>3.49E+16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5" calcext:value-type="float">
            <text:p>0.825</text:p>
          </table:table-cell>
          <table:table-cell office:value-type="float" office:value="-1.51785" calcext:value-type="float">
            <text:p>-1.51785</text:p>
          </table:table-cell>
          <table:table-cell office:value-type="float" office:value="1.50975" calcext:value-type="float">
            <text:p>1.50975</text:p>
          </table:table-cell>
          <table:table-cell table:style-name="ce2" table:formula="of:=1-13.8*13.8*1E+030/([.B99]*[.B99]+1/9.3/9.3*1E+030)" office:value-type="float" office:value="0.843707322801883" calcext:value-type="float">
            <text:p>0.8437073228</text:p>
          </table:table-cell>
          <table:table-cell table:formula="of:=13.8*13.8/9.3*1E+045/[.B99]/([.B99]*[.B99]+1/9.3/9.3*1E+030)" office:value-type="float" office:value="0.000481446430555363" calcext:value-type="float">
            <text:p>0.0004814464</text:p>
          </table:table-cell>
          <table:table-cell table:style-name="ce2" table:formula="of:=1-13.8*13.8*1E+030/([.B99]*[.B99]+[.D99]*[.D99])" office:value-type="float" office:value="0.843705839746697" calcext:value-type="float">
            <text:p>0.8437058397</text:p>
          </table:table-cell>
          <table:table-cell table:formula="of:=13.8*13.8*1E+030*[.D99]/[.B99]/([.B99]*[.B99]+[.D99]*[.D99])" office:value-type="float" office:value="3.69393278968921E-018" calcext:value-type="float">
            <text:p>3.69393278968921E-018</text:p>
          </table:table-cell>
          <table:table-cell table:number-columns-repeated="1014"/>
        </table:table-row>
        <table:table-row table:style-name="ro2">
          <table:table-cell office:value-type="float" office:value="5454.55" calcext:value-type="float">
            <text:p>5454.55</text:p>
          </table:table-cell>
          <table:table-cell table:style-name="ce1" table:formula="of:=[.A100]*1000000000000*2*PI()" office:value-type="float" office:value="3.42719484172764E+016" calcext:value-type="float">
            <text:p>3.43E+16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-1.6081" calcext:value-type="float">
            <text:p>-1.6081</text:p>
          </table:table-cell>
          <table:table-cell office:value-type="float" office:value="1.596" calcext:value-type="float">
            <text:p>1.596</text:p>
          </table:table-cell>
          <table:table-cell table:style-name="ce2" table:formula="of:=1-13.8*13.8*1E+030/([.B100]*[.B100]+1/9.3/9.3*1E+030)" office:value-type="float" office:value="0.83786517513317" calcext:value-type="float">
            <text:p>0.8378651751</text:p>
          </table:table-cell>
          <table:table-cell table:formula="of:=13.8*13.8/9.3*1E+045/[.B100]/([.B100]*[.B100]+1/9.3/9.3*1E+030)" office:value-type="float" office:value="0.000508691595935934" calcext:value-type="float">
            <text:p>0.0005086916</text:p>
          </table:table-cell>
          <table:table-cell table:style-name="ce2" table:formula="of:=1-13.8*13.8*1E+030/([.B100]*[.B100]+[.D100]*[.D100])" office:value-type="float" office:value="0.83786357913342" calcext:value-type="float">
            <text:p>0.8378635791</text:p>
          </table:table-cell>
          <table:table-cell table:formula="of:=13.8*13.8*1E+030*[.D100]/[.B100]/([.B100]*[.B100]+[.D100]*[.D100])" office:value-type="float" office:value="3.9739378651513E-018" calcext:value-type="float">
            <text:p>3.9739378651513E-018</text:p>
          </table:table-cell>
          <table:table-cell table:number-columns-repeated="1014"/>
        </table:table-row>
        <table:table-row table:style-name="ro2">
          <table:table-cell office:value-type="float" office:value="5357.14" calcext:value-type="float">
            <text:p>5357.14</text:p>
          </table:table-cell>
          <table:table-cell table:style-name="ce1" table:formula="of:=[.A101]*1000000000000*2*PI()" office:value-type="float" office:value="3.3659903336504E+016" calcext:value-type="float">
            <text:p>3.37E+16</text:p>
          </table:table-cell>
          <table:table-cell office:value-type="float" office:value="0.985" calcext:value-type="float">
            <text:p>0.985</text:p>
          </table:table-cell>
          <table:table-cell office:value-type="float" office:value="0.848" calcext:value-type="float">
            <text:p>0.848</text:p>
          </table:table-cell>
          <table:table-cell office:value-type="float" office:value="-1.68933" calcext:value-type="float">
            <text:p>-1.68933</text:p>
          </table:table-cell>
          <table:table-cell office:value-type="float" office:value="1.67056" calcext:value-type="float">
            <text:p>1.67056</text:p>
          </table:table-cell>
          <table:table-cell table:style-name="ce2" table:formula="of:=1-13.8*13.8*1E+030/([.B101]*[.B101]+1/9.3/9.3*1E+030)" office:value-type="float" office:value="0.831915366316967" calcext:value-type="float">
            <text:p>0.8319153663</text:p>
          </table:table-cell>
          <table:table-cell table:formula="of:=13.8*13.8/9.3*1E+045/[.B101]/([.B101]*[.B101]+1/9.3/9.3*1E+030)" office:value-type="float" office:value="0.000536947962814157" calcext:value-type="float">
            <text:p>0.000536948</text:p>
          </table:table-cell>
          <table:table-cell table:style-name="ce2" table:formula="of:=1-13.8*13.8*1E+030/([.B101]*[.B101]+[.D101]*[.D101])" office:value-type="float" office:value="0.831913651031587" calcext:value-type="float">
            <text:p>0.831913651</text:p>
          </table:table-cell>
          <table:table-cell table:formula="of:=13.8*13.8*1E+030*[.D101]/[.B101]/([.B101]*[.B101]+[.D101]*[.D101])" office:value-type="float" office:value="4.23462962743072E-018" calcext:value-type="float">
            <text:p>4.23462962743072E-018</text:p>
          </table:table-cell>
          <table:table-cell table:number-columns-repeated="1014"/>
        </table:table-row>
        <table:table-row table:style-name="ro2">
          <table:table-cell office:value-type="float" office:value="5263.16" calcext:value-type="float">
            <text:p>5263.16</text:p>
          </table:table-cell>
          <table:table-cell table:style-name="ce1" table:formula="of:=[.A102]*1000000000000*2*PI()" office:value-type="float" office:value="3.30694095813353E+016" calcext:value-type="float">
            <text:p>3.31E+16</text:p>
          </table:table-cell>
          <table:table-cell office:value-type="float" office:value="1.022" calcext:value-type="float">
            <text:p>1.022</text:p>
          </table:table-cell>
          <table:table-cell office:value-type="float" office:value="0.85" calcext:value-type="float">
            <text:p>0.85</text:p>
          </table:table-cell>
          <table:table-cell office:value-type="float" office:value="-1.76698" calcext:value-type="float">
            <text:p>-1.76698</text:p>
          </table:table-cell>
          <table:table-cell office:value-type="float" office:value="1.7374" calcext:value-type="float">
            <text:p>1.7374</text:p>
          </table:table-cell>
          <table:table-cell table:style-name="ce2" table:formula="of:=1-13.8*13.8*1E+030/([.B102]*[.B102]+1/9.3/9.3*1E+030)" office:value-type="float" office:value="0.825859134362504" calcext:value-type="float">
            <text:p>0.8258591344</text:p>
          </table:table-cell>
          <table:table-cell table:formula="of:=13.8*13.8/9.3*1E+045/[.B102]/([.B102]*[.B102]+1/9.3/9.3*1E+030)" office:value-type="float" office:value="0.000566227958078357" calcext:value-type="float">
            <text:p>0.000566228</text:p>
          </table:table-cell>
          <table:table-cell table:style-name="ce2" table:formula="of:=1-13.8*13.8*1E+030/([.B102]*[.B102]+[.D102]*[.D102])" office:value-type="float" office:value="0.825857293243251" calcext:value-type="float">
            <text:p>0.8258572932</text:p>
          </table:table-cell>
          <table:table-cell table:formula="of:=13.8*13.8*1E+030*[.D102]/[.B102]/([.B102]*[.B102]+[.D102]*[.D102])" office:value-type="float" office:value="4.47607933184213E-018" calcext:value-type="float">
            <text:p>4.47607933184213E-018</text:p>
          </table:table-cell>
          <table:table-cell table:number-columns-repeated="1014"/>
        </table:table-row>
        <table:table-row table:style-name="ro2">
          <table:table-cell office:value-type="float" office:value="5172.41" calcext:value-type="float">
            <text:p>5172.41</text:p>
          </table:table-cell>
          <table:table-cell table:style-name="ce1" table:formula="of:=[.A103]*1000000000000*2*PI()" office:value-type="float" office:value="3.24992105147088E+016" calcext:value-type="float">
            <text:p>3.25E+16</text:p>
          </table:table-cell>
          <table:table-cell office:value-type="float" office:value="1.055" calcext:value-type="float">
            <text:p>1.055</text:p>
          </table:table-cell>
          <table:table-cell office:value-type="float" office:value="0.842" calcext:value-type="float">
            <text:p>0.842</text:p>
          </table:table-cell>
          <table:table-cell office:value-type="float" office:value="-1.82199" calcext:value-type="float">
            <text:p>-1.82199</text:p>
          </table:table-cell>
          <table:table-cell office:value-type="float" office:value="1.77662" calcext:value-type="float">
            <text:p>1.77662</text:p>
          </table:table-cell>
          <table:table-cell table:style-name="ce2" table:formula="of:=1-13.8*13.8*1E+030/([.B103]*[.B103]+1/9.3/9.3*1E+030)" office:value-type="float" office:value="0.819694989040819" calcext:value-type="float">
            <text:p>0.819694989</text:p>
          </table:table-cell>
          <table:table-cell table:formula="of:=13.8*13.8/9.3*1E+045/[.B103]/([.B103]*[.B103]+1/9.3/9.3*1E+030)" office:value-type="float" office:value="0.000596557124925668" calcext:value-type="float">
            <text:p>0.0005965571</text:p>
          </table:table-cell>
          <table:table-cell table:style-name="ce2" table:formula="of:=1-13.8*13.8*1E+030/([.B103]*[.B103]+[.D103]*[.D103])" office:value-type="float" office:value="0.819693015272029" calcext:value-type="float">
            <text:p>0.8196930153</text:p>
          </table:table-cell>
          <table:table-cell table:formula="of:=13.8*13.8*1E+030*[.D103]/[.B103]/([.B103]*[.B103]+[.D103]*[.D103])" office:value-type="float" office:value="4.67145135947964E-018" calcext:value-type="float">
            <text:p>4.67145135947964E-018</text:p>
          </table:table-cell>
          <table:table-cell table:number-columns-repeated="1014"/>
        </table:table-row>
        <table:table-row table:style-name="ro2">
          <table:table-cell office:value-type="float" office:value="5084.75" calcext:value-type="float">
            <text:p>5084.75</text:p>
          </table:table-cell>
          <table:table-cell table:style-name="ce1" table:formula="of:=[.A104]*1000000000000*2*PI()" office:value-type="float" office:value="3.19484264906814E+016" calcext:value-type="float">
            <text:p>3.19E+16</text:p>
          </table:table-cell>
          <table:table-cell office:value-type="float" office:value="1.085" calcext:value-type="float">
            <text:p>1.085</text:p>
          </table:table-cell>
          <table:table-cell office:value-type="float" office:value="0.83" calcext:value-type="float">
            <text:p>0.83</text:p>
          </table:table-cell>
          <table:table-cell office:value-type="float" office:value="-1.86612" calcext:value-type="float">
            <text:p>-1.86612</text:p>
          </table:table-cell>
          <table:table-cell office:value-type="float" office:value="1.8011" calcext:value-type="float">
            <text:p>1.8011</text:p>
          </table:table-cell>
          <table:table-cell table:style-name="ce2" table:formula="of:=1-13.8*13.8*1E+030/([.B104]*[.B104]+1/9.3/9.3*1E+030)" office:value-type="float" office:value="0.813424632103361" calcext:value-type="float">
            <text:p>0.8134246321</text:p>
          </table:table-cell>
          <table:table-cell table:formula="of:=13.8*13.8/9.3*1E+045/[.B104]/([.B104]*[.B104]+1/9.3/9.3*1E+030)" office:value-type="float" office:value="0.000627945401994031" calcext:value-type="float">
            <text:p>0.0006279454</text:p>
          </table:table-cell>
          <table:table-cell table:style-name="ce2" table:formula="of:=1-13.8*13.8*1E+030/([.B104]*[.B104]+[.D104]*[.D104])" office:value-type="float" office:value="0.813422518665599" calcext:value-type="float">
            <text:p>0.8134225187</text:p>
          </table:table-cell>
          <table:table-cell table:formula="of:=13.8*13.8*1E+030*[.D104]/[.B104]/([.B104]*[.B104]+[.D104]*[.D104])" office:value-type="float" office:value="4.84716546377398E-018" calcext:value-type="float">
            <text:p>4.84716546377398E-018</text:p>
          </table:table-cell>
          <table:table-cell table:number-columns-repeated="1014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1" table:formula="of:=[.A105]*1000000000000*2*PI()" office:value-type="float" office:value="3.14159265358979E+016" calcext:value-type="float">
            <text:p>3.14E+16</text:p>
          </table:table-cell>
          <table:table-cell office:value-type="float" office:value="1.113" calcext:value-type="float">
            <text:p>1.113</text:p>
          </table:table-cell>
          <table:table-cell office:value-type="float" office:value="0.813" calcext:value-type="float">
            <text:p>0.813</text:p>
          </table:table-cell>
          <table:table-cell office:value-type="float" office:value="-1.89974" calcext:value-type="float">
            <text:p>-1.89974</text:p>
          </table:table-cell>
          <table:table-cell office:value-type="float" office:value="1.80974" calcext:value-type="float">
            <text:p>1.80974</text:p>
          </table:table-cell>
          <table:table-cell table:style-name="ce2" table:formula="of:=1-13.8*13.8*1E+030/([.B105]*[.B105]+1/9.3/9.3*1E+030)" office:value-type="float" office:value="0.807046198284016" calcext:value-type="float">
            <text:p>0.8070461983</text:p>
          </table:table-cell>
          <table:table-cell table:formula="of:=13.8*13.8/9.3*1E+045/[.B105]/([.B105]*[.B105]+1/9.3/9.3*1E+030)" office:value-type="float" office:value="0.00066042045874134" calcext:value-type="float">
            <text:p>0.0006604205</text:p>
          </table:table-cell>
          <table:table-cell table:style-name="ce2" table:formula="of:=1-13.8*13.8*1E+030/([.B105]*[.B105]+[.D105]*[.D105])" office:value-type="float" office:value="0.807043937871531" calcext:value-type="float">
            <text:p>0.8070439379</text:p>
          </table:table-cell>
          <table:table-cell table:formula="of:=13.8*13.8*1E+030*[.D105]/[.B105]/([.B105]*[.B105]+[.D105]*[.D105])" office:value-type="float" office:value="4.99343154279379E-018" calcext:value-type="float">
            <text:p>4.99343154279379E-018</text:p>
          </table:table-cell>
          <table:table-cell table:number-columns-repeated="1014"/>
        </table:table-row>
        <table:table-row table:style-name="ro2">
          <table:table-cell office:value-type="float" office:value="4918.03" calcext:value-type="float">
            <text:p>4918.03</text:p>
          </table:table-cell>
          <table:table-cell table:style-name="ce1" table:formula="of:=[.A106]*1000000000000*2*PI()" office:value-type="float" office:value="3.09008938362684E+016" calcext:value-type="float">
            <text:p>3.09E+16</text:p>
          </table:table-cell>
          <table:table-cell office:value-type="float" office:value="1.134" calcext:value-type="float">
            <text:p>1.134</text:p>
          </table:table-cell>
          <table:table-cell office:value-type="float" office:value="0.795" calcext:value-type="float">
            <text:p>0.795</text:p>
          </table:table-cell>
          <table:table-cell office:value-type="float" office:value="-1.91798" calcext:value-type="float">
            <text:p>-1.91798</text:p>
          </table:table-cell>
          <table:table-cell office:value-type="float" office:value="1.80306" calcext:value-type="float">
            <text:p>1.80306</text:p>
          </table:table-cell>
          <table:table-cell table:style-name="ce2" table:formula="of:=1-13.8*13.8*1E+030/([.B106]*[.B106]+1/9.3/9.3*1E+030)" office:value-type="float" office:value="0.800560659114404" calcext:value-type="float">
            <text:p>0.8005606591</text:p>
          </table:table-cell>
          <table:table-cell table:formula="of:=13.8*13.8/9.3*1E+045/[.B106]/([.B106]*[.B106]+1/9.3/9.3*1E+030)" office:value-type="float" office:value="0.000693995796090398" calcext:value-type="float">
            <text:p>0.0006939958</text:p>
          </table:table-cell>
          <table:table-cell table:style-name="ce2" table:formula="of:=1-13.8*13.8*1E+030/([.B106]*[.B106]+[.D106]*[.D106])" office:value-type="float" office:value="0.800558244193843" calcext:value-type="float">
            <text:p>0.8005582442</text:p>
          </table:table-cell>
          <table:table-cell table:formula="of:=13.8*13.8*1E+030*[.D106]/[.B106]/([.B106]*[.B106]+[.D106]*[.D106])" office:value-type="float" office:value="5.13112004804848E-018" calcext:value-type="float">
            <text:p>5.13112004804848E-018</text:p>
          </table:table-cell>
          <table:table-cell table:number-columns-repeated="1014"/>
        </table:table-row>
        <table:table-row table:style-name="ro2">
          <table:table-cell office:value-type="float" office:value="4838.71" calcext:value-type="float">
            <text:p>4838.71</text:p>
          </table:table-cell>
          <table:table-cell table:style-name="ce1" table:formula="of:=[.A107]*1000000000000*2*PI()" office:value-type="float" office:value="3.04025115777029E+016" calcext:value-type="float">
            <text:p>3.04E+16</text:p>
          </table:table-cell>
          <table:table-cell office:value-type="float" office:value="1.146" calcext:value-type="float">
            <text:p>1.146</text:p>
          </table:table-cell>
          <table:table-cell office:value-type="float" office:value="0.77" calcext:value-type="float">
            <text:p>0.77</text:p>
          </table:table-cell>
          <table:table-cell office:value-type="float" office:value="-1.90622" calcext:value-type="float">
            <text:p>-1.90622</text:p>
          </table:table-cell>
          <table:table-cell office:value-type="float" office:value="1.76484" calcext:value-type="float">
            <text:p>1.76484</text:p>
          </table:table-cell>
          <table:table-cell table:style-name="ce2" table:formula="of:=1-13.8*13.8*1E+030/([.B107]*[.B107]+1/9.3/9.3*1E+030)" office:value-type="float" office:value="0.793968409448102" calcext:value-type="float">
            <text:p>0.7939684094</text:p>
          </table:table-cell>
          <table:table-cell table:formula="of:=13.8*13.8/9.3*1E+045/[.B107]/([.B107]*[.B107]+1/9.3/9.3*1E+030)" office:value-type="float" office:value="0.000728687641852381" calcext:value-type="float">
            <text:p>0.0007286876</text:p>
          </table:table-cell>
          <table:table-cell table:style-name="ce2" table:formula="of:=1-13.8*13.8*1E+030/([.B107]*[.B107]+[.D107]*[.D107])" office:value-type="float" office:value="0.793965832242936" calcext:value-type="float">
            <text:p>0.7939658322</text:p>
          </table:table-cell>
          <table:table-cell table:formula="of:=13.8*13.8*1E+030*[.D107]/[.B107]/([.B107]*[.B107]+[.D107]*[.D107])" office:value-type="float" office:value="5.21819747580623E-018" calcext:value-type="float">
            <text:p>5.21819747580623E-018</text:p>
          </table:table-cell>
          <table:table-cell table:number-columns-repeated="1014"/>
        </table:table-row>
        <table:table-row table:style-name="ro2">
          <table:table-cell office:value-type="float" office:value="4761.9" calcext:value-type="float">
            <text:p>4761.9</text:p>
          </table:table-cell>
          <table:table-cell table:style-name="ce1" table:formula="of:=[.A108]*1000000000000*2*PI()" office:value-type="float" office:value="2.99199001142585E+016" calcext:value-type="float">
            <text:p>2.99E+16</text:p>
          </table:table-cell>
          <table:table-cell office:value-type="float" office:value="1.153" calcext:value-type="float">
            <text:p>1.153</text:p>
          </table:table-cell>
          <table:table-cell office:value-type="float" office:value="0.75" calcext:value-type="float">
            <text:p>0.75</text:p>
          </table:table-cell>
          <table:table-cell office:value-type="float" office:value="-1.89191" calcext:value-type="float">
            <text:p>-1.89191</text:p>
          </table:table-cell>
          <table:table-cell office:value-type="float" office:value="1.7295" calcext:value-type="float">
            <text:p>1.7295</text:p>
          </table:table-cell>
          <table:table-cell table:style-name="ce2" table:formula="of:=1-13.8*13.8*1E+030/([.B108]*[.B108]+1/9.3/9.3*1E+030)" office:value-type="float" office:value="0.787268263587803" calcext:value-type="float">
            <text:p>0.7872682636</text:p>
          </table:table-cell>
          <table:table-cell table:formula="of:=13.8*13.8/9.3*1E+045/[.B108]/([.B108]*[.B108]+1/9.3/9.3*1E+030)" office:value-type="float" office:value="0.000764520609093717" calcext:value-type="float">
            <text:p>0.0007645206</text:p>
          </table:table-cell>
          <table:table-cell table:style-name="ce2" table:formula="of:=1-13.8*13.8*1E+030/([.B108]*[.B108]+[.D108]*[.D108])" office:value-type="float" office:value="0.787265516034609" calcext:value-type="float">
            <text:p>0.787265516</text:p>
          </table:table-cell>
          <table:table-cell table:formula="of:=13.8*13.8*1E+030*[.D108]/[.B108]/([.B108]*[.B108]+[.D108]*[.D108])" office:value-type="float" office:value="5.33260012114841E-018" calcext:value-type="float">
            <text:p>5.33260012114841E-018</text:p>
          </table:table-cell>
          <table:table-cell table:number-columns-repeated="1014"/>
        </table:table-row>
        <table:table-row table:style-name="ro2">
          <table:table-cell office:value-type="float" office:value="4687.5" calcext:value-type="float">
            <text:p>4687.5</text:p>
          </table:table-cell>
          <table:table-cell table:style-name="ce1" table:formula="of:=[.A109]*1000000000000*2*PI()" office:value-type="float" office:value="2.94524311274043E+016" calcext:value-type="float">
            <text:p>2.95E+16</text:p>
          </table:table-cell>
          <table:table-cell office:value-type="float" office:value="1.157" calcext:value-type="float">
            <text:p>1.157</text:p>
          </table:table-cell>
          <table:table-cell office:value-type="float" office:value="0.73" calcext:value-type="float">
            <text:p>0.73</text:p>
          </table:table-cell>
          <table:table-cell office:value-type="float" office:value="-1.87155" calcext:value-type="float">
            <text:p>-1.87155</text:p>
          </table:table-cell>
          <table:table-cell office:value-type="float" office:value="1.68922" calcext:value-type="float">
            <text:p>1.68922</text:p>
          </table:table-cell>
          <table:table-cell table:style-name="ce2" table:formula="of:=1-13.8*13.8*1E+030/([.B109]*[.B109]+1/9.3/9.3*1E+030)" office:value-type="float" office:value="0.780461806608468" calcext:value-type="float">
            <text:p>0.7804618066</text:p>
          </table:table-cell>
          <table:table-cell table:formula="of:=13.8*13.8/9.3*1E+045/[.B109]/([.B109]*[.B109]+1/9.3/9.3*1E+030)" office:value-type="float" office:value="0.000801504543099108" calcext:value-type="float">
            <text:p>0.0008015045</text:p>
          </table:table-cell>
          <table:table-cell table:style-name="ce2" table:formula="of:=1-13.8*13.8*1E+030/([.B109]*[.B109]+[.D109]*[.D109])" office:value-type="float" office:value="0.780458880422721" calcext:value-type="float">
            <text:p>0.7804588804</text:p>
          </table:table-cell>
          <table:table-cell table:formula="of:=13.8*13.8*1E+030*[.D109]/[.B109]/([.B109]*[.B109]+[.D109]*[.D109])" office:value-type="float" office:value="5.44148687074915E-018" calcext:value-type="float">
            <text:p>5.44148687074915E-018</text:p>
          </table:table-cell>
          <table:table-cell table:number-columns-repeated="1014"/>
        </table:table-row>
        <table:table-row table:style-name="ro2">
          <table:table-cell office:value-type="float" office:value="4615.38" calcext:value-type="float">
            <text:p>4615.38</text:p>
          </table:table-cell>
          <table:table-cell table:style-name="ce1" table:formula="of:=[.A110]*1000000000000*2*PI()" office:value-type="float" office:value="2.89992878030505E+016" calcext:value-type="float">
            <text:p>2.90E+16</text:p>
          </table:table-cell>
          <table:table-cell office:value-type="float" office:value="1.155" calcext:value-type="float">
            <text:p>1.155</text:p>
          </table:table-cell>
          <table:table-cell office:value-type="float" office:value="0.71" calcext:value-type="float">
            <text:p>0.71</text:p>
          </table:table-cell>
          <table:table-cell office:value-type="float" office:value="-1.83813" calcext:value-type="float">
            <text:p>-1.83813</text:p>
          </table:table-cell>
          <table:table-cell office:value-type="float" office:value="1.6401" calcext:value-type="float">
            <text:p>1.6401</text:p>
          </table:table-cell>
          <table:table-cell table:style-name="ce2" table:formula="of:=1-13.8*13.8*1E+030/([.B110]*[.B110]+1/9.3/9.3*1E+030)" office:value-type="float" office:value="0.77354728203308" calcext:value-type="float">
            <text:p>0.773547282</text:p>
          </table:table-cell>
          <table:table-cell table:formula="of:=13.8*13.8/9.3*1E+045/[.B110]/([.B110]*[.B110]+1/9.3/9.3*1E+030)" office:value-type="float" office:value="0.00083966733202108" calcext:value-type="float">
            <text:p>0.0008396673</text:p>
          </table:table-cell>
          <table:table-cell table:style-name="ce2" table:formula="of:=1-13.8*13.8*1E+030/([.B110]*[.B110]+[.D110]*[.D110])" office:value-type="float" office:value="0.773544168618347" calcext:value-type="float">
            <text:p>0.7735441686</text:p>
          </table:table-cell>
          <table:table-cell table:formula="of:=13.8*13.8*1E+030*[.D110]/[.B110]/([.B110]*[.B110]+[.D110]*[.D110])" office:value-type="float" office:value="5.54439962018861E-018" calcext:value-type="float">
            <text:p>5.54439962018861E-018</text:p>
          </table:table-cell>
          <table:table-cell table:number-columns-repeated="1014"/>
        </table:table-row>
        <table:table-row table:style-name="ro2">
          <table:table-cell office:value-type="float" office:value="4545.45" calcext:value-type="float">
            <text:p>4545.45</text:p>
          </table:table-cell>
          <table:table-cell table:style-name="ce1" table:formula="of:=[.A111]*1000000000000*2*PI()" office:value-type="float" office:value="2.85599046545195E+016" calcext:value-type="float">
            <text:p>2.86E+16</text:p>
          </table:table-cell>
          <table:table-cell office:value-type="float" office:value="1.14" calcext:value-type="float">
            <text:p>1.14</text:p>
          </table:table-cell>
          <table:table-cell office:value-type="float" office:value="0.7" calcext:value-type="float">
            <text:p>0.7</text:p>
          </table:table-cell>
          <table:table-cell office:value-type="float" office:value="-1.7896" calcext:value-type="float">
            <text:p>-1.7896</text:p>
          </table:table-cell>
          <table:table-cell office:value-type="float" office:value="1.596" calcext:value-type="float">
            <text:p>1.596</text:p>
          </table:table-cell>
          <table:table-cell table:style-name="ce2" table:formula="of:=1-13.8*13.8*1E+030/([.B111]*[.B111]+1/9.3/9.3*1E+030)" office:value-type="float" office:value="0.766526007345199" calcext:value-type="float">
            <text:p>0.7665260073</text:p>
          </table:table-cell>
          <table:table-cell table:formula="of:=13.8*13.8/9.3*1E+045/[.B111]/([.B111]*[.B111]+1/9.3/9.3*1E+030)" office:value-type="float" office:value="0.000879020105167497" calcext:value-type="float">
            <text:p>0.0008790201</text:p>
          </table:table-cell>
          <table:table-cell table:style-name="ce2" table:formula="of:=1-13.8*13.8*1E+030/([.B111]*[.B111]+[.D111]*[.D111])" office:value-type="float" office:value="0.766522697870184" calcext:value-type="float">
            <text:p>0.7665226979</text:p>
          </table:table-cell>
          <table:table-cell table:formula="of:=13.8*13.8*1E+030*[.D111]/[.B111]/([.B111]*[.B111]+[.D111]*[.D111])" office:value-type="float" office:value="5.7225019994949E-018" calcext:value-type="float">
            <text:p>5.7225019994949E-018</text:p>
          </table:table-cell>
          <table:table-cell table:number-columns-repeated="1014"/>
        </table:table-row>
        <table:table-row table:style-name="ro2">
          <table:table-cell office:value-type="float" office:value="4477.61" calcext:value-type="float">
            <text:p>4477.61</text:p>
          </table:table-cell>
          <table:table-cell table:style-name="ce1" table:formula="of:=[.A112]*1000000000000*2*PI()" office:value-type="float" office:value="2.81336533632804E+016" calcext:value-type="float">
            <text:p>2.81E+16</text:p>
          </table:table-cell>
          <table:table-cell office:value-type="float" office:value="1.125" calcext:value-type="float">
            <text:p>1.125</text:p>
          </table:table-cell>
          <table:table-cell office:value-type="float" office:value="0.694" calcext:value-type="float">
            <text:p>0.694</text:p>
          </table:table-cell>
          <table:table-cell office:value-type="float" office:value="-1.74726" calcext:value-type="float">
            <text:p>-1.74726</text:p>
          </table:table-cell>
          <table:table-cell office:value-type="float" office:value="1.5615" calcext:value-type="float">
            <text:p>1.5615</text:p>
          </table:table-cell>
          <table:table-cell table:style-name="ce2" table:formula="of:=1-13.8*13.8*1E+030/([.B112]*[.B112]+1/9.3/9.3*1E+030)" office:value-type="float" office:value="0.759397816426633" calcext:value-type="float">
            <text:p>0.7593978164</text:p>
          </table:table-cell>
          <table:table-cell table:formula="of:=13.8*13.8/9.3*1E+045/[.B112]/([.B112]*[.B112]+1/9.3/9.3*1E+030)" office:value-type="float" office:value="0.000919582046480226" calcext:value-type="float">
            <text:p>0.000919582</text:p>
          </table:table-cell>
          <table:table-cell table:style-name="ce2" table:formula="of:=1-13.8*13.8*1E+030/([.B112]*[.B112]+[.D112]*[.D112])" office:value-type="float" office:value="0.759394301782137" calcext:value-type="float">
            <text:p>0.7593943018</text:p>
          </table:table-cell>
          <table:table-cell table:formula="of:=13.8*13.8*1E+030*[.D112]/[.B112]/([.B112]*[.B112]+[.D112]*[.D112])" office:value-type="float" office:value="5.93525314352303E-018" calcext:value-type="float">
            <text:p>5.93525314352303E-018</text:p>
          </table:table-cell>
          <table:table-cell table:number-columns-repeated="1014"/>
        </table:table-row>
        <table:table-row table:style-name="ro2">
          <table:table-cell office:value-type="float" office:value="4411.76" calcext:value-type="float">
            <text:p>4411.76</text:p>
          </table:table-cell>
          <table:table-cell table:style-name="ce1" table:formula="of:=[.A113]*1000000000000*2*PI()" office:value-type="float" office:value="2.77199056108026E+016" calcext:value-type="float">
            <text:p>2.77E+16</text:p>
          </table:table-cell>
          <table:table-cell office:value-type="float" office:value="1.107" calcext:value-type="float">
            <text:p>1.107</text:p>
          </table:table-cell>
          <table:table-cell office:value-type="float" office:value="0.687" calcext:value-type="float">
            <text:p>0.687</text:p>
          </table:table-cell>
          <table:table-cell office:value-type="float" office:value="-1.69742" calcext:value-type="float">
            <text:p>-1.69742</text:p>
          </table:table-cell>
          <table:table-cell office:value-type="float" office:value="1.52102" calcext:value-type="float">
            <text:p>1.52102</text:p>
          </table:table-cell>
          <table:table-cell table:style-name="ce2" table:formula="of:=1-13.8*13.8*1E+030/([.B113]*[.B113]+1/9.3/9.3*1E+030)" office:value-type="float" office:value="0.75216185847459" calcext:value-type="float">
            <text:p>0.7521618585</text:p>
          </table:table-cell>
          <table:table-cell table:formula="of:=13.8*13.8/9.3*1E+045/[.B113]/([.B113]*[.B113]+1/9.3/9.3*1E+030)" office:value-type="float" office:value="0.000961376380705589" calcext:value-type="float">
            <text:p>0.0009613764</text:p>
          </table:table-cell>
          <table:table-cell table:style-name="ce2" table:formula="of:=1-13.8*13.8*1E+030/([.B113]*[.B113]+[.D113]*[.D113])" office:value-type="float" office:value="0.75215812924817" calcext:value-type="float">
            <text:p>0.7521581292</text:p>
          </table:table-cell>
          <table:table-cell table:formula="of:=13.8*13.8*1E+030*[.D113]/[.B113]/([.B113]*[.B113]+[.D113]*[.D113])" office:value-type="float" office:value="6.14242225774944E-018" calcext:value-type="float">
            <text:p>6.14242225774944E-018</text:p>
          </table:table-cell>
          <table:table-cell table:number-columns-repeated="1014"/>
        </table:table-row>
        <table:table-row table:style-name="ro2">
          <table:table-cell office:value-type="float" office:value="4347.83" calcext:value-type="float">
            <text:p>4347.83</text:p>
          </table:table-cell>
          <table:table-cell table:style-name="ce1" table:formula="of:=[.A114]*1000000000000*2*PI()" office:value-type="float" office:value="2.73182215741146E+016" calcext:value-type="float">
            <text:p>2.73E+16</text:p>
          </table:table-cell>
          <table:table-cell office:value-type="float" office:value="1.088" calcext:value-type="float">
            <text:p>1.088</text:p>
          </table:table-cell>
          <table:table-cell office:value-type="float" office:value="0.68" calcext:value-type="float">
            <text:p>0.68</text:p>
          </table:table-cell>
          <table:table-cell office:value-type="float" office:value="-1.64614" calcext:value-type="float">
            <text:p>-1.64614</text:p>
          </table:table-cell>
          <table:table-cell office:value-type="float" office:value="1.47968" calcext:value-type="float">
            <text:p>1.47968</text:p>
          </table:table-cell>
          <table:table-cell table:style-name="ce2" table:formula="of:=1-13.8*13.8*1E+030/([.B114]*[.B114]+1/9.3/9.3*1E+030)" office:value-type="float" office:value="0.744820020612781" calcext:value-type="float">
            <text:p>0.7448200206</text:p>
          </table:table-cell>
          <table:table-cell table:formula="of:=13.8*13.8/9.3*1E+045/[.B114]/([.B114]*[.B114]+1/9.3/9.3*1E+030)" office:value-type="float" office:value="0.00100441045865851" calcext:value-type="float">
            <text:p>0.0010044105</text:p>
          </table:table-cell>
          <table:table-cell table:style-name="ce2" table:formula="of:=1-13.8*13.8*1E+030/([.B114]*[.B114]+[.D114]*[.D114])" office:value-type="float" office:value="0.744816067166386" calcext:value-type="float">
            <text:p>0.7448160672</text:p>
          </table:table-cell>
          <table:table-cell table:formula="of:=13.8*13.8*1E+030*[.D114]/[.B114]/([.B114]*[.B114]+[.D114]*[.D114])" office:value-type="float" office:value="6.35199014899568E-018" calcext:value-type="float">
            <text:p>6.35199014899568E-018</text:p>
          </table:table-cell>
          <table:table-cell table:number-columns-repeated="1014"/>
        </table:table-row>
        <table:table-row table:style-name="ro2">
          <table:table-cell office:value-type="float" office:value="4285.71" calcext:value-type="float">
            <text:p>4285.71</text:p>
          </table:table-cell>
          <table:table-cell table:style-name="ce1" table:formula="of:=[.A115]*1000000000000*2*PI()" office:value-type="float" office:value="2.69279101028326E+016" calcext:value-type="float">
            <text:p>2.69E+16</text:p>
          </table:table-cell>
          <table:table-cell office:value-type="float" office:value="1.075" calcext:value-type="float">
            <text:p>1.075</text:p>
          </table:table-cell>
          <table:table-cell office:value-type="float" office:value="0.678" calcext:value-type="float">
            <text:p>0.678</text:p>
          </table:table-cell>
          <table:table-cell office:value-type="float" office:value="-1.61531" calcext:value-type="float">
            <text:p>-1.61531</text:p>
          </table:table-cell>
          <table:table-cell office:value-type="float" office:value="1.4577" calcext:value-type="float">
            <text:p>1.4577</text:p>
          </table:table-cell>
          <table:table-cell table:style-name="ce2" table:formula="of:=1-13.8*13.8*1E+030/([.B115]*[.B115]+1/9.3/9.3*1E+030)" office:value-type="float" office:value="0.737369022302854" calcext:value-type="float">
            <text:p>0.7373690223</text:p>
          </table:table-cell>
          <table:table-cell table:formula="of:=13.8*13.8/9.3*1E+045/[.B115]/([.B115]*[.B115]+1/9.3/9.3*1E+030)" office:value-type="float" office:value="0.00104872193820906" calcext:value-type="float">
            <text:p>0.0010487219</text:p>
          </table:table-cell>
          <table:table-cell table:style-name="ce2" table:formula="of:=1-13.8*13.8*1E+030/([.B115]*[.B115]+[.D115]*[.D115])" office:value-type="float" office:value="0.737364834610628" calcext:value-type="float">
            <text:p>0.7373648346</text:p>
          </table:table-cell>
          <table:table-cell table:formula="of:=13.8*13.8*1E+030*[.D115]/[.B115]/([.B115]*[.B115]+[.D115]*[.D115])" office:value-type="float" office:value="6.61271674831027E-018" calcext:value-type="float">
            <text:p>6.61271674831027E-018</text:p>
          </table:table-cell>
          <table:table-cell table:number-columns-repeated="1014"/>
        </table:table-row>
        <table:table-row table:style-name="ro2">
          <table:table-cell office:value-type="float" office:value="4225.35" calcext:value-type="float">
            <text:p>4225.35</text:p>
          </table:table-cell>
          <table:table-cell table:style-name="ce1" table:formula="of:=[.A116]*1000000000000*2*PI()" office:value-type="float" office:value="2.65486570376913E+016" calcext:value-type="float">
            <text:p>2.65E+16</text:p>
          </table:table-cell>
          <table:table-cell office:value-type="float" office:value="1.06" calcext:value-type="float">
            <text:p>1.06</text:p>
          </table:table-cell>
          <table:table-cell office:value-type="float" office:value="0.68" calcext:value-type="float">
            <text:p>0.68</text:p>
          </table:table-cell>
          <table:table-cell office:value-type="float" office:value="-1.586" calcext:value-type="float">
            <text:p>-1.586</text:p>
          </table:table-cell>
          <table:table-cell office:value-type="float" office:value="1.4416" calcext:value-type="float">
            <text:p>1.4416</text:p>
          </table:table-cell>
          <table:table-cell table:style-name="ce2" table:formula="of:=1-13.8*13.8*1E+030/([.B116]*[.B116]+1/9.3/9.3*1E+030)" office:value-type="float" office:value="0.729812076076534" calcext:value-type="float">
            <text:p>0.7298120761</text:p>
          </table:table-cell>
          <table:table-cell table:formula="of:=13.8*13.8/9.3*1E+045/[.B116]/([.B116]*[.B116]+1/9.3/9.3*1E+030)" office:value-type="float" office:value="0.00109431015274186" calcext:value-type="float">
            <text:p>0.0010943102</text:p>
          </table:table-cell>
          <table:table-cell table:style-name="ce2" table:formula="of:=1-13.8*13.8*1E+030/([.B116]*[.B116]+[.D116]*[.D116])" office:value-type="float" office:value="0.72980764392171" calcext:value-type="float">
            <text:p>0.7298076439</text:p>
          </table:table-cell>
          <table:table-cell table:formula="of:=13.8*13.8*1E+030*[.D116]/[.B116]/([.B116]*[.B116]+[.D116]*[.D116])" office:value-type="float" office:value="6.92053092826478E-018" calcext:value-type="float">
            <text:p>6.92053092826478E-018</text:p>
          </table:table-cell>
          <table:table-cell table:number-columns-repeated="1014"/>
        </table:table-row>
        <table:table-row table:style-name="ro2">
          <table:table-cell office:value-type="float" office:value="4166.67" calcext:value-type="float">
            <text:p>4166.67</text:p>
          </table:table-cell>
          <table:table-cell table:style-name="ce1" table:formula="of:=[.A117]*1000000000000*2*PI()" office:value-type="float" office:value="2.6179959723866E+016" calcext:value-type="float">
            <text:p>2.62E+16</text:p>
          </table:table-cell>
          <table:table-cell office:value-type="float" office:value="1.05" calcext:value-type="float">
            <text:p>1.05</text:p>
          </table:table-cell>
          <table:table-cell office:value-type="float" office:value="0.685" calcext:value-type="float">
            <text:p>0.685</text:p>
          </table:table-cell>
          <table:table-cell office:value-type="float" office:value="-1.57173" calcext:value-type="float">
            <text:p>-1.57173</text:p>
          </table:table-cell>
          <table:table-cell office:value-type="float" office:value="1.4385" calcext:value-type="float">
            <text:p>1.4385</text:p>
          </table:table-cell>
          <table:table-cell table:style-name="ce2" table:formula="of:=1-13.8*13.8*1E+030/([.B117]*[.B117]+1/9.3/9.3*1E+030)" office:value-type="float" office:value="0.72214840225741" calcext:value-type="float">
            <text:p>0.7221484023</text:p>
          </table:table-cell>
          <table:table-cell table:formula="of:=13.8*13.8/9.3*1E+045/[.B117]/([.B117]*[.B117]+1/9.3/9.3*1E+030)" office:value-type="float" office:value="0.00114119793160202" calcext:value-type="float">
            <text:p>0.0011411979</text:p>
          </table:table-cell>
          <table:table-cell table:style-name="ce2" table:formula="of:=1-13.8*13.8*1E+030/([.B117]*[.B117]+[.D117]*[.D117])" office:value-type="float" office:value="0.72214371510524" calcext:value-type="float">
            <text:p>0.7221437151</text:p>
          </table:table-cell>
          <table:table-cell table:formula="of:=13.8*13.8*1E+030*[.D117]/[.B117]/([.B117]*[.B117]+[.D117]*[.D117])" office:value-type="float" office:value="7.27012406284955E-018" calcext:value-type="float">
            <text:p>7.27012406284955E-018</text:p>
          </table:table-cell>
          <table:table-cell table:number-columns-repeated="1014"/>
        </table:table-row>
        <table:table-row table:style-name="ro2">
          <table:table-cell office:value-type="float" office:value="4109.59" calcext:value-type="float">
            <text:p>4109.59</text:p>
          </table:table-cell>
          <table:table-cell table:style-name="ce1" table:formula="of:=[.A118]*1000000000000*2*PI()" office:value-type="float" office:value="2.58213155065322E+016" calcext:value-type="float">
            <text:p>2.58E+16</text:p>
          </table:table-cell>
          <table:table-cell office:value-type="float" office:value="1.042" calcext:value-type="float">
            <text:p>1.042</text:p>
          </table:table-cell>
          <table:table-cell office:value-type="float" office:value="0.69" calcext:value-type="float">
            <text:p>0.69</text:p>
          </table:table-cell>
          <table:table-cell office:value-type="float" office:value="-1.56186" calcext:value-type="float">
            <text:p>-1.56186</text:p>
          </table:table-cell>
          <table:table-cell office:value-type="float" office:value="1.43796" calcext:value-type="float">
            <text:p>1.43796</text:p>
          </table:table-cell>
          <table:table-cell table:style-name="ce2" table:formula="of:=1-13.8*13.8*1E+030/([.B118]*[.B118]+1/9.3/9.3*1E+030)" office:value-type="float" office:value="0.71437651547076" calcext:value-type="float">
            <text:p>0.7143765155</text:p>
          </table:table-cell>
          <table:table-cell table:formula="of:=13.8*13.8/9.3*1E+045/[.B118]/([.B118]*[.B118]+1/9.3/9.3*1E+030)" office:value-type="float" office:value="0.00118941277913526" calcext:value-type="float">
            <text:p>0.0011894128</text:p>
          </table:table-cell>
          <table:table-cell table:style-name="ce2" table:formula="of:=1-13.8*13.8*1E+030/([.B118]*[.B118]+[.D118]*[.D118])" office:value-type="float" office:value="0.714371562437008" calcext:value-type="float">
            <text:p>0.7143715624</text:p>
          </table:table-cell>
          <table:table-cell table:formula="of:=13.8*13.8*1E+030*[.D118]/[.B118]/([.B118]*[.B118]+[.D118]*[.D118])" office:value-type="float" office:value="7.63259415921729E-018" calcext:value-type="float">
            <text:p>7.63259415921729E-018</text:p>
          </table:table-cell>
          <table:table-cell table:number-columns-repeated="1014"/>
        </table:table-row>
        <table:table-row table:style-name="ro2">
          <table:table-cell office:value-type="float" office:value="4054.05" calcext:value-type="float">
            <text:p>4054.05</text:p>
          </table:table-cell>
          <table:table-cell table:style-name="ce1" table:formula="of:=[.A119]*1000000000000*2*PI()" office:value-type="float" office:value="2.54723473945714E+016" calcext:value-type="float">
            <text:p>2.55E+16</text:p>
          </table:table-cell>
          <table:table-cell office:value-type="float" office:value="1.038" calcext:value-type="float">
            <text:p>1.038</text:p>
          </table:table-cell>
          <table:table-cell office:value-type="float" office:value="0.697" calcext:value-type="float">
            <text:p>0.697</text:p>
          </table:table-cell>
          <table:table-cell office:value-type="float" office:value="-1.56325" calcext:value-type="float">
            <text:p>-1.56325</text:p>
          </table:table-cell>
          <table:table-cell office:value-type="float" office:value="1.44697" calcext:value-type="float">
            <text:p>1.44697</text:p>
          </table:table-cell>
          <table:table-cell table:style-name="ce2" table:formula="of:=1-13.8*13.8*1E+030/([.B119]*[.B119]+1/9.3/9.3*1E+030)" office:value-type="float" office:value="0.706497033007999" calcext:value-type="float">
            <text:p>0.706497033</text:p>
          </table:table-cell>
          <table:table-cell table:formula="of:=13.8*13.8/9.3*1E+045/[.B119]/([.B119]*[.B119]+1/9.3/9.3*1E+030)" office:value-type="float" office:value="0.00123896939404454" calcext:value-type="float">
            <text:p>0.0012389694</text:p>
          </table:table-cell>
          <table:table-cell table:style-name="ce2" table:formula="of:=1-13.8*13.8*1E+030/([.B119]*[.B119]+[.D119]*[.D119])" office:value-type="float" office:value="0.706491802924041" calcext:value-type="float">
            <text:p>0.7064918029</text:p>
          </table:table-cell>
          <table:table-cell table:formula="of:=13.8*13.8*1E+030*[.D119]/[.B119]/([.B119]*[.B119]+[.D119]*[.D119])" office:value-type="float" office:value="8.03126661995597E-018" calcext:value-type="float">
            <text:p>8.03126661995597E-018</text:p>
          </table:table-cell>
          <table:table-cell table:number-columns-repeated="1014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style-name="ce1" table:formula="of:=[.A120]*1000000000000*2*PI()" office:value-type="float" office:value="2.51327412287183E+016" calcext:value-type="float">
            <text:p>2.51E+16</text:p>
          </table:table-cell>
          <table:table-cell office:value-type="float" office:value="1.033" calcext:value-type="float">
            <text:p>1.033</text:p>
          </table:table-cell>
          <table:table-cell office:value-type="float" office:value="0.704" calcext:value-type="float">
            <text:p>0.704</text:p>
          </table:table-cell>
          <table:table-cell office:value-type="float" office:value="-1.5627" calcext:value-type="float">
            <text:p>-1.5627</text:p>
          </table:table-cell>
          <table:table-cell office:value-type="float" office:value="1.45446" calcext:value-type="float">
            <text:p>1.45446</text:p>
          </table:table-cell>
          <table:table-cell table:style-name="ce2" table:formula="of:=1-13.8*13.8*1E+030/([.B120]*[.B120]+1/9.3/9.3*1E+030)" office:value-type="float" office:value="0.69851167147307" calcext:value-type="float">
            <text:p>0.6985116715</text:p>
          </table:table-cell>
          <table:table-cell table:formula="of:=13.8*13.8/9.3*1E+045/[.B120]/([.B120]*[.B120]+1/9.3/9.3*1E+030)" office:value-type="float" office:value="0.00128987520885952" calcext:value-type="float">
            <text:p>0.0012898752</text:p>
          </table:table-cell>
          <table:table-cell table:style-name="ce2" table:formula="of:=1-13.8*13.8*1E+030/([.B120]*[.B120]+[.D120]*[.D120])" office:value-type="float" office:value="0.698506152924268" calcext:value-type="float">
            <text:p>0.6985061529</text:p>
          </table:table-cell>
          <table:table-cell table:formula="of:=13.8*13.8*1E+030*[.D120]/[.B120]/([.B120]*[.B120]+[.D120]*[.D120])" office:value-type="float" office:value="8.4452255490055E-018" calcext:value-type="float">
            <text:p>8.4452255490055E-018</text:p>
          </table:table-cell>
          <table:table-cell table:number-columns-repeated="1014"/>
        </table:table-row>
        <table:table-row table:style-name="ro2">
          <table:table-cell office:value-type="float" office:value="3947.37" calcext:value-type="float">
            <text:p>3947.37</text:p>
          </table:table-cell>
          <table:table-cell table:style-name="ce1" table:formula="of:=[.A121]*1000000000000*2*PI()" office:value-type="float" office:value="2.48020571860015E+016" calcext:value-type="float">
            <text:p>2.48E+16</text:p>
          </table:table-cell>
          <table:table-cell office:value-type="float" office:value="1.03" calcext:value-type="float">
            <text:p>1.03</text:p>
          </table:table-cell>
          <table:table-cell office:value-type="float" office:value="0.713" calcext:value-type="float">
            <text:p>0.713</text:p>
          </table:table-cell>
          <table:table-cell office:value-type="float" office:value="-1.56927" calcext:value-type="float">
            <text:p>-1.56927</text:p>
          </table:table-cell>
          <table:table-cell office:value-type="float" office:value="1.46878" calcext:value-type="float">
            <text:p>1.46878</text:p>
          </table:table-cell>
          <table:table-cell table:style-name="ce2" table:formula="of:=1-13.8*13.8*1E+030/([.B121]*[.B121]+1/9.3/9.3*1E+030)" office:value-type="float" office:value="0.690418784563967" calcext:value-type="float">
            <text:p>0.6904187846</text:p>
          </table:table-cell>
          <table:table-cell table:formula="of:=13.8*13.8/9.3*1E+045/[.B121]/([.B121]*[.B121]+1/9.3/9.3*1E+030)" office:value-type="float" office:value="0.0013421589380838" calcext:value-type="float">
            <text:p>0.0013421589</text:p>
          </table:table-cell>
          <table:table-cell table:style-name="ce2" table:formula="of:=1-13.8*13.8*1E+030/([.B121]*[.B121]+[.D121]*[.D121])" office:value-type="float" office:value="0.69041296576578" calcext:value-type="float">
            <text:p>0.6904129658</text:p>
          </table:table-cell>
          <table:table-cell table:formula="of:=13.8*13.8*1E+030*[.D121]/[.B121]/([.B121]*[.B121]+[.D121]*[.D121])" office:value-type="float" office:value="8.89988897911195E-018" calcext:value-type="float">
            <text:p>8.89988897911195E-018</text:p>
          </table:table-cell>
          <table:table-cell table:number-columns-repeated="1014"/>
        </table:table-row>
        <table:table-row table:style-name="ro2">
          <table:table-cell office:value-type="float" office:value="3896.1" calcext:value-type="float">
            <text:p>3896.1</text:p>
          </table:table-cell>
          <table:table-cell table:style-name="ce1" table:formula="of:=[.A122]*1000000000000*2*PI()" office:value-type="float" office:value="2.44799182753024E+016" calcext:value-type="float">
            <text:p>2.45E+16</text:p>
          </table:table-cell>
          <table:table-cell office:value-type="float" office:value="1.029" calcext:value-type="float">
            <text:p>1.029</text:p>
          </table:table-cell>
          <table:table-cell office:value-type="float" office:value="0.72" calcext:value-type="float">
            <text:p>0.72</text:p>
          </table:table-cell>
          <table:table-cell office:value-type="float" office:value="-1.57724" calcext:value-type="float">
            <text:p>-1.57724</text:p>
          </table:table-cell>
          <table:table-cell office:value-type="float" office:value="1.48176" calcext:value-type="float">
            <text:p>1.48176</text:p>
          </table:table-cell>
          <table:table-cell table:style-name="ce2" table:formula="of:=1-13.8*13.8*1E+030/([.B122]*[.B122]+1/9.3/9.3*1E+030)" office:value-type="float" office:value="0.682217581058519" calcext:value-type="float">
            <text:p>0.6822175811</text:p>
          </table:table-cell>
          <table:table-cell table:formula="of:=13.8*13.8/9.3*1E+045/[.B122]/([.B122]*[.B122]+1/9.3/9.3*1E+030)" office:value-type="float" office:value="0.0013958442258701" calcext:value-type="float">
            <text:p>0.0013958442</text:p>
          </table:table-cell>
          <table:table-cell table:style-name="ce2" table:formula="of:=1-13.8*13.8*1E+030/([.B122]*[.B122]+[.D122]*[.D122])" office:value-type="float" office:value="0.68221144987886" calcext:value-type="float">
            <text:p>0.6822114499</text:p>
          </table:table-cell>
          <table:table-cell table:formula="of:=13.8*13.8*1E+030*[.D122]/[.B122]/([.B122]*[.B122]+[.D122]*[.D122])" office:value-type="float" office:value="9.3467532658417E-018" calcext:value-type="float">
            <text:p>9.3467532658417E-018</text:p>
          </table:table-cell>
          <table:table-cell table:number-columns-repeated="1014"/>
        </table:table-row>
        <table:table-row table:style-name="ro2">
          <table:table-cell office:value-type="float" office:value="3846.15" calcext:value-type="float">
            <text:p>3846.15</text:p>
          </table:table-cell>
          <table:table-cell table:style-name="ce1" table:formula="of:=[.A123]*1000000000000*2*PI()" office:value-type="float" office:value="2.41660731692088E+016" calcext:value-type="float">
            <text:p>2.42E+16</text:p>
          </table:table-cell>
          <table:table-cell office:value-type="float" office:value="1.028" calcext:value-type="float">
            <text:p>1.028</text:p>
          </table:table-cell>
          <table:table-cell office:value-type="float" office:value="0.73" calcext:value-type="float">
            <text:p>0.73</text:p>
          </table:table-cell>
          <table:table-cell office:value-type="float" office:value="-1.58968" calcext:value-type="float">
            <text:p>-1.58968</text:p>
          </table:table-cell>
          <table:table-cell office:value-type="float" office:value="1.50088" calcext:value-type="float">
            <text:p>1.50088</text:p>
          </table:table-cell>
          <table:table-cell table:style-name="ce2" table:formula="of:=1-13.8*13.8*1E+030/([.B123]*[.B123]+1/9.3/9.3*1E+030)" office:value-type="float" office:value="0.673910058748158" calcext:value-type="float">
            <text:p>0.6739100587</text:p>
          </table:table-cell>
          <table:table-cell table:formula="of:=13.8*13.8/9.3*1E+045/[.B123]/([.B123]*[.B123]+1/9.3/9.3*1E+030)" office:value-type="float" office:value="0.00145093637256238" calcext:value-type="float">
            <text:p>0.0014509364</text:p>
          </table:table-cell>
          <table:table-cell table:style-name="ce2" table:formula="of:=1-13.8*13.8*1E+030/([.B123]*[.B123]+[.D123]*[.D123])" office:value-type="float" office:value="0.673903602810421" calcext:value-type="float">
            <text:p>0.6739036028</text:p>
          </table:table-cell>
          <table:table-cell table:formula="of:=13.8*13.8*1E+030*[.D123]/[.B123]/([.B123]*[.B123]+[.D123]*[.D123])" office:value-type="float" office:value="9.8506020519587E-018" calcext:value-type="float">
            <text:p>9.8506020519587E-018</text:p>
          </table:table-cell>
          <table:table-cell table:number-columns-repeated="1014"/>
        </table:table-row>
        <table:table-row table:style-name="ro2">
          <table:table-cell office:value-type="float" office:value="3797.47" calcext:value-type="float">
            <text:p>3797.47</text:p>
          </table:table-cell>
          <table:table-cell table:style-name="ce1" table:formula="of:=[.A124]*1000000000000*2*PI()" office:value-type="float" office:value="2.38602077084553E+016" calcext:value-type="float">
            <text:p>2.39E+16</text:p>
          </table:table-cell>
          <table:table-cell office:value-type="float" office:value="1.028" calcext:value-type="float">
            <text:p>1.028</text:p>
          </table:table-cell>
          <table:table-cell office:value-type="float" office:value="0.739" calcext:value-type="float">
            <text:p>0.739</text:p>
          </table:table-cell>
          <table:table-cell office:value-type="float" office:value="-1.6029" calcext:value-type="float">
            <text:p>-1.6029</text:p>
          </table:table-cell>
          <table:table-cell office:value-type="float" office:value="1.51938" calcext:value-type="float">
            <text:p>1.51938</text:p>
          </table:table-cell>
          <table:table-cell table:style-name="ce2" table:formula="of:=1-13.8*13.8*1E+030/([.B124]*[.B124]+1/9.3/9.3*1E+030)" office:value-type="float" office:value="0.665496310037433" calcext:value-type="float">
            <text:p>0.66549631</text:p>
          </table:table-cell>
          <table:table-cell table:formula="of:=13.8*13.8/9.3*1E+045/[.B124]/([.B124]*[.B124]+1/9.3/9.3*1E+030)" office:value-type="float" office:value="0.00150745287489289" calcext:value-type="float">
            <text:p>0.0015074529</text:p>
          </table:table-cell>
          <table:table-cell table:style-name="ce2" table:formula="of:=1-13.8*13.8*1E+030/([.B124]*[.B124]+[.D124]*[.D124])" office:value-type="float" office:value="0.665489516646991" calcext:value-type="float">
            <text:p>0.6654895166</text:p>
          </table:table-cell>
          <table:table-cell table:formula="of:=13.8*13.8*1E+030*[.D124]/[.B124]/([.B124]*[.B124]+[.D124]*[.D124])" office:value-type="float" office:value="1.0360481778634E-017" calcext:value-type="float">
            <text:p>1.0360481778634E-017</text:p>
          </table:table-cell>
          <table:table-cell table:number-columns-repeated="1014"/>
        </table:table-row>
        <table:table-row table:style-name="ro2">
          <table:table-cell office:value-type="float" office:value="3750" calcext:value-type="float">
            <text:p>3750</text:p>
          </table:table-cell>
          <table:table-cell table:style-name="ce1" table:formula="of:=[.A125]*1000000000000*2*PI()" office:value-type="float" office:value="2.35619449019234E+016" calcext:value-type="float">
            <text:p>2.36E+16</text:p>
          </table:table-cell>
          <table:table-cell office:value-type="float" office:value="1.029" calcext:value-type="float">
            <text:p>1.029</text:p>
          </table:table-cell>
          <table:table-cell office:value-type="float" office:value="0.745" calcext:value-type="float">
            <text:p>0.745</text:p>
          </table:table-cell>
          <table:table-cell office:value-type="float" office:value="-1.61387" calcext:value-type="float">
            <text:p>-1.61387</text:p>
          </table:table-cell>
          <table:table-cell office:value-type="float" office:value="1.53321" calcext:value-type="float">
            <text:p>1.53321</text:p>
          </table:table-cell>
          <table:table-cell table:style-name="ce2" table:formula="of:=1-13.8*13.8*1E+030/([.B125]*[.B125]+1/9.3/9.3*1E+030)" office:value-type="float" office:value="0.656974144615112" calcext:value-type="float">
            <text:p>0.6569741446</text:p>
          </table:table-cell>
          <table:table-cell table:formula="of:=13.8*13.8/9.3*1E+045/[.B125]/([.B125]*[.B125]+1/9.3/9.3*1E+030)" office:value-type="float" office:value="0.00156542682416719" calcext:value-type="float">
            <text:p>0.0015654268</text:p>
          </table:table-cell>
          <table:table-cell table:style-name="ce2" table:formula="of:=1-13.8*13.8*1E+030/([.B125]*[.B125]+[.D125]*[.D125])" office:value-type="float" office:value="0.6569670006605" calcext:value-type="float">
            <text:p>0.6569670007</text:p>
          </table:table-cell>
          <table:table-cell table:formula="of:=13.8*13.8*1E+030*[.D125]/[.B125]/([.B125]*[.B125]+[.D125]*[.D125])" office:value-type="float" office:value="1.08462856343861E-017" calcext:value-type="float">
            <text:p>1.08462856343861E-017</text:p>
          </table:table-cell>
          <table:table-cell table:number-columns-repeated="1014"/>
        </table:table-row>
        <table:table-row table:style-name="ro2">
          <table:table-cell office:value-type="float" office:value="3703.7" calcext:value-type="float">
            <text:p>3703.7</text:p>
          </table:table-cell>
          <table:table-cell table:style-name="ce1" table:formula="of:=[.A126]*1000000000000*2*PI()" office:value-type="float" office:value="2.3271033422201E+016" calcext:value-type="float">
            <text:p>2.33E+16</text:p>
          </table:table-cell>
          <table:table-cell office:value-type="float" office:value="1.03" calcext:value-type="float">
            <text:p>1.03</text:p>
          </table:table-cell>
          <table:table-cell office:value-type="float" office:value="0.752" calcext:value-type="float">
            <text:p>0.752</text:p>
          </table:table-cell>
          <table:table-cell office:value-type="float" office:value="-1.6264" calcext:value-type="float">
            <text:p>-1.6264</text:p>
          </table:table-cell>
          <table:table-cell office:value-type="float" office:value="1.54912" calcext:value-type="float">
            <text:p>1.54912</text:p>
          </table:table-cell>
          <table:table-cell table:style-name="ce2" table:formula="of:=1-13.8*13.8*1E+030/([.B126]*[.B126]+1/9.3/9.3*1E+030)" office:value-type="float" office:value="0.64834438137685" calcext:value-type="float">
            <text:p>0.6483443814</text:p>
          </table:table-cell>
          <table:table-cell table:formula="of:=13.8*13.8/9.3*1E+045/[.B126]/([.B126]*[.B126]+1/9.3/9.3*1E+030)" office:value-type="float" office:value="0.00162487120464287" calcext:value-type="float">
            <text:p>0.0016248712</text:p>
          </table:table-cell>
          <table:table-cell table:style-name="ce2" table:formula="of:=1-13.8*13.8*1E+030/([.B126]*[.B126]+[.D126]*[.D126])" office:value-type="float" office:value="0.648336873444964" calcext:value-type="float">
            <text:p>0.6483368734</text:p>
          </table:table-cell>
          <table:table-cell table:formula="of:=13.8*13.8*1E+030*[.D126]/[.B126]/([.B126]*[.B126]+[.D126]*[.D126])" office:value-type="float" office:value="1.13639418744978E-017" calcext:value-type="float">
            <text:p>1.13639418744978E-017</text:p>
          </table:table-cell>
          <table:table-cell table:number-columns-repeated="1014"/>
        </table:table-row>
        <table:table-row table:style-name="ro2">
          <table:table-cell office:value-type="float" office:value="3658.54" calcext:value-type="float">
            <text:p>3658.54</text:p>
          </table:table-cell>
          <table:table-cell table:style-name="ce1" table:formula="of:=[.A127]*1000000000000*2*PI()" office:value-type="float" office:value="2.29872847737288E+016" calcext:value-type="float">
            <text:p>2.30E+16</text:p>
          </table:table-cell>
          <table:table-cell office:value-type="float" office:value="1.033" calcext:value-type="float">
            <text:p>1.033</text:p>
          </table:table-cell>
          <table:table-cell office:value-type="float" office:value="0.759" calcext:value-type="float">
            <text:p>0.759</text:p>
          </table:table-cell>
          <table:table-cell office:value-type="float" office:value="-1.64317" calcext:value-type="float">
            <text:p>-1.64317</text:p>
          </table:table-cell>
          <table:table-cell office:value-type="float" office:value="1.56809" calcext:value-type="float">
            <text:p>1.56809</text:p>
          </table:table-cell>
          <table:table-cell table:style-name="ce2" table:formula="of:=1-13.8*13.8*1E+030/([.B127]*[.B127]+1/9.3/9.3*1E+030)" office:value-type="float" office:value="0.639609513364319" calcext:value-type="float">
            <text:p>0.6396095134</text:p>
          </table:table-cell>
          <table:table-cell table:formula="of:=13.8*13.8/9.3*1E+045/[.B127]/([.B127]*[.B127]+1/9.3/9.3*1E+030)" office:value-type="float" office:value="0.0016857869735851" calcext:value-type="float">
            <text:p>0.001685787</text:p>
          </table:table-cell>
          <table:table-cell table:style-name="ce2" table:formula="of:=1-13.8*13.8*1E+030/([.B127]*[.B127]+[.D127]*[.D127])" office:value-type="float" office:value="0.639601627812881" calcext:value-type="float">
            <text:p>0.6396016278</text:p>
          </table:table-cell>
          <table:table-cell table:formula="of:=13.8*13.8*1E+030*[.D127]/[.B127]/([.B127]*[.B127]+[.D127]*[.D127])" office:value-type="float" office:value="1.18997248775829E-017" calcext:value-type="float">
            <text:p>1.18997248775829E-017</text:p>
          </table:table-cell>
          <table:table-cell table:number-columns-repeated="1014"/>
        </table:table-row>
        <table:table-row table:style-name="ro2">
          <table:table-cell office:value-type="float" office:value="3614.46" calcext:value-type="float">
            <text:p>3614.46</text:p>
          </table:table-cell>
          <table:table-cell table:style-name="ce1" table:formula="of:=[.A128]*1000000000000*2*PI()" office:value-type="float" office:value="2.27103219653883E+016" calcext:value-type="float">
            <text:p>2.27E+16</text:p>
          </table:table-cell>
          <table:table-cell office:value-type="float" office:value="1.037" calcext:value-type="float">
            <text:p>1.037</text:p>
          </table:table-cell>
          <table:table-cell office:value-type="float" office:value="0.765" calcext:value-type="float">
            <text:p>0.765</text:p>
          </table:table-cell>
          <table:table-cell office:value-type="float" office:value="-1.66059" calcext:value-type="float">
            <text:p>-1.66059</text:p>
          </table:table-cell>
          <table:table-cell office:value-type="float" office:value="1.58661" calcext:value-type="float">
            <text:p>1.58661</text:p>
          </table:table-cell>
          <table:table-cell table:style-name="ce2" table:formula="of:=1-13.8*13.8*1E+030/([.B128]*[.B128]+1/9.3/9.3*1E+030)" office:value-type="float" office:value="0.630765855958696" calcext:value-type="float">
            <text:p>0.630765856</text:p>
          </table:table-cell>
          <table:table-cell table:formula="of:=13.8*13.8/9.3*1E+045/[.B128]/([.B128]*[.B128]+1/9.3/9.3*1E+030)" office:value-type="float" office:value="0.0017482181095443" calcext:value-type="float">
            <text:p>0.0017482181</text:p>
          </table:table-cell>
          <table:table-cell table:style-name="ce2" table:formula="of:=1-13.8*13.8*1E+030/([.B128]*[.B128]+[.D128]*[.D128])" office:value-type="float" office:value="0.630757578645755" calcext:value-type="float">
            <text:p>0.6307575786</text:p>
          </table:table-cell>
          <table:table-cell table:formula="of:=13.8*13.8*1E+030*[.D128]/[.B128]/([.B128]*[.B128]+[.D128]*[.D128])" office:value-type="float" office:value="1.24379765626615E-017" calcext:value-type="float">
            <text:p>1.24379765626615E-017</text:p>
          </table:table-cell>
          <table:table-cell table:number-columns-repeated="1014"/>
        </table:table-row>
        <table:table-row table:style-name="ro2">
          <table:table-cell office:value-type="float" office:value="3571.43" calcext:value-type="float">
            <text:p>3571.43</text:p>
          </table:table-cell>
          <table:table-cell table:style-name="ce1" table:formula="of:=[.A129]*1000000000000*2*PI()" office:value-type="float" office:value="2.24399565016204E+016" calcext:value-type="float">
            <text:p>2.24E+16</text:p>
          </table:table-cell>
          <table:table-cell office:value-type="float" office:value="1.041" calcext:value-type="float">
            <text:p>1.041</text:p>
          </table:table-cell>
          <table:table-cell office:value-type="float" office:value="0.77" calcext:value-type="float">
            <text:p>0.77</text:p>
          </table:table-cell>
          <table:table-cell office:value-type="float" office:value="-1.67658" calcext:value-type="float">
            <text:p>-1.67658</text:p>
          </table:table-cell>
          <table:table-cell office:value-type="float" office:value="1.60314" calcext:value-type="float">
            <text:p>1.60314</text:p>
          </table:table-cell>
          <table:table-cell table:style-name="ce2" table:formula="of:=1-13.8*13.8*1E+030/([.B129]*[.B129]+1/9.3/9.3*1E+030)" office:value-type="float" office:value="0.621815104272178" calcext:value-type="float">
            <text:p>0.6218151043</text:p>
          </table:table-cell>
          <table:table-cell table:formula="of:=13.8*13.8/9.3*1E+045/[.B129]/([.B129]*[.B129]+1/9.3/9.3*1E+030)" office:value-type="float" office:value="0.00181217118439789" calcext:value-type="float">
            <text:p>0.0018121712</text:p>
          </table:table-cell>
          <table:table-cell table:style-name="ce2" table:formula="of:=1-13.8*13.8*1E+030/([.B129]*[.B129]+[.D129]*[.D129])" office:value-type="float" office:value="0.621806420783127" calcext:value-type="float">
            <text:p>0.6218064208</text:p>
          </table:table-cell>
          <table:table-cell table:formula="of:=13.8*13.8*1E+030*[.D129]/[.B129]/([.B129]*[.B129]+[.D129]*[.D129])" office:value-type="float" office:value="1.29772558149105E-017" calcext:value-type="float">
            <text:p>1.29772558149105E-017</text:p>
          </table:table-cell>
          <table:table-cell table:number-columns-repeated="1014"/>
        </table:table-row>
        <table:table-row table:style-name="ro2">
          <table:table-cell office:value-type="float" office:value="3529.41" calcext:value-type="float">
            <text:p>3529.41</text:p>
          </table:table-cell>
          <table:table-cell table:style-name="ce1" table:formula="of:=[.A130]*1000000000000*2*PI()" office:value-type="float" office:value="2.21759370550127E+016" calcext:value-type="float">
            <text:p>2.22E+16</text:p>
          </table:table-cell>
          <table:table-cell office:value-type="float" office:value="1.048" calcext:value-type="float">
            <text:p>1.048</text:p>
          </table:table-cell>
          <table:table-cell office:value-type="float" office:value="0.775" calcext:value-type="float">
            <text:p>0.775</text:p>
          </table:table-cell>
          <table:table-cell office:value-type="float" office:value="-1.69893" calcext:value-type="float">
            <text:p>-1.69893</text:p>
          </table:table-cell>
          <table:table-cell office:value-type="float" office:value="1.6244" calcext:value-type="float">
            <text:p>1.6244</text:p>
          </table:table-cell>
          <table:table-cell table:style-name="ce2" table:formula="of:=1-13.8*13.8*1E+030/([.B130]*[.B130]+1/9.3/9.3*1E+030)" office:value-type="float" office:value="0.612756620296002" calcext:value-type="float">
            <text:p>0.6127566203</text:p>
          </table:table-cell>
          <table:table-cell table:formula="of:=13.8*13.8/9.3*1E+045/[.B130]/([.B130]*[.B130]+1/9.3/9.3*1E+030)" office:value-type="float" office:value="0.00187766915928539" calcext:value-type="float">
            <text:p>0.0018776692</text:p>
          </table:table-cell>
          <table:table-cell table:style-name="ce2" table:formula="of:=1-13.8*13.8*1E+030/([.B130]*[.B130]+[.D130]*[.D130])" office:value-type="float" office:value="0.612747515837007" calcext:value-type="float">
            <text:p>0.6127475158</text:p>
          </table:table-cell>
          <table:table-cell table:formula="of:=13.8*13.8*1E+030*[.D130]/[.B130]/([.B130]*[.B130]+[.D130]*[.D130])" office:value-type="float" office:value="1.35336186462741E-017" calcext:value-type="float">
            <text:p>1.35336186462741E-017</text:p>
          </table:table-cell>
          <table:table-cell table:number-columns-repeated="1014"/>
        </table:table-row>
        <table:table-row table:style-name="ro2">
          <table:table-cell office:value-type="float" office:value="3488.37" calcext:value-type="float">
            <text:p>3488.37</text:p>
          </table:table-cell>
          <table:table-cell table:style-name="ce1" table:formula="of:=[.A131]*1000000000000*2*PI()" office:value-type="float" office:value="2.19180751300061E+016" calcext:value-type="float">
            <text:p>2.19E+16</text:p>
          </table:table-cell>
          <table:table-cell office:value-type="float" office:value="1.053" calcext:value-type="float">
            <text:p>1.053</text:p>
          </table:table-cell>
          <table:table-cell office:value-type="float" office:value="0.78" calcext:value-type="float">
            <text:p>0.78</text:p>
          </table:table-cell>
          <table:table-cell office:value-type="float" office:value="-1.71721" calcext:value-type="float">
            <text:p>-1.71721</text:p>
          </table:table-cell>
          <table:table-cell office:value-type="float" office:value="1.64268" calcext:value-type="float">
            <text:p>1.64268</text:p>
          </table:table-cell>
          <table:table-cell table:style-name="ce2" table:formula="of:=1-13.8*13.8*1E+030/([.B131]*[.B131]+1/9.3/9.3*1E+030)" office:value-type="float" office:value="0.603591554959757" calcext:value-type="float">
            <text:p>0.603591555</text:p>
          </table:table-cell>
          <table:table-cell table:formula="of:=13.8*13.8/9.3*1E+045/[.B131]/([.B131]*[.B131]+1/9.3/9.3*1E+030)" office:value-type="float" office:value="0.00194472204926738" calcext:value-type="float">
            <text:p>0.001944722</text:p>
          </table:table-cell>
          <table:table-cell table:style-name="ce2" table:formula="of:=1-13.8*13.8*1E+030/([.B131]*[.B131]+[.D131]*[.D131])" office:value-type="float" office:value="0.603582014436853" calcext:value-type="float">
            <text:p>0.6035820144</text:p>
          </table:table-cell>
          <table:table-cell table:formula="of:=13.8*13.8*1E+030*[.D131]/[.B131]/([.B131]*[.B131]+[.D131]*[.D131])" office:value-type="float" office:value="1.41073532646098E-017" calcext:value-type="float">
            <text:p>1.41073532646098E-017</text:p>
          </table:table-cell>
          <table:table-cell table:number-columns-repeated="1014"/>
        </table:table-row>
        <table:table-row table:style-name="ro2">
          <table:table-cell office:value-type="float" office:value="3448.28" calcext:value-type="float">
            <text:p>3448.28</text:p>
          </table:table-cell>
          <table:table-cell table:style-name="ce1" table:formula="of:=[.A132]*1000000000000*2*PI()" office:value-type="float" office:value="2.16661822310412E+016" calcext:value-type="float">
            <text:p>2.17E+16</text:p>
          </table:table-cell>
          <table:table-cell office:value-type="float" office:value="1.061" calcext:value-type="float">
            <text:p>1.061</text:p>
          </table:table-cell>
          <table:table-cell office:value-type="float" office:value="0.784" calcext:value-type="float">
            <text:p>0.784</text:p>
          </table:table-cell>
          <table:table-cell office:value-type="float" office:value="-1.74038" calcext:value-type="float">
            <text:p>-1.74038</text:p>
          </table:table-cell>
          <table:table-cell office:value-type="float" office:value="1.66365" calcext:value-type="float">
            <text:p>1.66365</text:p>
          </table:table-cell>
          <table:table-cell table:style-name="ce2" table:formula="of:=1-13.8*13.8*1E+030/([.B132]*[.B132]+1/9.3/9.3*1E+030)" office:value-type="float" office:value="0.594320845019935" calcext:value-type="float">
            <text:p>0.594320845</text:p>
          </table:table-cell>
          <table:table-cell table:formula="of:=13.8*13.8/9.3*1E+045/[.B132]/([.B132]*[.B132]+1/9.3/9.3*1E+030)" office:value-type="float" office:value="0.00201334106991351" calcext:value-type="float">
            <text:p>0.0020133411</text:p>
          </table:table-cell>
          <table:table-cell table:style-name="ce2" table:formula="of:=1-13.8*13.8*1E+030/([.B132]*[.B132]+[.D132]*[.D132])" office:value-type="float" office:value="0.594310853029432" calcext:value-type="float">
            <text:p>0.594310853</text:p>
          </table:table-cell>
          <table:table-cell table:formula="of:=13.8*13.8*1E+030*[.D132]/[.B132]/([.B132]*[.B132]+[.D132]*[.D132])" office:value-type="float" office:value="1.46800339733707E-017" calcext:value-type="float">
            <text:p>1.46800339733707E-017</text:p>
          </table:table-cell>
          <table:table-cell table:number-columns-repeated="1014"/>
        </table:table-row>
        <table:table-row table:style-name="ro2">
          <table:table-cell office:value-type="float" office:value="3409.09" calcext:value-type="float">
            <text:p>3409.09</text:p>
          </table:table-cell>
          <table:table-cell table:style-name="ce1" table:formula="of:=[.A133]*1000000000000*2*PI()" office:value-type="float" office:value="2.14199441988529E+016" calcext:value-type="float">
            <text:p>2.14E+16</text:p>
          </table:table-cell>
          <table:table-cell office:value-type="float" office:value="1.07" calcext:value-type="float">
            <text:p>1.07</text:p>
          </table:table-cell>
          <table:table-cell office:value-type="float" office:value="0.789" calcext:value-type="float">
            <text:p>0.789</text:p>
          </table:table-cell>
          <table:table-cell office:value-type="float" office:value="-1.76742" calcext:value-type="float">
            <text:p>-1.76742</text:p>
          </table:table-cell>
          <table:table-cell office:value-type="float" office:value="1.68846" calcext:value-type="float">
            <text:p>1.68846</text:p>
          </table:table-cell>
          <table:table-cell table:style-name="ce2" table:formula="of:=1-13.8*13.8*1E+030/([.B133]*[.B133]+1/9.3/9.3*1E+030)" office:value-type="float" office:value="0.584940308857852" calcext:value-type="float">
            <text:p>0.5849403089</text:p>
          </table:table-cell>
          <table:table-cell table:formula="of:=13.8*13.8/9.3*1E+045/[.B133]/([.B133]*[.B133]+1/9.3/9.3*1E+030)" office:value-type="float" office:value="0.00208357565743566" calcext:value-type="float">
            <text:p>0.0020835757</text:p>
          </table:table-cell>
          <table:table-cell table:style-name="ce2" table:formula="of:=1-13.8*13.8*1E+030/([.B133]*[.B133]+[.D133]*[.D133])" office:value-type="float" office:value="0.584929849428491" calcext:value-type="float">
            <text:p>0.5849298494</text:p>
          </table:table-cell>
          <table:table-cell table:formula="of:=13.8*13.8*1E+030*[.D133]/[.B133]/([.B133]*[.B133]+[.D133]*[.D133])" office:value-type="float" office:value="1.52890383728665E-017" calcext:value-type="float">
            <text:p>1.52890383728665E-017</text:p>
          </table:table-cell>
          <table:table-cell table:number-columns-repeated="1014"/>
        </table:table-row>
        <table:table-row table:style-name="ro2">
          <table:table-cell office:value-type="float" office:value="3370.79" calcext:value-type="float">
            <text:p>3370.79</text:p>
          </table:table-cell>
          <table:table-cell table:style-name="ce1" table:formula="of:=[.A134]*1000000000000*2*PI()" office:value-type="float" office:value="2.11792982015879E+016" calcext:value-type="float">
            <text:p>2.12E+16</text:p>
          </table:table-cell>
          <table:table-cell office:value-type="float" office:value="1.08" calcext:value-type="float">
            <text:p>1.08</text:p>
          </table:table-cell>
          <table:table-cell office:value-type="float" office:value="0.793" calcext:value-type="float">
            <text:p>0.793</text:p>
          </table:table-cell>
          <table:table-cell office:value-type="float" office:value="-1.79525" calcext:value-type="float">
            <text:p>-1.79525</text:p>
          </table:table-cell>
          <table:table-cell office:value-type="float" office:value="1.71288" calcext:value-type="float">
            <text:p>1.71288</text:p>
          </table:table-cell>
          <table:table-cell table:style-name="ce2" table:formula="of:=1-13.8*13.8*1E+030/([.B134]*[.B134]+1/9.3/9.3*1E+030)" office:value-type="float" office:value="0.575454884787759" calcext:value-type="float">
            <text:p>0.5754548848</text:p>
          </table:table-cell>
          <table:table-cell table:formula="of:=13.8*13.8/9.3*1E+045/[.B134]/([.B134]*[.B134]+1/9.3/9.3*1E+030)" office:value-type="float" office:value="0.00215540722614645" calcext:value-type="float">
            <text:p>0.0021554072</text:p>
          </table:table-cell>
          <table:table-cell table:style-name="ce2" table:formula="of:=1-13.8*13.8*1E+030/([.B134]*[.B134]+[.D134]*[.D134])" office:value-type="float" office:value="0.575443941827531" calcext:value-type="float">
            <text:p>0.5754439418</text:p>
          </table:table-cell>
          <table:table-cell table:formula="of:=13.8*13.8*1E+030*[.D134]/[.B134]/([.B134]*[.B134]+[.D134]*[.D134])" office:value-type="float" office:value="1.58963224808613E-017" calcext:value-type="float">
            <text:p>1.58963224808613E-017</text:p>
          </table:table-cell>
          <table:table-cell table:number-columns-repeated="1014"/>
        </table:table-row>
        <table:table-row table:style-name="ro2">
          <table:table-cell office:value-type="float" office:value="3333.33" calcext:value-type="float">
            <text:p>3333.33</text:p>
          </table:table-cell>
          <table:table-cell table:style-name="ce1" table:formula="of:=[.A135]*1000000000000*2*PI()" office:value-type="float" office:value="2.09439300799809E+016" calcext:value-type="float">
            <text:p>2.09E+16</text:p>
          </table:table-cell>
          <table:table-cell office:value-type="float" office:value="1.09" calcext:value-type="float">
            <text:p>1.09</text:p>
          </table:table-cell>
          <table:table-cell office:value-type="float" office:value="0.798" calcext:value-type="float">
            <text:p>0.798</text:p>
          </table:table-cell>
          <table:table-cell office:value-type="float" office:value="-1.8249" calcext:value-type="float">
            <text:p>-1.8249</text:p>
          </table:table-cell>
          <table:table-cell office:value-type="float" office:value="1.73964" calcext:value-type="float">
            <text:p>1.73964</text:p>
          </table:table-cell>
          <table:table-cell table:style-name="ce2" table:formula="of:=1-13.8*13.8*1E+030/([.B135]*[.B135]+1/9.3/9.3*1E+030)" office:value-type="float" office:value="0.565859435123772" calcext:value-type="float">
            <text:p>0.5658594351</text:p>
          </table:table-cell>
          <table:table-cell table:formula="of:=13.8*13.8/9.3*1E+045/[.B135]/([.B135]*[.B135]+1/9.3/9.3*1E+030)" office:value-type="float" office:value="0.0022288930965305" calcext:value-type="float">
            <text:p>0.0022288931</text:p>
          </table:table-cell>
          <table:table-cell table:style-name="ce2" table:formula="of:=1-13.8*13.8*1E+030/([.B135]*[.B135]+[.D135]*[.D135])" office:value-type="float" office:value="0.565847991907363" calcext:value-type="float">
            <text:p>0.5658479919</text:p>
          </table:table-cell>
          <table:table-cell table:formula="of:=13.8*13.8*1E+030*[.D135]/[.B135]/([.B135]*[.B135]+[.D135]*[.D135])" office:value-type="float" office:value="1.65419432329503E-017" calcext:value-type="float">
            <text:p>1.65419432329503E-017</text:p>
          </table:table-cell>
          <table:table-cell table:number-columns-repeated="1014"/>
        </table:table-row>
        <table:table-row table:style-name="ro2">
          <table:table-cell office:value-type="float" office:value="3296.7" calcext:value-type="float">
            <text:p>3296.7</text:p>
          </table:table-cell>
          <table:table-cell table:style-name="ce1" table:formula="of:=[.A136]*1000000000000*2*PI()" office:value-type="float" office:value="2.07137770021789E+016" calcext:value-type="float">
            <text:p>2.07E+16</text:p>
          </table:table-cell>
          <table:table-cell office:value-type="float" office:value="1.1" calcext:value-type="float">
            <text:p>1.1</text:p>
          </table:table-cell>
          <table:table-cell office:value-type="float" office:value="0.801" calcext:value-type="float">
            <text:p>0.801</text:p>
          </table:table-cell>
          <table:table-cell office:value-type="float" office:value="-1.8516" calcext:value-type="float">
            <text:p>-1.8516</text:p>
          </table:table-cell>
          <table:table-cell office:value-type="float" office:value="1.7622" calcext:value-type="float">
            <text:p>1.7622</text:p>
          </table:table-cell>
          <table:table-cell table:style-name="ce2" table:formula="of:=1-13.8*13.8*1E+030/([.B136]*[.B136]+1/9.3/9.3*1E+030)" office:value-type="float" office:value="0.55615853082814" calcext:value-type="float">
            <text:p>0.5561585308</text:p>
          </table:table-cell>
          <table:table-cell table:formula="of:=13.8*13.8/9.3*1E+045/[.B136]/([.B136]*[.B136]+1/9.3/9.3*1E+030)" office:value-type="float" office:value="0.0023040167494921" calcext:value-type="float">
            <text:p>0.0023040167</text:p>
          </table:table-cell>
          <table:table-cell table:style-name="ce2" table:formula="of:=1-13.8*13.8*1E+030/([.B136]*[.B136]+[.D136]*[.D136])" office:value-type="float" office:value="0.55614657049196" calcext:value-type="float">
            <text:p>0.5561465705</text:p>
          </table:table-cell>
          <table:table-cell table:formula="of:=13.8*13.8*1E+030*[.D136]/[.B136]/([.B136]*[.B136]+[.D136]*[.D136])" office:value-type="float" office:value="1.71637744771773E-017" calcext:value-type="float">
            <text:p>1.71637744771773E-017</text:p>
          </table:table-cell>
          <table:table-cell table:number-columns-repeated="1014"/>
        </table:table-row>
        <table:table-row table:style-name="ro2">
          <table:table-cell office:value-type="float" office:value="3260.87" calcext:value-type="float">
            <text:p>3260.87</text:p>
          </table:table-cell>
          <table:table-cell table:style-name="ce1" table:formula="of:=[.A137]*1000000000000*2*PI()" office:value-type="float" office:value="2.04886504726227E+016" calcext:value-type="float">
            <text:p>2.05E+16</text:p>
          </table:table-cell>
          <table:table-cell office:value-type="float" office:value="1.11" calcext:value-type="float">
            <text:p>1.11</text:p>
          </table:table-cell>
          <table:table-cell office:value-type="float" office:value="0.806" calcext:value-type="float">
            <text:p>0.806</text:p>
          </table:table-cell>
          <table:table-cell office:value-type="float" office:value="-1.88174" calcext:value-type="float">
            <text:p>-1.88174</text:p>
          </table:table-cell>
          <table:table-cell office:value-type="float" office:value="1.78932" calcext:value-type="float">
            <text:p>1.78932</text:p>
          </table:table-cell>
          <table:table-cell table:style-name="ce2" table:formula="of:=1-13.8*13.8*1E+030/([.B137]*[.B137]+1/9.3/9.3*1E+030)" office:value-type="float" office:value="0.546351474080478" calcext:value-type="float">
            <text:p>0.5463514741</text:p>
          </table:table-cell>
          <table:table-cell table:formula="of:=13.8*13.8/9.3*1E+045/[.B137]/([.B137]*[.B137]+1/9.3/9.3*1E+030)" office:value-type="float" office:value="0.0023808015786289" calcext:value-type="float">
            <text:p>0.0023808016</text:p>
          </table:table-cell>
          <table:table-cell table:style-name="ce2" table:formula="of:=1-13.8*13.8*1E+030/([.B137]*[.B137]+[.D137]*[.D137])" office:value-type="float" office:value="0.546338979349793" calcext:value-type="float">
            <text:p>0.5463389793</text:p>
          </table:table-cell>
          <table:table-cell table:formula="of:=13.8*13.8*1E+030*[.D137]/[.B137]/([.B137]*[.B137]+[.D137]*[.D137])" office:value-type="float" office:value="1.78465040014547E-017" calcext:value-type="float">
            <text:p>1.78465040014547E-017</text:p>
          </table:table-cell>
          <table:table-cell table:number-columns-repeated="1014"/>
        </table:table-row>
        <table:table-row table:style-name="ro2">
          <table:table-cell office:value-type="float" office:value="3225.81" calcext:value-type="float">
            <text:p>3225.81</text:p>
          </table:table-cell>
          <table:table-cell table:style-name="ce1" table:formula="of:=[.A138]*1000000000000*2*PI()" office:value-type="float" office:value="2.0268361995753E+016" calcext:value-type="float">
            <text:p>2.03E+16</text:p>
          </table:table-cell>
          <table:table-cell office:value-type="float" office:value="1.121" calcext:value-type="float">
            <text:p>1.121</text:p>
          </table:table-cell>
          <table:table-cell office:value-type="float" office:value="0.809" calcext:value-type="float">
            <text:p>0.809</text:p>
          </table:table-cell>
          <table:table-cell office:value-type="float" office:value="-1.91112" calcext:value-type="float">
            <text:p>-1.91112</text:p>
          </table:table-cell>
          <table:table-cell office:value-type="float" office:value="1.81378" calcext:value-type="float">
            <text:p>1.81378</text:p>
          </table:table-cell>
          <table:table-cell table:style-name="ce2" table:formula="of:=1-13.8*13.8*1E+030/([.B138]*[.B138]+1/9.3/9.3*1E+030)" office:value-type="float" office:value="0.536437127447164" calcext:value-type="float">
            <text:p>0.5364371274</text:p>
          </table:table-cell>
          <table:table-cell table:formula="of:=13.8*13.8/9.3*1E+045/[.B138]/([.B138]*[.B138]+1/9.3/9.3*1E+030)" office:value-type="float" office:value="0.00245927471481988" calcext:value-type="float">
            <text:p>0.0024592747</text:p>
          </table:table-cell>
          <table:table-cell table:style-name="ce2" table:formula="of:=1-13.8*13.8*1E+030/([.B138]*[.B138]+[.D138]*[.D138])" office:value-type="float" office:value="0.53642408060394" calcext:value-type="float">
            <text:p>0.5364240806</text:p>
          </table:table-cell>
          <table:table-cell table:formula="of:=13.8*13.8*1E+030*[.D138]/[.B138]/([.B138]*[.B138]+[.D138]*[.D138])" office:value-type="float" office:value="1.85033659291262E-017" calcext:value-type="float">
            <text:p>1.85033659291262E-017</text:p>
          </table:table-cell>
          <table:table-cell table:number-columns-repeated="1014"/>
        </table:table-row>
        <table:table-row table:style-name="ro2">
          <table:table-cell office:value-type="float" office:value="3191.49" calcext:value-type="float">
            <text:p>3191.49</text:p>
          </table:table-cell>
          <table:table-cell table:style-name="ce1" table:formula="of:=[.A139]*1000000000000*2*PI()" office:value-type="float" office:value="2.00527230760106E+016" calcext:value-type="float">
            <text:p>2.01E+16</text:p>
          </table:table-cell>
          <table:table-cell office:value-type="float" office:value="1.133" calcext:value-type="float">
            <text:p>1.133</text:p>
          </table:table-cell>
          <table:table-cell office:value-type="float" office:value="0.812" calcext:value-type="float">
            <text:p>0.812</text:p>
          </table:table-cell>
          <table:table-cell office:value-type="float" office:value="-1.94303" calcext:value-type="float">
            <text:p>-1.94303</text:p>
          </table:table-cell>
          <table:table-cell office:value-type="float" office:value="1.83999" calcext:value-type="float">
            <text:p>1.83999</text:p>
          </table:table-cell>
          <table:table-cell table:style-name="ce2" table:formula="of:=1-13.8*13.8*1E+030/([.B139]*[.B139]+1/9.3/9.3*1E+030)" office:value-type="float" office:value="0.526413871881264" calcext:value-type="float">
            <text:p>0.5264138719</text:p>
          </table:table-cell>
          <table:table-cell table:formula="of:=13.8*13.8/9.3*1E+045/[.B139]/([.B139]*[.B139]+1/9.3/9.3*1E+030)" office:value-type="float" office:value="0.00253946755209421" calcext:value-type="float">
            <text:p>0.0025394676</text:p>
          </table:table-cell>
          <table:table-cell table:style-name="ce2" table:formula="of:=1-13.8*13.8*1E+030/([.B139]*[.B139]+[.D139]*[.D139])" office:value-type="float" office:value="0.526400254726823" calcext:value-type="float">
            <text:p>0.5264002547</text:p>
          </table:table-cell>
          <table:table-cell table:formula="of:=13.8*13.8*1E+030*[.D139]/[.B139]/([.B139]*[.B139]+[.D139]*[.D139])" office:value-type="float" office:value="1.91775945692822E-017" calcext:value-type="float">
            <text:p>1.91775945692822E-017</text:p>
          </table:table-cell>
          <table:table-cell table:number-columns-repeated="1014"/>
        </table:table-row>
        <table:table-row table:style-name="ro2">
          <table:table-cell office:value-type="float" office:value="3157.89" calcext:value-type="float">
            <text:p>3157.89</text:p>
          </table:table-cell>
          <table:table-cell table:style-name="ce1" table:formula="of:=[.A140]*1000000000000*2*PI()" office:value-type="float" office:value="1.98416080496893E+016" calcext:value-type="float">
            <text:p>1.98E+16</text:p>
          </table:table-cell>
          <table:table-cell office:value-type="float" office:value="1.146" calcext:value-type="float">
            <text:p>1.146</text:p>
          </table:table-cell>
          <table:table-cell office:value-type="float" office:value="0.815" calcext:value-type="float">
            <text:p>0.815</text:p>
          </table:table-cell>
          <table:table-cell office:value-type="float" office:value="-1.97754" calcext:value-type="float">
            <text:p>-1.97754</text:p>
          </table:table-cell>
          <table:table-cell office:value-type="float" office:value="1.86798" calcext:value-type="float">
            <text:p>1.86798</text:p>
          </table:table-cell>
          <table:table-cell table:style-name="ce2" table:formula="of:=1-13.8*13.8*1E+030/([.B140]*[.B140]+1/9.3/9.3*1E+030)" office:value-type="float" office:value="0.516282626839543" calcext:value-type="float">
            <text:p>0.5162826268</text:p>
          </table:table-cell>
          <table:table-cell table:formula="of:=13.8*13.8/9.3*1E+045/[.B140]/([.B140]*[.B140]+1/9.3/9.3*1E+030)" office:value-type="float" office:value="0.00262139140334223" calcext:value-type="float">
            <text:p>0.0026213914</text:p>
          </table:table-cell>
          <table:table-cell table:style-name="ce2" table:formula="of:=1-13.8*13.8*1E+030/([.B140]*[.B140]+[.D140]*[.D140])" office:value-type="float" office:value="0.516268420831509" calcext:value-type="float">
            <text:p>0.5162684208</text:p>
          </table:table-cell>
          <table:table-cell table:formula="of:=13.8*13.8*1E+030*[.D140]/[.B140]/([.B140]*[.B140]+[.D140]*[.D140])" office:value-type="float" office:value="1.9869419657672E-017" calcext:value-type="float">
            <text:p>1.9869419657672E-017</text:p>
          </table:table-cell>
          <table:table-cell table:number-columns-repeated="1014"/>
        </table:table-row>
        <table:table-row table:style-name="ro2">
          <table:table-cell office:value-type="float" office:value="3125" calcext:value-type="float">
            <text:p>3125</text:p>
          </table:table-cell>
          <table:table-cell table:style-name="ce1" table:formula="of:=[.A141]*1000000000000*2*PI()" office:value-type="float" office:value="1.96349540849362E+016" calcext:value-type="float">
            <text:p>1.96E+16</text:p>
          </table:table-cell>
          <table:table-cell office:value-type="float" office:value="1.159" calcext:value-type="float">
            <text:p>1.159</text:p>
          </table:table-cell>
          <table:table-cell office:value-type="float" office:value="0.819" calcext:value-type="float">
            <text:p>0.819</text:p>
          </table:table-cell>
          <table:table-cell office:value-type="float" office:value="-2.01404" calcext:value-type="float">
            <text:p>-2.01404</text:p>
          </table:table-cell>
          <table:table-cell office:value-type="float" office:value="1.89844" calcext:value-type="float">
            <text:p>1.89844</text:p>
          </table:table-cell>
          <table:table-cell table:style-name="ce2" table:formula="of:=1-13.8*13.8*1E+030/([.B141]*[.B141]+1/9.3/9.3*1E+030)" office:value-type="float" office:value="0.506047294519664" calcext:value-type="float">
            <text:p>0.5060472945</text:p>
          </table:table-cell>
          <table:table-cell table:formula="of:=13.8*13.8/9.3*1E+045/[.B141]/([.B141]*[.B141]+1/9.3/9.3*1E+030)" office:value-type="float" office:value="0.00270503276493112" calcext:value-type="float">
            <text:p>0.0027050328</text:p>
          </table:table-cell>
          <table:table-cell table:style-name="ce2" table:formula="of:=1-13.8*13.8*1E+030/([.B141]*[.B141]+[.D141]*[.D141])" office:value-type="float" office:value="0.506032480951121" calcext:value-type="float">
            <text:p>0.506032481</text:p>
          </table:table-cell>
          <table:table-cell table:formula="of:=13.8*13.8*1E+030*[.D141]/[.B141]/([.B141]*[.B141]+[.D141]*[.D141])" office:value-type="float" office:value="2.06040409542596E-017" calcext:value-type="float">
            <text:p>2.06040409542596E-017</text:p>
          </table:table-cell>
          <table:table-cell table:number-columns-repeated="1014"/>
        </table:table-row>
        <table:table-row table:style-name="ro2">
          <table:table-cell office:value-type="float" office:value="3092.78" calcext:value-type="float">
            <text:p>3092.78</text:p>
          </table:table-cell>
          <table:table-cell table:style-name="ce1" table:formula="of:=[.A142]*1000000000000*2*PI()" office:value-type="float" office:value="1.94325098543389E+016" calcext:value-type="float">
            <text:p>1.94E+16</text:p>
          </table:table-cell>
          <table:table-cell office:value-type="float" office:value="1.17" calcext:value-type="float">
            <text:p>1.17</text:p>
          </table:table-cell>
          <table:table-cell office:value-type="float" office:value="0.823" calcext:value-type="float">
            <text:p>0.823</text:p>
          </table:table-cell>
          <table:table-cell office:value-type="float" office:value="-2.04623" calcext:value-type="float">
            <text:p>-2.04623</text:p>
          </table:table-cell>
          <table:table-cell office:value-type="float" office:value="1.92582" calcext:value-type="float">
            <text:p>1.92582</text:p>
          </table:table-cell>
          <table:table-cell table:style-name="ce2" table:formula="of:=1-13.8*13.8*1E+030/([.B142]*[.B142]+1/9.3/9.3*1E+030)" office:value-type="float" office:value="0.495702189527666" calcext:value-type="float">
            <text:p>0.4957021895</text:p>
          </table:table-cell>
          <table:table-cell table:formula="of:=13.8*13.8/9.3*1E+045/[.B142]/([.B142]*[.B142]+1/9.3/9.3*1E+030)" office:value-type="float" office:value="0.00279045637568135" calcext:value-type="float">
            <text:p>0.0027904564</text:p>
          </table:table-cell>
          <table:table-cell table:style-name="ce2" table:formula="of:=1-13.8*13.8*1E+030/([.B142]*[.B142]+[.D142]*[.D142])" office:value-type="float" office:value="0.495686748955403" calcext:value-type="float">
            <text:p>0.495686749</text:p>
          </table:table-cell>
          <table:table-cell table:formula="of:=13.8*13.8*1E+030*[.D142]/[.B142]/([.B142]*[.B142]+[.D142]*[.D142])" office:value-type="float" office:value="2.13585279884487E-017" calcext:value-type="float">
            <text:p>2.13585279884487E-017</text:p>
          </table:table-cell>
          <table:table-cell table:number-columns-repeated="1014"/>
        </table:table-row>
        <table:table-row table:style-name="ro2">
          <table:table-cell office:value-type="float" office:value="3061.22" calcext:value-type="float">
            <text:p>3061.22</text:p>
          </table:table-cell>
          <table:table-cell table:style-name="ce1" table:formula="of:=[.A143]*1000000000000*2*PI()" office:value-type="float" office:value="1.92342125260443E+016" calcext:value-type="float">
            <text:p>1.92E+16</text:p>
          </table:table-cell>
          <table:table-cell office:value-type="float" office:value="1.18" calcext:value-type="float">
            <text:p>1.18</text:p>
          </table:table-cell>
          <table:table-cell office:value-type="float" office:value="0.826" calcext:value-type="float">
            <text:p>0.826</text:p>
          </table:table-cell>
          <table:table-cell office:value-type="float" office:value="-2.07468" calcext:value-type="float">
            <text:p>-2.07468</text:p>
          </table:table-cell>
          <table:table-cell office:value-type="float" office:value="1.94936" calcext:value-type="float">
            <text:p>1.94936</text:p>
          </table:table-cell>
          <table:table-cell table:style-name="ce2" table:formula="of:=1-13.8*13.8*1E+030/([.B143]*[.B143]+1/9.3/9.3*1E+030)" office:value-type="float" office:value="0.485250682610989" calcext:value-type="float">
            <text:p>0.4852506826</text:p>
          </table:table-cell>
          <table:table-cell table:formula="of:=13.8*13.8/9.3*1E+045/[.B143]/([.B143]*[.B143]+1/9.3/9.3*1E+030)" office:value-type="float" office:value="0.0028776529785981" calcext:value-type="float">
            <text:p>0.002877653</text:p>
          </table:table-cell>
          <table:table-cell table:style-name="ce2" table:formula="of:=1-13.8*13.8*1E+030/([.B143]*[.B143]+[.D143]*[.D143])" office:value-type="float" office:value="0.485234595388752" calcext:value-type="float">
            <text:p>0.4852345954</text:p>
          </table:table-cell>
          <table:table-cell table:formula="of:=13.8*13.8*1E+030*[.D143]/[.B143]/([.B143]*[.B143]+[.D143]*[.D143])" office:value-type="float" office:value="2.2106245505666E-017" calcext:value-type="float">
            <text:p>2.2106245505666E-017</text:p>
          </table:table-cell>
          <table:table-cell table:number-columns-repeated="1014"/>
        </table:table-row>
        <table:table-row table:style-name="ro2">
          <table:table-cell office:value-type="float" office:value="3030.3" calcext:value-type="float">
            <text:p>3030.3</text:p>
          </table:table-cell>
          <table:table-cell table:style-name="ce1" table:formula="of:=[.A144]*1000000000000*2*PI()" office:value-type="float" office:value="1.90399364363463E+016" calcext:value-type="float">
            <text:p>1.90E+16</text:p>
          </table:table-cell>
          <table:table-cell office:value-type="float" office:value="1.19" calcext:value-type="float">
            <text:p>1.19</text:p>
          </table:table-cell>
          <table:table-cell office:value-type="float" office:value="0.831" calcext:value-type="float">
            <text:p>0.831</text:p>
          </table:table-cell>
          <table:table-cell office:value-type="float" office:value="-2.10666" calcext:value-type="float">
            <text:p>-2.10666</text:p>
          </table:table-cell>
          <table:table-cell office:value-type="float" office:value="1.97778" calcext:value-type="float">
            <text:p>1.97778</text:p>
          </table:table-cell>
          <table:table-cell table:style-name="ce2" table:formula="of:=1-13.8*13.8*1E+030/([.B144]*[.B144]+1/9.3/9.3*1E+030)" office:value-type="float" office:value="0.474692824128321" calcext:value-type="float">
            <text:p>0.4746928241</text:p>
          </table:table-cell>
          <table:table-cell table:formula="of:=13.8*13.8/9.3*1E+045/[.B144]/([.B144]*[.B144]+1/9.3/9.3*1E+030)" office:value-type="float" office:value="0.00296664029082685" calcext:value-type="float">
            <text:p>0.0029666403</text:p>
          </table:table-cell>
          <table:table-cell table:style-name="ce2" table:formula="of:=1-13.8*13.8*1E+030/([.B144]*[.B144]+[.D144]*[.D144])" office:value-type="float" office:value="0.474676070207911" calcext:value-type="float">
            <text:p>0.4746760702</text:p>
          </table:table-cell>
          <table:table-cell table:formula="of:=13.8*13.8*1E+030*[.D144]/[.B144]/([.B144]*[.B144]+[.D144]*[.D144])" office:value-type="float" office:value="2.29278173861907E-017" calcext:value-type="float">
            <text:p>2.29278173861907E-017</text:p>
          </table:table-cell>
          <table:table-cell table:number-columns-repeated="1014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style-name="ce1" table:formula="of:=[.A145]*1000000000000*2*PI()" office:value-type="float" office:value="1.88495559215388E+016" calcext:value-type="float">
            <text:p>1.88E+16</text:p>
          </table:table-cell>
          <table:table-cell office:value-type="float" office:value="1.2" calcext:value-type="float">
            <text:p>1.2</text:p>
          </table:table-cell>
          <table:table-cell office:value-type="float" office:value="0.836" calcext:value-type="float">
            <text:p>0.836</text:p>
          </table:table-cell>
          <table:table-cell office:value-type="float" office:value="-2.1389" calcext:value-type="float">
            <text:p>-2.1389</text:p>
          </table:table-cell>
          <table:table-cell office:value-type="float" office:value="2.0064" calcext:value-type="float">
            <text:p>2.0064</text:p>
          </table:table-cell>
          <table:table-cell table:style-name="ce2" table:formula="of:=1-13.8*13.8*1E+030/([.B145]*[.B145]+1/9.3/9.3*1E+030)" office:value-type="float" office:value="0.464028379623162" calcext:value-type="float">
            <text:p>0.4640283796</text:p>
          </table:table-cell>
          <table:table-cell table:formula="of:=13.8*13.8/9.3*1E+045/[.B145]/([.B145]*[.B145]+1/9.3/9.3*1E+030)" office:value-type="float" office:value="0.00305743844946044" calcext:value-type="float">
            <text:p>0.0030574384</text:p>
          </table:table-cell>
          <table:table-cell table:style-name="ce2" table:formula="of:=1-13.8*13.8*1E+030/([.B145]*[.B145]+[.D145]*[.D145])" office:value-type="float" office:value="0.464010938532035" calcext:value-type="float">
            <text:p>0.4640109385</text:p>
          </table:table-cell>
          <table:table-cell table:formula="of:=13.8*13.8*1E+030*[.D145]/[.B145]/([.B145]*[.B145]+[.D145]*[.D145])" office:value-type="float" office:value="2.3771745989793E-017" calcext:value-type="float">
            <text:p>2.3771745989793E-017</text:p>
          </table:table-cell>
          <table:table-cell table:number-columns-repeated="1014"/>
        </table:table-row>
        <table:table-row table:style-name="ro2">
          <table:table-cell office:value-type="float" office:value="2970.3" calcext:value-type="float">
            <text:p>2970.3</text:p>
          </table:table-cell>
          <table:table-cell table:style-name="ce1" table:formula="of:=[.A146]*1000000000000*2*PI()" office:value-type="float" office:value="1.86629453179155E+016" calcext:value-type="float">
            <text:p>1.87E+16</text:p>
          </table:table-cell>
          <table:table-cell office:value-type="float" office:value="1.207" calcext:value-type="float">
            <text:p>1.207</text:p>
          </table:table-cell>
          <table:table-cell office:value-type="float" office:value="0.842" calcext:value-type="float">
            <text:p>0.842</text:p>
          </table:table-cell>
          <table:table-cell office:value-type="float" office:value="-2.16581" calcext:value-type="float">
            <text:p>-2.16581</text:p>
          </table:table-cell>
          <table:table-cell office:value-type="float" office:value="2.03259" calcext:value-type="float">
            <text:p>2.03259</text:p>
          </table:table-cell>
          <table:table-cell table:style-name="ce2" table:formula="of:=1-13.8*13.8*1E+030/([.B146]*[.B146]+1/9.3/9.3*1E+030)" office:value-type="float" office:value="0.453256801104667" calcext:value-type="float">
            <text:p>0.4532568011</text:p>
          </table:table-cell>
          <table:table-cell table:formula="of:=13.8*13.8/9.3*1E+045/[.B146]/([.B146]*[.B146]+1/9.3/9.3*1E+030)" office:value-type="float" office:value="0.00315007038158296" calcext:value-type="float">
            <text:p>0.0031500704</text:p>
          </table:table-cell>
          <table:table-cell table:style-name="ce2" table:formula="of:=1-13.8*13.8*1E+030/([.B146]*[.B146]+[.D146]*[.D146])" office:value-type="float" office:value="0.453238651919768" calcext:value-type="float">
            <text:p>0.4532386519</text:p>
          </table:table-cell>
          <table:table-cell table:formula="of:=13.8*13.8*1E+030*[.D146]/[.B146]/([.B146]*[.B146]+[.D146]*[.D146])" office:value-type="float" office:value="2.4667759951138E-017" calcext:value-type="float">
            <text:p>2.4667759951138E-017</text:p>
          </table:table-cell>
          <table:table-cell table:number-columns-repeated="1014"/>
        </table:table-row>
        <table:table-row table:style-name="ro2">
          <table:table-cell office:value-type="float" office:value="2941.18" calcext:value-type="float">
            <text:p>2941.18</text:p>
          </table:table-cell>
          <table:table-cell table:style-name="ce1" table:formula="of:=[.A147]*1000000000000*2*PI()" office:value-type="float" office:value="1.84799789617705E+016" calcext:value-type="float">
            <text:p>1.85E+16</text:p>
          </table:table-cell>
          <table:table-cell office:value-type="float" office:value="1.21" calcext:value-type="float">
            <text:p>1.21</text:p>
          </table:table-cell>
          <table:table-cell office:value-type="float" office:value="0.848" calcext:value-type="float">
            <text:p>0.848</text:p>
          </table:table-cell>
          <table:table-cell office:value-type="float" office:value="-2.1832" calcext:value-type="float">
            <text:p>-2.1832</text:p>
          </table:table-cell>
          <table:table-cell office:value-type="float" office:value="2.05216" calcext:value-type="float">
            <text:p>2.05216</text:p>
          </table:table-cell>
          <table:table-cell table:style-name="ce2" table:formula="of:=1-13.8*13.8*1E+030/([.B147]*[.B147]+1/9.3/9.3*1E+030)" office:value-type="float" office:value="0.442377197472074" calcext:value-type="float">
            <text:p>0.4423771975</text:p>
          </table:table-cell>
          <table:table-cell table:formula="of:=13.8*13.8/9.3*1E+045/[.B147]/([.B147]*[.B147]+1/9.3/9.3*1E+030)" office:value-type="float" office:value="0.00324456219653026" calcext:value-type="float">
            <text:p>0.0032445622</text:p>
          </table:table-cell>
          <table:table-cell table:style-name="ce2" table:formula="of:=1-13.8*13.8*1E+030/([.B147]*[.B147]+[.D147]*[.D147])" office:value-type="float" office:value="0.442358318789568" calcext:value-type="float">
            <text:p>0.4423583188</text:p>
          </table:table-cell>
          <table:table-cell table:formula="of:=13.8*13.8*1E+030*[.D147]/[.B147]/([.B147]*[.B147]+[.D147]*[.D147])" office:value-type="float" office:value="2.55887816022244E-017" calcext:value-type="float">
            <text:p>2.55887816022244E-017</text:p>
          </table:table-cell>
          <table:table-cell table:number-columns-repeated="1014"/>
        </table:table-row>
        <table:table-row table:style-name="ro2">
          <table:table-cell office:value-type="float" office:value="2912.62" calcext:value-type="float">
            <text:p>2912.62</text:p>
          </table:table-cell>
          <table:table-cell table:style-name="ce1" table:formula="of:=[.A148]*1000000000000*2*PI()" office:value-type="float" office:value="1.83005311893974E+016" calcext:value-type="float">
            <text:p>1.83E+16</text:p>
          </table:table-cell>
          <table:table-cell office:value-type="float" office:value="1.213" calcext:value-type="float">
            <text:p>1.213</text:p>
          </table:table-cell>
          <table:table-cell office:value-type="float" office:value="0.853" calcext:value-type="float">
            <text:p>0.853</text:p>
          </table:table-cell>
          <table:table-cell office:value-type="float" office:value="-2.19898" calcext:value-type="float">
            <text:p>-2.19898</text:p>
          </table:table-cell>
          <table:table-cell office:value-type="float" office:value="2.06938" calcext:value-type="float">
            <text:p>2.06938</text:p>
          </table:table-cell>
          <table:table-cell table:style-name="ce2" table:formula="of:=1-13.8*13.8*1E+030/([.B148]*[.B148]+1/9.3/9.3*1E+030)" office:value-type="float" office:value="0.431388304065647" calcext:value-type="float">
            <text:p>0.4313883041</text:p>
          </table:table-cell>
          <table:table-cell table:formula="of:=13.8*13.8/9.3*1E+045/[.B148]/([.B148]*[.B148]+1/9.3/9.3*1E+030)" office:value-type="float" office:value="0.00334094360108023" calcext:value-type="float">
            <text:p>0.0033409436</text:p>
          </table:table-cell>
          <table:table-cell table:style-name="ce2" table:formula="of:=1-13.8*13.8*1E+030/([.B148]*[.B148]+[.D148]*[.D148])" office:value-type="float" office:value="0.431368673966186" calcext:value-type="float">
            <text:p>0.431368674</text:p>
          </table:table-cell>
          <table:table-cell table:formula="of:=13.8*13.8*1E+030*[.D148]/[.B148]/([.B148]*[.B148]+[.D148]*[.D148])" office:value-type="float" office:value="2.65042864650758E-017" calcext:value-type="float">
            <text:p>2.65042864650758E-017</text:p>
          </table:table-cell>
          <table:table-cell table:number-columns-repeated="1014"/>
        </table:table-row>
        <table:table-row table:style-name="ro2">
          <table:table-cell office:value-type="float" office:value="2884.62" calcext:value-type="float">
            <text:p>2884.62</text:p>
          </table:table-cell>
          <table:table-cell table:style-name="ce1" table:formula="of:=[.A149]*1000000000000*2*PI()" office:value-type="float" office:value="1.81246020007964E+016" calcext:value-type="float">
            <text:p>1.81E+16</text:p>
          </table:table-cell>
          <table:table-cell office:value-type="float" office:value="1.215" calcext:value-type="float">
            <text:p>1.215</text:p>
          </table:table-cell>
          <table:table-cell office:value-type="float" office:value="0.86" calcext:value-type="float">
            <text:p>0.86</text:p>
          </table:table-cell>
          <table:table-cell office:value-type="float" office:value="-2.21583" calcext:value-type="float">
            <text:p>-2.21583</text:p>
          </table:table-cell>
          <table:table-cell office:value-type="float" office:value="2.0898" calcext:value-type="float">
            <text:p>2.0898</text:p>
          </table:table-cell>
          <table:table-cell table:style-name="ce2" table:formula="of:=1-13.8*13.8*1E+030/([.B149]*[.B149]+1/9.3/9.3*1E+030)" office:value-type="float" office:value="0.42029648965925" calcext:value-type="float">
            <text:p>0.4202964897</text:p>
          </table:table-cell>
          <table:table-cell table:formula="of:=13.8*13.8/9.3*1E+045/[.B149]/([.B149]*[.B149]+1/9.3/9.3*1E+030)" office:value-type="float" office:value="0.00343917680435626" calcext:value-type="float">
            <text:p>0.0034391768</text:p>
          </table:table-cell>
          <table:table-cell table:style-name="ce2" table:formula="of:=1-13.8*13.8*1E+030/([.B149]*[.B149]+[.D149]*[.D149])" office:value-type="float" office:value="0.420276086234257" calcext:value-type="float">
            <text:p>0.4202760862</text:p>
          </table:table-cell>
          <table:table-cell table:formula="of:=13.8*13.8*1E+030*[.D149]/[.B149]/([.B149]*[.B149]+[.D149]*[.D149])" office:value-type="float" office:value="2.75075042098377E-017" calcext:value-type="float">
            <text:p>2.75075042098377E-017</text:p>
          </table:table-cell>
          <table:table-cell table:number-columns-repeated="1014"/>
        </table:table-row>
        <table:table-row table:style-name="ro2">
          <table:table-cell office:value-type="float" office:value="2857.14" calcext:value-type="float">
            <text:p>2857.14</text:p>
          </table:table-cell>
          <table:table-cell table:style-name="ce1" table:formula="of:=[.A150]*1000000000000*2*PI()" office:value-type="float" office:value="1.79519400685551E+016" calcext:value-type="float">
            <text:p>1.80E+16</text:p>
          </table:table-cell>
          <table:table-cell office:value-type="float" office:value="1.217" calcext:value-type="float">
            <text:p>1.217</text:p>
          </table:table-cell>
          <table:table-cell office:value-type="float" office:value="0.865" calcext:value-type="float">
            <text:p>0.865</text:p>
          </table:table-cell>
          <table:table-cell office:value-type="float" office:value="-2.22931" calcext:value-type="float">
            <text:p>-2.22931</text:p>
          </table:table-cell>
          <table:table-cell office:value-type="float" office:value="2.10541" calcext:value-type="float">
            <text:p>2.10541</text:p>
          </table:table-cell>
          <table:table-cell table:style-name="ce2" table:formula="of:=1-13.8*13.8*1E+030/([.B150]*[.B150]+1/9.3/9.3*1E+030)" office:value-type="float" office:value="0.409092077643274" calcext:value-type="float">
            <text:p>0.4090920776</text:p>
          </table:table-cell>
          <table:table-cell table:formula="of:=13.8*13.8/9.3*1E+045/[.B150]/([.B150]*[.B150]+1/9.3/9.3*1E+030)" office:value-type="float" office:value="0.00353936599789634" calcext:value-type="float">
            <text:p>0.003539366</text:p>
          </table:table-cell>
          <table:table-cell table:style-name="ce2" table:formula="of:=1-13.8*13.8*1E+030/([.B150]*[.B150]+[.D150]*[.D150])" office:value-type="float" office:value="0.409070877873914" calcext:value-type="float">
            <text:p>0.4090708779</text:p>
          </table:table-cell>
          <table:table-cell table:formula="of:=13.8*13.8*1E+030*[.D150]/[.B150]/([.B150]*[.B150]+[.D150]*[.D150])" office:value-type="float" office:value="2.84734512641566E-017" calcext:value-type="float">
            <text:p>2.84734512641566E-017</text:p>
          </table:table-cell>
          <table:table-cell table:number-columns-repeated="1014"/>
        </table:table-row>
        <table:table-row table:style-name="ro2">
          <table:table-cell office:value-type="float" office:value="2830.19" calcext:value-type="float">
            <text:p>2830.19</text:p>
          </table:table-cell>
          <table:table-cell table:style-name="ce1" table:formula="of:=[.A151]*1000000000000*2*PI()" office:value-type="float" office:value="1.77826082245266E+016" calcext:value-type="float">
            <text:p>1.78E+16</text:p>
          </table:table-cell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-2.23799" calcext:value-type="float">
            <text:p>-2.23799</text:p>
          </table:table-cell>
          <table:table-cell office:value-type="float" office:value="2.11758" calcext:value-type="float">
            <text:p>2.11758</text:p>
          </table:table-cell>
          <table:table-cell table:style-name="ce2" table:formula="of:=1-13.8*13.8*1E+030/([.B151]*[.B151]+1/9.3/9.3*1E+030)" office:value-type="float" office:value="0.397785271468399" calcext:value-type="float">
            <text:p>0.3977852715</text:p>
          </table:table-cell>
          <table:table-cell table:formula="of:=13.8*13.8/9.3*1E+045/[.B151]/([.B151]*[.B151]+1/9.3/9.3*1E+030)" office:value-type="float" office:value="0.00364143836874313" calcext:value-type="float">
            <text:p>0.0036414384</text:p>
          </table:table-cell>
          <table:table-cell table:style-name="ce2" table:formula="of:=1-13.8*13.8*1E+030/([.B151]*[.B151]+[.D151]*[.D151])" office:value-type="float" office:value="0.397763252622355" calcext:value-type="float">
            <text:p>0.3977632526</text:p>
          </table:table-cell>
          <table:table-cell table:formula="of:=13.8*13.8*1E+030*[.D151]/[.B151]/([.B151]*[.B151]+[.D151]*[.D151])" office:value-type="float" office:value="2.94639550960753E-017" calcext:value-type="float">
            <text:p>2.94639550960753E-017</text:p>
          </table:table-cell>
          <table:table-cell table:number-columns-repeated="1014"/>
        </table:table-row>
        <table:table-row table:style-name="ro2">
          <table:table-cell office:value-type="float" office:value="2803.74" calcext:value-type="float">
            <text:p>2803.74</text:p>
          </table:table-cell>
          <table:table-cell table:style-name="ce1" table:formula="of:=[.A152]*1000000000000*2*PI()" office:value-type="float" office:value="1.76164179731517E+016" calcext:value-type="float">
            <text:p>1.76E+16</text:p>
          </table:table-cell>
          <table:table-cell office:value-type="float" office:value="1.218" calcext:value-type="float">
            <text:p>1.218</text:p>
          </table:table-cell>
          <table:table-cell office:value-type="float" office:value="0.878" calcext:value-type="float">
            <text:p>0.878</text:p>
          </table:table-cell>
          <table:table-cell office:value-type="float" office:value="-2.25441" calcext:value-type="float">
            <text:p>-2.25441</text:p>
          </table:table-cell>
          <table:table-cell office:value-type="float" office:value="2.13881" calcext:value-type="float">
            <text:p>2.13881</text:p>
          </table:table-cell>
          <table:table-cell table:style-name="ce2" table:formula="of:=1-13.8*13.8*1E+030/([.B152]*[.B152]+1/9.3/9.3*1E+030)" office:value-type="float" office:value="0.386369721459312" calcext:value-type="float">
            <text:p>0.3863697215</text:p>
          </table:table-cell>
          <table:table-cell table:formula="of:=13.8*13.8/9.3*1E+045/[.B152]/([.B152]*[.B152]+1/9.3/9.3*1E+030)" office:value-type="float" office:value="0.00374546916866292" calcext:value-type="float">
            <text:p>0.0037454692</text:p>
          </table:table-cell>
          <table:table-cell table:style-name="ce2" table:formula="of:=1-13.8*13.8*1E+030/([.B152]*[.B152]+[.D152]*[.D152])" office:value-type="float" office:value="0.386346859909314" calcext:value-type="float">
            <text:p>0.3863468599</text:p>
          </table:table-cell>
          <table:table-cell table:formula="of:=13.8*13.8*1E+030*[.D152]/[.B152]/([.B152]*[.B152]+[.D152]*[.D152])" office:value-type="float" office:value="3.0584393366504E-017" calcext:value-type="float">
            <text:p>3.0584393366504E-017</text:p>
          </table:table-cell>
          <table:table-cell table:number-columns-repeated="1014"/>
        </table:table-row>
        <table:table-row table:style-name="ro2">
          <table:table-cell office:value-type="float" office:value="2777.78" calcext:value-type="float">
            <text:p>2777.78</text:p>
          </table:table-cell>
          <table:table-cell table:style-name="ce1" table:formula="of:=[.A153]*1000000000000*2*PI()" office:value-type="float" office:value="1.74533064825773E+016" calcext:value-type="float">
            <text:p>1.75E+16</text:p>
          </table:table-cell>
          <table:table-cell office:value-type="float" office:value="1.218" calcext:value-type="float">
            <text:p>1.218</text:p>
          </table:table-cell>
          <table:table-cell office:value-type="float" office:value="0.885" calcext:value-type="float">
            <text:p>0.885</text:p>
          </table:table-cell>
          <table:table-cell office:value-type="float" office:value="-2.26675" calcext:value-type="float">
            <text:p>-2.26675</text:p>
          </table:table-cell>
          <table:table-cell office:value-type="float" office:value="2.15586" calcext:value-type="float">
            <text:p>2.15586</text:p>
          </table:table-cell>
          <table:table-cell table:style-name="ce2" table:formula="of:=1-13.8*13.8*1E+030/([.B153]*[.B153]+1/9.3/9.3*1E+030)" office:value-type="float" office:value="0.374847087194307" calcext:value-type="float">
            <text:p>0.3748470872</text:p>
          </table:table-cell>
          <table:table-cell table:formula="of:=13.8*13.8/9.3*1E+045/[.B153]/([.B153]*[.B153]+1/9.3/9.3*1E+030)" office:value-type="float" office:value="0.00385146180636563" calcext:value-type="float">
            <text:p>0.0038514618</text:p>
          </table:table-cell>
          <table:table-cell table:style-name="ce2" table:formula="of:=1-13.8*13.8*1E+030/([.B153]*[.B153]+[.D153]*[.D153])" office:value-type="float" office:value="0.374823358986788" calcext:value-type="float">
            <text:p>0.374823359</text:p>
          </table:table-cell>
          <table:table-cell table:formula="of:=13.8*13.8*1E+030*[.D153]/[.B153]/([.B153]*[.B153]+[.D153]*[.D153])" office:value-type="float" office:value="3.17006595769692E-017" calcext:value-type="float">
            <text:p>3.17006595769692E-017</text:p>
          </table:table-cell>
          <table:table-cell table:number-columns-repeated="1014"/>
        </table:table-row>
        <table:table-row table:style-name="ro2">
          <table:table-cell office:value-type="float" office:value="2752.29" calcext:value-type="float">
            <text:p>2752.29</text:p>
          </table:table-cell>
          <table:table-cell table:style-name="ce1" table:formula="of:=[.A154]*1000000000000*2*PI()" office:value-type="float" office:value="1.72931480890973E+016" calcext:value-type="float">
            <text:p>1.73E+16</text:p>
          </table:table-cell>
          <table:table-cell office:value-type="float" office:value="1.22" calcext:value-type="float">
            <text:p>1.22</text:p>
          </table:table-cell>
          <table:table-cell office:value-type="float" office:value="0.893" calcext:value-type="float">
            <text:p>0.893</text:p>
          </table:table-cell>
          <table:table-cell office:value-type="float" office:value="-2.28585" calcext:value-type="float">
            <text:p>-2.28585</text:p>
          </table:table-cell>
          <table:table-cell office:value-type="float" office:value="2.17892" calcext:value-type="float">
            <text:p>2.17892</text:p>
          </table:table-cell>
          <table:table-cell table:style-name="ce2" table:formula="of:=1-13.8*13.8*1E+030/([.B154]*[.B154]+1/9.3/9.3*1E+030)" office:value-type="float" office:value="0.363214359865131" calcext:value-type="float">
            <text:p>0.3632143599</text:p>
          </table:table-cell>
          <table:table-cell table:formula="of:=13.8*13.8/9.3*1E+045/[.B154]/([.B154]*[.B154]+1/9.3/9.3*1E+030)" office:value-type="float" office:value="0.00395946266436122" calcext:value-type="float">
            <text:p>0.0039594627</text:p>
          </table:table-cell>
          <table:table-cell table:style-name="ce2" table:formula="of:=1-13.8*13.8*1E+030/([.B154]*[.B154]+[.D154]*[.D154])" office:value-type="float" office:value="0.363189740364309" calcext:value-type="float">
            <text:p>0.3631897404</text:p>
          </table:table-cell>
          <table:table-cell table:formula="of:=13.8*13.8*1E+030*[.D154]/[.B154]/([.B154]*[.B154]+[.D154]*[.D154])" office:value-type="float" office:value="3.28842128064119E-017" calcext:value-type="float">
            <text:p>3.28842128064119E-017</text:p>
          </table:table-cell>
          <table:table-cell table:number-columns-repeated="1014"/>
        </table:table-row>
        <table:table-row table:style-name="ro2">
          <table:table-cell office:value-type="float" office:value="2727.27" calcext:value-type="float">
            <text:p>2727.27</text:p>
          </table:table-cell>
          <table:table-cell table:style-name="ce1" table:formula="of:=[.A155]*1000000000000*2*PI()" office:value-type="float" office:value="1.71359427927117E+016" calcext:value-type="float">
            <text:p>1.71E+16</text:p>
          </table:table-cell>
          <table:table-cell office:value-type="float" office:value="1.222" calcext:value-type="float">
            <text:p>1.222</text:p>
          </table:table-cell>
          <table:table-cell office:value-type="float" office:value="0.9" calcext:value-type="float">
            <text:p>0.9</text:p>
          </table:table-cell>
          <table:table-cell office:value-type="float" office:value="-2.30328" calcext:value-type="float">
            <text:p>-2.30328</text:p>
          </table:table-cell>
          <table:table-cell office:value-type="float" office:value="2.1996" calcext:value-type="float">
            <text:p>2.1996</text:p>
          </table:table-cell>
          <table:table-cell table:style-name="ce2" table:formula="of:=1-13.8*13.8*1E+030/([.B155]*[.B155]+1/9.3/9.3*1E+030)" office:value-type="float" office:value="0.351477473957453" calcext:value-type="float">
            <text:p>0.351477474</text:p>
          </table:table-cell>
          <table:table-cell table:formula="of:=13.8*13.8/9.3*1E+045/[.B155]/([.B155]*[.B155]+1/9.3/9.3*1E+030)" office:value-type="float" office:value="0.00406943497619931" calcext:value-type="float">
            <text:p>0.004069435</text:p>
          </table:table-cell>
          <table:table-cell table:style-name="ce2" table:formula="of:=1-13.8*13.8*1E+030/([.B155]*[.B155]+[.D155]*[.D155])" office:value-type="float" office:value="0.351451938528288" calcext:value-type="float">
            <text:p>0.3514519385</text:p>
          </table:table-cell>
          <table:table-cell table:formula="of:=13.8*13.8*1E+030*[.D155]/[.B155]/([.B155]*[.B155]+[.D155]*[.D155])" office:value-type="float" office:value="3.40625119017553E-017" calcext:value-type="float">
            <text:p>3.40625119017553E-017</text:p>
          </table:table-cell>
          <table:table-cell table:number-columns-repeated="1014"/>
        </table:table-row>
        <table:table-row table:style-name="ro2">
          <table:table-cell office:value-type="float" office:value="2702.7" calcext:value-type="float">
            <text:p>2702.7</text:p>
          </table:table-cell>
          <table:table-cell table:style-name="ce1" table:formula="of:=[.A156]*1000000000000*2*PI()" office:value-type="float" office:value="1.69815649297143E+016" calcext:value-type="float">
            <text:p>1.70E+16</text:p>
          </table:table-cell>
          <table:table-cell office:value-type="float" office:value="1.223" calcext:value-type="float">
            <text:p>1.223</text:p>
          </table:table-cell>
          <table:table-cell office:value-type="float" office:value="0.907" calcext:value-type="float">
            <text:p>0.907</text:p>
          </table:table-cell>
          <table:table-cell office:value-type="float" office:value="-2.31838" calcext:value-type="float">
            <text:p>-2.31838</text:p>
          </table:table-cell>
          <table:table-cell office:value-type="float" office:value="2.21852" calcext:value-type="float">
            <text:p>2.21852</text:p>
          </table:table-cell>
          <table:table-cell table:style-name="ce2" table:formula="of:=1-13.8*13.8*1E+030/([.B156]*[.B156]+1/9.3/9.3*1E+030)" office:value-type="float" office:value="0.33963303328939" calcext:value-type="float">
            <text:p>0.3396330333</text:p>
          </table:table-cell>
          <table:table-cell table:formula="of:=13.8*13.8/9.3*1E+045/[.B156]/([.B156]*[.B156]+1/9.3/9.3*1E+030)" office:value-type="float" office:value="0.00418142856771243" calcext:value-type="float">
            <text:p>0.0041814286</text:p>
          </table:table-cell>
          <table:table-cell table:style-name="ce2" table:formula="of:=1-13.8*13.8*1E+030/([.B156]*[.B156]+[.D156]*[.D156])" office:value-type="float" office:value="0.339606556579094" calcext:value-type="float">
            <text:p>0.3396065566</text:p>
          </table:table-cell>
          <table:table-cell table:formula="of:=13.8*13.8*1E+030*[.D156]/[.B156]/([.B156]*[.B156]+[.D156]*[.D156])" office:value-type="float" office:value="3.52721822553983E-017" calcext:value-type="float">
            <text:p>3.52721822553983E-017</text:p>
          </table:table-cell>
          <table:table-cell table:number-columns-repeated="1014"/>
        </table:table-row>
        <table:table-row table:style-name="ro2">
          <table:table-cell office:value-type="float" office:value="2678.57" calcext:value-type="float">
            <text:p>2678.57</text:p>
          </table:table-cell>
          <table:table-cell table:style-name="ce1" table:formula="of:=[.A157]*1000000000000*2*PI()" office:value-type="float" office:value="1.6829951668252E+016" calcext:value-type="float">
            <text:p>1.68E+16</text:p>
          </table:table-cell>
          <table:table-cell office:value-type="float" office:value="1.225" calcext:value-type="float">
            <text:p>1.225</text:p>
          </table:table-cell>
          <table:table-cell office:value-type="float" office:value="0.914" calcext:value-type="float">
            <text:p>0.914</text:p>
          </table:table-cell>
          <table:table-cell office:value-type="float" office:value="-2.33602" calcext:value-type="float">
            <text:p>-2.33602</text:p>
          </table:table-cell>
          <table:table-cell office:value-type="float" office:value="2.2393" calcext:value-type="float">
            <text:p>2.2393</text:p>
          </table:table-cell>
          <table:table-cell table:style-name="ce2" table:formula="of:=1-13.8*13.8*1E+030/([.B157]*[.B157]+1/9.3/9.3*1E+030)" office:value-type="float" office:value="0.327682047852258" calcext:value-type="float">
            <text:p>0.3276820479</text:p>
          </table:table-cell>
          <table:table-cell table:formula="of:=13.8*13.8/9.3*1E+045/[.B157]/([.B157]*[.B157]+1/9.3/9.3*1E+030)" office:value-type="float" office:value="0.00429545219998962" calcext:value-type="float">
            <text:p>0.0042954522</text:p>
          </table:table-cell>
          <table:table-cell table:style-name="ce2" table:formula="of:=1-13.8*13.8*1E+030/([.B157]*[.B157]+[.D157]*[.D157])" office:value-type="float" office:value="0.327654604126349" calcext:value-type="float">
            <text:p>0.3276546041</text:p>
          </table:table-cell>
          <table:table-cell table:formula="of:=13.8*13.8*1E+030*[.D157]/[.B157]/([.B157]*[.B157]+[.D157]*[.D157])" office:value-type="float" office:value="3.6513693202563E-017" calcext:value-type="float">
            <text:p>3.6513693202563E-017</text:p>
          </table:table-cell>
          <table:table-cell table:number-columns-repeated="1014"/>
        </table:table-row>
        <table:table-row table:style-name="ro2">
          <table:table-cell office:value-type="float" office:value="2654.87" calcext:value-type="float">
            <text:p>2654.87</text:p>
          </table:table-cell>
          <table:table-cell table:style-name="ce1" table:formula="of:=[.A158]*1000000000000*2*PI()" office:value-type="float" office:value="1.66810401764719E+016" calcext:value-type="float">
            <text:p>1.67E+16</text:p>
          </table:table-cell>
          <table:table-cell office:value-type="float" office:value="1.228" calcext:value-type="float">
            <text:p>1.228</text:p>
          </table:table-cell>
          <table:table-cell office:value-type="float" office:value="0.922" calcext:value-type="float">
            <text:p>0.922</text:p>
          </table:table-cell>
          <table:table-cell office:value-type="float" office:value="-2.35807" calcext:value-type="float">
            <text:p>-2.35807</text:p>
          </table:table-cell>
          <table:table-cell office:value-type="float" office:value="2.26443" calcext:value-type="float">
            <text:p>2.26443</text:p>
          </table:table-cell>
          <table:table-cell table:style-name="ce2" table:formula="of:=1-13.8*13.8*1E+030/([.B158]*[.B158]+1/9.3/9.3*1E+030)" office:value-type="float" office:value="0.315625418710239" calcext:value-type="float">
            <text:p>0.3156254187</text:p>
          </table:table-cell>
          <table:table-cell table:formula="of:=13.8*13.8/9.3*1E+045/[.B158]/([.B158]*[.B158]+1/9.3/9.3*1E+030)" office:value-type="float" office:value="0.00441151534174755" calcext:value-type="float">
            <text:p>0.0044115153</text:p>
          </table:table-cell>
          <table:table-cell table:style-name="ce2" table:formula="of:=1-13.8*13.8*1E+030/([.B158]*[.B158]+[.D158]*[.D158])" office:value-type="float" office:value="0.315596981845191" calcext:value-type="float">
            <text:p>0.3155969818</text:p>
          </table:table-cell>
          <table:table-cell table:formula="of:=13.8*13.8*1E+030*[.D158]/[.B158]/([.B158]*[.B158]+[.D158]*[.D158])" office:value-type="float" office:value="3.78285512212103E-017" calcext:value-type="float">
            <text:p>3.78285512212103E-017</text:p>
          </table:table-cell>
          <table:table-cell table:number-columns-repeated="1014"/>
        </table:table-row>
        <table:table-row table:style-name="ro2">
          <table:table-cell office:value-type="float" office:value="2631.58" calcext:value-type="float">
            <text:p>2631.58</text:p>
          </table:table-cell>
          <table:table-cell table:style-name="ce1" table:formula="of:=[.A159]*1000000000000*2*PI()" office:value-type="float" office:value="1.65347047906677E+016" calcext:value-type="float">
            <text:p>1.65E+16</text:p>
          </table:table-cell>
          <table:table-cell office:value-type="float" office:value="1.232" calcext:value-type="float">
            <text:p>1.232</text:p>
          </table:table-cell>
          <table:table-cell office:value-type="float" office:value="0.927" calcext:value-type="float">
            <text:p>0.927</text:p>
          </table:table-cell>
          <table:table-cell office:value-type="float" office:value="-2.37715" calcext:value-type="float">
            <text:p>-2.37715</text:p>
          </table:table-cell>
          <table:table-cell office:value-type="float" office:value="2.28413" calcext:value-type="float">
            <text:p>2.28413</text:p>
          </table:table-cell>
          <table:table-cell table:style-name="ce2" table:formula="of:=1-13.8*13.8*1E+030/([.B159]*[.B159]+1/9.3/9.3*1E+030)" office:value-type="float" office:value="0.30345862994676" calcext:value-type="float">
            <text:p>0.3034586299</text:p>
          </table:table-cell>
          <table:table-cell table:formula="of:=13.8*13.8/9.3*1E+045/[.B159]/([.B159]*[.B159]+1/9.3/9.3*1E+030)" office:value-type="float" office:value="0.00452967999485382" calcext:value-type="float">
            <text:p>0.00452968</text:p>
          </table:table-cell>
          <table:table-cell table:style-name="ce2" table:formula="of:=1-13.8*13.8*1E+030/([.B159]*[.B159]+[.D159]*[.D159])" office:value-type="float" office:value="0.303429172973007" calcext:value-type="float">
            <text:p>0.303429173</text:p>
          </table:table-cell>
          <table:table-cell table:formula="of:=13.8*13.8*1E+030*[.D159]/[.B159]/([.B159]*[.B159]+[.D159]*[.D159])" office:value-type="float" office:value="3.90524756764011E-017" calcext:value-type="float">
            <text:p>3.90524756764011E-017</text:p>
          </table:table-cell>
          <table:table-cell table:number-columns-repeated="1014"/>
        </table:table-row>
        <table:table-row table:style-name="ro2">
          <table:table-cell office:value-type="float" office:value="2608.7" calcext:value-type="float">
            <text:p>2608.7</text:p>
          </table:table-cell>
          <table:table-cell table:style-name="ce1" table:formula="of:=[.A160]*1000000000000*2*PI()" office:value-type="float" office:value="1.63909455108394E+016" calcext:value-type="float">
            <text:p>1.64E+16</text:p>
          </table:table-cell>
          <table:table-cell office:value-type="float" office:value="1.237" calcext:value-type="float">
            <text:p>1.237</text:p>
          </table:table-cell>
          <table:table-cell office:value-type="float" office:value="0.932" calcext:value-type="float">
            <text:p>0.932</text:p>
          </table:table-cell>
          <table:table-cell office:value-type="float" office:value="-2.39879" calcext:value-type="float">
            <text:p>-2.39879</text:p>
          </table:table-cell>
          <table:table-cell office:value-type="float" office:value="2.30577" calcext:value-type="float">
            <text:p>2.30577</text:p>
          </table:table-cell>
          <table:table-cell table:style-name="ce2" table:formula="of:=1-13.8*13.8*1E+030/([.B160]*[.B160]+1/9.3/9.3*1E+030)" office:value-type="float" office:value="0.291187333075068" calcext:value-type="float">
            <text:p>0.2911873331</text:p>
          </table:table-cell>
          <table:table-cell table:formula="of:=13.8*13.8/9.3*1E+045/[.B160]/([.B160]*[.B160]+1/9.3/9.3*1E+030)" office:value-type="float" office:value="0.00464990965578999" calcext:value-type="float">
            <text:p>0.0046499097</text:p>
          </table:table-cell>
          <table:table-cell table:style-name="ce2" table:formula="of:=1-13.8*13.8*1E+030/([.B160]*[.B160]+[.D160]*[.D160])" office:value-type="float" office:value="0.291156829021154" calcext:value-type="float">
            <text:p>0.291156829</text:p>
          </table:table-cell>
          <table:table-cell table:formula="of:=13.8*13.8*1E+030*[.D160]/[.B160]/([.B160]*[.B160]+[.D160]*[.D160])" office:value-type="float" office:value="4.03052914132012E-017" calcext:value-type="float">
            <text:p>4.03052914132012E-017</text:p>
          </table:table-cell>
          <table:table-cell table:number-columns-repeated="1014"/>
        </table:table-row>
        <table:table-row table:style-name="ro2">
          <table:table-cell office:value-type="float" office:value="2586.21" calcext:value-type="float">
            <text:p>2586.21</text:p>
          </table:table-cell>
          <table:table-cell table:style-name="ce1" table:formula="of:=[.A161]*1000000000000*2*PI()" office:value-type="float" office:value="1.62496366732809E+016" calcext:value-type="float">
            <text:p>1.62E+16</text:p>
          </table:table-cell>
          <table:table-cell office:value-type="float" office:value="1.242" calcext:value-type="float">
            <text:p>1.242</text:p>
          </table:table-cell>
          <table:table-cell office:value-type="float" office:value="0.935" calcext:value-type="float">
            <text:p>0.935</text:p>
          </table:table-cell>
          <table:table-cell office:value-type="float" office:value="-2.41679" calcext:value-type="float">
            <text:p>-2.41679</text:p>
          </table:table-cell>
          <table:table-cell office:value-type="float" office:value="2.32254" calcext:value-type="float">
            <text:p>2.32254</text:p>
          </table:table-cell>
          <table:table-cell table:style-name="ce2" table:formula="of:=1-13.8*13.8*1E+030/([.B161]*[.B161]+1/9.3/9.3*1E+030)" office:value-type="float" office:value="0.278806428849466" calcext:value-type="float">
            <text:p>0.2788064288</text:p>
          </table:table-cell>
          <table:table-cell table:formula="of:=13.8*13.8/9.3*1E+045/[.B161]/([.B161]*[.B161]+1/9.3/9.3*1E+030)" office:value-type="float" office:value="0.00477227259795592" calcext:value-type="float">
            <text:p>0.0047722726</text:p>
          </table:table-cell>
          <table:table-cell table:style-name="ce2" table:formula="of:=1-13.8*13.8*1E+030/([.B161]*[.B161]+[.D161]*[.D161])" office:value-type="float" office:value="0.278774849830101" calcext:value-type="float">
            <text:p>0.2787748498</text:p>
          </table:table-cell>
          <table:table-cell table:formula="of:=13.8*13.8*1E+030*[.D161]/[.B161]/([.B161]*[.B161]+[.D161]*[.D161])" office:value-type="float" office:value="4.14991134243435E-017" calcext:value-type="float">
            <text:p>4.14991134243435E-017</text:p>
          </table:table-cell>
          <table:table-cell table:number-columns-repeated="1014"/>
        </table:table-row>
        <table:table-row table:style-name="ro2">
          <table:table-cell office:value-type="float" office:value="2564.1" calcext:value-type="float">
            <text:p>2564.1</text:p>
          </table:table-cell>
          <table:table-cell table:style-name="ce1" table:formula="of:=[.A162]*1000000000000*2*PI()" office:value-type="float" office:value="1.61107154461392E+016" calcext:value-type="float">
            <text:p>1.61E+16</text:p>
          </table:table-cell>
          <table:table-cell office:value-type="float" office:value="1.247" calcext:value-type="float">
            <text:p>1.247</text:p>
          </table:table-cell>
          <table:table-cell office:value-type="float" office:value="0.942" calcext:value-type="float">
            <text:p>0.942</text:p>
          </table:table-cell>
          <table:table-cell office:value-type="float" office:value="-2.44237" calcext:value-type="float">
            <text:p>-2.44237</text:p>
          </table:table-cell>
          <table:table-cell office:value-type="float" office:value="2.34935" calcext:value-type="float">
            <text:p>2.34935</text:p>
          </table:table-cell>
          <table:table-cell table:style-name="ce2" table:formula="of:=1-13.8*13.8*1E+030/([.B162]*[.B162]+1/9.3/9.3*1E+030)" office:value-type="float" office:value="0.266315788699447" calcext:value-type="float">
            <text:p>0.2663157887</text:p>
          </table:table-cell>
          <table:table-cell table:formula="of:=13.8*13.8/9.3*1E+045/[.B162]/([.B162]*[.B162]+1/9.3/9.3*1E+030)" office:value-type="float" office:value="0.00489678907633907" calcext:value-type="float">
            <text:p>0.0048967891</text:p>
          </table:table-cell>
          <table:table-cell table:style-name="ce2" table:formula="of:=1-13.8*13.8*1E+030/([.B162]*[.B162]+[.D162]*[.D162])" office:value-type="float" office:value="0.266283106323449" calcext:value-type="float">
            <text:p>0.2662831063</text:p>
          </table:table-cell>
          <table:table-cell table:formula="of:=13.8*13.8*1E+030*[.D162]/[.B162]/([.B162]*[.B162]+[.D162]*[.D162])" office:value-type="float" office:value="4.29007213338215E-017" calcext:value-type="float">
            <text:p>4.29007213338215E-017</text:p>
          </table:table-cell>
          <table:table-cell table:number-columns-repeated="1014"/>
        </table:table-row>
        <table:table-row table:style-name="ro2">
          <table:table-cell office:value-type="float" office:value="2542.37" calcext:value-type="float">
            <text:p>2542.37</text:p>
          </table:table-cell>
          <table:table-cell table:style-name="ce1" table:formula="of:=[.A163]*1000000000000*2*PI()" office:value-type="float" office:value="1.59741818294142E+016" calcext:value-type="float">
            <text:p>1.60E+16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-2.465" calcext:value-type="float">
            <text:p>-2.465</text:p>
          </table:table-cell>
          <table:table-cell office:value-type="float" office:value="2.375" calcext:value-type="float">
            <text:p>2.375</text:p>
          </table:table-cell>
          <table:table-cell table:style-name="ce2" table:formula="of:=1-13.8*13.8*1E+030/([.B163]*[.B163]+1/9.3/9.3*1E+030)" office:value-type="float" office:value="0.253720953291593" calcext:value-type="float">
            <text:p>0.2537209533</text:p>
          </table:table-cell>
          <table:table-cell table:formula="of:=13.8*13.8/9.3*1E+045/[.B163]/([.B163]*[.B163]+1/9.3/9.3*1E+030)" office:value-type="float" office:value="0.00502342214723575" calcext:value-type="float">
            <text:p>0.0050234221</text:p>
          </table:table-cell>
          <table:table-cell table:style-name="ce2" table:formula="of:=1-13.8*13.8*1E+030/([.B163]*[.B163]+[.D163]*[.D163])" office:value-type="float" office:value="0.25368713917048" calcext:value-type="float">
            <text:p>0.2536871392</text:p>
          </table:table-cell>
          <table:table-cell table:formula="of:=13.8*13.8*1E+030*[.D163]/[.B163]/([.B163]*[.B163]+[.D163]*[.D163])" office:value-type="float" office:value="4.43839456292231E-017" calcext:value-type="float">
            <text:p>4.43839456292231E-017</text:p>
          </table:table-cell>
          <table:table-cell table:number-columns-repeated="1014"/>
        </table:table-row>
        <table:table-row table:style-name="ro2">
          <table:table-cell office:value-type="float" office:value="2521.01" calcext:value-type="float">
            <text:p>2521.01</text:p>
          </table:table-cell>
          <table:table-cell table:style-name="ce1" table:formula="of:=[.A164]*1000000000000*2*PI()" office:value-type="float" office:value="1.58399729912528E+016" calcext:value-type="float">
            <text:p>1.58E+16</text:p>
          </table:table-cell>
          <table:table-cell office:value-type="float" office:value="1.255" calcext:value-type="float">
            <text:p>1.255</text:p>
          </table:table-cell>
          <table:table-cell office:value-type="float" office:value="0.955" calcext:value-type="float">
            <text:p>0.955</text:p>
          </table:table-cell>
          <table:table-cell office:value-type="float" office:value="-2.48705" calcext:value-type="float">
            <text:p>-2.48705</text:p>
          </table:table-cell>
          <table:table-cell office:value-type="float" office:value="2.39705" calcext:value-type="float">
            <text:p>2.39705</text:p>
          </table:table-cell>
          <table:table-cell table:style-name="ce2" table:formula="of:=1-13.8*13.8*1E+030/([.B164]*[.B164]+1/9.3/9.3*1E+030)" office:value-type="float" office:value="0.241021826213915" calcext:value-type="float">
            <text:p>0.2410218262</text:p>
          </table:table-cell>
          <table:table-cell table:formula="of:=13.8*13.8/9.3*1E+045/[.B164]/([.B164]*[.B164]+1/9.3/9.3*1E+030)" office:value-type="float" office:value="0.00515219037091488" calcext:value-type="float">
            <text:p>0.0051521904</text:p>
          </table:table-cell>
          <table:table-cell table:style-name="ce2" table:formula="of:=1-13.8*13.8*1E+030/([.B164]*[.B164]+[.D164]*[.D164])" office:value-type="float" office:value="0.24098685147217" calcext:value-type="float">
            <text:p>0.2409868515</text:p>
          </table:table-cell>
          <table:table-cell table:formula="of:=13.8*13.8*1E+030*[.D164]/[.B164]/([.B164]*[.B164]+[.D164]*[.D164])" office:value-type="float" office:value="4.57612874241869E-017" calcext:value-type="float">
            <text:p>4.57612874241869E-017</text:p>
          </table:table-cell>
          <table:table-cell table:number-columns-repeated="1014"/>
        </table:table-row>
        <table:table-row table:style-name="ro2">
          <table:table-cell office:value-type="float" office:value="2500" calcext:value-type="float">
            <text:p>2500</text:p>
          </table:table-cell>
          <table:table-cell table:style-name="ce1" table:formula="of:=[.A165]*1000000000000*2*PI()" office:value-type="float" office:value="1.5707963267949E+016" calcext:value-type="float">
            <text:p>1.57E+16</text:p>
          </table:table-cell>
          <table:table-cell office:value-type="float" office:value="1.26" calcext:value-type="float">
            <text:p>1.26</text:p>
          </table:table-cell>
          <table:table-cell office:value-type="float" office:value="0.962" calcext:value-type="float">
            <text:p>0.962</text:p>
          </table:table-cell>
          <table:table-cell office:value-type="float" office:value="-2.51304" calcext:value-type="float">
            <text:p>-2.51304</text:p>
          </table:table-cell>
          <table:table-cell office:value-type="float" office:value="2.42424" calcext:value-type="float">
            <text:p>2.42424</text:p>
          </table:table-cell>
          <table:table-cell table:style-name="ce2" table:formula="of:=1-13.8*13.8*1E+030/([.B165]*[.B165]+1/9.3/9.3*1E+030)" office:value-type="float" office:value="0.22821191681489" calcext:value-type="float">
            <text:p>0.2282119168</text:p>
          </table:table-cell>
          <table:table-cell table:formula="of:=13.8*13.8/9.3*1E+045/[.B165]/([.B165]*[.B165]+1/9.3/9.3*1E+030)" office:value-type="float" office:value="0.00528317799820769" calcext:value-type="float">
            <text:p>0.005283178</text:p>
          </table:table-cell>
          <table:table-cell table:style-name="ce2" table:formula="of:=1-13.8*13.8*1E+030/([.B165]*[.B165]+[.D165]*[.D165])" office:value-type="float" office:value="0.228175751486131" calcext:value-type="float">
            <text:p>0.2281757515</text:p>
          </table:table-cell>
          <table:table-cell table:formula="of:=13.8*13.8*1E+030*[.D165]/[.B165]/([.B165]*[.B165]+[.D165]*[.D165])" office:value-type="float" office:value="4.72686951455604E-017" calcext:value-type="float">
            <text:p>4.72686951455604E-017</text:p>
          </table:table-cell>
          <table:table-cell table:number-columns-repeated="1014"/>
        </table:table-row>
        <table:table-row table:style-name="ro2">
          <table:table-cell office:value-type="float" office:value="2479.34" calcext:value-type="float">
            <text:p>2479.34</text:p>
          </table:table-cell>
          <table:table-cell table:style-name="ce1" table:formula="of:=[.A166]*1000000000000*2*PI()" office:value-type="float" office:value="1.55781526595026E+016" calcext:value-type="float">
            <text:p>1.56E+16</text:p>
          </table:table-cell>
          <table:table-cell office:value-type="float" office:value="1.265" calcext:value-type="float">
            <text:p>1.265</text:p>
          </table:table-cell>
          <table:table-cell office:value-type="float" office:value="0.967" calcext:value-type="float">
            <text:p>0.967</text:p>
          </table:table-cell>
          <table:table-cell office:value-type="float" office:value="-2.53531" calcext:value-type="float">
            <text:p>-2.53531</text:p>
          </table:table-cell>
          <table:table-cell office:value-type="float" office:value="2.44651" calcext:value-type="float">
            <text:p>2.44651</text:p>
          </table:table-cell>
          <table:table-cell table:style-name="ce2" table:formula="of:=1-13.8*13.8*1E+030/([.B166]*[.B166]+1/9.3/9.3*1E+030)" office:value-type="float" office:value="0.215296533423104" calcext:value-type="float">
            <text:p>0.2152965334</text:p>
          </table:table-cell>
          <table:table-cell table:formula="of:=13.8*13.8/9.3*1E+045/[.B166]/([.B166]*[.B166]+1/9.3/9.3*1E+030)" office:value-type="float" office:value="0.00541634933746499" calcext:value-type="float">
            <text:p>0.0054163493</text:p>
          </table:table-cell>
          <table:table-cell table:style-name="ce2" table:formula="of:=1-13.8*13.8*1E+030/([.B166]*[.B166]+[.D166]*[.D166])" office:value-type="float" office:value="0.215259147529713" calcext:value-type="float">
            <text:p>0.2152591475</text:p>
          </table:table-cell>
          <table:table-cell table:formula="of:=13.8*13.8*1E+030*[.D166]/[.B166]/([.B166]*[.B166]+[.D166]*[.D166])" office:value-type="float" office:value="4.87120919229069E-017" calcext:value-type="float">
            <text:p>4.87120919229069E-017</text:p>
          </table:table-cell>
          <table:table-cell table:number-columns-repeated="1014"/>
        </table:table-row>
        <table:table-row table:style-name="ro2">
          <table:table-cell office:value-type="float" office:value="2459.02" calcext:value-type="float">
            <text:p>2459.02</text:p>
          </table:table-cell>
          <table:table-cell table:style-name="ce1" table:formula="of:=[.A167]*1000000000000*2*PI()" office:value-type="float" office:value="1.54504783340607E+016" calcext:value-type="float">
            <text:p>1.55E+16</text:p>
          </table:table-cell>
          <table:table-cell office:value-type="float" office:value="1.27" calcext:value-type="float">
            <text:p>1.27</text:p>
          </table:table-cell>
          <table:table-cell office:value-type="float" office:value="0.975" calcext:value-type="float">
            <text:p>0.975</text:p>
          </table:table-cell>
          <table:table-cell office:value-type="float" office:value="-2.56352" calcext:value-type="float">
            <text:p>-2.56352</text:p>
          </table:table-cell>
          <table:table-cell office:value-type="float" office:value="2.4765" calcext:value-type="float">
            <text:p>2.4765</text:p>
          </table:table-cell>
          <table:table-cell table:style-name="ce2" table:formula="of:=1-13.8*13.8*1E+030/([.B167]*[.B167]+1/9.3/9.3*1E+030)" office:value-type="float" office:value="0.202274858031102" calcext:value-type="float">
            <text:p>0.202274858</text:p>
          </table:table-cell>
          <table:table-cell table:formula="of:=13.8*13.8/9.3*1E+045/[.B167]/([.B167]*[.B167]+1/9.3/9.3*1E+030)" office:value-type="float" office:value="0.00555173083520704" calcext:value-type="float">
            <text:p>0.0055517308</text:p>
          </table:table-cell>
          <table:table-cell table:style-name="ce2" table:formula="of:=1-13.8*13.8*1E+030/([.B167]*[.B167]+[.D167]*[.D167])" office:value-type="float" office:value="0.202236221019874" calcext:value-type="float">
            <text:p>0.202236221</text:p>
          </table:table-cell>
          <table:table-cell table:formula="of:=13.8*13.8*1E+030*[.D167]/[.B167]/([.B167]*[.B167]+[.D167]*[.D167])" office:value-type="float" office:value="5.03427575307434E-017" calcext:value-type="float">
            <text:p>5.03427575307434E-017</text:p>
          </table:table-cell>
          <table:table-cell table:number-columns-repeated="1014"/>
        </table:table-row>
        <table:table-row table:style-name="ro2">
          <table:table-cell office:value-type="float" office:value="2439.02" calcext:value-type="float">
            <text:p>2439.02</text:p>
          </table:table-cell>
          <table:table-cell table:style-name="ce1" table:formula="of:=[.A168]*1000000000000*2*PI()" office:value-type="float" office:value="1.53248146279172E+016" calcext:value-type="float">
            <text:p>1.53E+16</text:p>
          </table:table-cell>
          <table:table-cell office:value-type="float" office:value="1.275" calcext:value-type="float">
            <text:p>1.275</text:p>
          </table:table-cell>
          <table:table-cell office:value-type="float" office:value="0.982" calcext:value-type="float">
            <text:p>0.982</text:p>
          </table:table-cell>
          <table:table-cell office:value-type="float" office:value="-2.58995" calcext:value-type="float">
            <text:p>-2.58995</text:p>
          </table:table-cell>
          <table:table-cell office:value-type="float" office:value="2.5041" calcext:value-type="float">
            <text:p>2.5041</text:p>
          </table:table-cell>
          <table:table-cell table:style-name="ce2" table:formula="of:=1-13.8*13.8*1E+030/([.B168]*[.B168]+1/9.3/9.3*1E+030)" office:value-type="float" office:value="0.189139149613771" calcext:value-type="float">
            <text:p>0.1891391496</text:p>
          </table:table-cell>
          <table:table-cell table:formula="of:=13.8*13.8/9.3*1E+045/[.B168]/([.B168]*[.B168]+1/9.3/9.3*1E+030)" office:value-type="float" office:value="0.00568942208229878" calcext:value-type="float">
            <text:p>0.0056894221</text:p>
          </table:table-cell>
          <table:table-cell table:style-name="ce2" table:formula="of:=1-13.8*13.8*1E+030/([.B168]*[.B168]+[.D168]*[.D168])" office:value-type="float" office:value="0.189099229664972" calcext:value-type="float">
            <text:p>0.1890992297</text:p>
          </table:table-cell>
          <table:table-cell table:formula="of:=13.8*13.8*1E+030*[.D168]/[.B168]/([.B168]*[.B168]+[.D168]*[.D168])" office:value-type="float" office:value="5.19617741423358E-017" calcext:value-type="float">
            <text:p>5.19617741423358E-017</text:p>
          </table:table-cell>
          <table:table-cell table:number-columns-repeated="1014"/>
        </table:table-row>
        <table:table-row table:style-name="ro2">
          <table:table-cell office:value-type="float" office:value="2419.35" calcext:value-type="float">
            <text:p>2419.35</text:p>
          </table:table-cell>
          <table:table-cell table:style-name="ce1" table:formula="of:=[.A169]*1000000000000*2*PI()" office:value-type="float" office:value="1.52012243729249E+016" calcext:value-type="float">
            <text:p>1.52E+16</text:p>
          </table:table-cell>
          <table:table-cell office:value-type="float" office:value="1.28" calcext:value-type="float">
            <text:p>1.28</text:p>
          </table:table-cell>
          <table:table-cell office:value-type="float" office:value="0.987" calcext:value-type="float">
            <text:p>0.987</text:p>
          </table:table-cell>
          <table:table-cell office:value-type="float" office:value="-2.61257" calcext:value-type="float">
            <text:p>-2.61257</text:p>
          </table:table-cell>
          <table:table-cell office:value-type="float" office:value="2.52672" calcext:value-type="float">
            <text:p>2.52672</text:p>
          </table:table-cell>
          <table:table-cell table:style-name="ce2" table:formula="of:=1-13.8*13.8*1E+030/([.B169]*[.B169]+1/9.3/9.3*1E+030)" office:value-type="float" office:value="0.175901156606008" calcext:value-type="float">
            <text:p>0.1759011566</text:p>
          </table:table-cell>
          <table:table-cell table:formula="of:=13.8*13.8/9.3*1E+045/[.B169]/([.B169]*[.B169]+1/9.3/9.3*1E+030)" office:value-type="float" office:value="0.00582931852630229" calcext:value-type="float">
            <text:p>0.0058293185</text:p>
          </table:table-cell>
          <table:table-cell table:style-name="ce2" table:formula="of:=1-13.8*13.8*1E+030/([.B169]*[.B169]+[.D169]*[.D169])" office:value-type="float" office:value="0.175859922529837" calcext:value-type="float">
            <text:p>0.1758599225</text:p>
          </table:table-cell>
          <table:table-cell table:formula="of:=13.8*13.8*1E+030*[.D169]/[.B169]/([.B169]*[.B169]+[.D169]*[.D169])" office:value-type="float" office:value="5.35105749713066E-017" calcext:value-type="float">
            <text:p>5.35105749713066E-017</text:p>
          </table:table-cell>
          <table:table-cell table:number-columns-repeated="1014"/>
        </table:table-row>
        <table:table-row table:style-name="ro2">
          <table:table-cell office:value-type="float" office:value="2400" calcext:value-type="float">
            <text:p>2400</text:p>
          </table:table-cell>
          <table:table-cell table:style-name="ce1" table:formula="of:=[.A170]*1000000000000*2*PI()" office:value-type="float" office:value="1.5079644737231E+016" calcext:value-type="float">
            <text:p>1.51E+16</text:p>
          </table:table-cell>
          <table:table-cell office:value-type="float" office:value="1.285" calcext:value-type="float">
            <text:p>1.285</text:p>
          </table:table-cell>
          <table:table-cell office:value-type="float" office:value="0.994" calcext:value-type="float">
            <text:p>0.994</text:p>
          </table:table-cell>
          <table:table-cell office:value-type="float" office:value="-2.63926" calcext:value-type="float">
            <text:p>-2.63926</text:p>
          </table:table-cell>
          <table:table-cell office:value-type="float" office:value="2.55458" calcext:value-type="float">
            <text:p>2.55458</text:p>
          </table:table-cell>
          <table:table-cell table:style-name="ce2" table:formula="of:=1-13.8*13.8*1E+030/([.B170]*[.B170]+1/9.3/9.3*1E+030)" office:value-type="float" office:value="0.16255967146581" calcext:value-type="float">
            <text:p>0.1625596715</text:p>
          </table:table-cell>
          <table:table-cell table:formula="of:=13.8*13.8/9.3*1E+045/[.B170]/([.B170]*[.B170]+1/9.3/9.3*1E+030)" office:value-type="float" office:value="0.00597145017162712" calcext:value-type="float">
            <text:p>0.0059714502</text:p>
          </table:table-cell>
          <table:table-cell table:style-name="ce2" table:formula="of:=1-13.8*13.8*1E+030/([.B170]*[.B170]+[.D170]*[.D170])" office:value-type="float" office:value="0.162517091456301" calcext:value-type="float">
            <text:p>0.1625170915</text:p>
          </table:table-cell>
          <table:table-cell table:formula="of:=13.8*13.8*1E+030*[.D170]/[.B170]/([.B170]*[.B170]+[.D170]*[.D170])" office:value-type="float" office:value="5.52040864090872E-017" calcext:value-type="float">
            <text:p>5.52040864090872E-017</text:p>
          </table:table-cell>
          <table:table-cell table:number-columns-repeated="1014"/>
        </table:table-row>
        <table:table-row table:style-name="ro2">
          <table:table-cell office:value-type="float" office:value="2380.95" calcext:value-type="float">
            <text:p>2380.95</text:p>
          </table:table-cell>
          <table:table-cell table:style-name="ce1" table:formula="of:=[.A171]*1000000000000*2*PI()" office:value-type="float" office:value="1.49599500571292E+016" calcext:value-type="float">
            <text:p>1.50E+16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-2.6641" calcext:value-type="float">
            <text:p>-2.6641</text:p>
          </table:table-cell>
          <table:table-cell office:value-type="float" office:value="2.58" calcext:value-type="float">
            <text:p>2.58</text:p>
          </table:table-cell>
          <table:table-cell table:style-name="ce2" table:formula="of:=1-13.8*13.8*1E+030/([.B171]*[.B171]+1/9.3/9.3*1E+030)" office:value-type="float" office:value="0.149106023286275" calcext:value-type="float">
            <text:p>0.1491060233</text:p>
          </table:table-cell>
          <table:table-cell table:formula="of:=13.8*13.8/9.3*1E+045/[.B171]/([.B171]*[.B171]+1/9.3/9.3*1E+030)" office:value-type="float" office:value="0.00611592790359092" calcext:value-type="float">
            <text:p>0.0061159279</text:p>
          </table:table-cell>
          <table:table-cell table:style-name="ce2" table:formula="of:=1-13.8*13.8*1E+030/([.B171]*[.B171]+[.D171]*[.D171])" office:value-type="float" office:value="0.149062064138431" calcext:value-type="float">
            <text:p>0.1490620641</text:p>
          </table:table-cell>
          <table:table-cell table:formula="of:=13.8*13.8*1E+030*[.D171]/[.B171]/([.B171]*[.B171]+[.D171]*[.D171])" office:value-type="float" office:value="5.68810679589169E-017" calcext:value-type="float">
            <text:p>5.68810679589169E-017</text:p>
          </table:table-cell>
          <table:table-cell table:number-columns-repeated="1014"/>
        </table:table-row>
        <table:table-row table:style-name="ro2">
          <table:table-cell office:value-type="float" office:value="2362.2" calcext:value-type="float">
            <text:p>2362.2</text:p>
          </table:table-cell>
          <table:table-cell table:style-name="ce1" table:formula="of:=[.A172]*1000000000000*2*PI()" office:value-type="float" office:value="1.48421403326196E+016" calcext:value-type="float">
            <text:p>1.48E+16</text:p>
          </table:table-cell>
          <table:table-cell office:value-type="float" office:value="1.295" calcext:value-type="float">
            <text:p>1.295</text:p>
          </table:table-cell>
          <table:table-cell office:value-type="float" office:value="1.005" calcext:value-type="float">
            <text:p>1.005</text:p>
          </table:table-cell>
          <table:table-cell office:value-type="float" office:value="-2.68705" calcext:value-type="float">
            <text:p>-2.68705</text:p>
          </table:table-cell>
          <table:table-cell office:value-type="float" office:value="2.60295" calcext:value-type="float">
            <text:p>2.60295</text:p>
          </table:table-cell>
          <table:table-cell table:style-name="ce2" table:formula="of:=1-13.8*13.8*1E+030/([.B172]*[.B172]+1/9.3/9.3*1E+030)" office:value-type="float" office:value="0.135545156282898" calcext:value-type="float">
            <text:p>0.1355451563</text:p>
          </table:table-cell>
          <table:table-cell table:formula="of:=13.8*13.8/9.3*1E+045/[.B172]/([.B172]*[.B172]+1/9.3/9.3*1E+030)" office:value-type="float" office:value="0.00626271761686112" calcext:value-type="float">
            <text:p>0.0062627176</text:p>
          </table:table-cell>
          <table:table-cell table:style-name="ce2" table:formula="of:=1-13.8*13.8*1E+030/([.B172]*[.B172]+[.D172]*[.D172])" office:value-type="float" office:value="0.135499784760911" calcext:value-type="float">
            <text:p>0.1354997848</text:p>
          </table:table-cell>
          <table:table-cell table:formula="of:=13.8*13.8*1E+030*[.D172]/[.B172]/([.B172]*[.B172]+[.D172]*[.D172])" office:value-type="float" office:value="5.85375624299827E-017" calcext:value-type="float">
            <text:p>5.85375624299827E-017</text:p>
          </table:table-cell>
          <table:table-cell table:number-columns-repeated="1014"/>
        </table:table-row>
        <table:table-row table:style-name="ro2">
          <table:table-cell office:value-type="float" office:value="2343.75" calcext:value-type="float">
            <text:p>2343.75</text:p>
          </table:table-cell>
          <table:table-cell table:style-name="ce1" table:formula="of:=[.A173]*1000000000000*2*PI()" office:value-type="float" office:value="1.47262155637022E+016" calcext:value-type="float">
            <text:p>1.47E+16</text:p>
          </table:table-cell>
          <table:table-cell office:value-type="float" office:value="1.3" calcext:value-type="float">
            <text:p>1.3</text:p>
          </table:table-cell>
          <table:table-cell office:value-type="float" office:value="1.012" calcext:value-type="float">
            <text:p>1.012</text:p>
          </table:table-cell>
          <table:table-cell office:value-type="float" office:value="-2.71414" calcext:value-type="float">
            <text:p>-2.71414</text:p>
          </table:table-cell>
          <table:table-cell office:value-type="float" office:value="2.6312" calcext:value-type="float">
            <text:p>2.6312</text:p>
          </table:table-cell>
          <table:table-cell table:style-name="ce2" table:formula="of:=1-13.8*13.8*1E+030/([.B173]*[.B173]+1/9.3/9.3*1E+030)" office:value-type="float" office:value="0.121882338790828" calcext:value-type="float">
            <text:p>0.1218823388</text:p>
          </table:table-cell>
          <table:table-cell table:formula="of:=13.8*13.8/9.3*1E+045/[.B173]/([.B173]*[.B173]+1/9.3/9.3*1E+030)" office:value-type="float" office:value="0.00641177996376699" calcext:value-type="float">
            <text:p>0.00641178</text:p>
          </table:table-cell>
          <table:table-cell table:style-name="ce2" table:formula="of:=1-13.8*13.8*1E+030/([.B173]*[.B173]+[.D173]*[.D173])" office:value-type="float" office:value="0.121835521690888" calcext:value-type="float">
            <text:p>0.1218355217</text:p>
          </table:table-cell>
          <table:table-cell table:formula="of:=13.8*13.8*1E+030*[.D173]/[.B173]/([.B173]*[.B173]+[.D173]*[.D173])" office:value-type="float" office:value="6.03483256240885E-017" calcext:value-type="float">
            <text:p>6.03483256240885E-017</text:p>
          </table:table-cell>
          <table:table-cell table:number-columns-repeated="1014"/>
        </table:table-row>
        <table:table-row table:style-name="ro2">
          <table:table-cell office:value-type="float" office:value="2325.58" calcext:value-type="float">
            <text:p>2325.58</text:p>
          </table:table-cell>
          <table:table-cell table:style-name="ce1" table:formula="of:=[.A174]*1000000000000*2*PI()" office:value-type="float" office:value="1.46120500866707E+016" calcext:value-type="float">
            <text:p>1.46E+16</text:p>
          </table:table-cell>
          <table:table-cell office:value-type="float" office:value="1.304" calcext:value-type="float">
            <text:p>1.304</text:p>
          </table:table-cell>
          <table:table-cell office:value-type="float" office:value="1.017" calcext:value-type="float">
            <text:p>1.017</text:p>
          </table:table-cell>
          <table:table-cell office:value-type="float" office:value="-2.7347" calcext:value-type="float">
            <text:p>-2.7347</text:p>
          </table:table-cell>
          <table:table-cell office:value-type="float" office:value="2.65234" calcext:value-type="float">
            <text:p>2.65234</text:p>
          </table:table-cell>
          <table:table-cell table:style-name="ce2" table:formula="of:=1-13.8*13.8*1E+030/([.B174]*[.B174]+1/9.3/9.3*1E+030)" office:value-type="float" office:value="0.108107829927156" calcext:value-type="float">
            <text:p>0.1081078299</text:p>
          </table:table-cell>
          <table:table-cell table:formula="of:=13.8*13.8/9.3*1E+045/[.B174]/([.B174]*[.B174]+1/9.3/9.3*1E+030)" office:value-type="float" office:value="0.00656323947084495" calcext:value-type="float">
            <text:p>0.0065632395</text:p>
          </table:table-cell>
          <table:table-cell table:style-name="ce2" table:formula="of:=1-13.8*13.8*1E+030/([.B174]*[.B174]+[.D174]*[.D174])" office:value-type="float" office:value="0.108059532482916" calcext:value-type="float">
            <text:p>0.1080595325</text:p>
          </table:table-cell>
          <table:table-cell table:formula="of:=13.8*13.8*1E+030*[.D174]/[.B174]/([.B174]*[.B174]+[.D174]*[.D174])" office:value-type="float" office:value="6.20791367456607E-017" calcext:value-type="float">
            <text:p>6.20791367456607E-017</text:p>
          </table:table-cell>
          <table:table-cell table:number-columns-repeated="1014"/>
        </table:table-row>
        <table:table-row table:style-name="ro2">
          <table:table-cell office:value-type="float" office:value="2307.69" calcext:value-type="float">
            <text:p>2307.69</text:p>
          </table:table-cell>
          <table:table-cell table:style-name="ce1" table:formula="of:=[.A175]*1000000000000*2*PI()" office:value-type="float" office:value="1.44996439015253E+016" calcext:value-type="float">
            <text:p>1.45E+16</text:p>
          </table:table-cell>
          <table:table-cell office:value-type="float" office:value="1.308" calcext:value-type="float">
            <text:p>1.308</text:p>
          </table:table-cell>
          <table:table-cell office:value-type="float" office:value="1.02" calcext:value-type="float">
            <text:p>1.02</text:p>
          </table:table-cell>
          <table:table-cell office:value-type="float" office:value="-2.75126" calcext:value-type="float">
            <text:p>-2.75126</text:p>
          </table:table-cell>
          <table:table-cell office:value-type="float" office:value="2.66832" calcext:value-type="float">
            <text:p>2.66832</text:p>
          </table:table-cell>
          <table:table-cell table:style-name="ce2" table:formula="of:=1-13.8*13.8*1E+030/([.B175]*[.B175]+1/9.3/9.3*1E+030)" office:value-type="float" office:value="0.0942264870545889" calcext:value-type="float">
            <text:p>0.0942264871</text:p>
          </table:table-cell>
          <table:table-cell table:formula="of:=13.8*13.8/9.3*1E+045/[.B175]/([.B175]*[.B175]+1/9.3/9.3*1E+030)" office:value-type="float" office:value="0.00671706160878435" calcext:value-type="float">
            <text:p>0.0067170616</text:p>
          </table:table-cell>
          <table:table-cell table:style-name="ce2" table:formula="of:=1-13.8*13.8*1E+030/([.B175]*[.B175]+[.D175]*[.D175])" office:value-type="float" office:value="0.0941766744733957" calcext:value-type="float">
            <text:p>0.0941766745</text:p>
          </table:table-cell>
          <table:table-cell table:formula="of:=13.8*13.8*1E+030*[.D175]/[.B175]/([.B175]*[.B175]+[.D175]*[.D175])" office:value-type="float" office:value="6.37215505644205E-017" calcext:value-type="float">
            <text:p>6.37215505644205E-017</text:p>
          </table:table-cell>
          <table:table-cell table:number-columns-repeated="1014"/>
        </table:table-row>
        <table:table-row table:style-name="ro2">
          <table:table-cell office:value-type="float" office:value="2290.08" calcext:value-type="float">
            <text:p>2290.08</text:p>
          </table:table-cell>
          <table:table-cell table:style-name="ce1" table:formula="of:=[.A176]*1000000000000*2*PI()" office:value-type="float" office:value="1.43889970082658E+016" calcext:value-type="float">
            <text:p>1.44E+16</text:p>
          </table:table-cell>
          <table:table-cell office:value-type="float" office:value="1.313" calcext:value-type="float">
            <text:p>1.313</text:p>
          </table:table-cell>
          <table:table-cell office:value-type="float" office:value="1.027" calcext:value-type="float">
            <text:p>1.027</text:p>
          </table:table-cell>
          <table:table-cell office:value-type="float" office:value="-2.7787" calcext:value-type="float">
            <text:p>-2.7787</text:p>
          </table:table-cell>
          <table:table-cell office:value-type="float" office:value="2.6969" calcext:value-type="float">
            <text:p>2.6969</text:p>
          </table:table-cell>
          <table:table-cell table:style-name="ce2" table:formula="of:=1-13.8*13.8*1E+030/([.B176]*[.B176]+1/9.3/9.3*1E+030)" office:value-type="float" office:value="0.0802434774764319" calcext:value-type="float">
            <text:p>0.0802434775</text:p>
          </table:table-cell>
          <table:table-cell table:formula="of:=13.8*13.8/9.3*1E+045/[.B176]/([.B176]*[.B176]+1/9.3/9.3*1E+030)" office:value-type="float" office:value="0.00687320671150138" calcext:value-type="float">
            <text:p>0.0068732067</text:p>
          </table:table-cell>
          <table:table-cell table:style-name="ce2" table:formula="of:=1-13.8*13.8*1E+030/([.B176]*[.B176]+[.D176]*[.D176])" office:value-type="float" office:value="0.0801921150024052" calcext:value-type="float">
            <text:p>0.080192115</text:p>
          </table:table-cell>
          <table:table-cell table:formula="of:=13.8*13.8*1E+030*[.D176]/[.B176]/([.B176]*[.B176]+[.D176]*[.D176])" office:value-type="float" office:value="6.56503505664695E-017" calcext:value-type="float">
            <text:p>6.56503505664695E-017</text:p>
          </table:table-cell>
          <table:table-cell table:number-columns-repeated="1014"/>
        </table:table-row>
        <table:table-row table:style-name="ro2">
          <table:table-cell office:value-type="float" office:value="2272.73" calcext:value-type="float">
            <text:p>2272.73</text:p>
          </table:table-cell>
          <table:table-cell table:style-name="ce1" table:formula="of:=[.A177]*1000000000000*2*PI()" office:value-type="float" office:value="1.42799837431863E+016" calcext:value-type="float">
            <text:p>1.43E+16</text:p>
          </table:table-cell>
          <table:table-cell office:value-type="float" office:value="1.318" calcext:value-type="float">
            <text:p>1.318</text:p>
          </table:table-cell>
          <table:table-cell office:value-type="float" office:value="1.032" calcext:value-type="float">
            <text:p>1.032</text:p>
          </table:table-cell>
          <table:table-cell office:value-type="float" office:value="-2.80215" calcext:value-type="float">
            <text:p>-2.80215</text:p>
          </table:table-cell>
          <table:table-cell office:value-type="float" office:value="2.72035" calcext:value-type="float">
            <text:p>2.72035</text:p>
          </table:table-cell>
          <table:table-cell table:style-name="ce2" table:formula="of:=1-13.8*13.8*1E+030/([.B177]*[.B177]+1/9.3/9.3*1E+030)" office:value-type="float" office:value="0.0661478495544736" calcext:value-type="float">
            <text:p>0.0661478496</text:p>
          </table:table-cell>
          <table:table-cell table:formula="of:=13.8*13.8/9.3*1E+045/[.B177]/([.B177]*[.B177]+1/9.3/9.3*1E+030)" office:value-type="float" office:value="0.00703181540898029" calcext:value-type="float">
            <text:p>0.0070318154</text:p>
          </table:table-cell>
          <table:table-cell table:style-name="ce2" table:formula="of:=1-13.8*13.8*1E+030/([.B177]*[.B177]+[.D177]*[.D177])" office:value-type="float" office:value="0.0660949006718027" calcext:value-type="float">
            <text:p>0.0660949007</text:p>
          </table:table-cell>
          <table:table-cell table:formula="of:=13.8*13.8*1E+030*[.D177]/[.B177]/([.B177]*[.B177]+[.D177]*[.D177])" office:value-type="float" office:value="6.74923781314928E-017" calcext:value-type="float">
            <text:p>6.74923781314928E-017</text:p>
          </table:table-cell>
          <table:table-cell table:number-columns-repeated="1014"/>
        </table:table-row>
        <table:table-row table:style-name="ro2">
          <table:table-cell office:value-type="float" office:value="2255.64" calcext:value-type="float">
            <text:p>2255.64</text:p>
          </table:table-cell>
          <table:table-cell table:style-name="ce1" table:formula="of:=[.A178]*1000000000000*2*PI()" office:value-type="float" office:value="1.41726041062866E+016" calcext:value-type="float">
            <text:p>1.42E+16</text:p>
          </table:table-cell>
          <table:table-cell office:value-type="float" office:value="1.323" calcext:value-type="float">
            <text:p>1.323</text:p>
          </table:table-cell>
          <table:table-cell office:value-type="float" office:value="1.038" calcext:value-type="float">
            <text:p>1.038</text:p>
          </table:table-cell>
          <table:table-cell office:value-type="float" office:value="-2.82777" calcext:value-type="float">
            <text:p>-2.82777</text:p>
          </table:table-cell>
          <table:table-cell office:value-type="float" office:value="2.74655" calcext:value-type="float">
            <text:p>2.74655</text:p>
          </table:table-cell>
          <table:table-cell table:style-name="ce2" table:formula="of:=1-13.8*13.8*1E+030/([.B178]*[.B178]+1/9.3/9.3*1E+030)" office:value-type="float" office:value="0.0519442795048859" calcext:value-type="float">
            <text:p>0.0519442795</text:p>
          </table:table-cell>
          <table:table-cell table:formula="of:=13.8*13.8/9.3*1E+045/[.B178]/([.B178]*[.B178]+1/9.3/9.3*1E+030)" office:value-type="float" office:value="0.00719285422478122" calcext:value-type="float">
            <text:p>0.0071928542</text:p>
          </table:table-cell>
          <table:table-cell table:style-name="ce2" table:formula="of:=1-13.8*13.8*1E+030/([.B178]*[.B178]+[.D178]*[.D178])" office:value-type="float" office:value="0.051889707657704" calcext:value-type="float">
            <text:p>0.0518897077</text:p>
          </table:table-cell>
          <table:table-cell table:formula="of:=13.8*13.8*1E+030*[.D178]/[.B178]/([.B178]*[.B178]+[.D178]*[.D178])" office:value-type="float" office:value="6.94394958097196E-017" calcext:value-type="float">
            <text:p>6.94394958097196E-017</text:p>
          </table:table-cell>
          <table:table-cell table:number-columns-repeated="1014"/>
        </table:table-row>
        <table:table-row table:style-name="ro2">
          <table:table-cell office:value-type="float" office:value="2238.81" calcext:value-type="float">
            <text:p>2238.81</text:p>
          </table:table-cell>
          <table:table-cell table:style-name="ce1" table:formula="of:=[.A179]*1000000000000*2*PI()" office:value-type="float" office:value="1.40668580975667E+016" calcext:value-type="float">
            <text:p>1.41E+16</text:p>
          </table:table-cell>
          <table:table-cell office:value-type="float" office:value="1.328" calcext:value-type="float">
            <text:p>1.328</text:p>
          </table:table-cell>
          <table:table-cell office:value-type="float" office:value="1.045" calcext:value-type="float">
            <text:p>1.045</text:p>
          </table:table-cell>
          <table:table-cell office:value-type="float" office:value="-2.85561" calcext:value-type="float">
            <text:p>-2.85561</text:p>
          </table:table-cell>
          <table:table-cell office:value-type="float" office:value="2.77552" calcext:value-type="float">
            <text:p>2.77552</text:p>
          </table:table-cell>
          <table:table-cell table:style-name="ce2" table:formula="of:=1-13.8*13.8*1E+030/([.B179]*[.B179]+1/9.3/9.3*1E+030)" office:value-type="float" office:value="0.0376377372832081" calcext:value-type="float">
            <text:p>0.0376377373</text:p>
          </table:table-cell>
          <table:table-cell table:formula="of:=13.8*13.8/9.3*1E+045/[.B179]/([.B179]*[.B179]+1/9.3/9.3*1E+030)" office:value-type="float" office:value="0.00735628471387324" calcext:value-type="float">
            <text:p>0.0073562847</text:p>
          </table:table-cell>
          <table:table-cell table:style-name="ce2" table:formula="of:=1-13.8*13.8*1E+030/([.B179]*[.B179]+[.D179]*[.D179])" office:value-type="float" office:value="0.0375815059378114" calcext:value-type="float">
            <text:p>0.0375815059</text:p>
          </table:table-cell>
          <table:table-cell table:formula="of:=13.8*13.8*1E+030*[.D179]/[.B179]/([.B179]*[.B179]+[.D179]*[.D179])" office:value-type="float" office:value="7.14962303109433E-017" calcext:value-type="float">
            <text:p>7.14962303109433E-017</text:p>
          </table:table-cell>
          <table:table-cell table:number-columns-repeated="1014"/>
        </table:table-row>
        <table:table-row table:style-name="ro2">
          <table:table-cell office:value-type="float" office:value="2222.22" calcext:value-type="float">
            <text:p>2222.22</text:p>
          </table:table-cell>
          <table:table-cell table:style-name="ce1" table:formula="of:=[.A180]*1000000000000*2*PI()" office:value-type="float" office:value="1.39626200533206E+016" calcext:value-type="float">
            <text:p>1.40E+16</text:p>
          </table:table-cell>
          <table:table-cell office:value-type="float" office:value="1.333" calcext:value-type="float">
            <text:p>1.333</text:p>
          </table:table-cell>
          <table:table-cell office:value-type="float" office:value="1.05" calcext:value-type="float">
            <text:p>1.05</text:p>
          </table:table-cell>
          <table:table-cell office:value-type="float" office:value="-2.87939" calcext:value-type="float">
            <text:p>-2.87939</text:p>
          </table:table-cell>
          <table:table-cell office:value-type="float" office:value="2.7993" calcext:value-type="float">
            <text:p>2.7993</text:p>
          </table:table-cell>
          <table:table-cell table:style-name="ce2" table:formula="of:=1-13.8*13.8*1E+030/([.B180]*[.B180]+1/9.3/9.3*1E+030)" office:value-type="float" office:value="0.0232159111660368" calcext:value-type="float">
            <text:p>0.0232159112</text:p>
          </table:table-cell>
          <table:table-cell table:formula="of:=13.8*13.8/9.3*1E+045/[.B180]/([.B180]*[.B180]+1/9.3/9.3*1E+030)" office:value-type="float" office:value="0.00752226636443274" calcext:value-type="float">
            <text:p>0.0075222664</text:p>
          </table:table-cell>
          <table:table-cell table:style-name="ce2" table:formula="of:=1-13.8*13.8*1E+030/([.B180]*[.B180]+[.D180]*[.D180])" office:value-type="float" office:value="0.0231579817915678" calcext:value-type="float">
            <text:p>0.0231579818</text:p>
          </table:table-cell>
          <table:table-cell table:formula="of:=13.8*13.8*1E+030*[.D180]/[.B180]/([.B180]*[.B180]+[.D180]*[.D180])" office:value-type="float" office:value="7.34592873831674E-017" calcext:value-type="float">
            <text:p>7.34592873831674E-017</text:p>
          </table:table-cell>
          <table:table-cell table:number-columns-repeated="1014"/>
        </table:table-row>
        <table:table-row table:style-name="ro2">
          <table:table-cell office:value-type="float" office:value="2205.88" calcext:value-type="float">
            <text:p>2205.88</text:p>
          </table:table-cell>
          <table:table-cell table:style-name="ce1" table:formula="of:=[.A181]*1000000000000*2*PI()" office:value-type="float" office:value="1.38599528054013E+016" calcext:value-type="float">
            <text:p>1.39E+16</text:p>
          </table:table-cell>
          <table:table-cell office:value-type="float" office:value="1.338" calcext:value-type="float">
            <text:p>1.338</text:p>
          </table:table-cell>
          <table:table-cell office:value-type="float" office:value="1.053" calcext:value-type="float">
            <text:p>1.053</text:p>
          </table:table-cell>
          <table:table-cell office:value-type="float" office:value="-2.89905" calcext:value-type="float">
            <text:p>-2.89905</text:p>
          </table:table-cell>
          <table:table-cell office:value-type="float" office:value="2.81783" calcext:value-type="float">
            <text:p>2.81783</text:p>
          </table:table-cell>
          <table:table-cell table:style-name="ce2" table:formula="of:=1-13.8*13.8*1E+030/([.B181]*[.B181]+1/9.3/9.3*1E+030)" office:value-type="float" office:value="0.00869218192210797" calcext:value-type="float">
            <text:p>0.0086921819</text:p>
          </table:table-cell>
          <table:table-cell table:formula="of:=13.8*13.8/9.3*1E+045/[.B181]/([.B181]*[.B181]+1/9.3/9.3*1E+030)" office:value-type="float" office:value="0.00769066388606024" calcext:value-type="float">
            <text:p>0.0076906639</text:p>
          </table:table-cell>
          <table:table-cell table:style-name="ce2" table:formula="of:=1-13.8*13.8*1E+030/([.B181]*[.B181]+[.D181]*[.D181])" office:value-type="float" office:value="0.00863251699267875" calcext:value-type="float">
            <text:p>0.008632517</text:p>
          </table:table-cell>
          <table:table-cell table:formula="of:=13.8*13.8*1E+030*[.D181]/[.B181]/([.B181]*[.B181]+[.D181]*[.D181])" office:value-type="float" office:value="7.53184353701328E-017" calcext:value-type="float">
            <text:p>7.53184353701328E-017</text:p>
          </table:table-cell>
          <table:table-cell table:number-columns-repeated="1014"/>
        </table:table-row>
        <table:table-row table:style-name="ro2">
          <table:table-cell office:value-type="float" office:value="2189.78" calcext:value-type="float">
            <text:p>2189.78</text:p>
          </table:table-cell>
          <table:table-cell table:style-name="ce1" table:formula="of:=[.A182]*1000000000000*2*PI()" office:value-type="float" office:value="1.37587935219557E+016" calcext:value-type="float">
            <text:p>1.38E+16</text:p>
          </table:table-cell>
          <table:table-cell office:value-type="float" office:value="1.345" calcext:value-type="float">
            <text:p>1.345</text:p>
          </table:table-cell>
          <table:table-cell office:value-type="float" office:value="1.058" calcext:value-type="float">
            <text:p>1.058</text:p>
          </table:table-cell>
          <table:table-cell office:value-type="float" office:value="-2.92839" calcext:value-type="float">
            <text:p>-2.92839</text:p>
          </table:table-cell>
          <table:table-cell office:value-type="float" office:value="2.84602" calcext:value-type="float">
            <text:p>2.84602</text:p>
          </table:table-cell>
          <table:table-cell table:style-name="ce2" table:formula="of:=1-13.8*13.8*1E+030/([.B182]*[.B182]+1/9.3/9.3*1E+030)" office:value-type="float" office:value="-0.00593736937293921" calcext:value-type="float">
            <text:p>-0.0059373694</text:p>
          </table:table-cell>
          <table:table-cell table:formula="of:=13.8*13.8/9.3*1E+045/[.B182]/([.B182]*[.B182]+1/9.3/9.3*1E+030)" office:value-type="float" office:value="0.00786154021151048" calcext:value-type="float">
            <text:p>0.0078615402</text:p>
          </table:table-cell>
          <table:table-cell table:style-name="ce2" table:formula="of:=1-13.8*13.8*1E+030/([.B182]*[.B182]+[.D182]*[.D182])" office:value-type="float" office:value="-0.00599880840123146" calcext:value-type="float">
            <text:p>-0.0059988084</text:p>
          </table:table-cell>
          <table:table-cell table:formula="of:=13.8*13.8*1E+030*[.D182]/[.B182]/([.B182]*[.B182]+[.D182]*[.D182])" office:value-type="float" office:value="7.7357563189684E-017" calcext:value-type="float">
            <text:p>7.7357563189684E-017</text:p>
          </table:table-cell>
          <table:table-cell table:number-columns-repeated="1014"/>
        </table:table-row>
        <table:table-row table:style-name="ro2">
          <table:table-cell office:value-type="float" office:value="2173.91" calcext:value-type="float">
            <text:p>2173.91</text:p>
          </table:table-cell>
          <table:table-cell table:style-name="ce1" table:formula="of:=[.A183]*1000000000000*2*PI()" office:value-type="float" office:value="1.36590793711308E+016" calcext:value-type="float">
            <text:p>1.37E+16</text:p>
          </table:table-cell>
          <table:table-cell office:value-type="float" office:value="1.35" calcext:value-type="float">
            <text:p>1.35</text:p>
          </table:table-cell>
          <table:table-cell office:value-type="float" office:value="1.063" calcext:value-type="float">
            <text:p>1.063</text:p>
          </table:table-cell>
          <table:table-cell office:value-type="float" office:value="-2.95247" calcext:value-type="float">
            <text:p>-2.95247</text:p>
          </table:table-cell>
          <table:table-cell office:value-type="float" office:value="2.8701" calcext:value-type="float">
            <text:p>2.8701</text:p>
          </table:table-cell>
          <table:table-cell table:style-name="ce2" table:formula="of:=1-13.8*13.8*1E+030/([.B183]*[.B183]+1/9.3/9.3*1E+030)" office:value-type="float" office:value="-0.0206771739463805" calcext:value-type="float">
            <text:p>-0.0206771739</text:p>
          </table:table-cell>
          <table:table-cell table:formula="of:=13.8*13.8/9.3*1E+045/[.B183]/([.B183]*[.B183]+1/9.3/9.3*1E+030)" office:value-type="float" office:value="0.00803496566464343" calcext:value-type="float">
            <text:p>0.0080349657</text:p>
          </table:table-cell>
          <table:table-cell table:style-name="ce2" table:formula="of:=1-13.8*13.8*1E+030/([.B183]*[.B183]+[.D183]*[.D183])" office:value-type="float" office:value="-0.0207404267307867" calcext:value-type="float">
            <text:p>-0.0207404267</text:p>
          </table:table-cell>
          <table:table-cell table:formula="of:=13.8*13.8*1E+030*[.D183]/[.B183]/([.B183]*[.B183]+[.D183]*[.D183])" office:value-type="float" office:value="7.94377896293751E-017" calcext:value-type="float">
            <text:p>7.94377896293751E-017</text:p>
          </table:table-cell>
          <table:table-cell table:number-columns-repeated="1014"/>
        </table:table-row>
        <table:table-row table:style-name="ro2">
          <table:table-cell office:value-type="float" office:value="2158.27" calcext:value-type="float">
            <text:p>2158.27</text:p>
          </table:table-cell>
          <table:table-cell table:style-name="ce1" table:formula="of:=[.A184]*1000000000000*2*PI()" office:value-type="float" office:value="1.35608103529265E+016" calcext:value-type="float">
            <text:p>1.36E+16</text:p>
          </table:table-cell>
          <table:table-cell office:value-type="float" office:value="1.355" calcext:value-type="float">
            <text:p>1.355</text:p>
          </table:table-cell>
          <table:table-cell office:value-type="float" office:value="1.067" calcext:value-type="float">
            <text:p>1.067</text:p>
          </table:table-cell>
          <table:table-cell office:value-type="float" office:value="-2.97451" calcext:value-type="float">
            <text:p>-2.97451</text:p>
          </table:table-cell>
          <table:table-cell office:value-type="float" office:value="2.89157" calcext:value-type="float">
            <text:p>2.89157</text:p>
          </table:table-cell>
          <table:table-cell table:style-name="ce2" table:formula="of:=1-13.8*13.8*1E+030/([.B184]*[.B184]+1/9.3/9.3*1E+030)" office:value-type="float" office:value="-0.0355226042931802" calcext:value-type="float">
            <text:p>-0.0355226043</text:p>
          </table:table-cell>
          <table:table-cell table:formula="of:=13.8*13.8/9.3*1E+045/[.B184]/([.B184]*[.B184]+1/9.3/9.3*1E+030)" office:value-type="float" office:value="0.0082109043407303" calcext:value-type="float">
            <text:p>0.0082109043</text:p>
          </table:table-cell>
          <table:table-cell table:style-name="ce2" table:formula="of:=1-13.8*13.8*1E+030/([.B184]*[.B184]+[.D184]*[.D184])" office:value-type="float" office:value="-0.0355877105012079" calcext:value-type="float">
            <text:p>-0.0355877105</text:p>
          </table:table-cell>
          <table:table-cell table:formula="of:=13.8*13.8*1E+030*[.D184]/[.B184]/([.B184]*[.B184]+[.D184]*[.D184])" office:value-type="float" office:value="8.14827475901047E-017" calcext:value-type="float">
            <text:p>8.14827475901047E-017</text:p>
          </table:table-cell>
          <table:table-cell table:number-columns-repeated="1014"/>
        </table:table-row>
        <table:table-row table:style-name="ro2">
          <table:table-cell office:value-type="float" office:value="2142.86" calcext:value-type="float">
            <text:p>2142.86</text:p>
          </table:table-cell>
          <table:table-cell table:style-name="ce1" table:formula="of:=[.A185]*1000000000000*2*PI()" office:value-type="float" office:value="1.34639864673429E+016" calcext:value-type="float">
            <text:p>1.35E+16</text:p>
          </table:table-cell>
          <table:table-cell office:value-type="float" office:value="1.36" calcext:value-type="float">
            <text:p>1.36</text:p>
          </table:table-cell>
          <table:table-cell office:value-type="float" office:value="1.072" calcext:value-type="float">
            <text:p>1.072</text:p>
          </table:table-cell>
          <table:table-cell office:value-type="float" office:value="-2.99878" calcext:value-type="float">
            <text:p>-2.99878</text:p>
          </table:table-cell>
          <table:table-cell office:value-type="float" office:value="2.91584" calcext:value-type="float">
            <text:p>2.91584</text:p>
          </table:table-cell>
          <table:table-cell table:style-name="ce2" table:formula="of:=1-13.8*13.8*1E+030/([.B185]*[.B185]+1/9.3/9.3*1E+030)" office:value-type="float" office:value="-0.0504687598012565" calcext:value-type="float">
            <text:p>-0.0504687598</text:p>
          </table:table-cell>
          <table:table-cell table:formula="of:=13.8*13.8/9.3*1E+045/[.B185]/([.B185]*[.B185]+1/9.3/9.3*1E+030)" office:value-type="float" office:value="0.00838931547949245" calcext:value-type="float">
            <text:p>0.0083893155</text:p>
          </table:table-cell>
          <table:table-cell table:style-name="ce2" table:formula="of:=1-13.8*13.8*1E+030/([.B185]*[.B185]+[.D185]*[.D185])" office:value-type="float" office:value="-0.0505357590466482" calcext:value-type="float">
            <text:p>-0.050535759</text:p>
          </table:table-cell>
          <table:table-cell table:formula="of:=13.8*13.8*1E+030*[.D185]/[.B185]/([.B185]*[.B185]+[.D185]*[.D185])" office:value-type="float" office:value="8.36434540713153E-017" calcext:value-type="float">
            <text:p>8.36434540713153E-017</text:p>
          </table:table-cell>
          <table:table-cell table:number-columns-repeated="1014"/>
        </table:table-row>
        <table:table-row table:style-name="ro2">
          <table:table-cell office:value-type="float" office:value="2068.97" calcext:value-type="float">
            <text:p>2068.97</text:p>
          </table:table-cell>
          <table:table-cell table:style-name="ce1" table:formula="of:=[.A186]*1000000000000*2*PI()" office:value-type="float" office:value="1.29997219049953E+016" calcext:value-type="float">
            <text:p>1.30E+16</text:p>
          </table:table-cell>
          <table:table-cell office:value-type="float" office:value="1.386" calcext:value-type="float">
            <text:p>1.386</text:p>
          </table:table-cell>
          <table:table-cell office:value-type="float" office:value="1.089" calcext:value-type="float">
            <text:p>1.089</text:p>
          </table:table-cell>
          <table:table-cell office:value-type="float" office:value="-3.10692" calcext:value-type="float">
            <text:p>-3.10692</text:p>
          </table:table-cell>
          <table:table-cell office:value-type="float" office:value="3.01871" calcext:value-type="float">
            <text:p>3.01871</text:p>
          </table:table-cell>
          <table:table-cell table:style-name="ce2" table:formula="of:=1-13.8*13.8*1E+030/([.B186]*[.B186]+1/9.3/9.3*1E+030)" office:value-type="float" office:value="-0.126835023426912" calcext:value-type="float">
            <text:p>-0.1268350234</text:p>
          </table:table-cell>
          <table:table-cell table:formula="of:=13.8*13.8/9.3*1E+045/[.B186]/([.B186]*[.B186]+1/9.3/9.3*1E+030)" office:value-type="float" office:value="0.00932058833011686" calcext:value-type="float">
            <text:p>0.0093205883</text:p>
          </table:table-cell>
          <table:table-cell table:style-name="ce2" table:formula="of:=1-13.8*13.8*1E+030/([.B186]*[.B186]+[.D186]*[.D186])" office:value-type="float" office:value="-0.126912118445272" calcext:value-type="float">
            <text:p>-0.1269121184</text:p>
          </table:table-cell>
          <table:table-cell table:formula="of:=13.8*13.8*1E+030*[.D186]/[.B186]/([.B186]*[.B186]+[.D186]*[.D186])" office:value-type="float" office:value="9.44025807594647E-017" calcext:value-type="float">
            <text:p>9.44025807594647E-017</text:p>
          </table:table-cell>
          <table:table-cell table:number-columns-repeated="1014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1" table:formula="of:=[.A187]*1000000000000*2*PI()" office:value-type="float" office:value="1.25663706143592E+016" calcext:value-type="float">
            <text:p>1.26E+16</text:p>
          </table:table-cell>
          <table:table-cell office:value-type="float" office:value="1.419" calcext:value-type="float">
            <text:p>1.419</text:p>
          </table:table-cell>
          <table:table-cell office:value-type="float" office:value="1.102" calcext:value-type="float">
            <text:p>1.102</text:p>
          </table:table-cell>
          <table:table-cell office:value-type="float" office:value="-3.22797" calcext:value-type="float">
            <text:p>-3.22797</text:p>
          </table:table-cell>
          <table:table-cell office:value-type="float" office:value="3.12748" calcext:value-type="float">
            <text:p>3.12748</text:p>
          </table:table-cell>
          <table:table-cell table:style-name="ce2" table:formula="of:=1-13.8*13.8*1E+030/([.B187]*[.B187]+1/9.3/9.3*1E+030)" office:value-type="float" office:value="-0.205887096370368" calcext:value-type="float">
            <text:p>-0.2058870964</text:p>
          </table:table-cell>
          <table:table-cell table:formula="of:=13.8*13.8/9.3*1E+045/[.B187]/([.B187]*[.B187]+1/9.3/9.3*1E+030)" office:value-type="float" office:value="0.0103184350644127" calcext:value-type="float">
            <text:p>0.0103184351</text:p>
          </table:table-cell>
          <table:table-cell table:style-name="ce2" table:formula="of:=1-13.8*13.8*1E+030/([.B187]*[.B187]+[.D187]*[.D187])" office:value-type="float" office:value="-0.20597538830292" calcext:value-type="float">
            <text:p>-0.2059753883</text:p>
          </table:table-cell>
          <table:table-cell table:formula="of:=13.8*13.8*1E+030*[.D187]/[.B187]/([.B187]*[.B187]+[.D187]*[.D187])" office:value-type="float" office:value="1.05757256306863E-016" calcext:value-type="float">
            <text:p>1.05757256306863E-016</text:p>
          </table:table-cell>
          <table:table-cell table:number-columns-repeated="1014"/>
        </table:table-row>
        <table:table-row table:style-name="ro2">
          <table:table-cell office:value-type="float" office:value="1935.48" calcext:value-type="float">
            <text:p>1935.48</text:p>
          </table:table-cell>
          <table:table-cell table:style-name="ce1" table:formula="of:=[.A188]*1000000000000*2*PI()" office:value-type="float" office:value="1.21609794983399E+016" calcext:value-type="float">
            <text:p>1.22E+16</text:p>
          </table:table-cell>
          <table:table-cell office:value-type="float" office:value="1.45" calcext:value-type="float">
            <text:p>1.45</text:p>
          </table:table-cell>
          <table:table-cell office:value-type="float" office:value="1.108" calcext:value-type="float">
            <text:p>1.108</text:p>
          </table:table-cell>
          <table:table-cell office:value-type="float" office:value="-3.33016" calcext:value-type="float">
            <text:p>-3.33016</text:p>
          </table:table-cell>
          <table:table-cell office:value-type="float" office:value="3.2132" calcext:value-type="float">
            <text:p>3.2132</text:p>
          </table:table-cell>
          <table:table-cell table:style-name="ce2" table:formula="of:=1-13.8*13.8*1E+030/([.B188]*[.B188]+1/9.3/9.3*1E+030)" office:value-type="float" office:value="-0.287618204748955" calcext:value-type="float">
            <text:p>-0.2876182047</text:p>
          </table:table-cell>
          <table:table-cell table:formula="of:=13.8*13.8/9.3*1E+045/[.B188]/([.B188]*[.B188]+1/9.3/9.3*1E+030)" office:value-type="float" office:value="0.0113850673312963" calcext:value-type="float">
            <text:p>0.0113850673</text:p>
          </table:table-cell>
          <table:table-cell table:style-name="ce2" table:formula="of:=1-13.8*13.8*1E+030/([.B188]*[.B188]+[.D188]*[.D188])" office:value-type="float" office:value="-0.287718871047133" calcext:value-type="float">
            <text:p>-0.287718871</text:p>
          </table:table-cell>
          <table:table-cell table:formula="of:=13.8*13.8*1E+030*[.D188]/[.B188]/([.B188]*[.B188]+[.D188]*[.D188])" office:value-type="float" office:value="1.17325459623955E-016" calcext:value-type="float">
            <text:p>1.17325459623955E-016</text:p>
          </table:table-cell>
          <table:table-cell table:number-columns-repeated="1014"/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ce1" table:formula="of:=[.A189]*1000000000000*2*PI()" office:value-type="float" office:value="1.17809724509617E+016" calcext:value-type="float">
            <text:p>1.18E+16</text:p>
          </table:table-cell>
          <table:table-cell office:value-type="float" office:value="1.483" calcext:value-type="float">
            <text:p>1.483</text:p>
          </table:table-cell>
          <table:table-cell office:value-type="float" office:value="1.106" calcext:value-type="float">
            <text:p>1.106</text:p>
          </table:table-cell>
          <table:table-cell office:value-type="float" office:value="-3.42253" calcext:value-type="float">
            <text:p>-3.42253</text:p>
          </table:table-cell>
          <table:table-cell office:value-type="float" office:value="3.2804" calcext:value-type="float">
            <text:p>3.2804</text:p>
          </table:table-cell>
          <table:table-cell table:style-name="ce2" table:formula="of:=1-13.8*13.8*1E+030/([.B189]*[.B189]+1/9.3/9.3*1E+030)" office:value-type="float" office:value="-0.372017701225142" calcext:value-type="float">
            <text:p>-0.3720177012</text:p>
          </table:table-cell>
          <table:table-cell table:formula="of:=13.8*13.8/9.3*1E+045/[.B189]/([.B189]*[.B189]+1/9.3/9.3*1E+030)" office:value-type="float" office:value="0.0125226322098673" calcext:value-type="float">
            <text:p>0.0125226322</text:p>
          </table:table-cell>
          <table:table-cell table:style-name="ce2" table:formula="of:=1-13.8*13.8*1E+030/([.B189]*[.B189]+[.D189]*[.D189])" office:value-type="float" office:value="-0.372131997358001" calcext:value-type="float">
            <text:p>-0.3721319974</text:p>
          </table:table-cell>
          <table:table-cell table:formula="of:=13.8*13.8*1E+030*[.D189]/[.B189]/([.B189]*[.B189]+[.D189]*[.D189])" office:value-type="float" office:value="1.28816020527581E-016" calcext:value-type="float">
            <text:p>1.28816020527581E-016</text:p>
          </table:table-cell>
          <table:table-cell table:number-columns-repeated="1014"/>
        </table:table-row>
        <table:table-row table:style-name="ro2">
          <table:table-cell office:value-type="float" office:value="1818.18" calcext:value-type="float">
            <text:p>1818.18</text:p>
          </table:table-cell>
          <table:table-cell table:style-name="ce1" table:formula="of:=[.A190]*1000000000000*2*PI()" office:value-type="float" office:value="1.14239618618078E+016" calcext:value-type="float">
            <text:p>1.14E+16</text:p>
          </table:table-cell>
          <table:table-cell office:value-type="float" office:value="1.512" calcext:value-type="float">
            <text:p>1.512</text:p>
          </table:table-cell>
          <table:table-cell office:value-type="float" office:value="1.093" calcext:value-type="float">
            <text:p>1.093</text:p>
          </table:table-cell>
          <table:table-cell office:value-type="float" office:value="-3.48079" calcext:value-type="float">
            <text:p>-3.48079</text:p>
          </table:table-cell>
          <table:table-cell office:value-type="float" office:value="3.30523" calcext:value-type="float">
            <text:p>3.30523</text:p>
          </table:table-cell>
          <table:table-cell table:style-name="ce2" table:formula="of:=1-13.8*13.8*1E+030/([.B190]*[.B190]+1/9.3/9.3*1E+030)" office:value-type="float" office:value="-0.459103871563267" calcext:value-type="float">
            <text:p>-0.4591038716</text:p>
          </table:table-cell>
          <table:table-cell table:formula="of:=13.8*13.8/9.3*1E+045/[.B190]/([.B190]*[.B190]+1/9.3/9.3*1E+030)" office:value-type="float" office:value="0.0137336671212046" calcext:value-type="float">
            <text:p>0.0137336671</text:p>
          </table:table-cell>
          <table:table-cell table:style-name="ce2" table:formula="of:=1-13.8*13.8*1E+030/([.B190]*[.B190]+[.D190]*[.D190])" office:value-type="float" office:value="-0.459233138311352" calcext:value-type="float">
            <text:p>-0.4592331383</text:p>
          </table:table-cell>
          <table:table-cell table:formula="of:=13.8*13.8*1E+030*[.D190]/[.B190]/([.B190]*[.B190]+[.D190]*[.D190])" office:value-type="float" office:value="1.3961372065732E-016" calcext:value-type="float">
            <text:p>1.3961372065732E-016</text:p>
          </table:table-cell>
          <table:table-cell table:number-columns-repeated="1014"/>
        </table:table-row>
        <table:table-row table:style-name="ro2">
          <table:table-cell office:value-type="float" office:value="1764.71" calcext:value-type="float">
            <text:p>1764.71</text:p>
          </table:table-cell>
          <table:table-cell table:style-name="ce1" table:formula="of:=[.A191]*1000000000000*2*PI()" office:value-type="float" office:value="1.10879999434329E+016" calcext:value-type="float">
            <text:p>1.11E+16</text:p>
          </table:table-cell>
          <table:table-cell office:value-type="float" office:value="1.519" calcext:value-type="float">
            <text:p>1.519</text:p>
          </table:table-cell>
          <table:table-cell office:value-type="float" office:value="1.07" calcext:value-type="float">
            <text:p>1.07</text:p>
          </table:table-cell>
          <table:table-cell office:value-type="float" office:value="-3.45226" calcext:value-type="float">
            <text:p>-3.45226</text:p>
          </table:table-cell>
          <table:table-cell office:value-type="float" office:value="3.25066" calcext:value-type="float">
            <text:p>3.25066</text:p>
          </table:table-cell>
          <table:table-cell table:style-name="ce2" table:formula="of:=1-13.8*13.8*1E+030/([.B191]*[.B191]+1/9.3/9.3*1E+030)" office:value-type="float" office:value="-0.548855499542372" calcext:value-type="float">
            <text:p>-0.5488554995</text:p>
          </table:table-cell>
          <table:table-cell table:formula="of:=13.8*13.8/9.3*1E+045/[.B191]/([.B191]*[.B191]+1/9.3/9.3*1E+030)" office:value-type="float" office:value="0.0150201662113075" calcext:value-type="float">
            <text:p>0.0150201662</text:p>
          </table:table-cell>
          <table:table-cell table:style-name="ce2" table:formula="of:=1-13.8*13.8*1E+030/([.B191]*[.B191]+[.D191]*[.D191])" office:value-type="float" office:value="-0.549001158961912" calcext:value-type="float">
            <text:p>-0.549001159</text:p>
          </table:table-cell>
          <table:table-cell table:formula="of:=13.8*13.8*1E+030*[.D191]/[.B191]/([.B191]*[.B191]+[.D191]*[.D191])" office:value-type="float" office:value="1.49479730207872E-016" calcext:value-type="float">
            <text:p>1.49479730207872E-016</text:p>
          </table:table-cell>
          <table:table-cell table:number-columns-repeated="1014"/>
        </table:table-row>
        <table:table-row table:style-name="ro2">
          <table:table-cell office:value-type="float" office:value="1714.29" calcext:value-type="float">
            <text:p>1714.29</text:p>
          </table:table-cell>
          <table:table-cell table:style-name="ce1" table:formula="of:=[.A192]*1000000000000*2*PI()" office:value-type="float" office:value="1.07712017402449E+016" calcext:value-type="float">
            <text:p>1.08E+16</text:p>
          </table:table-cell>
          <table:table-cell office:value-type="float" office:value="1.5" calcext:value-type="float">
            <text:p>1.5</text:p>
          </table:table-cell>
          <table:table-cell office:value-type="float" office:value="1.07" calcext:value-type="float">
            <text:p>1.07</text:p>
          </table:table-cell>
          <table:table-cell office:value-type="float" office:value="-3.3949" calcext:value-type="float">
            <text:p>-3.3949</text:p>
          </table:table-cell>
          <table:table-cell office:value-type="float" office:value="3.21" calcext:value-type="float">
            <text:p>3.21</text:p>
          </table:table-cell>
          <table:table-cell table:style-name="ce2" table:formula="of:=1-13.8*13.8*1E+030/([.B192]*[.B192]+1/9.3/9.3*1E+030)" office:value-type="float" office:value="-0.641294727698553" calcext:value-type="float">
            <text:p>-0.6412947277</text:p>
          </table:table-cell>
          <table:table-cell table:formula="of:=13.8*13.8/9.3*1E+045/[.B192]/([.B192]*[.B192]+1/9.3/9.3*1E+030)" office:value-type="float" office:value="0.0163847366625959" calcext:value-type="float">
            <text:p>0.0163847367</text:p>
          </table:table-cell>
          <table:table-cell table:style-name="ce2" table:formula="of:=1-13.8*13.8*1E+030/([.B192]*[.B192]+[.D192]*[.D192])" office:value-type="float" office:value="-0.64145829344392" calcext:value-type="float">
            <text:p>-0.6414582934</text:p>
          </table:table-cell>
          <table:table-cell table:formula="of:=13.8*13.8*1E+030*[.D192]/[.B192]/([.B192]*[.B192]+[.D192]*[.D192])" office:value-type="float" office:value="1.6306076298085E-016" calcext:value-type="float">
            <text:p>1.6306076298085E-016</text:p>
          </table:table-cell>
          <table:table-cell table:number-columns-repeated="1014"/>
        </table:table-row>
        <table:table-row table:style-name="ro2">
          <table:table-cell office:value-type="float" office:value="1666.67" calcext:value-type="float">
            <text:p>1666.67</text:p>
          </table:table-cell>
          <table:table-cell table:style-name="ce1" table:formula="of:=[.A193]*1000000000000*2*PI()" office:value-type="float" office:value="1.0471996455917E+016" calcext:value-type="float">
            <text:p>1.05E+16</text:p>
          </table:table-cell>
          <table:table-cell office:value-type="float" office:value="1.47" calcext:value-type="float">
            <text:p>1.47</text:p>
          </table:table-cell>
          <table:table-cell office:value-type="float" office:value="1.085" calcext:value-type="float">
            <text:p>1.085</text:p>
          </table:table-cell>
          <table:table-cell office:value-type="float" office:value="-3.33812" calcext:value-type="float">
            <text:p>-3.33812</text:p>
          </table:table-cell>
          <table:table-cell office:value-type="float" office:value="3.1899" calcext:value-type="float">
            <text:p>3.1899</text:p>
          </table:table-cell>
          <table:table-cell table:style-name="ce2" table:formula="of:=1-13.8*13.8*1E+030/([.B193]*[.B193]+1/9.3/9.3*1E+030)" office:value-type="float" office:value="-0.736414537969492" calcext:value-type="float">
            <text:p>-0.736414538</text:p>
          </table:table-cell>
          <table:table-cell table:formula="of:=13.8*13.8/9.3*1E+045/[.B193]/([.B193]*[.B193]+1/9.3/9.3*1E+030)" office:value-type="float" office:value="0.0178295744682365" calcext:value-type="float">
            <text:p>0.0178295745</text:p>
          </table:table-cell>
          <table:table-cell table:style-name="ce2" table:formula="of:=1-13.8*13.8*1E+030/([.B193]*[.B193]+[.D193]*[.D193])" office:value-type="float" office:value="-0.736597612758816" calcext:value-type="float">
            <text:p>-0.7365976128</text:p>
          </table:table-cell>
          <table:table-cell table:formula="of:=13.8*13.8*1E+030*[.D193]/[.B193]/([.B193]*[.B193]+[.D193]*[.D193])" office:value-type="float" office:value="1.79928289488551E-016" calcext:value-type="float">
            <text:p>1.79928289488551E-016</text:p>
          </table:table-cell>
          <table:table-cell table:number-columns-repeated="1014"/>
        </table:table-row>
        <table:table-row table:style-name="ro2">
          <table:table-cell office:value-type="float" office:value="1621.62" calcext:value-type="float">
            <text:p>1621.62</text:p>
          </table:table-cell>
          <table:table-cell table:style-name="ce1" table:formula="of:=[.A194]*1000000000000*2*PI()" office:value-type="float" office:value="1.01889389578286E+016" calcext:value-type="float">
            <text:p>1.02E+16</text:p>
          </table:table-cell>
          <table:table-cell office:value-type="float" office:value="1.442" calcext:value-type="float">
            <text:p>1.442</text:p>
          </table:table-cell>
          <table:table-cell office:value-type="float" office:value="1.107" calcext:value-type="float">
            <text:p>1.107</text:p>
          </table:table-cell>
          <table:table-cell office:value-type="float" office:value="-3.30481" calcext:value-type="float">
            <text:p>-3.30481</text:p>
          </table:table-cell>
          <table:table-cell office:value-type="float" office:value="3.19259" calcext:value-type="float">
            <text:p>3.19259</text:p>
          </table:table-cell>
          <table:table-cell table:style-name="ce2" table:formula="of:=1-13.8*13.8*1E+030/([.B194]*[.B194]+1/9.3/9.3*1E+030)" office:value-type="float" office:value="-0.834221950680775" calcext:value-type="float">
            <text:p>-0.8342219507</text:p>
          </table:table-cell>
          <table:table-cell table:formula="of:=13.8*13.8/9.3*1E+045/[.B194]/([.B194]*[.B194]+1/9.3/9.3*1E+030)" office:value-type="float" office:value="0.0193570859101408" calcext:value-type="float">
            <text:p>0.0193570859</text:p>
          </table:table-cell>
          <table:table-cell table:style-name="ce2" table:formula="of:=1-13.8*13.8*1E+030/([.B194]*[.B194]+[.D194]*[.D194])" office:value-type="float" office:value="-0.834426231724732" calcext:value-type="float">
            <text:p>-0.8344262317</text:p>
          </table:table-cell>
          <table:table-cell table:formula="of:=13.8*13.8*1E+030*[.D194]/[.B194]/([.B194]*[.B194]+[.D194]*[.D194])" office:value-type="float" office:value="1.9930532972317E-016" calcext:value-type="float">
            <text:p>1.9930532972317E-016</text:p>
          </table:table-cell>
          <table:table-cell table:number-columns-repeated="1014"/>
        </table:table-row>
        <table:table-row table:style-name="ro2">
          <table:table-cell office:value-type="float" office:value="1578.95" calcext:value-type="float">
            <text:p>1578.95</text:p>
          </table:table-cell>
          <table:table-cell table:style-name="ce1" table:formula="of:=[.A195]*1000000000000*2*PI()" office:value-type="float" office:value="9.92083544077121E+015" calcext:value-type="float">
            <text:p>9.92E+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135" calcext:value-type="float">
            <text:p>1.135</text:p>
          </table:table-cell>
          <table:table-cell office:value-type="float" office:value="-3.32455" calcext:value-type="float">
            <text:p>-3.32455</text:p>
          </table:table-cell>
          <table:table-cell office:value-type="float" office:value="3.23929" calcext:value-type="float">
            <text:p>3.23929</text:p>
          </table:table-cell>
          <table:table-cell table:style-name="ce2" table:formula="of:=1-13.8*13.8*1E+030/([.B195]*[.B195]+1/9.3/9.3*1E+030)" office:value-type="float" office:value="-0.934686788954159" calcext:value-type="float">
            <text:p>-0.934686789</text:p>
          </table:table-cell>
          <table:table-cell table:formula="of:=13.8*13.8/9.3*1E+045/[.B195]/([.B195]*[.B195]+1/9.3/9.3*1E+030)" office:value-type="float" office:value="0.0209690845860639" calcext:value-type="float">
            <text:p>0.0209690846</text:p>
          </table:table-cell>
          <table:table-cell table:style-name="ce2" table:formula="of:=1-13.8*13.8*1E+030/([.B195]*[.B195]+[.D195]*[.D195])" office:value-type="float" office:value="-0.934914062180444" calcext:value-type="float">
            <text:p>-0.9349140622</text:p>
          </table:table-cell>
          <table:table-cell table:formula="of:=13.8*13.8*1E+030*[.D195]/[.B195]/([.B195]*[.B195]+[.D195]*[.D195])" office:value-type="float" office:value="2.2136517369792E-016" calcext:value-type="float">
            <text:p>2.2136517369792E-016</text:p>
          </table:table-cell>
          <table:table-cell table:number-columns-repeated="1014"/>
        </table:table-row>
        <table:table-row table:style-name="ro2">
          <table:table-cell office:value-type="float" office:value="1538.46" calcext:value-type="float">
            <text:p>1538.46</text:p>
          </table:table-cell>
          <table:table-cell table:style-name="ce1" table:formula="of:=[.A196]*1000000000000*2*PI()" office:value-type="float" office:value="9.66642926768351E+015" calcext:value-type="float">
            <text:p>9.67E+15</text:p>
          </table:table-cell>
          <table:table-cell office:value-type="float" office:value="1.424" calcext:value-type="float">
            <text:p>1.424</text:p>
          </table:table-cell>
          <table:table-cell office:value-type="float" office:value="1.17" calcext:value-type="float">
            <text:p>1.17</text:p>
          </table:table-cell>
          <table:table-cell office:value-type="float" office:value="-3.39668" calcext:value-type="float">
            <text:p>-3.39668</text:p>
          </table:table-cell>
          <table:table-cell office:value-type="float" office:value="3.33216" calcext:value-type="float">
            <text:p>3.33216</text:p>
          </table:table-cell>
          <table:table-cell table:style-name="ce2" table:formula="of:=1-13.8*13.8*1E+030/([.B196]*[.B196]+1/9.3/9.3*1E+030)" office:value-type="float" office:value="-1.03785032357582" calcext:value-type="float">
            <text:p>-1.0378503236</text:p>
          </table:table-cell>
          <table:table-cell table:formula="of:=13.8*13.8/9.3*1E+045/[.B196]/([.B196]*[.B196]+1/9.3/9.3*1E+030)" office:value-type="float" office:value="0.0226685247094958" calcext:value-type="float">
            <text:p>0.0226685247</text:p>
          </table:table-cell>
          <table:table-cell table:style-name="ce2" table:formula="of:=1-13.8*13.8*1E+030/([.B196]*[.B196]+[.D196]*[.D196])" office:value-type="float" office:value="-1.03810248243487" calcext:value-type="float">
            <text:p>-1.0381024824</text:p>
          </table:table-cell>
          <table:table-cell table:formula="of:=13.8*13.8*1E+030*[.D196]/[.B196]/([.B196]*[.B196]+[.D196]*[.D196])" office:value-type="float" office:value="2.46686738030645E-016" calcext:value-type="float">
            <text:p>2.46686738030645E-016</text:p>
          </table:table-cell>
          <table:table-cell table:number-columns-repeated="1014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ce1" table:formula="of:=[.A197]*1000000000000*2*PI()" office:value-type="float" office:value="9.42477796076938E+015" calcext:value-type="float">
            <text:p>9.42E+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215" calcext:value-type="float">
            <text:p>1.215</text:p>
          </table:table-cell>
          <table:table-cell office:value-type="float" office:value="-3.51255" calcext:value-type="float">
            <text:p>-3.51255</text:p>
          </table:table-cell>
          <table:table-cell office:value-type="float" office:value="3.46761" calcext:value-type="float">
            <text:p>3.46761</text:p>
          </table:table-cell>
          <table:table-cell table:style-name="ce2" table:formula="of:=1-13.8*13.8*1E+030/([.B197]*[.B197]+1/9.3/9.3*1E+030)" office:value-type="float" office:value="-1.14367721565278" calcext:value-type="float">
            <text:p>-1.1436772157</text:p>
          </table:table-cell>
          <table:table-cell table:formula="of:=13.8*13.8/9.3*1E+045/[.B197]/([.B197]*[.B197]+1/9.3/9.3*1E+030)" office:value-type="float" office:value="0.0244571200906531" calcext:value-type="float">
            <text:p>0.0244571201</text:p>
          </table:table-cell>
          <table:table-cell table:style-name="ce2" table:formula="of:=1-13.8*13.8*1E+030/([.B197]*[.B197]+[.D197]*[.D197])" office:value-type="float" office:value="-1.14395624587187" calcext:value-type="float">
            <text:p>-1.1439562459</text:p>
          </table:table-cell>
          <table:table-cell table:formula="of:=13.8*13.8*1E+030*[.D197]/[.B197]/([.B197]*[.B197]+[.D197]*[.D197])" office:value-type="float" office:value="2.76389199785633E-016" calcext:value-type="float">
            <text:p>2.76389199785633E-016</text:p>
          </table:table-cell>
          <table:table-cell table:number-columns-repeated="1014"/>
        </table:table-row>
        <table:table-row table:style-name="ro2">
          <table:table-cell office:value-type="float" office:value="1452.08" calcext:value-type="float">
            <text:p>1452.08</text:p>
          </table:table-cell>
          <table:table-cell table:style-name="ce1" table:formula="of:=[.A198]*1000000000000*2*PI()" office:value-type="float" office:value="9.12368772084933E+015" calcext:value-type="float">
            <text:p>9.12E+15</text:p>
          </table:table-cell>
          <table:table-cell office:value-type="float" office:value="1.422" calcext:value-type="float">
            <text:p>1.422</text:p>
          </table:table-cell>
          <table:table-cell office:value-type="float" office:value="1.306" calcext:value-type="float">
            <text:p>1.306</text:p>
          </table:table-cell>
          <table:table-cell office:value-type="float" office:value="-3.72772" calcext:value-type="float">
            <text:p>-3.72772</text:p>
          </table:table-cell>
          <table:table-cell office:value-type="float" office:value="3.71426" calcext:value-type="float">
            <text:p>3.71426</text:p>
          </table:table-cell>
          <table:table-cell table:style-name="ce2" table:formula="of:=1-13.8*13.8*1E+030/([.B198]*[.B198]+1/9.3/9.3*1E+030)" office:value-type="float" office:value="-1.28747855077612" calcext:value-type="float">
            <text:p>-1.2874785508</text:p>
          </table:table-cell>
          <table:table-cell table:formula="of:=13.8*13.8/9.3*1E+045/[.B198]/([.B198]*[.B198]+1/9.3/9.3*1E+030)" office:value-type="float" office:value="0.0269589932374875" calcext:value-type="float">
            <text:p>0.0269589932</text:p>
          </table:table-cell>
          <table:table-cell table:style-name="ce2" table:formula="of:=1-13.8*13.8*1E+030/([.B198]*[.B198]+[.D198]*[.D198])" office:value-type="float" office:value="-1.28779627498653" calcext:value-type="float">
            <text:p>-1.287796275</text:p>
          </table:table-cell>
          <table:table-cell table:formula="of:=13.8*13.8*1E+030*[.D198]/[.B198]/([.B198]*[.B198]+[.D198]*[.D198])" office:value-type="float" office:value="3.27484020338025E-016" calcext:value-type="float">
            <text:p>3.27484020338025E-016</text:p>
          </table:table-cell>
          <table:table-cell table:number-columns-repeated="1014"/>
        </table:table-row>
        <table:table-row table:style-name="ro2">
          <table:table-cell office:value-type="float" office:value="1427.89" calcext:value-type="float">
            <text:p>1427.89</text:p>
          </table:table-cell>
          <table:table-cell table:style-name="ce1" table:formula="of:=[.A199]*1000000000000*2*PI()" office:value-type="float" office:value="8.97169746826866E+015" calcext:value-type="float">
            <text:p>8.97E+15</text:p>
          </table:table-cell>
          <table:table-cell office:value-type="float" office:value="1.43" calcext:value-type="float">
            <text:p>1.43</text:p>
          </table:table-cell>
          <table:table-cell office:value-type="float" office:value="1.334" calcext:value-type="float">
            <text:p>1.334</text:p>
          </table:table-cell>
          <table:table-cell office:value-type="float" office:value="-3.82446" calcext:value-type="float">
            <text:p>-3.82446</text:p>
          </table:table-cell>
          <table:table-cell office:value-type="float" office:value="3.81524" calcext:value-type="float">
            <text:p>3.81524</text:p>
          </table:table-cell>
          <table:table-cell table:style-name="ce2" table:formula="of:=1-13.8*13.8*1E+030/([.B199]*[.B199]+1/9.3/9.3*1E+030)" office:value-type="float" office:value="-1.36562855026845" calcext:value-type="float">
            <text:p>-1.3656285503</text:p>
          </table:table-cell>
          <table:table-cell table:formula="of:=13.8*13.8/9.3*1E+045/[.B199]/([.B199]*[.B199]+1/9.3/9.3*1E+030)" office:value-type="float" office:value="0.0283523449401684" calcext:value-type="float">
            <text:p>0.0283523449</text:p>
          </table:table-cell>
          <table:table-cell table:style-name="ce2" table:formula="of:=1-13.8*13.8*1E+030/([.B199]*[.B199]+[.D199]*[.D199])" office:value-type="float" office:value="-1.36596835655948" calcext:value-type="float">
            <text:p>-1.3659683566</text:p>
          </table:table-cell>
          <table:table-cell table:formula="of:=13.8*13.8*1E+030*[.D199]/[.B199]/([.B199]*[.B199]+[.D199]*[.D199])" office:value-type="float" office:value="3.51795387529872E-016" calcext:value-type="float">
            <text:p>3.51795387529872E-016</text:p>
          </table:table-cell>
          <table:table-cell table:number-columns-repeated="1014"/>
        </table:table-row>
        <table:table-row table:style-name="ro2">
          <table:table-cell office:value-type="float" office:value="1403.18" calcext:value-type="float">
            <text:p>1403.18</text:p>
          </table:table-cell>
          <table:table-cell table:style-name="ce1" table:formula="of:=[.A200]*1000000000000*2*PI()" office:value-type="float" office:value="8.81643995932825E+015" calcext:value-type="float">
            <text:p>8.82E+15</text:p>
          </table:table-cell>
          <table:table-cell office:value-type="float" office:value="1.432" calcext:value-type="float">
            <text:p>1.432</text:p>
          </table:table-cell>
          <table:table-cell office:value-type="float" office:value="1.364" calcext:value-type="float">
            <text:p>1.364</text:p>
          </table:table-cell>
          <table:table-cell office:value-type="float" office:value="-3.91112" calcext:value-type="float">
            <text:p>-3.91112</text:p>
          </table:table-cell>
          <table:table-cell office:value-type="float" office:value="3.9065" calcext:value-type="float">
            <text:p>3.9065</text:p>
          </table:table-cell>
          <table:table-cell table:style-name="ce2" table:formula="of:=1-13.8*13.8*1E+030/([.B200]*[.B200]+1/9.3/9.3*1E+030)" office:value-type="float" office:value="-1.4496670980687" calcext:value-type="float">
            <text:p>-1.4496670981</text:p>
          </table:table-cell>
          <table:table-cell table:formula="of:=13.8*13.8/9.3*1E+045/[.B200]/([.B200]*[.B200]+1/9.3/9.3*1E+030)" office:value-type="float" office:value="0.0298765789279567" calcext:value-type="float">
            <text:p>0.0298765789</text:p>
          </table:table-cell>
          <table:table-cell table:style-name="ce2" table:formula="of:=1-13.8*13.8*1E+030/([.B200]*[.B200]+[.D200]*[.D200])" office:value-type="float" office:value="-1.45003147817943" calcext:value-type="float">
            <text:p>-1.4500314782</text:p>
          </table:table-cell>
          <table:table-cell table:formula="of:=13.8*13.8*1E+030*[.D200]/[.B200]/([.B200]*[.B200]+[.D200]*[.D200])" office:value-type="float" office:value="3.79046752618203E-016" calcext:value-type="float">
            <text:p>3.79046752618203E-016</text:p>
          </table:table-cell>
          <table:table-cell table:number-columns-repeated="1014"/>
        </table:table-row>
        <table:table-row table:style-name="ro2">
          <table:table-cell office:value-type="float" office:value="1379.31" calcext:value-type="float">
            <text:p>1379.31</text:p>
          </table:table-cell>
          <table:table-cell table:style-name="ce1" table:formula="of:=[.A201]*1000000000000*2*PI()" office:value-type="float" office:value="8.66646032604588E+015" calcext:value-type="float">
            <text:p>8.67E+15</text:p>
          </table:table-cell>
          <table:table-cell office:value-type="float" office:value="1.438" calcext:value-type="float">
            <text:p>1.438</text:p>
          </table:table-cell>
          <table:table-cell office:value-type="float" office:value="1.388" calcext:value-type="float">
            <text:p>1.388</text:p>
          </table:table-cell>
          <table:table-cell office:value-type="float" office:value="-3.99439" calcext:value-type="float">
            <text:p>-3.99439</text:p>
          </table:table-cell>
          <table:table-cell office:value-type="float" office:value="3.99189" calcext:value-type="float">
            <text:p>3.99189</text:p>
          </table:table-cell>
          <table:table-cell table:style-name="ce2" table:formula="of:=1-13.8*13.8*1E+030/([.B201]*[.B201]+1/9.3/9.3*1E+030)" office:value-type="float" office:value="-1.53517425775972" calcext:value-type="float">
            <text:p>-1.5351742578</text:p>
          </table:table-cell>
          <table:table-cell table:formula="of:=13.8*13.8/9.3*1E+045/[.B201]/([.B201]*[.B201]+1/9.3/9.3*1E+030)" office:value-type="float" office:value="0.0314545237962433" calcext:value-type="float">
            <text:p>0.0314545238</text:p>
          </table:table-cell>
          <table:table-cell table:style-name="ce2" table:formula="of:=1-13.8*13.8*1E+030/([.B201]*[.B201]+[.D201]*[.D201])" office:value-type="float" office:value="-1.535564521689" calcext:value-type="float">
            <text:p>-1.5355645217</text:p>
          </table:table-cell>
          <table:table-cell table:formula="of:=13.8*13.8*1E+030*[.D201]/[.B201]/([.B201]*[.B201]+[.D201]*[.D201])" office:value-type="float" office:value="4.06090078728839E-016" calcext:value-type="float">
            <text:p>4.06090078728839E-016</text:p>
          </table:table-cell>
          <table:table-cell table:number-columns-repeated="1014"/>
        </table:table-row>
        <table:table-row table:style-name="ro2">
          <table:table-cell office:value-type="float" office:value="1355.01" calcext:value-type="float">
            <text:p>1355.01</text:p>
          </table:table-cell>
          <table:table-cell table:style-name="ce1" table:formula="of:=[.A202]*1000000000000*2*PI()" office:value-type="float" office:value="8.51377892308141E+015" calcext:value-type="float">
            <text:p>8.51E+15</text:p>
          </table:table-cell>
          <table:table-cell office:value-type="float" office:value="1.442" calcext:value-type="float">
            <text:p>1.442</text:p>
          </table:table-cell>
          <table:table-cell office:value-type="float" office:value="1.418" calcext:value-type="float">
            <text:p>1.418</text:p>
          </table:table-cell>
          <table:table-cell office:value-type="float" office:value="-4.09009" calcext:value-type="float">
            <text:p>-4.09009</text:p>
          </table:table-cell>
          <table:table-cell office:value-type="float" office:value="4.08951" calcext:value-type="float">
            <text:p>4.08951</text:p>
          </table:table-cell>
          <table:table-cell table:style-name="ce2" table:formula="of:=1-13.8*13.8*1E+030/([.B202]*[.B202]+1/9.3/9.3*1E+030)" office:value-type="float" office:value="-1.62690378587854" calcext:value-type="float">
            <text:p>-1.6269037859</text:p>
          </table:table-cell>
          <table:table-cell table:formula="of:=13.8*13.8/9.3*1E+045/[.B202]/([.B202]*[.B202]+1/9.3/9.3*1E+030)" office:value-type="float" office:value="0.0331771326489741" calcext:value-type="float">
            <text:p>0.0331771326</text:p>
          </table:table-cell>
          <table:table-cell table:style-name="ce2" table:formula="of:=1-13.8*13.8*1E+030/([.B202]*[.B202]+[.D202]*[.D202])" office:value-type="float" office:value="-1.6273228047009" calcext:value-type="float">
            <text:p>-1.6273228047</text:p>
          </table:table-cell>
          <table:table-cell table:formula="of:=13.8*13.8*1E+030*[.D202]/[.B202]/([.B202]*[.B202]+[.D202]*[.D202])" office:value-type="float" office:value="4.37589908162365E-016" calcext:value-type="float">
            <text:p>4.37589908162365E-016</text:p>
          </table:table-cell>
          <table:table-cell table:number-columns-repeated="1014"/>
        </table:table-row>
        <table:table-row table:style-name="ro2">
          <table:table-cell office:value-type="float" office:value="1330.97" calcext:value-type="float">
            <text:p>1330.97</text:p>
          </table:table-cell>
          <table:table-cell table:style-name="ce1" table:formula="of:=[.A203]*1000000000000*2*PI()" office:value-type="float" office:value="8.36273114829681E+015" calcext:value-type="float">
            <text:p>8.36E+15</text:p>
          </table:table-cell>
          <table:table-cell office:value-type="float" office:value="1.452" calcext:value-type="float">
            <text:p>1.452</text:p>
          </table:table-cell>
          <table:table-cell office:value-type="float" office:value="1.442" calcext:value-type="float">
            <text:p>1.442</text:p>
          </table:table-cell>
          <table:table-cell office:value-type="float" office:value="-4.18767" calcext:value-type="float">
            <text:p>-4.18767</text:p>
          </table:table-cell>
          <table:table-cell office:value-type="float" office:value="4.18757" calcext:value-type="float">
            <text:p>4.18757</text:p>
          </table:table-cell>
          <table:table-cell table:style-name="ce2" table:formula="of:=1-13.8*13.8*1E+030/([.B203]*[.B203]+1/9.3/9.3*1E+030)" office:value-type="float" office:value="-1.72263930077514" calcext:value-type="float">
            <text:p>-1.7226393008</text:p>
          </table:table-cell>
          <table:table-cell table:formula="of:=13.8*13.8/9.3*1E+045/[.B203]/([.B203]*[.B203]+1/9.3/9.3*1E+030)" office:value-type="float" office:value="0.0350073329956885" calcext:value-type="float">
            <text:p>0.035007333</text:p>
          </table:table-cell>
          <table:table-cell table:style-name="ce2" table:formula="of:=1-13.8*13.8*1E+030/([.B203]*[.B203]+[.D203]*[.D203])" office:value-type="float" office:value="-1.72308942039367" calcext:value-type="float">
            <text:p>-1.7230894204</text:p>
          </table:table-cell>
          <table:table-cell table:formula="of:=13.8*13.8*1E+030*[.D203]/[.B203]/([.B203]*[.B203]+[.D203]*[.D203])" office:value-type="float" office:value="4.69546954765777E-016" calcext:value-type="float">
            <text:p>4.69546954765777E-016</text:p>
          </table:table-cell>
          <table:table-cell table:number-columns-repeated="1014"/>
        </table:table-row>
        <table:table-row table:style-name="ro2">
          <table:table-cell office:value-type="float" office:value="1306.62" calcext:value-type="float">
            <text:p>1306.62</text:p>
          </table:table-cell>
          <table:table-cell table:style-name="ce1" table:formula="of:=[.A204]*1000000000000*2*PI()" office:value-type="float" office:value="8.20973558606699E+015" calcext:value-type="float">
            <text:p>8.21E+15</text:p>
          </table:table-cell>
          <table:table-cell office:value-type="float" office:value="1.454" calcext:value-type="float">
            <text:p>1.454</text:p>
          </table:table-cell>
          <table:table-cell office:value-type="float" office:value="1.478" calcext:value-type="float">
            <text:p>1.478</text:p>
          </table:table-cell>
          <table:table-cell office:value-type="float" office:value="-4.2986" calcext:value-type="float">
            <text:p>-4.2986</text:p>
          </table:table-cell>
          <table:table-cell office:value-type="float" office:value="4.29802" calcext:value-type="float">
            <text:p>4.29802</text:p>
          </table:table-cell>
          <table:table-cell table:style-name="ce2" table:formula="of:=1-13.8*13.8*1E+030/([.B204]*[.B204]+1/9.3/9.3*1E+030)" office:value-type="float" office:value="-1.82504479668695" calcext:value-type="float">
            <text:p>-1.8250447967</text:p>
          </table:table-cell>
          <table:table-cell table:formula="of:=13.8*13.8/9.3*1E+045/[.B204]/([.B204]*[.B204]+1/9.3/9.3*1E+030)" office:value-type="float" office:value="0.03700097944979" calcext:value-type="float">
            <text:p>0.0370009794</text:p>
          </table:table-cell>
          <table:table-cell table:style-name="ce2" table:formula="of:=1-13.8*13.8*1E+030/([.B204]*[.B204]+[.D204]*[.D204])" office:value-type="float" office:value="-1.82552941642886" calcext:value-type="float">
            <text:p>-1.8255294164</text:p>
          </table:table-cell>
          <table:table-cell table:formula="of:=13.8*13.8*1E+030*[.D204]/[.B204]/([.B204]*[.B204]+[.D204]*[.D204])" office:value-type="float" office:value="5.08680509098162E-016" calcext:value-type="float">
            <text:p>5.08680509098162E-016</text:p>
          </table:table-cell>
          <table:table-cell table:number-columns-repeated="1014"/>
        </table:table-row>
        <table:table-row table:style-name="ro2">
          <table:table-cell office:value-type="float" office:value="1282.6" calcext:value-type="float">
            <text:p>1282.6</text:p>
          </table:table-cell>
          <table:table-cell table:style-name="ce1" table:formula="of:=[.A205]*1000000000000*2*PI()" office:value-type="float" office:value="8.05881347498854E+015" calcext:value-type="float">
            <text:p>8.06E+15</text:p>
          </table:table-cell>
          <table:table-cell office:value-type="float" office:value="1.462" calcext:value-type="float">
            <text:p>1.462</text:p>
          </table:table-cell>
          <table:table-cell office:value-type="float" office:value="1.51" calcext:value-type="float">
            <text:p>1.51</text:p>
          </table:table-cell>
          <table:table-cell office:value-type="float" office:value="-4.41754" calcext:value-type="float">
            <text:p>-4.41754</text:p>
          </table:table-cell>
          <table:table-cell office:value-type="float" office:value="4.41524" calcext:value-type="float">
            <text:p>4.41524</text:p>
          </table:table-cell>
          <table:table-cell table:style-name="ce2" table:formula="of:=1-13.8*13.8*1E+030/([.B205]*[.B205]+1/9.3/9.3*1E+030)" office:value-type="float" office:value="-1.9318291233135" calcext:value-type="float">
            <text:p>-1.9318291233</text:p>
          </table:table-cell>
          <table:table-cell table:formula="of:=13.8*13.8/9.3*1E+045/[.B205]/([.B205]*[.B205]+1/9.3/9.3*1E+030)" office:value-type="float" office:value="0.0391187169606865" calcext:value-type="float">
            <text:p>0.039118717</text:p>
          </table:table-cell>
          <table:table-cell table:style-name="ce2" table:formula="of:=1-13.8*13.8*1E+030/([.B205]*[.B205]+[.D205]*[.D205])" office:value-type="float" office:value="-1.93235107529375" calcext:value-type="float">
            <text:p>-1.9323510753</text:p>
          </table:table-cell>
          <table:table-cell table:formula="of:=13.8*13.8*1E+030*[.D205]/[.B205]/([.B205]*[.B205]+[.D205]*[.D205])" office:value-type="float" office:value="5.49441941724536E-016" calcext:value-type="float">
            <text:p>5.49441941724536E-016</text:p>
          </table:table-cell>
          <table:table-cell table:number-columns-repeated="1014"/>
        </table:table-row>
        <table:table-row table:style-name="ro2">
          <table:table-cell office:value-type="float" office:value="1258.39" calcext:value-type="float">
            <text:p>1258.39</text:p>
          </table:table-cell>
          <table:table-cell table:style-name="ce1" table:formula="of:=[.A206]*1000000000000*2*PI()" office:value-type="float" office:value="7.90669755870172E+015" calcext:value-type="float">
            <text:p>7.91E+15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office:value-type="float" office:value="-4.5634" calcext:value-type="float">
            <text:p>-4.5634</text:p>
          </table:table-cell>
          <table:table-cell office:value-type="float" office:value="4.557" calcext:value-type="float">
            <text:p>4.557</text:p>
          </table:table-cell>
          <table:table-cell table:style-name="ce2" table:formula="of:=1-13.8*13.8*1E+030/([.B206]*[.B206]+1/9.3/9.3*1E+030)" office:value-type="float" office:value="-2.04570338380756" calcext:value-type="float">
            <text:p>-2.0457033838</text:p>
          </table:table-cell>
          <table:table-cell table:formula="of:=13.8*13.8/9.3*1E+045/[.B206]/([.B206]*[.B206]+1/9.3/9.3*1E+030)" office:value-type="float" office:value="0.0414199462006441" calcext:value-type="float">
            <text:p>0.0414199462</text:p>
          </table:table-cell>
          <table:table-cell table:style-name="ce2" table:formula="of:=1-13.8*13.8*1E+030/([.B206]*[.B206]+[.D206]*[.D206])" office:value-type="float" office:value="-2.04626667304721" calcext:value-type="float">
            <text:p>-2.046266673</text:p>
          </table:table-cell>
          <table:table-cell table:formula="of:=13.8*13.8*1E+030*[.D206]/[.B206]/([.B206]*[.B206]+[.D206]*[.D206])" office:value-type="float" office:value="5.97178949639561E-016" calcext:value-type="float">
            <text:p>5.97178949639561E-016</text:p>
          </table:table-cell>
          <table:table-cell table:number-columns-repeated="1014"/>
        </table:table-row>
        <table:table-row table:style-name="ro2">
          <table:table-cell office:value-type="float" office:value="1234.06" calcext:value-type="float">
            <text:p>1234.06</text:p>
          </table:table-cell>
          <table:table-cell table:style-name="ce1" table:formula="of:=[.A207]*1000000000000*2*PI()" office:value-type="float" office:value="7.75382766017804E+015" calcext:value-type="float">
            <text:p>7.75E+15</text:p>
          </table:table-cell>
          <table:table-cell office:value-type="float" office:value="1.478" calcext:value-type="float">
            <text:p>1.478</text:p>
          </table:table-cell>
          <table:table-cell office:value-type="float" office:value="1.59" calcext:value-type="float">
            <text:p>1.59</text:p>
          </table:table-cell>
          <table:table-cell office:value-type="float" office:value="-4.71258" calcext:value-type="float">
            <text:p>-4.71258</text:p>
          </table:table-cell>
          <table:table-cell office:value-type="float" office:value="4.70004" calcext:value-type="float">
            <text:p>4.70004</text:p>
          </table:table-cell>
          <table:table-cell table:style-name="ce2" table:formula="of:=1-13.8*13.8*1E+030/([.B207]*[.B207]+1/9.3/9.3*1E+030)" office:value-type="float" office:value="-2.1669585098128" calcext:value-type="float">
            <text:p>-2.1669585098</text:p>
          </table:table-cell>
          <table:table-cell table:formula="of:=13.8*13.8/9.3*1E+045/[.B207]/([.B207]*[.B207]+1/9.3/9.3*1E+030)" office:value-type="float" office:value="0.0439180735015629" calcext:value-type="float">
            <text:p>0.0439180735</text:p>
          </table:table-cell>
          <table:table-cell table:style-name="ce2" table:formula="of:=1-13.8*13.8*1E+030/([.B207]*[.B207]+[.D207]*[.D207])" office:value-type="float" office:value="-2.16756754752962" calcext:value-type="float">
            <text:p>-2.1675675475</text:p>
          </table:table-cell>
          <table:table-cell table:formula="of:=13.8*13.8*1E+030*[.D207]/[.B207]/([.B207]*[.B207]+[.D207]*[.D207])" office:value-type="float" office:value="6.49541442149678E-016" calcext:value-type="float">
            <text:p>6.49541442149678E-016</text:p>
          </table:table-cell>
          <table:table-cell table:number-columns-repeated="1014"/>
        </table:table-row>
        <table:table-row table:style-name="ro2">
          <table:table-cell office:value-type="float" office:value="1209.68" calcext:value-type="float">
            <text:p>1209.68</text:p>
          </table:table-cell>
          <table:table-cell table:style-name="ce1" table:formula="of:=[.A208]*1000000000000*2*PI()" office:value-type="float" office:value="7.600643602389E+015" calcext:value-type="float">
            <text:p>7.60E+15</text:p>
          </table:table-cell>
          <table:table-cell office:value-type="float" office:value="1.484" calcext:value-type="float">
            <text:p>1.484</text:p>
          </table:table-cell>
          <table:table-cell office:value-type="float" office:value="1.636" calcext:value-type="float">
            <text:p>1.636</text:p>
          </table:table-cell>
          <table:table-cell office:value-type="float" office:value="-4.87875" calcext:value-type="float">
            <text:p>-4.87875</text:p>
          </table:table-cell>
          <table:table-cell office:value-type="float" office:value="4.85565" calcext:value-type="float">
            <text:p>4.85565</text:p>
          </table:table-cell>
          <table:table-cell table:style-name="ce2" table:formula="of:=1-13.8*13.8*1E+030/([.B208]*[.B208]+1/9.3/9.3*1E+030)" office:value-type="float" office:value="-2.29587342312803" calcext:value-type="float">
            <text:p>-2.2958734231</text:p>
          </table:table-cell>
          <table:table-cell table:formula="of:=13.8*13.8/9.3*1E+045/[.B208]/([.B208]*[.B208]+1/9.3/9.3*1E+030)" office:value-type="float" office:value="0.0466269713821084" calcext:value-type="float">
            <text:p>0.0466269714</text:p>
          </table:table-cell>
          <table:table-cell table:style-name="ce2" table:formula="of:=1-13.8*13.8*1E+030/([.B208]*[.B208]+[.D208]*[.D208])" office:value-type="float" office:value="-2.29653305842987" calcext:value-type="float">
            <text:p>-2.2965330584</text:p>
          </table:table-cell>
          <table:table-cell table:formula="of:=13.8*13.8*1E+030*[.D208]/[.B208]/([.B208]*[.B208]+[.D208]*[.D208])" office:value-type="float" office:value="7.09562027338858E-016" calcext:value-type="float">
            <text:p>7.09562027338858E-016</text:p>
          </table:table-cell>
          <table:table-cell table:number-columns-repeated="1014"/>
        </table:table-row>
        <table:table-row table:style-name="ro2">
          <table:table-cell office:value-type="float" office:value="1185.77" calcext:value-type="float">
            <text:p>1185.77</text:p>
          </table:table-cell>
          <table:table-cell table:style-name="ce1" table:formula="of:=[.A209]*1000000000000*2*PI()" office:value-type="float" office:value="7.45041264169434E+015" calcext:value-type="float">
            <text:p>7.45E+15</text:p>
          </table:table-cell>
          <table:table-cell office:value-type="float" office:value="1.49" calcext:value-type="float">
            <text:p>1.49</text:p>
          </table:table-cell>
          <table:table-cell office:value-type="float" office:value="1.698" calcext:value-type="float">
            <text:p>1.698</text:p>
          </table:table-cell>
          <table:table-cell office:value-type="float" office:value="-5.1033" calcext:value-type="float">
            <text:p>-5.1033</text:p>
          </table:table-cell>
          <table:table-cell office:value-type="float" office:value="5.06004" calcext:value-type="float">
            <text:p>5.06004</text:p>
          </table:table-cell>
          <table:table-cell table:style-name="ce2" table:formula="of:=1-13.8*13.8*1E+030/([.B209]*[.B209]+1/9.3/9.3*1E+030)" office:value-type="float" office:value="-2.43010226497576" calcext:value-type="float">
            <text:p>-2.430102265</text:p>
          </table:table-cell>
          <table:table-cell table:formula="of:=13.8*13.8/9.3*1E+045/[.B209]/([.B209]*[.B209]+1/9.3/9.3*1E+030)" office:value-type="float" office:value="0.0495043990544865" calcext:value-type="float">
            <text:p>0.0495043991</text:p>
          </table:table-cell>
          <table:table-cell table:style-name="ce2" table:formula="of:=1-13.8*13.8*1E+030/([.B209]*[.B209]+[.D209]*[.D209])" office:value-type="float" office:value="-2.43081672925012" calcext:value-type="float">
            <text:p>-2.4308167293</text:p>
          </table:table-cell>
          <table:table-cell table:formula="of:=13.8*13.8*1E+030*[.D209]/[.B209]/([.B209]*[.B209]+[.D209]*[.D209])" office:value-type="float" office:value="7.81906598523903E-016" calcext:value-type="float">
            <text:p>7.81906598523903E-016</text:p>
          </table:table-cell>
          <table:table-cell table:number-columns-repeated="1014"/>
        </table:table-row>
        <table:table-row table:style-name="ro2">
          <table:table-cell office:value-type="float" office:value="1161.44" calcext:value-type="float">
            <text:p>1161.44</text:p>
          </table:table-cell>
          <table:table-cell table:style-name="ce1" table:formula="of:=[.A210]*1000000000000*2*PI()" office:value-type="float" office:value="7.29754274317066E+015" calcext:value-type="float">
            <text:p>7.30E+15</text:p>
          </table:table-cell>
          <table:table-cell office:value-type="float" office:value="1.504" calcext:value-type="float">
            <text:p>1.504</text:p>
          </table:table-cell>
          <table:table-cell office:value-type="float" office:value="1.748" calcext:value-type="float">
            <text:p>1.748</text:p>
          </table:table-cell>
          <table:table-cell office:value-type="float" office:value="-5.31752" calcext:value-type="float">
            <text:p>-5.31752</text:p>
          </table:table-cell>
          <table:table-cell office:value-type="float" office:value="5.25798" calcext:value-type="float">
            <text:p>5.25798</text:p>
          </table:table-cell>
          <table:table-cell table:style-name="ce2" table:formula="of:=1-13.8*13.8*1E+030/([.B210]*[.B210]+1/9.3/9.3*1E+030)" office:value-type="float" office:value="-2.57528443591103" calcext:value-type="float">
            <text:p>-2.5752844359</text:p>
          </table:table-cell>
          <table:table-cell table:formula="of:=13.8*13.8/9.3*1E+045/[.B210]/([.B210]*[.B210]+1/9.3/9.3*1E+030)" office:value-type="float" office:value="0.0526806351380229" calcext:value-type="float">
            <text:p>0.0526806351</text:p>
          </table:table-cell>
          <table:table-cell table:style-name="ce2" table:formula="of:=1-13.8*13.8*1E+030/([.B210]*[.B210]+[.D210]*[.D210])" office:value-type="float" office:value="-2.57606066766777" calcext:value-type="float">
            <text:p>-2.5760606677</text:p>
          </table:table-cell>
          <table:table-cell table:formula="of:=13.8*13.8*1E+030*[.D210]/[.B210]/([.B210]*[.B210]+[.D210]*[.D210])" office:value-type="float" office:value="8.56583409933867E-016" calcext:value-type="float">
            <text:p>8.56583409933867E-016</text:p>
          </table:table-cell>
          <table:table-cell table:number-columns-repeated="1014"/>
        </table:table-row>
        <table:table-row table:style-name="ro2">
          <table:table-cell office:value-type="float" office:value="1137.23" calcext:value-type="float">
            <text:p>1137.23</text:p>
          </table:table-cell>
          <table:table-cell table:style-name="ce1" table:formula="of:=[.A211]*1000000000000*2*PI()" office:value-type="float" office:value="7.14542682688384E+015" calcext:value-type="float">
            <text:p>7.15E+15</text:p>
          </table:table-cell>
          <table:table-cell office:value-type="float" office:value="1.546" calcext:value-type="float">
            <text:p>1.546</text:p>
          </table:table-cell>
          <table:table-cell office:value-type="float" office:value="1.784" calcext:value-type="float">
            <text:p>1.784</text:p>
          </table:table-cell>
          <table:table-cell office:value-type="float" office:value="-5.57277" calcext:value-type="float">
            <text:p>-5.57277</text:p>
          </table:table-cell>
          <table:table-cell office:value-type="float" office:value="5.51613" calcext:value-type="float">
            <text:p>5.51613</text:p>
          </table:table-cell>
          <table:table-cell table:style-name="ce2" table:formula="of:=1-13.8*13.8*1E+030/([.B211]*[.B211]+1/9.3/9.3*1E+030)" office:value-type="float" office:value="-2.72909531840066" calcext:value-type="float">
            <text:p>-2.7290953184</text:p>
          </table:table-cell>
          <table:table-cell table:formula="of:=13.8*13.8/9.3*1E+045/[.B211]/([.B211]*[.B211]+1/9.3/9.3*1E+030)" office:value-type="float" office:value="0.0561167304543997" calcext:value-type="float">
            <text:p>0.0561167305</text:p>
          </table:table-cell>
          <table:table-cell table:style-name="ce2" table:formula="of:=1-13.8*13.8*1E+030/([.B211]*[.B211]+[.D211]*[.D211])" office:value-type="float" office:value="-2.72993978258513" calcext:value-type="float">
            <text:p>-2.7299397826</text:p>
          </table:table-cell>
          <table:table-cell table:formula="of:=13.8*13.8*1E+030*[.D211]/[.B211]/([.B211]*[.B211]+[.D211]*[.D211])" office:value-type="float" office:value="9.31254735839737E-016" calcext:value-type="float">
            <text:p>9.31254735839737E-016</text:p>
          </table:table-cell>
          <table:table-cell table:number-columns-repeated="1014"/>
        </table:table-row>
        <table:table-row table:style-name="ro2">
          <table:table-cell office:value-type="float" office:value="1113.17" calcext:value-type="float">
            <text:p>1113.17</text:p>
          </table:table-cell>
          <table:table-cell table:style-name="ce1" table:formula="of:=[.A212]*1000000000000*2*PI()" office:value-type="float" office:value="6.9942533883931E+015" calcext:value-type="float">
            <text:p>6.99E+15</text:p>
          </table:table-cell>
          <table:table-cell office:value-type="float" office:value="1.598" calcext:value-type="float">
            <text:p>1.598</text:p>
          </table:table-cell>
          <table:table-cell office:value-type="float" office:value="1.822" calcext:value-type="float">
            <text:p>1.822</text:p>
          </table:table-cell>
          <table:table-cell office:value-type="float" office:value="-5.87329" calcext:value-type="float">
            <text:p>-5.87329</text:p>
          </table:table-cell>
          <table:table-cell office:value-type="float" office:value="5.82311" calcext:value-type="float">
            <text:p>5.82311</text:p>
          </table:table-cell>
          <table:table-cell table:style-name="ce2" table:formula="of:=1-13.8*13.8*1E+030/([.B212]*[.B212]+1/9.3/9.3*1E+030)" office:value-type="float" office:value="-2.89199986560096" calcext:value-type="float">
            <text:p>-2.8919998656</text:p>
          </table:table-cell>
          <table:table-cell table:formula="of:=13.8*13.8/9.3*1E+045/[.B212]/([.B212]*[.B212]+1/9.3/9.3*1E+030)" office:value-type="float" office:value="0.0598340646192333" calcext:value-type="float">
            <text:p>0.0598340646</text:p>
          </table:table-cell>
          <table:table-cell table:style-name="ce2" table:formula="of:=1-13.8*13.8*1E+030/([.B212]*[.B212]+[.D212]*[.D212])" office:value-type="float" office:value="-2.89291973081485" calcext:value-type="float">
            <text:p>-2.8929197308</text:p>
          </table:table-cell>
          <table:table-cell table:formula="of:=13.8*13.8*1E+030*[.D212]/[.B212]/([.B212]*[.B212]+[.D212]*[.D212])" office:value-type="float" office:value="1.01410391583972E-015" calcext:value-type="float">
            <text:p>1.01410391583972E-015</text:p>
          </table:table-cell>
          <table:table-cell table:number-columns-repeated="1014"/>
        </table:table-row>
        <table:table-row table:style-name="ro2">
          <table:table-cell office:value-type="float" office:value="1088.93" calcext:value-type="float">
            <text:p>1088.93</text:p>
          </table:table-cell>
          <table:table-cell table:style-name="ce1" table:formula="of:=[.A213]*1000000000000*2*PI()" office:value-type="float" office:value="6.84194897654707E+015" calcext:value-type="float">
            <text:p>6.84E+15</text:p>
          </table:table-cell>
          <table:table-cell office:value-type="float" office:value="1.648" calcext:value-type="float">
            <text:p>1.648</text:p>
          </table:table-cell>
          <table:table-cell office:value-type="float" office:value="1.852" calcext:value-type="float">
            <text:p>1.852</text:p>
          </table:table-cell>
          <table:table-cell office:value-type="float" office:value="-6.14581" calcext:value-type="float">
            <text:p>-6.14581</text:p>
          </table:table-cell>
          <table:table-cell office:value-type="float" office:value="6.10419" calcext:value-type="float">
            <text:p>6.10419</text:p>
          </table:table-cell>
          <table:table-cell table:style-name="ce2" table:formula="of:=1-13.8*13.8*1E+030/([.B213]*[.B213]+1/9.3/9.3*1E+030)" office:value-type="float" office:value="-3.06716000878206" calcext:value-type="float">
            <text:p>-3.0671600088</text:p>
          </table:table-cell>
          <table:table-cell table:formula="of:=13.8*13.8/9.3*1E+045/[.B213]/([.B213]*[.B213]+1/9.3/9.3*1E+030)" office:value-type="float" office:value="0.0639187802629711" calcext:value-type="float">
            <text:p>0.0639187803</text:p>
          </table:table-cell>
          <table:table-cell table:style-name="ce2" table:formula="of:=1-13.8*13.8*1E+030/([.B213]*[.B213]+[.D213]*[.D213])" office:value-type="float" office:value="-3.06816454523046" calcext:value-type="float">
            <text:p>-3.0681645452</text:p>
          </table:table-cell>
          <table:table-cell table:formula="of:=13.8*13.8*1E+030*[.D213]/[.B213]/([.B213]*[.B213]+[.D213]*[.D213])" office:value-type="float" office:value="1.10118341478324E-015" calcext:value-type="float">
            <text:p>1.10118341478324E-015</text:p>
          </table:table-cell>
          <table:table-cell table:number-columns-repeated="1014"/>
        </table:table-row>
        <table:table-row table:style-name="ro2">
          <table:table-cell office:value-type="float" office:value="1064.58" calcext:value-type="float">
            <text:p>1064.58</text:p>
          </table:table-cell>
          <table:table-cell table:style-name="ce1" table:formula="of:=[.A214]*1000000000000*2*PI()" office:value-type="float" office:value="6.68895341431724E+015" calcext:value-type="float">
            <text:p>6.69E+15</text:p>
          </table:table-cell>
          <table:table-cell office:value-type="float" office:value="1.69" calcext:value-type="float">
            <text:p>1.69</text:p>
          </table:table-cell>
          <table:table-cell office:value-type="float" office:value="1.882" calcext:value-type="float">
            <text:p>1.882</text:p>
          </table:table-cell>
          <table:table-cell office:value-type="float" office:value="-6.39802" calcext:value-type="float">
            <text:p>-6.39802</text:p>
          </table:table-cell>
          <table:table-cell office:value-type="float" office:value="6.36116" calcext:value-type="float">
            <text:p>6.36116</text:p>
          </table:table-cell>
          <table:table-cell table:style-name="ce2" table:formula="of:=1-13.8*13.8*1E+030/([.B214]*[.B214]+1/9.3/9.3*1E+030)" office:value-type="float" office:value="-3.25529444545799" calcext:value-type="float">
            <text:p>-3.2552944455</text:p>
          </table:table-cell>
          <table:table-cell table:formula="of:=13.8*13.8/9.3*1E+045/[.B214]/([.B214]*[.B214]+1/9.3/9.3*1E+030)" office:value-type="float" office:value="0.0684051022904408" calcext:value-type="float">
            <text:p>0.0684051023</text:p>
          </table:table-cell>
          <table:table-cell table:style-name="ce2" table:formula="of:=1-13.8*13.8*1E+030/([.B214]*[.B214]+[.D214]*[.D214])" office:value-type="float" office:value="-3.25639407747625" calcext:value-type="float">
            <text:p>-3.2563940775</text:p>
          </table:table-cell>
          <table:table-cell table:formula="of:=13.8*13.8*1E+030*[.D214]/[.B214]/([.B214]*[.B214]+[.D214]*[.D214])" office:value-type="float" office:value="1.19757653516682E-015" calcext:value-type="float">
            <text:p>1.19757653516682E-015</text:p>
          </table:table-cell>
          <table:table-cell table:number-columns-repeated="1014"/>
        </table:table-row>
        <table:table-row table:style-name="ro2">
          <table:table-cell office:value-type="float" office:value="1040.58" calcext:value-type="float">
            <text:p>1040.58</text:p>
          </table:table-cell>
          <table:table-cell table:style-name="ce1" table:formula="of:=[.A215]*1000000000000*2*PI()" office:value-type="float" office:value="6.53815696694493E+015" calcext:value-type="float">
            <text:p>6.54E+15</text:p>
          </table:table-cell>
          <table:table-cell office:value-type="float" office:value="1.742" calcext:value-type="float">
            <text:p>1.742</text:p>
          </table:table-cell>
          <table:table-cell office:value-type="float" office:value="1.9" calcext:value-type="float">
            <text:p>1.9</text:p>
          </table:table-cell>
          <table:table-cell office:value-type="float" office:value="-6.64456" calcext:value-type="float">
            <text:p>-6.64456</text:p>
          </table:table-cell>
          <table:table-cell office:value-type="float" office:value="6.6196" calcext:value-type="float">
            <text:p>6.6196</text:p>
          </table:table-cell>
          <table:table-cell table:style-name="ce2" table:formula="of:=1-13.8*13.8*1E+030/([.B215]*[.B215]+1/9.3/9.3*1E+030)" office:value-type="float" office:value="-3.45379310108907" calcext:value-type="float">
            <text:p>-3.4537931011</text:p>
          </table:table-cell>
          <table:table-cell table:formula="of:=13.8*13.8/9.3*1E+045/[.B215]/([.B215]*[.B215]+1/9.3/9.3*1E+030)" office:value-type="float" office:value="0.0732473212878289" calcext:value-type="float">
            <text:p>0.0732473213</text:p>
          </table:table-cell>
          <table:table-cell table:style-name="ce2" table:formula="of:=1-13.8*13.8*1E+030/([.B215]*[.B215]+[.D215]*[.D215])" office:value-type="float" office:value="-3.45499773048116" calcext:value-type="float">
            <text:p>-3.4549977305</text:p>
          </table:table-cell>
          <table:table-cell table:formula="of:=13.8*13.8*1E+030*[.D215]/[.B215]/([.B215]*[.B215]+[.D215]*[.D215])" office:value-type="float" office:value="1.29463023459184E-015" calcext:value-type="float">
            <text:p>1.29463023459184E-015</text:p>
          </table:table-cell>
          <table:table-cell table:number-columns-repeated="1014"/>
        </table:table-row>
        <table:table-row table:style-name="ro2">
          <table:table-cell office:value-type="float" office:value="1016.26" calcext:value-type="float">
            <text:p>1016.26</text:p>
          </table:table-cell>
          <table:table-cell table:style-name="ce1" table:formula="of:=[.A216]*1000000000000*2*PI()" office:value-type="float" office:value="6.38534990027433E+015" calcext:value-type="float">
            <text:p>6.39E+15</text:p>
          </table:table-cell>
          <table:table-cell office:value-type="float" office:value="1.776" calcext:value-type="float">
            <text:p>1.776</text:p>
          </table:table-cell>
          <table:table-cell office:value-type="float" office:value="1.918" calcext:value-type="float">
            <text:p>1.918</text:p>
          </table:table-cell>
          <table:table-cell office:value-type="float" office:value="-6.8329" calcext:value-type="float">
            <text:p>-6.8329</text:p>
          </table:table-cell>
          <table:table-cell office:value-type="float" office:value="6.81274" calcext:value-type="float">
            <text:p>6.81274</text:p>
          </table:table-cell>
          <table:table-cell table:style-name="ce2" table:formula="of:=1-13.8*13.8*1E+030/([.B216]*[.B216]+1/9.3/9.3*1E+030)" office:value-type="float" office:value="-3.6694489878318" calcext:value-type="float">
            <text:p>-3.6694489878</text:p>
          </table:table-cell>
          <table:table-cell table:formula="of:=13.8*13.8/9.3*1E+045/[.B216]/([.B216]*[.B216]+1/9.3/9.3*1E+030)" office:value-type="float" office:value="0.0786317581425884" calcext:value-type="float">
            <text:p>0.0786317581</text:p>
          </table:table-cell>
          <table:table-cell table:style-name="ce2" table:formula="of:=1-13.8*13.8*1E+030/([.B216]*[.B216]+[.D216]*[.D216])" office:value-type="float" office:value="-3.67077311695382" calcext:value-type="float">
            <text:p>-3.670773117</text:p>
          </table:table-cell>
          <table:table-cell table:formula="of:=13.8*13.8*1E+030*[.D216]/[.B216]/([.B216]*[.B216]+[.D216]*[.D216])" office:value-type="float" office:value="1.40298385808623E-015" calcext:value-type="float">
            <text:p>1.40298385808623E-015</text:p>
          </table:table-cell>
          <table:table-cell table:number-columns-repeated="1014"/>
        </table:table-row>
        <table:table-row table:style-name="ro2">
          <table:table-cell office:value-type="float" office:value="992.063" calcext:value-type="float">
            <text:p>992.063</text:p>
          </table:table-cell>
          <table:table-cell table:style-name="ce1" table:formula="of:=[.A217]*1000000000000*2*PI()" office:value-type="float" office:value="6.2333156653965E+015" calcext:value-type="float">
            <text:p>6.23E+15</text:p>
          </table:table-cell>
          <table:table-cell office:value-type="float" office:value="1.812" calcext:value-type="float">
            <text:p>1.812</text:p>
          </table:table-cell>
          <table:table-cell office:value-type="float" office:value="1.92" calcext:value-type="float">
            <text:p>1.92</text:p>
          </table:table-cell>
          <table:table-cell office:value-type="float" office:value="-6.96974" calcext:value-type="float">
            <text:p>-6.96974</text:p>
          </table:table-cell>
          <table:table-cell office:value-type="float" office:value="6.95808" calcext:value-type="float">
            <text:p>6.95808</text:p>
          </table:table-cell>
          <table:table-cell table:style-name="ce2" table:formula="of:=1-13.8*13.8*1E+030/([.B217]*[.B217]+1/9.3/9.3*1E+030)" office:value-type="float" office:value="-3.89993947241001" calcext:value-type="float">
            <text:p>-3.8999394724</text:p>
          </table:table-cell>
          <table:table-cell table:formula="of:=13.8*13.8/9.3*1E+045/[.B217]/([.B217]*[.B217]+1/9.3/9.3*1E+030)" office:value-type="float" office:value="0.084525674676157" calcext:value-type="float">
            <text:p>0.0845256747</text:p>
          </table:table-cell>
          <table:table-cell table:style-name="ce2" table:formula="of:=1-13.8*13.8*1E+030/([.B217]*[.B217]+[.D217]*[.D217])" office:value-type="float" office:value="-3.90139756994768" calcext:value-type="float">
            <text:p>-3.9013975699</text:p>
          </table:table-cell>
          <table:table-cell table:formula="of:=13.8*13.8*1E+030*[.D217]/[.B217]/([.B217]*[.B217]+[.D217]*[.D217])" office:value-type="float" office:value="1.50973957352133E-015" calcext:value-type="float">
            <text:p>1.50973957352133E-015</text:p>
          </table:table-cell>
          <table:table-cell table:number-columns-repeated="1014"/>
        </table:table-row>
        <table:table-row table:style-name="ro2">
          <table:table-cell office:value-type="float" office:value="967.742" calcext:value-type="float">
            <text:p>967.742</text:p>
          </table:table-cell>
          <table:table-cell table:style-name="ce1" table:formula="of:=[.A218]*1000000000000*2*PI()" office:value-type="float" office:value="6.08050231554059E+015" calcext:value-type="float">
            <text:p>6.08E+15</text:p>
          </table:table-cell>
          <table:table-cell office:value-type="float" office:value="1.83" calcext:value-type="float">
            <text:p>1.83</text:p>
          </table:table-cell>
          <table:table-cell office:value-type="float" office:value="1.916" calcext:value-type="float">
            <text:p>1.916</text:p>
          </table:table-cell>
          <table:table-cell office:value-type="float" office:value="-7.01996" calcext:value-type="float">
            <text:p>-7.01996</text:p>
          </table:table-cell>
          <table:table-cell office:value-type="float" office:value="7.01256" calcext:value-type="float">
            <text:p>7.01256</text:p>
          </table:table-cell>
          <table:table-cell table:style-name="ce2" table:formula="of:=1-13.8*13.8*1E+030/([.B218]*[.B218]+1/9.3/9.3*1E+030)" office:value-type="float" office:value="-4.14924392411272" calcext:value-type="float">
            <text:p>-4.1492439241</text:p>
          </table:table-cell>
          <table:table-cell table:formula="of:=13.8*13.8/9.3*1E+045/[.B218]/([.B218]*[.B218]+1/9.3/9.3*1E+030)" office:value-type="float" office:value="0.0910586187859195" calcext:value-type="float">
            <text:p>0.0910586188</text:p>
          </table:table-cell>
          <table:table-cell table:style-name="ce2" table:formula="of:=1-13.8*13.8*1E+030/([.B218]*[.B218]+[.D218]*[.D218])" office:value-type="float" office:value="-4.15085419392658" calcext:value-type="float">
            <text:p>-4.1508541939</text:p>
          </table:table-cell>
          <table:table-cell table:formula="of:=13.8*13.8*1E+030*[.D218]/[.B218]/([.B218]*[.B218]+[.D218]*[.D218])" office:value-type="float" office:value="1.62306272137089E-015" calcext:value-type="float">
            <text:p>1.62306272137089E-015</text:p>
          </table:table-cell>
          <table:table-cell table:number-columns-repeated="1014"/>
        </table:table-row>
        <table:table-row table:style-name="ro2">
          <table:table-cell office:value-type="float" office:value="943.693" calcext:value-type="float">
            <text:p>943.693</text:p>
          </table:table-cell>
          <table:table-cell table:style-name="ce1" table:formula="of:=[.A219]*1000000000000*2*PI()" office:value-type="float" office:value="5.92939799208823E+015" calcext:value-type="float">
            <text:p>5.93E+15</text:p>
          </table:table-cell>
          <table:table-cell office:value-type="float" office:value="1.84" calcext:value-type="float">
            <text:p>1.84</text:p>
          </table:table-cell>
          <table:table-cell office:value-type="float" office:value="1.904" calcext:value-type="float">
            <text:p>1.904</text:p>
          </table:table-cell>
          <table:table-cell office:value-type="float" office:value="-7.01082" calcext:value-type="float">
            <text:p>-7.01082</text:p>
          </table:table-cell>
          <table:table-cell office:value-type="float" office:value="7.00672" calcext:value-type="float">
            <text:p>7.00672</text:p>
          </table:table-cell>
          <table:table-cell table:style-name="ce2" table:formula="of:=1-13.8*13.8*1E+030/([.B219]*[.B219]+1/9.3/9.3*1E+030)" office:value-type="float" office:value="-4.41494649414728" calcext:value-type="float">
            <text:p>-4.4149464941</text:p>
          </table:table-cell>
          <table:table-cell table:formula="of:=13.8*13.8/9.3*1E+045/[.B219]/([.B219]*[.B219]+1/9.3/9.3*1E+030)" office:value-type="float" office:value="0.0981975424782665" calcext:value-type="float">
            <text:p>0.0981975425</text:p>
          </table:table-cell>
          <table:table-cell table:style-name="ce2" table:formula="of:=1-13.8*13.8*1E+030/([.B219]*[.B219]+[.D219]*[.D219])" office:value-type="float" office:value="-4.41672726102266" calcext:value-type="float">
            <text:p>-4.416727261</text:p>
          </table:table-cell>
          <table:table-cell table:formula="of:=13.8*13.8*1E+030*[.D219]/[.B219]/([.B219]*[.B219]+[.D219]*[.D219])" office:value-type="float" office:value="1.73937534952936E-015" calcext:value-type="float">
            <text:p>1.73937534952936E-015</text:p>
          </table:table-cell>
          <table:table-cell table:number-columns-repeated="1014"/>
        </table:table-row>
        <table:table-row table:style-name="ro2">
          <table:table-cell office:value-type="float" office:value="919.399" calcext:value-type="float">
            <text:p>919.399</text:p>
          </table:table-cell>
          <table:table-cell table:style-name="ce1" table:formula="of:=[.A220]*1000000000000*2*PI()" office:value-type="float" office:value="5.7767542882356E+015" calcext:value-type="float">
            <text:p>5.78E+15</text:p>
          </table:table-cell>
          <table:table-cell office:value-type="float" office:value="1.824" calcext:value-type="float">
            <text:p>1.824</text:p>
          </table:table-cell>
          <table:table-cell office:value-type="float" office:value="1.878" calcext:value-type="float">
            <text:p>1.878</text:p>
          </table:table-cell>
          <table:table-cell office:value-type="float" office:value="-6.85386" calcext:value-type="float">
            <text:p>-6.85386</text:p>
          </table:table-cell>
          <table:table-cell office:value-type="float" office:value="6.85094" calcext:value-type="float">
            <text:p>6.85094</text:p>
          </table:table-cell>
          <table:table-cell table:style-name="ce2" table:formula="of:=1-13.8*13.8*1E+030/([.B220]*[.B220]+1/9.3/9.3*1E+030)" office:value-type="float" office:value="-4.70479362087543" calcext:value-type="float">
            <text:p>-4.7047936209</text:p>
          </table:table-cell>
          <table:table-cell table:formula="of:=13.8*13.8/9.3*1E+045/[.B220]/([.B220]*[.B220]+1/9.3/9.3*1E+030)" office:value-type="float" office:value="0.106187426070825" calcext:value-type="float">
            <text:p>0.1061874261</text:p>
          </table:table-cell>
          <table:table-cell table:style-name="ce2" table:formula="of:=1-13.8*13.8*1E+030/([.B220]*[.B220]+[.D220]*[.D220])" office:value-type="float" office:value="-4.70677016379791" calcext:value-type="float">
            <text:p>-4.7067701638</text:p>
          </table:table-cell>
          <table:table-cell table:formula="of:=13.8*13.8*1E+030*[.D220]/[.B220]/([.B220]*[.B220]+[.D220]*[.D220])" office:value-type="float" office:value="1.85524843759382E-015" calcext:value-type="float">
            <text:p>1.85524843759382E-015</text:p>
          </table:table-cell>
          <table:table-cell table:number-columns-repeated="1014"/>
        </table:table-row>
        <table:table-row table:style-name="ro2">
          <table:table-cell office:value-type="float" office:value="895.255" calcext:value-type="float">
            <text:p>895.255</text:p>
          </table:table-cell>
          <table:table-cell table:style-name="ce1" table:formula="of:=[.A221]*1000000000000*2*PI()" office:value-type="float" office:value="5.62505306217906E+015" calcext:value-type="float">
            <text:p>5.63E+15</text:p>
          </table:table-cell>
          <table:table-cell office:value-type="float" office:value="1.798" calcext:value-type="float">
            <text:p>1.798</text:p>
          </table:table-cell>
          <table:table-cell office:value-type="float" office:value="1.86" calcext:value-type="float">
            <text:p>1.86</text:p>
          </table:table-cell>
          <table:table-cell office:value-type="float" office:value="-6.6924" calcext:value-type="float">
            <text:p>-6.6924</text:p>
          </table:table-cell>
          <table:table-cell office:value-type="float" office:value="6.68856" calcext:value-type="float">
            <text:p>6.68856</text:p>
          </table:table-cell>
          <table:table-cell table:style-name="ce2" table:formula="of:=1-13.8*13.8*1E+030/([.B221]*[.B221]+1/9.3/9.3*1E+030)" office:value-type="float" office:value="-5.01653238794262" calcext:value-type="float">
            <text:p>-5.0165323879</text:p>
          </table:table-cell>
          <table:table-cell table:formula="of:=13.8*13.8/9.3*1E+045/[.B221]/([.B221]*[.B221]+1/9.3/9.3*1E+030)" office:value-type="float" office:value="0.115010286888712" calcext:value-type="float">
            <text:p>0.1150102869</text:p>
          </table:table-cell>
          <table:table-cell table:style-name="ce2" table:formula="of:=1-13.8*13.8*1E+030/([.B221]*[.B221]+[.D221]*[.D221])" office:value-type="float" office:value="-5.01873089120619" calcext:value-type="float">
            <text:p>-5.0187308912</text:p>
          </table:table-cell>
          <table:table-cell table:formula="of:=13.8*13.8*1E+030*[.D221]/[.B221]/([.B221]*[.B221]+[.D221]*[.D221])" office:value-type="float" office:value="1.9901749074891E-015" calcext:value-type="float">
            <text:p>1.9901749074891E-015</text:p>
          </table:table-cell>
          <table:table-cell table:number-columns-repeated="1014"/>
        </table:table-row>
        <table:table-row table:style-name="ro2">
          <table:table-cell office:value-type="float" office:value="871.08" calcext:value-type="float">
            <text:p>871.08</text:p>
          </table:table-cell>
          <table:table-cell table:style-name="ce1" table:formula="of:=[.A222]*1000000000000*2*PI()" office:value-type="float" office:value="5.47315705737799E+015" calcext:value-type="float">
            <text:p>5.47E+15</text:p>
          </table:table-cell>
          <table:table-cell office:value-type="float" office:value="1.766" calcext:value-type="float">
            <text:p>1.766</text:p>
          </table:table-cell>
          <table:table-cell office:value-type="float" office:value="1.846" calcext:value-type="float">
            <text:p>1.846</text:p>
          </table:table-cell>
          <table:table-cell office:value-type="float" office:value="-6.52647" calcext:value-type="float">
            <text:p>-6.52647</text:p>
          </table:table-cell>
          <table:table-cell office:value-type="float" office:value="6.52007" calcext:value-type="float">
            <text:p>6.52007</text:p>
          </table:table-cell>
          <table:table-cell table:style-name="ce2" table:formula="of:=1-13.8*13.8*1E+030/([.B222]*[.B222]+1/9.3/9.3*1E+030)" office:value-type="float" office:value="-5.35498832539872" calcext:value-type="float">
            <text:p>-5.3549883254</text:p>
          </table:table-cell>
          <table:table-cell table:formula="of:=13.8*13.8/9.3*1E+045/[.B222]/([.B222]*[.B222]+1/9.3/9.3*1E+030)" office:value-type="float" office:value="0.124851538305247" calcext:value-type="float">
            <text:p>0.1248515383</text:p>
          </table:table-cell>
          <table:table-cell table:style-name="ce2" table:formula="of:=1-13.8*13.8*1E+030/([.B222]*[.B222]+[.D222]*[.D222])" office:value-type="float" office:value="-5.35744118696494" calcext:value-type="float">
            <text:p>-5.357441187</text:p>
          </table:table-cell>
          <table:table-cell table:formula="of:=13.8*13.8*1E+030*[.D222]/[.B222]/([.B222]*[.B222]+[.D222]*[.D222])" office:value-type="float" office:value="2.14425354655537E-015" calcext:value-type="float">
            <text:p>2.14425354655537E-015</text:p>
          </table:table-cell>
          <table:table-cell table:number-columns-repeated="1014"/>
        </table:table-row>
        <table:table-row table:style-name="ro2">
          <table:table-cell office:value-type="float" office:value="846.979" calcext:value-type="float">
            <text:p>846.979</text:p>
          </table:table-cell>
          <table:table-cell table:style-name="ce1" table:formula="of:=[.A223]*1000000000000*2*PI()" office:value-type="float" office:value="5.32172600828966E+015" calcext:value-type="float">
            <text:p>5.32E+15</text:p>
          </table:table-cell>
          <table:table-cell office:value-type="float" office:value="1.74" calcext:value-type="float">
            <text:p>1.74</text:p>
          </table:table-cell>
          <table:table-cell office:value-type="float" office:value="1.848" calcext:value-type="float">
            <text:p>1.848</text:p>
          </table:table-cell>
          <table:table-cell office:value-type="float" office:value="-6.4427" calcext:value-type="float">
            <text:p>-6.4427</text:p>
          </table:table-cell>
          <table:table-cell office:value-type="float" office:value="6.43104" calcext:value-type="float">
            <text:p>6.43104</text:p>
          </table:table-cell>
          <table:table-cell table:style-name="ce2" table:formula="of:=1-13.8*13.8*1E+030/([.B223]*[.B223]+1/9.3/9.3*1E+030)" office:value-type="float" office:value="-5.72164985243949" calcext:value-type="float">
            <text:p>-5.7216498524</text:p>
          </table:table-cell>
          <table:table-cell table:formula="of:=13.8*13.8/9.3*1E+045/[.B223]/([.B223]*[.B223]+1/9.3/9.3*1E+030)" office:value-type="float" office:value="0.135812713304587" calcext:value-type="float">
            <text:p>0.1358127133</text:p>
          </table:table-cell>
          <table:table-cell table:style-name="ce2" table:formula="of:=1-13.8*13.8*1E+030/([.B223]*[.B223]+[.D223]*[.D223])" office:value-type="float" office:value="-5.7243939842375" calcext:value-type="float">
            <text:p>-5.7243939842</text:p>
          </table:table-cell>
          <table:table-cell table:formula="of:=13.8*13.8*1E+030*[.D223]/[.B223]/([.B223]*[.B223]+[.D223]*[.D223])" office:value-type="float" office:value="2.3350845315061E-015" calcext:value-type="float">
            <text:p>2.3350845315061E-015</text:p>
          </table:table-cell>
          <table:table-cell table:number-columns-repeated="1014"/>
        </table:table-row>
        <table:table-row table:style-name="ro2">
          <table:table-cell office:value-type="float" office:value="822.594" calcext:value-type="float">
            <text:p>822.594</text:p>
          </table:table-cell>
          <table:table-cell table:style-name="ce1" table:formula="of:=[.A224]*1000000000000*2*PI()" office:value-type="float" office:value="5.16851053457409E+015" calcext:value-type="float">
            <text:p>5.17E+15</text:p>
          </table:table-cell>
          <table:table-cell office:value-type="float" office:value="1.716" calcext:value-type="float">
            <text:p>1.716</text:p>
          </table:table-cell>
          <table:table-cell office:value-type="float" office:value="1.862" calcext:value-type="float">
            <text:p>1.862</text:p>
          </table:table-cell>
          <table:table-cell office:value-type="float" office:value="-6.4117" calcext:value-type="float">
            <text:p>-6.4117</text:p>
          </table:table-cell>
          <table:table-cell office:value-type="float" office:value="6.39038" calcext:value-type="float">
            <text:p>6.39038</text:p>
          </table:table-cell>
          <table:table-cell table:style-name="ce2" table:formula="of:=1-13.8*13.8*1E+030/([.B224]*[.B224]+1/9.3/9.3*1E+030)" office:value-type="float" office:value="-6.12589522216408" calcext:value-type="float">
            <text:p>-6.1258952222</text:p>
          </table:table-cell>
          <table:table-cell table:formula="of:=13.8*13.8/9.3*1E+045/[.B224]/([.B224]*[.B224]+1/9.3/9.3*1E+030)" office:value-type="float" office:value="0.148248762884442" calcext:value-type="float">
            <text:p>0.1482487629</text:p>
          </table:table-cell>
          <table:table-cell table:style-name="ce2" table:formula="of:=1-13.8*13.8*1E+030/([.B224]*[.B224]+[.D224]*[.D224])" office:value-type="float" office:value="-6.12897942351866" calcext:value-type="float">
            <text:p>-6.1289794235</text:p>
          </table:table-cell>
          <table:table-cell table:formula="of:=13.8*13.8*1E+030*[.D224]/[.B224]/([.B224]*[.B224]+[.D224]*[.D224])" office:value-type="float" office:value="2.56827563720649E-015" calcext:value-type="float">
            <text:p>2.56827563720649E-015</text:p>
          </table:table-cell>
          <table:table-cell table:number-columns-repeated="1014"/>
        </table:table-row>
        <table:table-row table:style-name="ro2">
          <table:table-cell office:value-type="float" office:value="798.509" calcext:value-type="float">
            <text:p>798.509</text:p>
          </table:table-cell>
          <table:table-cell table:style-name="ce1" table:formula="of:=[.A225]*1000000000000*2*PI()" office:value-type="float" office:value="5.01718001645066E+015" calcext:value-type="float">
            <text:p>5.02E+15</text:p>
          </table:table-cell>
          <table:table-cell office:value-type="float" office:value="1.696" calcext:value-type="float">
            <text:p>1.696</text:p>
          </table:table-cell>
          <table:table-cell office:value-type="float" office:value="1.906" calcext:value-type="float">
            <text:p>1.906</text:p>
          </table:table-cell>
          <table:table-cell office:value-type="float" office:value="-6.50925" calcext:value-type="float">
            <text:p>-6.50925</text:p>
          </table:table-cell>
          <table:table-cell office:value-type="float" office:value="6.46515" calcext:value-type="float">
            <text:p>6.46515</text:p>
          </table:table-cell>
          <table:table-cell table:style-name="ce2" table:formula="of:=1-13.8*13.8*1E+030/([.B225]*[.B225]+1/9.3/9.3*1E+030)" office:value-type="float" office:value="-6.56204698031702" calcext:value-type="float">
            <text:p>-6.5620469803</text:p>
          </table:table-cell>
          <table:table-cell table:formula="of:=13.8*13.8/9.3*1E+045/[.B225]/([.B225]*[.B225]+1/9.3/9.3*1E+030)" office:value-type="float" office:value="0.162067800746786" calcext:value-type="float">
            <text:p>0.1620678007</text:p>
          </table:table-cell>
          <table:table-cell table:style-name="ce2" table:formula="of:=1-13.8*13.8*1E+030/([.B225]*[.B225]+[.D225]*[.D225])" office:value-type="float" office:value="-6.56552037477057" calcext:value-type="float">
            <text:p>-6.5655203748</text:p>
          </table:table-cell>
          <table:table-cell table:formula="of:=13.8*13.8*1E+030*[.D225]/[.B225]/([.B225]*[.B225]+[.D225]*[.D225])" office:value-type="float" office:value="2.87410094655401E-015" calcext:value-type="float">
            <text:p>2.87410094655401E-015</text:p>
          </table:table-cell>
          <table:table-cell table:number-columns-repeated="1014"/>
        </table:table-row>
        <table:table-row table:style-name="ro2">
          <table:table-cell office:value-type="float" office:value="774.194" calcext:value-type="float">
            <text:p>774.194</text:p>
          </table:table-cell>
          <table:table-cell table:style-name="ce1" table:formula="of:=[.A226]*1000000000000*2*PI()" office:value-type="float" office:value="4.86440436570659E+015" calcext:value-type="float">
            <text:p>4.86E+15</text:p>
          </table:table-cell>
          <table:table-cell office:value-type="float" office:value="1.674" calcext:value-type="float">
            <text:p>1.674</text:p>
          </table:table-cell>
          <table:table-cell office:value-type="float" office:value="1.936" calcext:value-type="float">
            <text:p>1.936</text:p>
          </table:table-cell>
          <table:table-cell office:value-type="float" office:value="-6.55037" calcext:value-type="float">
            <text:p>-6.55037</text:p>
          </table:table-cell>
          <table:table-cell office:value-type="float" office:value="6.48173" calcext:value-type="float">
            <text:p>6.48173</text:p>
          </table:table-cell>
          <table:table-cell table:style-name="ce2" table:formula="of:=1-13.8*13.8*1E+030/([.B226]*[.B226]+1/9.3/9.3*1E+030)" office:value-type="float" office:value="-7.04427073806837" calcext:value-type="float">
            <text:p>-7.0442707381</text:p>
          </table:table-cell>
          <table:table-cell table:formula="of:=13.8*13.8/9.3*1E+045/[.B226]/([.B226]*[.B226]+1/9.3/9.3*1E+030)" office:value-type="float" office:value="0.177817320097268" calcext:value-type="float">
            <text:p>0.1778173201</text:p>
          </table:table-cell>
          <table:table-cell table:style-name="ce2" table:formula="of:=1-13.8*13.8*1E+030/([.B226]*[.B226]+[.D226]*[.D226])" office:value-type="float" office:value="-7.04820136153396" calcext:value-type="float">
            <text:p>-7.0482013615</text:p>
          </table:table-cell>
          <table:table-cell table:formula="of:=13.8*13.8*1E+030*[.D226]/[.B226]/([.B226]*[.B226]+[.D226]*[.D226])" office:value-type="float" office:value="3.20312964641179E-015" calcext:value-type="float">
            <text:p>3.20312964641179E-015</text:p>
          </table:table-cell>
          <table:table-cell table:number-columns-repeated="1014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1" table:formula="of:=[.A227]*1000000000000*2*PI()" office:value-type="float" office:value="4.71238898038469E+015" calcext:value-type="float">
            <text:p>4.71E+15</text:p>
          </table:table-cell>
          <table:table-cell office:value-type="float" office:value="1.658" calcext:value-type="float">
            <text:p>1.658</text:p>
          </table:table-cell>
          <table:table-cell office:value-type="float" office:value="1.956" calcext:value-type="float">
            <text:p>1.956</text:p>
          </table:table-cell>
          <table:table-cell office:value-type="float" office:value="-6.5749" calcext:value-type="float">
            <text:p>-6.5749</text:p>
          </table:table-cell>
          <table:table-cell office:value-type="float" office:value="6.4861" calcext:value-type="float">
            <text:p>6.4861</text:p>
          </table:table-cell>
          <table:table-cell table:style-name="ce2" table:formula="of:=1-13.8*13.8*1E+030/([.B227]*[.B227]+1/9.3/9.3*1E+030)" office:value-type="float" office:value="-7.57136224242387" calcext:value-type="float">
            <text:p>-7.5713622424</text:p>
          </table:table-cell>
          <table:table-cell table:formula="of:=13.8*13.8/9.3*1E+045/[.B227]/([.B227]*[.B227]+1/9.3/9.3*1E+030)" office:value-type="float" office:value="0.195580597836988" calcext:value-type="float">
            <text:p>0.1955805978</text:p>
          </table:table-cell>
          <table:table-cell table:style-name="ce2" table:formula="of:=1-13.8*13.8*1E+030/([.B227]*[.B227]+[.D227]*[.D227])" office:value-type="float" office:value="-7.57582498348747" calcext:value-type="float">
            <text:p>-7.5758249835</text:p>
          </table:table-cell>
          <table:table-cell table:formula="of:=13.8*13.8*1E+030*[.D227]/[.B227]/([.B227]*[.B227]+[.D227]*[.D227])" office:value-type="float" office:value="3.55961991625151E-015" calcext:value-type="float">
            <text:p>3.55961991625151E-015</text:p>
          </table:table-cell>
          <table:table-cell table:number-columns-repeated="1014"/>
        </table:table-row>
        <table:table-row table:style-name="ro2">
          <table:table-cell office:value-type="float" office:value="725.865" calcext:value-type="float">
            <text:p>725.865</text:p>
          </table:table-cell>
          <table:table-cell table:style-name="ce1" table:formula="of:=[.A228]*1000000000000*2*PI()" office:value-type="float" office:value="4.56074430299591E+015" calcext:value-type="float">
            <text:p>4.56E+15</text:p>
          </table:table-cell>
          <table:table-cell office:value-type="float" office:value="1.636" calcext:value-type="float">
            <text:p>1.636</text:p>
          </table:table-cell>
          <table:table-cell office:value-type="float" office:value="1.958" calcext:value-type="float">
            <text:p>1.958</text:p>
          </table:table-cell>
          <table:table-cell office:value-type="float" office:value="-6.51026" calcext:value-type="float">
            <text:p>-6.51026</text:p>
          </table:table-cell>
          <table:table-cell office:value-type="float" office:value="6.40658" calcext:value-type="float">
            <text:p>6.40658</text:p>
          </table:table-cell>
          <table:table-cell table:style-name="ce2" table:formula="of:=1-13.8*13.8*1E+030/([.B228]*[.B228]+1/9.3/9.3*1E+030)" office:value-type="float" office:value="-8.15051180966315" calcext:value-type="float">
            <text:p>-8.1505118097</text:p>
          </table:table-cell>
          <table:table-cell table:formula="of:=13.8*13.8/9.3*1E+045/[.B228]/([.B228]*[.B228]+1/9.3/9.3*1E+030)" office:value-type="float" office:value="0.215738032143726" calcext:value-type="float">
            <text:p>0.2157380321</text:p>
          </table:table-cell>
          <table:table-cell table:style-name="ce2" table:formula="of:=1-13.8*13.8*1E+030/([.B228]*[.B228]+[.D228]*[.D228])" office:value-type="float" office:value="-8.15559818072975" calcext:value-type="float">
            <text:p>-8.1555981807</text:p>
          </table:table-cell>
          <table:table-cell table:formula="of:=13.8*13.8*1E+030*[.D228]/[.B228]/([.B228]*[.B228]+[.D228]*[.D228])" office:value-type="float" office:value="3.93064378243985E-015" calcext:value-type="float">
            <text:p>3.93064378243985E-015</text:p>
          </table:table-cell>
          <table:table-cell table:number-columns-repeated="1014"/>
        </table:table-row>
        <table:table-row table:style-name="ro2">
          <table:table-cell office:value-type="float" office:value="701.754" calcext:value-type="float">
            <text:p>701.754</text:p>
          </table:table-cell>
          <table:table-cell table:style-name="ce1" table:formula="of:=[.A229]*1000000000000*2*PI()" office:value-type="float" office:value="4.4092504220545E+015" calcext:value-type="float">
            <text:p>4.41E+15</text:p>
          </table:table-cell>
          <table:table-cell office:value-type="float" office:value="1.616" calcext:value-type="float">
            <text:p>1.616</text:p>
          </table:table-cell>
          <table:table-cell office:value-type="float" office:value="1.94" calcext:value-type="float">
            <text:p>1.94</text:p>
          </table:table-cell>
          <table:table-cell office:value-type="float" office:value="-6.37506" calcext:value-type="float">
            <text:p>-6.37506</text:p>
          </table:table-cell>
          <table:table-cell office:value-type="float" office:value="6.27008" calcext:value-type="float">
            <text:p>6.27008</text:p>
          </table:table-cell>
          <table:table-cell table:style-name="ce2" table:formula="of:=1-13.8*13.8*1E+030/([.B229]*[.B229]+1/9.3/9.3*1E+030)" office:value-type="float" office:value="-8.78972382889279" calcext:value-type="float">
            <text:p>-8.7897238289</text:p>
          </table:table-cell>
          <table:table-cell table:formula="of:=13.8*13.8/9.3*1E+045/[.B229]/([.B229]*[.B229]+1/9.3/9.3*1E+030)" office:value-type="float" office:value="0.23873864613354" calcext:value-type="float">
            <text:p>0.2387386461</text:p>
          </table:table-cell>
          <table:table-cell table:style-name="ce2" table:formula="of:=1-13.8*13.8*1E+030/([.B229]*[.B229]+[.D229]*[.D229])" office:value-type="float" office:value="-8.79554586658802" calcext:value-type="float">
            <text:p>-8.7955458666</text:p>
          </table:table-cell>
          <table:table-cell table:formula="of:=13.8*13.8*1E+030*[.D229]/[.B229]/([.B229]*[.B229]+[.D229]*[.D229])" office:value-type="float" office:value="4.30988425745302E-015" calcext:value-type="float">
            <text:p>4.30988425745302E-015</text:p>
          </table:table-cell>
          <table:table-cell table:number-columns-repeated="1014"/>
        </table:table-row>
        <table:table-row table:style-name="ro2">
          <table:table-cell office:value-type="float" office:value="677.507" calcext:value-type="float">
            <text:p>677.507</text:p>
          </table:table-cell>
          <table:table-cell table:style-name="ce1" table:formula="of:=[.A230]*1000000000000*2*PI()" office:value-type="float" office:value="4.25690202791132E+015" calcext:value-type="float">
            <text:p>4.26E+15</text:p>
          </table:table-cell>
          <table:table-cell office:value-type="float" office:value="1.562" calcext:value-type="float">
            <text:p>1.562</text:p>
          </table:table-cell>
          <table:table-cell office:value-type="float" office:value="1.904" calcext:value-type="float">
            <text:p>1.904</text:p>
          </table:table-cell>
          <table:table-cell office:value-type="float" office:value="-6.06506" calcext:value-type="float">
            <text:p>-6.06506</text:p>
          </table:table-cell>
          <table:table-cell office:value-type="float" office:value="5.9481" calcext:value-type="float">
            <text:p>5.9481</text:p>
          </table:table-cell>
          <table:table-cell table:style-name="ce2" table:formula="of:=1-13.8*13.8*1E+030/([.B230]*[.B230]+1/9.3/9.3*1E+030)" office:value-type="float" office:value="-9.50252815617788" calcext:value-type="float">
            <text:p>-9.5025281562</text:p>
          </table:table-cell>
          <table:table-cell table:formula="of:=13.8*13.8/9.3*1E+045/[.B230]/([.B230]*[.B230]+1/9.3/9.3*1E+030)" office:value-type="float" office:value="0.265287783324656" calcext:value-type="float">
            <text:p>0.2652877833</text:p>
          </table:table-cell>
          <table:table-cell table:style-name="ce2" table:formula="of:=1-13.8*13.8*1E+030/([.B230]*[.B230]+[.D230]*[.D230])" office:value-type="float" office:value="-9.50922917206041" calcext:value-type="float">
            <text:p>-9.5092291721</text:p>
          </table:table-cell>
          <table:table-cell table:formula="of:=13.8*13.8*1E+030*[.D230]/[.B230]/([.B230]*[.B230]+[.D230]*[.D230])" office:value-type="float" office:value="4.70050102454927E-015" calcext:value-type="float">
            <text:p>4.70050102454927E-015</text:p>
          </table:table-cell>
          <table:table-cell table:number-columns-repeated="1014"/>
        </table:table-row>
        <table:table-row table:style-name="ro2">
          <table:table-cell office:value-type="float" office:value="653.31" calcext:value-type="float">
            <text:p>653.31</text:p>
          </table:table-cell>
          <table:table-cell table:style-name="ce1" table:formula="of:=[.A231]*1000000000000*2*PI()" office:value-type="float" office:value="4.1048677930335E+015" calcext:value-type="float">
            <text:p>4.10E+15</text:p>
          </table:table-cell>
          <table:table-cell office:value-type="float" office:value="1.426" calcext:value-type="float">
            <text:p>1.426</text:p>
          </table:table-cell>
          <table:table-cell office:value-type="float" office:value="1.846" calcext:value-type="float">
            <text:p>1.846</text:p>
          </table:table-cell>
          <table:table-cell office:value-type="float" office:value="-5.44119" calcext:value-type="float">
            <text:p>-5.44119</text:p>
          </table:table-cell>
          <table:table-cell office:value-type="float" office:value="5.26479" calcext:value-type="float">
            <text:p>5.26479</text:p>
          </table:table-cell>
          <table:table-cell table:style-name="ce2" table:formula="of:=1-13.8*13.8*1E+030/([.B231]*[.B231]+1/9.3/9.3*1E+030)" office:value-type="float" office:value="-10.294367737524" calcext:value-type="float">
            <text:p>-10.2943677375</text:p>
          </table:table-cell>
          <table:table-cell table:formula="of:=13.8*13.8/9.3*1E+045/[.B231]/([.B231]*[.B231]+1/9.3/9.3*1E+030)" office:value-type="float" office:value="0.295855604870116" calcext:value-type="float">
            <text:p>0.2958556049</text:p>
          </table:table-cell>
          <table:table-cell table:style-name="ce2" table:formula="of:=1-13.8*13.8*1E+030/([.B231]*[.B231]+[.D231]*[.D231])" office:value-type="float" office:value="-10.3021176657154" calcext:value-type="float">
            <text:p>-10.3021176657</text:p>
          </table:table-cell>
          <table:table-cell table:formula="of:=13.8*13.8*1E+030*[.D231]/[.B231]/([.B231]*[.B231]+[.D231]*[.D231])" office:value-type="float" office:value="5.08267507331639E-015" calcext:value-type="float">
            <text:p>5.08267507331639E-015</text:p>
          </table:table-cell>
          <table:table-cell table:number-columns-repeated="1014"/>
        </table:table-row>
        <table:table-row table:style-name="ro2">
          <table:table-cell office:value-type="float" office:value="629.063" calcext:value-type="float">
            <text:p>629.063</text:p>
          </table:table-cell>
          <table:table-cell table:style-name="ce1" table:formula="of:=[.A232]*1000000000000*2*PI()" office:value-type="float" office:value="3.95251939889031E+015" calcext:value-type="float">
            <text:p>3.95E+15</text:p>
          </table:table-cell>
          <table:table-cell office:value-type="float" office:value="1.242" calcext:value-type="float">
            <text:p>1.242</text:p>
          </table:table-cell>
          <table:table-cell office:value-type="float" office:value="1.796" calcext:value-type="float">
            <text:p>1.796</text:p>
          </table:table-cell>
          <table:table-cell office:value-type="float" office:value="-4.76818" calcext:value-type="float">
            <text:p>-4.76818</text:p>
          </table:table-cell>
          <table:table-cell office:value-type="float" office:value="4.46126" calcext:value-type="float">
            <text:p>4.46126</text:p>
          </table:table-cell>
          <table:table-cell table:style-name="ce2" table:formula="of:=1-13.8*13.8*1E+030/([.B232]*[.B232]+1/9.3/9.3*1E+030)" office:value-type="float" office:value="-11.1811657664777" calcext:value-type="float">
            <text:p>-11.1811657665</text:p>
          </table:table-cell>
          <table:table-cell table:formula="of:=13.8*13.8/9.3*1E+045/[.B232]/([.B232]*[.B232]+1/9.3/9.3*1E+030)" office:value-type="float" office:value="0.331384273776551" calcext:value-type="float">
            <text:p>0.3313842738</text:p>
          </table:table-cell>
          <table:table-cell table:style-name="ce2" table:formula="of:=1-13.8*13.8*1E+030/([.B232]*[.B232]+[.D232]*[.D232])" office:value-type="float" office:value="-11.1901809575531" calcext:value-type="float">
            <text:p>-11.1901809576</text:p>
          </table:table-cell>
          <table:table-cell table:formula="of:=13.8*13.8*1E+030*[.D232]/[.B232]/([.B232]*[.B232]+[.D232]*[.D232])" office:value-type="float" office:value="5.53914169426015E-015" calcext:value-type="float">
            <text:p>5.53914169426015E-015</text:p>
          </table:table-cell>
          <table:table-cell table:number-columns-repeated="1014"/>
        </table:table-row>
        <table:table-row table:style-name="ro2">
          <table:table-cell office:value-type="float" office:value="604.961" calcext:value-type="float">
            <text:p>604.961</text:p>
          </table:table-cell>
          <table:table-cell table:style-name="ce1" table:formula="of:=[.A233]*1000000000000*2*PI()" office:value-type="float" office:value="3.80108206661667E+015" calcext:value-type="float">
            <text:p>3.80E+15</text:p>
          </table:table-cell>
          <table:table-cell office:value-type="float" office:value="0.916" calcext:value-type="float">
            <text:p>0.916</text:p>
          </table:table-cell>
          <table:table-cell office:value-type="float" office:value="1.84" calcext:value-type="float">
            <text:p>1.84</text:p>
          </table:table-cell>
          <table:table-cell office:value-type="float" office:value="-4.22466" calcext:value-type="float">
            <text:p>-4.22466</text:p>
          </table:table-cell>
          <table:table-cell office:value-type="float" office:value="3.37088" calcext:value-type="float">
            <text:p>3.37088</text:p>
          </table:table-cell>
          <table:table-cell table:style-name="ce2" table:formula="of:=1-13.8*13.8*1E+030/([.B233]*[.B233]+1/9.3/9.3*1E+030)" office:value-type="float" office:value="-12.1703185682436" calcext:value-type="float">
            <text:p>-12.1703185682</text:p>
          </table:table-cell>
          <table:table-cell table:formula="of:=13.8*13.8/9.3*1E+045/[.B233]/([.B233]*[.B233]+1/9.3/9.3*1E+030)" office:value-type="float" office:value="0.372568458688512" calcext:value-type="float">
            <text:p>0.3725684587</text:p>
          </table:table-cell>
          <table:table-cell table:style-name="ce2" table:formula="of:=1-13.8*13.8*1E+030/([.B233]*[.B233]+[.D233]*[.D233])" office:value-type="float" office:value="-12.1808579683113" calcext:value-type="float">
            <text:p>-12.1808579683</text:p>
          </table:table-cell>
          <table:table-cell table:formula="of:=13.8*13.8*1E+030*[.D233]/[.B233]/([.B233]*[.B233]+[.D233]*[.D233])" office:value-type="float" office:value="6.38049330076161E-015" calcext:value-type="float">
            <text:p>6.38049330076161E-015</text:p>
          </table:table-cell>
          <table:table-cell table:number-columns-repeated="1014"/>
        </table:table-row>
        <table:table-row table:style-name="ro2">
          <table:table-cell office:value-type="float" office:value="580.72" calcext:value-type="float">
            <text:p>580.72</text:p>
          </table:table-cell>
          <table:table-cell table:style-name="ce1" table:formula="of:=[.A234]*1000000000000*2*PI()" office:value-type="float" office:value="3.64877137158533E+015" calcext:value-type="float">
            <text:p>3.65E+15</text:p>
          </table:table-cell>
          <table:table-cell office:value-type="float" office:value="0.608" calcext:value-type="float">
            <text:p>0.608</text:p>
          </table:table-cell>
          <table:table-cell office:value-type="float" office:value="2.12" calcext:value-type="float">
            <text:p>2.12</text:p>
          </table:table-cell>
          <table:table-cell office:value-type="float" office:value="-4.86406" calcext:value-type="float">
            <text:p>-4.86406</text:p>
          </table:table-cell>
          <table:table-cell office:value-type="float" office:value="2.57792" calcext:value-type="float">
            <text:p>2.57792</text:p>
          </table:table-cell>
          <table:table-cell table:style-name="ce2" table:formula="of:=1-13.8*13.8*1E+030/([.B234]*[.B234]+1/9.3/9.3*1E+030)" office:value-type="float" office:value="-13.2918310448909" calcext:value-type="float">
            <text:p>-13.2918310449</text:p>
          </table:table-cell>
          <table:table-cell table:formula="of:=13.8*13.8/9.3*1E+045/[.B234]/([.B234]*[.B234]+1/9.3/9.3*1E+030)" office:value-type="float" office:value="0.421170818840497" calcext:value-type="float">
            <text:p>0.4211708188</text:p>
          </table:table-cell>
          <table:table-cell table:style-name="ce2" table:formula="of:=1-13.8*13.8*1E+030/([.B234]*[.B234]+[.D234]*[.D234])" office:value-type="float" office:value="-13.3042426706711" calcext:value-type="float">
            <text:p>-13.3042426707</text:p>
          </table:table-cell>
          <table:table-cell table:formula="of:=13.8*13.8*1E+030*[.D234]/[.B234]/([.B234]*[.B234]+[.D234]*[.D234])" office:value-type="float" office:value="8.31101523597161E-015" calcext:value-type="float">
            <text:p>8.31101523597161E-015</text:p>
          </table:table-cell>
          <table:table-cell table:number-columns-repeated="1014"/>
        </table:table-row>
        <table:table-row table:style-name="ro2">
          <table:table-cell office:value-type="float" office:value="556.483" calcext:value-type="float">
            <text:p>556.483</text:p>
          </table:table-cell>
          <table:table-cell table:style-name="ce1" table:formula="of:=[.A235]*1000000000000*2*PI()" office:value-type="float" office:value="3.49648580929522E+015" calcext:value-type="float">
            <text:p>3.50E+15</text:p>
          </table:table-cell>
          <table:table-cell office:value-type="float" office:value="0.402" calcext:value-type="float">
            <text:p>0.402</text:p>
          </table:table-cell>
          <table:table-cell office:value-type="float" office:value="2.54" calcext:value-type="float">
            <text:p>2.54</text:p>
          </table:table-cell>
          <table:table-cell office:value-type="float" office:value="-6.6132" calcext:value-type="float">
            <text:p>-6.6132</text:p>
          </table:table-cell>
          <table:table-cell office:value-type="float" office:value="2.04216" calcext:value-type="float">
            <text:p>2.04216</text:p>
          </table:table-cell>
          <table:table-cell table:style-name="ce2" table:formula="of:=1-13.8*13.8*1E+030/([.B235]*[.B235]+1/9.3/9.3*1E+030)" office:value-type="float" office:value="-14.5626696386409" calcext:value-type="float">
            <text:p>-14.5626696386</text:p>
          </table:table-cell>
          <table:table-cell table:formula="of:=13.8*13.8/9.3*1E+045/[.B235]/([.B235]*[.B235]+1/9.3/9.3*1E+030)" office:value-type="float" office:value="0.478596347521164" calcext:value-type="float">
            <text:p>0.4785963475</text:p>
          </table:table-cell>
          <table:table-cell table:style-name="ce2" table:formula="of:=1-13.8*13.8*1E+030/([.B235]*[.B235]+[.D235]*[.D235])" office:value-type="float" office:value="-14.5773878373292" calcext:value-type="float">
            <text:p>-14.5773878373</text:p>
          </table:table-cell>
          <table:table-cell table:formula="of:=13.8*13.8*1E+030*[.D235]/[.B235]/([.B235]*[.B235]+[.D235]*[.D235])" office:value-type="float" office:value="0.0000000000000113160948634856" calcext:value-type="float">
            <text:p>1.13160948634856E-014</text:p>
          </table:table-cell>
          <table:table-cell table:number-columns-repeated="1014"/>
        </table:table-row>
        <table:table-row table:style-name="ro2">
          <table:table-cell office:value-type="float" office:value="532.292" calcext:value-type="float">
            <text:p>532.292</text:p>
          </table:table-cell>
          <table:table-cell table:style-name="ce1" table:formula="of:=[.A236]*1000000000000*2*PI()" office:value-type="float" office:value="3.34448927352924E+015" calcext:value-type="float">
            <text:p>3.34E+15</text:p>
          </table:table-cell>
          <table:table-cell office:value-type="float" office:value="0.306" calcext:value-type="float">
            <text:p>0.306</text:p>
          </table:table-cell>
          <table:table-cell office:value-type="float" office:value="2.88" calcext:value-type="float">
            <text:p>2.88</text:p>
          </table:table-cell>
          <table:table-cell office:value-type="float" office:value="-8.38804" calcext:value-type="float">
            <text:p>-8.38804</text:p>
          </table:table-cell>
          <table:table-cell office:value-type="float" office:value="1.76256" calcext:value-type="float">
            <text:p>1.76256</text:p>
          </table:table-cell>
          <table:table-cell table:style-name="ce2" table:formula="of:=1-13.8*13.8*1E+030/([.B236]*[.B236]+1/9.3/9.3*1E+030)" office:value-type="float" office:value="-16.0078681459746" calcext:value-type="float">
            <text:p>-16.007868146</text:p>
          </table:table-cell>
          <table:table-cell table:formula="of:=13.8*13.8/9.3*1E+045/[.B236]/([.B236]*[.B236]+1/9.3/9.3*1E+030)" office:value-type="float" office:value="0.546810851188365" calcext:value-type="float">
            <text:p>0.5468108512</text:p>
          </table:table-cell>
          <table:table-cell table:style-name="ce2" table:formula="of:=1-13.8*13.8*1E+030/([.B236]*[.B236]+[.D236]*[.D236])" office:value-type="float" office:value="-16.025448368517" calcext:value-type="float">
            <text:p>-16.0254483685</text:p>
          </table:table-cell>
          <table:table-cell table:formula="of:=13.8*13.8*1E+030*[.D236]/[.B236]/([.B236]*[.B236]+[.D236]*[.D236])" office:value-type="float" office:value="0.0000000000000146609204847552" calcext:value-type="float">
            <text:p>1.46609204847552E-014</text:p>
          </table:table-cell>
          <table:table-cell table:number-columns-repeated="1014"/>
        </table:table-row>
        <table:table-row table:style-name="ro2">
          <table:table-cell office:value-type="float" office:value="459.7" calcext:value-type="float">
            <text:p>459.7</text:p>
          </table:table-cell>
          <table:table-cell table:style-name="ce1" table:formula="of:=[.A237]*1000000000000*2*PI()" office:value-type="float" office:value="2.88838028571046E+015" calcext:value-type="float">
            <text:p>2.89E+15</text:p>
          </table:table-cell>
          <table:table-cell office:value-type="float" office:value="0.166" calcext:value-type="float">
            <text:p>0.166</text:p>
          </table:table-cell>
          <table:table-cell office:value-type="float" office:value="3.15" calcext:value-type="float">
            <text:p>3.15</text:p>
          </table:table-cell>
          <table:table-cell office:value-type="float" office:value="-9.95006" calcext:value-type="float">
            <text:p>-9.95006</text:p>
          </table:table-cell>
          <table:table-cell office:value-type="float" office:value="1.0458" calcext:value-type="float">
            <text:p>1.0458</text:p>
          </table:table-cell>
          <table:table-cell table:style-name="ce2" table:formula="of:=1-13.8*13.8*1E+030/([.B237]*[.B237]+1/9.3/9.3*1E+030)" office:value-type="float" office:value="-21.7954392749105" calcext:value-type="float">
            <text:p>-21.7954392749</text:p>
          </table:table-cell>
          <table:table-cell table:formula="of:=13.8*13.8/9.3*1E+045/[.B237]/([.B237]*[.B237]+1/9.3/9.3*1E+030)" office:value-type="float" office:value="0.848614884544417" calcext:value-type="float">
            <text:p>0.8486148845</text:p>
          </table:table-cell>
          <table:table-cell table:style-name="ce2" table:formula="of:=1-13.8*13.8*1E+030/([.B237]*[.B237]+[.D237]*[.D237])" office:value-type="float" office:value="-21.8270309987455" calcext:value-type="float">
            <text:p>-21.8270309987</text:p>
          </table:table-cell>
          <table:table-cell table:formula="of:=13.8*13.8*1E+030*[.D237]/[.B237]/([.B237]*[.B237]+[.D237]*[.D237])" office:value-type="float" office:value="0.0000000000000248946262380273" calcext:value-type="float">
            <text:p>2.48946262380273E-014</text:p>
          </table:table-cell>
          <table:table-cell table:number-columns-repeated="1014"/>
        </table:table-row>
        <table:table-row table:style-name="ro2">
          <table:table-cell office:value-type="float" office:value="435.54" calcext:value-type="float">
            <text:p>435.54</text:p>
          </table:table-cell>
          <table:table-cell table:style-name="ce1" table:formula="of:=[.A238]*1000000000000*2*PI()" office:value-type="float" office:value="2.736578528689E+015" calcext:value-type="float">
            <text:p>2.74E+15</text:p>
          </table:table-cell>
          <table:table-cell office:value-type="float" office:value="0.16" calcext:value-type="float">
            <text:p>0.16</text:p>
          </table:table-cell>
          <table:table-cell office:value-type="float" office:value="3.8" calcext:value-type="float">
            <text:p>3.8</text:p>
          </table:table-cell>
          <table:table-cell office:value-type="float" office:value="-14.4656" calcext:value-type="float">
            <text:p>-14.4656</text:p>
          </table:table-cell>
          <table:table-cell office:value-type="float" office:value="1.216" calcext:value-type="float">
            <text:p>1.216</text:p>
          </table:table-cell>
          <table:table-cell table:style-name="ce2" table:formula="of:=1-13.8*13.8*1E+030/([.B238]*[.B238]+1/9.3/9.3*1E+030)" office:value-type="float" office:value="-24.3905643363301" calcext:value-type="float">
            <text:p>-24.3905643363</text:p>
          </table:table-cell>
          <table:table-cell table:formula="of:=13.8*13.8/9.3*1E+045/[.B238]/([.B238]*[.B238]+1/9.3/9.3*1E+030)" office:value-type="float" office:value="0.997657541921687" calcext:value-type="float">
            <text:p>0.9976575419</text:p>
          </table:table-cell>
          <table:table-cell table:style-name="ce2" table:formula="of:=1-13.8*13.8*1E+030/([.B238]*[.B238]+[.D238]*[.D238])" office:value-type="float" office:value="-24.4297647478597" calcext:value-type="float">
            <text:p>-24.4297647479</text:p>
          </table:table-cell>
          <table:table-cell table:formula="of:=13.8*13.8*1E+030*[.D238]/[.B238]/([.B238]*[.B238]+[.D238]*[.D238])" office:value-type="float" office:value="0.0000000000000353116510375313" calcext:value-type="float">
            <text:p>3.53116510375313E-014</text:p>
          </table:table-cell>
          <table:table-cell table:number-columns-repeated="1014"/>
        </table:table-row>
        <table:table-row table:style-name="ro2">
          <table:table-cell office:value-type="float" office:value="411.353" calcext:value-type="float">
            <text:p>411.353</text:p>
          </table:table-cell>
          <table:table-cell table:style-name="ce1" table:formula="of:=[.A239]*1000000000000*2*PI()" office:value-type="float" office:value="2.58460712566424E+015" calcext:value-type="float">
            <text:p>2.58E+15</text:p>
          </table:table-cell>
          <table:table-cell office:value-type="float" office:value="0.164" calcext:value-type="float">
            <text:p>0.164</text:p>
          </table:table-cell>
          <table:table-cell office:value-type="float" office:value="4.35" calcext:value-type="float">
            <text:p>4.35</text:p>
          </table:table-cell>
          <table:table-cell office:value-type="float" office:value="-18.9494" calcext:value-type="float">
            <text:p>-18.9494</text:p>
          </table:table-cell>
          <table:table-cell office:value-type="float" office:value="1.4268" calcext:value-type="float">
            <text:p>1.4268</text:p>
          </table:table-cell>
          <table:table-cell table:style-name="ce2" table:formula="of:=1-13.8*13.8*1E+030/([.B239]*[.B239]+1/9.3/9.3*1E+030)" office:value-type="float" office:value="-27.4588976806213" calcext:value-type="float">
            <text:p>-27.4588976806</text:p>
          </table:table-cell>
          <table:table-cell table:formula="of:=13.8*13.8/9.3*1E+045/[.B239]/([.B239]*[.B239]+1/9.3/9.3*1E+030)" office:value-type="float" office:value="1.18396970062193" calcext:value-type="float">
            <text:p>1.1839697006</text:p>
          </table:table-cell>
          <table:table-cell table:style-name="ce2" table:formula="of:=1-13.8*13.8*1E+030/([.B239]*[.B239]+[.D239]*[.D239])" office:value-type="float" office:value="-27.5081541299653" calcext:value-type="float">
            <text:p>-27.50815413</text:p>
          </table:table-cell>
          <table:table-cell table:formula="of:=13.8*13.8*1E+030*[.D239]/[.B239]/([.B239]*[.B239]+[.D239]*[.D239])" office:value-type="float" office:value="0.0000000000000479803948669678" calcext:value-type="float">
            <text:p>4.79803948669678E-014</text:p>
          </table:table-cell>
          <table:table-cell table:number-columns-repeated="1014"/>
        </table:table-row>
        <table:table-row table:style-name="ro2">
          <table:table-cell office:value-type="float" office:value="387.147" calcext:value-type="float">
            <text:p>387.147</text:p>
          </table:table-cell>
          <table:table-cell table:style-name="ce1" table:formula="of:=[.A240]*1000000000000*2*PI()" office:value-type="float" office:value="2.43251634211866E+015" calcext:value-type="float">
            <text:p>2.43E+15</text:p>
          </table:table-cell>
          <table:table-cell office:value-type="float" office:value="0.174" calcext:value-type="float">
            <text:p>0.174</text:p>
          </table:table-cell>
          <table:table-cell office:value-type="float" office:value="4.86" calcext:value-type="float">
            <text:p>4.86</text:p>
          </table:table-cell>
          <table:table-cell office:value-type="float" office:value="-23.6499" calcext:value-type="float">
            <text:p>-23.6499</text:p>
          </table:table-cell>
          <table:table-cell office:value-type="float" office:value="1.69128" calcext:value-type="float">
            <text:p>1.69128</text:p>
          </table:table-cell>
          <table:table-cell table:style-name="ce2" table:formula="of:=1-13.8*13.8*1E+030/([.B240]*[.B240]+1/9.3/9.3*1E+030)" office:value-type="float" office:value="-31.1217250241512" calcext:value-type="float">
            <text:p>-31.1217250242</text:p>
          </table:table-cell>
          <table:table-cell table:formula="of:=13.8*13.8/9.3*1E+045/[.B240]/([.B240]*[.B240]+1/9.3/9.3*1E+030)" office:value-type="float" office:value="1.41990779980528" calcext:value-type="float">
            <text:p>1.4199077998</text:p>
          </table:table-cell>
          <table:table-cell table:style-name="ce2" table:formula="of:=1-13.8*13.8*1E+030/([.B240]*[.B240]+[.D240]*[.D240])" office:value-type="float" office:value="-31.1844905872843" calcext:value-type="float">
            <text:p>-31.1844905873</text:p>
          </table:table-cell>
          <table:table-cell table:formula="of:=13.8*13.8*1E+030*[.D240]/[.B240]/([.B240]*[.B240]+[.D240]*[.D240])" office:value-type="float" office:value="0.0000000000000643023940048711" calcext:value-type="float">
            <text:p>6.43023940048711E-014</text:p>
          </table:table-cell>
          <table:table-cell table:number-columns-repeated="1014"/>
        </table:table-row>
        <table:table-row table:style-name="ro2">
          <table:table-cell office:value-type="float" office:value="362.932" calcext:value-type="float">
            <text:p>362.932</text:p>
          </table:table-cell>
          <table:table-cell table:style-name="ce1" table:formula="of:=[.A241]*1000000000000*2*PI()" office:value-type="float" office:value="2.2803690099053E+015" calcext:value-type="float">
            <text:p>2.28E+15</text:p>
          </table:table-cell>
          <table:table-cell office:value-type="float" office:value="0.188" calcext:value-type="float">
            <text:p>0.188</text:p>
          </table:table-cell>
          <table:table-cell office:value-type="float" office:value="5.39" calcext:value-type="float">
            <text:p>5.39</text:p>
          </table:table-cell>
          <table:table-cell office:value-type="float" office:value="-29.0874" calcext:value-type="float">
            <text:p>-29.0874</text:p>
          </table:table-cell>
          <table:table-cell office:value-type="float" office:value="2.02664" calcext:value-type="float">
            <text:p>2.02664</text:p>
          </table:table-cell>
          <table:table-cell table:style-name="ce2" table:formula="of:=1-13.8*13.8*1E+030/([.B241]*[.B241]+1/9.3/9.3*1E+030)" office:value-type="float" office:value="-35.5412466546861" calcext:value-type="float">
            <text:p>-35.5412466547</text:p>
          </table:table-cell>
          <table:table-cell table:formula="of:=13.8*13.8/9.3*1E+045/[.B241]/([.B241]*[.B241]+1/9.3/9.3*1E+030)" office:value-type="float" office:value="1.72303968782608" calcext:value-type="float">
            <text:p>1.7230396878</text:p>
          </table:table-cell>
          <table:table-cell table:style-name="ce2" table:formula="of:=1-13.8*13.8*1E+030/([.B241]*[.B241]+[.D241]*[.D241])" office:value-type="float" office:value="-35.6224936300255" calcext:value-type="float">
            <text:p>-35.62249363</text:p>
          </table:table-cell>
          <table:table-cell table:formula="of:=13.8*13.8*1E+030*[.D241]/[.B241]/([.B241]*[.B241]+[.D241]*[.D241])" office:value-type="float" office:value="0.0000000000000865628500512006" calcext:value-type="float">
            <text:p>8.65628500512006E-014</text:p>
          </table:table-cell>
          <table:table-cell table:number-columns-repeated="1014"/>
        </table:table-row>
        <table:table-row table:style-name="ro2">
          <table:table-cell office:value-type="float" office:value="338.753" calcext:value-type="float">
            <text:p>338.753</text:p>
          </table:table-cell>
          <table:table-cell table:style-name="ce1" table:formula="of:=[.A242]*1000000000000*2*PI()" office:value-type="float" office:value="2.12844787236301E+015" calcext:value-type="float">
            <text:p>2.13E+15</text:p>
          </table:table-cell>
          <table:table-cell office:value-type="float" office:value="0.21" calcext:value-type="float">
            <text:p>0.21</text:p>
          </table:table-cell>
          <table:table-cell office:value-type="float" office:value="5.88" calcext:value-type="float">
            <text:p>5.88</text:p>
          </table:table-cell>
          <table:table-cell office:value-type="float" office:value="-34.6185" calcext:value-type="float">
            <text:p>-34.6185</text:p>
          </table:table-cell>
          <table:table-cell office:value-type="float" office:value="2.4696" calcext:value-type="float">
            <text:p>2.4696</text:p>
          </table:table-cell>
          <table:table-cell table:style-name="ce2" table:formula="of:=1-13.8*13.8*1E+030/([.B242]*[.B242]+1/9.3/9.3*1E+030)" office:value-type="float" office:value="-40.9300285981581" calcext:value-type="float">
            <text:p>-40.9300285982</text:p>
          </table:table-cell>
          <table:table-cell table:formula="of:=13.8*13.8/9.3*1E+045/[.B242]/([.B242]*[.B242]+1/9.3/9.3*1E+030)" office:value-type="float" office:value="2.11825964081654" calcext:value-type="float">
            <text:p>2.1182596408</text:p>
          </table:table-cell>
          <table:table-cell table:style-name="ce2" table:formula="of:=1-13.8*13.8*1E+030/([.B242]*[.B242]+[.D242]*[.D242])" office:value-type="float" office:value="-41.0370407814531" calcext:value-type="float">
            <text:p>-41.0370407815</text:p>
          </table:table-cell>
          <table:table-cell table:formula="of:=13.8*13.8*1E+030*[.D242]/[.B242]/([.B242]*[.B242]+[.D242]*[.D242])" office:value-type="float" office:value="0.000000000000116130539537492" calcext:value-type="float">
            <text:p>1.16130539537492E-013</text:p>
          </table:table-cell>
          <table:table-cell table:number-columns-repeated="1014"/>
        </table:table-row>
        <table:table-row table:style-name="ro2">
          <table:table-cell office:value-type="float" office:value="314.564" calcext:value-type="float">
            <text:p>314.564</text:p>
          </table:table-cell>
          <table:table-cell table:style-name="ce1" table:formula="of:=[.A243]*1000000000000*2*PI()" office:value-type="float" office:value="1.97646390296764E+015" calcext:value-type="float">
            <text:p>1.98E+15</text:p>
          </table:table-cell>
          <table:table-cell office:value-type="float" office:value="0.236" calcext:value-type="float">
            <text:p>0.236</text:p>
          </table:table-cell>
          <table:table-cell office:value-type="float" office:value="6.47" calcext:value-type="float">
            <text:p>6.47</text:p>
          </table:table-cell>
          <table:table-cell office:value-type="float" office:value="-41.9166" calcext:value-type="float">
            <text:p>-41.9166</text:p>
          </table:table-cell>
          <table:table-cell office:value-type="float" office:value="3.05384" calcext:value-type="float">
            <text:p>3.05384</text:p>
          </table:table-cell>
          <table:table-cell table:style-name="ce2" table:formula="of:=1-13.8*13.8*1E+030/([.B243]*[.B243]+1/9.3/9.3*1E+030)" office:value-type="float" office:value="-47.6067843076696" calcext:value-type="float">
            <text:p>-47.6067843077</text:p>
          </table:table-cell>
          <table:table-cell table:formula="of:=13.8*13.8/9.3*1E+045/[.B243]/([.B243]*[.B243]+1/9.3/9.3*1E+030)" office:value-type="float" office:value="2.64438725099591" calcext:value-type="float">
            <text:p>2.644387251</text:p>
          </table:table-cell>
          <table:table-cell table:style-name="ce2" table:formula="of:=1-13.8*13.8*1E+030/([.B243]*[.B243]+[.D243]*[.D243])" office:value-type="float" office:value="-47.7506486680224" calcext:value-type="float">
            <text:p>-47.750648668</text:p>
          </table:table-cell>
          <table:table-cell table:formula="of:=13.8*13.8*1E+030*[.D243]/[.B243]/([.B243]*[.B243]+[.D243]*[.D243])" office:value-type="float" office:value="0.000000000000159586368568892" calcext:value-type="float">
            <text:p>1.59586368568892E-013</text:p>
          </table:table-cell>
          <table:table-cell table:number-columns-repeated="1014"/>
        </table:table-row>
        <table:table-row table:style-name="ro2">
          <table:table-cell office:value-type="float" office:value="290.416" calcext:value-type="float">
            <text:p>290.416</text:p>
          </table:table-cell>
          <table:table-cell table:style-name="ce1" table:formula="of:=[.A244]*1000000000000*2*PI()" office:value-type="float" office:value="1.82473754416987E+015" calcext:value-type="float">
            <text:p>1.82E+15</text:p>
          </table:table-cell>
          <table:table-cell office:value-type="float" office:value="0.272" calcext:value-type="float">
            <text:p>0.272</text:p>
          </table:table-cell>
          <table:table-cell office:value-type="float" office:value="7.07" calcext:value-type="float">
            <text:p>7.07</text:p>
          </table:table-cell>
          <table:table-cell office:value-type="float" office:value="-50.0589" calcext:value-type="float">
            <text:p>-50.0589</text:p>
          </table:table-cell>
          <table:table-cell office:value-type="float" office:value="3.84608" calcext:value-type="float">
            <text:p>3.84608</text:p>
          </table:table-cell>
          <table:table-cell table:style-name="ce2" table:formula="of:=1-13.8*13.8*1E+030/([.B244]*[.B244]+1/9.3/9.3*1E+030)" office:value-type="float" office:value="-55.9969889172092" calcext:value-type="float">
            <text:p>-55.9969889172</text:p>
          </table:table-cell>
          <table:table-cell table:formula="of:=13.8*13.8/9.3*1E+045/[.B244]/([.B244]*[.B244]+1/9.3/9.3*1E+030)" office:value-type="float" office:value="3.35867944697195" calcext:value-type="float">
            <text:p>3.358679447</text:p>
          </table:table-cell>
          <table:table-cell table:style-name="ce2" table:formula="of:=1-13.8*13.8*1E+030/([.B244]*[.B244]+[.D244]*[.D244])" office:value-type="float" office:value="-56.1949068746631" calcext:value-type="float">
            <text:p>-56.1949068747</text:p>
          </table:table-cell>
          <table:table-cell table:formula="of:=13.8*13.8*1E+030*[.D244]/[.B244]/([.B244]*[.B244]+[.D244]*[.D244])" office:value-type="float" office:value="0.000000000000221603371342824" calcext:value-type="float">
            <text:p>2.21603371342824E-013</text:p>
          </table:table-cell>
          <table:table-cell table:number-columns-repeated="1014"/>
        </table:table-row>
        <table:table-row table:style-name="ro2">
          <table:table-cell office:value-type="float" office:value="266.193" calcext:value-type="float">
            <text:p>266.193</text:p>
          </table:table-cell>
          <table:table-cell table:style-name="ce1" table:formula="of:=[.A245]*1000000000000*2*PI()" office:value-type="float" office:value="1.67253994647406E+015" calcext:value-type="float">
            <text:p>1.67E+15</text:p>
          </table:table-cell>
          <table:table-cell office:value-type="float" office:value="0.312" calcext:value-type="float">
            <text:p>0.312</text:p>
          </table:table-cell>
          <table:table-cell office:value-type="float" office:value="7.93" calcext:value-type="float">
            <text:p>7.93</text:p>
          </table:table-cell>
          <table:table-cell office:value-type="float" office:value="-62.9822" calcext:value-type="float">
            <text:p>-62.9822</text:p>
          </table:table-cell>
          <table:table-cell office:value-type="float" office:value="4.94832" calcext:value-type="float">
            <text:p>4.94832</text:p>
          </table:table-cell>
          <table:table-cell table:style-name="ce2" table:formula="of:=1-13.8*13.8*1E+030/([.B245]*[.B245]+1/9.3/9.3*1E+030)" office:value-type="float" office:value="-66.7975296790186" calcext:value-type="float">
            <text:p>-66.797529679</text:p>
          </table:table-cell>
          <table:table-cell table:formula="of:=13.8*13.8/9.3*1E+045/[.B245]/([.B245]*[.B245]+1/9.3/9.3*1E+030)" office:value-type="float" office:value="4.35867434443142" calcext:value-type="float">
            <text:p>4.3586743444</text:p>
          </table:table-cell>
          <table:table-cell table:style-name="ce2" table:formula="of:=1-13.8*13.8*1E+030/([.B245]*[.B245]+[.D245]*[.D245])" office:value-type="float" office:value="-67.0777469985987" calcext:value-type="float">
            <text:p>-67.0777469986</text:p>
          </table:table-cell>
          <table:table-cell table:formula="of:=13.8*13.8*1E+030*[.D245]/[.B245]/([.B245]*[.B245]+[.D245]*[.D245])" office:value-type="float" office:value="0.000000000000322776466318176" calcext:value-type="float">
            <text:p>3.22776466318176E-013</text:p>
          </table:table-cell>
          <table:table-cell table:number-columns-repeated="1014"/>
        </table:table-row>
        <table:table-row table:style-name="ro2">
          <table:table-cell office:value-type="float" office:value="241.935" calcext:value-type="float">
            <text:p>241.935</text:p>
          </table:table-cell>
          <table:table-cell table:style-name="ce1" table:formula="of:=[.A246]*1000000000000*2*PI()" office:value-type="float" office:value="1.52012243729249E+015" calcext:value-type="float">
            <text:p>1.52E+15</text:p>
          </table:table-cell>
          <table:table-cell office:value-type="float" office:value="0.372" calcext:value-type="float">
            <text:p>0.372</text:p>
          </table:table-cell>
          <table:table-cell office:value-type="float" office:value="8.77" calcext:value-type="float">
            <text:p>8.77</text:p>
          </table:table-cell>
          <table:table-cell office:value-type="float" office:value="-77.0513" calcext:value-type="float">
            <text:p>-77.0513</text:p>
          </table:table-cell>
          <table:table-cell office:value-type="float" office:value="6.52488" calcext:value-type="float">
            <text:p>6.52488</text:p>
          </table:table-cell>
          <table:table-cell table:style-name="ce2" table:formula="of:=1-13.8*13.8*1E+030/([.B246]*[.B246]+1/9.3/9.3*1E+030)" office:value-type="float" office:value="-81.0036993462381" calcext:value-type="float">
            <text:p>-81.0036993462</text:p>
          </table:table-cell>
          <table:table-cell table:formula="of:=13.8*13.8/9.3*1E+045/[.B246]/([.B246]*[.B246]+1/9.3/9.3*1E+030)" office:value-type="float" office:value="5.8005867579626" calcext:value-type="float">
            <text:p>5.800586758</text:p>
          </table:table-cell>
          <table:table-cell table:style-name="ce2" table:formula="of:=1-13.8*13.8*1E+030/([.B246]*[.B246]+[.D246]*[.D246])" office:value-type="float" office:value="-81.4140077470163" calcext:value-type="float">
            <text:p>-81.414007747</text:p>
          </table:table-cell>
          <table:table-cell table:formula="of:=13.8*13.8*1E+030*[.D246]/[.B246]/([.B246]*[.B246]+[.D246]*[.D246])" office:value-type="float" office:value="0.000000000000475468837384355" calcext:value-type="float">
            <text:p>4.75468837384355E-013</text:p>
          </table:table-cell>
          <table:table-cell table:number-columns-repeated="1014"/>
        </table:table-row>
        <table:table-row table:style-name="ro2">
          <table:table-cell office:value-type="float" office:value="237.154" calcext:value-type="float">
            <text:p>237.154</text:p>
          </table:table-cell>
          <table:table-cell table:style-name="ce1" table:formula="of:=[.A247]*1000000000000*2*PI()" office:value-type="float" office:value="1.49008252833887E+015" calcext:value-type="float">
            <text:p>1.49E+15</text:p>
          </table:table-cell>
          <table:table-cell office:value-type="float" office:value="0.389" calcext:value-type="float">
            <text:p>0.389</text:p>
          </table:table-cell>
          <table:table-cell office:value-type="float" office:value="8.09" calcext:value-type="float">
            <text:p>8.09</text:p>
          </table:table-cell>
          <table:table-cell office:value-type="float" office:value="-65.5994" calcext:value-type="float">
            <text:p>-65.5994</text:p>
          </table:table-cell>
          <table:table-cell office:value-type="float" office:value="6.29402" calcext:value-type="float">
            <text:p>6.29402</text:p>
          </table:table-cell>
          <table:table-cell table:style-name="ce2" table:formula="of:=1-13.8*13.8*1E+030/([.B247]*[.B247]+1/9.3/9.3*1E+030)" office:value-type="float" office:value="-84.326098758214" calcext:value-type="float">
            <text:p>-84.3260987582</text:p>
          </table:table-cell>
          <table:table-cell table:formula="of:=13.8*13.8/9.3*1E+045/[.B247]/([.B247]*[.B247]+1/9.3/9.3*1E+030)" office:value-type="float" office:value="6.15727595911634" calcext:value-type="float">
            <text:p>6.1572759591</text:p>
          </table:table-cell>
          <table:table-cell table:style-name="ce2" table:formula="of:=1-13.8*13.8*1E+030/([.B247]*[.B247]+[.D247]*[.D247])" office:value-type="float" office:value="-84.7704182312528" calcext:value-type="float">
            <text:p>-84.7704182313</text:p>
          </table:table-cell>
          <table:table-cell table:formula="of:=13.8*13.8*1E+030*[.D247]/[.B247]/([.B247]*[.B247]+[.D247]*[.D247])" office:value-type="float" office:value="0.000000000000465667283720432" calcext:value-type="float">
            <text:p>4.65667283720432E-013</text:p>
          </table:table-cell>
          <table:table-cell table:number-columns-repeated="1014"/>
        </table:table-row>
        <table:table-row table:style-name="ro2">
          <table:table-cell office:value-type="float" office:value="232.378" calcext:value-type="float">
            <text:p>232.378</text:p>
          </table:table-cell>
          <table:table-cell table:style-name="ce1" table:formula="of:=[.A248]*1000000000000*2*PI()" office:value-type="float" office:value="1.46007403531178E+015" calcext:value-type="float">
            <text:p>1.46E+15</text:p>
          </table:table-cell>
          <table:table-cell office:value-type="float" office:value="0.403" calcext:value-type="float">
            <text:p>0.403</text:p>
          </table:table-cell>
          <table:table-cell office:value-type="float" office:value="8.25" calcext:value-type="float">
            <text:p>8.25</text:p>
          </table:table-cell>
          <table:table-cell office:value-type="float" office:value="-68.2249" calcext:value-type="float">
            <text:p>-68.2249</text:p>
          </table:table-cell>
          <table:table-cell office:value-type="float" office:value="6.6495" calcext:value-type="float">
            <text:p>6.6495</text:p>
          </table:table-cell>
          <table:table-cell table:style-name="ce2" table:formula="of:=1-13.8*13.8*1E+030/([.B248]*[.B248]+1/9.3/9.3*1E+030)" office:value-type="float" office:value="-87.8503943551056" calcext:value-type="float">
            <text:p>-87.8503943551</text:p>
          </table:table-cell>
          <table:table-cell table:formula="of:=13.8*13.8/9.3*1E+045/[.B248]/([.B248]*[.B248]+1/9.3/9.3*1E+030)" office:value-type="float" office:value="6.54337082475062" calcext:value-type="float">
            <text:p>6.5433708248</text:p>
          </table:table-cell>
          <table:table-cell table:style-name="ce2" table:formula="of:=1-13.8*13.8*1E+030/([.B248]*[.B248]+[.D248]*[.D248])" office:value-type="float" office:value="-88.3322796867461" calcext:value-type="float">
            <text:p>-88.3322796867</text:p>
          </table:table-cell>
          <table:table-cell table:formula="of:=13.8*13.8*1E+030*[.D248]/[.B248]/([.B248]*[.B248]+[.D248]*[.D248])" office:value-type="float" office:value="0.000000000000504762970638184" calcext:value-type="float">
            <text:p>5.04762970638184E-013</text:p>
          </table:table-cell>
          <table:table-cell table:number-columns-repeated="1014"/>
        </table:table-row>
        <table:table-row table:style-name="ro2">
          <table:table-cell office:value-type="float" office:value="227.445" calcext:value-type="float">
            <text:p>227.445</text:p>
          </table:table-cell>
          <table:table-cell table:style-name="ce1" table:formula="of:=[.A249]*1000000000000*2*PI()" office:value-type="float" office:value="1.42907908219146E+015" calcext:value-type="float">
            <text:p>1.43E+15</text:p>
          </table:table-cell>
          <table:table-cell office:value-type="float" office:value="0.419" calcext:value-type="float">
            <text:p>0.419</text:p>
          </table:table-cell>
          <table:table-cell office:value-type="float" office:value="8.42" calcext:value-type="float">
            <text:p>8.42</text:p>
          </table:table-cell>
          <table:table-cell office:value-type="float" office:value="-71.072" calcext:value-type="float">
            <text:p>-71.072</text:p>
          </table:table-cell>
          <table:table-cell office:value-type="float" office:value="7.05596" calcext:value-type="float">
            <text:p>7.05596</text:p>
          </table:table-cell>
          <table:table-cell table:style-name="ce2" table:formula="of:=1-13.8*13.8*1E+030/([.B249]*[.B249]+1/9.3/9.3*1E+030)" office:value-type="float" office:value="-91.7243675320146" calcext:value-type="float">
            <text:p>-91.724367532</text:p>
          </table:table-cell>
          <table:table-cell table:formula="of:=13.8*13.8/9.3*1E+045/[.B249]/([.B249]*[.B249]+1/9.3/9.3*1E+030)" office:value-type="float" office:value="6.97677422086908" calcext:value-type="float">
            <text:p>6.9767742209</text:p>
          </table:table-cell>
          <table:table-cell table:style-name="ce2" table:formula="of:=1-13.8*13.8*1E+030/([.B249]*[.B249]+[.D249]*[.D249])" office:value-type="float" office:value="-92.2493145316495" calcext:value-type="float">
            <text:p>-92.2493145316</text:p>
          </table:table-cell>
          <table:table-cell table:formula="of:=13.8*13.8*1E+030*[.D249]/[.B249]/([.B249]*[.B249]+[.D249]*[.D249])" office:value-type="float" office:value="0.000000000000549416220656218" calcext:value-type="float">
            <text:p>5.49416220656218E-013</text:p>
          </table:table-cell>
          <table:table-cell table:number-columns-repeated="1014"/>
        </table:table-row>
        <table:table-row table:style-name="ro2">
          <table:table-cell office:value-type="float" office:value="217.707" calcext:value-type="float">
            <text:p>217.707</text:p>
          </table:table-cell>
          <table:table-cell table:style-name="ce1" table:formula="of:=[.A250]*1000000000000*2*PI()" office:value-type="float" office:value="1.36789342367015E+015" calcext:value-type="float">
            <text:p>1.37E+15</text:p>
          </table:table-cell>
          <table:table-cell office:value-type="float" office:value="0.436" calcext:value-type="float">
            <text:p>0.436</text:p>
          </table:table-cell>
          <table:table-cell office:value-type="float" office:value="8.59" calcext:value-type="float">
            <text:p>8.59</text:p>
          </table:table-cell>
          <table:table-cell office:value-type="float" office:value="-73.9782" calcext:value-type="float">
            <text:p>-73.9782</text:p>
          </table:table-cell>
          <table:table-cell office:value-type="float" office:value="7.49048" calcext:value-type="float">
            <text:p>7.49048</text:p>
          </table:table-cell>
          <table:table-cell table:style-name="ce2" table:formula="of:=1-13.8*13.8*1E+030/([.B250]*[.B250]+1/9.3/9.3*1E+030)" office:value-type="float" office:value="-100.152898241195" calcext:value-type="float">
            <text:p>-100.1528982412</text:p>
          </table:table-cell>
          <table:table-cell table:formula="of:=13.8*13.8/9.3*1E+045/[.B250]/([.B250]*[.B250]+1/9.3/9.3*1E+030)" office:value-type="float" office:value="7.95139119513922" calcext:value-type="float">
            <text:p>7.9513911951</text:p>
          </table:table-cell>
          <table:table-cell table:style-name="ce2" table:formula="of:=1-13.8*13.8*1E+030/([.B250]*[.B250]+[.D250]*[.D250])" office:value-type="float" office:value="-100.777938383766" calcext:value-type="float">
            <text:p>-100.7779383838</text:p>
          </table:table-cell>
          <table:table-cell table:formula="of:=13.8*13.8*1E+030*[.D250]/[.B250]/([.B250]*[.B250]+[.D250]*[.D250])" office:value-type="float" office:value="0.000000000000639137871114854" calcext:value-type="float">
            <text:p>6.39137871114854E-013</text:p>
          </table:table-cell>
          <table:table-cell table:number-columns-repeated="1014"/>
        </table:table-row>
        <table:table-row table:style-name="ro2">
          <table:table-cell office:value-type="float" office:value="217.707" calcext:value-type="float">
            <text:p>217.707</text:p>
          </table:table-cell>
          <table:table-cell table:style-name="ce1" table:formula="of:=[.A251]*1000000000000*2*PI()" office:value-type="float" office:value="1.36789342367015E+015" calcext:value-type="float">
            <text:p>1.37E+15</text:p>
          </table:table-cell>
          <table:table-cell office:value-type="float" office:value="0.458" calcext:value-type="float">
            <text:p>0.458</text:p>
          </table:table-cell>
          <table:table-cell office:value-type="float" office:value="9.72" calcext:value-type="float">
            <text:p>9.72</text:p>
          </table:table-cell>
          <table:table-cell office:value-type="float" office:value="-94.6882" calcext:value-type="float">
            <text:p>-94.6882</text:p>
          </table:table-cell>
          <table:table-cell office:value-type="float" office:value="8.90352" calcext:value-type="float">
            <text:p>8.90352</text:p>
          </table:table-cell>
          <table:table-cell table:style-name="ce2" table:formula="of:=1-13.8*13.8*1E+030/([.B251]*[.B251]+1/9.3/9.3*1E+030)" office:value-type="float" office:value="-100.152898241195" calcext:value-type="float">
            <text:p>-100.1528982412</text:p>
          </table:table-cell>
          <table:table-cell table:formula="of:=13.8*13.8/9.3*1E+045/[.B251]/([.B251]*[.B251]+1/9.3/9.3*1E+030)" office:value-type="float" office:value="7.95139119513922" calcext:value-type="float">
            <text:p>7.9513911951</text:p>
          </table:table-cell>
          <table:table-cell table:style-name="ce2" table:formula="of:=1-13.8*13.8*1E+030/([.B251]*[.B251]+[.D251]*[.D251])" office:value-type="float" office:value="-100.777938383766" calcext:value-type="float">
            <text:p>-100.7779383838</text:p>
          </table:table-cell>
          <table:table-cell table:formula="of:=13.8*13.8*1E+030*[.D251]/[.B251]/([.B251]*[.B251]+[.D251]*[.D251])" office:value-type="float" office:value="0.000000000000723215379189335" calcext:value-type="float">
            <text:p>7.23215379189335E-013</text:p>
          </table:table-cell>
          <table:table-cell table:number-columns-repeated="1014"/>
        </table:table-row>
        <table:table-row table:style-name="ro2">
          <table:table-cell office:value-type="float" office:value="216.763" calcext:value-type="float">
            <text:p>216.763</text:p>
          </table:table-cell>
          <table:table-cell table:style-name="ce1" table:formula="of:=[.A252]*1000000000000*2*PI()" office:value-type="float" office:value="1.36196209674017E+015" calcext:value-type="float">
            <text:p>1.36E+15</text:p>
          </table:table-cell>
          <table:table-cell office:value-type="float" office:value="0.454" calcext:value-type="float">
            <text:p>0.454</text:p>
          </table:table-cell>
          <table:table-cell office:value-type="float" office:value="8.77" calcext:value-type="float">
            <text:p>8.77</text:p>
          </table:table-cell>
          <table:table-cell office:value-type="float" office:value="-77.119" calcext:value-type="float">
            <text:p>-77.119</text:p>
          </table:table-cell>
          <table:table-cell office:value-type="float" office:value="7.96316" calcext:value-type="float">
            <text:p>7.96316</text:p>
          </table:table-cell>
          <table:table-cell table:style-name="ce2" table:formula="of:=1-13.8*13.8*1E+030/([.B252]*[.B252]+1/9.3/9.3*1E+030)" office:value-type="float" office:value="-101.030386297342" calcext:value-type="float">
            <text:p>-101.0303862973</text:p>
          </table:table-cell>
          <table:table-cell table:formula="of:=13.8*13.8/9.3*1E+045/[.B252]/([.B252]*[.B252]+1/9.3/9.3*1E+030)" office:value-type="float" office:value="8.05529706409817" calcext:value-type="float">
            <text:p>8.0552970641</text:p>
          </table:table-cell>
          <table:table-cell table:style-name="ce2" table:formula="of:=1-13.8*13.8*1E+030/([.B252]*[.B252]+[.D252]*[.D252])" office:value-type="float" office:value="-101.666351847857" calcext:value-type="float">
            <text:p>-101.6663518479</text:p>
          </table:table-cell>
          <table:table-cell table:formula="of:=13.8*13.8*1E+030*[.D252]/[.B252]/([.B252]*[.B252]+[.D252]*[.D252])" office:value-type="float" office:value="0.000000000000661093218277336" calcext:value-type="float">
            <text:p>6.61093218277336E-013</text:p>
          </table:table-cell>
          <table:table-cell table:number-columns-repeated="1014"/>
        </table:table-row>
        <table:table-row table:style-name="ro2">
          <table:table-cell office:value-type="float" office:value="212.917" calcext:value-type="float">
            <text:p>212.917</text:p>
          </table:table-cell>
          <table:table-cell table:style-name="ce1" table:formula="of:=[.A253]*1000000000000*2*PI()" office:value-type="float" office:value="1.33779696604876E+015" calcext:value-type="float">
            <text:p>1.34E+15</text:p>
          </table:table-cell>
          <table:table-cell office:value-type="float" office:value="0.473" calcext:value-type="float">
            <text:p>0.473</text:p>
          </table:table-cell>
          <table:table-cell office:value-type="float" office:value="8.96" calcext:value-type="float">
            <text:p>8.96</text:p>
          </table:table-cell>
          <table:table-cell office:value-type="float" office:value="-80.5053" calcext:value-type="float">
            <text:p>-80.5053</text:p>
          </table:table-cell>
          <table:table-cell office:value-type="float" office:value="8.47616" calcext:value-type="float">
            <text:p>8.47616</text:p>
          </table:table-cell>
          <table:table-cell table:style-name="ce2" table:formula="of:=1-13.8*13.8*1E+030/([.B253]*[.B253]+1/9.3/9.3*1E+030)" office:value-type="float" office:value="-104.725830236916" calcext:value-type="float">
            <text:p>-104.7258302369</text:p>
          </table:table-cell>
          <table:table-cell table:formula="of:=13.8*13.8/9.3*1E+045/[.B253]/([.B253]*[.B253]+1/9.3/9.3*1E+030)" office:value-type="float" office:value="8.49782824388973" calcext:value-type="float">
            <text:p>8.4978282439</text:p>
          </table:table-cell>
          <table:table-cell table:style-name="ce2" table:formula="of:=1-13.8*13.8*1E+030/([.B253]*[.B253]+[.D253]*[.D253])" office:value-type="float" office:value="-105.40885239622" calcext:value-type="float">
            <text:p>-105.4088523962</text:p>
          </table:table-cell>
          <table:table-cell table:formula="of:=13.8*13.8*1E+030*[.D253]/[.B253]/([.B253]*[.B253]+[.D253]*[.D253])" office:value-type="float" office:value="0.000000000000712681626335354" calcext:value-type="float">
            <text:p>7.12681626335354E-013</text:p>
          </table:table-cell>
          <table:table-cell table:number-columns-repeated="1014"/>
        </table:table-row>
        <table:table-row table:style-name="ro2">
          <table:table-cell office:value-type="float" office:value="208.044" calcext:value-type="float">
            <text:p>208.044</text:p>
          </table:table-cell>
          <table:table-cell table:style-name="ce1" table:formula="of:=[.A254]*1000000000000*2*PI()" office:value-type="float" office:value="1.30717900404687E+015" calcext:value-type="float">
            <text:p>1.31E+15</text:p>
          </table:table-cell>
          <table:table-cell office:value-type="float" office:value="0.493" calcext:value-type="float">
            <text:p>0.493</text:p>
          </table:table-cell>
          <table:table-cell office:value-type="float" office:value="9.15" calcext:value-type="float">
            <text:p>9.15</text:p>
          </table:table-cell>
          <table:table-cell office:value-type="float" office:value="-83.9655" calcext:value-type="float">
            <text:p>-83.9655</text:p>
          </table:table-cell>
          <table:table-cell office:value-type="float" office:value="9.0219" calcext:value-type="float">
            <text:p>9.0219</text:p>
          </table:table-cell>
          <table:table-cell table:style-name="ce2" table:formula="of:=1-13.8*13.8*1E+030/([.B254]*[.B254]+1/9.3/9.3*1E+030)" office:value-type="float" office:value="-109.702974537467" calcext:value-type="float">
            <text:p>-109.7029745375</text:p>
          </table:table-cell>
          <table:table-cell table:formula="of:=13.8*13.8/9.3*1E+045/[.B254]/([.B254]*[.B254]+1/9.3/9.3*1E+030)" office:value-type="float" office:value="9.1062858356339" calcext:value-type="float">
            <text:p>9.1062858356</text:p>
          </table:table-cell>
          <table:table-cell table:style-name="ce2" table:formula="of:=1-13.8*13.8*1E+030/([.B254]*[.B254]+[.D254]*[.D254])" office:value-type="float" office:value="-110.45204602418" calcext:value-type="float">
            <text:p>-110.4520460242</text:p>
          </table:table-cell>
          <table:table-cell table:formula="of:=13.8*13.8*1E+030*[.D254]/[.B254]/([.B254]*[.B254]+[.D254]*[.D254])" office:value-type="float" office:value="0.000000000000780142748593811" calcext:value-type="float">
            <text:p>7.80142748593811E-013</text:p>
          </table:table-cell>
          <table:table-cell table:number-columns-repeated="1014"/>
        </table:table-row>
        <table:table-row table:style-name="ro2">
          <table:table-cell office:value-type="float" office:value="203.252" calcext:value-type="float">
            <text:p>203.252</text:p>
          </table:table-cell>
          <table:table-cell table:style-name="ce1" table:formula="of:=[.A255]*1000000000000*2*PI()" office:value-type="float" office:value="1.27706998005487E+015" calcext:value-type="float">
            <text:p>1.28E+15</text:p>
          </table:table-cell>
          <table:table-cell office:value-type="float" office:value="0.515" calcext:value-type="float">
            <text:p>0.515</text:p>
          </table:table-cell>
          <table:table-cell office:value-type="float" office:value="9.36" calcext:value-type="float">
            <text:p>9.36</text:p>
          </table:table-cell>
          <table:table-cell office:value-type="float" office:value="-87.8748" calcext:value-type="float">
            <text:p>-87.8748</text:p>
          </table:table-cell>
          <table:table-cell office:value-type="float" office:value="9.6408" calcext:value-type="float">
            <text:p>9.6408</text:p>
          </table:table-cell>
          <table:table-cell table:style-name="ce2" table:formula="of:=1-13.8*13.8*1E+030/([.B255]*[.B255]+1/9.3/9.3*1E+030)" office:value-type="float" office:value="-114.947339881155" calcext:value-type="float">
            <text:p>-114.9473398812</text:p>
          </table:table-cell>
          <table:table-cell table:formula="of:=13.8*13.8/9.3*1E+045/[.B255]/([.B255]*[.B255]+1/9.3/9.3*1E+030)" office:value-type="float" office:value="9.76254715553161" calcext:value-type="float">
            <text:p>9.7625471555</text:p>
          </table:table-cell>
          <table:table-cell table:style-name="ce2" table:formula="of:=1-13.8*13.8*1E+030/([.B255]*[.B255]+[.D255]*[.D255])" office:value-type="float" office:value="-115.769327923845" calcext:value-type="float">
            <text:p>-115.7693279238</text:p>
          </table:table-cell>
          <table:table-cell table:formula="of:=13.8*13.8*1E+030*[.D255]/[.B255]/([.B255]*[.B255]+[.D255]*[.D255])" office:value-type="float" office:value="0.000000000000855834783087007" calcext:value-type="float">
            <text:p>8.55834783087007E-013</text:p>
          </table:table-cell>
          <table:table-cell table:number-columns-repeated="1014"/>
        </table:table-row>
        <table:table-row table:style-name="ro2">
          <table:table-cell office:value-type="float" office:value="198.413" calcext:value-type="float">
            <text:p>198.413</text:p>
          </table:table-cell>
          <table:table-cell table:style-name="ce1" table:formula="of:=[.A256]*1000000000000*2*PI()" office:value-type="float" office:value="1.24666564635342E+015" calcext:value-type="float">
            <text:p>1.25E+15</text:p>
          </table:table-cell>
          <table:table-cell office:value-type="float" office:value="0.537" calcext:value-type="float">
            <text:p>0.537</text:p>
          </table:table-cell>
          <table:table-cell office:value-type="float" office:value="9.58" calcext:value-type="float">
            <text:p>9.58</text:p>
          </table:table-cell>
          <table:table-cell office:value-type="float" office:value="-92.0648" calcext:value-type="float">
            <text:p>-92.0648</text:p>
          </table:table-cell>
          <table:table-cell office:value-type="float" office:value="10.2889" calcext:value-type="float">
            <text:p>10.2889</text:p>
          </table:table-cell>
          <table:table-cell table:style-name="ce2" table:formula="of:=1-13.8*13.8*1E+030/([.B256]*[.B256]+1/9.3/9.3*1E+030)" office:value-type="float" office:value="-120.629601828916" calcext:value-type="float">
            <text:p>-120.6296018289</text:p>
          </table:table-cell>
          <table:table-cell table:formula="of:=13.8*13.8/9.3*1E+045/[.B256]/([.B256]*[.B256]+1/9.3/9.3*1E+030)" office:value-type="float" office:value="10.4907453316101" calcext:value-type="float">
            <text:p>10.4907453316</text:p>
          </table:table-cell>
          <table:table-cell table:style-name="ce2" table:formula="of:=1-13.8*13.8*1E+030/([.B256]*[.B256]+[.D256]*[.D256])" office:value-type="float" office:value="-121.534445189067" calcext:value-type="float">
            <text:p>-121.5344451891</text:p>
          </table:table-cell>
          <table:table-cell table:formula="of:=13.8*13.8*1E+030*[.D256]/[.B256]/([.B256]*[.B256]+[.D256]*[.D256])" office:value-type="float" office:value="0.000000000000941615731808231" calcext:value-type="float">
            <text:p>9.41615731808231E-013</text:p>
          </table:table-cell>
          <table:table-cell table:number-columns-repeated="1014"/>
        </table:table-row>
        <table:table-row table:style-name="ro2">
          <table:table-cell office:value-type="float" office:value="193.548" calcext:value-type="float">
            <text:p>193.548</text:p>
          </table:table-cell>
          <table:table-cell table:style-name="ce1" table:formula="of:=[.A257]*1000000000000*2*PI()" office:value-type="float" office:value="1.21609794983399E+015" calcext:value-type="float">
            <text:p>1.22E+15</text:p>
          </table:table-cell>
          <table:table-cell office:value-type="float" office:value="0.559" calcext:value-type="float">
            <text:p>0.559</text:p>
          </table:table-cell>
          <table:table-cell office:value-type="float" office:value="9.81" calcext:value-type="float">
            <text:p>9.81</text:p>
          </table:table-cell>
          <table:table-cell office:value-type="float" office:value="-96.5486" calcext:value-type="float">
            <text:p>-96.5486</text:p>
          </table:table-cell>
          <table:table-cell office:value-type="float" office:value="10.9676" calcext:value-type="float">
            <text:p>10.9676</text:p>
          </table:table-cell>
          <table:table-cell table:style-name="ce2" table:formula="of:=1-13.8*13.8*1E+030/([.B257]*[.B257]+1/9.3/9.3*1E+030)" office:value-type="float" office:value="-126.772955096041" calcext:value-type="float">
            <text:p>-126.772955096</text:p>
          </table:table-cell>
          <table:table-cell table:formula="of:=13.8*13.8/9.3*1E+045/[.B257]/([.B257]*[.B257]+1/9.3/9.3*1E+030)" office:value-type="float" office:value="11.2976322602611" calcext:value-type="float">
            <text:p>11.2976322603</text:p>
          </table:table-cell>
          <table:table-cell table:style-name="ce2" table:formula="of:=1-13.8*13.8*1E+030/([.B257]*[.B257]+[.D257]*[.D257])" office:value-type="float" office:value="-127.771887104713" calcext:value-type="float">
            <text:p>-127.7718871047</text:p>
          </table:table-cell>
          <table:table-cell table:formula="of:=13.8*13.8*1E+030*[.D257]/[.B257]/([.B257]*[.B257]+[.D257]*[.D257])" office:value-type="float" office:value="0.00000000000103877505316877" calcext:value-type="float">
            <text:p>1.03877505316877E-012</text:p>
          </table:table-cell>
          <table:table-cell table:number-columns-repeated="1014"/>
        </table:table-row>
        <table:table-row table:style-name="ro2">
          <table:table-cell office:value-type="float" office:value="193.548" calcext:value-type="float">
            <text:p>193.548</text:p>
          </table:table-cell>
          <table:table-cell table:style-name="ce1" table:formula="of:=[.A258]*1000000000000*2*PI()" office:value-type="float" office:value="1.21609794983399E+015" calcext:value-type="float">
            <text:p>1.22E+15</text:p>
          </table:table-cell>
          <table:table-cell office:value-type="float" office:value="0.55" calcext:value-type="float">
            <text:p>0.55</text:p>
          </table:table-cell>
          <table:table-cell office:value-type="float" office:value="11.5" calcext:value-type="float">
            <text:p>11.5</text:p>
          </table:table-cell>
          <table:table-cell office:value-type="float" office:value="-132.553" calcext:value-type="float">
            <text:p>-132.553</text:p>
          </table:table-cell>
          <table:table-cell office:value-type="float" office:value="12.65" calcext:value-type="float">
            <text:p>12.65</text:p>
          </table:table-cell>
          <table:table-cell table:style-name="ce2" table:formula="of:=1-13.8*13.8*1E+030/([.B258]*[.B258]+1/9.3/9.3*1E+030)" office:value-type="float" office:value="-126.772955096041" calcext:value-type="float">
            <text:p>-126.772955096</text:p>
          </table:table-cell>
          <table:table-cell table:formula="of:=13.8*13.8/9.3*1E+045/[.B258]/([.B258]*[.B258]+1/9.3/9.3*1E+030)" office:value-type="float" office:value="11.2976322602611" calcext:value-type="float">
            <text:p>11.2976322603</text:p>
          </table:table-cell>
          <table:table-cell table:style-name="ce2" table:formula="of:=1-13.8*13.8*1E+030/([.B258]*[.B258]+[.D258]*[.D258])" office:value-type="float" office:value="-127.771887104713" calcext:value-type="float">
            <text:p>-127.7718871047</text:p>
          </table:table-cell>
          <table:table-cell table:formula="of:=13.8*13.8*1E+030*[.D258]/[.B258]/([.B258]*[.B258]+[.D258]*[.D258])" office:value-type="float" office:value="0.0000000000012177281459165" calcext:value-type="float">
            <text:p>1.2177281459165E-012</text:p>
          </table:table-cell>
          <table:table-cell table:number-columns-repeated="1014"/>
        </table:table-row>
        <table:table-row table:style-name="ro2">
          <table:table-cell office:value-type="float" office:value="188.679" calcext:value-type="float">
            <text:p>188.679</text:p>
          </table:table-cell>
          <table:table-cell table:style-name="ce1" table:formula="of:=[.A259]*1000000000000*2*PI()" office:value-type="float" office:value="1.18550512057334E+015" calcext:value-type="float">
            <text:p>1.19E+15</text:p>
          </table:table-cell>
          <table:table-cell office:value-type="float" office:value="0.583" calcext:value-type="float">
            <text:p>0.583</text:p>
          </table:table-cell>
          <table:table-cell office:value-type="float" office:value="10.1" calcext:value-type="float">
            <text:p>10.1</text:p>
          </table:table-cell>
          <table:table-cell office:value-type="float" office:value="-102.35" calcext:value-type="float">
            <text:p>-102.35</text:p>
          </table:table-cell>
          <table:table-cell office:value-type="float" office:value="11.7766" calcext:value-type="float">
            <text:p>11.7766</text:p>
          </table:table-cell>
          <table:table-cell table:style-name="ce2" table:formula="of:=1-13.8*13.8*1E+030/([.B259]*[.B259]+1/9.3/9.3*1E+030)" office:value-type="float" office:value="-133.398090163175" calcext:value-type="float">
            <text:p>-133.3980901632</text:p>
          </table:table-cell>
          <table:table-cell table:formula="of:=13.8*13.8/9.3*1E+045/[.B259]/([.B259]*[.B259]+1/9.3/9.3*1E+030)" office:value-type="float" office:value="12.1900844573647" calcext:value-type="float">
            <text:p>12.1900844574</text:p>
          </table:table-cell>
          <table:table-cell table:style-name="ce2" table:formula="of:=1-13.8*13.8*1E+030/([.B259]*[.B259]+[.D259]*[.D259])" office:value-type="float" office:value="-134.503746939229" calcext:value-type="float">
            <text:p>-134.5037469392</text:p>
          </table:table-cell>
          <table:table-cell table:formula="of:=13.8*13.8*1E+030*[.D259]/[.B259]/([.B259]*[.B259]+[.D259]*[.D259])" office:value-type="float" office:value="0.00000000000115443435910621" calcext:value-type="float">
            <text:p>1.15443435910621E-012</text:p>
          </table:table-cell>
          <table:table-cell table:number-columns-repeated="1014"/>
        </table:table-row>
        <table:table-row table:style-name="ro2">
          <table:table-cell office:value-type="float" office:value="183.936" calcext:value-type="float">
            <text:p>183.936</text:p>
          </table:table-cell>
          <table:table-cell table:style-name="ce1" table:formula="of:=[.A260]*1000000000000*2*PI()" office:value-type="float" office:value="1.15570397266138E+015" calcext:value-type="float">
            <text:p>1.16E+15</text:p>
          </table:table-cell>
          <table:table-cell office:value-type="float" office:value="0.609" calcext:value-type="float">
            <text:p>0.609</text:p>
          </table:table-cell>
          <table:table-cell office:value-type="float" office:value="10.3" calcext:value-type="float">
            <text:p>10.3</text:p>
          </table:table-cell>
          <table:table-cell office:value-type="float" office:value="-106.461" calcext:value-type="float">
            <text:p>-106.461</text:p>
          </table:table-cell>
          <table:table-cell office:value-type="float" office:value="12.5454" calcext:value-type="float">
            <text:p>12.5454</text:p>
          </table:table-cell>
          <table:table-cell table:style-name="ce2" table:formula="of:=1-13.8*13.8*1E+030/([.B260]*[.B260]+1/9.3/9.3*1E+030)" office:value-type="float" office:value="-140.358419689329" calcext:value-type="float">
            <text:p>-140.3584196893</text:p>
          </table:table-cell>
          <table:table-cell table:formula="of:=13.8*13.8/9.3*1E+045/[.B260]/([.B260]*[.B260]+1/9.3/9.3*1E+030)" office:value-type="float" office:value="13.152009886337" calcext:value-type="float">
            <text:p>13.1520098863</text:p>
          </table:table-cell>
          <table:table-cell table:style-name="ce2" table:formula="of:=1-13.8*13.8*1E+030/([.B260]*[.B260]+[.D260]*[.D260])" office:value-type="float" office:value="-141.582084784273" calcext:value-type="float">
            <text:p>-141.5820847843</text:p>
          </table:table-cell>
          <table:table-cell table:formula="of:=13.8*13.8*1E+030*[.D260]/[.B260]/([.B260]*[.B260]+[.D260]*[.D260])" office:value-type="float" office:value="0.00000000000127073671806812" calcext:value-type="float">
            <text:p>1.27073671806812E-012</text:p>
          </table:table-cell>
          <table:table-cell table:number-columns-repeated="1014"/>
        </table:table-row>
        <table:table-row table:style-name="ro2">
          <table:table-cell office:value-type="float" office:value="179.104" calcext:value-type="float">
            <text:p>179.104</text:p>
          </table:table-cell>
          <table:table-cell table:style-name="ce1" table:formula="of:=[.A261]*1000000000000*2*PI()" office:value-type="float" office:value="1.12534362125709E+015" calcext:value-type="float">
            <text:p>1.13E+15</text:p>
          </table:table-cell>
          <table:table-cell office:value-type="float" office:value="0.636" calcext:value-type="float">
            <text:p>0.636</text:p>
          </table:table-cell>
          <table:table-cell office:value-type="float" office:value="10.6" calcext:value-type="float">
            <text:p>10.6</text:p>
          </table:table-cell>
          <table:table-cell office:value-type="float" office:value="-112.764" calcext:value-type="float">
            <text:p>-112.764</text:p>
          </table:table-cell>
          <table:table-cell office:value-type="float" office:value="13.4832" calcext:value-type="float">
            <text:p>13.4832</text:p>
          </table:table-cell>
          <table:table-cell table:style-name="ce2" table:formula="of:=1-13.8*13.8*1E+030/([.B261]*[.B261]+1/9.3/9.3*1E+030)" office:value-type="float" office:value="-148.018714092125" calcext:value-type="float">
            <text:p>-148.0187140921</text:p>
          </table:table-cell>
          <table:table-cell table:formula="of:=13.8*13.8/9.3*1E+045/[.B261]/([.B261]*[.B261]+1/9.3/9.3*1E+030)" office:value-type="float" office:value="14.238777686779" calcext:value-type="float">
            <text:p>14.2387776868</text:p>
          </table:table-cell>
          <table:table-cell table:style-name="ce2" table:formula="of:=1-13.8*13.8*1E+030/([.B261]*[.B261]+[.D261]*[.D261])" office:value-type="float" office:value="-149.379233079614" calcext:value-type="float">
            <text:p>-149.3792330796</text:p>
          </table:table-cell>
          <table:table-cell table:formula="of:=13.8*13.8*1E+030*[.D261]/[.B261]/([.B261]*[.B261]+[.D261]*[.D261])" office:value-type="float" office:value="0.00000000000141647390231197" calcext:value-type="float">
            <text:p>1.41647390231197E-012</text:p>
          </table:table-cell>
          <table:table-cell table:number-columns-repeated="1014"/>
        </table:table-row>
        <table:table-row table:style-name="ro2">
          <table:table-cell office:value-type="float" office:value="174.216" calcext:value-type="float">
            <text:p>174.216</text:p>
          </table:table-cell>
          <table:table-cell table:style-name="ce1" table:formula="of:=[.A262]*1000000000000*2*PI()" office:value-type="float" office:value="1.0946314114756E+015" calcext:value-type="float">
            <text:p>1.09E+15</text:p>
          </table:table-cell>
          <table:table-cell office:value-type="float" office:value="0.665" calcext:value-type="float">
            <text:p>0.665</text:p>
          </table:table-cell>
          <table:table-cell office:value-type="float" office:value="10.9" calcext:value-type="float">
            <text:p>10.9</text:p>
          </table:table-cell>
          <table:table-cell office:value-type="float" office:value="-119.252" calcext:value-type="float">
            <text:p>-119.252</text:p>
          </table:table-cell>
          <table:table-cell office:value-type="float" office:value="14.497" calcext:value-type="float">
            <text:p>14.497</text:p>
          </table:table-cell>
          <table:table-cell table:style-name="ce2" table:formula="of:=1-13.8*13.8*1E+030/([.B262]*[.B262]+1/9.3/9.3*1E+030)" office:value-type="float" office:value="-156.41705659261" calcext:value-type="float">
            <text:p>-156.4170565926</text:p>
          </table:table-cell>
          <table:table-cell table:formula="of:=13.8*13.8/9.3*1E+045/[.B262]/([.B262]*[.B262]+1/9.3/9.3*1E+030)" office:value-type="float" office:value="15.4632555283556" calcext:value-type="float">
            <text:p>15.4632555284</text:p>
          </table:table-cell>
          <table:table-cell table:style-name="ce2" table:formula="of:=1-13.8*13.8*1E+030/([.B262]*[.B262]+[.D262]*[.D262])" office:value-type="float" office:value="-157.936029674123" calcext:value-type="float">
            <text:p>-157.9360296741</text:p>
          </table:table-cell>
          <table:table-cell table:formula="of:=13.8*13.8*1E+030*[.D262]/[.B262]/([.B262]*[.B262]+[.D262]*[.D262])" office:value-type="float" office:value="0.00000000000158263567561304" calcext:value-type="float">
            <text:p>1.58263567561304E-012</text:p>
          </table:table-cell>
          <table:table-cell table:number-columns-repeated="1014"/>
        </table:table-row>
        <table:table-row table:style-name="ro2">
          <table:table-cell office:value-type="float" office:value="169.396" calcext:value-type="float">
            <text:p>169.396</text:p>
          </table:table-cell>
          <table:table-cell table:style-name="ce1" table:formula="of:=[.A263]*1000000000000*2*PI()" office:value-type="float" office:value="1.06434645829499E+015" calcext:value-type="float">
            <text:p>1.06E+15</text:p>
          </table:table-cell>
          <table:table-cell office:value-type="float" office:value="0.696" calcext:value-type="float">
            <text:p>0.696</text:p>
          </table:table-cell>
          <table:table-cell office:value-type="float" office:value="11.2" calcext:value-type="float">
            <text:p>11.2</text:p>
          </table:table-cell>
          <table:table-cell office:value-type="float" office:value="-125.924" calcext:value-type="float">
            <text:p>-125.924</text:p>
          </table:table-cell>
          <table:table-cell office:value-type="float" office:value="15.5904" calcext:value-type="float">
            <text:p>15.5904</text:p>
          </table:table-cell>
          <table:table-cell table:style-name="ce2" table:formula="of:=1-13.8*13.8*1E+030/([.B263]*[.B263]+1/9.3/9.3*1E+030)" office:value-type="float" office:value="-165.411012959801" calcext:value-type="float">
            <text:p>-165.4110129598</text:p>
          </table:table-cell>
          <table:table-cell table:formula="of:=13.8*13.8/9.3*1E+045/[.B263]/([.B263]*[.B263]+1/9.3/9.3*1E+030)" office:value-type="float" office:value="16.8118728333722" calcext:value-type="float">
            <text:p>16.8118728334</text:p>
          </table:table-cell>
          <table:table-cell table:style-name="ce2" table:formula="of:=1-13.8*13.8*1E+030/([.B263]*[.B263]+[.D263]*[.D263])" office:value-type="float" office:value="-167.109452643199" calcext:value-type="float">
            <text:p>-167.1094526432</text:p>
          </table:table-cell>
          <table:table-cell table:formula="of:=13.8*13.8*1E+030*[.D263]/[.B263]/([.B263]*[.B263]+[.D263]*[.D263])" office:value-type="float" office:value="0.00000000000176899716716302" calcext:value-type="float">
            <text:p>1.76899716716302E-012</text:p>
          </table:table-cell>
          <table:table-cell table:number-columns-repeated="1014"/>
        </table:table-row>
        <table:table-row table:style-name="ro2">
          <table:table-cell office:value-type="float" office:value="169.396" calcext:value-type="float">
            <text:p>169.396</text:p>
          </table:table-cell>
          <table:table-cell table:style-name="ce1" table:formula="of:=[.A264]*1000000000000*2*PI()" office:value-type="float" office:value="1.06434645829499E+015" calcext:value-type="float">
            <text:p>1.06E+15</text:p>
          </table:table-cell>
          <table:table-cell office:value-type="float" office:value="0.726" calcext:value-type="float">
            <text:p>0.726</text:p>
          </table:table-cell>
          <table:table-cell office:value-type="float" office:value="12.9" calcext:value-type="float">
            <text:p>12.9</text:p>
          </table:table-cell>
          <table:table-cell office:value-type="float" office:value="-166.937" calcext:value-type="float">
            <text:p>-166.937</text:p>
          </table:table-cell>
          <table:table-cell office:value-type="float" office:value="18.7308" calcext:value-type="float">
            <text:p>18.7308</text:p>
          </table:table-cell>
          <table:table-cell table:style-name="ce2" table:formula="of:=1-13.8*13.8*1E+030/([.B264]*[.B264]+1/9.3/9.3*1E+030)" office:value-type="float" office:value="-165.411012959801" calcext:value-type="float">
            <text:p>-165.4110129598</text:p>
          </table:table-cell>
          <table:table-cell table:formula="of:=13.8*13.8/9.3*1E+045/[.B264]/([.B264]*[.B264]+1/9.3/9.3*1E+030)" office:value-type="float" office:value="16.8118728333722" calcext:value-type="float">
            <text:p>16.8118728334</text:p>
          </table:table-cell>
          <table:table-cell table:style-name="ce2" table:formula="of:=1-13.8*13.8*1E+030/([.B264]*[.B264]+[.D264]*[.D264])" office:value-type="float" office:value="-167.109452643199" calcext:value-type="float">
            <text:p>-167.1094526432</text:p>
          </table:table-cell>
          <table:table-cell table:formula="of:=13.8*13.8*1E+030*[.D264]/[.B264]/([.B264]*[.B264]+[.D264]*[.D264])" office:value-type="float" office:value="0.00000000000203750566575027" calcext:value-type="float">
            <text:p>2.03750566575027E-012</text:p>
          </table:table-cell>
          <table:table-cell table:number-columns-repeated="1014"/>
        </table:table-row>
        <table:table-row table:style-name="ro2">
          <table:table-cell office:value-type="float" office:value="159.659" calcext:value-type="float">
            <text:p>159.659</text:p>
          </table:table-cell>
          <table:table-cell table:style-name="ce1" table:formula="of:=[.A265]*1000000000000*2*PI()" office:value-type="float" office:value="1.00316708295899E+015" calcext:value-type="float">
            <text:p>1.00E+15</text:p>
          </table:table-cell>
          <table:table-cell office:value-type="float" office:value="0.73" calcext:value-type="float">
            <text:p>0.73</text:p>
          </table:table-cell>
          <table:table-cell office:value-type="float" office:value="11.5" calcext:value-type="float">
            <text:p>11.5</text:p>
          </table:table-cell>
          <table:table-cell office:value-type="float" office:value="-132.783" calcext:value-type="float">
            <text:p>-132.783</text:p>
          </table:table-cell>
          <table:table-cell office:value-type="float" office:value="16.79" calcext:value-type="float">
            <text:p>16.79</text:p>
          </table:table-cell>
          <table:table-cell table:style-name="ce2" table:formula="of:=1-13.8*13.8*1E+030/([.B265]*[.B265]+1/9.3/9.3*1E+030)" office:value-type="float" office:value="-186.0899253966" calcext:value-type="float">
            <text:p>-186.0899253966</text:p>
          </table:table-cell>
          <table:table-cell table:formula="of:=13.8*13.8/9.3*1E+045/[.B265]/([.B265]*[.B265]+1/9.3/9.3*1E+030)" office:value-type="float" office:value="20.0536845964539" calcext:value-type="float">
            <text:p>20.0536845965</text:p>
          </table:table-cell>
          <table:table-cell table:style-name="ce2" table:formula="of:=1-13.8*13.8*1E+030/([.B265]*[.B265]+[.D265]*[.D265])" office:value-type="float" office:value="-188.239427915464" calcext:value-type="float">
            <text:p>-188.2394279155</text:p>
          </table:table-cell>
          <table:table-cell table:formula="of:=13.8*13.8*1E+030*[.D265]/[.B265]/([.B265]*[.B265]+[.D265]*[.D265])" office:value-type="float" office:value="0.00000000000216938280571234" calcext:value-type="float">
            <text:p>2.16938280571234E-012</text:p>
          </table:table-cell>
          <table:table-cell table:number-columns-repeated="1014"/>
        </table:table-row>
        <table:table-row table:style-name="ro2">
          <table:table-cell office:value-type="float" office:value="156.006" calcext:value-type="float">
            <text:p>156.006</text:p>
          </table:table-cell>
          <table:table-cell table:style-name="ce1" table:formula="of:=[.A266]*1000000000000*2*PI()" office:value-type="float" office:value="980214607031859" calcext:value-type="float">
            <text:p>9.80E+14</text:p>
          </table:table-cell>
          <table:table-cell office:value-type="float" office:value="0.767" calcext:value-type="float">
            <text:p>0.767</text:p>
          </table:table-cell>
          <table:table-cell office:value-type="float" office:value="11.9" calcext:value-type="float">
            <text:p>11.9</text:p>
          </table:table-cell>
          <table:table-cell office:value-type="float" office:value="-142.198" calcext:value-type="float">
            <text:p>-142.198</text:p>
          </table:table-cell>
          <table:table-cell office:value-type="float" office:value="18.2546" calcext:value-type="float">
            <text:p>18.2546</text:p>
          </table:table-cell>
          <table:table-cell table:style-name="ce2" table:formula="of:=1-13.8*13.8*1E+030/([.B266]*[.B266]+1/9.3/9.3*1E+030)" office:value-type="float" office:value="-194.848814257209" calcext:value-type="float">
            <text:p>-194.8488142572</text:p>
          </table:table-cell>
          <table:table-cell table:formula="of:=13.8*13.8/9.3*1E+045/[.B266]/([.B266]*[.B266]+1/9.3/9.3*1E+030)" office:value-type="float" office:value="21.4840833167026" calcext:value-type="float">
            <text:p>21.4840833167</text:p>
          </table:table-cell>
          <table:table-cell table:style-name="ce2" table:formula="of:=1-13.8*13.8*1E+030/([.B266]*[.B266]+[.D266]*[.D266])" office:value-type="float" office:value="-197.205559881172" calcext:value-type="float">
            <text:p>-197.2055598812</text:p>
          </table:table-cell>
          <table:table-cell table:formula="of:=13.8*13.8*1E+030*[.D266]/[.B266]/([.B266]*[.B266]+[.D266]*[.D266])" office:value-type="float" office:value="0.0000000000024062548605841" calcext:value-type="float">
            <text:p>2.4062548605841E-012</text:p>
          </table:table-cell>
          <table:table-cell table:number-columns-repeated="1014"/>
        </table:table-row>
        <table:table-row table:style-name="ro2">
          <table:table-cell office:value-type="float" office:value="154.879" calcext:value-type="float">
            <text:p>154.879</text:p>
          </table:table-cell>
          <table:table-cell table:style-name="ce1" table:formula="of:=[.A267]*1000000000000*2*PI()" office:value-type="float" office:value="973133457190667" calcext:value-type="float">
            <text:p>9.73E+14</text:p>
          </table:table-cell>
          <table:table-cell office:value-type="float" office:value="0.807" calcext:value-type="float">
            <text:p>0.807</text:p>
          </table:table-cell>
          <table:table-cell office:value-type="float" office:value="12.2" calcext:value-type="float">
            <text:p>12.2</text:p>
          </table:table-cell>
          <table:table-cell office:value-type="float" office:value="-149.491" calcext:value-type="float">
            <text:p>-149.491</text:p>
          </table:table-cell>
          <table:table-cell office:value-type="float" office:value="19.6908" calcext:value-type="float">
            <text:p>19.6908</text:p>
          </table:table-cell>
          <table:table-cell table:style-name="ce2" table:formula="of:=1-13.8*13.8*1E+030/([.B267]*[.B267]+1/9.3/9.3*1E+030)" office:value-type="float" office:value="-197.674925504367" calcext:value-type="float">
            <text:p>-197.6749255044</text:p>
          </table:table-cell>
          <table:table-cell table:formula="of:=13.8*13.8/9.3*1E+045/[.B267]/([.B267]*[.B267]+1/9.3/9.3*1E+030)" office:value-type="float" office:value="21.9526880487654" calcext:value-type="float">
            <text:p>21.9526880488</text:p>
          </table:table-cell>
          <table:table-cell table:style-name="ce2" table:formula="of:=1-13.8*13.8*1E+030/([.B267]*[.B267]+[.D267]*[.D267])" office:value-type="float" office:value="-200.100599058002" calcext:value-type="float">
            <text:p>-200.100599058</text:p>
          </table:table-cell>
          <table:table-cell table:formula="of:=13.8*13.8*1E+030*[.D267]/[.B267]/([.B267]*[.B267]+[.D267]*[.D267])" office:value-type="float" office:value="0.00000000000252116222125422" calcext:value-type="float">
            <text:p>2.52116222125422E-012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table:formula="of:=[.A268]*1000000000000*2*PI()" office:value-type="float" office:value="942477796076938" calcext:value-type="float">
            <text:p>9.42E+14</text:p>
          </table:table-cell>
          <table:table-cell office:value-type="float" office:value="0.85" calcext:value-type="float">
            <text:p>0.85</text:p>
          </table:table-cell>
          <table:table-cell office:value-type="float" office:value="12.6" calcext:value-type="float">
            <text:p>12.6</text:p>
          </table:table-cell>
          <table:table-cell office:value-type="float" office:value="-159.482" calcext:value-type="float">
            <text:p>-159.482</text:p>
          </table:table-cell>
          <table:table-cell office:value-type="float" office:value="21.42" calcext:value-type="float">
            <text:p>21.42</text:p>
          </table:table-cell>
          <table:table-cell table:style-name="ce2" table:formula="of:=1-13.8*13.8*1E+030/([.B268]*[.B268]+1/9.3/9.3*1E+030)" office:value-type="float" office:value="-210.640816956115" calcext:value-type="float">
            <text:p>-210.6408169561</text:p>
          </table:table-cell>
          <table:table-cell table:formula="of:=13.8*13.8/9.3*1E+045/[.B268]/([.B268]*[.B268]+1/9.3/9.3*1E+030)" office:value-type="float" office:value="24.1460087301597" calcext:value-type="float">
            <text:p>24.1460087302</text:p>
          </table:table-cell>
          <table:table-cell table:style-name="ce2" table:formula="of:=1-13.8*13.8*1E+030/([.B268]*[.B268]+[.D268]*[.D268])" office:value-type="float" office:value="-213.395624587187" calcext:value-type="float">
            <text:p>-213.3956245872</text:p>
          </table:table-cell>
          <table:table-cell table:formula="of:=13.8*13.8*1E+030*[.D268]/[.B268]/([.B268]*[.B268]+[.D268]*[.D268])" office:value-type="float" office:value="0.0000000000028662583681473" calcext:value-type="float">
            <text:p>2.8662583681473E-012</text:p>
          </table:table-cell>
          <table:table-cell table:number-columns-repeated="1014"/>
        </table:table-row>
        <table:table-row table:style-name="ro2">
          <table:table-cell office:value-type="float" office:value="145.208" calcext:value-type="float">
            <text:p>145.208</text:p>
          </table:table-cell>
          <table:table-cell table:style-name="ce1" table:formula="of:=[.A269]*1000000000000*2*PI()" office:value-type="float" office:value="912368772084933" calcext:value-type="float">
            <text:p>9.12E+14</text:p>
          </table:table-cell>
          <table:table-cell office:value-type="float" office:value="0.896" calcext:value-type="float">
            <text:p>0.896</text:p>
          </table:table-cell>
          <table:table-cell office:value-type="float" office:value="13" calcext:value-type="float">
            <text:p>13</text:p>
          </table:table-cell>
          <table:table-cell office:value-type="float" office:value="-169.803" calcext:value-type="float">
            <text:p>-169.803</text:p>
          </table:table-cell>
          <table:table-cell office:value-type="float" office:value="23.296" calcext:value-type="float">
            <text:p>23.296</text:p>
          </table:table-cell>
          <table:table-cell table:style-name="ce2" table:formula="of:=1-13.8*13.8*1E+030/([.B269]*[.B269]+1/9.3/9.3*1E+030)" office:value-type="float" office:value="-224.645476542652" calcext:value-type="float">
            <text:p>-224.6454765427</text:p>
          </table:table-cell>
          <table:table-cell table:formula="of:=13.8*13.8/9.3*1E+045/[.B269]/([.B269]*[.B269]+1/9.3/9.3*1E+030)" office:value-type="float" office:value="26.5933635710771" calcext:value-type="float">
            <text:p>26.5933635711</text:p>
          </table:table-cell>
          <table:table-cell table:style-name="ce2" table:formula="of:=1-13.8*13.8*1E+030/([.B269]*[.B269]+[.D269]*[.D269])" office:value-type="float" office:value="-227.779627498653" calcext:value-type="float">
            <text:p>-227.7796274987</text:p>
          </table:table-cell>
          <table:table-cell table:formula="of:=13.8*13.8*1E+030*[.D269]/[.B269]/([.B269]*[.B269]+[.D269]*[.D269])" office:value-type="float" office:value="0.00000000000325979499570775" calcext:value-type="float">
            <text:p>3.25979499570775E-012</text:p>
          </table:table-cell>
          <table:table-cell table:number-columns-repeated="1014"/>
        </table:table-row>
        <table:table-row table:style-name="ro2">
          <table:table-cell office:value-type="float" office:value="145.208" calcext:value-type="float">
            <text:p>145.208</text:p>
          </table:table-cell>
          <table:table-cell table:style-name="ce1" table:formula="of:=[.A270]*1000000000000*2*PI()" office:value-type="float" office:value="912368772084933" calcext:value-type="float">
            <text:p>9.12E+14</text:p>
          </table:table-cell>
          <table:table-cell office:value-type="float" office:value="0.976" calcext:value-type="float">
            <text:p>0.976</text:p>
          </table:table-cell>
          <table:table-cell office:value-type="float" office:value="15.1" calcext:value-type="float">
            <text:p>15.1</text:p>
          </table:table-cell>
          <table:table-cell office:value-type="float" office:value="-228.963" calcext:value-type="float">
            <text:p>-228.963</text:p>
          </table:table-cell>
          <table:table-cell office:value-type="float" office:value="29.4752" calcext:value-type="float">
            <text:p>29.4752</text:p>
          </table:table-cell>
          <table:table-cell table:style-name="ce2" table:formula="of:=1-13.8*13.8*1E+030/([.B270]*[.B270]+1/9.3/9.3*1E+030)" office:value-type="float" office:value="-224.645476542652" calcext:value-type="float">
            <text:p>-224.6454765427</text:p>
          </table:table-cell>
          <table:table-cell table:formula="of:=13.8*13.8/9.3*1E+045/[.B270]/([.B270]*[.B270]+1/9.3/9.3*1E+030)" office:value-type="float" office:value="26.5933635710771" calcext:value-type="float">
            <text:p>26.5933635711</text:p>
          </table:table-cell>
          <table:table-cell table:style-name="ce2" table:formula="of:=1-13.8*13.8*1E+030/([.B270]*[.B270]+[.D270]*[.D270])" office:value-type="float" office:value="-227.779627498653" calcext:value-type="float">
            <text:p>-227.7796274987</text:p>
          </table:table-cell>
          <table:table-cell table:formula="of:=13.8*13.8*1E+030*[.D270]/[.B270]/([.B270]*[.B270]+[.D270]*[.D270])" office:value-type="float" office:value="0.00000000000378637726424516" calcext:value-type="float">
            <text:p>3.78637726424516E-012</text:p>
          </table:table-cell>
          <table:table-cell table:number-columns-repeated="1014"/>
        </table:table-row>
        <table:table-row table:style-name="ro2">
          <table:table-cell office:value-type="float" office:value="140.318" calcext:value-type="float">
            <text:p>140.318</text:p>
          </table:table-cell>
          <table:table-cell table:style-name="ce1" table:formula="of:=[.A271]*1000000000000*2*PI()" office:value-type="float" office:value="881643995932825" calcext:value-type="float">
            <text:p>8.82E+14</text:p>
          </table:table-cell>
          <table:table-cell office:value-type="float" office:value="0.947" calcext:value-type="float">
            <text:p>0.947</text:p>
          </table:table-cell>
          <table:table-cell office:value-type="float" office:value="13.4" calcext:value-type="float">
            <text:p>13.4</text:p>
          </table:table-cell>
          <table:table-cell office:value-type="float" office:value="-180.457" calcext:value-type="float">
            <text:p>-180.457</text:p>
          </table:table-cell>
          <table:table-cell office:value-type="float" office:value="25.3796" calcext:value-type="float">
            <text:p>25.3796</text:p>
          </table:table-cell>
          <table:table-cell table:style-name="ce2" table:formula="of:=1-13.8*13.8*1E+030/([.B271]*[.B271]+1/9.3/9.3*1E+030)" office:value-type="float" office:value="-240.412218625042" calcext:value-type="float">
            <text:p>-240.412218625</text:p>
          </table:table-cell>
          <table:table-cell table:formula="of:=13.8*13.8/9.3*1E+045/[.B271]/([.B271]*[.B271]+1/9.3/9.3*1E+030)" office:value-type="float" office:value="29.4430668134889" calcext:value-type="float">
            <text:p>29.4430668135</text:p>
          </table:table-cell>
          <table:table-cell table:style-name="ce2" table:formula="of:=1-13.8*13.8*1E+030/([.B271]*[.B271]+[.D271]*[.D271])" office:value-type="float" office:value="-244.003147817943" calcext:value-type="float">
            <text:p>-244.0031478179</text:p>
          </table:table-cell>
          <table:table-cell table:formula="of:=13.8*13.8*1E+030*[.D271]/[.B271]/([.B271]*[.B271]+[.D271]*[.D271])" office:value-type="float" office:value="0.0000000000037237730829061" calcext:value-type="float">
            <text:p>3.7237730829061E-012</text:p>
          </table:table-cell>
          <table:table-cell table:number-columns-repeated="1014"/>
        </table:table-row>
        <table:table-row table:style-name="ro2">
          <table:table-cell office:value-type="float" office:value="135.501" calcext:value-type="float">
            <text:p>135.501</text:p>
          </table:table-cell>
          <table:table-cell table:style-name="ce1" table:formula="of:=[.A272]*1000000000000*2*PI()" office:value-type="float" office:value="851377892308141" calcext:value-type="float">
            <text:p>8.51E+14</text:p>
          </table:table-cell>
          <table:table-cell office:value-type="float" office:value="1.002" calcext:value-type="float">
            <text:p>1.002</text:p>
          </table:table-cell>
          <table:table-cell office:value-type="float" office:value="13.9" calcext:value-type="float">
            <text:p>13.9</text:p>
          </table:table-cell>
          <table:table-cell office:value-type="float" office:value="-194.214" calcext:value-type="float">
            <text:p>-194.214</text:p>
          </table:table-cell>
          <table:table-cell office:value-type="float" office:value="27.8556" calcext:value-type="float">
            <text:p>27.8556</text:p>
          </table:table-cell>
          <table:table-cell table:style-name="ce2" table:formula="of:=1-13.8*13.8*1E+030/([.B272]*[.B272]+1/9.3/9.3*1E+030)" office:value-type="float" office:value="-257.607222880719" calcext:value-type="float">
            <text:p>-257.6072228807</text:p>
          </table:table-cell>
          <table:table-cell table:formula="of:=13.8*13.8/9.3*1E+045/[.B272]/([.B272]*[.B272]+1/9.3/9.3*1E+030)" office:value-type="float" office:value="32.6614403756207" calcext:value-type="float">
            <text:p>32.6614403756</text:p>
          </table:table-cell>
          <table:table-cell table:style-name="ce2" table:formula="of:=1-13.8*13.8*1E+030/([.B272]*[.B272]+[.D272]*[.D272])" office:value-type="float" office:value="-261.73228047009" calcext:value-type="float">
            <text:p>-261.7322804701</text:p>
          </table:table-cell>
          <table:table-cell table:formula="of:=13.8*13.8*1E+030*[.D272]/[.B272]/([.B272]*[.B272]+[.D272]*[.D272])" office:value-type="float" office:value="0.00000000000428949204757184" calcext:value-type="float">
            <text:p>4.28949204757184E-012</text:p>
          </table:table-cell>
          <table:table-cell table:number-columns-repeated="1014"/>
        </table:table-row>
        <table:table-row table:style-name="ro2">
          <table:table-cell office:value-type="float" office:value="130.662" calcext:value-type="float">
            <text:p>130.662</text:p>
          </table:table-cell>
          <table:table-cell table:style-name="ce1" table:formula="of:=[.A273]*1000000000000*2*PI()" office:value-type="float" office:value="820973558606699" calcext:value-type="float">
            <text:p>8.21E+14</text:p>
          </table:table-cell>
          <table:table-cell office:value-type="float" office:value="1.063" calcext:value-type="float">
            <text:p>1.063</text:p>
          </table:table-cell>
          <table:table-cell office:value-type="float" office:value="14.4" calcext:value-type="float">
            <text:p>14.4</text:p>
          </table:table-cell>
          <table:table-cell office:value-type="float" office:value="-208.49" calcext:value-type="float">
            <text:p>-208.49</text:p>
          </table:table-cell>
          <table:table-cell office:value-type="float" office:value="30.6144" calcext:value-type="float">
            <text:p>30.6144</text:p>
          </table:table-cell>
          <table:table-cell table:style-name="ce2" table:formula="of:=1-13.8*13.8*1E+030/([.B273]*[.B273]+1/9.3/9.3*1E+030)" office:value-type="float" office:value="-276.787658503776" calcext:value-type="float">
            <text:p>-276.7876585038</text:p>
          </table:table-cell>
          <table:table-cell table:formula="of:=13.8*13.8/9.3*1E+045/[.B273]/([.B273]*[.B273]+1/9.3/9.3*1E+030)" office:value-type="float" office:value="36.3831945452951" calcext:value-type="float">
            <text:p>36.3831945453</text:p>
          </table:table-cell>
          <table:table-cell table:style-name="ce2" table:formula="of:=1-13.8*13.8*1E+030/([.B273]*[.B273]+[.D273]*[.D273])" office:value-type="float" office:value="-281.552941642886" calcext:value-type="float">
            <text:p>-281.5529416429</text:p>
          </table:table-cell>
          <table:table-cell table:formula="of:=13.8*13.8*1E+030*[.D273]/[.B273]/([.B273]*[.B273]+[.D273]*[.D273])" office:value-type="float" office:value="0.00000000000495602119825002" calcext:value-type="float">
            <text:p>4.95602119825002E-012</text:p>
          </table:table-cell>
          <table:table-cell table:number-columns-repeated="1014"/>
        </table:table-row>
        <table:table-row table:style-name="ro2">
          <table:table-cell office:value-type="float" office:value="125.839" calcext:value-type="float">
            <text:p>125.839</text:p>
          </table:table-cell>
          <table:table-cell table:style-name="ce1" table:formula="of:=[.A274]*1000000000000*2*PI()" office:value-type="float" office:value="790669755870172" calcext:value-type="float">
            <text:p>7.91E+14</text:p>
          </table:table-cell>
          <table:table-cell office:value-type="float" office:value="1.13" calcext:value-type="float">
            <text:p>1.13</text:p>
          </table:table-cell>
          <table:table-cell office:value-type="float" office:value="14.9" calcext:value-type="float">
            <text:p>14.9</text:p>
          </table:table-cell>
          <table:table-cell office:value-type="float" office:value="-223.287" calcext:value-type="float">
            <text:p>-223.287</text:p>
          </table:table-cell>
          <table:table-cell office:value-type="float" office:value="33.674" calcext:value-type="float">
            <text:p>33.674</text:p>
          </table:table-cell>
          <table:table-cell table:style-name="ce2" table:formula="of:=1-13.8*13.8*1E+030/([.B274]*[.B274]+1/9.3/9.3*1E+030)" office:value-type="float" office:value="-298.095038141052" calcext:value-type="float">
            <text:p>-298.0950381411</text:p>
          </table:table-cell>
          <table:table-cell table:formula="of:=13.8*13.8/9.3*1E+045/[.B274]/([.B274]*[.B274]+1/9.3/9.3*1E+030)" office:value-type="float" office:value="40.6753344877418" calcext:value-type="float">
            <text:p>40.6753344877</text:p>
          </table:table-cell>
          <table:table-cell table:style-name="ce2" table:formula="of:=1-13.8*13.8*1E+030/([.B274]*[.B274]+[.D274]*[.D274])" office:value-type="float" office:value="-303.626667304721" calcext:value-type="float">
            <text:p>-303.6266673047</text:p>
          </table:table-cell>
          <table:table-cell table:formula="of:=13.8*13.8*1E+030*[.D274]/[.B274]/([.B274]*[.B274]+[.D274]*[.D274])" office:value-type="float" office:value="0.00000000000574062345137384" calcext:value-type="float">
            <text:p>5.74062345137384E-012</text:p>
          </table:table-cell>
          <table:table-cell table:number-columns-repeated="1014"/>
        </table:table-row>
        <table:table-row table:style-name="ro2">
          <table:table-cell office:value-type="float" office:value="120.968" calcext:value-type="float">
            <text:p>120.968</text:p>
          </table:table-cell>
          <table:table-cell table:style-name="ce1" table:formula="of:=[.A275]*1000000000000*2*PI()" office:value-type="float" office:value="760064360238900" calcext:value-type="float">
            <text:p>7.60E+14</text:p>
          </table:table-cell>
          <table:table-cell office:value-type="float" office:value="1.205" calcext:value-type="float">
            <text:p>1.205</text:p>
          </table:table-cell>
          <table:table-cell office:value-type="float" office:value="15.5" calcext:value-type="float">
            <text:p>15.5</text:p>
          </table:table-cell>
          <table:table-cell office:value-type="float" office:value="-241.702" calcext:value-type="float">
            <text:p>-241.702</text:p>
          </table:table-cell>
          <table:table-cell office:value-type="float" office:value="37.355" calcext:value-type="float">
            <text:p>37.355</text:p>
          </table:table-cell>
          <table:table-cell table:style-name="ce2" table:formula="of:=1-13.8*13.8*1E+030/([.B275]*[.B275]+1/9.3/9.3*1E+030)" office:value-type="float" office:value="-322.185087398135" calcext:value-type="float">
            <text:p>-322.1850873981</text:p>
          </table:table-cell>
          <table:table-cell table:formula="of:=13.8*13.8/9.3*1E+045/[.B275]/([.B275]*[.B275]+1/9.3/9.3*1E+030)" office:value-type="float" office:value="45.7212395217996" calcext:value-type="float">
            <text:p>45.7212395218</text:p>
          </table:table-cell>
          <table:table-cell table:style-name="ce2" table:formula="of:=1-13.8*13.8*1E+030/([.B275]*[.B275]+[.D275]*[.D275])" office:value-type="float" office:value="-328.653305842987" calcext:value-type="float">
            <text:p>-328.653305843</text:p>
          </table:table-cell>
          <table:table-cell table:formula="of:=13.8*13.8*1E+030*[.D275]/[.B275]/([.B275]*[.B275]+[.D275]*[.D275])" office:value-type="float" office:value="0.000000000006722623119653" calcext:value-type="float">
            <text:p>6.722623119653E-012</text:p>
          </table:table-cell>
          <table:table-cell table:number-columns-repeated="1014"/>
        </table:table-row>
        <table:table-row table:style-name="ro2">
          <table:table-cell office:value-type="float" office:value="116.144" calcext:value-type="float">
            <text:p>116.144</text:p>
          </table:table-cell>
          <table:table-cell table:style-name="ce1" table:formula="of:=[.A276]*1000000000000*2*PI()" office:value-type="float" office:value="729754274317066" calcext:value-type="float">
            <text:p>7.30E+14</text:p>
          </table:table-cell>
          <table:table-cell office:value-type="float" office:value="1.287" calcext:value-type="float">
            <text:p>1.287</text:p>
          </table:table-cell>
          <table:table-cell office:value-type="float" office:value="16.1" calcext:value-type="float">
            <text:p>16.1</text:p>
          </table:table-cell>
          <table:table-cell office:value-type="float" office:value="-260.866" calcext:value-type="float">
            <text:p>-260.866</text:p>
          </table:table-cell>
          <table:table-cell office:value-type="float" office:value="41.4414" calcext:value-type="float">
            <text:p>41.4414</text:p>
          </table:table-cell>
          <table:table-cell table:style-name="ce2" table:formula="of:=1-13.8*13.8*1E+030/([.B276]*[.B276]+1/9.3/9.3*1E+030)" office:value-type="float" office:value="-349.007046617782" calcext:value-type="float">
            <text:p>-349.0070466178</text:p>
          </table:table-cell>
          <table:table-cell table:formula="of:=13.8*13.8/9.3*1E+045/[.B276]/([.B276]*[.B276]+1/9.3/9.3*1E+030)" office:value-type="float" office:value="51.5723821394644" calcext:value-type="float">
            <text:p>51.5723821395</text:p>
          </table:table-cell>
          <table:table-cell table:style-name="ce2" table:formula="of:=1-13.8*13.8*1E+030/([.B276]*[.B276]+[.D276]*[.D276])" office:value-type="float" office:value="-356.606066766777" calcext:value-type="float">
            <text:p>-356.6060667668</text:p>
          </table:table-cell>
          <table:table-cell table:formula="of:=13.8*13.8*1E+030*[.D276]/[.B276]/([.B276]*[.B276]+[.D276]*[.D276])" office:value-type="float" office:value="0.00000000000788958403886456" calcext:value-type="float">
            <text:p>7.88958403886456E-012</text:p>
          </table:table-cell>
          <table:table-cell table:number-columns-repeated="1014"/>
        </table:table-row>
        <table:table-row table:style-name="ro2">
          <table:table-cell office:value-type="float" office:value="111.317" calcext:value-type="float">
            <text:p>111.317</text:p>
          </table:table-cell>
          <table:table-cell table:style-name="ce1" table:formula="of:=[.A277]*1000000000000*2*PI()" office:value-type="float" office:value="699425338839310" calcext:value-type="float">
            <text:p>6.99E+14</text:p>
          </table:table-cell>
          <table:table-cell office:value-type="float" office:value="1.379" calcext:value-type="float">
            <text:p>1.379</text:p>
          </table:table-cell>
          <table:table-cell office:value-type="float" office:value="16.8" calcext:value-type="float">
            <text:p>16.8</text:p>
          </table:table-cell>
          <table:table-cell office:value-type="float" office:value="-284.142" calcext:value-type="float">
            <text:p>-284.142</text:p>
          </table:table-cell>
          <table:table-cell office:value-type="float" office:value="46.3344" calcext:value-type="float">
            <text:p>46.3344</text:p>
          </table:table-cell>
          <table:table-cell table:style-name="ce2" table:formula="of:=1-13.8*13.8*1E+030/([.B277]*[.B277]+1/9.3/9.3*1E+030)" office:value-type="float" office:value="-379.303585338587" calcext:value-type="float">
            <text:p>-379.3035853386</text:p>
          </table:table-cell>
          <table:table-cell table:formula="of:=13.8*13.8/9.3*1E+045/[.B277]/([.B277]*[.B277]+1/9.3/9.3*1E+030)" office:value-type="float" office:value="58.4663671270747" calcext:value-type="float">
            <text:p>58.4663671271</text:p>
          </table:table-cell>
          <table:table-cell table:style-name="ce2" table:formula="of:=1-13.8*13.8*1E+030/([.B277]*[.B277]+[.D277]*[.D277])" office:value-type="float" office:value="-388.291973081485" calcext:value-type="float">
            <text:p>-388.2919730815</text:p>
          </table:table-cell>
          <table:table-cell table:formula="of:=13.8*13.8*1E+030*[.D277]/[.B277]/([.B277]*[.B277]+[.D277]*[.D277])" office:value-type="float" office:value="0.00000000000935068374649137" calcext:value-type="float">
            <text:p>9.35068374649137E-012</text:p>
          </table:table-cell>
          <table:table-cell table:number-columns-repeated="1014"/>
        </table:table-row>
        <table:table-row table:style-name="ro2">
          <table:table-cell office:value-type="float" office:value="106.458" calcext:value-type="float">
            <text:p>106.458</text:p>
          </table:table-cell>
          <table:table-cell table:style-name="ce1" table:formula="of:=[.A278]*1000000000000*2*PI()" office:value-type="float" office:value="668895341431724" calcext:value-type="float">
            <text:p>6.69E+14</text:p>
          </table:table-cell>
          <table:table-cell office:value-type="float" office:value="1.482" calcext:value-type="float">
            <text:p>1.482</text:p>
          </table:table-cell>
          <table:table-cell office:value-type="float" office:value="17.5" calcext:value-type="float">
            <text:p>17.5</text:p>
          </table:table-cell>
          <table:table-cell office:value-type="float" office:value="-308.446" calcext:value-type="float">
            <text:p>-308.446</text:p>
          </table:table-cell>
          <table:table-cell office:value-type="float" office:value="51.87" calcext:value-type="float">
            <text:p>51.87</text:p>
          </table:table-cell>
          <table:table-cell table:style-name="ce2" table:formula="of:=1-13.8*13.8*1E+030/([.B278]*[.B278]+1/9.3/9.3*1E+030)" office:value-type="float" office:value="-413.91732078707" calcext:value-type="float">
            <text:p>-413.9173207871</text:p>
          </table:table-cell>
          <table:table-cell table:formula="of:=13.8*13.8/9.3*1E+045/[.B278]/([.B278]*[.B278]+1/9.3/9.3*1E+030)" office:value-type="float" office:value="66.6991723705748" calcext:value-type="float">
            <text:p>66.6991723706</text:p>
          </table:table-cell>
          <table:table-cell table:style-name="ce2" table:formula="of:=1-13.8*13.8*1E+030/([.B278]*[.B278]+[.D278]*[.D278])" office:value-type="float" office:value="-424.639407747625" calcext:value-type="float">
            <text:p>-424.6394077476</text:p>
          </table:table-cell>
          <table:table-cell table:formula="of:=13.8*13.8*1E+030*[.D278]/[.B278]/([.B278]*[.B278]+[.D278]*[.D278])" office:value-type="float" office:value="0.0000000000111358073142504" calcext:value-type="float">
            <text:p>1.11358073142504E-011</text:p>
          </table:table-cell>
          <table:table-cell table:number-columns-repeated="1014"/>
        </table:table-row>
        <table:table-row table:style-name="ro2">
          <table:table-cell office:value-type="float" office:value="101.626" calcext:value-type="float">
            <text:p>101.626</text:p>
          </table:table-cell>
          <table:table-cell table:style-name="ce1" table:formula="of:=[.A279]*1000000000000*2*PI()" office:value-type="float" office:value="638534990027433" calcext:value-type="float">
            <text:p>6.39E+14</text:p>
          </table:table-cell>
          <table:table-cell office:value-type="float" office:value="1.598" calcext:value-type="float">
            <text:p>1.598</text:p>
          </table:table-cell>
          <table:table-cell office:value-type="float" office:value="18.3" calcext:value-type="float">
            <text:p>18.3</text:p>
          </table:table-cell>
          <table:table-cell office:value-type="float" office:value="-337.444" calcext:value-type="float">
            <text:p>-337.444</text:p>
          </table:table-cell>
          <table:table-cell office:value-type="float" office:value="58.4868" calcext:value-type="float">
            <text:p>58.4868</text:p>
          </table:table-cell>
          <table:table-cell table:style-name="ce2" table:formula="of:=1-13.8*13.8*1E+030/([.B279]*[.B279]+1/9.3/9.3*1E+030)" office:value-type="float" office:value="-453.197502081361" calcext:value-type="float">
            <text:p>-453.1975020814</text:p>
          </table:table-cell>
          <table:table-cell table:formula="of:=13.8*13.8/9.3*1E+045/[.B279]/([.B279]*[.B279]+1/9.3/9.3*1E+030)" office:value-type="float" office:value="76.4851446620319" calcext:value-type="float">
            <text:p>76.485144662</text:p>
          </table:table-cell>
          <table:table-cell table:style-name="ce2" table:formula="of:=1-13.8*13.8*1E+030/([.B279]*[.B279]+[.D279]*[.D279])" office:value-type="float" office:value="-466.077311695382" calcext:value-type="float">
            <text:p>-466.0773116954</text:p>
          </table:table-cell>
          <table:table-cell table:formula="of:=13.8*13.8*1E+030*[.D279]/[.B279]/([.B279]*[.B279]+[.D279]*[.D279])" office:value-type="float" office:value="0.0000000000133861337867456" calcext:value-type="float">
            <text:p>1.33861337867456E-011</text:p>
          </table:table-cell>
          <table:table-cell table:number-columns-repeated="1014"/>
        </table:table-row>
        <table:table-row table:style-name="ro2">
          <table:table-cell office:value-type="float" office:value="96.7742" calcext:value-type="float">
            <text:p>96.7742</text:p>
          </table:table-cell>
          <table:table-cell table:style-name="ce1" table:formula="of:=[.A280]*1000000000000*2*PI()" office:value-type="float" office:value="608050231554059" calcext:value-type="float">
            <text:p>6.08E+14</text:p>
          </table:table-cell>
          <table:table-cell office:value-type="float" office:value="1.728" calcext:value-type="float">
            <text:p>1.728</text:p>
          </table:table-cell>
          <table:table-cell office:value-type="float" office:value="19.2" calcext:value-type="float">
            <text:p>19.2</text:p>
          </table:table-cell>
          <table:table-cell office:value-type="float" office:value="-371.626" calcext:value-type="float">
            <text:p>-371.626</text:p>
          </table:table-cell>
          <table:table-cell office:value-type="float" office:value="66.3552" calcext:value-type="float">
            <text:p>66.3552</text:p>
          </table:table-cell>
          <table:table-cell table:style-name="ce2" table:formula="of:=1-13.8*13.8*1E+030/([.B280]*[.B280]+1/9.3/9.3*1E+030)" office:value-type="float" office:value="-498.466131466152" calcext:value-type="float">
            <text:p>-498.4661314662</text:p>
          </table:table-cell>
          <table:table-cell table:formula="of:=13.8*13.8/9.3*1E+045/[.B280]/([.B280]*[.B280]+1/9.3/9.3*1E+030)" office:value-type="float" office:value="88.3249982559163" calcext:value-type="float">
            <text:p>88.3249982559</text:p>
          </table:table-cell>
          <table:table-cell table:style-name="ce2" table:formula="of:=1-13.8*13.8*1E+030/([.B280]*[.B280]+[.D280]*[.D280])" office:value-type="float" office:value="-514.085419392658" calcext:value-type="float">
            <text:p>-514.0854193927</text:p>
          </table:table-cell>
          <table:table-cell table:formula="of:=13.8*13.8*1E+030*[.D280]/[.B280]/([.B280]*[.B280]+[.D280]*[.D280])" office:value-type="float" office:value="0.0000000000162645116129025" calcext:value-type="float">
            <text:p>1.62645116129025E-011</text:p>
          </table:table-cell>
          <table:table-cell table:number-columns-repeated="1014"/>
        </table:table-row>
        <table:table-row table:style-name="ro2">
          <table:table-cell office:value-type="float" office:value="94.3693" calcext:value-type="float">
            <text:p>94.3693</text:p>
          </table:table-cell>
          <table:table-cell table:style-name="ce1" table:formula="of:=[.A281]*1000000000000*2*PI()" office:value-type="float" office:value="592939799208823" calcext:value-type="float">
            <text:p>5.93E+14</text:p>
          </table:table-cell>
          <table:table-cell office:value-type="float" office:value="1.8" calcext:value-type="float">
            <text:p>1.8</text:p>
          </table:table-cell>
          <table:table-cell office:value-type="float" office:value="19.7" calcext:value-type="float">
            <text:p>19.7</text:p>
          </table:table-cell>
          <table:table-cell office:value-type="float" office:value="-391.33" calcext:value-type="float">
            <text:p>-391.33</text:p>
          </table:table-cell>
          <table:table-cell office:value-type="float" office:value="70.92" calcext:value-type="float">
            <text:p>70.92</text:p>
          </table:table-cell>
          <table:table-cell table:style-name="ce2" table:formula="of:=1-13.8*13.8*1E+030/([.B281]*[.B281]+1/9.3/9.3*1E+030)" office:value-type="float" office:value="-523.426367261809" calcext:value-type="float">
            <text:p>-523.4263672618</text:p>
          </table:table-cell>
          <table:table-cell table:formula="of:=13.8*13.8/9.3*1E+045/[.B281]/([.B281]*[.B281]+1/9.3/9.3*1E+030)" office:value-type="float" office:value="95.1022886958813" calcext:value-type="float">
            <text:p>95.1022886959</text:p>
          </table:table-cell>
          <table:table-cell table:style-name="ce2" table:formula="of:=1-13.8*13.8*1E+030/([.B281]*[.B281]+[.D281]*[.D281])" office:value-type="float" office:value="-540.672726102266" calcext:value-type="float">
            <text:p>-540.6727261023</text:p>
          </table:table-cell>
          <table:table-cell table:formula="of:=13.8*13.8*1E+030*[.D281]/[.B281]/([.B281]*[.B281]+[.D281]*[.D281])" office:value-type="float" office:value="0.0000000000179966882277985" calcext:value-type="float">
            <text:p>1.79966882277985E-011</text:p>
          </table:table-cell>
          <table:table-cell table:number-columns-repeated="1014"/>
        </table:table-row>
        <table:table-row table:style-name="ro2">
          <table:table-cell office:value-type="float" office:value="91.9399" calcext:value-type="float">
            <text:p>91.9399</text:p>
          </table:table-cell>
          <table:table-cell table:style-name="ce1" table:formula="of:=[.A282]*1000000000000*2*PI()" office:value-type="float" office:value="577675428823560" calcext:value-type="float">
            <text:p>5.78E+14</text:p>
          </table:table-cell>
          <table:table-cell office:value-type="float" office:value="1.876" calcext:value-type="float">
            <text:p>1.876</text:p>
          </table:table-cell>
          <table:table-cell office:value-type="float" office:value="20.2" calcext:value-type="float">
            <text:p>20.2</text:p>
          </table:table-cell>
          <table:table-cell office:value-type="float" office:value="-411.559" calcext:value-type="float">
            <text:p>-411.559</text:p>
          </table:table-cell>
          <table:table-cell office:value-type="float" office:value="75.7904" calcext:value-type="float">
            <text:p>75.7904</text:p>
          </table:table-cell>
          <table:table-cell table:style-name="ce2" table:formula="of:=1-13.8*13.8*1E+030/([.B282]*[.B282]+1/9.3/9.3*1E+030)" office:value-type="float" office:value="-550.566849981894" calcext:value-type="float">
            <text:p>-550.5668499819</text:p>
          </table:table-cell>
          <table:table-cell table:formula="of:=13.8*13.8/9.3*1E+045/[.B282]/([.B282]*[.B282]+1/9.3/9.3*1E+030)" office:value-type="float" office:value="102.667104189796" calcext:value-type="float">
            <text:p>102.6671041898</text:p>
          </table:table-cell>
          <table:table-cell table:style-name="ce2" table:formula="of:=1-13.8*13.8*1E+030/([.B282]*[.B282]+[.D282]*[.D282])" office:value-type="float" office:value="-569.677016379791" calcext:value-type="float">
            <text:p>-569.6770163798</text:p>
          </table:table-cell>
          <table:table-cell table:formula="of:=13.8*13.8*1E+030*[.D282]/[.B282]/([.B282]*[.B282]+[.D282]*[.D282])" office:value-type="float" office:value="0.0000000000199552813841295" calcext:value-type="float">
            <text:p>1.99552813841295E-011</text:p>
          </table:table-cell>
          <table:table-cell table:number-columns-repeated="1014"/>
        </table:table-row>
        <table:table-row table:style-name="ro2">
          <table:table-cell office:value-type="float" office:value="89.5255" calcext:value-type="float">
            <text:p>89.5255</text:p>
          </table:table-cell>
          <table:table-cell table:style-name="ce1" table:formula="of:=[.A283]*1000000000000*2*PI()" office:value-type="float" office:value="562505306217906" calcext:value-type="float">
            <text:p>5.63E+14</text:p>
          </table:table-cell>
          <table:table-cell office:value-type="float" office:value="1.958" calcext:value-type="float">
            <text:p>1.958</text:p>
          </table:table-cell>
          <table:table-cell office:value-type="float" office:value="20.7" calcext:value-type="float">
            <text:p>20.7</text:p>
          </table:table-cell>
          <table:table-cell office:value-type="float" office:value="-432.324" calcext:value-type="float">
            <text:p>-432.324</text:p>
          </table:table-cell>
          <table:table-cell office:value-type="float" office:value="81.0612" calcext:value-type="float">
            <text:p>81.0612</text:p>
          </table:table-cell>
          <table:table-cell table:style-name="ce2" table:formula="of:=1-13.8*13.8*1E+030/([.B283]*[.B283]+1/9.3/9.3*1E+030)" office:value-type="float" office:value="-579.655341408496" calcext:value-type="float">
            <text:p>-579.6553414085</text:p>
          </table:table-cell>
          <table:table-cell table:formula="of:=13.8*13.8/9.3*1E+045/[.B283]/([.B283]*[.B283]+1/9.3/9.3*1E+030)" office:value-type="float" office:value="110.996389768776" calcext:value-type="float">
            <text:p>110.9963897688</text:p>
          </table:table-cell>
          <table:table-cell table:style-name="ce2" table:formula="of:=1-13.8*13.8*1E+030/([.B283]*[.B283]+[.D283]*[.D283])" office:value-type="float" office:value="-600.873089120619" calcext:value-type="float">
            <text:p>-600.8730891206</text:p>
          </table:table-cell>
          <table:table-cell table:formula="of:=13.8*13.8*1E+030*[.D283]/[.B283]/([.B283]*[.B283]+[.D283]*[.D283])" office:value-type="float" office:value="0.0000000000221487207446368" calcext:value-type="float">
            <text:p>2.21487207446368E-011</text:p>
          </table:table-cell>
          <table:table-cell table:number-columns-repeated="1014"/>
        </table:table-row>
        <table:table-row table:style-name="ro2">
          <table:table-cell office:value-type="float" office:value="87.108" calcext:value-type="float">
            <text:p>87.108</text:p>
          </table:table-cell>
          <table:table-cell table:style-name="ce1" table:formula="of:=[.A284]*1000000000000*2*PI()" office:value-type="float" office:value="547315705737799" calcext:value-type="float">
            <text:p>5.47E+14</text:p>
          </table:table-cell>
          <table:table-cell office:value-type="float" office:value="2.046" calcext:value-type="float">
            <text:p>2.046</text:p>
          </table:table-cell>
          <table:table-cell office:value-type="float" office:value="21.3" calcext:value-type="float">
            <text:p>21.3</text:p>
          </table:table-cell>
          <table:table-cell office:value-type="float" office:value="-457.876" calcext:value-type="float">
            <text:p>-457.876</text:p>
          </table:table-cell>
          <table:table-cell office:value-type="float" office:value="87.1596" calcext:value-type="float">
            <text:p>87.1596</text:p>
          </table:table-cell>
          <table:table-cell table:style-name="ce2" table:formula="of:=1-13.8*13.8*1E+030/([.B284]*[.B284]+1/9.3/9.3*1E+030)" office:value-type="float" office:value="-611.11794498277" calcext:value-type="float">
            <text:p>-611.1179449828</text:p>
          </table:table-cell>
          <table:table-cell table:formula="of:=13.8*13.8/9.3*1E+045/[.B284]/([.B284]*[.B284]+1/9.3/9.3*1E+030)" office:value-type="float" office:value="120.2580762421" calcext:value-type="float">
            <text:p>120.2580762421</text:p>
          </table:table-cell>
          <table:table-cell table:style-name="ce2" table:formula="of:=1-13.8*13.8*1E+030/([.B284]*[.B284]+[.D284]*[.D284])" office:value-type="float" office:value="-634.744118696494" calcext:value-type="float">
            <text:p>-634.7441186965</text:p>
          </table:table-cell>
          <table:table-cell table:formula="of:=13.8*13.8*1E+030*[.D284]/[.B284]/([.B284]*[.B284]+[.D284]*[.D284])" office:value-type="float" office:value="0.0000000000247413870756388" calcext:value-type="float">
            <text:p>2.47413870756388E-011</text:p>
          </table:table-cell>
          <table:table-cell table:number-columns-repeated="1014"/>
        </table:table-row>
        <table:table-row table:style-name="ro2">
          <table:table-cell office:value-type="float" office:value="84.6979" calcext:value-type="float">
            <text:p>84.6979</text:p>
          </table:table-cell>
          <table:table-cell table:style-name="ce1" table:formula="of:=[.A285]*1000000000000*2*PI()" office:value-type="float" office:value="532172600828966" calcext:value-type="float">
            <text:p>5.32E+14</text:p>
          </table:table-cell>
          <table:table-cell office:value-type="float" office:value="2.141" calcext:value-type="float">
            <text:p>2.141</text:p>
          </table:table-cell>
          <table:table-cell office:value-type="float" office:value="21.9" calcext:value-type="float">
            <text:p>21.9</text:p>
          </table:table-cell>
          <table:table-cell office:value-type="float" office:value="-484.194" calcext:value-type="float">
            <text:p>-484.194</text:p>
          </table:table-cell>
          <table:table-cell office:value-type="float" office:value="93.7758" calcext:value-type="float">
            <text:p>93.7758</text:p>
          </table:table-cell>
          <table:table-cell table:style-name="ce2" table:formula="of:=1-13.8*13.8*1E+030/([.B285]*[.B285]+1/9.3/9.3*1E+030)" office:value-type="float" office:value="-645.063673577586" calcext:value-type="float">
            <text:p>-645.0636735776</text:p>
          </table:table-cell>
          <table:table-cell table:formula="of:=13.8*13.8/9.3*1E+045/[.B285]/([.B285]*[.B285]+1/9.3/9.3*1E+030)" office:value-type="float" office:value="130.538874238229" calcext:value-type="float">
            <text:p>130.5388742382</text:p>
          </table:table-cell>
          <table:table-cell table:style-name="ce2" table:formula="of:=1-13.8*13.8*1E+030/([.B285]*[.B285]+[.D285]*[.D285])" office:value-type="float" office:value="-671.43939842375" calcext:value-type="float">
            <text:p>-671.4393984238</text:p>
          </table:table-cell>
          <table:table-cell table:formula="of:=13.8*13.8*1E+030*[.D285]/[.B285]/([.B285]*[.B285]+[.D285]*[.D285])" office:value-type="float" office:value="0.0000000000276722679870041" calcext:value-type="float">
            <text:p>2.76722679870041E-011</text:p>
          </table:table-cell>
          <table:table-cell table:number-columns-repeated="1014"/>
        </table:table-row>
        <table:table-row table:style-name="ro2">
          <table:table-cell office:value-type="float" office:value="82.2594" calcext:value-type="float">
            <text:p>82.2594</text:p>
          </table:table-cell>
          <table:table-cell table:style-name="ce1" table:formula="of:=[.A286]*1000000000000*2*PI()" office:value-type="float" office:value="516851053457408" calcext:value-type="float">
            <text:p>5.17E+14</text:p>
          </table:table-cell>
          <table:table-cell office:value-type="float" office:value="2.242" calcext:value-type="float">
            <text:p>2.242</text:p>
          </table:table-cell>
          <table:table-cell office:value-type="float" office:value="22.5" calcext:value-type="float">
            <text:p>22.5</text:p>
          </table:table-cell>
          <table:table-cell office:value-type="float" office:value="-511.277" calcext:value-type="float">
            <text:p>-511.277</text:p>
          </table:table-cell>
          <table:table-cell office:value-type="float" office:value="100.89" calcext:value-type="float">
            <text:p>100.89</text:p>
          </table:table-cell>
          <table:table-cell table:style-name="ce2" table:formula="of:=1-13.8*13.8*1E+030/([.B286]*[.B286]+1/9.3/9.3*1E+030)" office:value-type="float" office:value="-682.322645990218" calcext:value-type="float">
            <text:p>-682.3226459902</text:p>
          </table:table-cell>
          <table:table-cell table:formula="of:=13.8*13.8/9.3*1E+045/[.B286]/([.B286]*[.B286]+1/9.3/9.3*1E+030)" office:value-type="float" office:value="142.160014651758" calcext:value-type="float">
            <text:p>142.1600146518</text:p>
          </table:table-cell>
          <table:table-cell table:style-name="ce2" table:formula="of:=1-13.8*13.8*1E+030/([.B286]*[.B286]+[.D286]*[.D286])" office:value-type="float" office:value="-711.897942351869" calcext:value-type="float">
            <text:p>-711.8979423519</text:p>
          </table:table-cell>
          <table:table-cell table:formula="of:=13.8*13.8*1E+030*[.D286]/[.B286]/([.B286]*[.B286]+[.D286]*[.D286])" office:value-type="float" office:value="0.000000000031034480041432" calcext:value-type="float">
            <text:p>3.1034480041432E-011</text:p>
          </table:table-cell>
          <table:table-cell table:number-columns-repeated="1014"/>
        </table:table-row>
        <table:table-row table:style-name="ro2">
          <table:table-cell office:value-type="float" office:value="79.8509" calcext:value-type="float">
            <text:p>79.8509</text:p>
          </table:table-cell>
          <table:table-cell table:style-name="ce1" table:formula="of:=[.A287]*1000000000000*2*PI()" office:value-type="float" office:value="501718001645066" calcext:value-type="float">
            <text:p>5.02E+14</text:p>
          </table:table-cell>
          <table:table-cell office:value-type="float" office:value="2.352" calcext:value-type="float">
            <text:p>2.352</text:p>
          </table:table-cell>
          <table:table-cell office:value-type="float" office:value="23.1" calcext:value-type="float">
            <text:p>23.1</text:p>
          </table:table-cell>
          <table:table-cell office:value-type="float" office:value="-539.142" calcext:value-type="float">
            <text:p>-539.142</text:p>
          </table:table-cell>
          <table:table-cell office:value-type="float" office:value="108.662" calcext:value-type="float">
            <text:p>108.662</text:p>
          </table:table-cell>
          <table:table-cell table:style-name="ce2" table:formula="of:=1-13.8*13.8*1E+030/([.B287]*[.B287]+1/9.3/9.3*1E+030)" office:value-type="float" office:value="-722.328175228225" calcext:value-type="float">
            <text:p>-722.3281752282</text:p>
          </table:table-cell>
          <table:table-cell table:formula="of:=13.8*13.8/9.3*1E+045/[.B287]/([.B287]*[.B287]+1/9.3/9.3*1E+030)" office:value-type="float" office:value="155.021790902058" calcext:value-type="float">
            <text:p>155.0217909021</text:p>
          </table:table-cell>
          <table:table-cell table:style-name="ce2" table:formula="of:=1-13.8*13.8*1E+030/([.B287]*[.B287]+[.D287]*[.D287])" office:value-type="float" office:value="-755.552037477057" calcext:value-type="float">
            <text:p>-755.5520374771</text:p>
          </table:table-cell>
          <table:table-cell table:formula="of:=13.8*13.8*1E+030*[.D287]/[.B287]/([.B287]*[.B287]+[.D287]*[.D287])" office:value-type="float" office:value="0.0000000000348330177677847" calcext:value-type="float">
            <text:p>3.48330177677847E-011</text:p>
          </table:table-cell>
          <table:table-cell table:number-columns-repeated="1014"/>
        </table:table-row>
        <table:table-row table:style-name="ro2">
          <table:table-cell office:value-type="float" office:value="77.4194" calcext:value-type="float">
            <text:p>77.4194</text:p>
          </table:table-cell>
          <table:table-cell table:style-name="ce1" table:formula="of:=[.A288]*1000000000000*2*PI()" office:value-type="float" office:value="486440436570659" calcext:value-type="float">
            <text:p>4.86E+14</text:p>
          </table:table-cell>
          <table:table-cell office:value-type="float" office:value="2.471" calcext:value-type="float">
            <text:p>2.471</text:p>
          </table:table-cell>
          <table:table-cell office:value-type="float" office:value="23.9" calcext:value-type="float">
            <text:p>23.9</text:p>
          </table:table-cell>
          <table:table-cell office:value-type="float" office:value="-577.316" calcext:value-type="float">
            <text:p>-577.316</text:p>
          </table:table-cell>
          <table:table-cell office:value-type="float" office:value="118.114" calcext:value-type="float">
            <text:p>118.114</text:p>
          </table:table-cell>
          <table:table-cell table:style-name="ce2" table:formula="of:=1-13.8*13.8*1E+030/([.B288]*[.B288]+1/9.3/9.3*1E+030)" office:value-type="float" office:value="-766.326713990128" calcext:value-type="float">
            <text:p>-766.3267139901</text:p>
          </table:table-cell>
          <table:table-cell table:formula="of:=13.8*13.8/9.3*1E+045/[.B288]/([.B288]*[.B288]+1/9.3/9.3*1E+030)" office:value-type="float" office:value="169.61634480434" calcext:value-type="float">
            <text:p>169.6163448043</text:p>
          </table:table-cell>
          <table:table-cell table:style-name="ce2" table:formula="of:=1-13.8*13.8*1E+030/([.B288]*[.B288]+[.D288]*[.D288])" office:value-type="float" office:value="-803.820136153396" calcext:value-type="float">
            <text:p>-803.8201361534</text:p>
          </table:table-cell>
          <table:table-cell table:formula="of:=13.8*13.8*1E+030*[.D288]/[.B288]/([.B288]*[.B288]+[.D288]*[.D288])" office:value-type="float" office:value="0.0000000000395427678456828" calcext:value-type="float">
            <text:p>3.95427678456828E-011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" table:formula="of:=[.A289]*1000000000000*2*PI()" office:value-type="float" office:value="471238898038469" calcext:value-type="float">
            <text:p>4.71E+14</text:p>
          </table:table-cell>
          <table:table-cell office:value-type="float" office:value="2.6" calcext:value-type="float">
            <text:p>2.6</text:p>
          </table:table-cell>
          <table:table-cell office:value-type="float" office:value="24.6" calcext:value-type="float">
            <text:p>24.6</text:p>
          </table:table-cell>
          <table:table-cell office:value-type="float" office:value="-611.92" calcext:value-type="float">
            <text:p>-611.92</text:p>
          </table:table-cell>
          <table:table-cell office:value-type="float" office:value="127.92" calcext:value-type="float">
            <text:p>127.92</text:p>
          </table:table-cell>
          <table:table-cell table:style-name="ce2" table:formula="of:=1-13.8*13.8*1E+030/([.B289]*[.B289]+1/9.3/9.3*1E+030)" office:value-type="float" office:value="-814.141569453633" calcext:value-type="float">
            <text:p>-814.1415694536</text:p>
          </table:table-cell>
          <table:table-cell table:formula="of:=13.8*13.8/9.3*1E+045/[.B289]/([.B289]*[.B289]+1/9.3/9.3*1E+030)" office:value-type="float" office:value="185.998294047643" calcext:value-type="float">
            <text:p>185.9982940476</text:p>
          </table:table-cell>
          <table:table-cell table:style-name="ce2" table:formula="of:=1-13.8*13.8*1E+030/([.B289]*[.B289]+[.D289]*[.D289])" office:value-type="float" office:value="-856.582498348747" calcext:value-type="float">
            <text:p>-856.5824983487</text:p>
          </table:table-cell>
          <table:table-cell table:formula="of:=13.8*13.8*1E+030*[.D289]/[.B289]/([.B289]*[.B289]+[.D289]*[.D289])" office:value-type="float" office:value="0.0000000000447682259405865" calcext:value-type="float">
            <text:p>4.47682259405865E-011</text:p>
          </table:table-cell>
          <table:table-cell table:number-columns-repeated="1014"/>
        </table:table-row>
        <table:table-row table:style-name="ro2">
          <table:table-cell office:value-type="float" office:value="72.5865" calcext:value-type="float">
            <text:p>72.5865</text:p>
          </table:table-cell>
          <table:table-cell table:style-name="ce1" table:formula="of:=[.A290]*1000000000000*2*PI()" office:value-type="float" office:value="456074430299591" calcext:value-type="float">
            <text:p>4.56E+14</text:p>
          </table:table-cell>
          <table:table-cell office:value-type="float" office:value="2.749" calcext:value-type="float">
            <text:p>2.749</text:p>
          </table:table-cell>
          <table:table-cell office:value-type="float" office:value="25.4" calcext:value-type="float">
            <text:p>25.4</text:p>
          </table:table-cell>
          <table:table-cell office:value-type="float" office:value="-652.717" calcext:value-type="float">
            <text:p>-652.717</text:p>
          </table:table-cell>
          <table:table-cell office:value-type="float" office:value="139.649" calcext:value-type="float">
            <text:p>139.649</text:p>
          </table:table-cell>
          <table:table-cell table:style-name="ce2" table:formula="of:=1-13.8*13.8*1E+030/([.B290]*[.B290]+1/9.3/9.3*1E+030)" office:value-type="float" office:value="-866.347734288681" calcext:value-type="float">
            <text:p>-866.3477342887</text:p>
          </table:table-cell>
          <table:table-cell table:formula="of:=13.8*13.8/9.3*1E+045/[.B290]/([.B290]*[.B290]+1/9.3/9.3*1E+030)" office:value-type="float" office:value="204.491177402948" calcext:value-type="float">
            <text:p>204.4911774029</text:p>
          </table:table-cell>
          <table:table-cell table:style-name="ce2" table:formula="of:=1-13.8*13.8*1E+030/([.B290]*[.B290]+[.D290]*[.D290])" office:value-type="float" office:value="-914.559818072975" calcext:value-type="float">
            <text:p>-914.559818073</text:p>
          </table:table-cell>
          <table:table-cell table:formula="of:=13.8*13.8*1E+030*[.D290]/[.B290]/([.B290]*[.B290]+[.D290]*[.D290])" office:value-type="float" office:value="0.0000000000509899653084639" calcext:value-type="float">
            <text:p>5.09899653084639E-011</text:p>
          </table:table-cell>
          <table:table-cell table:number-columns-repeated="1014"/>
        </table:table-row>
        <table:table-row table:style-name="ro2">
          <table:table-cell office:value-type="float" office:value="70.1754" calcext:value-type="float">
            <text:p>70.1754</text:p>
          </table:table-cell>
          <table:table-cell table:style-name="ce1" table:formula="of:=[.A291]*1000000000000*2*PI()" office:value-type="float" office:value="440925042205450" calcext:value-type="float">
            <text:p>4.41E+14</text:p>
          </table:table-cell>
          <table:table-cell office:value-type="float" office:value="2.912" calcext:value-type="float">
            <text:p>2.912</text:p>
          </table:table-cell>
          <table:table-cell office:value-type="float" office:value="26.3" calcext:value-type="float">
            <text:p>26.3</text:p>
          </table:table-cell>
          <table:table-cell office:value-type="float" office:value="-700.17" calcext:value-type="float">
            <text:p>-700.17</text:p>
          </table:table-cell>
          <table:table-cell office:value-type="float" office:value="153.171" calcext:value-type="float">
            <text:p>153.171</text:p>
          </table:table-cell>
          <table:table-cell table:style-name="ce2" table:formula="of:=1-13.8*13.8*1E+030/([.B291]*[.B291]+1/9.3/9.3*1E+030)" office:value-type="float" office:value="-923.569593040728" calcext:value-type="float">
            <text:p>-923.5695930407</text:p>
          </table:table-cell>
          <table:table-cell table:formula="of:=13.8*13.8/9.3*1E+045/[.B291]/([.B291]*[.B291]+1/9.3/9.3*1E+030)" office:value-type="float" office:value="225.471623874956" calcext:value-type="float">
            <text:p>225.471623875</text:p>
          </table:table-cell>
          <table:table-cell table:style-name="ce2" table:formula="of:=1-13.8*13.8*1E+030/([.B291]*[.B291]+[.D291]*[.D291])" office:value-type="float" office:value="-978.554586658802" calcext:value-type="float">
            <text:p>-978.5545866588</text:p>
          </table:table-cell>
          <table:table-cell table:formula="of:=13.8*13.8*1E+030*[.D291]/[.B291]/([.B291]*[.B291]+[.D291]*[.D291])" office:value-type="float" office:value="0.000000000058427812356193" calcext:value-type="float">
            <text:p>5.8427812356193E-011</text:p>
          </table:table-cell>
          <table:table-cell table:number-columns-repeated="1014"/>
        </table:table-row>
        <table:table-row table:style-name="ro2">
          <table:table-cell office:value-type="float" office:value="67.7507" calcext:value-type="float">
            <text:p>67.7507</text:p>
          </table:table-cell>
          <table:table-cell table:style-name="ce1" table:formula="of:=[.A292]*1000000000000*2*PI()" office:value-type="float" office:value="425690202791132" calcext:value-type="float">
            <text:p>4.26E+14</text:p>
          </table:table-cell>
          <table:table-cell office:value-type="float" office:value="3.091" calcext:value-type="float">
            <text:p>3.091</text:p>
          </table:table-cell>
          <table:table-cell office:value-type="float" office:value="27.2" calcext:value-type="float">
            <text:p>27.2</text:p>
          </table:table-cell>
          <table:table-cell office:value-type="float" office:value="-749.394" calcext:value-type="float">
            <text:p>-749.394</text:p>
          </table:table-cell>
          <table:table-cell office:value-type="float" office:value="168.15" calcext:value-type="float">
            <text:p>168.15</text:p>
          </table:table-cell>
          <table:table-cell table:style-name="ce2" table:formula="of:=1-13.8*13.8*1E+030/([.B292]*[.B292]+1/9.3/9.3*1E+030)" office:value-type="float" office:value="-986.891640589837" calcext:value-type="float">
            <text:p>-986.8916405898</text:p>
          </table:table-cell>
          <table:table-cell table:formula="of:=13.8*13.8/9.3*1E+045/[.B292]/([.B292]*[.B292]+1/9.3/9.3*1E+030)" office:value-type="float" office:value="249.535711401902" calcext:value-type="float">
            <text:p>249.5357114019</text:p>
          </table:table-cell>
          <table:table-cell table:style-name="ce2" table:formula="of:=1-13.8*13.8*1E+030/([.B292]*[.B292]+[.D292]*[.D292])" office:value-type="float" office:value="-1049.92291720604" calcext:value-type="float">
            <text:p>-1049.922917206</text:p>
          </table:table-cell>
          <table:table-cell table:formula="of:=13.8*13.8*1E+030*[.D292]/[.B292]/([.B292]*[.B292]+[.D292]*[.D292])" office:value-type="float" office:value="0.0000000000671500146364181" calcext:value-type="float">
            <text:p>6.71500146364181E-011</text:p>
          </table:table-cell>
          <table:table-cell table:number-columns-repeated="1014"/>
        </table:table-row>
        <table:table-row table:style-name="ro2">
          <table:table-cell office:value-type="float" office:value="65.331" calcext:value-type="float">
            <text:p>65.331</text:p>
          </table:table-cell>
          <table:table-cell table:style-name="ce1" table:formula="of:=[.A293]*1000000000000*2*PI()" office:value-type="float" office:value="410486779303350" calcext:value-type="float">
            <text:p>4.10E+14</text:p>
          </table:table-cell>
          <table:table-cell office:value-type="float" office:value="3.289" calcext:value-type="float">
            <text:p>3.289</text:p>
          </table:table-cell>
          <table:table-cell office:value-type="float" office:value="28.2" calcext:value-type="float">
            <text:p>28.2</text:p>
          </table:table-cell>
          <table:table-cell office:value-type="float" office:value="-806.058" calcext:value-type="float">
            <text:p>-806.058</text:p>
          </table:table-cell>
          <table:table-cell office:value-type="float" office:value="185.5" calcext:value-type="float">
            <text:p>185.5</text:p>
          </table:table-cell>
          <table:table-cell table:style-name="ce2" table:formula="of:=1-13.8*13.8*1E+030/([.B293]*[.B293]+1/9.3/9.3*1E+030)" office:value-type="float" office:value="-1056.63907317258" calcext:value-type="float">
            <text:p>-1056.6390731726</text:p>
          </table:table-cell>
          <table:table-cell table:formula="of:=13.8*13.8/9.3*1E+045/[.B293]/([.B293]*[.B293]+1/9.3/9.3*1E+030)" office:value-type="float" office:value="277.048219962013" calcext:value-type="float">
            <text:p>277.048219962</text:p>
          </table:table-cell>
          <table:table-cell table:style-name="ce2" table:formula="of:=1-13.8*13.8*1E+030/([.B293]*[.B293]+[.D293]*[.D293])" office:value-type="float" office:value="-1129.21176657154" calcext:value-type="float">
            <text:p>-1129.2117665716</text:p>
          </table:table-cell>
          <table:table-cell table:formula="of:=13.8*13.8*1E+030*[.D293]/[.B293]/([.B293]*[.B293]+[.D293]*[.D293])" office:value-type="float" office:value="0.0000000000776443321059168" calcext:value-type="float">
            <text:p>7.76443321059168E-011</text:p>
          </table:table-cell>
          <table:table-cell table:number-columns-repeated="1014"/>
        </table:table-row>
        <table:table-row table:style-name="ro2">
          <table:table-cell office:value-type="float" office:value="62.9063" calcext:value-type="float">
            <text:p>62.9063</text:p>
          </table:table-cell>
          <table:table-cell table:style-name="ce1" table:formula="of:=[.A294]*1000000000000*2*PI()" office:value-type="float" office:value="395251939889031" calcext:value-type="float">
            <text:p>3.95E+14</text:p>
          </table:table-cell>
          <table:table-cell office:value-type="float" office:value="3.507" calcext:value-type="float">
            <text:p>3.507</text:p>
          </table:table-cell>
          <table:table-cell office:value-type="float" office:value="29.3" calcext:value-type="float">
            <text:p>29.3</text:p>
          </table:table-cell>
          <table:table-cell office:value-type="float" office:value="-870.789" calcext:value-type="float">
            <text:p>-870.789</text:p>
          </table:table-cell>
          <table:table-cell office:value-type="float" office:value="205.51" calcext:value-type="float">
            <text:p>205.51</text:p>
          </table:table-cell>
          <table:table-cell table:style-name="ce2" table:formula="of:=1-13.8*13.8*1E+030/([.B294]*[.B294]+1/9.3/9.3*1E+030)" office:value-type="float" office:value="-1134.01637008907" calcext:value-type="float">
            <text:p>-1134.0163700891</text:p>
          </table:table-cell>
          <table:table-cell table:formula="of:=13.8*13.8/9.3*1E+045/[.B294]/([.B294]*[.B294]+1/9.3/9.3*1E+030)" office:value-type="float" office:value="308.777158719536" calcext:value-type="float">
            <text:p>308.7771587195</text:p>
          </table:table-cell>
          <table:table-cell table:style-name="ce2" table:formula="of:=1-13.8*13.8*1E+030/([.B294]*[.B294]+[.D294]*[.D294])" office:value-type="float" office:value="-1218.01809575531" calcext:value-type="float">
            <text:p>-1218.0180957553</text:p>
          </table:table-cell>
          <table:table-cell table:formula="of:=13.8*13.8*1E+030*[.D294]/[.B294]/([.B294]*[.B294]+[.D294]*[.D294])" office:value-type="float" office:value="0.0000000000903657303128187" calcext:value-type="float">
            <text:p>9.03657303128187E-011</text:p>
          </table:table-cell>
          <table:table-cell table:number-columns-repeated="1014"/>
        </table:table-row>
        <table:table-row table:style-name="ro2">
          <table:table-cell office:value-type="float" office:value="60.4961" calcext:value-type="float">
            <text:p>60.4961</text:p>
          </table:table-cell>
          <table:table-cell table:style-name="ce1" table:formula="of:=[.A295]*1000000000000*2*PI()" office:value-type="float" office:value="380108206661667" calcext:value-type="float">
            <text:p>3.80E+14</text:p>
          </table:table-cell>
          <table:table-cell office:value-type="float" office:value="3.748" calcext:value-type="float">
            <text:p>3.748</text:p>
          </table:table-cell>
          <table:table-cell office:value-type="float" office:value="30.5" calcext:value-type="float">
            <text:p>30.5</text:p>
          </table:table-cell>
          <table:table-cell office:value-type="float" office:value="-944.298" calcext:value-type="float">
            <text:p>-944.298</text:p>
          </table:table-cell>
          <table:table-cell office:value-type="float" office:value="228.628" calcext:value-type="float">
            <text:p>228.628</text:p>
          </table:table-cell>
          <table:table-cell table:style-name="ce2" table:formula="of:=1-13.8*13.8*1E+030/([.B295]*[.B295]+1/9.3/9.3*1E+030)" office:value-type="float" office:value="-1219.42282576608" calcext:value-type="float">
            <text:p>-1219.4228257661</text:p>
          </table:table-cell>
          <table:table-cell table:formula="of:=13.8*13.8/9.3*1E+045/[.B295]/([.B295]*[.B295]+1/9.3/9.3*1E+030)" office:value-type="float" office:value="345.239220135723" calcext:value-type="float">
            <text:p>345.2392201357</text:p>
          </table:table-cell>
          <table:table-cell table:style-name="ce2" table:formula="of:=1-13.8*13.8*1E+030/([.B295]*[.B295]+[.D295]*[.D295])" office:value-type="float" office:value="-1317.08579683113" calcext:value-type="float">
            <text:p>-1317.0857968311</text:p>
          </table:table-cell>
          <table:table-cell table:formula="of:=13.8*13.8*1E+030*[.D295]/[.B295]/([.B295]*[.B295]+[.D295]*[.D295])" office:value-type="float" office:value="0.000000000105763611778929" calcext:value-type="float">
            <text:p>1.05763611778929E-010</text:p>
          </table:table-cell>
          <table:table-cell table:number-columns-repeated="1014"/>
        </table:table-row>
        <table:table-row table:style-name="ro2">
          <table:table-cell office:value-type="float" office:value="58.072" calcext:value-type="float">
            <text:p>58.072</text:p>
          </table:table-cell>
          <table:table-cell table:style-name="ce1" table:formula="of:=[.A296]*1000000000000*2*PI()" office:value-type="float" office:value="364877137158533" calcext:value-type="float">
            <text:p>3.65E+14</text:p>
          </table:table-cell>
          <table:table-cell office:value-type="float" office:value="4.007" calcext:value-type="float">
            <text:p>4.007</text:p>
          </table:table-cell>
          <table:table-cell office:value-type="float" office:value="31.7" calcext:value-type="float">
            <text:p>31.7</text:p>
          </table:table-cell>
          <table:table-cell office:value-type="float" office:value="-1020.95" calcext:value-type="float">
            <text:p>-1020.95</text:p>
          </table:table-cell>
          <table:table-cell office:value-type="float" office:value="254.044" calcext:value-type="float">
            <text:p>254.044</text:p>
          </table:table-cell>
          <table:table-cell table:style-name="ce2" table:formula="of:=1-13.8*13.8*1E+030/([.B296]*[.B296]+1/9.3/9.3*1E+030)" office:value-type="float" office:value="-1315.126333644" calcext:value-type="float">
            <text:p>-1315.126333644</text:p>
          </table:table-cell>
          <table:table-cell table:formula="of:=13.8*13.8/9.3*1E+045/[.B296]/([.B296]*[.B296]+1/9.3/9.3*1E+030)" office:value-type="float" office:value="387.853735394208" calcext:value-type="float">
            <text:p>387.8537353942</text:p>
          </table:table-cell>
          <table:table-cell table:style-name="ce2" table:formula="of:=1-13.8*13.8*1E+030/([.B296]*[.B296]+[.D296]*[.D296])" office:value-type="float" office:value="-1429.42426706711" calcext:value-type="float">
            <text:p>-1429.4242670671</text:p>
          </table:table-cell>
          <table:table-cell table:formula="of:=13.8*13.8*1E+030*[.D296]/[.B296]/([.B296]*[.B296]+[.D296]*[.D296])" office:value-type="float" office:value="0.000000000124273199519009" calcext:value-type="float">
            <text:p>1.24273199519009E-010</text:p>
          </table:table-cell>
          <table:table-cell table:number-columns-repeated="1014"/>
        </table:table-row>
        <table:table-row table:style-name="ro2">
          <table:table-cell office:value-type="float" office:value="55.6483" calcext:value-type="float">
            <text:p>55.6483</text:p>
          </table:table-cell>
          <table:table-cell table:style-name="ce1" table:formula="of:=[.A297]*1000000000000*2*PI()" office:value-type="float" office:value="349648580929522" calcext:value-type="float">
            <text:p>3.50E+14</text:p>
          </table:table-cell>
          <table:table-cell office:value-type="float" office:value="4.292" calcext:value-type="float">
            <text:p>4.292</text:p>
          </table:table-cell>
          <table:table-cell office:value-type="float" office:value="32.9" calcext:value-type="float">
            <text:p>32.9</text:p>
          </table:table-cell>
          <table:table-cell office:value-type="float" office:value="-1100.83" calcext:value-type="float">
            <text:p>-1100.83</text:p>
          </table:table-cell>
          <table:table-cell office:value-type="float" office:value="282.414" calcext:value-type="float">
            <text:p>282.414</text:p>
          </table:table-cell>
          <table:table-cell table:style-name="ce2" table:formula="of:=1-13.8*13.8*1E+030/([.B297]*[.B297]+1/9.3/9.3*1E+030)" office:value-type="float" office:value="-1422.14649722337" calcext:value-type="float">
            <text:p>-1422.1464972234</text:p>
          </table:table-cell>
          <table:table-cell table:formula="of:=13.8*13.8/9.3*1E+045/[.B297]/([.B297]*[.B297]+1/9.3/9.3*1E+030)" office:value-type="float" office:value="437.658018433734" calcext:value-type="float">
            <text:p>437.6580184337</text:p>
          </table:table-cell>
          <table:table-cell table:style-name="ce2" table:formula="of:=1-13.8*13.8*1E+030/([.B297]*[.B297]+[.D297]*[.D297])" office:value-type="float" office:value="-1556.73878373292" calcext:value-type="float">
            <text:p>-1556.7387837329</text:p>
          </table:table-cell>
          <table:table-cell table:formula="of:=13.8*13.8*1E+030*[.D297]/[.B297]/([.B297]*[.B297]+[.D297]*[.D297])" office:value-type="float" office:value="0.000000000146574614570345" calcext:value-type="float">
            <text:p>1.46574614570345E-010</text:p>
          </table:table-cell>
          <table:table-cell table:number-columns-repeated="1014"/>
        </table:table-row>
        <table:table-row table:style-name="ro2">
          <table:table-cell office:value-type="float" office:value="53.2292" calcext:value-type="float">
            <text:p>53.2292</text:p>
          </table:table-cell>
          <table:table-cell table:style-name="ce1" table:formula="of:=[.A298]*1000000000000*2*PI()" office:value-type="float" office:value="334448927352924" calcext:value-type="float">
            <text:p>3.34E+14</text:p>
          </table:table-cell>
          <table:table-cell office:value-type="float" office:value="4.611" calcext:value-type="float">
            <text:p>4.611</text:p>
          </table:table-cell>
          <table:table-cell office:value-type="float" office:value="34.3" calcext:value-type="float">
            <text:p>34.3</text:p>
          </table:table-cell>
          <table:table-cell office:value-type="float" office:value="-1197.75" calcext:value-type="float">
            <text:p>-1197.75</text:p>
          </table:table-cell>
          <table:table-cell office:value-type="float" office:value="316.315" calcext:value-type="float">
            <text:p>316.315</text:p>
          </table:table-cell>
          <table:table-cell table:style-name="ce2" table:formula="of:=1-13.8*13.8*1E+030/([.B298]*[.B298]+1/9.3/9.3*1E+030)" office:value-type="float" office:value="-1542.04738438942" calcext:value-type="float">
            <text:p>-1542.0473843894</text:p>
          </table:table-cell>
          <table:table-cell table:formula="of:=13.8*13.8/9.3*1E+045/[.B298]/([.B298]*[.B298]+1/9.3/9.3*1E+030)" office:value-type="float" office:value="496.096892591244" calcext:value-type="float">
            <text:p>496.0968925912</text:p>
          </table:table-cell>
          <table:table-cell table:style-name="ce2" table:formula="of:=1-13.8*13.8*1E+030/([.B298]*[.B298]+[.D298]*[.D298])" office:value-type="float" office:value="-1701.5448368517" calcext:value-type="float">
            <text:p>-1701.5448368517</text:p>
          </table:table-cell>
          <table:table-cell table:formula="of:=13.8*13.8*1E+030*[.D298]/[.B298]/([.B298]*[.B298]+[.D298]*[.D298])" office:value-type="float" office:value="0.000000000174607490495522" calcext:value-type="float">
            <text:p>1.74607490495522E-010</text:p>
          </table:table-cell>
          <table:table-cell table:number-columns-repeated="1014"/>
        </table:table-row>
        <table:table-row table:style-name="ro2">
          <table:table-cell office:value-type="float" office:value="50.813" calcext:value-type="float">
            <text:p>50.813</text:p>
          </table:table-cell>
          <table:table-cell table:style-name="ce1" table:formula="of:=[.A299]*1000000000000*2*PI()" office:value-type="float" office:value="319267495013716" calcext:value-type="float">
            <text:p>3.19E+14</text:p>
          </table:table-cell>
          <table:table-cell office:value-type="float" office:value="4.971" calcext:value-type="float">
            <text:p>4.971</text:p>
          </table:table-cell>
          <table:table-cell office:value-type="float" office:value="35.9" calcext:value-type="float">
            <text:p>35.9</text:p>
          </table:table-cell>
          <table:table-cell office:value-type="float" office:value="-1313.52" calcext:value-type="float">
            <text:p>-1313.52</text:p>
          </table:table-cell>
          <table:table-cell office:value-type="float" office:value="356.918" calcext:value-type="float">
            <text:p>356.918</text:p>
          </table:table-cell>
          <table:table-cell table:style-name="ce2" table:formula="of:=1-13.8*13.8*1E+030/([.B299]*[.B299]+1/9.3/9.3*1E+030)" office:value-type="float" office:value="-1676.97766018554" calcext:value-type="float">
            <text:p>-1676.9776601856</text:p>
          </table:table-cell>
          <table:table-cell table:formula="of:=13.8*13.8/9.3*1E+045/[.B299]/([.B299]*[.B299]+1/9.3/9.3*1E+030)" office:value-type="float" office:value="565.130206532749" calcext:value-type="float">
            <text:p>565.1302065327</text:p>
          </table:table-cell>
          <table:table-cell table:style-name="ce2" table:formula="of:=1-13.8*13.8*1E+030/([.B299]*[.B299]+[.D299]*[.D299])" office:value-type="float" office:value="-1867.30924678153" calcext:value-type="float">
            <text:p>-1867.3092467815</text:p>
          </table:table-cell>
          <table:table-cell table:formula="of:=13.8*13.8*1E+030*[.D299]/[.B299]/([.B299]*[.B299]+[.D299]*[.D299])" office:value-type="float" office:value="0.000000000210081837352643" calcext:value-type="float">
            <text:p>2.10081837352643E-010</text:p>
          </table:table-cell>
          <table:table-cell table:number-columns-repeated="1014"/>
        </table:table-row>
        <table:table-row table:style-name="ro2">
          <table:table-cell office:value-type="float" office:value="48.3949" calcext:value-type="float">
            <text:p>48.3949</text:p>
          </table:table-cell>
          <table:table-cell table:style-name="ce1" table:formula="of:=[.A300]*1000000000000*2*PI()" office:value-type="float" office:value="304074124622425" calcext:value-type="float">
            <text:p>3.04E+14</text:p>
          </table:table-cell>
          <table:table-cell office:value-type="float" office:value="5.423" calcext:value-type="float">
            <text:p>5.423</text:p>
          </table:table-cell>
          <table:table-cell office:value-type="float" office:value="37.5" calcext:value-type="float">
            <text:p>37.5</text:p>
          </table:table-cell>
          <table:table-cell office:value-type="float" office:value="-1435.66" calcext:value-type="float">
            <text:p>-1435.66</text:p>
          </table:table-cell>
          <table:table-cell office:value-type="float" office:value="406.725" calcext:value-type="float">
            <text:p>406.725</text:p>
          </table:table-cell>
          <table:table-cell table:style-name="ce2" table:formula="of:=1-13.8*13.8*1E+030/([.B300]*[.B300]+1/9.3/9.3*1E+030)" office:value-type="float" office:value="-1829.74714642493" calcext:value-type="float">
            <text:p>-1829.7471464249</text:p>
          </table:table-cell>
          <table:table-cell table:formula="of:=13.8*13.8/9.3*1E+045/[.B300]/([.B300]*[.B300]+1/9.3/9.3*1E+030)" office:value-type="float" office:value="647.389948480776" calcext:value-type="float">
            <text:p>647.3899484808</text:p>
          </table:table-cell>
          <table:table-cell table:style-name="ce2" table:formula="of:=1-13.8*13.8*1E+030/([.B300]*[.B300]+[.D300]*[.D300])" office:value-type="float" office:value="-2058.67758404019" calcext:value-type="float">
            <text:p>-2058.6775840402</text:p>
          </table:table-cell>
          <table:table-cell table:formula="of:=13.8*13.8*1E+030*[.D300]/[.B300]/([.B300]*[.B300]+[.D300]*[.D300])" office:value-type="float" office:value="0.000000000254010134855819" calcext:value-type="float">
            <text:p>2.54010134855819E-010</text:p>
          </table:table-cell>
          <table:table-cell table:number-columns-repeated="1014"/>
        </table:table-row>
        <table:table-row table:style-name="ro2">
          <table:table-cell office:value-type="float" office:value="47.1846" calcext:value-type="float">
            <text:p>47.1846</text:p>
          </table:table-cell>
          <table:table-cell table:style-name="ce1" table:formula="of:=[.A301]*1000000000000*2*PI()" office:value-type="float" office:value="296469585445146" calcext:value-type="float">
            <text:p>2.96E+14</text:p>
          </table:table-cell>
          <table:table-cell office:value-type="float" office:value="5.684" calcext:value-type="float">
            <text:p>5.684</text:p>
          </table:table-cell>
          <table:table-cell office:value-type="float" office:value="38.3" calcext:value-type="float">
            <text:p>38.3</text:p>
          </table:table-cell>
          <table:table-cell office:value-type="float" office:value="-1499.2" calcext:value-type="float">
            <text:p>-1499.2</text:p>
          </table:table-cell>
          <table:table-cell office:value-type="float" office:value="435.394" calcext:value-type="float">
            <text:p>435.394</text:p>
          </table:table-cell>
          <table:table-cell table:style-name="ce2" table:formula="of:=1-13.8*13.8*1E+030/([.B301]*[.B301]+1/9.3/9.3*1E+030)" office:value-type="float" office:value="-1913.81187792537" calcext:value-type="float">
            <text:p>-1913.8118779254</text:p>
          </table:table-cell>
          <table:table-cell table:formula="of:=13.8*13.8/9.3*1E+045/[.B301]/([.B301]*[.B301]+1/9.3/9.3*1E+030)" office:value-type="float" office:value="694.485237011443" calcext:value-type="float">
            <text:p>694.4852370114</text:p>
          </table:table-cell>
          <table:table-cell table:style-name="ce2" table:formula="of:=1-13.8*13.8*1E+030/([.B301]*[.B301]+[.D301]*[.D301])" office:value-type="float" office:value="-2165.69549635655" calcext:value-type="float">
            <text:p>-2165.6954963566</text:p>
          </table:table-cell>
          <table:table-cell table:formula="of:=13.8*13.8*1E+030*[.D301]/[.B301]/([.B301]*[.B301]+[.D301]*[.D301])" office:value-type="float" office:value="0.000000000279908771707073" calcext:value-type="float">
            <text:p>2.79908771707073E-010</text:p>
          </table:table-cell>
          <table:table-cell table:number-columns-repeated="1014"/>
        </table:table-row>
        <table:table-row table:style-name="ro2">
          <table:table-cell office:value-type="float" office:value="45.97" calcext:value-type="float">
            <text:p>45.97</text:p>
          </table:table-cell>
          <table:table-cell table:style-name="ce1" table:formula="of:=[.A302]*1000000000000*2*PI()" office:value-type="float" office:value="288838028571046" calcext:value-type="float">
            <text:p>2.89E+14</text:p>
          </table:table-cell>
          <table:table-cell office:value-type="float" office:value="5.966" calcext:value-type="float">
            <text:p>5.966</text:p>
          </table:table-cell>
          <table:table-cell office:value-type="float" office:value="39.1" calcext:value-type="float">
            <text:p>39.1</text:p>
          </table:table-cell>
          <table:table-cell office:value-type="float" office:value="-1564.4" calcext:value-type="float">
            <text:p>-1564.4</text:p>
          </table:table-cell>
          <table:table-cell office:value-type="float" office:value="466.541" calcext:value-type="float">
            <text:p>466.541</text:p>
          </table:table-cell>
          <table:table-cell table:style-name="ce2" table:formula="of:=1-13.8*13.8*1E+030/([.B302]*[.B302]+1/9.3/9.3*1E+030)" office:value-type="float" office:value="-2003.85449679151" calcext:value-type="float">
            <text:p>-2003.8544967915</text:p>
          </table:table-cell>
          <table:table-cell table:formula="of:=13.8*13.8/9.3*1E+045/[.B302]/([.B302]*[.B302]+1/9.3/9.3*1E+030)" office:value-type="float" office:value="746.35515762824" calcext:value-type="float">
            <text:p>746.3551576282</text:p>
          </table:table-cell>
          <table:table-cell table:style-name="ce2" table:formula="of:=1-13.8*13.8*1E+030/([.B302]*[.B302]+[.D302]*[.D302])" office:value-type="float" office:value="-2281.70309987455" calcext:value-type="float">
            <text:p>-2281.7030998746</text:p>
          </table:table-cell>
          <table:table-cell table:formula="of:=13.8*13.8*1E+030*[.D302]/[.B302]/([.B302]*[.B302]+[.D302]*[.D302])" office:value-type="float" office:value="0.000000000309009487589482" calcext:value-type="float">
            <text:p>3.09009487589482E-010</text:p>
          </table:table-cell>
          <table:table-cell table:number-columns-repeated="1014"/>
        </table:table-row>
        <table:table-row table:style-name="ro2">
          <table:table-cell office:value-type="float" office:value="44.7628" calcext:value-type="float">
            <text:p>44.7628</text:p>
          </table:table-cell>
          <table:table-cell table:style-name="ce1" table:formula="of:=[.A303]*1000000000000*2*PI()" office:value-type="float" office:value="281252967268218" calcext:value-type="float">
            <text:p>2.81E+14</text:p>
          </table:table-cell>
          <table:table-cell office:value-type="float" office:value="6.27" calcext:value-type="float">
            <text:p>6.27</text:p>
          </table:table-cell>
          <table:table-cell office:value-type="float" office:value="40.1" calcext:value-type="float">
            <text:p>40.1</text:p>
          </table:table-cell>
          <table:table-cell office:value-type="float" office:value="-1647.32" calcext:value-type="float">
            <text:p>-1647.32</text:p>
          </table:table-cell>
          <table:table-cell office:value-type="float" office:value="502.854" calcext:value-type="float">
            <text:p>502.854</text:p>
          </table:table-cell>
          <table:table-cell table:style-name="ce2" table:formula="of:=1-13.8*13.8*1E+030/([.B303]*[.B303]+1/9.3/9.3*1E+030)" office:value-type="float" office:value="-2099.473720924" calcext:value-type="float">
            <text:p>-2099.473720924</text:p>
          </table:table-cell>
          <table:table-cell table:formula="of:=13.8*13.8/9.3*1E+045/[.B303]/([.B303]*[.B303]+1/9.3/9.3*1E+030)" office:value-type="float" office:value="803.0400231521" calcext:value-type="float">
            <text:p>803.0400231521</text:p>
          </table:table-cell>
          <table:table-cell table:style-name="ce2" table:formula="of:=1-13.8*13.8*1E+030/([.B303]*[.B303]+[.D303]*[.D303])" office:value-type="float" office:value="-2406.48697815268" calcext:value-type="float">
            <text:p>-2406.4869781527</text:p>
          </table:table-cell>
          <table:table-cell table:formula="of:=13.8*13.8*1E+030*[.D303]/[.B303]/([.B303]*[.B303]+[.D303]*[.D303])" office:value-type="float" office:value="0.000000000343250521982428" calcext:value-type="float">
            <text:p>3.43250521982428E-010</text:p>
          </table:table-cell>
          <table:table-cell table:number-columns-repeated="1014"/>
        </table:table-row>
        <table:table-row table:style-name="ro2">
          <table:table-cell office:value-type="float" office:value="43.554" calcext:value-type="float">
            <text:p>43.554</text:p>
          </table:table-cell>
          <table:table-cell table:style-name="ce1" table:formula="of:=[.A304]*1000000000000*2*PI()" office:value-type="float" office:value="273657852868900" calcext:value-type="float">
            <text:p>2.74E+14</text:p>
          </table:table-cell>
          <table:table-cell office:value-type="float" office:value="6.598" calcext:value-type="float">
            <text:p>6.598</text:p>
          </table:table-cell>
          <table:table-cell office:value-type="float" office:value="41" calcext:value-type="float">
            <text:p>41</text:p>
          </table:table-cell>
          <table:table-cell office:value-type="float" office:value="-1724.53" calcext:value-type="float">
            <text:p>-1724.53</text:p>
          </table:table-cell>
          <table:table-cell office:value-type="float" office:value="541.036" calcext:value-type="float">
            <text:p>541.036</text:p>
          </table:table-cell>
          <table:table-cell table:style-name="ce2" table:formula="of:=1-13.8*13.8*1E+030/([.B304]*[.B304]+1/9.3/9.3*1E+030)" office:value-type="float" office:value="-2201.87526344063" calcext:value-type="float">
            <text:p>-2201.8752634406</text:p>
          </table:table-cell>
          <table:table-cell table:formula="of:=13.8*13.8/9.3*1E+045/[.B304]/([.B304]*[.B304]+1/9.3/9.3*1E+030)" office:value-type="float" office:value="865.563715470346" calcext:value-type="float">
            <text:p>865.5637154703</text:p>
          </table:table-cell>
          <table:table-cell table:style-name="ce2" table:formula="of:=1-13.8*13.8*1E+030/([.B304]*[.B304]+[.D304]*[.D304])" office:value-type="float" office:value="-2541.97647478597" calcext:value-type="float">
            <text:p>-2541.976474786</text:p>
          </table:table-cell>
          <table:table-cell table:formula="of:=13.8*13.8*1E+030*[.D304]/[.B304]/([.B304]*[.B304]+[.D304]*[.D304])" office:value-type="float" office:value="0.000000000380994129615469" calcext:value-type="float">
            <text:p>3.80994129615469E-010</text:p>
          </table:table-cell>
          <table:table-cell table:number-columns-repeated="1014"/>
        </table:table-row>
        <table:table-row table:style-name="ro2">
          <table:table-cell office:value-type="float" office:value="42.343" calcext:value-type="float">
            <text:p>42.343</text:p>
          </table:table-cell>
          <table:table-cell table:style-name="ce1" table:formula="of:=[.A305]*1000000000000*2*PI()" office:value-type="float" office:value="266048915461905" calcext:value-type="float">
            <text:p>2.66E+14</text:p>
          </table:table-cell>
          <table:table-cell office:value-type="float" office:value="6.937" calcext:value-type="float">
            <text:p>6.937</text:p>
          </table:table-cell>
          <table:table-cell office:value-type="float" office:value="42" calcext:value-type="float">
            <text:p>42</text:p>
          </table:table-cell>
          <table:table-cell office:value-type="float" office:value="-1812.12" calcext:value-type="float">
            <text:p>-1812.12</text:p>
          </table:table-cell>
          <table:table-cell office:value-type="float" office:value="582.708" calcext:value-type="float">
            <text:p>582.708</text:p>
          </table:table-cell>
          <table:table-cell table:style-name="ce2" table:formula="of:=1-13.8*13.8*1E+030/([.B305]*[.B305]+1/9.3/9.3*1E+030)" office:value-type="float" office:value="-2311.73524671213" calcext:value-type="float">
            <text:p>-2311.7352467121</text:p>
          </table:table-cell>
          <table:table-cell table:formula="of:=13.8*13.8/9.3*1E+045/[.B305]/([.B305]*[.B305]+1/9.3/9.3*1E+030)" office:value-type="float" office:value="934.719876200711" calcext:value-type="float">
            <text:p>934.7198762007</text:p>
          </table:table-cell>
          <table:table-cell table:style-name="ce2" table:formula="of:=1-13.8*13.8*1E+030/([.B305]*[.B305]+[.D305]*[.D305])" office:value-type="float" office:value="-2689.51357140657" calcext:value-type="float">
            <text:p>-2689.5135714066</text:p>
          </table:table-cell>
          <table:table-cell table:formula="of:=13.8*13.8*1E+030*[.D305]/[.B305]/([.B305]*[.B305]+[.D305]*[.D305])" office:value-type="float" office:value="0.000000000424739825768078" calcext:value-type="float">
            <text:p>4.24739825768078E-010</text:p>
          </table:table-cell>
          <table:table-cell table:number-columns-repeated="1014"/>
        </table:table-row>
        <table:table-row table:style-name="ro2">
          <table:table-cell office:value-type="float" office:value="41.1353" calcext:value-type="float">
            <text:p>41.1353</text:p>
          </table:table-cell>
          <table:table-cell table:style-name="ce1" table:formula="of:=[.A306]*1000000000000*2*PI()" office:value-type="float" office:value="258460712566424" calcext:value-type="float">
            <text:p>2.58E+14</text:p>
          </table:table-cell>
          <table:table-cell office:value-type="float" office:value="7.282" calcext:value-type="float">
            <text:p>7.282</text:p>
          </table:table-cell>
          <table:table-cell office:value-type="float" office:value="43" calcext:value-type="float">
            <text:p>43</text:p>
          </table:table-cell>
          <table:table-cell office:value-type="float" office:value="-1902.03" calcext:value-type="float">
            <text:p>-1902.03</text:p>
          </table:table-cell>
          <table:table-cell office:value-type="float" office:value="626.252" calcext:value-type="float">
            <text:p>626.252</text:p>
          </table:table-cell>
          <table:table-cell table:style-name="ce2" table:formula="of:=1-13.8*13.8*1E+030/([.B306]*[.B306]+1/9.3/9.3*1E+030)" office:value-type="float" office:value="-2429.1984628152" calcext:value-type="float">
            <text:p>-2429.1984628152</text:p>
          </table:table-cell>
          <table:table-cell table:formula="of:=13.8*13.8/9.3*1E+045/[.B306]/([.B306]*[.B306]+1/9.3/9.3*1E+030)" office:value-type="float" office:value="1011.03049695085" calcext:value-type="float">
            <text:p>1011.0304969509</text:p>
          </table:table-cell>
          <table:table-cell table:style-name="ce2" table:formula="of:=1-13.8*13.8*1E+030/([.B306]*[.B306]+[.D306]*[.D306])" office:value-type="float" office:value="-2849.81541299653" calcext:value-type="float">
            <text:p>-2849.8154129965</text:p>
          </table:table-cell>
          <table:table-cell table:formula="of:=13.8*13.8*1E+030*[.D306]/[.B306]/([.B306]*[.B306]+[.D306]*[.D306])" office:value-type="float" office:value="0.000000000474288960753935" calcext:value-type="float">
            <text:p>4.74288960753935E-010</text:p>
          </table:table-cell>
          <table:table-cell table:number-columns-repeated="1014"/>
        </table:table-row>
        <table:table-row table:style-name="ro2">
          <table:table-cell office:value-type="float" office:value="39.9255" calcext:value-type="float">
            <text:p>39.9255</text:p>
          </table:table-cell>
          <table:table-cell table:style-name="ce1" table:formula="of:=[.A307]*1000000000000*2*PI()" office:value-type="float" office:value="250859314981799" calcext:value-type="float">
            <text:p>2.51E+14</text:p>
          </table:table-cell>
          <table:table-cell office:value-type="float" office:value="7.655" calcext:value-type="float">
            <text:p>7.655</text:p>
          </table:table-cell>
          <table:table-cell office:value-type="float" office:value="44.1" calcext:value-type="float">
            <text:p>44.1</text:p>
          </table:table-cell>
          <table:table-cell office:value-type="float" office:value="-2003.41" calcext:value-type="float">
            <text:p>-2003.41</text:p>
          </table:table-cell>
          <table:table-cell office:value-type="float" office:value="675.171" calcext:value-type="float">
            <text:p>675.171</text:p>
          </table:table-cell>
          <table:table-cell table:style-name="ce2" table:formula="of:=1-13.8*13.8*1E+030/([.B307]*[.B307]+1/9.3/9.3*1E+030)" office:value-type="float" office:value="-2555.50150894855" calcext:value-type="float">
            <text:p>-2555.5015089486</text:p>
          </table:table-cell>
          <table:table-cell table:formula="of:=13.8*13.8/9.3*1E+045/[.B307]/([.B307]*[.B307]+1/9.3/9.3*1E+030)" office:value-type="float" office:value="1095.8039783803" calcext:value-type="float">
            <text:p>1095.8039783803</text:p>
          </table:table-cell>
          <table:table-cell table:style-name="ce2" table:formula="of:=1-13.8*13.8*1E+030/([.B307]*[.B307]+[.D307]*[.D307])" office:value-type="float" office:value="-3025.20057027551" calcext:value-type="float">
            <text:p>-3025.2005702755</text:p>
          </table:table-cell>
          <table:table-cell table:formula="of:=13.8*13.8*1E+030*[.D307]/[.B307]/([.B307]*[.B307]+[.D307]*[.D307])" office:value-type="float" office:value="0.000000000531993181751424" calcext:value-type="float">
            <text:p>5.31993181751424E-010</text:p>
          </table:table-cell>
          <table:table-cell table:number-columns-repeated="1014"/>
        </table:table-row>
        <table:table-row table:style-name="ro2">
          <table:table-cell office:value-type="float" office:value="38.7147" calcext:value-type="float">
            <text:p>38.7147</text:p>
          </table:table-cell>
          <table:table-cell table:style-name="ce1" table:formula="of:=[.A308]*1000000000000*2*PI()" office:value-type="float" office:value="243251634211866" calcext:value-type="float">
            <text:p>2.43E+14</text:p>
          </table:table-cell>
          <table:table-cell office:value-type="float" office:value="8.06" calcext:value-type="float">
            <text:p>8.06</text:p>
          </table:table-cell>
          <table:table-cell office:value-type="float" office:value="45.2" calcext:value-type="float">
            <text:p>45.2</text:p>
          </table:table-cell>
          <table:table-cell office:value-type="float" office:value="-2108" calcext:value-type="float">
            <text:p>-2108</text:p>
          </table:table-cell>
          <table:table-cell office:value-type="float" office:value="728.624" calcext:value-type="float">
            <text:p>728.624</text:p>
          </table:table-cell>
          <table:table-cell table:style-name="ce2" table:formula="of:=1-13.8*13.8*1E+030/([.B308]*[.B308]+1/9.3/9.3*1E+030)" office:value-type="float" office:value="-2691.3636180521" calcext:value-type="float">
            <text:p>-2691.3636180521</text:p>
          </table:table-cell>
          <table:table-cell table:formula="of:=13.8*13.8/9.3*1E+045/[.B308]/([.B308]*[.B308]+1/9.3/9.3*1E+030)" office:value-type="float" office:value="1190.13163157017" calcext:value-type="float">
            <text:p>1190.1316315702</text:p>
          </table:table-cell>
          <table:table-cell table:style-name="ce2" table:formula="of:=1-13.8*13.8*1E+030/([.B308]*[.B308]+[.D308]*[.D308])" office:value-type="float" office:value="-3217.44905872843" calcext:value-type="float">
            <text:p>-3217.4490587284</text:p>
          </table:table-cell>
          <table:table-cell table:formula="of:=13.8*13.8*1E+030*[.D308]/[.B308]/([.B308]*[.B308]+[.D308]*[.D308])" office:value-type="float" office:value="0.000000000598038726135838" calcext:value-type="float">
            <text:p>5.98038726135838E-010</text:p>
          </table:table-cell>
          <table:table-cell table:number-columns-repeated="1014"/>
        </table:table-row>
        <table:table-row table:style-name="ro2">
          <table:table-cell office:value-type="float" office:value="37.5047" calcext:value-type="float">
            <text:p>37.5047</text:p>
          </table:table-cell>
          <table:table-cell table:style-name="ce1" table:formula="of:=[.A309]*1000000000000*2*PI()" office:value-type="float" office:value="235648979990178" calcext:value-type="float">
            <text:p>2.36E+14</text:p>
          </table:table-cell>
          <table:table-cell office:value-type="float" office:value="8.5" calcext:value-type="float">
            <text:p>8.5</text:p>
          </table:table-cell>
          <table:table-cell office:value-type="float" office:value="46.4" calcext:value-type="float">
            <text:p>46.4</text:p>
          </table:table-cell>
          <table:table-cell office:value-type="float" office:value="-2225.21" calcext:value-type="float">
            <text:p>-2225.21</text:p>
          </table:table-cell>
          <table:table-cell office:value-type="float" office:value="788.8" calcext:value-type="float">
            <text:p>788.8</text:p>
          </table:table-cell>
          <table:table-cell table:style-name="ce2" table:formula="of:=1-13.8*13.8*1E+030/([.B309]*[.B309]+1/9.3/9.3*1E+030)" office:value-type="float" office:value="-2837.47045941865" calcext:value-type="float">
            <text:p>-2837.4704594187</text:p>
          </table:table-cell>
          <table:table-cell table:formula="of:=13.8*13.8/9.3*1E+045/[.B309]/([.B309]*[.B309]+1/9.3/9.3*1E+030)" office:value-type="float" office:value="1295.19710787446" calcext:value-type="float">
            <text:p>1295.1971078745</text:p>
          </table:table-cell>
          <table:table-cell table:style-name="ce2" table:formula="of:=1-13.8*13.8*1E+030/([.B309]*[.B309]+[.D309]*[.D309])" office:value-type="float" office:value="-3428.47028563842" calcext:value-type="float">
            <text:p>-3428.4702856384</text:p>
          </table:table-cell>
          <table:table-cell table:formula="of:=13.8*13.8*1E+030*[.D309]/[.B309]/([.B309]*[.B309]+[.D309]*[.D309])" office:value-type="float" office:value="0.00000000067527311707547" calcext:value-type="float">
            <text:p>6.7527311707547E-010</text:p>
          </table:table-cell>
          <table:table-cell table:number-columns-repeated="1014"/>
        </table:table-row>
        <table:table-row table:style-name="ro2">
          <table:table-cell office:value-type="float" office:value="36.2932" calcext:value-type="float">
            <text:p>36.2932</text:p>
          </table:table-cell>
          <table:table-cell table:style-name="ce1" table:formula="of:=[.A310]*1000000000000*2*PI()" office:value-type="float" office:value="228036900990530" calcext:value-type="float">
            <text:p>2.28E+14</text:p>
          </table:table-cell>
          <table:table-cell office:value-type="float" office:value="9.016" calcext:value-type="float">
            <text:p>9.016</text:p>
          </table:table-cell>
          <table:table-cell office:value-type="float" office:value="47.6" calcext:value-type="float">
            <text:p>47.6</text:p>
          </table:table-cell>
          <table:table-cell office:value-type="float" office:value="-2347.05" calcext:value-type="float">
            <text:p>-2347.05</text:p>
          </table:table-cell>
          <table:table-cell office:value-type="float" office:value="858.323" calcext:value-type="float">
            <text:p>858.323</text:p>
          </table:table-cell>
          <table:table-cell table:style-name="ce2" table:formula="of:=1-13.8*13.8*1E+030/([.B310]*[.B310]+1/9.3/9.3*1E+030)" office:value-type="float" office:value="-2995.08929611576" calcext:value-type="float">
            <text:p>-2995.0892961158</text:p>
          </table:table-cell>
          <table:table-cell table:formula="of:=13.8*13.8/9.3*1E+045/[.B310]/([.B310]*[.B310]+1/9.3/9.3*1E+030)" office:value-type="float" office:value="1412.75441811352" calcext:value-type="float">
            <text:p>1412.7544181135</text:p>
          </table:table-cell>
          <table:table-cell table:style-name="ce2" table:formula="of:=1-13.8*13.8*1E+030/([.B310]*[.B310]+[.D310]*[.D310])" office:value-type="float" office:value="-3661.24936300255" calcext:value-type="float">
            <text:p>-3661.2493630026</text:p>
          </table:table-cell>
          <table:table-cell table:formula="of:=13.8*13.8*1E+030*[.D310]/[.B310]/([.B310]*[.B310]+[.D310]*[.D310])" office:value-type="float" office:value="0.000000000764451143309304" calcext:value-type="float">
            <text:p>7.64451143309304E-010</text:p>
          </table:table-cell>
          <table:table-cell table:number-columns-repeated="1014"/>
        </table:table-row>
        <table:table-row table:style-name="ro2">
          <table:table-cell office:value-type="float" office:value="35.0836" calcext:value-type="float">
            <text:p>35.0836</text:p>
          </table:table-cell>
          <table:table-cell table:style-name="ce1" table:formula="of:=[.A311]*1000000000000*2*PI()" office:value-type="float" office:value="220436760042966" calcext:value-type="float">
            <text:p>2.20E+14</text:p>
          </table:table-cell>
          <table:table-cell office:value-type="float" office:value="9.582" calcext:value-type="float">
            <text:p>9.582</text:p>
          </table:table-cell>
          <table:table-cell office:value-type="float" office:value="48.8" calcext:value-type="float">
            <text:p>48.8</text:p>
          </table:table-cell>
          <table:table-cell office:value-type="float" office:value="-2473.25" calcext:value-type="float">
            <text:p>-2473.25</text:p>
          </table:table-cell>
          <table:table-cell office:value-type="float" office:value="935.203" calcext:value-type="float">
            <text:p>935.203</text:p>
          </table:table-cell>
          <table:table-cell table:style-name="ce2" table:formula="of:=1-13.8*13.8*1E+030/([.B311]*[.B311]+1/9.3/9.3*1E+030)" office:value-type="float" office:value="-3164.85344278908" calcext:value-type="float">
            <text:p>-3164.8534427891</text:p>
          </table:table-cell>
          <table:table-cell table:formula="of:=13.8*13.8/9.3*1E+045/[.B311]/([.B311]*[.B311]+1/9.3/9.3*1E+030)" office:value-type="float" office:value="1544.27214689894" calcext:value-type="float">
            <text:p>1544.272146899</text:p>
          </table:table-cell>
          <table:table-cell table:style-name="ce2" table:formula="of:=1-13.8*13.8*1E+030/([.B311]*[.B311]+[.D311]*[.D311])" office:value-type="float" office:value="-3918.13419528876" calcext:value-type="float">
            <text:p>-3918.1341952888</text:p>
          </table:table-cell>
          <table:table-cell table:formula="of:=13.8*13.8*1E+030*[.D311]/[.B311]/([.B311]*[.B311]+[.D311]*[.D311])" office:value-type="float" office:value="0.000000000867612773354198" calcext:value-type="float">
            <text:p>8.67612773354198E-010</text:p>
          </table:table-cell>
          <table:table-cell table:number-columns-repeated="1014"/>
        </table:table-row>
        <table:table-row table:style-name="ro2">
          <table:table-cell office:value-type="float" office:value="33.8753" calcext:value-type="float">
            <text:p>33.8753</text:p>
          </table:table-cell>
          <table:table-cell table:style-name="ce1" table:formula="of:=[.A312]*1000000000000*2*PI()" office:value-type="float" office:value="212844787236301" calcext:value-type="float">
            <text:p>2.13E+14</text:p>
          </table:table-cell>
          <table:table-cell office:value-type="float" office:value="10.21" calcext:value-type="float">
            <text:p>10.21</text:p>
          </table:table-cell>
          <table:table-cell office:value-type="float" office:value="50.2" calcext:value-type="float">
            <text:p>50.2</text:p>
          </table:table-cell>
          <table:table-cell office:value-type="float" office:value="-2624.28" calcext:value-type="float">
            <text:p>-2624.28</text:p>
          </table:table-cell>
          <table:table-cell office:value-type="float" office:value="1025.08" calcext:value-type="float">
            <text:p>1025.08</text:p>
          </table:table-cell>
          <table:table-cell table:style-name="ce2" table:formula="of:=1-13.8*13.8*1E+030/([.B312]*[.B312]+1/9.3/9.3*1E+030)" office:value-type="float" office:value="-3347.9883387541" calcext:value-type="float">
            <text:p>-3347.9883387541</text:p>
          </table:table-cell>
          <table:table-cell table:formula="of:=13.8*13.8/9.3*1E+045/[.B312]/([.B312]*[.B312]+1/9.3/9.3*1E+030)" office:value-type="float" office:value="1691.87264419363" calcext:value-type="float">
            <text:p>1691.8726441936</text:p>
          </table:table-cell>
          <table:table-cell table:style-name="ce2" table:formula="of:=1-13.8*13.8*1E+030/([.B312]*[.B312]+[.D312]*[.D312])" office:value-type="float" office:value="-4202.70407814531" calcext:value-type="float">
            <text:p>-4202.7040781453</text:p>
          </table:table-cell>
          <table:table-cell table:formula="of:=13.8*13.8*1E+030*[.D312]/[.B312]/([.B312]*[.B312]+[.D312]*[.D312])" office:value-type="float" office:value="0.000000000991454606255463" calcext:value-type="float">
            <text:p>0.000000001</text:p>
          </table:table-cell>
          <table:table-cell table:number-columns-repeated="1014"/>
        </table:table-row>
        <table:table-row table:style-name="ro2">
          <table:table-cell office:value-type="float" office:value="32.6655" calcext:value-type="float">
            <text:p>32.6655</text:p>
          </table:table-cell>
          <table:table-cell table:style-name="ce1" table:formula="of:=[.A313]*1000000000000*2*PI()" office:value-type="float" office:value="205243389651675" calcext:value-type="float">
            <text:p>2.05E+14</text:p>
          </table:table-cell>
          <table:table-cell office:value-type="float" office:value="10.84" calcext:value-type="float">
            <text:p>10.84</text:p>
          </table:table-cell>
          <table:table-cell office:value-type="float" office:value="51.6" calcext:value-type="float">
            <text:p>51.6</text:p>
          </table:table-cell>
          <table:table-cell office:value-type="float" office:value="-2780.07" calcext:value-type="float">
            <text:p>-2780.07</text:p>
          </table:table-cell>
          <table:table-cell office:value-type="float" office:value="1118.69" calcext:value-type="float">
            <text:p>1118.69</text:p>
          </table:table-cell>
          <table:table-cell table:style-name="ce2" table:formula="of:=1-13.8*13.8*1E+030/([.B313]*[.B313]+1/9.3/9.3*1E+030)" office:value-type="float" office:value="-3546.23542371657" calcext:value-type="float">
            <text:p>-3546.2354237166</text:p>
          </table:table-cell>
          <table:table-cell table:formula="of:=13.8*13.8/9.3*1E+045/[.B313]/([.B313]*[.B313]+1/9.3/9.3*1E+030)" office:value-type="float" office:value="1858.39438964547" calcext:value-type="float">
            <text:p>1858.3943896455</text:p>
          </table:table-cell>
          <table:table-cell table:style-name="ce2" table:formula="of:=1-13.8*13.8*1E+030/([.B313]*[.B313]+[.D313]*[.D313])" office:value-type="float" office:value="-4519.84706628616" calcext:value-type="float">
            <text:p>-4519.8470662862</text:p>
          </table:table-cell>
          <table:table-cell table:formula="of:=13.8*13.8*1E+030*[.D313]/[.B313]/([.B313]*[.B313]+[.D313]*[.D313])" office:value-type="float" office:value="0.00000000113658086146533" calcext:value-type="float">
            <text:p>1.13658086146533E-009</text:p>
          </table:table-cell>
          <table:table-cell table:number-columns-repeated="1014"/>
        </table:table-row>
        <table:table-row table:style-name="ro2">
          <table:table-cell office:value-type="float" office:value="31.4564" calcext:value-type="float">
            <text:p>31.4564</text:p>
          </table:table-cell>
          <table:table-cell table:style-name="ce1" table:formula="of:=[.A314]*1000000000000*2*PI()" office:value-type="float" office:value="197646390296764" calcext:value-type="float">
            <text:p>1.98E+14</text:p>
          </table:table-cell>
          <table:table-cell office:value-type="float" office:value="11.51" calcext:value-type="float">
            <text:p>11.51</text:p>
          </table:table-cell>
          <table:table-cell office:value-type="float" office:value="53.1" calcext:value-type="float">
            <text:p>53.1</text:p>
          </table:table-cell>
          <table:table-cell office:value-type="float" office:value="-2952.09" calcext:value-type="float">
            <text:p>-2952.09</text:p>
          </table:table-cell>
          <table:table-cell office:value-type="float" office:value="1222.36" calcext:value-type="float">
            <text:p>1222.36</text:p>
          </table:table-cell>
          <table:table-cell table:style-name="ce2" table:formula="of:=1-13.8*13.8*1E+030/([.B314]*[.B314]+1/9.3/9.3*1E+030)" office:value-type="float" office:value="-3760.69411845403" calcext:value-type="float">
            <text:p>-3760.694118454</text:p>
          </table:table-cell>
          <table:table-cell table:formula="of:=13.8*13.8/9.3*1E+045/[.B314]/([.B314]*[.B314]+1/9.3/9.3*1E+030)" office:value-type="float" office:value="2046.49949809919" calcext:value-type="float">
            <text:p>2046.4994980992</text:p>
          </table:table-cell>
          <table:table-cell table:style-name="ce2" table:formula="of:=1-13.8*13.8*1E+030/([.B314]*[.B314]+[.D314]*[.D314])" office:value-type="float" office:value="-4874.06486680224" calcext:value-type="float">
            <text:p>-4874.0648668022</text:p>
          </table:table-cell>
          <table:table-cell table:formula="of:=13.8*13.8*1E+030*[.D314]/[.B314]/([.B314]*[.B314]+[.D314]*[.D314])" office:value-type="float" office:value="0.00000000130974283941394" calcext:value-type="float">
            <text:p>1.30974283941394E-009</text:p>
          </table:table-cell>
          <table:table-cell table:number-columns-repeated="1014"/>
        </table:table-row>
        <table:table-row table:style-name="ro2">
          <table:table-cell office:value-type="float" office:value="30.245" calcext:value-type="float">
            <text:p>30.245</text:p>
          </table:table-cell>
          <table:table-cell table:style-name="ce1" table:formula="of:=[.A315]*1000000000000*2*PI()" office:value-type="float" office:value="190034939615647" calcext:value-type="float">
            <text:p>1.90E+14</text:p>
          </table:table-cell>
          <table:table-cell office:value-type="float" office:value="12.24" calcext:value-type="float">
            <text:p>12.24</text:p>
          </table:table-cell>
          <table:table-cell office:value-type="float" office:value="54.7" calcext:value-type="float">
            <text:p>54.7</text:p>
          </table:table-cell>
          <table:table-cell office:value-type="float" office:value="-3141.91" calcext:value-type="float">
            <text:p>-3141.91</text:p>
          </table:table-cell>
          <table:table-cell office:value-type="float" office:value="1339.06" calcext:value-type="float">
            <text:p>1339.06</text:p>
          </table:table-cell>
          <table:table-cell table:style-name="ce2" table:formula="of:=1-13.8*13.8*1E+030/([.B315]*[.B315]+1/9.3/9.3*1E+030)" office:value-type="float" office:value="-3993.52055420681" calcext:value-type="float">
            <text:p>-3993.5205542068</text:p>
          </table:table-cell>
          <table:table-cell table:formula="of:=13.8*13.8/9.3*1E+045/[.B315]/([.B315]*[.B315]+1/9.3/9.3*1E+030)" office:value-type="float" office:value="2260.20720205842" calcext:value-type="float">
            <text:p>2260.2072020584</text:p>
          </table:table-cell>
          <table:table-cell table:style-name="ce2" table:formula="of:=1-13.8*13.8*1E+030/([.B315]*[.B315]+[.D315]*[.D315])" office:value-type="float" office:value="-5272.40659995684" calcext:value-type="float">
            <text:p>-5272.4065999568</text:p>
          </table:table-cell>
          <table:table-cell table:formula="of:=13.8*13.8*1E+030*[.D315]/[.B315]/([.B315]*[.B315]+[.D315]*[.D315])" office:value-type="float" office:value="0.00000000151790687334156" calcext:value-type="float">
            <text:p>1.51790687334156E-009</text:p>
          </table:table-cell>
          <table:table-cell table:number-columns-repeated="1014"/>
        </table:table-row>
        <table:table-row table:style-name="ro2" table:number-rows-repeated="10482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3:07:13.045507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sa</meta:initial-creator>
    <meta:creation-date>2015-05-21T07:30:25</meta:creation-date>
    <dc:date>2015-06-02T13:08:06.069548586</dc:date>
    <meta:generator>LibreOffice/4.2.8.2$Linux_x86 LibreOffice_project/420m0$Build-2</meta:generator>
    <meta:editing-duration>PT19M31S</meta:editing-duration>
    <meta:editing-cycles>6</meta:editing-cycles>
    <meta:document-statistic meta:table-count="1" meta:cell-count="3154" meta:object-count="2"/>
    <meta:user-defined meta:name="AppVersion">15.0300</meta:user-defined>
    <meta:user-defined meta:name="Company">東京大学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2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302cm" svg:height="9.117cm" xlink:href=".." xlink:type="simple" chart:class="chart:scatter" chart:style-name="ch1">
        <chart:legend svg:x="9.613cm" svg:y="3.865cm" style:legend-expansion="custom" chartooo:width="4.238cm" chartooo:height="3.961cm" style:legend-expansion-aspect-ratio="1.0699318353951" chart:style-name="ch2"/>
        <chart:plot-area chart:style-name="ch3" table:cell-range-address="Sheet1.B2:Sheet1.B315 Sheet1.E1:Sheet1.J315" chart:data-source-has-labels="row" svg:x="1.39cm" svg:y="0.132cm" svg:width="13.621cm" svg:height="8.232cm">
          <chartooo:coordinate-region svg:x="2.489cm" svg:y="0.332cm" svg:width="11.779cm" svg:height="7.833cm"/>
          <chart:axis chart:dimension="x" chart:name="primary-x" chart:style-name="ch4">
            <chart:title svg:x="7.143cm" svg:y="8.332cm" chart:style-name="ch5">
              <text:p>周波数 [Hz]</text:p>
            </chart:title>
          </chart:axis>
          <chart:axis chart:dimension="y" chart:name="primary-y" chart:style-name="ch6">
            <chart:title svg:x="0cm" svg:y="5.364cm" chart:style-name="ch7">
              <text:p>誘電率</text:p>
            </chart:title>
            <chart:grid chart:style-name="ch8" chart:class="major"/>
          </chart:axis>
          <chart:series chart:style-name="ch9" chart:values-cell-range-address="Sheet1.E2:Sheet1.E315" chart:label-cell-address="Sheet1.E1:Sheet1.E1" chart:class="chart:scatter">
            <chart:domain table:cell-range-address="Sheet1.B2:Sheet1.B315"/>
            <chart:data-point chart:repeated="314"/>
          </chart:series>
          <chart:series chart:style-name="ch10" chart:values-cell-range-address="Sheet1.F2:Sheet1.F315" chart:label-cell-address="Sheet1.F1:Sheet1.F1" chart:class="chart:scatter">
            <chart:data-point chart:repeated="314"/>
          </chart:series>
          <chart:series chart:style-name="ch11" chart:values-cell-range-address="Sheet1.G2:Sheet1.G315" chart:label-cell-address="Sheet1.G1:Sheet1.G1" chart:class="chart:scatter">
            <chart:data-point chart:repeated="314"/>
          </chart:series>
          <chart:series chart:style-name="ch12" chart:values-cell-range-address="Sheet1.H2:Sheet1.H315" chart:label-cell-address="Sheet1.H1:Sheet1.H1" chart:class="chart:scatter">
            <chart:data-point chart:repeated="314"/>
          </chart:series>
          <chart:series chart:style-name="ch13" chart:values-cell-range-address="Sheet1.I2:Sheet1.I315" chart:label-cell-address="Sheet1.I1:Sheet1.I1" chart:class="chart:scatter">
            <chart:data-point chart:repeated="314"/>
          </chart:series>
          <chart:series chart:style-name="ch14" chart:values-cell-range-address="Sheet1.J2:Sheet1.J315" chart:label-cell-address="Sheet1.J1:Sheet1.J1" chart:class="chart:scatter">
            <chart:data-point chart:repeated="3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誘電率 実部(実験) </text:p>
                <draw:g>
                  <svg:desc>Sheet1.E1:Sheet1.E1</svg:desc>
                </draw:g>
              </table:table-cell>
              <table:table-cell office:value-type="string">
                <text:p>誘電率 虚部(実験) </text:p>
                <draw:g>
                  <svg:desc>Sheet1.F1:Sheet1.F1</svg:desc>
                </draw:g>
              </table:table-cell>
              <table:table-cell office:value-type="string">
                <text:p>誘電率 実部(Drude) </text:p>
                <draw:g>
                  <svg:desc>Sheet1.G1:Sheet1.G1</svg:desc>
                </draw:g>
              </table:table-cell>
              <table:table-cell office:value-type="string">
                <text:p>誘電率 虚部(Drude)</text:p>
                <draw:g>
                  <svg:desc>Sheet1.H1:Sheet1.H1</svg:desc>
                </draw:g>
              </table:table-cell>
              <table:table-cell office:value-type="string">
                <text:p>誘電率 実部(Drude2) </text:p>
                <draw:g>
                  <svg:desc>Sheet1.I1:Sheet1.I1</svg:desc>
                </draw:g>
              </table:table-cell>
              <table:table-cell office:value-type="string">
                <text:p>誘電率 虚部(Drude2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79644737231E+019">
                <text:p>1.5079644737231E+019</text:p>
                <draw:g>
                  <svg:desc>Sheet1.B2:Sheet1.B315</svg:desc>
                </draw:g>
              </table:table-cell>
              <table:table-cell office:value-type="float" office:value="-0.999944">
                <text:p>-0.999944</text:p>
                <draw:g>
                  <svg:desc>Sheet1.E2:Sheet1.E315</svg:desc>
                </draw:g>
              </table:table-cell>
              <table:table-cell office:value-type="float" office:value="0.00000477987">
                <text:p>0.00000477987</text:p>
                <draw:g>
                  <svg:desc>Sheet1.F2:Sheet1.F315</svg:desc>
                </draw:g>
              </table:table-cell>
              <table:table-cell office:value-type="float" office:value="0.999999162517092">
                <text:p>0.999999162517092</text:p>
                <draw:g>
                  <svg:desc>Sheet1.G2:Sheet1.G315</svg:desc>
                </draw:g>
              </table:table-cell>
              <table:table-cell office:value-type="float" office:value="0.00000000000597175379224598">
                <text:p>0.00000000000597175379224598</text:p>
                <draw:g>
                  <svg:desc>Sheet1.H2:Sheet1.H315</svg:desc>
                </draw:g>
              </table:table-cell>
              <table:table-cell office:value-type="float" office:value="0.999999162517091">
                <text:p>0.999999162517091</text:p>
                <draw:g>
                  <svg:desc>Sheet1.I2:Sheet1.I315</svg:desc>
                </draw:g>
              </table:table-cell>
              <table:table-cell office:value-type="float" office:value="1.32734171547E-031">
                <text:p>1.32734171547E-031</text:p>
                <draw:g>
                  <svg:desc>Sheet1.J2:Sheet1.J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9626200533206E+019">
                <text:p>1.39626200533206E+019</text:p>
              </table:table-cell>
              <table:table-cell office:value-type="float" office:value="-0.999932">
                <text:p>-0.999932</text:p>
              </table:table-cell>
              <table:table-cell office:value-type="float" office:value="0.00000625979">
                <text:p>0.00000625979</text:p>
              </table:table-cell>
              <table:table-cell office:value-type="float" office:value="0.999999023157982">
                <text:p>0.999999023157982</text:p>
              </table:table-cell>
              <table:table-cell office:value-type="float" office:value="0.00000000000752271248118902">
                <text:p>0.00000000000752271248118902</text:p>
              </table:table-cell>
              <table:table-cell office:value-type="float" office:value="0.999999023157982">
                <text:p>0.999999023157982</text:p>
              </table:table-cell>
              <table:table-cell office:value-type="float" office:value="2.18978637627918E-031">
                <text:p>2.18978637627918E-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997219049954E+019">
                <text:p>1.29997219049954E+019</text:p>
              </table:table-cell>
              <table:table-cell office:value-type="float" office:value="-0.999922">
                <text:p>-0.999922</text:p>
              </table:table-cell>
              <table:table-cell office:value-type="float" office:value="0.00000803969">
                <text:p>0.00000803969</text:p>
              </table:table-cell>
              <table:table-cell office:value-type="float" office:value="0.999998873087882">
                <text:p>0.999998873087882</text:p>
              </table:table-cell>
              <table:table-cell office:value-type="float" office:value="0.00000000000932122601903727">
                <text:p>0.00000000000932122601903727</text:p>
              </table:table-cell>
              <table:table-cell office:value-type="float" office:value="0.999998873087882">
                <text:p>0.999998873087882</text:p>
              </table:table-cell>
              <table:table-cell office:value-type="float" office:value="3.4848335597157E-031">
                <text:p>3.4848335597157E-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663706143592E+019">
                <text:p>1.25663706143592E+019</text:p>
              </table:table-cell>
              <table:table-cell office:value-type="float" office:value="-0.999916">
                <text:p>-0.999916</text:p>
              </table:table-cell>
              <table:table-cell office:value-type="float" office:value="0.00000903962">
                <text:p>0.00000903962</text:p>
              </table:table-cell>
              <table:table-cell office:value-type="float" office:value="0.999998794024612">
                <text:p>0.999998794024612</text:p>
              </table:table-cell>
              <table:table-cell office:value-type="float" office:value="0.0000000000103191905527701">
                <text:p>0.0000000000103191905527701</text:p>
              </table:table-cell>
              <table:table-cell office:value-type="float" office:value="0.999998794024612">
                <text:p>0.999998794024612</text:p>
              </table:table-cell>
              <table:table-cell office:value-type="float" office:value="4.33777494108005E-031">
                <text:p>4.33777494108005E-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712017402449E+019">
                <text:p>1.07712017402449E+019</text:p>
              </table:table-cell>
              <table:table-cell office:value-type="float" office:value="-0.999884">
                <text:p>-0.999884</text:p>
              </table:table-cell>
              <table:table-cell office:value-type="float" office:value="0.0000155591">
                <text:p>0.0000155591</text:p>
              </table:table-cell>
              <table:table-cell office:value-type="float" office:value="0.999998358541707">
                <text:p>0.999998358541707</text:p>
              </table:table-cell>
              <table:table-cell office:value-type="float" office:value="0.0000000000163863695070445">
                <text:p>0.0000000000163863695070445</text:p>
              </table:table-cell>
              <table:table-cell office:value-type="float" office:value="0.999998358541707">
                <text:p>0.999998358541707</text:p>
              </table:table-cell>
              <table:table-cell office:value-type="float" office:value="1.18561937943085E-030">
                <text:p>1.18561937943085E-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2477796076938E+018">
                <text:p>9.42477796076938E+018</text:p>
              </table:table-cell>
              <table:table-cell office:value-type="float" office:value="-0.999846">
                <text:p>-0.999846</text:p>
              </table:table-cell>
              <table:table-cell office:value-type="float" office:value="0.0000249981">
                <text:p>0.0000249981</text:p>
              </table:table-cell>
              <table:table-cell office:value-type="float" office:value="0.999997856043754">
                <text:p>0.999997856043754</text:p>
              </table:table-cell>
              <table:table-cell office:value-type="float" office:value="0.0000000000244603035310993">
                <text:p>0.0000000000244603035310993</text:p>
              </table:table-cell>
              <table:table-cell office:value-type="float" office:value="0.999997856043754">
                <text:p>0.999997856043754</text:p>
              </table:table-cell>
              <table:table-cell office:value-type="float" office:value="2.84351028586042E-030">
                <text:p>2.84351028586042E-0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398223686155E+018">
                <text:p>7.5398223686155E+018</text:p>
              </table:table-cell>
              <table:table-cell office:value-type="float" office:value="-0.999758">
                <text:p>-0.999758</text:p>
              </table:table-cell>
              <table:table-cell office:value-type="float" office:value="0.0000549933">
                <text:p>0.0000549933</text:p>
              </table:table-cell>
              <table:table-cell office:value-type="float" office:value="0.999996650068366">
                <text:p>0.999996650068366</text:p>
              </table:table-cell>
              <table:table-cell office:value-type="float" office:value="0.0000000000477740303306806">
                <text:p>0.0000000000477740303306806</text:p>
              </table:table-cell>
              <table:table-cell office:value-type="float" office:value="0.999996650068366">
                <text:p>0.999996650068366</text:p>
              </table:table-cell>
              <table:table-cell office:value-type="float" office:value="1.22182082595565E-029">
                <text:p>1.22182082595565E-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8318530717959E+018">
                <text:p>6.28318530717959E+018</text:p>
              </table:table-cell>
              <table:table-cell office:value-type="float" office:value="-0.999662">
                <text:p>-0.999662</text:p>
              </table:table-cell>
              <table:table-cell office:value-type="float" office:value="0.000104982">
                <text:p>0.000104982</text:p>
              </table:table-cell>
              <table:table-cell office:value-type="float" office:value="0.999995176098448">
                <text:p>0.999995176098448</text:p>
              </table:table-cell>
              <table:table-cell office:value-type="float" office:value="0.0000000000825535244040283">
                <text:p>0.0000000000825535244040283</text:p>
              </table:table-cell>
              <table:table-cell office:value-type="float" office:value="0.999995176098447">
                <text:p>0.999995176098447</text:p>
              </table:table-cell>
              <table:table-cell office:value-type="float" office:value="4.03067583020714E-029">
                <text:p>4.03067583020714E-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8558830375183E+018">
                <text:p>5.38558830375183E+018</text:p>
              </table:table-cell>
              <table:table-cell office:value-type="float" office:value="-0.999588">
                <text:p>-0.999588</text:p>
              </table:table-cell>
              <table:table-cell office:value-type="float" office:value="0.000181363">
                <text:p>0.000181363</text:p>
              </table:table-cell>
              <table:table-cell office:value-type="float" office:value="0.999993434136188">
                <text:p>0.999993434136188</text:p>
              </table:table-cell>
              <table:table-cell office:value-type="float" office:value="0.000000000131091873655845">
                <text:p>0.000000000131091873655845</text:p>
              </table:table-cell>
              <table:table-cell office:value-type="float" office:value="0.999993434136186">
                <text:p>0.999993434136186</text:p>
              </table:table-cell>
              <table:table-cell office:value-type="float" office:value="1.10577306391521E-028">
                <text:p>1.10577306391521E-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1238898038469E+018">
                <text:p>4.71238898038469E+018</text:p>
              </table:table-cell>
              <table:table-cell office:value-type="float" office:value="-0.999538">
                <text:p>-0.999538</text:p>
              </table:table-cell>
              <table:table-cell office:value-type="float" office:value="0.000239945">
                <text:p>0.000239945</text:p>
              </table:table-cell>
              <table:table-cell office:value-type="float" office:value="0.999991424175021">
                <text:p>0.999991424175021</text:p>
              </table:table-cell>
              <table:table-cell office:value-type="float" office:value="0.000000000195682428172382">
                <text:p>0.000000000195682428172382</text:p>
              </table:table-cell>
              <table:table-cell office:value-type="float" office:value="0.999991424175017">
                <text:p>0.999991424175017</text:p>
              </table:table-cell>
              <table:table-cell office:value-type="float" office:value="2.1838158995408E-028">
                <text:p>2.1838158995408E-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6991118430775E+018">
                <text:p>3.76991118430775E+018</text:p>
              </table:table-cell>
              <table:table-cell office:value-type="float" office:value="-0.999412">
                <text:p>-0.999412</text:p>
              </table:table-cell>
              <table:table-cell office:value-type="float" office:value="0.000471861">
                <text:p>0.000471861</text:p>
              </table:table-cell>
              <table:table-cell office:value-type="float" office:value="0.999986600273474">
                <text:p>0.999986600273474</text:p>
              </table:table-cell>
              <table:table-cell office:value-type="float" office:value="0.000000000382192242412252">
                <text:p>0.000000000382192242412252</text:p>
              </table:table-cell>
              <table:table-cell office:value-type="float" office:value="0.999986600273463">
                <text:p>0.999986600273463</text:p>
              </table:table-cell>
              <table:table-cell office:value-type="float" office:value="8.38835534328826E-028">
                <text:p>8.38835534328826E-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159265358979E+018">
                <text:p>3.14159265358979E+018</text:p>
              </table:table-cell>
              <table:table-cell office:value-type="float" office:value="-0.999274">
                <text:p>-0.999274</text:p>
              </table:table-cell>
              <table:table-cell office:value-type="float" office:value="0.000197528">
                <text:p>0.000197528</text:p>
              </table:table-cell>
              <table:table-cell office:value-type="float" office:value="0.99998070439381">
                <text:p>0.99998070439381</text:p>
              </table:table-cell>
              <table:table-cell office:value-type="float" office:value="0.000000000660428194651971">
                <text:p>0.000000000660428194651971</text:p>
              </table:table-cell>
              <table:table-cell office:value-type="float" office:value="0.999980704393787">
                <text:p>0.999980704393787</text:p>
              </table:table-cell>
              <table:table-cell office:value-type="float" office:value="6.06827843084903E-028">
                <text:p>6.06827843084903E-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279101028326E+018">
                <text:p>2.69279101028326E+018</text:p>
              </table:table-cell>
              <table:table-cell office:value-type="float" office:value="-0.99879">
                <text:p>-0.99879</text:p>
              </table:table-cell>
              <table:table-cell office:value-type="float" office:value="0.000335797">
                <text:p>0.000335797</text:p>
              </table:table-cell>
              <table:table-cell office:value-type="float" office:value="0.999973736483503">
                <text:p>0.999973736483503</text:p>
              </table:table-cell>
              <table:table-cell office:value-type="float" office:value="0.000000001048738658573">
                <text:p>0.000000001048738658573</text:p>
              </table:table-cell>
              <table:table-cell office:value-type="float" office:value="0.999973736483461">
                <text:p>0.999973736483461</text:p>
              </table:table-cell>
              <table:table-cell office:value-type="float" office:value="1.63854928276715E-027">
                <text:p>1.63854928276715E-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5619449019235E+018">
                <text:p>2.35619449019235E+018</text:p>
              </table:table-cell>
              <table:table-cell office:value-type="float" office:value="-0.998313">
                <text:p>-0.998313</text:p>
              </table:table-cell>
              <table:table-cell office:value-type="float" office:value="0.000533549">
                <text:p>0.000533549</text:p>
              </table:table-cell>
              <table:table-cell office:value-type="float" office:value="0.999965696700138">
                <text:p>0.999965696700138</text:p>
              </table:table-cell>
              <table:table-cell office:value-type="float" office:value="0.00000000156545942293384">
                <text:p>0.00000000156545942293384</text:p>
              </table:table-cell>
              <table:table-cell office:value-type="float" office:value="0.999965696700066">
                <text:p>0.999965696700066</text:p>
              </table:table-cell>
              <table:table-cell office:value-type="float" office:value="3.88719230118261E-027">
                <text:p>3.88719230118261E-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6013715321618E+018">
                <text:p>2.26013715321618E+018</text:p>
              </table:table-cell>
              <table:table-cell office:value-type="float" office:value="-0.998171">
                <text:p>-0.998171</text:p>
              </table:table-cell>
              <table:table-cell office:value-type="float" office:value="0.000619433">
                <text:p>0.000619433</text:p>
              </table:table-cell>
              <table:table-cell office:value-type="float" office:value="0.999962718911601">
                <text:p>0.999962718911601</text:p>
              </table:table-cell>
              <table:table-cell office:value-type="float" office:value="0.000000001773661911185">
                <text:p>0.000000001773661911185</text:p>
              </table:table-cell>
              <table:table-cell office:value-type="float" office:value="0.999962718911516">
                <text:p>0.999962718911516</text:p>
              </table:table-cell>
              <table:table-cell office:value-type="float" office:value="5.11346730152026E-027">
                <text:p>5.11346730152026E-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0592258152393E+018">
                <text:p>1.90592258152393E+018</text:p>
              </table:table-cell>
              <table:table-cell office:value-type="float" office:value="-0.997702">
                <text:p>-0.997702</text:p>
              </table:table-cell>
              <table:table-cell office:value-type="float" office:value="0.000878988">
                <text:p>0.000878988</text:p>
              </table:table-cell>
              <table:table-cell office:value-type="float" office:value="0.999947573886893">
                <text:p>0.999947573886893</text:p>
              </table:table-cell>
              <table:table-cell office:value-type="float" office:value="0.00000000295773633080624">
                <text:p>0.00000000295773633080624</text:p>
              </table:table-cell>
              <table:table-cell office:value-type="float" office:value="0.999947573886726">
                <text:p>0.999947573886726</text:p>
              </table:table-cell>
              <table:table-cell office:value-type="float" office:value="1.2103057104182E-026">
                <text:p>1.2103057104182E-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55109971299E+018">
                <text:p>1.8055109971299E+018</text:p>
              </table:table-cell>
              <table:table-cell office:value-type="float" office:value="-0.997422">
                <text:p>-0.997422</text:p>
              </table:table-cell>
              <table:table-cell office:value-type="float" office:value="0.00106462">
                <text:p>0.00106462</text:p>
              </table:table-cell>
              <table:table-cell office:value-type="float" office:value="0.999941580491977">
                <text:p>0.999941580491977</text:p>
              </table:table-cell>
              <table:table-cell office:value-type="float" office:value="0.00000000347916326141467">
                <text:p>0.00000000347916326141467</text:p>
              </table:table-cell>
              <table:table-cell office:value-type="float" office:value="0.99994158049177">
                <text:p>0.99994158049177</text:p>
              </table:table-cell>
              <table:table-cell office:value-type="float" office:value="1.72458644316736E-026">
                <text:p>1.72458644316736E-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3873951535767E+018">
                <text:p>1.53873951535767E+018</text:p>
              </table:table-cell>
              <table:table-cell office:value-type="float" office:value="-0.996404">
                <text:p>-0.996404</text:p>
              </table:table-cell>
              <table:table-cell office:value-type="float" office:value="0.00187662">
                <text:p>0.00187662</text:p>
              </table:table-cell>
              <table:table-cell office:value-type="float" office:value="0.999919568168667">
                <text:p>0.999919568168667</text:p>
              </table:table-cell>
              <table:table-cell office:value-type="float" office:value="0.0000000056205640577885">
                <text:p>0.0000000056205640577885</text:p>
              </table:table-cell>
              <table:table-cell office:value-type="float" office:value="0.999919568168274">
                <text:p>0.999919568168274</text:p>
              </table:table-cell>
              <table:table-cell office:value-type="float" office:value="4.91349712331227E-026">
                <text:p>4.91349712331227E-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3012977361E+018">
                <text:p>1.413012977361E+018</text:p>
              </table:table-cell>
              <table:table-cell office:value-type="float" office:value="-0.995766">
                <text:p>-0.995766</text:p>
              </table:table-cell>
              <table:table-cell office:value-type="float" office:value="0.00245478">
                <text:p>0.00245478</text:p>
              </table:table-cell>
              <table:table-cell office:value-type="float" office:value="0.999904618121966">
                <text:p>0.999904618121966</text:p>
              </table:table-cell>
              <table:table-cell office:value-type="float" office:value="0.00000000725833101459904">
                <text:p>0.00000000725833101459904</text:p>
              </table:table-cell>
              <table:table-cell office:value-type="float" office:value="0.999904618121414">
                <text:p>0.999904618121414</text:p>
              </table:table-cell>
              <table:table-cell office:value-type="float" office:value="8.30280489568008E-026">
                <text:p>8.30280489568008E-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9461263343251E+018">
                <text:p>1.29461263343251E+018</text:p>
              </table:table-cell>
              <table:table-cell office:value-type="float" office:value="-0.995188">
                <text:p>-0.995188</text:p>
              </table:table-cell>
              <table:table-cell office:value-type="float" office:value="0.00313243">
                <text:p>0.00313243</text:p>
              </table:table-cell>
              <table:table-cell office:value-type="float" office:value="0.999886373798563">
                <text:p>0.999886373798563</text:p>
              </table:table-cell>
              <table:table-cell office:value-type="float" office:value="0.00000000943747249696418">
                <text:p>0.00000000943747249696418</text:p>
              </table:table-cell>
              <table:table-cell office:value-type="float" office:value="0.999886373797779">
                <text:p>0.999886373797779</text:p>
              </table:table-cell>
              <table:table-cell office:value-type="float" office:value="1.37796536878763E-025">
                <text:p>1.37796536878763E-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03089263243E+018">
                <text:p>1.1803089263243E+018</text:p>
              </table:table-cell>
              <table:table-cell office:value-type="float" office:value="-0.994691">
                <text:p>-0.994691</text:p>
              </table:table-cell>
              <table:table-cell office:value-type="float" office:value="0.0037101">
                <text:p>0.0037101</text:p>
              </table:table-cell>
              <table:table-cell office:value-type="float" office:value="0.999863300544074">
                <text:p>0.999863300544074</text:p>
              </table:table-cell>
              <table:table-cell office:value-type="float" office:value="0.000000012453405969178">
                <text:p>0.000000012453405969178</text:p>
              </table:table-cell>
              <table:table-cell office:value-type="float" office:value="0.99986330054294">
                <text:p>0.99986330054294</text:p>
              </table:table-cell>
              <table:table-cell office:value-type="float" office:value="2.15419018242673E-025">
                <text:p>2.15419018242673E-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7160353732479E+018">
                <text:p>1.07160353732479E+018</text:p>
              </table:table-cell>
              <table:table-cell office:value-type="float" office:value="-0.994174">
                <text:p>-0.994174</text:p>
              </table:table-cell>
              <table:table-cell office:value-type="float" office:value="0.00466633">
                <text:p>0.00466633</text:p>
              </table:table-cell>
              <table:table-cell office:value-type="float" office:value="0.99983415977001">
                <text:p>0.99983415977001</text:p>
              </table:table-cell>
              <table:table-cell office:value-type="float" office:value="0.0000000166407464826834">
                <text:p>0.0000000166407464826834</text:p>
              </table:table-cell>
              <table:table-cell office:value-type="float" office:value="0.999834159768341">
                <text:p>0.999834159768341</text:p>
              </table:table-cell>
              <table:table-cell office:value-type="float" office:value="3.6213592860233E-025">
                <text:p>3.6213592860233E-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69131068149994E+017">
                <text:p>9.69131068149994E+017</text:p>
              </table:table-cell>
              <table:table-cell office:value-type="float" office:value="-0.993318">
                <text:p>-0.993318</text:p>
              </table:table-cell>
              <table:table-cell office:value-type="float" office:value="0.00534204">
                <text:p>0.00534204</text:p>
              </table:table-cell>
              <table:table-cell office:value-type="float" office:value="0.999797234933291">
                <text:p>0.999797234933291</text:p>
              </table:table-cell>
              <table:table-cell office:value-type="float" office:value="0.0000000224971586007728">
                <text:p>0.0000000224971586007728</text:p>
              </table:table-cell>
              <table:table-cell office:value-type="float" office:value="0.999797234930794">
                <text:p>0.999797234930794</text:p>
              </table:table-cell>
              <table:table-cell office:value-type="float" office:value="5.6071918786829E-025">
                <text:p>5.6071918786829E-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71050545504921E+017">
                <text:p>8.71050545504921E+017</text:p>
              </table:table-cell>
              <table:table-cell office:value-type="float" office:value="-0.99306">
                <text:p>-0.99306</text:p>
              </table:table-cell>
              <table:table-cell office:value-type="float" office:value="0.00568016">
                <text:p>0.00568016</text:p>
              </table:table-cell>
              <table:table-cell office:value-type="float" office:value="0.999749001311616">
                <text:p>0.999749001311616</text:p>
              </table:table-cell>
              <table:table-cell office:value-type="float" office:value="0.0000000309845466685638">
                <text:p>0.0000000309845466685638</text:p>
              </table:table-cell>
              <table:table-cell office:value-type="float" office:value="0.999749001307791">
                <text:p>0.999749001307791</text:p>
              </table:table-cell>
              <table:table-cell office:value-type="float" office:value="8.2124542196498E-025">
                <text:p>8.2124542196498E-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8033649050186E+017">
                <text:p>7.98033649050186E+017</text:p>
              </table:table-cell>
              <table:table-cell office:value-type="float" office:value="-0.992508">
                <text:p>-0.992508</text:p>
              </table:table-cell>
              <table:table-cell office:value-type="float" office:value="0.00749172">
                <text:p>0.00749172</text:p>
              </table:table-cell>
              <table:table-cell office:value-type="float" office:value="0.9997009693138">
                <text:p>0.9997009693138</text:p>
              </table:table-cell>
              <table:table-cell office:value-type="float" office:value="0.0000000402913301513564">
                <text:p>0.0000000402913301513564</text:p>
              </table:table-cell>
              <table:table-cell office:value-type="float" office:value="0.999700969308372">
                <text:p>0.999700969308372</text:p>
              </table:table-cell>
              <table:table-cell office:value-type="float" office:value="1.40890725831107E-024">
                <text:p>1.40890725831107E-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0673829213697E+017">
                <text:p>7.60673829213697E+017</text:p>
              </table:table-cell>
              <table:table-cell office:value-type="float" office:value="-0.992047">
                <text:p>-0.992047</text:p>
              </table:table-cell>
              <table:table-cell office:value-type="float" office:value="0.0111552">
                <text:p>0.0111552</text:p>
              </table:table-cell>
              <table:table-cell office:value-type="float" office:value="0.999670874740391">
                <text:p>0.999670874740391</text:p>
              </table:table-cell>
              <table:table-cell office:value-type="float" office:value="0.0000000465242939904319">
                <text:p>0.0000000465242939904319</text:p>
              </table:table-cell>
              <table:table-cell office:value-type="float" office:value="0.999670874733815">
                <text:p>0.999670874733815</text:p>
              </table:table-cell>
              <table:table-cell office:value-type="float" office:value="2.42298527943758E-024">
                <text:p>2.42298527943758E-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7437021273211E+017">
                <text:p>6.87437021273211E+017</text:p>
              </table:table-cell>
              <table:table-cell office:value-type="float" office:value="-0.991894">
                <text:p>-0.991894</text:p>
              </table:table-cell>
              <table:table-cell office:value-type="float" office:value="0.0121502">
                <text:p>0.0121502</text:p>
              </table:table-cell>
              <table:table-cell office:value-type="float" office:value="0.999597011801267">
                <text:p>0.999597011801267</text:p>
              </table:table-cell>
              <table:table-cell office:value-type="float" office:value="0.0000000630342315571181">
                <text:p>0.0000000630342315571181</text:p>
              </table:table-cell>
              <table:table-cell office:value-type="float" office:value="0.999597011791408">
                <text:p>0.999597011791408</text:p>
              </table:table-cell>
              <table:table-cell office:value-type="float" office:value="3.57593204372513E-024">
                <text:p>3.57593204372513E-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1070240996313E+017">
                <text:p>6.01070240996313E+017</text:p>
              </table:table-cell>
              <table:table-cell office:value-type="float" office:value="-0.99056">
                <text:p>-0.99056</text:p>
              </table:table-cell>
              <table:table-cell office:value-type="float" office:value="0.0122416">
                <text:p>0.0122416</text:p>
              </table:table-cell>
              <table:table-cell office:value-type="float" office:value="0.9994728821711">
                <text:p>0.9994728821711</text:p>
              </table:table-cell>
              <table:table-cell office:value-type="float" office:value="0.0000000942973592352272">
                <text:p>0.0000000942973592352272</text:p>
              </table:table-cell>
              <table:table-cell office:value-type="float" office:value="0.999472882154231">
                <text:p>0.999472882154231</text:p>
              </table:table-cell>
              <table:table-cell office:value-type="float" office:value="5.393337634059E-024">
                <text:p>5.393337634059E-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6074430299591E+017">
                <text:p>4.56074430299591E+017</text:p>
              </table:table-cell>
              <table:table-cell office:value-type="float" office:value="-0.982161">
                <text:p>-0.982161</text:p>
              </table:table-cell>
              <table:table-cell office:value-type="float" office:value="0.0177389">
                <text:p>0.0177389</text:p>
              </table:table-cell>
              <table:table-cell office:value-type="float" office:value="0.999084440232819">
                <text:p>0.999084440232819</text:p>
              </table:table-cell>
              <table:table-cell office:value-type="float" office:value="0.00000021585793952313">
                <text:p>0.00000021585793952313</text:p>
              </table:table-cell>
              <table:table-cell office:value-type="float" office:value="0.999084440181927">
                <text:p>0.999084440181927</text:p>
              </table:table-cell>
              <table:table-cell office:value-type="float" office:value="1.79669365949115E-023">
                <text:p>1.79669365949115E-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5251939889031E+017">
                <text:p>3.95251939889031E+017</text:p>
              </table:table-cell>
              <table:table-cell office:value-type="float" office:value="-0.976256">
                <text:p>-0.976256</text:p>
              </table:table-cell>
              <table:table-cell office:value-type="float" office:value="0.0209456">
                <text:p>0.0209456</text:p>
              </table:table-cell>
              <table:table-cell office:value-type="float" office:value="0.998780981994463">
                <text:p>0.998780981994463</text:p>
              </table:table-cell>
              <table:table-cell office:value-type="float" office:value="0.000000331629504293435">
                <text:p>0.000000331629504293435</text:p>
              </table:table-cell>
              <table:table-cell office:value-type="float" office:value="0.998780981904245">
                <text:p>0.998780981904245</text:p>
              </table:table-cell>
              <table:table-cell office:value-type="float" office:value="3.26920389527604E-023">
                <text:p>3.26920389527604E-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4448927352924E+017">
                <text:p>3.34448927352924E+017</text:p>
              </table:table-cell>
              <table:table-cell office:value-type="float" office:value="-0.972335">
                <text:p>-0.972335</text:p>
              </table:table-cell>
              <table:table-cell office:value-type="float" office:value="0.0232696">
                <text:p>0.0232696</text:p>
              </table:table-cell>
              <table:table-cell office:value-type="float" office:value="0.998297455339132">
                <text:p>0.998297455339132</text:p>
              </table:table-cell>
              <table:table-cell office:value-type="float" office:value="0.000000547376006919276">
                <text:p>0.000000547376006919276</text:p>
              </table:table-cell>
              <table:table-cell office:value-type="float" office:value="0.998297455163148">
                <text:p>0.998297455163148</text:p>
              </table:table-cell>
              <table:table-cell office:value-type="float" office:value="6.0069049208372E-023">
                <text:p>6.0069049208372E-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4074124622425E+017">
                <text:p>3.04074124622425E+017</text:p>
              </table:table-cell>
              <table:table-cell office:value-type="float" office:value="-0.966421">
                <text:p>-0.966421</text:p>
              </table:table-cell>
              <table:table-cell office:value-type="float" office:value="0.022609">
                <text:p>0.022609</text:p>
              </table:table-cell>
              <table:table-cell office:value-type="float" office:value="0.997940322673517">
                <text:p>0.997940322673517</text:p>
              </table:table-cell>
              <table:table-cell office:value-type="float" office:value="0.000000728344381627178">
                <text:p>0.000000728344381627178</text:p>
              </table:table-cell>
              <table:table-cell office:value-type="float" office:value="0.99794032241596">
                <text:p>0.99794032241596</text:p>
              </table:table-cell>
              <table:table-cell office:value-type="float" office:value="7.78964413557843E-023">
                <text:p>7.78964413557843E-0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36578528689E+017">
                <text:p>2.736578528689E+017</text:p>
              </table:table-cell>
              <table:table-cell office:value-type="float" office:value="-0.958555">
                <text:p>-0.958555</text:p>
              </table:table-cell>
              <table:table-cell office:value-type="float" office:value="0.0209506">
                <text:p>0.0209506</text:p>
              </table:table-cell>
              <table:table-cell office:value-type="float" office:value="0.997457023917823">
                <text:p>0.997457023917823</text:p>
              </table:table-cell>
              <table:table-cell office:value-type="float" office:value="0.000000999197667962013">
                <text:p>0.000000999197667962013</text:p>
              </table:table-cell>
              <table:table-cell office:value-type="float" office:value="0.997457023525214">
                <text:p>0.997457023525214</text:p>
              </table:table-cell>
              <table:table-cell office:value-type="float" office:value="9.94301752898907E-023">
                <text:p>9.94301752898907E-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8064547005882E+017">
                <text:p>2.28064547005882E+017</text:p>
              </table:table-cell>
              <table:table-cell office:value-type="float" office:value="-0.927471">
                <text:p>-0.927471</text:p>
              </table:table-cell>
              <table:table-cell office:value-type="float" office:value="0.0194526">
                <text:p>0.0194526</text:p>
              </table:table-cell>
              <table:table-cell office:value-type="float" office:value="0.996338639273795">
                <text:p>0.996338639273795</text:p>
              </table:table-cell>
              <table:table-cell office:value-type="float" office:value="0.00000172624244719797">
                <text:p>0.00000172624244719797</text:p>
              </table:table-cell>
              <table:table-cell office:value-type="float" office:value="0.996338638459913">
                <text:p>0.996338638459913</text:p>
              </table:table-cell>
              <table:table-cell office:value-type="float" office:value="1.62145989108614E-022">
                <text:p>1.62145989108614E-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2473754416987E+017">
                <text:p>1.82473754416987E+017</text:p>
              </table:table-cell>
              <table:table-cell office:value-type="float" office:value="-0.863358">
                <text:p>-0.863358</text:p>
              </table:table-cell>
              <table:table-cell office:value-type="float" office:value="0.0330724">
                <text:p>0.0330724</text:p>
              </table:table-cell>
              <table:table-cell office:value-type="float" office:value="0.994280511298585">
                <text:p>0.994280511298585</text:p>
              </table:table-cell>
              <table:table-cell office:value-type="float" office:value="0.00000337034105021473">
                <text:p>0.00000337034105021473</text:p>
              </table:table-cell>
              <table:table-cell office:value-type="float" office:value="0.994280509312534">
                <text:p>0.994280509312534</text:p>
              </table:table-cell>
              <table:table-cell office:value-type="float" office:value="5.57926451188438E-022">
                <text:p>5.57926451188438E-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53994647406E+017">
                <text:p>1.67253994647406E+017</text:p>
              </table:table-cell>
              <table:table-cell office:value-type="float" office:value="-0.830722">
                <text:p>-0.830722</text:p>
              </table:table-cell>
              <table:table-cell office:value-type="float" office:value="0.0515626">
                <text:p>0.0515626</text:p>
              </table:table-cell>
              <table:table-cell office:value-type="float" office:value="0.993192228113894">
                <text:p>0.993192228113894</text:p>
              </table:table-cell>
              <table:table-cell office:value-type="float" office:value="0.00000437668758776248">
                <text:p>0.00000437668758776248</text:p>
              </table:table-cell>
              <table:table-cell office:value-type="float" office:value="0.99319222530014">
                <text:p>0.99319222530014</text:p>
              </table:table-cell>
              <table:table-cell office:value-type="float" office:value="1.15190088232085E-021">
                <text:p>1.15190088232085E-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9606729810037E+017">
                <text:p>1.59606729810037E+017</text:p>
              </table:table-cell>
              <table:table-cell office:value-type="float" office:value="-0.811246">
                <text:p>-0.811246</text:p>
              </table:table-cell>
              <table:table-cell office:value-type="float" office:value="0.06354">
                <text:p>0.06354</text:p>
              </table:table-cell>
              <table:table-cell office:value-type="float" office:value="0.992524236102313">
                <text:p>0.992524236102313</text:p>
              </table:table-cell>
              <table:table-cell office:value-type="float" office:value="0.0000050364140744763">
                <text:p>0.0000050364140744763</text:p>
              </table:table-cell>
              <table:table-cell office:value-type="float" office:value="0.992524232709287">
                <text:p>0.992524232709287</text:p>
              </table:table-cell>
              <table:table-cell office:value-type="float" office:value="1.65340512694086E-021">
                <text:p>1.65340512694086E-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012243729249E+017">
                <text:p>1.52012243729249E+017</text:p>
              </table:table-cell>
              <table:table-cell office:value-type="float" office:value="-0.792382">
                <text:p>-0.792382</text:p>
              </table:table-cell>
              <table:table-cell office:value-type="float" office:value="0.0807212">
                <text:p>0.0807212</text:p>
              </table:table-cell>
              <table:table-cell office:value-type="float" office:value="0.99175860334891">
                <text:p>0.99175860334891</text:p>
              </table:table-cell>
              <table:table-cell office:value-type="float" office:value="0.00000582960728144536">
                <text:p>0.00000582960728144536</text:p>
              </table:table-cell>
              <table:table-cell office:value-type="float" office:value="0.991758599225298">
                <text:p>0.991758599225298</text:p>
              </table:table-cell>
              <table:table-cell office:value-type="float" office:value="2.46137801793041E-021">
                <text:p>2.46137801793041E-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3779696604876E+017">
                <text:p>1.33779696604876E+017</text:p>
              </table:table-cell>
              <table:table-cell office:value-type="float" office:value="-0.79339">
                <text:p>-0.79339</text:p>
              </table:table-cell>
              <table:table-cell office:value-type="float" office:value="0.0985012">
                <text:p>0.0985012</text:p>
              </table:table-cell>
              <table:table-cell office:value-type="float" office:value="0.98935912163472">
                <text:p>0.98935912163472</text:p>
              </table:table-cell>
              <table:table-cell office:value-type="float" office:value="0.00000855272136521789">
                <text:p>0.00000855272136521789</text:p>
              </table:table-cell>
              <table:table-cell office:value-type="float" office:value="0.989359114760378">
                <text:p>0.989359114760378</text:p>
              </table:table-cell>
              <table:table-cell office:value-type="float" office:value="4.40653594854672E-021">
                <text:p>4.40653594854672E-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024457730953E+017">
                <text:p>1.33024457730953E+017</text:p>
              </table:table-cell>
              <table:table-cell office:value-type="float" office:value="-0.791658">
                <text:p>-0.791658</text:p>
              </table:table-cell>
              <table:table-cell office:value-type="float" office:value="0.0991008">
                <text:p>0.0991008</text:p>
              </table:table-cell>
              <table:table-cell office:value-type="float" office:value="0.989237952746166">
                <text:p>0.989237952746166</text:p>
              </table:table-cell>
              <table:table-cell office:value-type="float" office:value="0.0000086992226983795">
                <text:p>0.0000086992226983795</text:p>
              </table:table-cell>
              <table:table-cell office:value-type="float" office:value="0.989237945714374">
                <text:p>0.989237945714374</text:p>
              </table:table-cell>
              <table:table-cell office:value-type="float" office:value="4.51437757673496E-021">
                <text:p>4.51437757673496E-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2277386997929E+017">
                <text:p>1.32277386997929E+017</text:p>
              </table:table-cell>
              <table:table-cell office:value-type="float" office:value="-0.790087">
                <text:p>-0.790087</text:p>
              </table:table-cell>
              <table:table-cell office:value-type="float" office:value="0.102182">
                <text:p>0.102182</text:p>
              </table:table-cell>
              <table:table-cell office:value-type="float" office:value="0.989116046660707">
                <text:p>0.989116046660707</text:p>
              </table:table-cell>
              <table:table-cell office:value-type="float" office:value="0.00000884744996802182">
                <text:p>0.00000884744996802182</text:p>
              </table:table-cell>
              <table:table-cell office:value-type="float" office:value="0.989116039468709">
                <text:p>0.989116039468709</text:p>
              </table:table-cell>
              <table:table-cell office:value-type="float" office:value="4.73940513061524E-021">
                <text:p>4.73940513061524E-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0717900404687E+017">
                <text:p>1.30717900404687E+017</text:p>
              </table:table-cell>
              <table:table-cell office:value-type="float" office:value="-0.788754">
                <text:p>-0.788754</text:p>
              </table:table-cell>
              <table:table-cell office:value-type="float" office:value="0.108624">
                <text:p>0.108624</text:p>
              </table:table-cell>
              <table:table-cell office:value-type="float" office:value="0.988854802938978">
                <text:p>0.988854802938978</text:p>
              </table:table-cell>
              <table:table-cell office:value-type="float" office:value="0.00000916789729961468">
                <text:p>0.00000916789729961468</text:p>
              </table:table-cell>
              <table:table-cell office:value-type="float" office:value="0.988854795397582">
                <text:p>0.988854795397582</text:p>
              </table:table-cell>
              <table:table-cell office:value-type="float" office:value="5.22653010806564E-021">
                <text:p>5.22653010806564E-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9194856286227E+017">
                <text:p>1.29194856286227E+017</text:p>
              </table:table-cell>
              <table:table-cell office:value-type="float" office:value="-0.790968">
                <text:p>-0.790968</text:p>
              </table:table-cell>
              <table:table-cell office:value-type="float" office:value="0.114955">
                <text:p>0.114955</text:p>
              </table:table-cell>
              <table:table-cell office:value-type="float" office:value="0.988590478643141">
                <text:p>0.988590478643141</text:p>
              </table:table-cell>
              <table:table-cell office:value-type="float" office:value="0.00000949596825052911">
                <text:p>0.00000949596825052911</text:p>
              </table:table-cell>
              <table:table-cell office:value-type="float" office:value="0.988590470739794">
                <text:p>0.988590470739794</text:p>
              </table:table-cell>
              <table:table-cell office:value-type="float" office:value="5.72265427056476E-021">
                <text:p>5.72265427056476E-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8490511213292E+017">
                <text:p>1.28490511213292E+017</text:p>
              </table:table-cell>
              <table:table-cell office:value-type="float" office:value="-0.792821">
                <text:p>-0.792821</text:p>
              </table:table-cell>
              <table:table-cell office:value-type="float" office:value="0.11615">
                <text:p>0.11615</text:p>
              </table:table-cell>
              <table:table-cell office:value-type="float" office:value="0.988465048982708">
                <text:p>0.988465048982708</text:p>
              </table:table-cell>
              <table:table-cell office:value-type="float" office:value="0.00000965298761733759">
                <text:p>0.00000965298761733759</text:p>
              </table:table-cell>
              <table:table-cell office:value-type="float" office:value="0.988465040904636">
                <text:p>0.988465040904636</text:p>
              </table:table-cell>
              <table:table-cell office:value-type="float" office:value="5.87114424025094E-021">
                <text:p>5.87114424025094E-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7706998005487E+017">
                <text:p>1.27706998005487E+017</text:p>
              </table:table-cell>
              <table:table-cell office:value-type="float" office:value="-0.792551">
                <text:p>-0.792551</text:p>
              </table:table-cell>
              <table:table-cell office:value-type="float" office:value="0.112421">
                <text:p>0.112421</text:p>
              </table:table-cell>
              <table:table-cell office:value-type="float" office:value="0.988323075485763">
                <text:p>0.988323075485763</text:p>
              </table:table-cell>
              <table:table-cell office:value-type="float" office:value="0.00000983175002709528">
                <text:p>0.00000983175002709528</text:p>
              </table:table-cell>
              <table:table-cell office:value-type="float" office:value="0.988323067207615">
                <text:p>0.988323067207615</text:p>
              </table:table-cell>
              <table:table-cell office:value-type="float" office:value="5.78785702664611E-021">
                <text:p>5.78785702664611E-0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6932909575642E+017">
                <text:p>1.26932909575642E+017</text:p>
              </table:table-cell>
              <table:table-cell office:value-type="float" office:value="-0.787283">
                <text:p>-0.787283</text:p>
              </table:table-cell>
              <table:table-cell office:value-type="float" office:value="0.112749">
                <text:p>0.112749</text:p>
              </table:table-cell>
              <table:table-cell office:value-type="float" office:value="0.988180220061615">
                <text:p>0.988180220061615</text:p>
              </table:table-cell>
              <table:table-cell office:value-type="float" office:value="0.0000100127231278733">
                <text:p>0.0000100127231278733</text:p>
              </table:table-cell>
              <table:table-cell office:value-type="float" office:value="0.988180211579678">
                <text:p>0.988180211579678</text:p>
              </table:table-cell>
              <table:table-cell office:value-type="float" office:value="5.93164156475772E-021">
                <text:p>5.93164156475772E-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6168245923758E+017">
                <text:p>1.26168245923758E+017</text:p>
              </table:table-cell>
              <table:table-cell office:value-type="float" office:value="-0.78572">
                <text:p>-0.78572</text:p>
              </table:table-cell>
              <table:table-cell office:value-type="float" office:value="0.11545">
                <text:p>0.11545</text:p>
              </table:table-cell>
              <table:table-cell office:value-type="float" office:value="0.988036514518817">
                <text:p>0.988036514518817</text:p>
              </table:table-cell>
              <table:table-cell office:value-type="float" office:value="0.0000101958799449159">
                <text:p>0.0000101958799449159</text:p>
              </table:table-cell>
              <table:table-cell office:value-type="float" office:value="0.988036505829379">
                <text:p>0.988036505829379</text:p>
              </table:table-cell>
              <table:table-cell office:value-type="float" office:value="6.19186042907862E-021">
                <text:p>6.19186042907862E-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4666564635342E+017">
                <text:p>1.24666564635342E+017</text:p>
              </table:table-cell>
              <table:table-cell office:value-type="float" office:value="-0.780812">
                <text:p>-0.780812</text:p>
              </table:table-cell>
              <table:table-cell office:value-type="float" office:value="0.120168">
                <text:p>0.120168</text:p>
              </table:table-cell>
              <table:table-cell office:value-type="float" office:value="0.987746564596834">
                <text:p>0.987746564596834</text:p>
              </table:table-cell>
              <table:table-cell office:value-type="float" office:value="0.0000105687816385981">
                <text:p>0.0000105687816385981</text:p>
              </table:table-cell>
              <table:table-cell office:value-type="float" office:value="0.987746555481093">
                <text:p>0.987746555481093</text:p>
              </table:table-cell>
              <table:table-cell office:value-type="float" office:value="6.70336042894795E-021">
                <text:p>6.70336042894795E-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1609794983399E+017">
                <text:p>1.21609794983399E+017</text:p>
              </table:table-cell>
              <table:table-cell office:value-type="float" office:value="-0.776539">
                <text:p>-0.776539</text:p>
              </table:table-cell>
              <table:table-cell office:value-type="float" office:value="0.132051">
                <text:p>0.132051</text:p>
              </table:table-cell>
              <table:table-cell office:value-type="float" office:value="0.987122821356938">
                <text:p>0.987122821356938</text:p>
              </table:table-cell>
              <table:table-cell office:value-type="float" office:value="0.0000113859485170124">
                <text:p>0.0000113859485170124</text:p>
              </table:table-cell>
              <table:table-cell office:value-type="float" office:value="0.987122811289529">
                <text:p>0.987122811289529</text:p>
              </table:table-cell>
              <table:table-cell office:value-type="float" office:value="7.96288318025399E-021">
                <text:p>7.96288318025399E-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8625281962489E+017">
                <text:p>1.18625281962489E+017</text:p>
              </table:table-cell>
              <table:table-cell office:value-type="float" office:value="-0.772316">
                <text:p>-0.772316</text:p>
              </table:table-cell>
              <table:table-cell office:value-type="float" office:value="0.14315">
                <text:p>0.14315</text:p>
              </table:table-cell>
              <table:table-cell office:value-type="float" office:value="0.986466712733616">
                <text:p>0.986466712733616</text:p>
              </table:table-cell>
              <table:table-cell office:value-type="float" office:value="0.0000122671335747913">
                <text:p>0.0000122671335747913</text:p>
              </table:table-cell>
              <table:table-cell office:value-type="float" office:value="0.986466701614176">
                <text:p>0.986466701614176</text:p>
              </table:table-cell>
              <table:table-cell office:value-type="float" office:value="9.33210686327763E-021">
                <text:p>9.33210686327763E-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5570397266138E+017">
                <text:p>1.15570397266138E+017</text:p>
              </table:table-cell>
              <table:table-cell office:value-type="float" office:value="-0.769715">
                <text:p>-0.769715</text:p>
              </table:table-cell>
              <table:table-cell office:value-type="float" office:value="0.152077">
                <text:p>0.152077</text:p>
              </table:table-cell>
              <table:table-cell office:value-type="float" office:value="0.985741803864139">
                <text:p>0.985741803864139</text:p>
              </table:table-cell>
              <table:table-cell office:value-type="float" office:value="0.0000132658483981573">
                <text:p>0.0000132658483981573</text:p>
              </table:table-cell>
              <table:table-cell office:value-type="float" office:value="0.985741791521573">
                <text:p>0.985741791521573</text:p>
              </table:table-cell>
              <table:table-cell office:value-type="float" office:value="1.07457444799741E-020">
                <text:p>1.07457444799741E-0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2534362125709E+017">
                <text:p>1.12534362125709E+017</text:p>
              </table:table-cell>
              <table:table-cell office:value-type="float" office:value="-0.763754">
                <text:p>-0.763754</text:p>
              </table:table-cell>
              <table:table-cell office:value-type="float" office:value="0.161113">
                <text:p>0.161113</text:p>
              </table:table-cell>
              <table:table-cell office:value-type="float" office:value="0.984962090421429">
                <text:p>0.984962090421429</text:p>
              </table:table-cell>
              <table:table-cell office:value-type="float" office:value="0.0000143687625186982">
                <text:p>0.0000143687625186982</text:p>
              </table:table-cell>
              <table:table-cell office:value-type="float" office:value="0.984962076692039">
                <text:p>0.984962076692039</text:p>
              </table:table-cell>
              <table:table-cell office:value-type="float" office:value="1.23874651645584E-020">
                <text:p>1.23874651645584E-0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946314114756E+017">
                <text:p>1.0946314114756E+017</text:p>
              </table:table-cell>
              <table:table-cell office:value-type="float" office:value="-0.752984">
                <text:p>-0.752984</text:p>
              </table:table-cell>
              <table:table-cell office:value-type="float" office:value="0.171883">
                <text:p>0.171883</text:p>
              </table:table-cell>
              <table:table-cell office:value-type="float" office:value="0.984106412368875">
                <text:p>0.984106412368875</text:p>
              </table:table-cell>
              <table:table-cell office:value-type="float" office:value="0.0000156124509073014">
                <text:p>0.0000156124509073014</text:p>
              </table:table-cell>
              <table:table-cell office:value-type="float" office:value="0.984106397032588">
                <text:p>0.984106397032588</text:p>
              </table:table-cell>
              <table:table-cell office:value-type="float" office:value="1.44760345741853E-020">
                <text:p>1.44760345741853E-0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434645829499E+017">
                <text:p>1.06434645829499E+017</text:p>
              </table:table-cell>
              <table:table-cell office:value-type="float" office:value="-0.746993">
                <text:p>-0.746993</text:p>
              </table:table-cell>
              <table:table-cell office:value-type="float" office:value="0.191968">
                <text:p>0.191968</text:p>
              </table:table-cell>
              <table:table-cell office:value-type="float" office:value="0.983189071893407">
                <text:p>0.983189071893407</text:p>
              </table:table-cell>
              <table:table-cell office:value-type="float" office:value="0.0000169834424123885">
                <text:p>0.0000169834424123885</text:p>
              </table:table-cell>
              <table:table-cell office:value-type="float" office:value="0.98318905473568">
                <text:p>0.98318905473568</text:p>
              </table:table-cell>
              <table:table-cell office:value-type="float" office:value="1.76899716716302E-020">
                <text:p>1.76899716716302E-0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339861068907E+017">
                <text:p>1.0339861068907E+017</text:p>
              </table:table-cell>
              <table:table-cell office:value-type="float" office:value="-0.746401">
                <text:p>-0.746401</text:p>
              </table:table-cell>
              <table:table-cell office:value-type="float" office:value="0.21204">
                <text:p>0.21204</text:p>
              </table:table-cell>
              <table:table-cell office:value-type="float" office:value="0.982187359771998">
                <text:p>0.982187359771998</text:p>
              </table:table-cell>
              <table:table-cell office:value-type="float" office:value="0.0000185238239291681">
                <text:p>0.0000185238239291681</text:p>
              </table:table-cell>
              <table:table-cell office:value-type="float" office:value="0.982187340508596">
                <text:p>0.982187340508596</text:p>
              </table:table-cell>
              <table:table-cell office:value-type="float" office:value="2.13616968566057E-020">
                <text:p>2.13616968566057E-0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37011537101E+017">
                <text:p>1.0037011537101E+017</text:p>
              </table:table-cell>
              <table:table-cell office:value-type="float" office:value="-0.751232">
                <text:p>-0.751232</text:p>
              </table:table-cell>
              <table:table-cell office:value-type="float" office:value="0.232832">
                <text:p>0.232832</text:p>
              </table:table-cell>
              <table:table-cell office:value-type="float" office:value="0.981096212457678">
                <text:p>0.981096212457678</text:p>
              </table:table-cell>
              <table:table-cell office:value-type="float" office:value="0.0000202516986218243">
                <text:p>0.0000202516986218243</text:p>
              </table:table-cell>
              <table:table-cell office:value-type="float" office:value="0.981096190761957">
                <text:p>0.981096190761957</text:p>
              </table:table-cell>
              <table:table-cell office:value-type="float" office:value="2.56143778142595E-020">
                <text:p>2.56143778142595E-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73133457190667E+016">
                <text:p>9.73133457190667E+016</text:p>
              </table:table-cell>
              <table:table-cell office:value-type="float" office:value="-0.756058">
                <text:p>-0.756058</text:p>
              </table:table-cell>
              <table:table-cell office:value-type="float" office:value="0.251958">
                <text:p>0.251958</text:p>
              </table:table-cell>
              <table:table-cell office:value-type="float" office:value="0.979889964647062">
                <text:p>0.979889964647062</text:p>
              </table:table-cell>
              <table:table-cell office:value-type="float" office:value="0.0000222206869655016">
                <text:p>0.0000222206869655016</text:p>
              </table:table-cell>
              <table:table-cell office:value-type="float" office:value="0.9798899400942">
                <text:p>0.9798899400942</text:p>
              </table:table-cell>
              <table:table-cell office:value-type="float" office:value="3.03779382397025E-020">
                <text:p>3.03779382397025E-0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42477796076938E+016">
                <text:p>9.42477796076938E+016</text:p>
              </table:table-cell>
              <table:table-cell office:value-type="float" office:value="-0.762217">
                <text:p>-0.762217</text:p>
              </table:table-cell>
              <table:table-cell office:value-type="float" office:value="0.268008">
                <text:p>0.268008</text:p>
              </table:table-cell>
              <table:table-cell office:value-type="float" office:value="0.978560465447899">
                <text:p>0.978560465447899</text:p>
              </table:table-cell>
              <table:table-cell office:value-type="float" office:value="0.0000244602716957446">
                <text:p>0.0000244602716957446</text:p>
              </table:table-cell>
              <table:table-cell office:value-type="float" office:value="0.978560437541281">
                <text:p>0.978560437541281</text:p>
              </table:table-cell>
              <table:table-cell office:value-type="float" office:value="3.54870083675381E-020">
                <text:p>3.54870083675381E-0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12368772084933E+016">
                <text:p>9.12368772084933E+016</text:p>
              </table:table-cell>
              <table:table-cell office:value-type="float" office:value="-0.771013">
                <text:p>-0.771013</text:p>
              </table:table-cell>
              <table:table-cell office:value-type="float" office:value="0.279612">
                <text:p>0.279612</text:p>
              </table:table-cell>
              <table:table-cell office:value-type="float" office:value="0.977122069026925">
                <text:p>0.977122069026925</text:p>
              </table:table-cell>
              <table:table-cell office:value-type="float" office:value="0.0000269627003139146">
                <text:p>0.0000269627003139146</text:p>
              </table:table-cell>
              <table:table-cell office:value-type="float" office:value="0.977122037250135">
                <text:p>0.977122037250135</text:p>
              </table:table-cell>
              <table:table-cell office:value-type="float" office:value="4.06220607157428E-020">
                <text:p>4.06220607157428E-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81643995932825E+016">
                <text:p>8.81643995932825E+016</text:p>
              </table:table-cell>
              <table:table-cell office:value-type="float" office:value="-0.768877">
                <text:p>-0.768877</text:p>
              </table:table-cell>
              <table:table-cell office:value-type="float" office:value="0.285852">
                <text:p>0.285852</text:p>
              </table:table-cell>
              <table:table-cell office:value-type="float" office:value="0.975499721661583">
                <text:p>0.975499721661583</text:p>
              </table:table-cell>
              <table:table-cell office:value-type="float" office:value="0.0000298809785260914">
                <text:p>0.0000298809785260914</text:p>
              </table:table-cell>
              <table:table-cell office:value-type="float" office:value="0.975499685218206">
                <text:p>0.975499685218206</text:p>
              </table:table-cell>
              <table:table-cell office:value-type="float" office:value="4.61303232658517E-020">
                <text:p>4.61303232658517E-0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51377892308141E+016">
                <text:p>8.51377892308141E+016</text:p>
              </table:table-cell>
              <table:table-cell office:value-type="float" office:value="-0.761977">
                <text:p>-0.761977</text:p>
              </table:table-cell>
              <table:table-cell office:value-type="float" office:value="0.292752">
                <text:p>0.292752</text:p>
              </table:table-cell>
              <table:table-cell office:value-type="float" office:value="0.97372681386149">
                <text:p>0.97372681386149</text:p>
              </table:table-cell>
              <table:table-cell office:value-type="float" office:value="0.0000331823718216998">
                <text:p>0.0000331823718216998</text:p>
              </table:table-cell>
              <table:table-cell office:value-type="float" office:value="0.973726771952991">
                <text:p>0.973726771952991</text:p>
              </table:table-cell>
              <table:table-cell office:value-type="float" office:value="5.27700100816392E-020">
                <text:p>5.27700100816392E-0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20973558606699E+016">
                <text:p>8.20973558606699E+016</text:p>
              </table:table-cell>
              <table:table-cell office:value-type="float" office:value="-0.751504">
                <text:p>-0.751504</text:p>
              </table:table-cell>
              <table:table-cell office:value-type="float" office:value="0.30528">
                <text:p>0.30528</text:p>
              </table:table-cell>
              <table:table-cell office:value-type="float" office:value="0.971744754305916">
                <text:p>0.971744754305916</text:p>
              </table:table-cell>
              <table:table-cell office:value-type="float" office:value="0.0000370072632654054">
                <text:p>0.0000370072632654054</text:p>
              </table:table-cell>
              <table:table-cell office:value-type="float" office:value="0.971744705835711">
                <text:p>0.971744705835711</text:p>
              </table:table-cell>
              <table:table-cell office:value-type="float" office:value="6.19502649781253E-020">
                <text:p>6.19502649781253E-0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90669755870172E+016">
                <text:p>7.90669755870172E+016</text:p>
              </table:table-cell>
              <table:table-cell office:value-type="float" office:value="-0.740021">
                <text:p>-0.740021</text:p>
              </table:table-cell>
              <table:table-cell office:value-type="float" office:value="0.31882">
                <text:p>0.31882</text:p>
              </table:table-cell>
              <table:table-cell office:value-type="float" office:value="0.969537389608765">
                <text:p>0.969537389608765</text:p>
              </table:table-cell>
              <table:table-cell office:value-type="float" office:value="0.0000414275300163582">
                <text:p>0.0000414275300163582</text:p>
              </table:table-cell>
              <table:table-cell office:value-type="float" office:value="0.969537333269528">
                <text:p>0.969537333269528</text:p>
              </table:table-cell>
              <table:table-cell office:value-type="float" office:value="7.3202580923559E-020">
                <text:p>7.3202580923559E-0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600643602389E+016">
                <text:p>7.600643602389E+016</text:p>
              </table:table-cell>
              <table:table-cell office:value-type="float" office:value="-0.7272">
                <text:p>-0.7272</text:p>
              </table:table-cell>
              <table:table-cell office:value-type="float" office:value="0.337824">
                <text:p>0.337824</text:p>
              </table:table-cell>
              <table:table-cell office:value-type="float" office:value="0.967034735392301">
                <text:p>0.967034735392301</text:p>
              </table:table-cell>
              <table:table-cell office:value-type="float" office:value="0.0000466362099551747">
                <text:p>0.0000466362099551747</text:p>
              </table:table-cell>
              <table:table-cell office:value-type="float" office:value="0.967034669415701">
                <text:p>0.967034669415701</text:p>
              </table:table-cell>
              <table:table-cell office:value-type="float" office:value="8.84783946070459E-020">
                <text:p>8.84783946070459E-0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5041264169434E+016">
                <text:p>7.45041264169434E+016</text:p>
              </table:table-cell>
              <table:table-cell office:value-type="float" office:value="-0.71941">
                <text:p>-0.71941</text:p>
              </table:table-cell>
              <table:table-cell office:value-type="float" office:value="0.349746">
                <text:p>0.349746</text:p>
              </table:table-cell>
              <table:table-cell office:value-type="float" office:value="0.965691904168659">
                <text:p>0.965691904168659</text:p>
              </table:table-cell>
              <table:table-cell office:value-type="float" office:value="0.000049514607310003">
                <text:p>0.000049514607310003</text:p>
              </table:table-cell>
              <table:table-cell office:value-type="float" office:value="0.965691832707499">
                <text:p>0.965691832707499</text:p>
              </table:table-cell>
              <table:table-cell office:value-type="float" office:value="9.80836899208429E-020">
                <text:p>9.80836899208429E-0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29754274317066E+016">
                <text:p>7.29754274317066E+016</text:p>
              </table:table-cell>
              <table:table-cell office:value-type="float" office:value="-0.713221">
                <text:p>-0.713221</text:p>
              </table:table-cell>
              <table:table-cell office:value-type="float" office:value="0.3663">
                <text:p>0.3663</text:p>
              </table:table-cell>
              <table:table-cell office:value-type="float" office:value="0.964239470963182">
                <text:p>0.964239470963182</text:p>
              </table:table-cell>
              <table:table-cell office:value-type="float" office:value="0.0000526919582567766">
                <text:p>0.0000526919582567766</text:p>
              </table:table-cell>
              <table:table-cell office:value-type="float" office:value="0.964239393323322">
                <text:p>0.964239393323322</text:p>
              </table:table-cell>
              <table:table-cell office:value-type="float" office:value="1.10258162033822E-019">
                <text:p>1.10258162033822E-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4542682688384E+016">
                <text:p>7.14542682688384E+016</text:p>
              </table:table-cell>
              <table:table-cell office:value-type="float" office:value="-0.711125">
                <text:p>-0.711125</text:p>
              </table:table-cell>
              <table:table-cell office:value-type="float" office:value="0.385084">
                <text:p>0.385084</text:p>
              </table:table-cell>
              <table:table-cell office:value-type="float" office:value="0.962700686639499">
                <text:p>0.962700686639499</text:p>
              </table:table-cell>
              <table:table-cell office:value-type="float" office:value="0.0000561293111403526">
                <text:p>0.0000561293111403526</text:p>
              </table:table-cell>
              <table:table-cell office:value-type="float" office:value="0.962700602174149">
                <text:p>0.962700602174149</text:p>
              </table:table-cell>
              <table:table-cell office:value-type="float" office:value="1.24236898615391E-019">
                <text:p>1.24236898615391E-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9942533883931E+016">
                <text:p>6.9942533883931E+016</text:p>
              </table:table-cell>
              <table:table-cell office:value-type="float" office:value="-0.712541">
                <text:p>-0.712541</text:p>
              </table:table-cell>
              <table:table-cell office:value-type="float" office:value="0.40894">
                <text:p>0.40894</text:p>
              </table:table-cell>
              <table:table-cell office:value-type="float" office:value="0.961070894699896">
                <text:p>0.961070894699896</text:p>
              </table:table-cell>
              <table:table-cell office:value-type="float" office:value="0.0000598480648132213">
                <text:p>0.0000598480648132213</text:p>
              </table:table-cell>
              <table:table-cell office:value-type="float" office:value="0.961070802691851">
                <text:p>0.961070802691851</text:p>
              </table:table-cell>
              <table:table-cell office:value-type="float" office:value="1.41373432833858E-019">
                <text:p>1.41373432833858E-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4194897654707E+016">
                <text:p>6.84194897654707E+016</text:p>
              </table:table-cell>
              <table:table-cell office:value-type="float" office:value="-0.720925">
                <text:p>-0.720925</text:p>
              </table:table-cell>
              <table:table-cell office:value-type="float" office:value="0.4347">
                <text:p>0.4347</text:p>
              </table:table-cell>
              <table:table-cell office:value-type="float" office:value="0.959318455025903">
                <text:p>0.959318455025903</text:p>
              </table:table-cell>
              <table:table-cell office:value-type="float" office:value="0.0000639344094735082">
                <text:p>0.0000639344094735082</text:p>
              </table:table-cell>
              <table:table-cell office:value-type="float" office:value="0.959318354547695">
                <text:p>0.959318354547695</text:p>
              </table:table-cell>
              <table:table-cell office:value-type="float" office:value="1.60539698699501E-019">
                <text:p>1.60539698699501E-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68895341431724E+016">
                <text:p>6.68895341431724E+016</text:p>
              </table:table-cell>
              <table:table-cell office:value-type="float" office:value="-0.730773">
                <text:p>-0.730773</text:p>
              </table:table-cell>
              <table:table-cell office:value-type="float" office:value="0.455148">
                <text:p>0.455148</text:p>
              </table:table-cell>
              <table:table-cell office:value-type="float" office:value="0.957436169216571">
                <text:p>0.957436169216571</text:p>
              </table:table-cell>
              <table:table-cell office:value-type="float" office:value="0.0000684226023823386">
                <text:p>0.0000684226023823386</text:p>
              </table:table-cell>
              <table:table-cell office:value-type="float" office:value="0.957436059225237">
                <text:p>0.957436059225237</text:p>
              </table:table-cell>
              <table:table-cell office:value-type="float" office:value="1.79445580721064E-019">
                <text:p>1.79445580721064E-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53815696694493E+016">
                <text:p>6.53815696694493E+016</text:p>
              </table:table-cell>
              <table:table-cell office:value-type="float" office:value="-0.736513">
                <text:p>-0.736513</text:p>
              </table:table-cell>
              <table:table-cell office:value-type="float" office:value="0.471288">
                <text:p>0.471288</text:p>
              </table:table-cell>
              <table:table-cell office:value-type="float" office:value="0.955450143190384">
                <text:p>0.955450143190384</text:p>
              </table:table-cell>
              <table:table-cell office:value-type="float" office:value="0.0000732669345206631">
                <text:p>0.0000732669345206631</text:p>
              </table:table-cell>
              <table:table-cell office:value-type="float" office:value="0.955450022695188">
                <text:p>0.955450022695188</text:p>
              </table:table-cell>
              <table:table-cell office:value-type="float" office:value="1.98964225526746E-019">
                <text:p>1.98964225526746E-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38534990027433E+016">
                <text:p>6.38534990027433E+016</text:p>
              </table:table-cell>
              <table:table-cell office:value-type="float" office:value="-0.738225">
                <text:p>-0.738225</text:p>
              </table:table-cell>
              <table:table-cell office:value-type="float" office:value="0.487224">
                <text:p>0.487224</text:p>
              </table:table-cell>
              <table:table-cell office:value-type="float" office:value="0.953292401280547">
                <text:p>0.953292401280547</text:p>
              </table:table-cell>
              <table:table-cell office:value-type="float" office:value="0.000078653832936174">
                <text:p>0.000078653832936174</text:p>
              </table:table-cell>
              <table:table-cell office:value-type="float" office:value="0.953292268830462">
                <text:p>0.953292268830462</text:p>
              </table:table-cell>
              <table:table-cell office:value-type="float" office:value="2.21639264337919E-019">
                <text:p>2.21639264337919E-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333156653965E+016">
                <text:p>6.2333156653965E+016</text:p>
              </table:table-cell>
              <table:table-cell office:value-type="float" office:value="-0.73889">
                <text:p>-0.73889</text:p>
              </table:table-cell>
              <table:table-cell office:value-type="float" office:value="0.506566">
                <text:p>0.506566</text:p>
              </table:table-cell>
              <table:table-cell office:value-type="float" office:value="0.950986170153232">
                <text:p>0.950986170153232</text:p>
              </table:table-cell>
              <table:table-cell office:value-type="float" office:value="0.000084550575769107">
                <text:p>0.000084550575769107</text:p>
              </table:table-cell>
              <table:table-cell office:value-type="float" office:value="0.950986024300523">
                <text:p>0.950986024300523</text:p>
              </table:table-cell>
              <table:table-cell office:value-type="float" office:value="2.49264294169928E-019">
                <text:p>2.49264294169928E-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08246266935643E+016">
                <text:p>6.08246266935643E+016</text:p>
              </table:table-cell>
              <table:table-cell office:value-type="float" office:value="-0.743581">
                <text:p>-0.743581</text:p>
              </table:table-cell>
              <table:table-cell office:value-type="float" office:value="0.53106">
                <text:p>0.53106</text:p>
              </table:table-cell>
              <table:table-cell office:value-type="float" office:value="0.948524815580878">
                <text:p>0.948524815580878</text:p>
              </table:table-cell>
              <table:table-cell office:value-type="float" office:value="0.0000909987675626447">
                <text:p>0.0000909987675626447</text:p>
              </table:table-cell>
              <table:table-cell office:value-type="float" office:value="0.948524654711601">
                <text:p>0.948524654711601</text:p>
              </table:table-cell>
              <table:table-cell office:value-type="float" office:value="2.82661255167958E-019">
                <text:p>2.82661255167958E-0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92939799208823E+016">
                <text:p>5.92939799208823E+016</text:p>
              </table:table-cell>
              <table:table-cell office:value-type="float" office:value="-0.753458">
                <text:p>-0.753458</text:p>
              </table:table-cell>
              <table:table-cell office:value-type="float" office:value="0.559858">
                <text:p>0.559858</text:p>
              </table:table-cell>
              <table:table-cell office:value-type="float" office:value="0.945832905524438">
                <text:p>0.945832905524438</text:p>
              </table:table-cell>
              <table:table-cell office:value-type="float" office:value="0.0000982295128204389">
                <text:p>0.0000982295128204389</text:p>
              </table:table-cell>
              <table:table-cell office:value-type="float" office:value="0.945832727389773">
                <text:p>0.945832727389773</text:p>
              </table:table-cell>
              <table:table-cell office:value-type="float" office:value="3.22478728142786E-019">
                <text:p>3.22478728142786E-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7767542882356E+016">
                <text:p>5.7767542882356E+016</text:p>
              </table:table-cell>
              <table:table-cell office:value-type="float" office:value="-0.763322">
                <text:p>-0.763322</text:p>
              </table:table-cell>
              <table:table-cell office:value-type="float" office:value="0.586922">
                <text:p>0.586922</text:p>
              </table:table-cell>
              <table:table-cell office:value-type="float" office:value="0.942932496084109">
                <text:p>0.942932496084109</text:p>
              </table:table-cell>
              <table:table-cell office:value-type="float" office:value="0.000106223848851261">
                <text:p>0.000106223848851261</text:p>
              </table:table-cell>
              <table:table-cell office:value-type="float" office:value="0.942932298362021">
                <text:p>0.942932298362021</text:p>
              </table:table-cell>
              <table:table-cell office:value-type="float" office:value="3.66505415520397E-019">
                <text:p>3.66505415520397E-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62505306217906E+016">
                <text:p>5.62505306217906E+016</text:p>
              </table:table-cell>
              <table:table-cell office:value-type="float" office:value="-0.770677">
                <text:p>-0.770677</text:p>
              </table:table-cell>
              <table:table-cell office:value-type="float" office:value="0.614652">
                <text:p>0.614652</text:p>
              </table:table-cell>
              <table:table-cell office:value-type="float" office:value="0.939812911017796">
                <text:p>0.939812911017796</text:p>
              </table:table-cell>
              <table:table-cell office:value-type="float" office:value="0.000115051892427471">
                <text:p>0.000115051892427471</text:p>
              </table:table-cell>
              <table:table-cell office:value-type="float" office:value="0.939812691087938">
                <text:p>0.939812691087938</text:p>
              </table:table-cell>
              <table:table-cell office:value-type="float" office:value="4.18364725176473E-019">
                <text:p>4.18364725176473E-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7315705737799E+016">
                <text:p>5.47315705737799E+016</text:p>
              </table:table-cell>
              <table:table-cell office:value-type="float" office:value="-0.784485">
                <text:p>-0.784485</text:p>
              </table:table-cell>
              <table:table-cell office:value-type="float" office:value="0.648324">
                <text:p>0.648324</text:p>
              </table:table-cell>
              <table:table-cell office:value-type="float" office:value="0.936425833510234">
                <text:p>0.936425833510234</text:p>
              </table:table-cell>
              <table:table-cell office:value-type="float" office:value="0.000124899245699608">
                <text:p>0.000124899245699608</text:p>
              </table:table-cell>
              <table:table-cell office:value-type="float" office:value="0.936425588130351">
                <text:p>0.936425588130351</text:p>
              </table:table-cell>
              <table:table-cell office:value-type="float" office:value="4.80888931892699E-019">
                <text:p>4.80888931892699E-0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2172600828966E+016">
                <text:p>5.32172600828966E+016</text:p>
              </table:table-cell>
              <table:table-cell office:value-type="float" office:value="-0.799562">
                <text:p>-0.799562</text:p>
              </table:table-cell>
              <table:table-cell office:value-type="float" office:value="0.683962">
                <text:p>0.683962</text:p>
              </table:table-cell>
              <table:table-cell office:value-type="float" office:value="0.932756334681714">
                <text:p>0.932756334681714</text:p>
              </table:table-cell>
              <table:table-cell office:value-type="float" office:value="0.00013586760453027">
                <text:p>0.00013586760453027</text:p>
              </table:table-cell>
              <table:table-cell office:value-type="float" office:value="0.932756060157625">
                <text:p>0.932756060157625</text:p>
              </table:table-cell>
              <table:table-cell office:value-type="float" office:value="5.54708933620768E-019">
                <text:p>5.54708933620768E-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16993053445351E+016">
                <text:p>5.16993053445351E+016</text:p>
              </table:table-cell>
              <table:table-cell office:value-type="float" office:value="-0.844673">
                <text:p>-0.844673</text:p>
              </table:table-cell>
              <table:table-cell office:value-type="float" office:value="0.745448">
                <text:p>0.745448</text:p>
              </table:table-cell>
              <table:table-cell office:value-type="float" office:value="0.928749670247819">
                <text:p>0.928749670247819</text:p>
              </table:table-cell>
              <table:table-cell office:value-type="float" office:value="0.000148190110655215">
                <text:p>0.000148190110655215</text:p>
              </table:table-cell>
              <table:table-cell office:value-type="float" office:value="0.928749362034384">
                <text:p>0.928749362034384</text:p>
              </table:table-cell>
              <table:table-cell office:value-type="float" office:value="6.51876297624158E-019">
                <text:p>6.51876297624158E-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1718001645066E+016">
                <text:p>5.01718001645066E+016</text:p>
              </table:table-cell>
              <table:table-cell office:value-type="float" office:value="-0.875186">
                <text:p>-0.875186</text:p>
              </table:table-cell>
              <table:table-cell office:value-type="float" office:value="0.80443">
                <text:p>0.80443</text:p>
              </table:table-cell>
              <table:table-cell office:value-type="float" office:value="0.924345143749683">
                <text:p>0.924345143749683</text:p>
              </table:table-cell>
              <table:table-cell office:value-type="float" office:value="0.000162141496875348">
                <text:p>0.000162141496875348</text:p>
              </table:table-cell>
              <table:table-cell office:value-type="float" office:value="0.924344796252294">
                <text:p>0.924344796252294</text:p>
              </table:table-cell>
              <table:table-cell office:value-type="float" office:value="7.76580266251477E-019">
                <text:p>7.76580266251477E-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6565471958272E+016">
                <text:p>4.86565471958272E+016</text:p>
              </table:table-cell>
              <table:table-cell office:value-type="float" office:value="-0.972925">
                <text:p>-0.972925</text:p>
              </table:table-cell>
              <table:table-cell office:value-type="float" office:value="0.9177">
                <text:p>0.9177</text:p>
              </table:table-cell>
              <table:table-cell office:value-type="float" office:value="0.919559737723818">
                <text:p>0.919559737723818</text:p>
              </table:table-cell>
              <table:table-cell office:value-type="float" office:value="0.000177766221933504">
                <text:p>0.000177766221933504</text:p>
              </table:table-cell>
              <table:table-cell office:value-type="float" office:value="0.919559344875401">
                <text:p>0.919559344875401</text:p>
              </table:table-cell>
              <table:table-cell office:value-type="float" office:value="9.42343344596253E-019">
                <text:p>9.42343344596253E-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71357021922244E+016">
                <text:p>4.71357021922244E+016</text:p>
              </table:table-cell>
              <table:table-cell office:value-type="float" office:value="-1.07942">
                <text:p>-1.07942</text:p>
              </table:table-cell>
              <table:table-cell office:value-type="float" office:value="1.01439">
                <text:p>1.01439</text:p>
              </table:table-cell>
              <table:table-cell office:value-type="float" office:value="0.914285173530957">
                <text:p>0.914285173530957</text:p>
              </table:table-cell>
              <table:table-cell office:value-type="float" office:value="0.000195534331276906">
                <text:p>0.000195534331276906</text:p>
              </table:table-cell>
              <table:table-cell office:value-type="float" office:value="0.914284727474233">
                <text:p>0.914284727474233</text:p>
              </table:table-cell>
              <table:table-cell office:value-type="float" office:value="1.08381333149599E-018">
                <text:p>1.08381333149599E-0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3703473899569E+016">
                <text:p>4.63703473899569E+016</text:p>
              </table:table-cell>
              <table:table-cell office:value-type="float" office:value="-1.1181">
                <text:p>-1.1181</text:p>
              </table:table-cell>
              <table:table-cell office:value-type="float" office:value="1.04574">
                <text:p>1.04574</text:p>
              </table:table-cell>
              <table:table-cell office:value-type="float" office:value="0.911432346525426">
                <text:p>0.911432346525426</text:p>
              </table:table-cell>
              <table:table-cell office:value-type="float" office:value="0.000205377016465466">
                <text:p>0.000205377016465466</text:p>
              </table:table-cell>
              <table:table-cell office:value-type="float" office:value="0.911431870282495">
                <text:p>0.911431870282495</text:p>
              </table:table-cell>
              <table:table-cell office:value-type="float" office:value="1.14791993065269E-018">
                <text:p>1.14791993065269E-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6074430299591E+016">
                <text:p>4.56074430299591E+016</text:p>
              </table:table-cell>
              <table:table-cell office:value-type="float" office:value="-1.15038">
                <text:p>-1.15038</text:p>
              </table:table-cell>
              <table:table-cell office:value-type="float" office:value="1.06972">
                <text:p>1.06972</text:p>
              </table:table-cell>
              <table:table-cell office:value-type="float" office:value="0.90844452710971">
                <text:p>0.90844452710971</text:p>
              </table:table-cell>
              <table:table-cell office:value-type="float" office:value="0.000215856751668043">
                <text:p>0.000215856751668043</text:p>
              </table:table-cell>
              <table:table-cell office:value-type="float" office:value="0.908444018192702">
                <text:p>0.908444018192702</text:p>
              </table:table-cell>
              <table:table-cell office:value-type="float" office:value="1.21050980633873E-018">
                <text:p>1.21050980633873E-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8478687581742E+016">
                <text:p>4.48478687581742E+016</text:p>
              </table:table-cell>
              <table:table-cell office:value-type="float" office:value="-1.1712">
                <text:p>-1.1712</text:p>
              </table:table-cell>
              <table:table-cell office:value-type="float" office:value="1.0818">
                <text:p>1.0818</text:p>
              </table:table-cell>
              <table:table-cell office:value-type="float" office:value="0.905316989683366">
                <text:p>0.905316989683366</text:p>
              </table:table-cell>
              <table:table-cell office:value-type="float" office:value="0.00022701120773761">
                <text:p>0.00022701120773761</text:p>
              </table:table-cell>
              <table:table-cell office:value-type="float" office:value="0.905316445403159">
                <text:p>0.905316445403159</text:p>
              </table:table-cell>
              <table:table-cell office:value-type="float" office:value="1.26884103723055E-018">
                <text:p>1.26884103723055E-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092504220545E+016">
                <text:p>4.4092504220545E+016</text:p>
              </table:table-cell>
              <table:table-cell office:value-type="float" office:value="-1.17783">
                <text:p>-1.17783</text:p>
              </table:table-cell>
              <table:table-cell office:value-type="float" office:value="1.08419">
                <text:p>1.08419</text:p>
              </table:table-cell>
              <table:table-cell office:value-type="float" office:value="0.902045123880667">
                <text:p>0.902045123880667</text:p>
              </table:table-cell>
              <table:table-cell office:value-type="float" office:value="0.000238879205538867">
                <text:p>0.000238879205538867</text:p>
              </table:table-cell>
              <table:table-cell office:value-type="float" office:value="0.90204454133412">
                <text:p>0.90204454133412</text:p>
              </table:table-cell>
              <table:table-cell office:value-type="float" office:value="1.3307323042342E-018">
                <text:p>1.3307323042342E-0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5690202791132E+016">
                <text:p>4.25690202791132E+016</text:p>
              </table:table-cell>
              <table:table-cell office:value-type="float" office:value="-1.18025">
                <text:p>-1.18025</text:p>
              </table:table-cell>
              <table:table-cell office:value-type="float" office:value="1.09381">
                <text:p>1.09381</text:p>
              </table:table-cell>
              <table:table-cell office:value-type="float" office:value="0.894908378804256">
                <text:p>0.894908378804256</text:p>
              </table:table-cell>
              <table:table-cell office:value-type="float" office:value="0.000265455353400921">
                <text:p>0.000265455353400921</text:p>
              </table:table-cell>
              <table:table-cell office:value-type="float" office:value="0.894907708279396">
                <text:p>0.894907708279396</text:p>
              </table:table-cell>
              <table:table-cell office:value-type="float" office:value="1.49853157662889E-018">
                <text:p>1.49853157662889E-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048677930335E+016">
                <text:p>4.1048677930335E+016</text:p>
              </table:table-cell>
              <table:table-cell office:value-type="float" office:value="-1.20425">
                <text:p>-1.20425</text:p>
              </table:table-cell>
              <table:table-cell office:value-type="float" office:value="1.13665">
                <text:p>1.13665</text:p>
              </table:table-cell>
              <table:table-cell office:value-type="float" office:value="0.886979598862125">
                <text:p>0.886979598862125</text:p>
              </table:table-cell>
              <table:table-cell office:value-type="float" office:value="0.000296056582523135">
                <text:p>0.000296056582523135</text:p>
              </table:table-cell>
              <table:table-cell office:value-type="float" office:value="0.886978823342846">
                <text:p>0.886978823342846</text:p>
              </table:table-cell>
              <table:table-cell office:value-type="float" office:value="1.7483741449382E-018">
                <text:p>1.7483741449382E-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01054461520212E+016">
                <text:p>4.01054461520212E+016</text:p>
              </table:table-cell>
              <table:table-cell office:value-type="float" office:value="-1.03133">
                <text:p>-1.03133</text:p>
              </table:table-cell>
              <table:table-cell office:value-type="float" office:value="0.93708">
                <text:p>0.93708</text:p>
              </table:table-cell>
              <table:table-cell office:value-type="float" office:value="0.881600914772212">
                <text:p>0.881600914772212</text:p>
              </table:table-cell>
              <table:table-cell office:value-type="float" office:value="0.00031744028940204">
                <text:p>0.00031744028940204</text:p>
              </table:table-cell>
              <table:table-cell office:value-type="float" office:value="0.881600063681706">
                <text:p>0.881600063681706</text:p>
              </table:table-cell>
              <table:table-cell office:value-type="float" office:value="1.61781432019191E-018">
                <text:p>1.61781432019191E-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5334877935086E+016">
                <text:p>3.95334877935086E+016</text:p>
              </table:table-cell>
              <table:table-cell office:value-type="float" office:value="-1.26386">
                <text:p>-1.26386</text:p>
              </table:table-cell>
              <table:table-cell office:value-type="float" office:value="1.21677">
                <text:p>1.21677</text:p>
              </table:table-cell>
              <table:table-cell office:value-type="float" office:value="0.878150234500911">
                <text:p>0.878150234500911</text:p>
              </table:table-cell>
              <table:table-cell office:value-type="float" office:value="0.000331418401303667">
                <text:p>0.000331418401303667</text:p>
              </table:table-cell>
              <table:table-cell office:value-type="float" office:value="0.878149333078112">
                <text:p>0.878149333078112</text:p>
              </table:table-cell>
              <table:table-cell office:value-type="float" office:value="2.09282326093038E-018">
                <text:p>2.09282326093038E-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2699081698724E+016">
                <text:p>3.92699081698724E+016</text:p>
              </table:table-cell>
              <table:table-cell office:value-type="float" office:value="-1.03494">
                <text:p>-1.03494</text:p>
              </table:table-cell>
              <table:table-cell office:value-type="float" office:value="0.95598">
                <text:p>0.95598</text:p>
              </table:table-cell>
              <table:table-cell office:value-type="float" office:value="0.876509046106639">
                <text:p>0.876509046106639</text:p>
              </table:table-cell>
              <table:table-cell office:value-type="float" office:value="0.000338136700890526">
                <text:p>0.000338136700890526</text:p>
              </table:table-cell>
              <table:table-cell office:value-type="float" office:value="0.87650812023778">
                <text:p>0.87650812023778</text:p>
              </table:table-cell>
              <table:table-cell office:value-type="float" office:value="1.7767526158664E-018">
                <text:p>1.7767526158664E-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4684878839417E+016">
                <text:p>3.84684878839417E+016</text:p>
              </table:table-cell>
              <table:table-cell office:value-type="float" office:value="-1.07572">
                <text:p>-1.07572</text:p>
              </table:table-cell>
              <table:table-cell office:value-type="float" office:value="1.0152">
                <text:p>1.0152</text:p>
              </table:table-cell>
              <table:table-cell office:value-type="float" office:value="0.87131007470691">
                <text:p>0.87131007470691</text:p>
              </table:table-cell>
              <table:table-cell office:value-type="float" office:value="0.00035971329097595">
                <text:p>0.00035971329097595</text:p>
              </table:table-cell>
              <table:table-cell office:value-type="float" office:value="0.871309069238522">
                <text:p>0.871309069238522</text:p>
              </table:table-cell>
              <table:table-cell office:value-type="float" office:value="2.00721584611906E-018">
                <text:p>2.00721584611906E-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6991118430775E+016">
                <text:p>3.76991118430775E+016</text:p>
              </table:table-cell>
              <table:table-cell office:value-type="float" office:value="-1.13853">
                <text:p>-1.13853</text:p>
              </table:table-cell>
              <table:table-cell office:value-type="float" office:value="1.0965">
                <text:p>1.0965</text:p>
              </table:table-cell>
              <table:table-cell office:value-type="float" office:value="0.866003824727807">
                <text:p>0.866003824727807</text:p>
              </table:table-cell>
              <table:table-cell office:value-type="float" office:value="0.000382189133512141">
                <text:p>0.000382189133512141</text:p>
              </table:table-cell>
              <table:table-cell office:value-type="float" office:value="0.866002734633008">
                <text:p>0.866002734633008</text:p>
              </table:table-cell>
              <table:table-cell office:value-type="float" office:value="2.29258016797497E-018">
                <text:p>2.29258016797497E-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69598950916878E+016">
                <text:p>3.69598950916878E+016</text:p>
              </table:table-cell>
              <table:table-cell office:value-type="float" office:value="-1.22262">
                <text:p>-1.22262</text:p>
              </table:table-cell>
              <table:table-cell office:value-type="float" office:value="1.1954">
                <text:p>1.1954</text:p>
              </table:table-cell>
              <table:table-cell office:value-type="float" office:value="0.860590285656962">
                <text:p>0.860590285656962</text:p>
              </table:table-cell>
              <table:table-cell office:value-type="float" office:value="0.000405582641066913">
                <text:p>0.000405582641066913</text:p>
              </table:table-cell>
              <table:table-cell office:value-type="float" office:value="0.860589105701322">
                <text:p>0.860589105701322</text:p>
              </table:table-cell>
              <table:table-cell office:value-type="float" office:value="2.62150558861764E-018">
                <text:p>2.62150558861764E-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2491411697397E+016">
                <text:p>3.62491411697397E+016</text:p>
              </table:table-cell>
              <table:table-cell office:value-type="float" office:value="-1.30798">
                <text:p>-1.30798</text:p>
              </table:table-cell>
              <table:table-cell office:value-type="float" office:value="1.29056">
                <text:p>1.29056</text:p>
              </table:table-cell>
              <table:table-cell office:value-type="float" office:value="0.855069794387235">
                <text:p>0.855069794387235</text:p>
              </table:table-cell>
              <table:table-cell office:value-type="float" office:value="0.000429910684053685">
                <text:p>0.000429910684053685</text:p>
              </table:table-cell>
              <table:table-cell office:value-type="float" office:value="0.855068519130669">
                <text:p>0.855068519130669</text:p>
              </table:table-cell>
              <table:table-cell office:value-type="float" office:value="2.95867136109792E-018">
                <text:p>2.95867136109792E-0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5652164490532E+016">
                <text:p>3.55652164490532E+016</text:p>
              </table:table-cell>
              <table:table-cell office:value-type="float" office:value="-1.42413">
                <text:p>-1.42413</text:p>
              </table:table-cell>
              <table:table-cell office:value-type="float" office:value="1.4151">
                <text:p>1.4151</text:p>
              </table:table-cell>
              <table:table-cell office:value-type="float" office:value="0.849442189371204">
                <text:p>0.849442189371204</text:p>
              </table:table-cell>
              <table:table-cell office:value-type="float" office:value="0.000455192278072032">
                <text:p>0.000455192278072032</text:p>
              </table:table-cell>
              <table:table-cell office:value-type="float" office:value="0.849440813155589">
                <text:p>0.849440813155589</text:p>
              </table:table-cell>
              <table:table-cell office:value-type="float" office:value="3.36549487088791E-018">
                <text:p>3.36549487088791E-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9066129651546E+016">
                <text:p>3.49066129651546E+016</text:p>
              </table:table-cell>
              <table:table-cell office:value-type="float" office:value="-1.51785">
                <text:p>-1.51785</text:p>
              </table:table-cell>
              <table:table-cell office:value-type="float" office:value="1.50975">
                <text:p>1.50975</text:p>
              </table:table-cell>
              <table:table-cell office:value-type="float" office:value="0.843707322801883">
                <text:p>0.843707322801883</text:p>
              </table:table-cell>
              <table:table-cell office:value-type="float" office:value="0.000481446430555363">
                <text:p>0.000481446430555363</text:p>
              </table:table-cell>
              <table:table-cell office:value-type="float" office:value="0.843705839746697">
                <text:p>0.843705839746697</text:p>
              </table:table-cell>
              <table:table-cell office:value-type="float" office:value="3.69393278968921E-018">
                <text:p>3.69393278968921E-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2719484172764E+016">
                <text:p>3.42719484172764E+016</text:p>
              </table:table-cell>
              <table:table-cell office:value-type="float" office:value="-1.6081">
                <text:p>-1.6081</text:p>
              </table:table-cell>
              <table:table-cell office:value-type="float" office:value="1.596">
                <text:p>1.596</text:p>
              </table:table-cell>
              <table:table-cell office:value-type="float" office:value="0.83786517513317">
                <text:p>0.83786517513317</text:p>
              </table:table-cell>
              <table:table-cell office:value-type="float" office:value="0.000508691595935934">
                <text:p>0.000508691595935934</text:p>
              </table:table-cell>
              <table:table-cell office:value-type="float" office:value="0.83786357913342">
                <text:p>0.83786357913342</text:p>
              </table:table-cell>
              <table:table-cell office:value-type="float" office:value="3.9739378651513E-018">
                <text:p>3.9739378651513E-0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659903336504E+016">
                <text:p>3.3659903336504E+016</text:p>
              </table:table-cell>
              <table:table-cell office:value-type="float" office:value="-1.68933">
                <text:p>-1.68933</text:p>
              </table:table-cell>
              <table:table-cell office:value-type="float" office:value="1.67056">
                <text:p>1.67056</text:p>
              </table:table-cell>
              <table:table-cell office:value-type="float" office:value="0.831915366316967">
                <text:p>0.831915366316967</text:p>
              </table:table-cell>
              <table:table-cell office:value-type="float" office:value="0.000536947962814157">
                <text:p>0.000536947962814157</text:p>
              </table:table-cell>
              <table:table-cell office:value-type="float" office:value="0.831913651031587">
                <text:p>0.831913651031587</text:p>
              </table:table-cell>
              <table:table-cell office:value-type="float" office:value="4.23462962743072E-018">
                <text:p>4.23462962743072E-0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0694095813353E+016">
                <text:p>3.30694095813353E+016</text:p>
              </table:table-cell>
              <table:table-cell office:value-type="float" office:value="-1.76698">
                <text:p>-1.76698</text:p>
              </table:table-cell>
              <table:table-cell office:value-type="float" office:value="1.7374">
                <text:p>1.7374</text:p>
              </table:table-cell>
              <table:table-cell office:value-type="float" office:value="0.825859134362504">
                <text:p>0.825859134362504</text:p>
              </table:table-cell>
              <table:table-cell office:value-type="float" office:value="0.000566227958078357">
                <text:p>0.000566227958078357</text:p>
              </table:table-cell>
              <table:table-cell office:value-type="float" office:value="0.825857293243251">
                <text:p>0.825857293243251</text:p>
              </table:table-cell>
              <table:table-cell office:value-type="float" office:value="4.47607933184213E-018">
                <text:p>4.47607933184213E-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4992105147088E+016">
                <text:p>3.24992105147088E+016</text:p>
              </table:table-cell>
              <table:table-cell office:value-type="float" office:value="-1.82199">
                <text:p>-1.82199</text:p>
              </table:table-cell>
              <table:table-cell office:value-type="float" office:value="1.77662">
                <text:p>1.77662</text:p>
              </table:table-cell>
              <table:table-cell office:value-type="float" office:value="0.819694989040819">
                <text:p>0.819694989040819</text:p>
              </table:table-cell>
              <table:table-cell office:value-type="float" office:value="0.000596557124925668">
                <text:p>0.000596557124925668</text:p>
              </table:table-cell>
              <table:table-cell office:value-type="float" office:value="0.819693015272029">
                <text:p>0.819693015272029</text:p>
              </table:table-cell>
              <table:table-cell office:value-type="float" office:value="4.67145135947964E-018">
                <text:p>4.67145135947964E-0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19484264906814E+016">
                <text:p>3.19484264906814E+016</text:p>
              </table:table-cell>
              <table:table-cell office:value-type="float" office:value="-1.86612">
                <text:p>-1.86612</text:p>
              </table:table-cell>
              <table:table-cell office:value-type="float" office:value="1.8011">
                <text:p>1.8011</text:p>
              </table:table-cell>
              <table:table-cell office:value-type="float" office:value="0.813424632103361">
                <text:p>0.813424632103361</text:p>
              </table:table-cell>
              <table:table-cell office:value-type="float" office:value="0.000627945401994031">
                <text:p>0.000627945401994031</text:p>
              </table:table-cell>
              <table:table-cell office:value-type="float" office:value="0.813422518665599">
                <text:p>0.813422518665599</text:p>
              </table:table-cell>
              <table:table-cell office:value-type="float" office:value="4.84716546377398E-018">
                <text:p>4.84716546377398E-0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14159265358979E+016">
                <text:p>3.14159265358979E+016</text:p>
              </table:table-cell>
              <table:table-cell office:value-type="float" office:value="-1.89974">
                <text:p>-1.89974</text:p>
              </table:table-cell>
              <table:table-cell office:value-type="float" office:value="1.80974">
                <text:p>1.80974</text:p>
              </table:table-cell>
              <table:table-cell office:value-type="float" office:value="0.807046198284016">
                <text:p>0.807046198284016</text:p>
              </table:table-cell>
              <table:table-cell office:value-type="float" office:value="0.00066042045874134">
                <text:p>0.00066042045874134</text:p>
              </table:table-cell>
              <table:table-cell office:value-type="float" office:value="0.807043937871531">
                <text:p>0.807043937871531</text:p>
              </table:table-cell>
              <table:table-cell office:value-type="float" office:value="4.99343154279379E-018">
                <text:p>4.99343154279379E-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9008938362684E+016">
                <text:p>3.09008938362684E+016</text:p>
              </table:table-cell>
              <table:table-cell office:value-type="float" office:value="-1.91798">
                <text:p>-1.91798</text:p>
              </table:table-cell>
              <table:table-cell office:value-type="float" office:value="1.80306">
                <text:p>1.80306</text:p>
              </table:table-cell>
              <table:table-cell office:value-type="float" office:value="0.800560659114404">
                <text:p>0.800560659114404</text:p>
              </table:table-cell>
              <table:table-cell office:value-type="float" office:value="0.000693995796090398">
                <text:p>0.000693995796090398</text:p>
              </table:table-cell>
              <table:table-cell office:value-type="float" office:value="0.800558244193843">
                <text:p>0.800558244193843</text:p>
              </table:table-cell>
              <table:table-cell office:value-type="float" office:value="5.13112004804848E-018">
                <text:p>5.13112004804848E-0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04025115777029E+016">
                <text:p>3.04025115777029E+016</text:p>
              </table:table-cell>
              <table:table-cell office:value-type="float" office:value="-1.90622">
                <text:p>-1.90622</text:p>
              </table:table-cell>
              <table:table-cell office:value-type="float" office:value="1.76484">
                <text:p>1.76484</text:p>
              </table:table-cell>
              <table:table-cell office:value-type="float" office:value="0.793968409448102">
                <text:p>0.793968409448102</text:p>
              </table:table-cell>
              <table:table-cell office:value-type="float" office:value="0.000728687641852381">
                <text:p>0.000728687641852381</text:p>
              </table:table-cell>
              <table:table-cell office:value-type="float" office:value="0.793965832242936">
                <text:p>0.793965832242936</text:p>
              </table:table-cell>
              <table:table-cell office:value-type="float" office:value="5.21819747580623E-018">
                <text:p>5.21819747580623E-0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9199001142585E+016">
                <text:p>2.99199001142585E+016</text:p>
              </table:table-cell>
              <table:table-cell office:value-type="float" office:value="-1.89191">
                <text:p>-1.89191</text:p>
              </table:table-cell>
              <table:table-cell office:value-type="float" office:value="1.7295">
                <text:p>1.7295</text:p>
              </table:table-cell>
              <table:table-cell office:value-type="float" office:value="0.787268263587803">
                <text:p>0.787268263587803</text:p>
              </table:table-cell>
              <table:table-cell office:value-type="float" office:value="0.000764520609093717">
                <text:p>0.000764520609093717</text:p>
              </table:table-cell>
              <table:table-cell office:value-type="float" office:value="0.787265516034609">
                <text:p>0.787265516034609</text:p>
              </table:table-cell>
              <table:table-cell office:value-type="float" office:value="5.33260012114841E-018">
                <text:p>5.33260012114841E-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4524311274043E+016">
                <text:p>2.94524311274043E+016</text:p>
              </table:table-cell>
              <table:table-cell office:value-type="float" office:value="-1.87155">
                <text:p>-1.87155</text:p>
              </table:table-cell>
              <table:table-cell office:value-type="float" office:value="1.68922">
                <text:p>1.68922</text:p>
              </table:table-cell>
              <table:table-cell office:value-type="float" office:value="0.780461806608468">
                <text:p>0.780461806608468</text:p>
              </table:table-cell>
              <table:table-cell office:value-type="float" office:value="0.000801504543099108">
                <text:p>0.000801504543099108</text:p>
              </table:table-cell>
              <table:table-cell office:value-type="float" office:value="0.780458880422721">
                <text:p>0.780458880422721</text:p>
              </table:table-cell>
              <table:table-cell office:value-type="float" office:value="5.44148687074915E-018">
                <text:p>5.44148687074915E-0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9992878030505E+016">
                <text:p>2.89992878030505E+016</text:p>
              </table:table-cell>
              <table:table-cell office:value-type="float" office:value="-1.83813">
                <text:p>-1.83813</text:p>
              </table:table-cell>
              <table:table-cell office:value-type="float" office:value="1.6401">
                <text:p>1.6401</text:p>
              </table:table-cell>
              <table:table-cell office:value-type="float" office:value="0.77354728203308">
                <text:p>0.77354728203308</text:p>
              </table:table-cell>
              <table:table-cell office:value-type="float" office:value="0.00083966733202108">
                <text:p>0.00083966733202108</text:p>
              </table:table-cell>
              <table:table-cell office:value-type="float" office:value="0.773544168618347">
                <text:p>0.773544168618347</text:p>
              </table:table-cell>
              <table:table-cell office:value-type="float" office:value="5.54439962018861E-018">
                <text:p>5.54439962018861E-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5599046545195E+016">
                <text:p>2.85599046545195E+016</text:p>
              </table:table-cell>
              <table:table-cell office:value-type="float" office:value="-1.7896">
                <text:p>-1.7896</text:p>
              </table:table-cell>
              <table:table-cell office:value-type="float" office:value="1.596">
                <text:p>1.596</text:p>
              </table:table-cell>
              <table:table-cell office:value-type="float" office:value="0.766526007345199">
                <text:p>0.766526007345199</text:p>
              </table:table-cell>
              <table:table-cell office:value-type="float" office:value="0.000879020105167497">
                <text:p>0.000879020105167497</text:p>
              </table:table-cell>
              <table:table-cell office:value-type="float" office:value="0.766522697870184">
                <text:p>0.766522697870184</text:p>
              </table:table-cell>
              <table:table-cell office:value-type="float" office:value="5.7225019994949E-018">
                <text:p>5.7225019994949E-0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81336533632804E+016">
                <text:p>2.81336533632804E+016</text:p>
              </table:table-cell>
              <table:table-cell office:value-type="float" office:value="-1.74726">
                <text:p>-1.74726</text:p>
              </table:table-cell>
              <table:table-cell office:value-type="float" office:value="1.5615">
                <text:p>1.5615</text:p>
              </table:table-cell>
              <table:table-cell office:value-type="float" office:value="0.759397816426633">
                <text:p>0.759397816426633</text:p>
              </table:table-cell>
              <table:table-cell office:value-type="float" office:value="0.000919582046480226">
                <text:p>0.000919582046480226</text:p>
              </table:table-cell>
              <table:table-cell office:value-type="float" office:value="0.759394301782137">
                <text:p>0.759394301782137</text:p>
              </table:table-cell>
              <table:table-cell office:value-type="float" office:value="5.93525314352303E-018">
                <text:p>5.93525314352303E-0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7199056108026E+016">
                <text:p>2.77199056108026E+016</text:p>
              </table:table-cell>
              <table:table-cell office:value-type="float" office:value="-1.69742">
                <text:p>-1.69742</text:p>
              </table:table-cell>
              <table:table-cell office:value-type="float" office:value="1.52102">
                <text:p>1.52102</text:p>
              </table:table-cell>
              <table:table-cell office:value-type="float" office:value="0.75216185847459">
                <text:p>0.75216185847459</text:p>
              </table:table-cell>
              <table:table-cell office:value-type="float" office:value="0.000961376380705589">
                <text:p>0.000961376380705589</text:p>
              </table:table-cell>
              <table:table-cell office:value-type="float" office:value="0.75215812924817">
                <text:p>0.75215812924817</text:p>
              </table:table-cell>
              <table:table-cell office:value-type="float" office:value="6.14242225774944E-018">
                <text:p>6.14242225774944E-0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3182215741146E+016">
                <text:p>2.73182215741146E+016</text:p>
              </table:table-cell>
              <table:table-cell office:value-type="float" office:value="-1.64614">
                <text:p>-1.64614</text:p>
              </table:table-cell>
              <table:table-cell office:value-type="float" office:value="1.47968">
                <text:p>1.47968</text:p>
              </table:table-cell>
              <table:table-cell office:value-type="float" office:value="0.744820020612781">
                <text:p>0.744820020612781</text:p>
              </table:table-cell>
              <table:table-cell office:value-type="float" office:value="0.00100441045865851">
                <text:p>0.00100441045865851</text:p>
              </table:table-cell>
              <table:table-cell office:value-type="float" office:value="0.744816067166386">
                <text:p>0.744816067166386</text:p>
              </table:table-cell>
              <table:table-cell office:value-type="float" office:value="6.35199014899568E-018">
                <text:p>6.35199014899568E-0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9279101028326E+016">
                <text:p>2.69279101028326E+016</text:p>
              </table:table-cell>
              <table:table-cell office:value-type="float" office:value="-1.61531">
                <text:p>-1.61531</text:p>
              </table:table-cell>
              <table:table-cell office:value-type="float" office:value="1.4577">
                <text:p>1.4577</text:p>
              </table:table-cell>
              <table:table-cell office:value-type="float" office:value="0.737369022302854">
                <text:p>0.737369022302854</text:p>
              </table:table-cell>
              <table:table-cell office:value-type="float" office:value="0.00104872193820906">
                <text:p>0.00104872193820906</text:p>
              </table:table-cell>
              <table:table-cell office:value-type="float" office:value="0.737364834610628">
                <text:p>0.737364834610628</text:p>
              </table:table-cell>
              <table:table-cell office:value-type="float" office:value="6.61271674831027E-018">
                <text:p>6.61271674831027E-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5486570376913E+016">
                <text:p>2.65486570376913E+016</text:p>
              </table:table-cell>
              <table:table-cell office:value-type="float" office:value="-1.586">
                <text:p>-1.586</text:p>
              </table:table-cell>
              <table:table-cell office:value-type="float" office:value="1.4416">
                <text:p>1.4416</text:p>
              </table:table-cell>
              <table:table-cell office:value-type="float" office:value="0.729812076076534">
                <text:p>0.729812076076534</text:p>
              </table:table-cell>
              <table:table-cell office:value-type="float" office:value="0.00109431015274186">
                <text:p>0.00109431015274186</text:p>
              </table:table-cell>
              <table:table-cell office:value-type="float" office:value="0.72980764392171">
                <text:p>0.72980764392171</text:p>
              </table:table-cell>
              <table:table-cell office:value-type="float" office:value="6.92053092826478E-018">
                <text:p>6.92053092826478E-0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179959723866E+016">
                <text:p>2.6179959723866E+016</text:p>
              </table:table-cell>
              <table:table-cell office:value-type="float" office:value="-1.57173">
                <text:p>-1.57173</text:p>
              </table:table-cell>
              <table:table-cell office:value-type="float" office:value="1.4385">
                <text:p>1.4385</text:p>
              </table:table-cell>
              <table:table-cell office:value-type="float" office:value="0.72214840225741">
                <text:p>0.72214840225741</text:p>
              </table:table-cell>
              <table:table-cell office:value-type="float" office:value="0.00114119793160202">
                <text:p>0.00114119793160202</text:p>
              </table:table-cell>
              <table:table-cell office:value-type="float" office:value="0.72214371510524">
                <text:p>0.72214371510524</text:p>
              </table:table-cell>
              <table:table-cell office:value-type="float" office:value="7.27012406284955E-018">
                <text:p>7.27012406284955E-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8213155065322E+016">
                <text:p>2.58213155065322E+016</text:p>
              </table:table-cell>
              <table:table-cell office:value-type="float" office:value="-1.56186">
                <text:p>-1.56186</text:p>
              </table:table-cell>
              <table:table-cell office:value-type="float" office:value="1.43796">
                <text:p>1.43796</text:p>
              </table:table-cell>
              <table:table-cell office:value-type="float" office:value="0.71437651547076">
                <text:p>0.71437651547076</text:p>
              </table:table-cell>
              <table:table-cell office:value-type="float" office:value="0.00118941277913526">
                <text:p>0.00118941277913526</text:p>
              </table:table-cell>
              <table:table-cell office:value-type="float" office:value="0.714371562437008">
                <text:p>0.714371562437008</text:p>
              </table:table-cell>
              <table:table-cell office:value-type="float" office:value="7.63259415921729E-018">
                <text:p>7.63259415921729E-0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54723473945714E+016">
                <text:p>2.54723473945714E+016</text:p>
              </table:table-cell>
              <table:table-cell office:value-type="float" office:value="-1.56325">
                <text:p>-1.56325</text:p>
              </table:table-cell>
              <table:table-cell office:value-type="float" office:value="1.44697">
                <text:p>1.44697</text:p>
              </table:table-cell>
              <table:table-cell office:value-type="float" office:value="0.706497033007999">
                <text:p>0.706497033007999</text:p>
              </table:table-cell>
              <table:table-cell office:value-type="float" office:value="0.00123896939404454">
                <text:p>0.00123896939404454</text:p>
              </table:table-cell>
              <table:table-cell office:value-type="float" office:value="0.706491802924041">
                <text:p>0.706491802924041</text:p>
              </table:table-cell>
              <table:table-cell office:value-type="float" office:value="8.03126661995597E-018">
                <text:p>8.03126661995597E-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51327412287183E+016">
                <text:p>2.51327412287183E+016</text:p>
              </table:table-cell>
              <table:table-cell office:value-type="float" office:value="-1.5627">
                <text:p>-1.5627</text:p>
              </table:table-cell>
              <table:table-cell office:value-type="float" office:value="1.45446">
                <text:p>1.45446</text:p>
              </table:table-cell>
              <table:table-cell office:value-type="float" office:value="0.69851167147307">
                <text:p>0.69851167147307</text:p>
              </table:table-cell>
              <table:table-cell office:value-type="float" office:value="0.00128987520885952">
                <text:p>0.00128987520885952</text:p>
              </table:table-cell>
              <table:table-cell office:value-type="float" office:value="0.698506152924268">
                <text:p>0.698506152924268</text:p>
              </table:table-cell>
              <table:table-cell office:value-type="float" office:value="8.4452255490055E-018">
                <text:p>8.4452255490055E-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48020571860015E+016">
                <text:p>2.48020571860015E+016</text:p>
              </table:table-cell>
              <table:table-cell office:value-type="float" office:value="-1.56927">
                <text:p>-1.56927</text:p>
              </table:table-cell>
              <table:table-cell office:value-type="float" office:value="1.46878">
                <text:p>1.46878</text:p>
              </table:table-cell>
              <table:table-cell office:value-type="float" office:value="0.690418784563967">
                <text:p>0.690418784563967</text:p>
              </table:table-cell>
              <table:table-cell office:value-type="float" office:value="0.0013421589380838">
                <text:p>0.0013421589380838</text:p>
              </table:table-cell>
              <table:table-cell office:value-type="float" office:value="0.69041296576578">
                <text:p>0.69041296576578</text:p>
              </table:table-cell>
              <table:table-cell office:value-type="float" office:value="8.89988897911195E-018">
                <text:p>8.89988897911195E-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4799182753024E+016">
                <text:p>2.44799182753024E+016</text:p>
              </table:table-cell>
              <table:table-cell office:value-type="float" office:value="-1.57724">
                <text:p>-1.57724</text:p>
              </table:table-cell>
              <table:table-cell office:value-type="float" office:value="1.48176">
                <text:p>1.48176</text:p>
              </table:table-cell>
              <table:table-cell office:value-type="float" office:value="0.682217581058519">
                <text:p>0.682217581058519</text:p>
              </table:table-cell>
              <table:table-cell office:value-type="float" office:value="0.0013958442258701">
                <text:p>0.0013958442258701</text:p>
              </table:table-cell>
              <table:table-cell office:value-type="float" office:value="0.68221144987886">
                <text:p>0.68221144987886</text:p>
              </table:table-cell>
              <table:table-cell office:value-type="float" office:value="9.3467532658417E-018">
                <text:p>9.3467532658417E-0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1660731692088E+016">
                <text:p>2.41660731692088E+016</text:p>
              </table:table-cell>
              <table:table-cell office:value-type="float" office:value="-1.58968">
                <text:p>-1.58968</text:p>
              </table:table-cell>
              <table:table-cell office:value-type="float" office:value="1.50088">
                <text:p>1.50088</text:p>
              </table:table-cell>
              <table:table-cell office:value-type="float" office:value="0.673910058748158">
                <text:p>0.673910058748158</text:p>
              </table:table-cell>
              <table:table-cell office:value-type="float" office:value="0.00145093637256238">
                <text:p>0.00145093637256238</text:p>
              </table:table-cell>
              <table:table-cell office:value-type="float" office:value="0.673903602810421">
                <text:p>0.673903602810421</text:p>
              </table:table-cell>
              <table:table-cell office:value-type="float" office:value="9.8506020519587E-018">
                <text:p>9.8506020519587E-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8602077084553E+016">
                <text:p>2.38602077084553E+016</text:p>
              </table:table-cell>
              <table:table-cell office:value-type="float" office:value="-1.6029">
                <text:p>-1.6029</text:p>
              </table:table-cell>
              <table:table-cell office:value-type="float" office:value="1.51938">
                <text:p>1.51938</text:p>
              </table:table-cell>
              <table:table-cell office:value-type="float" office:value="0.665496310037433">
                <text:p>0.665496310037433</text:p>
              </table:table-cell>
              <table:table-cell office:value-type="float" office:value="0.00150745287489289">
                <text:p>0.00150745287489289</text:p>
              </table:table-cell>
              <table:table-cell office:value-type="float" office:value="0.665489516646991">
                <text:p>0.665489516646991</text:p>
              </table:table-cell>
              <table:table-cell office:value-type="float" office:value="1.0360481778634E-017">
                <text:p>1.0360481778634E-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5619449019234E+016">
                <text:p>2.35619449019234E+016</text:p>
              </table:table-cell>
              <table:table-cell office:value-type="float" office:value="-1.61387">
                <text:p>-1.61387</text:p>
              </table:table-cell>
              <table:table-cell office:value-type="float" office:value="1.53321">
                <text:p>1.53321</text:p>
              </table:table-cell>
              <table:table-cell office:value-type="float" office:value="0.656974144615112">
                <text:p>0.656974144615112</text:p>
              </table:table-cell>
              <table:table-cell office:value-type="float" office:value="0.00156542682416719">
                <text:p>0.00156542682416719</text:p>
              </table:table-cell>
              <table:table-cell office:value-type="float" office:value="0.6569670006605">
                <text:p>0.6569670006605</text:p>
              </table:table-cell>
              <table:table-cell office:value-type="float" office:value="1.08462856343861E-017">
                <text:p>1.08462856343861E-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271033422201E+016">
                <text:p>2.3271033422201E+016</text:p>
              </table:table-cell>
              <table:table-cell office:value-type="float" office:value="-1.6264">
                <text:p>-1.6264</text:p>
              </table:table-cell>
              <table:table-cell office:value-type="float" office:value="1.54912">
                <text:p>1.54912</text:p>
              </table:table-cell>
              <table:table-cell office:value-type="float" office:value="0.64834438137685">
                <text:p>0.64834438137685</text:p>
              </table:table-cell>
              <table:table-cell office:value-type="float" office:value="0.00162487120464287">
                <text:p>0.00162487120464287</text:p>
              </table:table-cell>
              <table:table-cell office:value-type="float" office:value="0.648336873444964">
                <text:p>0.648336873444964</text:p>
              </table:table-cell>
              <table:table-cell office:value-type="float" office:value="1.13639418744978E-017">
                <text:p>1.13639418744978E-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9872847737288E+016">
                <text:p>2.29872847737288E+016</text:p>
              </table:table-cell>
              <table:table-cell office:value-type="float" office:value="-1.64317">
                <text:p>-1.64317</text:p>
              </table:table-cell>
              <table:table-cell office:value-type="float" office:value="1.56809">
                <text:p>1.56809</text:p>
              </table:table-cell>
              <table:table-cell office:value-type="float" office:value="0.639609513364319">
                <text:p>0.639609513364319</text:p>
              </table:table-cell>
              <table:table-cell office:value-type="float" office:value="0.0016857869735851">
                <text:p>0.0016857869735851</text:p>
              </table:table-cell>
              <table:table-cell office:value-type="float" office:value="0.639601627812881">
                <text:p>0.639601627812881</text:p>
              </table:table-cell>
              <table:table-cell office:value-type="float" office:value="1.18997248775829E-017">
                <text:p>1.18997248775829E-0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7103219653883E+016">
                <text:p>2.27103219653883E+016</text:p>
              </table:table-cell>
              <table:table-cell office:value-type="float" office:value="-1.66059">
                <text:p>-1.66059</text:p>
              </table:table-cell>
              <table:table-cell office:value-type="float" office:value="1.58661">
                <text:p>1.58661</text:p>
              </table:table-cell>
              <table:table-cell office:value-type="float" office:value="0.630765855958696">
                <text:p>0.630765855958696</text:p>
              </table:table-cell>
              <table:table-cell office:value-type="float" office:value="0.0017482181095443">
                <text:p>0.0017482181095443</text:p>
              </table:table-cell>
              <table:table-cell office:value-type="float" office:value="0.630757578645755">
                <text:p>0.630757578645755</text:p>
              </table:table-cell>
              <table:table-cell office:value-type="float" office:value="1.24379765626615E-017">
                <text:p>1.24379765626615E-0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4399565016204E+016">
                <text:p>2.24399565016204E+016</text:p>
              </table:table-cell>
              <table:table-cell office:value-type="float" office:value="-1.67658">
                <text:p>-1.67658</text:p>
              </table:table-cell>
              <table:table-cell office:value-type="float" office:value="1.60314">
                <text:p>1.60314</text:p>
              </table:table-cell>
              <table:table-cell office:value-type="float" office:value="0.621815104272178">
                <text:p>0.621815104272178</text:p>
              </table:table-cell>
              <table:table-cell office:value-type="float" office:value="0.00181217118439789">
                <text:p>0.00181217118439789</text:p>
              </table:table-cell>
              <table:table-cell office:value-type="float" office:value="0.621806420783127">
                <text:p>0.621806420783127</text:p>
              </table:table-cell>
              <table:table-cell office:value-type="float" office:value="1.29772558149105E-017">
                <text:p>1.29772558149105E-0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1759370550127E+016">
                <text:p>2.21759370550127E+016</text:p>
              </table:table-cell>
              <table:table-cell office:value-type="float" office:value="-1.69893">
                <text:p>-1.69893</text:p>
              </table:table-cell>
              <table:table-cell office:value-type="float" office:value="1.6244">
                <text:p>1.6244</text:p>
              </table:table-cell>
              <table:table-cell office:value-type="float" office:value="0.612756620296002">
                <text:p>0.612756620296002</text:p>
              </table:table-cell>
              <table:table-cell office:value-type="float" office:value="0.00187766915928539">
                <text:p>0.00187766915928539</text:p>
              </table:table-cell>
              <table:table-cell office:value-type="float" office:value="0.612747515837007">
                <text:p>0.612747515837007</text:p>
              </table:table-cell>
              <table:table-cell office:value-type="float" office:value="1.35336186462741E-017">
                <text:p>1.35336186462741E-0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9180751300061E+016">
                <text:p>2.19180751300061E+016</text:p>
              </table:table-cell>
              <table:table-cell office:value-type="float" office:value="-1.71721">
                <text:p>-1.71721</text:p>
              </table:table-cell>
              <table:table-cell office:value-type="float" office:value="1.64268">
                <text:p>1.64268</text:p>
              </table:table-cell>
              <table:table-cell office:value-type="float" office:value="0.603591554959757">
                <text:p>0.603591554959757</text:p>
              </table:table-cell>
              <table:table-cell office:value-type="float" office:value="0.00194472204926738">
                <text:p>0.00194472204926738</text:p>
              </table:table-cell>
              <table:table-cell office:value-type="float" office:value="0.603582014436853">
                <text:p>0.603582014436853</text:p>
              </table:table-cell>
              <table:table-cell office:value-type="float" office:value="1.41073532646098E-017">
                <text:p>1.41073532646098E-0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6661822310412E+016">
                <text:p>2.16661822310412E+016</text:p>
              </table:table-cell>
              <table:table-cell office:value-type="float" office:value="-1.74038">
                <text:p>-1.74038</text:p>
              </table:table-cell>
              <table:table-cell office:value-type="float" office:value="1.66365">
                <text:p>1.66365</text:p>
              </table:table-cell>
              <table:table-cell office:value-type="float" office:value="0.594320845019935">
                <text:p>0.594320845019935</text:p>
              </table:table-cell>
              <table:table-cell office:value-type="float" office:value="0.00201334106991351">
                <text:p>0.00201334106991351</text:p>
              </table:table-cell>
              <table:table-cell office:value-type="float" office:value="0.594310853029432">
                <text:p>0.594310853029432</text:p>
              </table:table-cell>
              <table:table-cell office:value-type="float" office:value="1.46800339733707E-017">
                <text:p>1.46800339733707E-0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4199441988529E+016">
                <text:p>2.14199441988529E+016</text:p>
              </table:table-cell>
              <table:table-cell office:value-type="float" office:value="-1.76742">
                <text:p>-1.76742</text:p>
              </table:table-cell>
              <table:table-cell office:value-type="float" office:value="1.68846">
                <text:p>1.68846</text:p>
              </table:table-cell>
              <table:table-cell office:value-type="float" office:value="0.584940308857852">
                <text:p>0.584940308857852</text:p>
              </table:table-cell>
              <table:table-cell office:value-type="float" office:value="0.00208357565743566">
                <text:p>0.00208357565743566</text:p>
              </table:table-cell>
              <table:table-cell office:value-type="float" office:value="0.584929849428491">
                <text:p>0.584929849428491</text:p>
              </table:table-cell>
              <table:table-cell office:value-type="float" office:value="1.52890383728665E-017">
                <text:p>1.52890383728665E-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1792982015879E+016">
                <text:p>2.11792982015879E+016</text:p>
              </table:table-cell>
              <table:table-cell office:value-type="float" office:value="-1.79525">
                <text:p>-1.79525</text:p>
              </table:table-cell>
              <table:table-cell office:value-type="float" office:value="1.71288">
                <text:p>1.71288</text:p>
              </table:table-cell>
              <table:table-cell office:value-type="float" office:value="0.575454884787759">
                <text:p>0.575454884787759</text:p>
              </table:table-cell>
              <table:table-cell office:value-type="float" office:value="0.00215540722614645">
                <text:p>0.00215540722614645</text:p>
              </table:table-cell>
              <table:table-cell office:value-type="float" office:value="0.575443941827531">
                <text:p>0.575443941827531</text:p>
              </table:table-cell>
              <table:table-cell office:value-type="float" office:value="1.58963224808613E-017">
                <text:p>1.58963224808613E-0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9439300799809E+016">
                <text:p>2.09439300799809E+016</text:p>
              </table:table-cell>
              <table:table-cell office:value-type="float" office:value="-1.8249">
                <text:p>-1.8249</text:p>
              </table:table-cell>
              <table:table-cell office:value-type="float" office:value="1.73964">
                <text:p>1.73964</text:p>
              </table:table-cell>
              <table:table-cell office:value-type="float" office:value="0.565859435123772">
                <text:p>0.565859435123772</text:p>
              </table:table-cell>
              <table:table-cell office:value-type="float" office:value="0.0022288930965305">
                <text:p>0.0022288930965305</text:p>
              </table:table-cell>
              <table:table-cell office:value-type="float" office:value="0.565847991907363">
                <text:p>0.565847991907363</text:p>
              </table:table-cell>
              <table:table-cell office:value-type="float" office:value="1.65419432329503E-017">
                <text:p>1.65419432329503E-0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7137770021789E+016">
                <text:p>2.07137770021789E+016</text:p>
              </table:table-cell>
              <table:table-cell office:value-type="float" office:value="-1.8516">
                <text:p>-1.8516</text:p>
              </table:table-cell>
              <table:table-cell office:value-type="float" office:value="1.7622">
                <text:p>1.7622</text:p>
              </table:table-cell>
              <table:table-cell office:value-type="float" office:value="0.55615853082814">
                <text:p>0.55615853082814</text:p>
              </table:table-cell>
              <table:table-cell office:value-type="float" office:value="0.0023040167494921">
                <text:p>0.0023040167494921</text:p>
              </table:table-cell>
              <table:table-cell office:value-type="float" office:value="0.55614657049196">
                <text:p>0.55614657049196</text:p>
              </table:table-cell>
              <table:table-cell office:value-type="float" office:value="1.71637744771773E-017">
                <text:p>1.71637744771773E-0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04886504726227E+016">
                <text:p>2.04886504726227E+016</text:p>
              </table:table-cell>
              <table:table-cell office:value-type="float" office:value="-1.88174">
                <text:p>-1.88174</text:p>
              </table:table-cell>
              <table:table-cell office:value-type="float" office:value="1.78932">
                <text:p>1.78932</text:p>
              </table:table-cell>
              <table:table-cell office:value-type="float" office:value="0.546351474080478">
                <text:p>0.546351474080478</text:p>
              </table:table-cell>
              <table:table-cell office:value-type="float" office:value="0.0023808015786289">
                <text:p>0.0023808015786289</text:p>
              </table:table-cell>
              <table:table-cell office:value-type="float" office:value="0.546338979349793">
                <text:p>0.546338979349793</text:p>
              </table:table-cell>
              <table:table-cell office:value-type="float" office:value="1.78465040014547E-017">
                <text:p>1.78465040014547E-0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0268361995753E+016">
                <text:p>2.0268361995753E+016</text:p>
              </table:table-cell>
              <table:table-cell office:value-type="float" office:value="-1.91112">
                <text:p>-1.91112</text:p>
              </table:table-cell>
              <table:table-cell office:value-type="float" office:value="1.81378">
                <text:p>1.81378</text:p>
              </table:table-cell>
              <table:table-cell office:value-type="float" office:value="0.536437127447164">
                <text:p>0.536437127447164</text:p>
              </table:table-cell>
              <table:table-cell office:value-type="float" office:value="0.00245927471481988">
                <text:p>0.00245927471481988</text:p>
              </table:table-cell>
              <table:table-cell office:value-type="float" office:value="0.53642408060394">
                <text:p>0.53642408060394</text:p>
              </table:table-cell>
              <table:table-cell office:value-type="float" office:value="1.85033659291262E-017">
                <text:p>1.85033659291262E-0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00527230760106E+016">
                <text:p>2.00527230760106E+016</text:p>
              </table:table-cell>
              <table:table-cell office:value-type="float" office:value="-1.94303">
                <text:p>-1.94303</text:p>
              </table:table-cell>
              <table:table-cell office:value-type="float" office:value="1.83999">
                <text:p>1.83999</text:p>
              </table:table-cell>
              <table:table-cell office:value-type="float" office:value="0.526413871881264">
                <text:p>0.526413871881264</text:p>
              </table:table-cell>
              <table:table-cell office:value-type="float" office:value="0.00253946755209421">
                <text:p>0.00253946755209421</text:p>
              </table:table-cell>
              <table:table-cell office:value-type="float" office:value="0.526400254726823">
                <text:p>0.526400254726823</text:p>
              </table:table-cell>
              <table:table-cell office:value-type="float" office:value="1.91775945692822E-017">
                <text:p>1.91775945692822E-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8416080496893E+016">
                <text:p>1.98416080496893E+016</text:p>
              </table:table-cell>
              <table:table-cell office:value-type="float" office:value="-1.97754">
                <text:p>-1.97754</text:p>
              </table:table-cell>
              <table:table-cell office:value-type="float" office:value="1.86798">
                <text:p>1.86798</text:p>
              </table:table-cell>
              <table:table-cell office:value-type="float" office:value="0.516282626839543">
                <text:p>0.516282626839543</text:p>
              </table:table-cell>
              <table:table-cell office:value-type="float" office:value="0.00262139140334223">
                <text:p>0.00262139140334223</text:p>
              </table:table-cell>
              <table:table-cell office:value-type="float" office:value="0.516268420831509">
                <text:p>0.516268420831509</text:p>
              </table:table-cell>
              <table:table-cell office:value-type="float" office:value="1.9869419657672E-017">
                <text:p>1.9869419657672E-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6349540849362E+016">
                <text:p>1.96349540849362E+016</text:p>
              </table:table-cell>
              <table:table-cell office:value-type="float" office:value="-2.01404">
                <text:p>-2.01404</text:p>
              </table:table-cell>
              <table:table-cell office:value-type="float" office:value="1.89844">
                <text:p>1.89844</text:p>
              </table:table-cell>
              <table:table-cell office:value-type="float" office:value="0.506047294519664">
                <text:p>0.506047294519664</text:p>
              </table:table-cell>
              <table:table-cell office:value-type="float" office:value="0.00270503276493112">
                <text:p>0.00270503276493112</text:p>
              </table:table-cell>
              <table:table-cell office:value-type="float" office:value="0.506032480951121">
                <text:p>0.506032480951121</text:p>
              </table:table-cell>
              <table:table-cell office:value-type="float" office:value="2.06040409542596E-017">
                <text:p>2.06040409542596E-0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4325098543389E+016">
                <text:p>1.94325098543389E+016</text:p>
              </table:table-cell>
              <table:table-cell office:value-type="float" office:value="-2.04623">
                <text:p>-2.04623</text:p>
              </table:table-cell>
              <table:table-cell office:value-type="float" office:value="1.92582">
                <text:p>1.92582</text:p>
              </table:table-cell>
              <table:table-cell office:value-type="float" office:value="0.495702189527666">
                <text:p>0.495702189527666</text:p>
              </table:table-cell>
              <table:table-cell office:value-type="float" office:value="0.00279045637568135">
                <text:p>0.00279045637568135</text:p>
              </table:table-cell>
              <table:table-cell office:value-type="float" office:value="0.495686748955403">
                <text:p>0.495686748955403</text:p>
              </table:table-cell>
              <table:table-cell office:value-type="float" office:value="2.13585279884487E-017">
                <text:p>2.13585279884487E-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2342125260443E+016">
                <text:p>1.92342125260443E+016</text:p>
              </table:table-cell>
              <table:table-cell office:value-type="float" office:value="-2.07468">
                <text:p>-2.07468</text:p>
              </table:table-cell>
              <table:table-cell office:value-type="float" office:value="1.94936">
                <text:p>1.94936</text:p>
              </table:table-cell>
              <table:table-cell office:value-type="float" office:value="0.485250682610989">
                <text:p>0.485250682610989</text:p>
              </table:table-cell>
              <table:table-cell office:value-type="float" office:value="0.0028776529785981">
                <text:p>0.0028776529785981</text:p>
              </table:table-cell>
              <table:table-cell office:value-type="float" office:value="0.485234595388752">
                <text:p>0.485234595388752</text:p>
              </table:table-cell>
              <table:table-cell office:value-type="float" office:value="2.2106245505666E-017">
                <text:p>2.2106245505666E-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0399364363463E+016">
                <text:p>1.90399364363463E+016</text:p>
              </table:table-cell>
              <table:table-cell office:value-type="float" office:value="-2.10666">
                <text:p>-2.10666</text:p>
              </table:table-cell>
              <table:table-cell office:value-type="float" office:value="1.97778">
                <text:p>1.97778</text:p>
              </table:table-cell>
              <table:table-cell office:value-type="float" office:value="0.474692824128321">
                <text:p>0.474692824128321</text:p>
              </table:table-cell>
              <table:table-cell office:value-type="float" office:value="0.00296664029082685">
                <text:p>0.00296664029082685</text:p>
              </table:table-cell>
              <table:table-cell office:value-type="float" office:value="0.474676070207911">
                <text:p>0.474676070207911</text:p>
              </table:table-cell>
              <table:table-cell office:value-type="float" office:value="2.29278173861907E-017">
                <text:p>2.29278173861907E-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88495559215388E+016">
                <text:p>1.88495559215388E+016</text:p>
              </table:table-cell>
              <table:table-cell office:value-type="float" office:value="-2.1389">
                <text:p>-2.1389</text:p>
              </table:table-cell>
              <table:table-cell office:value-type="float" office:value="2.0064">
                <text:p>2.0064</text:p>
              </table:table-cell>
              <table:table-cell office:value-type="float" office:value="0.464028379623162">
                <text:p>0.464028379623162</text:p>
              </table:table-cell>
              <table:table-cell office:value-type="float" office:value="0.00305743844946044">
                <text:p>0.00305743844946044</text:p>
              </table:table-cell>
              <table:table-cell office:value-type="float" office:value="0.464010938532035">
                <text:p>0.464010938532035</text:p>
              </table:table-cell>
              <table:table-cell office:value-type="float" office:value="2.3771745989793E-017">
                <text:p>2.3771745989793E-0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6629453179155E+016">
                <text:p>1.86629453179155E+016</text:p>
              </table:table-cell>
              <table:table-cell office:value-type="float" office:value="-2.16581">
                <text:p>-2.16581</text:p>
              </table:table-cell>
              <table:table-cell office:value-type="float" office:value="2.03259">
                <text:p>2.03259</text:p>
              </table:table-cell>
              <table:table-cell office:value-type="float" office:value="0.453256801104667">
                <text:p>0.453256801104667</text:p>
              </table:table-cell>
              <table:table-cell office:value-type="float" office:value="0.00315007038158296">
                <text:p>0.00315007038158296</text:p>
              </table:table-cell>
              <table:table-cell office:value-type="float" office:value="0.453238651919768">
                <text:p>0.453238651919768</text:p>
              </table:table-cell>
              <table:table-cell office:value-type="float" office:value="2.4667759951138E-017">
                <text:p>2.4667759951138E-0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4799789617705E+016">
                <text:p>1.84799789617705E+016</text:p>
              </table:table-cell>
              <table:table-cell office:value-type="float" office:value="-2.1832">
                <text:p>-2.1832</text:p>
              </table:table-cell>
              <table:table-cell office:value-type="float" office:value="2.05216">
                <text:p>2.05216</text:p>
              </table:table-cell>
              <table:table-cell office:value-type="float" office:value="0.442377197472074">
                <text:p>0.442377197472074</text:p>
              </table:table-cell>
              <table:table-cell office:value-type="float" office:value="0.00324456219653026">
                <text:p>0.00324456219653026</text:p>
              </table:table-cell>
              <table:table-cell office:value-type="float" office:value="0.442358318789568">
                <text:p>0.442358318789568</text:p>
              </table:table-cell>
              <table:table-cell office:value-type="float" office:value="2.55887816022244E-017">
                <text:p>2.55887816022244E-0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3005311893974E+016">
                <text:p>1.83005311893974E+016</text:p>
              </table:table-cell>
              <table:table-cell office:value-type="float" office:value="-2.19898">
                <text:p>-2.19898</text:p>
              </table:table-cell>
              <table:table-cell office:value-type="float" office:value="2.06938">
                <text:p>2.06938</text:p>
              </table:table-cell>
              <table:table-cell office:value-type="float" office:value="0.431388304065647">
                <text:p>0.431388304065647</text:p>
              </table:table-cell>
              <table:table-cell office:value-type="float" office:value="0.00334094360108023">
                <text:p>0.00334094360108023</text:p>
              </table:table-cell>
              <table:table-cell office:value-type="float" office:value="0.431368673966186">
                <text:p>0.431368673966186</text:p>
              </table:table-cell>
              <table:table-cell office:value-type="float" office:value="2.65042864650758E-017">
                <text:p>2.65042864650758E-0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1246020007964E+016">
                <text:p>1.81246020007964E+016</text:p>
              </table:table-cell>
              <table:table-cell office:value-type="float" office:value="-2.21583">
                <text:p>-2.21583</text:p>
              </table:table-cell>
              <table:table-cell office:value-type="float" office:value="2.0898">
                <text:p>2.0898</text:p>
              </table:table-cell>
              <table:table-cell office:value-type="float" office:value="0.42029648965925">
                <text:p>0.42029648965925</text:p>
              </table:table-cell>
              <table:table-cell office:value-type="float" office:value="0.00343917680435626">
                <text:p>0.00343917680435626</text:p>
              </table:table-cell>
              <table:table-cell office:value-type="float" office:value="0.420276086234257">
                <text:p>0.420276086234257</text:p>
              </table:table-cell>
              <table:table-cell office:value-type="float" office:value="2.75075042098377E-017">
                <text:p>2.75075042098377E-0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9519400685551E+016">
                <text:p>1.79519400685551E+016</text:p>
              </table:table-cell>
              <table:table-cell office:value-type="float" office:value="-2.22931">
                <text:p>-2.22931</text:p>
              </table:table-cell>
              <table:table-cell office:value-type="float" office:value="2.10541">
                <text:p>2.10541</text:p>
              </table:table-cell>
              <table:table-cell office:value-type="float" office:value="0.409092077643274">
                <text:p>0.409092077643274</text:p>
              </table:table-cell>
              <table:table-cell office:value-type="float" office:value="0.00353936599789634">
                <text:p>0.00353936599789634</text:p>
              </table:table-cell>
              <table:table-cell office:value-type="float" office:value="0.409070877873914">
                <text:p>0.409070877873914</text:p>
              </table:table-cell>
              <table:table-cell office:value-type="float" office:value="2.84734512641566E-017">
                <text:p>2.84734512641566E-0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7826082245266E+016">
                <text:p>1.77826082245266E+016</text:p>
              </table:table-cell>
              <table:table-cell office:value-type="float" office:value="-2.23799">
                <text:p>-2.23799</text:p>
              </table:table-cell>
              <table:table-cell office:value-type="float" office:value="2.11758">
                <text:p>2.11758</text:p>
              </table:table-cell>
              <table:table-cell office:value-type="float" office:value="0.397785271468399">
                <text:p>0.397785271468399</text:p>
              </table:table-cell>
              <table:table-cell office:value-type="float" office:value="0.00364143836874313">
                <text:p>0.00364143836874313</text:p>
              </table:table-cell>
              <table:table-cell office:value-type="float" office:value="0.397763252622355">
                <text:p>0.397763252622355</text:p>
              </table:table-cell>
              <table:table-cell office:value-type="float" office:value="2.94639550960753E-017">
                <text:p>2.94639550960753E-0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6164179731517E+016">
                <text:p>1.76164179731517E+016</text:p>
              </table:table-cell>
              <table:table-cell office:value-type="float" office:value="-2.25441">
                <text:p>-2.25441</text:p>
              </table:table-cell>
              <table:table-cell office:value-type="float" office:value="2.13881">
                <text:p>2.13881</text:p>
              </table:table-cell>
              <table:table-cell office:value-type="float" office:value="0.386369721459312">
                <text:p>0.386369721459312</text:p>
              </table:table-cell>
              <table:table-cell office:value-type="float" office:value="0.00374546916866292">
                <text:p>0.00374546916866292</text:p>
              </table:table-cell>
              <table:table-cell office:value-type="float" office:value="0.386346859909314">
                <text:p>0.386346859909314</text:p>
              </table:table-cell>
              <table:table-cell office:value-type="float" office:value="3.0584393366504E-017">
                <text:p>3.0584393366504E-0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4533064825773E+016">
                <text:p>1.74533064825773E+016</text:p>
              </table:table-cell>
              <table:table-cell office:value-type="float" office:value="-2.26675">
                <text:p>-2.26675</text:p>
              </table:table-cell>
              <table:table-cell office:value-type="float" office:value="2.15586">
                <text:p>2.15586</text:p>
              </table:table-cell>
              <table:table-cell office:value-type="float" office:value="0.374847087194307">
                <text:p>0.374847087194307</text:p>
              </table:table-cell>
              <table:table-cell office:value-type="float" office:value="0.00385146180636563">
                <text:p>0.00385146180636563</text:p>
              </table:table-cell>
              <table:table-cell office:value-type="float" office:value="0.374823358986788">
                <text:p>0.374823358986788</text:p>
              </table:table-cell>
              <table:table-cell office:value-type="float" office:value="3.17006595769692E-017">
                <text:p>3.17006595769692E-0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2931480890973E+016">
                <text:p>1.72931480890973E+016</text:p>
              </table:table-cell>
              <table:table-cell office:value-type="float" office:value="-2.28585">
                <text:p>-2.28585</text:p>
              </table:table-cell>
              <table:table-cell office:value-type="float" office:value="2.17892">
                <text:p>2.17892</text:p>
              </table:table-cell>
              <table:table-cell office:value-type="float" office:value="0.363214359865131">
                <text:p>0.363214359865131</text:p>
              </table:table-cell>
              <table:table-cell office:value-type="float" office:value="0.00395946266436122">
                <text:p>0.00395946266436122</text:p>
              </table:table-cell>
              <table:table-cell office:value-type="float" office:value="0.363189740364309">
                <text:p>0.363189740364309</text:p>
              </table:table-cell>
              <table:table-cell office:value-type="float" office:value="3.28842128064119E-017">
                <text:p>3.28842128064119E-0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1359427927117E+016">
                <text:p>1.71359427927117E+016</text:p>
              </table:table-cell>
              <table:table-cell office:value-type="float" office:value="-2.30328">
                <text:p>-2.30328</text:p>
              </table:table-cell>
              <table:table-cell office:value-type="float" office:value="2.1996">
                <text:p>2.1996</text:p>
              </table:table-cell>
              <table:table-cell office:value-type="float" office:value="0.351477473957453">
                <text:p>0.351477473957453</text:p>
              </table:table-cell>
              <table:table-cell office:value-type="float" office:value="0.00406943497619931">
                <text:p>0.00406943497619931</text:p>
              </table:table-cell>
              <table:table-cell office:value-type="float" office:value="0.351451938528288">
                <text:p>0.351451938528288</text:p>
              </table:table-cell>
              <table:table-cell office:value-type="float" office:value="3.40625119017553E-017">
                <text:p>3.40625119017553E-0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9815649297143E+016">
                <text:p>1.69815649297143E+016</text:p>
              </table:table-cell>
              <table:table-cell office:value-type="float" office:value="-2.31838">
                <text:p>-2.31838</text:p>
              </table:table-cell>
              <table:table-cell office:value-type="float" office:value="2.21852">
                <text:p>2.21852</text:p>
              </table:table-cell>
              <table:table-cell office:value-type="float" office:value="0.33963303328939">
                <text:p>0.33963303328939</text:p>
              </table:table-cell>
              <table:table-cell office:value-type="float" office:value="0.00418142856771243">
                <text:p>0.00418142856771243</text:p>
              </table:table-cell>
              <table:table-cell office:value-type="float" office:value="0.339606556579094">
                <text:p>0.339606556579094</text:p>
              </table:table-cell>
              <table:table-cell office:value-type="float" office:value="3.52721822553983E-017">
                <text:p>3.52721822553983E-0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829951668252E+016">
                <text:p>1.6829951668252E+016</text:p>
              </table:table-cell>
              <table:table-cell office:value-type="float" office:value="-2.33602">
                <text:p>-2.33602</text:p>
              </table:table-cell>
              <table:table-cell office:value-type="float" office:value="2.2393">
                <text:p>2.2393</text:p>
              </table:table-cell>
              <table:table-cell office:value-type="float" office:value="0.327682047852258">
                <text:p>0.327682047852258</text:p>
              </table:table-cell>
              <table:table-cell office:value-type="float" office:value="0.00429545219998962">
                <text:p>0.00429545219998962</text:p>
              </table:table-cell>
              <table:table-cell office:value-type="float" office:value="0.327654604126349">
                <text:p>0.327654604126349</text:p>
              </table:table-cell>
              <table:table-cell office:value-type="float" office:value="3.6513693202563E-017">
                <text:p>3.6513693202563E-0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6810401764719E+016">
                <text:p>1.66810401764719E+016</text:p>
              </table:table-cell>
              <table:table-cell office:value-type="float" office:value="-2.35807">
                <text:p>-2.35807</text:p>
              </table:table-cell>
              <table:table-cell office:value-type="float" office:value="2.26443">
                <text:p>2.26443</text:p>
              </table:table-cell>
              <table:table-cell office:value-type="float" office:value="0.315625418710239">
                <text:p>0.315625418710239</text:p>
              </table:table-cell>
              <table:table-cell office:value-type="float" office:value="0.00441151534174755">
                <text:p>0.00441151534174755</text:p>
              </table:table-cell>
              <table:table-cell office:value-type="float" office:value="0.315596981845191">
                <text:p>0.315596981845191</text:p>
              </table:table-cell>
              <table:table-cell office:value-type="float" office:value="3.78285512212103E-017">
                <text:p>3.78285512212103E-0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5347047906677E+016">
                <text:p>1.65347047906677E+016</text:p>
              </table:table-cell>
              <table:table-cell office:value-type="float" office:value="-2.37715">
                <text:p>-2.37715</text:p>
              </table:table-cell>
              <table:table-cell office:value-type="float" office:value="2.28413">
                <text:p>2.28413</text:p>
              </table:table-cell>
              <table:table-cell office:value-type="float" office:value="0.30345862994676">
                <text:p>0.30345862994676</text:p>
              </table:table-cell>
              <table:table-cell office:value-type="float" office:value="0.00452967999485382">
                <text:p>0.00452967999485382</text:p>
              </table:table-cell>
              <table:table-cell office:value-type="float" office:value="0.303429172973007">
                <text:p>0.303429172973007</text:p>
              </table:table-cell>
              <table:table-cell office:value-type="float" office:value="3.90524756764011E-017">
                <text:p>3.90524756764011E-0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3909455108394E+016">
                <text:p>1.63909455108394E+016</text:p>
              </table:table-cell>
              <table:table-cell office:value-type="float" office:value="-2.39879">
                <text:p>-2.39879</text:p>
              </table:table-cell>
              <table:table-cell office:value-type="float" office:value="2.30577">
                <text:p>2.30577</text:p>
              </table:table-cell>
              <table:table-cell office:value-type="float" office:value="0.291187333075068">
                <text:p>0.291187333075068</text:p>
              </table:table-cell>
              <table:table-cell office:value-type="float" office:value="0.00464990965578999">
                <text:p>0.00464990965578999</text:p>
              </table:table-cell>
              <table:table-cell office:value-type="float" office:value="0.291156829021154">
                <text:p>0.291156829021154</text:p>
              </table:table-cell>
              <table:table-cell office:value-type="float" office:value="4.03052914132012E-017">
                <text:p>4.03052914132012E-0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2496366732809E+016">
                <text:p>1.62496366732809E+016</text:p>
              </table:table-cell>
              <table:table-cell office:value-type="float" office:value="-2.41679">
                <text:p>-2.41679</text:p>
              </table:table-cell>
              <table:table-cell office:value-type="float" office:value="2.32254">
                <text:p>2.32254</text:p>
              </table:table-cell>
              <table:table-cell office:value-type="float" office:value="0.278806428849466">
                <text:p>0.278806428849466</text:p>
              </table:table-cell>
              <table:table-cell office:value-type="float" office:value="0.00477227259795592">
                <text:p>0.00477227259795592</text:p>
              </table:table-cell>
              <table:table-cell office:value-type="float" office:value="0.278774849830101">
                <text:p>0.278774849830101</text:p>
              </table:table-cell>
              <table:table-cell office:value-type="float" office:value="4.14991134243435E-017">
                <text:p>4.14991134243435E-0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107154461392E+016">
                <text:p>1.61107154461392E+016</text:p>
              </table:table-cell>
              <table:table-cell office:value-type="float" office:value="-2.44237">
                <text:p>-2.44237</text:p>
              </table:table-cell>
              <table:table-cell office:value-type="float" office:value="2.34935">
                <text:p>2.34935</text:p>
              </table:table-cell>
              <table:table-cell office:value-type="float" office:value="0.266315788699447">
                <text:p>0.266315788699447</text:p>
              </table:table-cell>
              <table:table-cell office:value-type="float" office:value="0.00489678907633907">
                <text:p>0.00489678907633907</text:p>
              </table:table-cell>
              <table:table-cell office:value-type="float" office:value="0.266283106323449">
                <text:p>0.266283106323449</text:p>
              </table:table-cell>
              <table:table-cell office:value-type="float" office:value="4.29007213338215E-017">
                <text:p>4.29007213338215E-0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9741818294142E+016">
                <text:p>1.59741818294142E+016</text:p>
              </table:table-cell>
              <table:table-cell office:value-type="float" office:value="-2.465">
                <text:p>-2.465</text:p>
              </table:table-cell>
              <table:table-cell office:value-type="float" office:value="2.375">
                <text:p>2.375</text:p>
              </table:table-cell>
              <table:table-cell office:value-type="float" office:value="0.253720953291593">
                <text:p>0.253720953291593</text:p>
              </table:table-cell>
              <table:table-cell office:value-type="float" office:value="0.00502342214723575">
                <text:p>0.00502342214723575</text:p>
              </table:table-cell>
              <table:table-cell office:value-type="float" office:value="0.25368713917048">
                <text:p>0.25368713917048</text:p>
              </table:table-cell>
              <table:table-cell office:value-type="float" office:value="4.43839456292231E-017">
                <text:p>4.43839456292231E-0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8399729912528E+016">
                <text:p>1.58399729912528E+016</text:p>
              </table:table-cell>
              <table:table-cell office:value-type="float" office:value="-2.48705">
                <text:p>-2.48705</text:p>
              </table:table-cell>
              <table:table-cell office:value-type="float" office:value="2.39705">
                <text:p>2.39705</text:p>
              </table:table-cell>
              <table:table-cell office:value-type="float" office:value="0.241021826213915">
                <text:p>0.241021826213915</text:p>
              </table:table-cell>
              <table:table-cell office:value-type="float" office:value="0.00515219037091488">
                <text:p>0.00515219037091488</text:p>
              </table:table-cell>
              <table:table-cell office:value-type="float" office:value="0.24098685147217">
                <text:p>0.24098685147217</text:p>
              </table:table-cell>
              <table:table-cell office:value-type="float" office:value="4.57612874241869E-017">
                <text:p>4.57612874241869E-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707963267949E+016">
                <text:p>1.5707963267949E+016</text:p>
              </table:table-cell>
              <table:table-cell office:value-type="float" office:value="-2.51304">
                <text:p>-2.51304</text:p>
              </table:table-cell>
              <table:table-cell office:value-type="float" office:value="2.42424">
                <text:p>2.42424</text:p>
              </table:table-cell>
              <table:table-cell office:value-type="float" office:value="0.22821191681489">
                <text:p>0.22821191681489</text:p>
              </table:table-cell>
              <table:table-cell office:value-type="float" office:value="0.00528317799820769">
                <text:p>0.00528317799820769</text:p>
              </table:table-cell>
              <table:table-cell office:value-type="float" office:value="0.228175751486131">
                <text:p>0.228175751486131</text:p>
              </table:table-cell>
              <table:table-cell office:value-type="float" office:value="4.72686951455604E-017">
                <text:p>4.72686951455604E-0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5781526595026E+016">
                <text:p>1.55781526595026E+016</text:p>
              </table:table-cell>
              <table:table-cell office:value-type="float" office:value="-2.53531">
                <text:p>-2.53531</text:p>
              </table:table-cell>
              <table:table-cell office:value-type="float" office:value="2.44651">
                <text:p>2.44651</text:p>
              </table:table-cell>
              <table:table-cell office:value-type="float" office:value="0.215296533423104">
                <text:p>0.215296533423104</text:p>
              </table:table-cell>
              <table:table-cell office:value-type="float" office:value="0.00541634933746499">
                <text:p>0.00541634933746499</text:p>
              </table:table-cell>
              <table:table-cell office:value-type="float" office:value="0.215259147529713">
                <text:p>0.215259147529713</text:p>
              </table:table-cell>
              <table:table-cell office:value-type="float" office:value="4.87120919229069E-017">
                <text:p>4.87120919229069E-0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4504783340607E+016">
                <text:p>1.54504783340607E+016</text:p>
              </table:table-cell>
              <table:table-cell office:value-type="float" office:value="-2.56352">
                <text:p>-2.56352</text:p>
              </table:table-cell>
              <table:table-cell office:value-type="float" office:value="2.4765">
                <text:p>2.4765</text:p>
              </table:table-cell>
              <table:table-cell office:value-type="float" office:value="0.202274858031102">
                <text:p>0.202274858031102</text:p>
              </table:table-cell>
              <table:table-cell office:value-type="float" office:value="0.00555173083520704">
                <text:p>0.00555173083520704</text:p>
              </table:table-cell>
              <table:table-cell office:value-type="float" office:value="0.202236221019874">
                <text:p>0.202236221019874</text:p>
              </table:table-cell>
              <table:table-cell office:value-type="float" office:value="5.03427575307434E-017">
                <text:p>5.03427575307434E-0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3248146279172E+016">
                <text:p>1.53248146279172E+016</text:p>
              </table:table-cell>
              <table:table-cell office:value-type="float" office:value="-2.58995">
                <text:p>-2.58995</text:p>
              </table:table-cell>
              <table:table-cell office:value-type="float" office:value="2.5041">
                <text:p>2.5041</text:p>
              </table:table-cell>
              <table:table-cell office:value-type="float" office:value="0.189139149613771">
                <text:p>0.189139149613771</text:p>
              </table:table-cell>
              <table:table-cell office:value-type="float" office:value="0.00568942208229878">
                <text:p>0.00568942208229878</text:p>
              </table:table-cell>
              <table:table-cell office:value-type="float" office:value="0.189099229664972">
                <text:p>0.189099229664972</text:p>
              </table:table-cell>
              <table:table-cell office:value-type="float" office:value="5.19617741423358E-017">
                <text:p>5.19617741423358E-0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2012243729249E+016">
                <text:p>1.52012243729249E+016</text:p>
              </table:table-cell>
              <table:table-cell office:value-type="float" office:value="-2.61257">
                <text:p>-2.61257</text:p>
              </table:table-cell>
              <table:table-cell office:value-type="float" office:value="2.52672">
                <text:p>2.52672</text:p>
              </table:table-cell>
              <table:table-cell office:value-type="float" office:value="0.175901156606008">
                <text:p>0.175901156606008</text:p>
              </table:table-cell>
              <table:table-cell office:value-type="float" office:value="0.00582931852630229">
                <text:p>0.00582931852630229</text:p>
              </table:table-cell>
              <table:table-cell office:value-type="float" office:value="0.175859922529837">
                <text:p>0.175859922529837</text:p>
              </table:table-cell>
              <table:table-cell office:value-type="float" office:value="5.35105749713066E-017">
                <text:p>5.35105749713066E-0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079644737231E+016">
                <text:p>1.5079644737231E+016</text:p>
              </table:table-cell>
              <table:table-cell office:value-type="float" office:value="-2.63926">
                <text:p>-2.63926</text:p>
              </table:table-cell>
              <table:table-cell office:value-type="float" office:value="2.55458">
                <text:p>2.55458</text:p>
              </table:table-cell>
              <table:table-cell office:value-type="float" office:value="0.16255967146581">
                <text:p>0.16255967146581</text:p>
              </table:table-cell>
              <table:table-cell office:value-type="float" office:value="0.00597145017162712">
                <text:p>0.00597145017162712</text:p>
              </table:table-cell>
              <table:table-cell office:value-type="float" office:value="0.162517091456301">
                <text:p>0.162517091456301</text:p>
              </table:table-cell>
              <table:table-cell office:value-type="float" office:value="5.52040864090872E-017">
                <text:p>5.52040864090872E-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9599500571292E+016">
                <text:p>1.49599500571292E+016</text:p>
              </table:table-cell>
              <table:table-cell office:value-type="float" office:value="-2.6641">
                <text:p>-2.6641</text:p>
              </table:table-cell>
              <table:table-cell office:value-type="float" office:value="2.58">
                <text:p>2.58</text:p>
              </table:table-cell>
              <table:table-cell office:value-type="float" office:value="0.149106023286275">
                <text:p>0.149106023286275</text:p>
              </table:table-cell>
              <table:table-cell office:value-type="float" office:value="0.00611592790359092">
                <text:p>0.00611592790359092</text:p>
              </table:table-cell>
              <table:table-cell office:value-type="float" office:value="0.149062064138431">
                <text:p>0.149062064138431</text:p>
              </table:table-cell>
              <table:table-cell office:value-type="float" office:value="5.68810679589169E-017">
                <text:p>5.68810679589169E-0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8421403326196E+016">
                <text:p>1.48421403326196E+016</text:p>
              </table:table-cell>
              <table:table-cell office:value-type="float" office:value="-2.68705">
                <text:p>-2.68705</text:p>
              </table:table-cell>
              <table:table-cell office:value-type="float" office:value="2.60295">
                <text:p>2.60295</text:p>
              </table:table-cell>
              <table:table-cell office:value-type="float" office:value="0.135545156282898">
                <text:p>0.135545156282898</text:p>
              </table:table-cell>
              <table:table-cell office:value-type="float" office:value="0.00626271761686112">
                <text:p>0.00626271761686112</text:p>
              </table:table-cell>
              <table:table-cell office:value-type="float" office:value="0.135499784760911">
                <text:p>0.135499784760911</text:p>
              </table:table-cell>
              <table:table-cell office:value-type="float" office:value="5.85375624299827E-017">
                <text:p>5.85375624299827E-0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7262155637022E+016">
                <text:p>1.47262155637022E+016</text:p>
              </table:table-cell>
              <table:table-cell office:value-type="float" office:value="-2.71414">
                <text:p>-2.71414</text:p>
              </table:table-cell>
              <table:table-cell office:value-type="float" office:value="2.6312">
                <text:p>2.6312</text:p>
              </table:table-cell>
              <table:table-cell office:value-type="float" office:value="0.121882338790828">
                <text:p>0.121882338790828</text:p>
              </table:table-cell>
              <table:table-cell office:value-type="float" office:value="0.00641177996376699">
                <text:p>0.00641177996376699</text:p>
              </table:table-cell>
              <table:table-cell office:value-type="float" office:value="0.121835521690888">
                <text:p>0.121835521690888</text:p>
              </table:table-cell>
              <table:table-cell office:value-type="float" office:value="6.03483256240885E-017">
                <text:p>6.03483256240885E-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6120500866707E+016">
                <text:p>1.46120500866707E+016</text:p>
              </table:table-cell>
              <table:table-cell office:value-type="float" office:value="-2.7347">
                <text:p>-2.7347</text:p>
              </table:table-cell>
              <table:table-cell office:value-type="float" office:value="2.65234">
                <text:p>2.65234</text:p>
              </table:table-cell>
              <table:table-cell office:value-type="float" office:value="0.108107829927156">
                <text:p>0.108107829927156</text:p>
              </table:table-cell>
              <table:table-cell office:value-type="float" office:value="0.00656323947084495">
                <text:p>0.00656323947084495</text:p>
              </table:table-cell>
              <table:table-cell office:value-type="float" office:value="0.108059532482916">
                <text:p>0.108059532482916</text:p>
              </table:table-cell>
              <table:table-cell office:value-type="float" office:value="6.20791367456607E-017">
                <text:p>6.20791367456607E-0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4996439015253E+016">
                <text:p>1.44996439015253E+016</text:p>
              </table:table-cell>
              <table:table-cell office:value-type="float" office:value="-2.75126">
                <text:p>-2.75126</text:p>
              </table:table-cell>
              <table:table-cell office:value-type="float" office:value="2.66832">
                <text:p>2.66832</text:p>
              </table:table-cell>
              <table:table-cell office:value-type="float" office:value="0.0942264870545889">
                <text:p>0.0942264870545889</text:p>
              </table:table-cell>
              <table:table-cell office:value-type="float" office:value="0.00671706160878435">
                <text:p>0.00671706160878435</text:p>
              </table:table-cell>
              <table:table-cell office:value-type="float" office:value="0.0941766744733957">
                <text:p>0.0941766744733957</text:p>
              </table:table-cell>
              <table:table-cell office:value-type="float" office:value="6.37215505644205E-017">
                <text:p>6.37215505644205E-0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3889970082658E+016">
                <text:p>1.43889970082658E+016</text:p>
              </table:table-cell>
              <table:table-cell office:value-type="float" office:value="-2.7787">
                <text:p>-2.7787</text:p>
              </table:table-cell>
              <table:table-cell office:value-type="float" office:value="2.6969">
                <text:p>2.6969</text:p>
              </table:table-cell>
              <table:table-cell office:value-type="float" office:value="0.0802434774764319">
                <text:p>0.0802434774764319</text:p>
              </table:table-cell>
              <table:table-cell office:value-type="float" office:value="0.00687320671150138">
                <text:p>0.00687320671150138</text:p>
              </table:table-cell>
              <table:table-cell office:value-type="float" office:value="0.0801921150024052">
                <text:p>0.0801921150024052</text:p>
              </table:table-cell>
              <table:table-cell office:value-type="float" office:value="6.56503505664695E-017">
                <text:p>6.56503505664695E-0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2799837431863E+016">
                <text:p>1.42799837431863E+016</text:p>
              </table:table-cell>
              <table:table-cell office:value-type="float" office:value="-2.80215">
                <text:p>-2.80215</text:p>
              </table:table-cell>
              <table:table-cell office:value-type="float" office:value="2.72035">
                <text:p>2.72035</text:p>
              </table:table-cell>
              <table:table-cell office:value-type="float" office:value="0.0661478495544736">
                <text:p>0.0661478495544736</text:p>
              </table:table-cell>
              <table:table-cell office:value-type="float" office:value="0.00703181540898029">
                <text:p>0.00703181540898029</text:p>
              </table:table-cell>
              <table:table-cell office:value-type="float" office:value="0.0660949006718027">
                <text:p>0.0660949006718027</text:p>
              </table:table-cell>
              <table:table-cell office:value-type="float" office:value="6.74923781314928E-017">
                <text:p>6.74923781314928E-0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1726041062866E+016">
                <text:p>1.41726041062866E+016</text:p>
              </table:table-cell>
              <table:table-cell office:value-type="float" office:value="-2.82777">
                <text:p>-2.82777</text:p>
              </table:table-cell>
              <table:table-cell office:value-type="float" office:value="2.74655">
                <text:p>2.74655</text:p>
              </table:table-cell>
              <table:table-cell office:value-type="float" office:value="0.0519442795048859">
                <text:p>0.0519442795048859</text:p>
              </table:table-cell>
              <table:table-cell office:value-type="float" office:value="0.00719285422478122">
                <text:p>0.00719285422478122</text:p>
              </table:table-cell>
              <table:table-cell office:value-type="float" office:value="0.051889707657704">
                <text:p>0.051889707657704</text:p>
              </table:table-cell>
              <table:table-cell office:value-type="float" office:value="6.94394958097196E-017">
                <text:p>6.94394958097196E-0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0668580975667E+016">
                <text:p>1.40668580975667E+016</text:p>
              </table:table-cell>
              <table:table-cell office:value-type="float" office:value="-2.85561">
                <text:p>-2.85561</text:p>
              </table:table-cell>
              <table:table-cell office:value-type="float" office:value="2.77552">
                <text:p>2.77552</text:p>
              </table:table-cell>
              <table:table-cell office:value-type="float" office:value="0.0376377372832081">
                <text:p>0.0376377372832081</text:p>
              </table:table-cell>
              <table:table-cell office:value-type="float" office:value="0.00735628471387324">
                <text:p>0.00735628471387324</text:p>
              </table:table-cell>
              <table:table-cell office:value-type="float" office:value="0.0375815059378114">
                <text:p>0.0375815059378114</text:p>
              </table:table-cell>
              <table:table-cell office:value-type="float" office:value="7.14962303109433E-017">
                <text:p>7.14962303109433E-0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9626200533206E+016">
                <text:p>1.39626200533206E+016</text:p>
              </table:table-cell>
              <table:table-cell office:value-type="float" office:value="-2.87939">
                <text:p>-2.87939</text:p>
              </table:table-cell>
              <table:table-cell office:value-type="float" office:value="2.7993">
                <text:p>2.7993</text:p>
              </table:table-cell>
              <table:table-cell office:value-type="float" office:value="0.0232159111660368">
                <text:p>0.0232159111660368</text:p>
              </table:table-cell>
              <table:table-cell office:value-type="float" office:value="0.00752226636443274">
                <text:p>0.00752226636443274</text:p>
              </table:table-cell>
              <table:table-cell office:value-type="float" office:value="0.0231579817915678">
                <text:p>0.0231579817915678</text:p>
              </table:table-cell>
              <table:table-cell office:value-type="float" office:value="7.34592873831674E-017">
                <text:p>7.34592873831674E-0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8599528054013E+016">
                <text:p>1.38599528054013E+016</text:p>
              </table:table-cell>
              <table:table-cell office:value-type="float" office:value="-2.89905">
                <text:p>-2.89905</text:p>
              </table:table-cell>
              <table:table-cell office:value-type="float" office:value="2.81783">
                <text:p>2.81783</text:p>
              </table:table-cell>
              <table:table-cell office:value-type="float" office:value="0.00869218192210797">
                <text:p>0.00869218192210797</text:p>
              </table:table-cell>
              <table:table-cell office:value-type="float" office:value="0.00769066388606024">
                <text:p>0.00769066388606024</text:p>
              </table:table-cell>
              <table:table-cell office:value-type="float" office:value="0.00863251699267875">
                <text:p>0.00863251699267875</text:p>
              </table:table-cell>
              <table:table-cell office:value-type="float" office:value="7.53184353701328E-017">
                <text:p>7.53184353701328E-0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7587935219557E+016">
                <text:p>1.37587935219557E+016</text:p>
              </table:table-cell>
              <table:table-cell office:value-type="float" office:value="-2.92839">
                <text:p>-2.92839</text:p>
              </table:table-cell>
              <table:table-cell office:value-type="float" office:value="2.84602">
                <text:p>2.84602</text:p>
              </table:table-cell>
              <table:table-cell office:value-type="float" office:value="-0.00593736937293921">
                <text:p>-0.00593736937293921</text:p>
              </table:table-cell>
              <table:table-cell office:value-type="float" office:value="0.00786154021151048">
                <text:p>0.00786154021151048</text:p>
              </table:table-cell>
              <table:table-cell office:value-type="float" office:value="-0.00599880840123146">
                <text:p>-0.00599880840123146</text:p>
              </table:table-cell>
              <table:table-cell office:value-type="float" office:value="7.7357563189684E-017">
                <text:p>7.7357563189684E-0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6590793711308E+016">
                <text:p>1.36590793711308E+016</text:p>
              </table:table-cell>
              <table:table-cell office:value-type="float" office:value="-2.95247">
                <text:p>-2.95247</text:p>
              </table:table-cell>
              <table:table-cell office:value-type="float" office:value="2.8701">
                <text:p>2.8701</text:p>
              </table:table-cell>
              <table:table-cell office:value-type="float" office:value="-0.0206771739463805">
                <text:p>-0.0206771739463805</text:p>
              </table:table-cell>
              <table:table-cell office:value-type="float" office:value="0.00803496566464343">
                <text:p>0.00803496566464343</text:p>
              </table:table-cell>
              <table:table-cell office:value-type="float" office:value="-0.0207404267307867">
                <text:p>-0.0207404267307867</text:p>
              </table:table-cell>
              <table:table-cell office:value-type="float" office:value="7.94377896293751E-017">
                <text:p>7.94377896293751E-0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5608103529265E+016">
                <text:p>1.35608103529265E+016</text:p>
              </table:table-cell>
              <table:table-cell office:value-type="float" office:value="-2.97451">
                <text:p>-2.97451</text:p>
              </table:table-cell>
              <table:table-cell office:value-type="float" office:value="2.89157">
                <text:p>2.89157</text:p>
              </table:table-cell>
              <table:table-cell office:value-type="float" office:value="-0.0355226042931802">
                <text:p>-0.0355226042931802</text:p>
              </table:table-cell>
              <table:table-cell office:value-type="float" office:value="0.0082109043407303">
                <text:p>0.0082109043407303</text:p>
              </table:table-cell>
              <table:table-cell office:value-type="float" office:value="-0.0355877105012079">
                <text:p>-0.0355877105012079</text:p>
              </table:table-cell>
              <table:table-cell office:value-type="float" office:value="8.14827475901047E-017">
                <text:p>8.14827475901047E-0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4639864673429E+016">
                <text:p>1.34639864673429E+016</text:p>
              </table:table-cell>
              <table:table-cell office:value-type="float" office:value="-2.99878">
                <text:p>-2.99878</text:p>
              </table:table-cell>
              <table:table-cell office:value-type="float" office:value="2.91584">
                <text:p>2.91584</text:p>
              </table:table-cell>
              <table:table-cell office:value-type="float" office:value="-0.0504687598012565">
                <text:p>-0.0504687598012565</text:p>
              </table:table-cell>
              <table:table-cell office:value-type="float" office:value="0.00838931547949245">
                <text:p>0.00838931547949245</text:p>
              </table:table-cell>
              <table:table-cell office:value-type="float" office:value="-0.0505357590466482">
                <text:p>-0.0505357590466482</text:p>
              </table:table-cell>
              <table:table-cell office:value-type="float" office:value="8.36434540713153E-017">
                <text:p>8.36434540713153E-0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9997219049953E+016">
                <text:p>1.29997219049953E+016</text:p>
              </table:table-cell>
              <table:table-cell office:value-type="float" office:value="-3.10692">
                <text:p>-3.10692</text:p>
              </table:table-cell>
              <table:table-cell office:value-type="float" office:value="3.01871">
                <text:p>3.01871</text:p>
              </table:table-cell>
              <table:table-cell office:value-type="float" office:value="-0.126835023426912">
                <text:p>-0.126835023426912</text:p>
              </table:table-cell>
              <table:table-cell office:value-type="float" office:value="0.00932058833011686">
                <text:p>0.00932058833011686</text:p>
              </table:table-cell>
              <table:table-cell office:value-type="float" office:value="-0.126912118445272">
                <text:p>-0.126912118445272</text:p>
              </table:table-cell>
              <table:table-cell office:value-type="float" office:value="9.44025807594647E-017">
                <text:p>9.44025807594647E-0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5663706143592E+016">
                <text:p>1.25663706143592E+016</text:p>
              </table:table-cell>
              <table:table-cell office:value-type="float" office:value="-3.22797">
                <text:p>-3.22797</text:p>
              </table:table-cell>
              <table:table-cell office:value-type="float" office:value="3.12748">
                <text:p>3.12748</text:p>
              </table:table-cell>
              <table:table-cell office:value-type="float" office:value="-0.205887096370368">
                <text:p>-0.205887096370368</text:p>
              </table:table-cell>
              <table:table-cell office:value-type="float" office:value="0.0103184350644127">
                <text:p>0.0103184350644127</text:p>
              </table:table-cell>
              <table:table-cell office:value-type="float" office:value="-0.20597538830292">
                <text:p>-0.20597538830292</text:p>
              </table:table-cell>
              <table:table-cell office:value-type="float" office:value="1.05757256306863E-016">
                <text:p>1.05757256306863E-0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1609794983399E+016">
                <text:p>1.21609794983399E+016</text:p>
              </table:table-cell>
              <table:table-cell office:value-type="float" office:value="-3.33016">
                <text:p>-3.33016</text:p>
              </table:table-cell>
              <table:table-cell office:value-type="float" office:value="3.2132">
                <text:p>3.2132</text:p>
              </table:table-cell>
              <table:table-cell office:value-type="float" office:value="-0.287618204748955">
                <text:p>-0.287618204748955</text:p>
              </table:table-cell>
              <table:table-cell office:value-type="float" office:value="0.0113850673312963">
                <text:p>0.0113850673312963</text:p>
              </table:table-cell>
              <table:table-cell office:value-type="float" office:value="-0.287718871047133">
                <text:p>-0.287718871047133</text:p>
              </table:table-cell>
              <table:table-cell office:value-type="float" office:value="1.17325459623955E-016">
                <text:p>1.17325459623955E-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7809724509617E+016">
                <text:p>1.17809724509617E+016</text:p>
              </table:table-cell>
              <table:table-cell office:value-type="float" office:value="-3.42253">
                <text:p>-3.42253</text:p>
              </table:table-cell>
              <table:table-cell office:value-type="float" office:value="3.2804">
                <text:p>3.2804</text:p>
              </table:table-cell>
              <table:table-cell office:value-type="float" office:value="-0.372017701225142">
                <text:p>-0.372017701225142</text:p>
              </table:table-cell>
              <table:table-cell office:value-type="float" office:value="0.0125226322098673">
                <text:p>0.0125226322098673</text:p>
              </table:table-cell>
              <table:table-cell office:value-type="float" office:value="-0.372131997358001">
                <text:p>-0.372131997358001</text:p>
              </table:table-cell>
              <table:table-cell office:value-type="float" office:value="1.28816020527581E-016">
                <text:p>1.28816020527581E-0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4239618618078E+016">
                <text:p>1.14239618618078E+016</text:p>
              </table:table-cell>
              <table:table-cell office:value-type="float" office:value="-3.48079">
                <text:p>-3.48079</text:p>
              </table:table-cell>
              <table:table-cell office:value-type="float" office:value="3.30523">
                <text:p>3.30523</text:p>
              </table:table-cell>
              <table:table-cell office:value-type="float" office:value="-0.459103871563267">
                <text:p>-0.459103871563267</text:p>
              </table:table-cell>
              <table:table-cell office:value-type="float" office:value="0.0137336671212046">
                <text:p>0.0137336671212046</text:p>
              </table:table-cell>
              <table:table-cell office:value-type="float" office:value="-0.459233138311352">
                <text:p>-0.459233138311352</text:p>
              </table:table-cell>
              <table:table-cell office:value-type="float" office:value="1.3961372065732E-016">
                <text:p>1.3961372065732E-0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0879999434329E+016">
                <text:p>1.10879999434329E+016</text:p>
              </table:table-cell>
              <table:table-cell office:value-type="float" office:value="-3.45226">
                <text:p>-3.45226</text:p>
              </table:table-cell>
              <table:table-cell office:value-type="float" office:value="3.25066">
                <text:p>3.25066</text:p>
              </table:table-cell>
              <table:table-cell office:value-type="float" office:value="-0.548855499542372">
                <text:p>-0.548855499542372</text:p>
              </table:table-cell>
              <table:table-cell office:value-type="float" office:value="0.0150201662113075">
                <text:p>0.0150201662113075</text:p>
              </table:table-cell>
              <table:table-cell office:value-type="float" office:value="-0.549001158961912">
                <text:p>-0.549001158961912</text:p>
              </table:table-cell>
              <table:table-cell office:value-type="float" office:value="1.49479730207872E-016">
                <text:p>1.49479730207872E-0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7712017402449E+016">
                <text:p>1.07712017402449E+016</text:p>
              </table:table-cell>
              <table:table-cell office:value-type="float" office:value="-3.3949">
                <text:p>-3.3949</text:p>
              </table:table-cell>
              <table:table-cell office:value-type="float" office:value="3.21">
                <text:p>3.21</text:p>
              </table:table-cell>
              <table:table-cell office:value-type="float" office:value="-0.641294727698553">
                <text:p>-0.641294727698553</text:p>
              </table:table-cell>
              <table:table-cell office:value-type="float" office:value="0.0163847366625959">
                <text:p>0.0163847366625959</text:p>
              </table:table-cell>
              <table:table-cell office:value-type="float" office:value="-0.64145829344392">
                <text:p>-0.64145829344392</text:p>
              </table:table-cell>
              <table:table-cell office:value-type="float" office:value="1.6306076298085E-016">
                <text:p>1.6306076298085E-0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471996455917E+016">
                <text:p>1.0471996455917E+016</text:p>
              </table:table-cell>
              <table:table-cell office:value-type="float" office:value="-3.33812">
                <text:p>-3.33812</text:p>
              </table:table-cell>
              <table:table-cell office:value-type="float" office:value="3.1899">
                <text:p>3.1899</text:p>
              </table:table-cell>
              <table:table-cell office:value-type="float" office:value="-0.736414537969492">
                <text:p>-0.736414537969492</text:p>
              </table:table-cell>
              <table:table-cell office:value-type="float" office:value="0.0178295744682365">
                <text:p>0.0178295744682365</text:p>
              </table:table-cell>
              <table:table-cell office:value-type="float" office:value="-0.736597612758816">
                <text:p>-0.736597612758816</text:p>
              </table:table-cell>
              <table:table-cell office:value-type="float" office:value="1.79928289488551E-016">
                <text:p>1.79928289488551E-0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1889389578286E+016">
                <text:p>1.01889389578286E+016</text:p>
              </table:table-cell>
              <table:table-cell office:value-type="float" office:value="-3.30481">
                <text:p>-3.30481</text:p>
              </table:table-cell>
              <table:table-cell office:value-type="float" office:value="3.19259">
                <text:p>3.19259</text:p>
              </table:table-cell>
              <table:table-cell office:value-type="float" office:value="-0.834221950680775">
                <text:p>-0.834221950680775</text:p>
              </table:table-cell>
              <table:table-cell office:value-type="float" office:value="0.0193570859101408">
                <text:p>0.0193570859101408</text:p>
              </table:table-cell>
              <table:table-cell office:value-type="float" office:value="-0.834426231724732">
                <text:p>-0.834426231724732</text:p>
              </table:table-cell>
              <table:table-cell office:value-type="float" office:value="1.9930532972317E-016">
                <text:p>1.9930532972317E-0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92083544077121E+015">
                <text:p>9.92083544077121E+015</text:p>
              </table:table-cell>
              <table:table-cell office:value-type="float" office:value="-3.32455">
                <text:p>-3.32455</text:p>
              </table:table-cell>
              <table:table-cell office:value-type="float" office:value="3.23929">
                <text:p>3.23929</text:p>
              </table:table-cell>
              <table:table-cell office:value-type="float" office:value="-0.934686788954159">
                <text:p>-0.934686788954159</text:p>
              </table:table-cell>
              <table:table-cell office:value-type="float" office:value="0.0209690845860639">
                <text:p>0.0209690845860639</text:p>
              </table:table-cell>
              <table:table-cell office:value-type="float" office:value="-0.934914062180444">
                <text:p>-0.934914062180444</text:p>
              </table:table-cell>
              <table:table-cell office:value-type="float" office:value="2.2136517369792E-016">
                <text:p>2.2136517369792E-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66642926768351E+015">
                <text:p>9.66642926768351E+015</text:p>
              </table:table-cell>
              <table:table-cell office:value-type="float" office:value="-3.39668">
                <text:p>-3.39668</text:p>
              </table:table-cell>
              <table:table-cell office:value-type="float" office:value="3.33216">
                <text:p>3.33216</text:p>
              </table:table-cell>
              <table:table-cell office:value-type="float" office:value="-1.03785032357582">
                <text:p>-1.03785032357582</text:p>
              </table:table-cell>
              <table:table-cell office:value-type="float" office:value="0.0226685247094958">
                <text:p>0.0226685247094958</text:p>
              </table:table-cell>
              <table:table-cell office:value-type="float" office:value="-1.03810248243487">
                <text:p>-1.03810248243487</text:p>
              </table:table-cell>
              <table:table-cell office:value-type="float" office:value="2.46686738030645E-016">
                <text:p>2.46686738030645E-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42477796076938E+015">
                <text:p>9.42477796076938E+015</text:p>
              </table:table-cell>
              <table:table-cell office:value-type="float" office:value="-3.51255">
                <text:p>-3.51255</text:p>
              </table:table-cell>
              <table:table-cell office:value-type="float" office:value="3.46761">
                <text:p>3.46761</text:p>
              </table:table-cell>
              <table:table-cell office:value-type="float" office:value="-1.14367721565278">
                <text:p>-1.14367721565278</text:p>
              </table:table-cell>
              <table:table-cell office:value-type="float" office:value="0.0244571200906531">
                <text:p>0.0244571200906531</text:p>
              </table:table-cell>
              <table:table-cell office:value-type="float" office:value="-1.14395624587187">
                <text:p>-1.14395624587187</text:p>
              </table:table-cell>
              <table:table-cell office:value-type="float" office:value="2.76389199785633E-016">
                <text:p>2.76389199785633E-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2368772084933E+015">
                <text:p>9.12368772084933E+015</text:p>
              </table:table-cell>
              <table:table-cell office:value-type="float" office:value="-3.72772">
                <text:p>-3.72772</text:p>
              </table:table-cell>
              <table:table-cell office:value-type="float" office:value="3.71426">
                <text:p>3.71426</text:p>
              </table:table-cell>
              <table:table-cell office:value-type="float" office:value="-1.28747855077612">
                <text:p>-1.28747855077612</text:p>
              </table:table-cell>
              <table:table-cell office:value-type="float" office:value="0.0269589932374875">
                <text:p>0.0269589932374875</text:p>
              </table:table-cell>
              <table:table-cell office:value-type="float" office:value="-1.28779627498653">
                <text:p>-1.28779627498653</text:p>
              </table:table-cell>
              <table:table-cell office:value-type="float" office:value="3.27484020338025E-016">
                <text:p>3.27484020338025E-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97169746826866E+015">
                <text:p>8.97169746826866E+015</text:p>
              </table:table-cell>
              <table:table-cell office:value-type="float" office:value="-3.82446">
                <text:p>-3.82446</text:p>
              </table:table-cell>
              <table:table-cell office:value-type="float" office:value="3.81524">
                <text:p>3.81524</text:p>
              </table:table-cell>
              <table:table-cell office:value-type="float" office:value="-1.36562855026845">
                <text:p>-1.36562855026845</text:p>
              </table:table-cell>
              <table:table-cell office:value-type="float" office:value="0.0283523449401684">
                <text:p>0.0283523449401684</text:p>
              </table:table-cell>
              <table:table-cell office:value-type="float" office:value="-1.36596835655948">
                <text:p>-1.36596835655948</text:p>
              </table:table-cell>
              <table:table-cell office:value-type="float" office:value="3.51795387529872E-016">
                <text:p>3.51795387529872E-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81643995932825E+015">
                <text:p>8.81643995932825E+015</text:p>
              </table:table-cell>
              <table:table-cell office:value-type="float" office:value="-3.91112">
                <text:p>-3.91112</text:p>
              </table:table-cell>
              <table:table-cell office:value-type="float" office:value="3.9065">
                <text:p>3.9065</text:p>
              </table:table-cell>
              <table:table-cell office:value-type="float" office:value="-1.4496670980687">
                <text:p>-1.4496670980687</text:p>
              </table:table-cell>
              <table:table-cell office:value-type="float" office:value="0.0298765789279567">
                <text:p>0.0298765789279567</text:p>
              </table:table-cell>
              <table:table-cell office:value-type="float" office:value="-1.45003147817943">
                <text:p>-1.45003147817943</text:p>
              </table:table-cell>
              <table:table-cell office:value-type="float" office:value="3.79046752618203E-016">
                <text:p>3.79046752618203E-0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66646032604588E+015">
                <text:p>8.66646032604588E+015</text:p>
              </table:table-cell>
              <table:table-cell office:value-type="float" office:value="-3.99439">
                <text:p>-3.99439</text:p>
              </table:table-cell>
              <table:table-cell office:value-type="float" office:value="3.99189">
                <text:p>3.99189</text:p>
              </table:table-cell>
              <table:table-cell office:value-type="float" office:value="-1.53517425775972">
                <text:p>-1.53517425775972</text:p>
              </table:table-cell>
              <table:table-cell office:value-type="float" office:value="0.0314545237962433">
                <text:p>0.0314545237962433</text:p>
              </table:table-cell>
              <table:table-cell office:value-type="float" office:value="-1.535564521689">
                <text:p>-1.535564521689</text:p>
              </table:table-cell>
              <table:table-cell office:value-type="float" office:value="4.06090078728839E-016">
                <text:p>4.06090078728839E-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51377892308141E+015">
                <text:p>8.51377892308141E+015</text:p>
              </table:table-cell>
              <table:table-cell office:value-type="float" office:value="-4.09009">
                <text:p>-4.09009</text:p>
              </table:table-cell>
              <table:table-cell office:value-type="float" office:value="4.08951">
                <text:p>4.08951</text:p>
              </table:table-cell>
              <table:table-cell office:value-type="float" office:value="-1.62690378587854">
                <text:p>-1.62690378587854</text:p>
              </table:table-cell>
              <table:table-cell office:value-type="float" office:value="0.0331771326489741">
                <text:p>0.0331771326489741</text:p>
              </table:table-cell>
              <table:table-cell office:value-type="float" office:value="-1.6273228047009">
                <text:p>-1.6273228047009</text:p>
              </table:table-cell>
              <table:table-cell office:value-type="float" office:value="4.37589908162365E-016">
                <text:p>4.37589908162365E-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36273114829681E+015">
                <text:p>8.36273114829681E+015</text:p>
              </table:table-cell>
              <table:table-cell office:value-type="float" office:value="-4.18767">
                <text:p>-4.18767</text:p>
              </table:table-cell>
              <table:table-cell office:value-type="float" office:value="4.18757">
                <text:p>4.18757</text:p>
              </table:table-cell>
              <table:table-cell office:value-type="float" office:value="-1.72263930077514">
                <text:p>-1.72263930077514</text:p>
              </table:table-cell>
              <table:table-cell office:value-type="float" office:value="0.0350073329956885">
                <text:p>0.0350073329956885</text:p>
              </table:table-cell>
              <table:table-cell office:value-type="float" office:value="-1.72308942039367">
                <text:p>-1.72308942039367</text:p>
              </table:table-cell>
              <table:table-cell office:value-type="float" office:value="4.69546954765777E-016">
                <text:p>4.69546954765777E-0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20973558606699E+015">
                <text:p>8.20973558606699E+015</text:p>
              </table:table-cell>
              <table:table-cell office:value-type="float" office:value="-4.2986">
                <text:p>-4.2986</text:p>
              </table:table-cell>
              <table:table-cell office:value-type="float" office:value="4.29802">
                <text:p>4.29802</text:p>
              </table:table-cell>
              <table:table-cell office:value-type="float" office:value="-1.82504479668695">
                <text:p>-1.82504479668695</text:p>
              </table:table-cell>
              <table:table-cell office:value-type="float" office:value="0.03700097944979">
                <text:p>0.03700097944979</text:p>
              </table:table-cell>
              <table:table-cell office:value-type="float" office:value="-1.82552941642886">
                <text:p>-1.82552941642886</text:p>
              </table:table-cell>
              <table:table-cell office:value-type="float" office:value="5.08680509098162E-016">
                <text:p>5.08680509098162E-0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05881347498854E+015">
                <text:p>8.05881347498854E+015</text:p>
              </table:table-cell>
              <table:table-cell office:value-type="float" office:value="-4.41754">
                <text:p>-4.41754</text:p>
              </table:table-cell>
              <table:table-cell office:value-type="float" office:value="4.41524">
                <text:p>4.41524</text:p>
              </table:table-cell>
              <table:table-cell office:value-type="float" office:value="-1.9318291233135">
                <text:p>-1.9318291233135</text:p>
              </table:table-cell>
              <table:table-cell office:value-type="float" office:value="0.0391187169606865">
                <text:p>0.0391187169606865</text:p>
              </table:table-cell>
              <table:table-cell office:value-type="float" office:value="-1.93235107529375">
                <text:p>-1.93235107529375</text:p>
              </table:table-cell>
              <table:table-cell office:value-type="float" office:value="5.49441941724536E-016">
                <text:p>5.49441941724536E-0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90669755870172E+015">
                <text:p>7.90669755870172E+015</text:p>
              </table:table-cell>
              <table:table-cell office:value-type="float" office:value="-4.5634">
                <text:p>-4.5634</text:p>
              </table:table-cell>
              <table:table-cell office:value-type="float" office:value="4.557">
                <text:p>4.557</text:p>
              </table:table-cell>
              <table:table-cell office:value-type="float" office:value="-2.04570338380756">
                <text:p>-2.04570338380756</text:p>
              </table:table-cell>
              <table:table-cell office:value-type="float" office:value="0.0414199462006441">
                <text:p>0.0414199462006441</text:p>
              </table:table-cell>
              <table:table-cell office:value-type="float" office:value="-2.04626667304721">
                <text:p>-2.04626667304721</text:p>
              </table:table-cell>
              <table:table-cell office:value-type="float" office:value="5.97178949639561E-016">
                <text:p>5.97178949639561E-0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75382766017804E+015">
                <text:p>7.75382766017804E+015</text:p>
              </table:table-cell>
              <table:table-cell office:value-type="float" office:value="-4.71258">
                <text:p>-4.71258</text:p>
              </table:table-cell>
              <table:table-cell office:value-type="float" office:value="4.70004">
                <text:p>4.70004</text:p>
              </table:table-cell>
              <table:table-cell office:value-type="float" office:value="-2.1669585098128">
                <text:p>-2.1669585098128</text:p>
              </table:table-cell>
              <table:table-cell office:value-type="float" office:value="0.0439180735015629">
                <text:p>0.0439180735015629</text:p>
              </table:table-cell>
              <table:table-cell office:value-type="float" office:value="-2.16756754752962">
                <text:p>-2.16756754752962</text:p>
              </table:table-cell>
              <table:table-cell office:value-type="float" office:value="6.49541442149678E-016">
                <text:p>6.49541442149678E-0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600643602389E+015">
                <text:p>7.600643602389E+015</text:p>
              </table:table-cell>
              <table:table-cell office:value-type="float" office:value="-4.87875">
                <text:p>-4.87875</text:p>
              </table:table-cell>
              <table:table-cell office:value-type="float" office:value="4.85565">
                <text:p>4.85565</text:p>
              </table:table-cell>
              <table:table-cell office:value-type="float" office:value="-2.29587342312803">
                <text:p>-2.29587342312803</text:p>
              </table:table-cell>
              <table:table-cell office:value-type="float" office:value="0.0466269713821084">
                <text:p>0.0466269713821084</text:p>
              </table:table-cell>
              <table:table-cell office:value-type="float" office:value="-2.29653305842987">
                <text:p>-2.29653305842987</text:p>
              </table:table-cell>
              <table:table-cell office:value-type="float" office:value="7.09562027338858E-016">
                <text:p>7.09562027338858E-0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45041264169434E+015">
                <text:p>7.45041264169434E+015</text:p>
              </table:table-cell>
              <table:table-cell office:value-type="float" office:value="-5.1033">
                <text:p>-5.1033</text:p>
              </table:table-cell>
              <table:table-cell office:value-type="float" office:value="5.06004">
                <text:p>5.06004</text:p>
              </table:table-cell>
              <table:table-cell office:value-type="float" office:value="-2.43010226497576">
                <text:p>-2.43010226497576</text:p>
              </table:table-cell>
              <table:table-cell office:value-type="float" office:value="0.0495043990544865">
                <text:p>0.0495043990544865</text:p>
              </table:table-cell>
              <table:table-cell office:value-type="float" office:value="-2.43081672925012">
                <text:p>-2.43081672925012</text:p>
              </table:table-cell>
              <table:table-cell office:value-type="float" office:value="7.81906598523903E-016">
                <text:p>7.81906598523903E-0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29754274317066E+015">
                <text:p>7.29754274317066E+015</text:p>
              </table:table-cell>
              <table:table-cell office:value-type="float" office:value="-5.31752">
                <text:p>-5.31752</text:p>
              </table:table-cell>
              <table:table-cell office:value-type="float" office:value="5.25798">
                <text:p>5.25798</text:p>
              </table:table-cell>
              <table:table-cell office:value-type="float" office:value="-2.57528443591103">
                <text:p>-2.57528443591103</text:p>
              </table:table-cell>
              <table:table-cell office:value-type="float" office:value="0.0526806351380229">
                <text:p>0.0526806351380229</text:p>
              </table:table-cell>
              <table:table-cell office:value-type="float" office:value="-2.57606066766777">
                <text:p>-2.57606066766777</text:p>
              </table:table-cell>
              <table:table-cell office:value-type="float" office:value="8.56583409933867E-016">
                <text:p>8.56583409933867E-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14542682688384E+015">
                <text:p>7.14542682688384E+015</text:p>
              </table:table-cell>
              <table:table-cell office:value-type="float" office:value="-5.57277">
                <text:p>-5.57277</text:p>
              </table:table-cell>
              <table:table-cell office:value-type="float" office:value="5.51613">
                <text:p>5.51613</text:p>
              </table:table-cell>
              <table:table-cell office:value-type="float" office:value="-2.72909531840066">
                <text:p>-2.72909531840066</text:p>
              </table:table-cell>
              <table:table-cell office:value-type="float" office:value="0.0561167304543997">
                <text:p>0.0561167304543997</text:p>
              </table:table-cell>
              <table:table-cell office:value-type="float" office:value="-2.72993978258513">
                <text:p>-2.72993978258513</text:p>
              </table:table-cell>
              <table:table-cell office:value-type="float" office:value="9.31254735839737E-016">
                <text:p>9.31254735839737E-0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9942533883931E+015">
                <text:p>6.9942533883931E+015</text:p>
              </table:table-cell>
              <table:table-cell office:value-type="float" office:value="-5.87329">
                <text:p>-5.87329</text:p>
              </table:table-cell>
              <table:table-cell office:value-type="float" office:value="5.82311">
                <text:p>5.82311</text:p>
              </table:table-cell>
              <table:table-cell office:value-type="float" office:value="-2.89199986560096">
                <text:p>-2.89199986560096</text:p>
              </table:table-cell>
              <table:table-cell office:value-type="float" office:value="0.0598340646192333">
                <text:p>0.0598340646192333</text:p>
              </table:table-cell>
              <table:table-cell office:value-type="float" office:value="-2.89291973081485">
                <text:p>-2.89291973081485</text:p>
              </table:table-cell>
              <table:table-cell office:value-type="float" office:value="1.01410391583972E-015">
                <text:p>1.01410391583972E-0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84194897654707E+015">
                <text:p>6.84194897654707E+015</text:p>
              </table:table-cell>
              <table:table-cell office:value-type="float" office:value="-6.14581">
                <text:p>-6.14581</text:p>
              </table:table-cell>
              <table:table-cell office:value-type="float" office:value="6.10419">
                <text:p>6.10419</text:p>
              </table:table-cell>
              <table:table-cell office:value-type="float" office:value="-3.06716000878206">
                <text:p>-3.06716000878206</text:p>
              </table:table-cell>
              <table:table-cell office:value-type="float" office:value="0.0639187802629711">
                <text:p>0.0639187802629711</text:p>
              </table:table-cell>
              <table:table-cell office:value-type="float" office:value="-3.06816454523046">
                <text:p>-3.06816454523046</text:p>
              </table:table-cell>
              <table:table-cell office:value-type="float" office:value="1.10118341478324E-015">
                <text:p>1.10118341478324E-0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68895341431724E+015">
                <text:p>6.68895341431724E+015</text:p>
              </table:table-cell>
              <table:table-cell office:value-type="float" office:value="-6.39802">
                <text:p>-6.39802</text:p>
              </table:table-cell>
              <table:table-cell office:value-type="float" office:value="6.36116">
                <text:p>6.36116</text:p>
              </table:table-cell>
              <table:table-cell office:value-type="float" office:value="-3.25529444545799">
                <text:p>-3.25529444545799</text:p>
              </table:table-cell>
              <table:table-cell office:value-type="float" office:value="0.0684051022904408">
                <text:p>0.0684051022904408</text:p>
              </table:table-cell>
              <table:table-cell office:value-type="float" office:value="-3.25639407747625">
                <text:p>-3.25639407747625</text:p>
              </table:table-cell>
              <table:table-cell office:value-type="float" office:value="1.19757653516682E-015">
                <text:p>1.19757653516682E-0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53815696694493E+015">
                <text:p>6.53815696694493E+015</text:p>
              </table:table-cell>
              <table:table-cell office:value-type="float" office:value="-6.64456">
                <text:p>-6.64456</text:p>
              </table:table-cell>
              <table:table-cell office:value-type="float" office:value="6.6196">
                <text:p>6.6196</text:p>
              </table:table-cell>
              <table:table-cell office:value-type="float" office:value="-3.45379310108907">
                <text:p>-3.45379310108907</text:p>
              </table:table-cell>
              <table:table-cell office:value-type="float" office:value="0.0732473212878289">
                <text:p>0.0732473212878289</text:p>
              </table:table-cell>
              <table:table-cell office:value-type="float" office:value="-3.45499773048116">
                <text:p>-3.45499773048116</text:p>
              </table:table-cell>
              <table:table-cell office:value-type="float" office:value="1.29463023459184E-015">
                <text:p>1.29463023459184E-0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38534990027433E+015">
                <text:p>6.38534990027433E+015</text:p>
              </table:table-cell>
              <table:table-cell office:value-type="float" office:value="-6.8329">
                <text:p>-6.8329</text:p>
              </table:table-cell>
              <table:table-cell office:value-type="float" office:value="6.81274">
                <text:p>6.81274</text:p>
              </table:table-cell>
              <table:table-cell office:value-type="float" office:value="-3.6694489878318">
                <text:p>-3.6694489878318</text:p>
              </table:table-cell>
              <table:table-cell office:value-type="float" office:value="0.0786317581425884">
                <text:p>0.0786317581425884</text:p>
              </table:table-cell>
              <table:table-cell office:value-type="float" office:value="-3.67077311695382">
                <text:p>-3.67077311695382</text:p>
              </table:table-cell>
              <table:table-cell office:value-type="float" office:value="1.40298385808623E-015">
                <text:p>1.40298385808623E-0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2333156653965E+015">
                <text:p>6.2333156653965E+015</text:p>
              </table:table-cell>
              <table:table-cell office:value-type="float" office:value="-6.96974">
                <text:p>-6.96974</text:p>
              </table:table-cell>
              <table:table-cell office:value-type="float" office:value="6.95808">
                <text:p>6.95808</text:p>
              </table:table-cell>
              <table:table-cell office:value-type="float" office:value="-3.89993947241001">
                <text:p>-3.89993947241001</text:p>
              </table:table-cell>
              <table:table-cell office:value-type="float" office:value="0.084525674676157">
                <text:p>0.084525674676157</text:p>
              </table:table-cell>
              <table:table-cell office:value-type="float" office:value="-3.90139756994768">
                <text:p>-3.90139756994768</text:p>
              </table:table-cell>
              <table:table-cell office:value-type="float" office:value="1.50973957352133E-015">
                <text:p>1.50973957352133E-0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08050231554059E+015">
                <text:p>6.08050231554059E+015</text:p>
              </table:table-cell>
              <table:table-cell office:value-type="float" office:value="-7.01996">
                <text:p>-7.01996</text:p>
              </table:table-cell>
              <table:table-cell office:value-type="float" office:value="7.01256">
                <text:p>7.01256</text:p>
              </table:table-cell>
              <table:table-cell office:value-type="float" office:value="-4.14924392411272">
                <text:p>-4.14924392411272</text:p>
              </table:table-cell>
              <table:table-cell office:value-type="float" office:value="0.0910586187859195">
                <text:p>0.0910586187859195</text:p>
              </table:table-cell>
              <table:table-cell office:value-type="float" office:value="-4.15085419392658">
                <text:p>-4.15085419392658</text:p>
              </table:table-cell>
              <table:table-cell office:value-type="float" office:value="1.62306272137089E-015">
                <text:p>1.62306272137089E-0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92939799208823E+015">
                <text:p>5.92939799208823E+015</text:p>
              </table:table-cell>
              <table:table-cell office:value-type="float" office:value="-7.01082">
                <text:p>-7.01082</text:p>
              </table:table-cell>
              <table:table-cell office:value-type="float" office:value="7.00672">
                <text:p>7.00672</text:p>
              </table:table-cell>
              <table:table-cell office:value-type="float" office:value="-4.41494649414728">
                <text:p>-4.41494649414728</text:p>
              </table:table-cell>
              <table:table-cell office:value-type="float" office:value="0.0981975424782665">
                <text:p>0.0981975424782665</text:p>
              </table:table-cell>
              <table:table-cell office:value-type="float" office:value="-4.41672726102266">
                <text:p>-4.41672726102266</text:p>
              </table:table-cell>
              <table:table-cell office:value-type="float" office:value="1.73937534952936E-015">
                <text:p>1.73937534952936E-0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7767542882356E+015">
                <text:p>5.7767542882356E+015</text:p>
              </table:table-cell>
              <table:table-cell office:value-type="float" office:value="-6.85386">
                <text:p>-6.85386</text:p>
              </table:table-cell>
              <table:table-cell office:value-type="float" office:value="6.85094">
                <text:p>6.85094</text:p>
              </table:table-cell>
              <table:table-cell office:value-type="float" office:value="-4.70479362087543">
                <text:p>-4.70479362087543</text:p>
              </table:table-cell>
              <table:table-cell office:value-type="float" office:value="0.106187426070825">
                <text:p>0.106187426070825</text:p>
              </table:table-cell>
              <table:table-cell office:value-type="float" office:value="-4.70677016379791">
                <text:p>-4.70677016379791</text:p>
              </table:table-cell>
              <table:table-cell office:value-type="float" office:value="1.85524843759382E-015">
                <text:p>1.85524843759382E-0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62505306217906E+015">
                <text:p>5.62505306217906E+015</text:p>
              </table:table-cell>
              <table:table-cell office:value-type="float" office:value="-6.6924">
                <text:p>-6.6924</text:p>
              </table:table-cell>
              <table:table-cell office:value-type="float" office:value="6.68856">
                <text:p>6.68856</text:p>
              </table:table-cell>
              <table:table-cell office:value-type="float" office:value="-5.01653238794262">
                <text:p>-5.01653238794262</text:p>
              </table:table-cell>
              <table:table-cell office:value-type="float" office:value="0.115010286888712">
                <text:p>0.115010286888712</text:p>
              </table:table-cell>
              <table:table-cell office:value-type="float" office:value="-5.01873089120619">
                <text:p>-5.01873089120619</text:p>
              </table:table-cell>
              <table:table-cell office:value-type="float" office:value="1.9901749074891E-015">
                <text:p>1.9901749074891E-0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47315705737799E+015">
                <text:p>5.47315705737799E+015</text:p>
              </table:table-cell>
              <table:table-cell office:value-type="float" office:value="-6.52647">
                <text:p>-6.52647</text:p>
              </table:table-cell>
              <table:table-cell office:value-type="float" office:value="6.52007">
                <text:p>6.52007</text:p>
              </table:table-cell>
              <table:table-cell office:value-type="float" office:value="-5.35498832539872">
                <text:p>-5.35498832539872</text:p>
              </table:table-cell>
              <table:table-cell office:value-type="float" office:value="0.124851538305247">
                <text:p>0.124851538305247</text:p>
              </table:table-cell>
              <table:table-cell office:value-type="float" office:value="-5.35744118696494">
                <text:p>-5.35744118696494</text:p>
              </table:table-cell>
              <table:table-cell office:value-type="float" office:value="2.14425354655537E-015">
                <text:p>2.14425354655537E-0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32172600828966E+015">
                <text:p>5.32172600828966E+015</text:p>
              </table:table-cell>
              <table:table-cell office:value-type="float" office:value="-6.4427">
                <text:p>-6.4427</text:p>
              </table:table-cell>
              <table:table-cell office:value-type="float" office:value="6.43104">
                <text:p>6.43104</text:p>
              </table:table-cell>
              <table:table-cell office:value-type="float" office:value="-5.72164985243949">
                <text:p>-5.72164985243949</text:p>
              </table:table-cell>
              <table:table-cell office:value-type="float" office:value="0.135812713304587">
                <text:p>0.135812713304587</text:p>
              </table:table-cell>
              <table:table-cell office:value-type="float" office:value="-5.7243939842375">
                <text:p>-5.7243939842375</text:p>
              </table:table-cell>
              <table:table-cell office:value-type="float" office:value="2.3350845315061E-015">
                <text:p>2.3350845315061E-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16851053457409E+015">
                <text:p>5.16851053457409E+015</text:p>
              </table:table-cell>
              <table:table-cell office:value-type="float" office:value="-6.4117">
                <text:p>-6.4117</text:p>
              </table:table-cell>
              <table:table-cell office:value-type="float" office:value="6.39038">
                <text:p>6.39038</text:p>
              </table:table-cell>
              <table:table-cell office:value-type="float" office:value="-6.12589522216408">
                <text:p>-6.12589522216408</text:p>
              </table:table-cell>
              <table:table-cell office:value-type="float" office:value="0.148248762884442">
                <text:p>0.148248762884442</text:p>
              </table:table-cell>
              <table:table-cell office:value-type="float" office:value="-6.12897942351866">
                <text:p>-6.12897942351866</text:p>
              </table:table-cell>
              <table:table-cell office:value-type="float" office:value="2.56827563720649E-015">
                <text:p>2.56827563720649E-0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01718001645066E+015">
                <text:p>5.01718001645066E+015</text:p>
              </table:table-cell>
              <table:table-cell office:value-type="float" office:value="-6.50925">
                <text:p>-6.50925</text:p>
              </table:table-cell>
              <table:table-cell office:value-type="float" office:value="6.46515">
                <text:p>6.46515</text:p>
              </table:table-cell>
              <table:table-cell office:value-type="float" office:value="-6.56204698031702">
                <text:p>-6.56204698031702</text:p>
              </table:table-cell>
              <table:table-cell office:value-type="float" office:value="0.162067800746786">
                <text:p>0.162067800746786</text:p>
              </table:table-cell>
              <table:table-cell office:value-type="float" office:value="-6.56552037477057">
                <text:p>-6.56552037477057</text:p>
              </table:table-cell>
              <table:table-cell office:value-type="float" office:value="2.87410094655401E-015">
                <text:p>2.87410094655401E-0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86440436570659E+015">
                <text:p>4.86440436570659E+015</text:p>
              </table:table-cell>
              <table:table-cell office:value-type="float" office:value="-6.55037">
                <text:p>-6.55037</text:p>
              </table:table-cell>
              <table:table-cell office:value-type="float" office:value="6.48173">
                <text:p>6.48173</text:p>
              </table:table-cell>
              <table:table-cell office:value-type="float" office:value="-7.04427073806837">
                <text:p>-7.04427073806837</text:p>
              </table:table-cell>
              <table:table-cell office:value-type="float" office:value="0.177817320097268">
                <text:p>0.177817320097268</text:p>
              </table:table-cell>
              <table:table-cell office:value-type="float" office:value="-7.04820136153396">
                <text:p>-7.04820136153396</text:p>
              </table:table-cell>
              <table:table-cell office:value-type="float" office:value="3.20312964641179E-015">
                <text:p>3.20312964641179E-0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71238898038469E+015">
                <text:p>4.71238898038469E+015</text:p>
              </table:table-cell>
              <table:table-cell office:value-type="float" office:value="-6.5749">
                <text:p>-6.5749</text:p>
              </table:table-cell>
              <table:table-cell office:value-type="float" office:value="6.4861">
                <text:p>6.4861</text:p>
              </table:table-cell>
              <table:table-cell office:value-type="float" office:value="-7.57136224242387">
                <text:p>-7.57136224242387</text:p>
              </table:table-cell>
              <table:table-cell office:value-type="float" office:value="0.195580597836988">
                <text:p>0.195580597836988</text:p>
              </table:table-cell>
              <table:table-cell office:value-type="float" office:value="-7.57582498348747">
                <text:p>-7.57582498348747</text:p>
              </table:table-cell>
              <table:table-cell office:value-type="float" office:value="3.55961991625151E-015">
                <text:p>3.55961991625151E-0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6074430299591E+015">
                <text:p>4.56074430299591E+015</text:p>
              </table:table-cell>
              <table:table-cell office:value-type="float" office:value="-6.51026">
                <text:p>-6.51026</text:p>
              </table:table-cell>
              <table:table-cell office:value-type="float" office:value="6.40658">
                <text:p>6.40658</text:p>
              </table:table-cell>
              <table:table-cell office:value-type="float" office:value="-8.15051180966315">
                <text:p>-8.15051180966315</text:p>
              </table:table-cell>
              <table:table-cell office:value-type="float" office:value="0.215738032143726">
                <text:p>0.215738032143726</text:p>
              </table:table-cell>
              <table:table-cell office:value-type="float" office:value="-8.15559818072975">
                <text:p>-8.15559818072975</text:p>
              </table:table-cell>
              <table:table-cell office:value-type="float" office:value="3.93064378243985E-015">
                <text:p>3.93064378243985E-0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4092504220545E+015">
                <text:p>4.4092504220545E+015</text:p>
              </table:table-cell>
              <table:table-cell office:value-type="float" office:value="-6.37506">
                <text:p>-6.37506</text:p>
              </table:table-cell>
              <table:table-cell office:value-type="float" office:value="6.27008">
                <text:p>6.27008</text:p>
              </table:table-cell>
              <table:table-cell office:value-type="float" office:value="-8.78972382889279">
                <text:p>-8.78972382889279</text:p>
              </table:table-cell>
              <table:table-cell office:value-type="float" office:value="0.23873864613354">
                <text:p>0.23873864613354</text:p>
              </table:table-cell>
              <table:table-cell office:value-type="float" office:value="-8.79554586658802">
                <text:p>-8.79554586658802</text:p>
              </table:table-cell>
              <table:table-cell office:value-type="float" office:value="4.30988425745302E-015">
                <text:p>4.30988425745302E-0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25690202791132E+015">
                <text:p>4.25690202791132E+015</text:p>
              </table:table-cell>
              <table:table-cell office:value-type="float" office:value="-6.06506">
                <text:p>-6.06506</text:p>
              </table:table-cell>
              <table:table-cell office:value-type="float" office:value="5.9481">
                <text:p>5.9481</text:p>
              </table:table-cell>
              <table:table-cell office:value-type="float" office:value="-9.50252815617788">
                <text:p>-9.50252815617788</text:p>
              </table:table-cell>
              <table:table-cell office:value-type="float" office:value="0.265287783324656">
                <text:p>0.265287783324656</text:p>
              </table:table-cell>
              <table:table-cell office:value-type="float" office:value="-9.50922917206041">
                <text:p>-9.50922917206041</text:p>
              </table:table-cell>
              <table:table-cell office:value-type="float" office:value="4.70050102454927E-015">
                <text:p>4.70050102454927E-0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1048677930335E+015">
                <text:p>4.1048677930335E+015</text:p>
              </table:table-cell>
              <table:table-cell office:value-type="float" office:value="-5.44119">
                <text:p>-5.44119</text:p>
              </table:table-cell>
              <table:table-cell office:value-type="float" office:value="5.26479">
                <text:p>5.26479</text:p>
              </table:table-cell>
              <table:table-cell office:value-type="float" office:value="-10.294367737524">
                <text:p>-10.294367737524</text:p>
              </table:table-cell>
              <table:table-cell office:value-type="float" office:value="0.295855604870116">
                <text:p>0.295855604870116</text:p>
              </table:table-cell>
              <table:table-cell office:value-type="float" office:value="-10.3021176657154">
                <text:p>-10.3021176657154</text:p>
              </table:table-cell>
              <table:table-cell office:value-type="float" office:value="5.08267507331639E-015">
                <text:p>5.08267507331639E-0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95251939889031E+015">
                <text:p>3.95251939889031E+015</text:p>
              </table:table-cell>
              <table:table-cell office:value-type="float" office:value="-4.76818">
                <text:p>-4.76818</text:p>
              </table:table-cell>
              <table:table-cell office:value-type="float" office:value="4.46126">
                <text:p>4.46126</text:p>
              </table:table-cell>
              <table:table-cell office:value-type="float" office:value="-11.1811657664777">
                <text:p>-11.1811657664777</text:p>
              </table:table-cell>
              <table:table-cell office:value-type="float" office:value="0.331384273776551">
                <text:p>0.331384273776551</text:p>
              </table:table-cell>
              <table:table-cell office:value-type="float" office:value="-11.1901809575531">
                <text:p>-11.1901809575531</text:p>
              </table:table-cell>
              <table:table-cell office:value-type="float" office:value="5.53914169426015E-015">
                <text:p>5.53914169426015E-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0108206661667E+015">
                <text:p>3.80108206661667E+015</text:p>
              </table:table-cell>
              <table:table-cell office:value-type="float" office:value="-4.22466">
                <text:p>-4.22466</text:p>
              </table:table-cell>
              <table:table-cell office:value-type="float" office:value="3.37088">
                <text:p>3.37088</text:p>
              </table:table-cell>
              <table:table-cell office:value-type="float" office:value="-12.1703185682436">
                <text:p>-12.1703185682436</text:p>
              </table:table-cell>
              <table:table-cell office:value-type="float" office:value="0.372568458688512">
                <text:p>0.372568458688512</text:p>
              </table:table-cell>
              <table:table-cell office:value-type="float" office:value="-12.1808579683113">
                <text:p>-12.1808579683113</text:p>
              </table:table-cell>
              <table:table-cell office:value-type="float" office:value="6.38049330076161E-015">
                <text:p>6.38049330076161E-0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4877137158533E+015">
                <text:p>3.64877137158533E+015</text:p>
              </table:table-cell>
              <table:table-cell office:value-type="float" office:value="-4.86406">
                <text:p>-4.86406</text:p>
              </table:table-cell>
              <table:table-cell office:value-type="float" office:value="2.57792">
                <text:p>2.57792</text:p>
              </table:table-cell>
              <table:table-cell office:value-type="float" office:value="-13.2918310448909">
                <text:p>-13.2918310448909</text:p>
              </table:table-cell>
              <table:table-cell office:value-type="float" office:value="0.421170818840497">
                <text:p>0.421170818840497</text:p>
              </table:table-cell>
              <table:table-cell office:value-type="float" office:value="-13.3042426706711">
                <text:p>-13.3042426706711</text:p>
              </table:table-cell>
              <table:table-cell office:value-type="float" office:value="8.31101523597161E-015">
                <text:p>8.31101523597161E-0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49648580929522E+015">
                <text:p>3.49648580929522E+015</text:p>
              </table:table-cell>
              <table:table-cell office:value-type="float" office:value="-6.6132">
                <text:p>-6.6132</text:p>
              </table:table-cell>
              <table:table-cell office:value-type="float" office:value="2.04216">
                <text:p>2.04216</text:p>
              </table:table-cell>
              <table:table-cell office:value-type="float" office:value="-14.5626696386409">
                <text:p>-14.5626696386409</text:p>
              </table:table-cell>
              <table:table-cell office:value-type="float" office:value="0.478596347521164">
                <text:p>0.478596347521164</text:p>
              </table:table-cell>
              <table:table-cell office:value-type="float" office:value="-14.5773878373292">
                <text:p>-14.5773878373292</text:p>
              </table:table-cell>
              <table:table-cell office:value-type="float" office:value="0.0000000000000113160948634856">
                <text:p>0.00000000000001131609486348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34448927352924E+015">
                <text:p>3.34448927352924E+015</text:p>
              </table:table-cell>
              <table:table-cell office:value-type="float" office:value="-8.38804">
                <text:p>-8.38804</text:p>
              </table:table-cell>
              <table:table-cell office:value-type="float" office:value="1.76256">
                <text:p>1.76256</text:p>
              </table:table-cell>
              <table:table-cell office:value-type="float" office:value="-16.0078681459746">
                <text:p>-16.0078681459746</text:p>
              </table:table-cell>
              <table:table-cell office:value-type="float" office:value="0.546810851188365">
                <text:p>0.546810851188365</text:p>
              </table:table-cell>
              <table:table-cell office:value-type="float" office:value="-16.025448368517">
                <text:p>-16.025448368517</text:p>
              </table:table-cell>
              <table:table-cell office:value-type="float" office:value="0.0000000000000146609204847552">
                <text:p>0.00000000000001466092048475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88838028571046E+015">
                <text:p>2.88838028571046E+015</text:p>
              </table:table-cell>
              <table:table-cell office:value-type="float" office:value="-9.95006">
                <text:p>-9.95006</text:p>
              </table:table-cell>
              <table:table-cell office:value-type="float" office:value="1.0458">
                <text:p>1.0458</text:p>
              </table:table-cell>
              <table:table-cell office:value-type="float" office:value="-21.7954392749105">
                <text:p>-21.7954392749105</text:p>
              </table:table-cell>
              <table:table-cell office:value-type="float" office:value="0.848614884544417">
                <text:p>0.848614884544417</text:p>
              </table:table-cell>
              <table:table-cell office:value-type="float" office:value="-21.8270309987455">
                <text:p>-21.8270309987455</text:p>
              </table:table-cell>
              <table:table-cell office:value-type="float" office:value="0.0000000000000248946262380273">
                <text:p>0.00000000000002489462623802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736578528689E+015">
                <text:p>2.736578528689E+015</text:p>
              </table:table-cell>
              <table:table-cell office:value-type="float" office:value="-14.4656">
                <text:p>-14.4656</text:p>
              </table:table-cell>
              <table:table-cell office:value-type="float" office:value="1.216">
                <text:p>1.216</text:p>
              </table:table-cell>
              <table:table-cell office:value-type="float" office:value="-24.3905643363301">
                <text:p>-24.3905643363301</text:p>
              </table:table-cell>
              <table:table-cell office:value-type="float" office:value="0.997657541921687">
                <text:p>0.997657541921687</text:p>
              </table:table-cell>
              <table:table-cell office:value-type="float" office:value="-24.4297647478597">
                <text:p>-24.4297647478597</text:p>
              </table:table-cell>
              <table:table-cell office:value-type="float" office:value="0.0000000000000353116510375313">
                <text:p>0.00000000000003531165103753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58460712566424E+015">
                <text:p>2.58460712566424E+015</text:p>
              </table:table-cell>
              <table:table-cell office:value-type="float" office:value="-18.9494">
                <text:p>-18.9494</text:p>
              </table:table-cell>
              <table:table-cell office:value-type="float" office:value="1.4268">
                <text:p>1.4268</text:p>
              </table:table-cell>
              <table:table-cell office:value-type="float" office:value="-27.4588976806213">
                <text:p>-27.4588976806213</text:p>
              </table:table-cell>
              <table:table-cell office:value-type="float" office:value="1.18396970062193">
                <text:p>1.18396970062193</text:p>
              </table:table-cell>
              <table:table-cell office:value-type="float" office:value="-27.5081541299653">
                <text:p>-27.5081541299653</text:p>
              </table:table-cell>
              <table:table-cell office:value-type="float" office:value="0.0000000000000479803948669678">
                <text:p>0.00000000000004798039486696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3251634211866E+015">
                <text:p>2.43251634211866E+015</text:p>
              </table:table-cell>
              <table:table-cell office:value-type="float" office:value="-23.6499">
                <text:p>-23.6499</text:p>
              </table:table-cell>
              <table:table-cell office:value-type="float" office:value="1.69128">
                <text:p>1.69128</text:p>
              </table:table-cell>
              <table:table-cell office:value-type="float" office:value="-31.1217250241512">
                <text:p>-31.1217250241512</text:p>
              </table:table-cell>
              <table:table-cell office:value-type="float" office:value="1.41990779980528">
                <text:p>1.41990779980528</text:p>
              </table:table-cell>
              <table:table-cell office:value-type="float" office:value="-31.1844905872843">
                <text:p>-31.1844905872843</text:p>
              </table:table-cell>
              <table:table-cell office:value-type="float" office:value="0.0000000000000643023940048711">
                <text:p>0.00000000000006430239400487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803690099053E+015">
                <text:p>2.2803690099053E+015</text:p>
              </table:table-cell>
              <table:table-cell office:value-type="float" office:value="-29.0874">
                <text:p>-29.0874</text:p>
              </table:table-cell>
              <table:table-cell office:value-type="float" office:value="2.02664">
                <text:p>2.02664</text:p>
              </table:table-cell>
              <table:table-cell office:value-type="float" office:value="-35.5412466546861">
                <text:p>-35.5412466546861</text:p>
              </table:table-cell>
              <table:table-cell office:value-type="float" office:value="1.72303968782608">
                <text:p>1.72303968782608</text:p>
              </table:table-cell>
              <table:table-cell office:value-type="float" office:value="-35.6224936300255">
                <text:p>-35.6224936300255</text:p>
              </table:table-cell>
              <table:table-cell office:value-type="float" office:value="0.0000000000000865628500512006">
                <text:p>0.00000000000008656285005120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12844787236301E+015">
                <text:p>2.12844787236301E+015</text:p>
              </table:table-cell>
              <table:table-cell office:value-type="float" office:value="-34.6185">
                <text:p>-34.6185</text:p>
              </table:table-cell>
              <table:table-cell office:value-type="float" office:value="2.4696">
                <text:p>2.4696</text:p>
              </table:table-cell>
              <table:table-cell office:value-type="float" office:value="-40.9300285981581">
                <text:p>-40.9300285981581</text:p>
              </table:table-cell>
              <table:table-cell office:value-type="float" office:value="2.11825964081654">
                <text:p>2.11825964081654</text:p>
              </table:table-cell>
              <table:table-cell office:value-type="float" office:value="-41.0370407814531">
                <text:p>-41.0370407814531</text:p>
              </table:table-cell>
              <table:table-cell office:value-type="float" office:value="0.000000000000116130539537492">
                <text:p>0.0000000000001161305395374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7646390296764E+015">
                <text:p>1.97646390296764E+015</text:p>
              </table:table-cell>
              <table:table-cell office:value-type="float" office:value="-41.9166">
                <text:p>-41.9166</text:p>
              </table:table-cell>
              <table:table-cell office:value-type="float" office:value="3.05384">
                <text:p>3.05384</text:p>
              </table:table-cell>
              <table:table-cell office:value-type="float" office:value="-47.6067843076696">
                <text:p>-47.6067843076696</text:p>
              </table:table-cell>
              <table:table-cell office:value-type="float" office:value="2.64438725099591">
                <text:p>2.64438725099591</text:p>
              </table:table-cell>
              <table:table-cell office:value-type="float" office:value="-47.7506486680224">
                <text:p>-47.7506486680224</text:p>
              </table:table-cell>
              <table:table-cell office:value-type="float" office:value="0.000000000000159586368568892">
                <text:p>0.0000000000001595863685688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2473754416987E+015">
                <text:p>1.82473754416987E+015</text:p>
              </table:table-cell>
              <table:table-cell office:value-type="float" office:value="-50.0589">
                <text:p>-50.0589</text:p>
              </table:table-cell>
              <table:table-cell office:value-type="float" office:value="3.84608">
                <text:p>3.84608</text:p>
              </table:table-cell>
              <table:table-cell office:value-type="float" office:value="-55.9969889172092">
                <text:p>-55.9969889172092</text:p>
              </table:table-cell>
              <table:table-cell office:value-type="float" office:value="3.35867944697195">
                <text:p>3.35867944697195</text:p>
              </table:table-cell>
              <table:table-cell office:value-type="float" office:value="-56.1949068746631">
                <text:p>-56.1949068746631</text:p>
              </table:table-cell>
              <table:table-cell office:value-type="float" office:value="0.000000000000221603371342824">
                <text:p>0.0000000000002216033713428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7253994647406E+015">
                <text:p>1.67253994647406E+015</text:p>
              </table:table-cell>
              <table:table-cell office:value-type="float" office:value="-62.9822">
                <text:p>-62.9822</text:p>
              </table:table-cell>
              <table:table-cell office:value-type="float" office:value="4.94832">
                <text:p>4.94832</text:p>
              </table:table-cell>
              <table:table-cell office:value-type="float" office:value="-66.7975296790186">
                <text:p>-66.7975296790186</text:p>
              </table:table-cell>
              <table:table-cell office:value-type="float" office:value="4.35867434443142">
                <text:p>4.35867434443142</text:p>
              </table:table-cell>
              <table:table-cell office:value-type="float" office:value="-67.0777469985987">
                <text:p>-67.0777469985987</text:p>
              </table:table-cell>
              <table:table-cell office:value-type="float" office:value="0.000000000000322776466318176">
                <text:p>0.0000000000003227764663181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2012243729249E+015">
                <text:p>1.52012243729249E+015</text:p>
              </table:table-cell>
              <table:table-cell office:value-type="float" office:value="-77.0513">
                <text:p>-77.0513</text:p>
              </table:table-cell>
              <table:table-cell office:value-type="float" office:value="6.52488">
                <text:p>6.52488</text:p>
              </table:table-cell>
              <table:table-cell office:value-type="float" office:value="-81.0036993462381">
                <text:p>-81.0036993462381</text:p>
              </table:table-cell>
              <table:table-cell office:value-type="float" office:value="5.8005867579626">
                <text:p>5.8005867579626</text:p>
              </table:table-cell>
              <table:table-cell office:value-type="float" office:value="-81.4140077470163">
                <text:p>-81.4140077470163</text:p>
              </table:table-cell>
              <table:table-cell office:value-type="float" office:value="0.000000000000475468837384355">
                <text:p>0.0000000000004754688373843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9008252833887E+015">
                <text:p>1.49008252833887E+015</text:p>
              </table:table-cell>
              <table:table-cell office:value-type="float" office:value="-65.5994">
                <text:p>-65.5994</text:p>
              </table:table-cell>
              <table:table-cell office:value-type="float" office:value="6.29402">
                <text:p>6.29402</text:p>
              </table:table-cell>
              <table:table-cell office:value-type="float" office:value="-84.326098758214">
                <text:p>-84.326098758214</text:p>
              </table:table-cell>
              <table:table-cell office:value-type="float" office:value="6.15727595911634">
                <text:p>6.15727595911634</text:p>
              </table:table-cell>
              <table:table-cell office:value-type="float" office:value="-84.7704182312528">
                <text:p>-84.7704182312528</text:p>
              </table:table-cell>
              <table:table-cell office:value-type="float" office:value="0.000000000000465667283720432">
                <text:p>0.0000000000004656672837204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6007403531178E+015">
                <text:p>1.46007403531178E+015</text:p>
              </table:table-cell>
              <table:table-cell office:value-type="float" office:value="-68.2249">
                <text:p>-68.2249</text:p>
              </table:table-cell>
              <table:table-cell office:value-type="float" office:value="6.6495">
                <text:p>6.6495</text:p>
              </table:table-cell>
              <table:table-cell office:value-type="float" office:value="-87.8503943551056">
                <text:p>-87.8503943551056</text:p>
              </table:table-cell>
              <table:table-cell office:value-type="float" office:value="6.54337082475062">
                <text:p>6.54337082475062</text:p>
              </table:table-cell>
              <table:table-cell office:value-type="float" office:value="-88.3322796867461">
                <text:p>-88.3322796867461</text:p>
              </table:table-cell>
              <table:table-cell office:value-type="float" office:value="0.000000000000504762970638184">
                <text:p>0.0000000000005047629706381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2907908219146E+015">
                <text:p>1.42907908219146E+015</text:p>
              </table:table-cell>
              <table:table-cell office:value-type="float" office:value="-71.072">
                <text:p>-71.072</text:p>
              </table:table-cell>
              <table:table-cell office:value-type="float" office:value="7.05596">
                <text:p>7.05596</text:p>
              </table:table-cell>
              <table:table-cell office:value-type="float" office:value="-91.7243675320146">
                <text:p>-91.7243675320146</text:p>
              </table:table-cell>
              <table:table-cell office:value-type="float" office:value="6.97677422086908">
                <text:p>6.97677422086908</text:p>
              </table:table-cell>
              <table:table-cell office:value-type="float" office:value="-92.2493145316495">
                <text:p>-92.2493145316495</text:p>
              </table:table-cell>
              <table:table-cell office:value-type="float" office:value="0.000000000000549416220656218">
                <text:p>0.0000000000005494162206562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36789342367015E+015">
                <text:p>1.36789342367015E+015</text:p>
              </table:table-cell>
              <table:table-cell office:value-type="float" office:value="-73.9782">
                <text:p>-73.9782</text:p>
              </table:table-cell>
              <table:table-cell office:value-type="float" office:value="7.49048">
                <text:p>7.49048</text:p>
              </table:table-cell>
              <table:table-cell office:value-type="float" office:value="-100.152898241195">
                <text:p>-100.152898241195</text:p>
              </table:table-cell>
              <table:table-cell office:value-type="float" office:value="7.95139119513922">
                <text:p>7.95139119513922</text:p>
              </table:table-cell>
              <table:table-cell office:value-type="float" office:value="-100.777938383766">
                <text:p>-100.777938383766</text:p>
              </table:table-cell>
              <table:table-cell office:value-type="float" office:value="0.000000000000639137871114854">
                <text:p>0.0000000000006391378711148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6789342367015E+015">
                <text:p>1.36789342367015E+015</text:p>
              </table:table-cell>
              <table:table-cell office:value-type="float" office:value="-94.6882">
                <text:p>-94.6882</text:p>
              </table:table-cell>
              <table:table-cell office:value-type="float" office:value="8.90352">
                <text:p>8.90352</text:p>
              </table:table-cell>
              <table:table-cell office:value-type="float" office:value="-100.152898241195">
                <text:p>-100.152898241195</text:p>
              </table:table-cell>
              <table:table-cell office:value-type="float" office:value="7.95139119513922">
                <text:p>7.95139119513922</text:p>
              </table:table-cell>
              <table:table-cell office:value-type="float" office:value="-100.777938383766">
                <text:p>-100.777938383766</text:p>
              </table:table-cell>
              <table:table-cell office:value-type="float" office:value="0.000000000000723215379189335">
                <text:p>0.0000000000007232153791893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6196209674017E+015">
                <text:p>1.36196209674017E+015</text:p>
              </table:table-cell>
              <table:table-cell office:value-type="float" office:value="-77.119">
                <text:p>-77.119</text:p>
              </table:table-cell>
              <table:table-cell office:value-type="float" office:value="7.96316">
                <text:p>7.96316</text:p>
              </table:table-cell>
              <table:table-cell office:value-type="float" office:value="-101.030386297342">
                <text:p>-101.030386297342</text:p>
              </table:table-cell>
              <table:table-cell office:value-type="float" office:value="8.05529706409817">
                <text:p>8.05529706409817</text:p>
              </table:table-cell>
              <table:table-cell office:value-type="float" office:value="-101.666351847857">
                <text:p>-101.666351847857</text:p>
              </table:table-cell>
              <table:table-cell office:value-type="float" office:value="0.000000000000661093218277336">
                <text:p>0.0000000000006610932182773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33779696604876E+015">
                <text:p>1.33779696604876E+015</text:p>
              </table:table-cell>
              <table:table-cell office:value-type="float" office:value="-80.5053">
                <text:p>-80.5053</text:p>
              </table:table-cell>
              <table:table-cell office:value-type="float" office:value="8.47616">
                <text:p>8.47616</text:p>
              </table:table-cell>
              <table:table-cell office:value-type="float" office:value="-104.725830236916">
                <text:p>-104.725830236916</text:p>
              </table:table-cell>
              <table:table-cell office:value-type="float" office:value="8.49782824388973">
                <text:p>8.49782824388973</text:p>
              </table:table-cell>
              <table:table-cell office:value-type="float" office:value="-105.40885239622">
                <text:p>-105.40885239622</text:p>
              </table:table-cell>
              <table:table-cell office:value-type="float" office:value="0.000000000000712681626335354">
                <text:p>0.0000000000007126816263353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0717900404687E+015">
                <text:p>1.30717900404687E+015</text:p>
              </table:table-cell>
              <table:table-cell office:value-type="float" office:value="-83.9655">
                <text:p>-83.9655</text:p>
              </table:table-cell>
              <table:table-cell office:value-type="float" office:value="9.0219">
                <text:p>9.0219</text:p>
              </table:table-cell>
              <table:table-cell office:value-type="float" office:value="-109.702974537467">
                <text:p>-109.702974537467</text:p>
              </table:table-cell>
              <table:table-cell office:value-type="float" office:value="9.1062858356339">
                <text:p>9.1062858356339</text:p>
              </table:table-cell>
              <table:table-cell office:value-type="float" office:value="-110.45204602418">
                <text:p>-110.45204602418</text:p>
              </table:table-cell>
              <table:table-cell office:value-type="float" office:value="0.000000000000780142748593811">
                <text:p>0.0000000000007801427485938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27706998005487E+015">
                <text:p>1.27706998005487E+015</text:p>
              </table:table-cell>
              <table:table-cell office:value-type="float" office:value="-87.8748">
                <text:p>-87.8748</text:p>
              </table:table-cell>
              <table:table-cell office:value-type="float" office:value="9.6408">
                <text:p>9.6408</text:p>
              </table:table-cell>
              <table:table-cell office:value-type="float" office:value="-114.947339881155">
                <text:p>-114.947339881155</text:p>
              </table:table-cell>
              <table:table-cell office:value-type="float" office:value="9.76254715553161">
                <text:p>9.76254715553161</text:p>
              </table:table-cell>
              <table:table-cell office:value-type="float" office:value="-115.769327923845">
                <text:p>-115.769327923845</text:p>
              </table:table-cell>
              <table:table-cell office:value-type="float" office:value="0.000000000000855834783087007">
                <text:p>0.000000000000855834783087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24666564635342E+015">
                <text:p>1.24666564635342E+015</text:p>
              </table:table-cell>
              <table:table-cell office:value-type="float" office:value="-92.0648">
                <text:p>-92.0648</text:p>
              </table:table-cell>
              <table:table-cell office:value-type="float" office:value="10.2889">
                <text:p>10.2889</text:p>
              </table:table-cell>
              <table:table-cell office:value-type="float" office:value="-120.629601828916">
                <text:p>-120.629601828916</text:p>
              </table:table-cell>
              <table:table-cell office:value-type="float" office:value="10.4907453316101">
                <text:p>10.4907453316101</text:p>
              </table:table-cell>
              <table:table-cell office:value-type="float" office:value="-121.534445189067">
                <text:p>-121.534445189067</text:p>
              </table:table-cell>
              <table:table-cell office:value-type="float" office:value="0.000000000000941615731808231">
                <text:p>0.0000000000009416157318082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1609794983399E+015">
                <text:p>1.21609794983399E+015</text:p>
              </table:table-cell>
              <table:table-cell office:value-type="float" office:value="-96.5486">
                <text:p>-96.5486</text:p>
              </table:table-cell>
              <table:table-cell office:value-type="float" office:value="10.9676">
                <text:p>10.9676</text:p>
              </table:table-cell>
              <table:table-cell office:value-type="float" office:value="-126.772955096041">
                <text:p>-126.772955096041</text:p>
              </table:table-cell>
              <table:table-cell office:value-type="float" office:value="11.2976322602611">
                <text:p>11.2976322602611</text:p>
              </table:table-cell>
              <table:table-cell office:value-type="float" office:value="-127.771887104713">
                <text:p>-127.771887104713</text:p>
              </table:table-cell>
              <table:table-cell office:value-type="float" office:value="0.00000000000103877505316877">
                <text:p>0.000000000001038775053168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1609794983399E+015">
                <text:p>1.21609794983399E+015</text:p>
              </table:table-cell>
              <table:table-cell office:value-type="float" office:value="-132.553">
                <text:p>-132.553</text:p>
              </table:table-cell>
              <table:table-cell office:value-type="float" office:value="12.65">
                <text:p>12.65</text:p>
              </table:table-cell>
              <table:table-cell office:value-type="float" office:value="-126.772955096041">
                <text:p>-126.772955096041</text:p>
              </table:table-cell>
              <table:table-cell office:value-type="float" office:value="11.2976322602611">
                <text:p>11.2976322602611</text:p>
              </table:table-cell>
              <table:table-cell office:value-type="float" office:value="-127.771887104713">
                <text:p>-127.771887104713</text:p>
              </table:table-cell>
              <table:table-cell office:value-type="float" office:value="0.0000000000012177281459165">
                <text:p>0.0000000000012177281459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8550512057334E+015">
                <text:p>1.18550512057334E+015</text:p>
              </table:table-cell>
              <table:table-cell office:value-type="float" office:value="-102.35">
                <text:p>-102.35</text:p>
              </table:table-cell>
              <table:table-cell office:value-type="float" office:value="11.7766">
                <text:p>11.7766</text:p>
              </table:table-cell>
              <table:table-cell office:value-type="float" office:value="-133.398090163175">
                <text:p>-133.398090163175</text:p>
              </table:table-cell>
              <table:table-cell office:value-type="float" office:value="12.1900844573647">
                <text:p>12.1900844573647</text:p>
              </table:table-cell>
              <table:table-cell office:value-type="float" office:value="-134.503746939229">
                <text:p>-134.503746939229</text:p>
              </table:table-cell>
              <table:table-cell office:value-type="float" office:value="0.00000000000115443435910621">
                <text:p>0.000000000001154434359106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5570397266138E+015">
                <text:p>1.15570397266138E+015</text:p>
              </table:table-cell>
              <table:table-cell office:value-type="float" office:value="-106.461">
                <text:p>-106.461</text:p>
              </table:table-cell>
              <table:table-cell office:value-type="float" office:value="12.5454">
                <text:p>12.5454</text:p>
              </table:table-cell>
              <table:table-cell office:value-type="float" office:value="-140.358419689329">
                <text:p>-140.358419689329</text:p>
              </table:table-cell>
              <table:table-cell office:value-type="float" office:value="13.152009886337">
                <text:p>13.152009886337</text:p>
              </table:table-cell>
              <table:table-cell office:value-type="float" office:value="-141.582084784273">
                <text:p>-141.582084784273</text:p>
              </table:table-cell>
              <table:table-cell office:value-type="float" office:value="0.00000000000127073671806812">
                <text:p>0.000000000001270736718068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2534362125709E+015">
                <text:p>1.12534362125709E+015</text:p>
              </table:table-cell>
              <table:table-cell office:value-type="float" office:value="-112.764">
                <text:p>-112.764</text:p>
              </table:table-cell>
              <table:table-cell office:value-type="float" office:value="13.4832">
                <text:p>13.4832</text:p>
              </table:table-cell>
              <table:table-cell office:value-type="float" office:value="-148.018714092125">
                <text:p>-148.018714092125</text:p>
              </table:table-cell>
              <table:table-cell office:value-type="float" office:value="14.238777686779">
                <text:p>14.238777686779</text:p>
              </table:table-cell>
              <table:table-cell office:value-type="float" office:value="-149.379233079614">
                <text:p>-149.379233079614</text:p>
              </table:table-cell>
              <table:table-cell office:value-type="float" office:value="0.00000000000141647390231197">
                <text:p>0.000000000001416473902311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946314114756E+015">
                <text:p>1.0946314114756E+015</text:p>
              </table:table-cell>
              <table:table-cell office:value-type="float" office:value="-119.252">
                <text:p>-119.252</text:p>
              </table:table-cell>
              <table:table-cell office:value-type="float" office:value="14.497">
                <text:p>14.497</text:p>
              </table:table-cell>
              <table:table-cell office:value-type="float" office:value="-156.41705659261">
                <text:p>-156.41705659261</text:p>
              </table:table-cell>
              <table:table-cell office:value-type="float" office:value="15.4632555283556">
                <text:p>15.4632555283556</text:p>
              </table:table-cell>
              <table:table-cell office:value-type="float" office:value="-157.936029674123">
                <text:p>-157.936029674123</text:p>
              </table:table-cell>
              <table:table-cell office:value-type="float" office:value="0.00000000000158263567561304">
                <text:p>0.000000000001582635675613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6434645829499E+015">
                <text:p>1.06434645829499E+015</text:p>
              </table:table-cell>
              <table:table-cell office:value-type="float" office:value="-125.924">
                <text:p>-125.924</text:p>
              </table:table-cell>
              <table:table-cell office:value-type="float" office:value="15.5904">
                <text:p>15.5904</text:p>
              </table:table-cell>
              <table:table-cell office:value-type="float" office:value="-165.411012959801">
                <text:p>-165.411012959801</text:p>
              </table:table-cell>
              <table:table-cell office:value-type="float" office:value="16.8118728333722">
                <text:p>16.8118728333722</text:p>
              </table:table-cell>
              <table:table-cell office:value-type="float" office:value="-167.109452643199">
                <text:p>-167.109452643199</text:p>
              </table:table-cell>
              <table:table-cell office:value-type="float" office:value="0.00000000000176899716716302">
                <text:p>0.000000000001768997167163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6434645829499E+015">
                <text:p>1.06434645829499E+015</text:p>
              </table:table-cell>
              <table:table-cell office:value-type="float" office:value="-166.937">
                <text:p>-166.937</text:p>
              </table:table-cell>
              <table:table-cell office:value-type="float" office:value="18.7308">
                <text:p>18.7308</text:p>
              </table:table-cell>
              <table:table-cell office:value-type="float" office:value="-165.411012959801">
                <text:p>-165.411012959801</text:p>
              </table:table-cell>
              <table:table-cell office:value-type="float" office:value="16.8118728333722">
                <text:p>16.8118728333722</text:p>
              </table:table-cell>
              <table:table-cell office:value-type="float" office:value="-167.109452643199">
                <text:p>-167.109452643199</text:p>
              </table:table-cell>
              <table:table-cell office:value-type="float" office:value="0.00000000000203750566575027">
                <text:p>0.000000000002037505665750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00316708295899E+015">
                <text:p>1.00316708295899E+015</text:p>
              </table:table-cell>
              <table:table-cell office:value-type="float" office:value="-132.783">
                <text:p>-132.783</text:p>
              </table:table-cell>
              <table:table-cell office:value-type="float" office:value="16.79">
                <text:p>16.79</text:p>
              </table:table-cell>
              <table:table-cell office:value-type="float" office:value="-186.0899253966">
                <text:p>-186.0899253966</text:p>
              </table:table-cell>
              <table:table-cell office:value-type="float" office:value="20.0536845964539">
                <text:p>20.0536845964539</text:p>
              </table:table-cell>
              <table:table-cell office:value-type="float" office:value="-188.239427915464">
                <text:p>-188.239427915464</text:p>
              </table:table-cell>
              <table:table-cell office:value-type="float" office:value="0.00000000000216938280571234">
                <text:p>0.000000000002169382805712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80214607031859">
                <text:p>980214607031859</text:p>
              </table:table-cell>
              <table:table-cell office:value-type="float" office:value="-142.198">
                <text:p>-142.198</text:p>
              </table:table-cell>
              <table:table-cell office:value-type="float" office:value="18.2546">
                <text:p>18.2546</text:p>
              </table:table-cell>
              <table:table-cell office:value-type="float" office:value="-194.848814257209">
                <text:p>-194.848814257209</text:p>
              </table:table-cell>
              <table:table-cell office:value-type="float" office:value="21.4840833167026">
                <text:p>21.4840833167026</text:p>
              </table:table-cell>
              <table:table-cell office:value-type="float" office:value="-197.205559881172">
                <text:p>-197.205559881172</text:p>
              </table:table-cell>
              <table:table-cell office:value-type="float" office:value="0.0000000000024062548605841">
                <text:p>0.00000000000240625486058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73133457190667">
                <text:p>973133457190667</text:p>
              </table:table-cell>
              <table:table-cell office:value-type="float" office:value="-149.491">
                <text:p>-149.491</text:p>
              </table:table-cell>
              <table:table-cell office:value-type="float" office:value="19.6908">
                <text:p>19.6908</text:p>
              </table:table-cell>
              <table:table-cell office:value-type="float" office:value="-197.674925504367">
                <text:p>-197.674925504367</text:p>
              </table:table-cell>
              <table:table-cell office:value-type="float" office:value="21.9526880487654">
                <text:p>21.9526880487654</text:p>
              </table:table-cell>
              <table:table-cell office:value-type="float" office:value="-200.100599058002">
                <text:p>-200.100599058002</text:p>
              </table:table-cell>
              <table:table-cell office:value-type="float" office:value="0.00000000000252116222125422">
                <text:p>0.000000000002521162221254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42477796076938">
                <text:p>942477796076938</text:p>
              </table:table-cell>
              <table:table-cell office:value-type="float" office:value="-159.482">
                <text:p>-159.482</text:p>
              </table:table-cell>
              <table:table-cell office:value-type="float" office:value="21.42">
                <text:p>21.42</text:p>
              </table:table-cell>
              <table:table-cell office:value-type="float" office:value="-210.640816956115">
                <text:p>-210.640816956115</text:p>
              </table:table-cell>
              <table:table-cell office:value-type="float" office:value="24.1460087301597">
                <text:p>24.1460087301597</text:p>
              </table:table-cell>
              <table:table-cell office:value-type="float" office:value="-213.395624587187">
                <text:p>-213.395624587187</text:p>
              </table:table-cell>
              <table:table-cell office:value-type="float" office:value="0.0000000000028662583681473">
                <text:p>0.00000000000286625836814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12368772084933">
                <text:p>912368772084933</text:p>
              </table:table-cell>
              <table:table-cell office:value-type="float" office:value="-169.803">
                <text:p>-169.803</text:p>
              </table:table-cell>
              <table:table-cell office:value-type="float" office:value="23.296">
                <text:p>23.296</text:p>
              </table:table-cell>
              <table:table-cell office:value-type="float" office:value="-224.645476542652">
                <text:p>-224.645476542652</text:p>
              </table:table-cell>
              <table:table-cell office:value-type="float" office:value="26.5933635710771">
                <text:p>26.5933635710771</text:p>
              </table:table-cell>
              <table:table-cell office:value-type="float" office:value="-227.779627498653">
                <text:p>-227.779627498653</text:p>
              </table:table-cell>
              <table:table-cell office:value-type="float" office:value="0.00000000000325979499570775">
                <text:p>0.000000000003259794995707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12368772084933">
                <text:p>912368772084933</text:p>
              </table:table-cell>
              <table:table-cell office:value-type="float" office:value="-228.963">
                <text:p>-228.963</text:p>
              </table:table-cell>
              <table:table-cell office:value-type="float" office:value="29.4752">
                <text:p>29.4752</text:p>
              </table:table-cell>
              <table:table-cell office:value-type="float" office:value="-224.645476542652">
                <text:p>-224.645476542652</text:p>
              </table:table-cell>
              <table:table-cell office:value-type="float" office:value="26.5933635710771">
                <text:p>26.5933635710771</text:p>
              </table:table-cell>
              <table:table-cell office:value-type="float" office:value="-227.779627498653">
                <text:p>-227.779627498653</text:p>
              </table:table-cell>
              <table:table-cell office:value-type="float" office:value="0.00000000000378637726424516">
                <text:p>0.000000000003786377264245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81643995932825">
                <text:p>881643995932825</text:p>
              </table:table-cell>
              <table:table-cell office:value-type="float" office:value="-180.457">
                <text:p>-180.457</text:p>
              </table:table-cell>
              <table:table-cell office:value-type="float" office:value="25.3796">
                <text:p>25.3796</text:p>
              </table:table-cell>
              <table:table-cell office:value-type="float" office:value="-240.412218625042">
                <text:p>-240.412218625042</text:p>
              </table:table-cell>
              <table:table-cell office:value-type="float" office:value="29.4430668134889">
                <text:p>29.4430668134889</text:p>
              </table:table-cell>
              <table:table-cell office:value-type="float" office:value="-244.003147817943">
                <text:p>-244.003147817943</text:p>
              </table:table-cell>
              <table:table-cell office:value-type="float" office:value="0.0000000000037237730829061">
                <text:p>0.00000000000372377308290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51377892308141">
                <text:p>851377892308141</text:p>
              </table:table-cell>
              <table:table-cell office:value-type="float" office:value="-194.214">
                <text:p>-194.214</text:p>
              </table:table-cell>
              <table:table-cell office:value-type="float" office:value="27.8556">
                <text:p>27.8556</text:p>
              </table:table-cell>
              <table:table-cell office:value-type="float" office:value="-257.607222880719">
                <text:p>-257.607222880719</text:p>
              </table:table-cell>
              <table:table-cell office:value-type="float" office:value="32.6614403756207">
                <text:p>32.6614403756207</text:p>
              </table:table-cell>
              <table:table-cell office:value-type="float" office:value="-261.73228047009">
                <text:p>-261.73228047009</text:p>
              </table:table-cell>
              <table:table-cell office:value-type="float" office:value="0.00000000000428949204757184">
                <text:p>0.000000000004289492047571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0973558606699">
                <text:p>820973558606699</text:p>
              </table:table-cell>
              <table:table-cell office:value-type="float" office:value="-208.49">
                <text:p>-208.49</text:p>
              </table:table-cell>
              <table:table-cell office:value-type="float" office:value="30.6144">
                <text:p>30.6144</text:p>
              </table:table-cell>
              <table:table-cell office:value-type="float" office:value="-276.787658503776">
                <text:p>-276.787658503776</text:p>
              </table:table-cell>
              <table:table-cell office:value-type="float" office:value="36.3831945452951">
                <text:p>36.3831945452951</text:p>
              </table:table-cell>
              <table:table-cell office:value-type="float" office:value="-281.552941642886">
                <text:p>-281.552941642886</text:p>
              </table:table-cell>
              <table:table-cell office:value-type="float" office:value="0.00000000000495602119825002">
                <text:p>0.000000000004956021198250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0669755870172">
                <text:p>790669755870172</text:p>
              </table:table-cell>
              <table:table-cell office:value-type="float" office:value="-223.287">
                <text:p>-223.287</text:p>
              </table:table-cell>
              <table:table-cell office:value-type="float" office:value="33.674">
                <text:p>33.674</text:p>
              </table:table-cell>
              <table:table-cell office:value-type="float" office:value="-298.095038141052">
                <text:p>-298.095038141052</text:p>
              </table:table-cell>
              <table:table-cell office:value-type="float" office:value="40.6753344877418">
                <text:p>40.6753344877418</text:p>
              </table:table-cell>
              <table:table-cell office:value-type="float" office:value="-303.626667304721">
                <text:p>-303.626667304721</text:p>
              </table:table-cell>
              <table:table-cell office:value-type="float" office:value="0.00000000000574062345137384">
                <text:p>0.000000000005740623451373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0064360238900">
                <text:p>760064360238900</text:p>
              </table:table-cell>
              <table:table-cell office:value-type="float" office:value="-241.702">
                <text:p>-241.702</text:p>
              </table:table-cell>
              <table:table-cell office:value-type="float" office:value="37.355">
                <text:p>37.355</text:p>
              </table:table-cell>
              <table:table-cell office:value-type="float" office:value="-322.185087398135">
                <text:p>-322.185087398135</text:p>
              </table:table-cell>
              <table:table-cell office:value-type="float" office:value="45.7212395217996">
                <text:p>45.7212395217996</text:p>
              </table:table-cell>
              <table:table-cell office:value-type="float" office:value="-328.653305842987">
                <text:p>-328.653305842987</text:p>
              </table:table-cell>
              <table:table-cell office:value-type="float" office:value="0.000000000006722623119653">
                <text:p>0.0000000000067226231196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9754274317066">
                <text:p>729754274317066</text:p>
              </table:table-cell>
              <table:table-cell office:value-type="float" office:value="-260.866">
                <text:p>-260.866</text:p>
              </table:table-cell>
              <table:table-cell office:value-type="float" office:value="41.4414">
                <text:p>41.4414</text:p>
              </table:table-cell>
              <table:table-cell office:value-type="float" office:value="-349.007046617782">
                <text:p>-349.007046617782</text:p>
              </table:table-cell>
              <table:table-cell office:value-type="float" office:value="51.5723821394644">
                <text:p>51.5723821394644</text:p>
              </table:table-cell>
              <table:table-cell office:value-type="float" office:value="-356.606066766777">
                <text:p>-356.606066766777</text:p>
              </table:table-cell>
              <table:table-cell office:value-type="float" office:value="0.00000000000788958403886456">
                <text:p>0.000000000007889584038864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9425338839310">
                <text:p>699425338839310</text:p>
              </table:table-cell>
              <table:table-cell office:value-type="float" office:value="-284.142">
                <text:p>-284.142</text:p>
              </table:table-cell>
              <table:table-cell office:value-type="float" office:value="46.3344">
                <text:p>46.3344</text:p>
              </table:table-cell>
              <table:table-cell office:value-type="float" office:value="-379.303585338587">
                <text:p>-379.303585338587</text:p>
              </table:table-cell>
              <table:table-cell office:value-type="float" office:value="58.4663671270747">
                <text:p>58.4663671270747</text:p>
              </table:table-cell>
              <table:table-cell office:value-type="float" office:value="-388.291973081485">
                <text:p>-388.291973081485</text:p>
              </table:table-cell>
              <table:table-cell office:value-type="float" office:value="0.00000000000935068374649137">
                <text:p>0.000000000009350683746491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8895341431724">
                <text:p>668895341431724</text:p>
              </table:table-cell>
              <table:table-cell office:value-type="float" office:value="-308.446">
                <text:p>-308.446</text:p>
              </table:table-cell>
              <table:table-cell office:value-type="float" office:value="51.87">
                <text:p>51.87</text:p>
              </table:table-cell>
              <table:table-cell office:value-type="float" office:value="-413.91732078707">
                <text:p>-413.91732078707</text:p>
              </table:table-cell>
              <table:table-cell office:value-type="float" office:value="66.6991723705748">
                <text:p>66.6991723705748</text:p>
              </table:table-cell>
              <table:table-cell office:value-type="float" office:value="-424.639407747625">
                <text:p>-424.639407747625</text:p>
              </table:table-cell>
              <table:table-cell office:value-type="float" office:value="0.0000000000111358073142504">
                <text:p>0.00000000001113580731425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38534990027433">
                <text:p>638534990027433</text:p>
              </table:table-cell>
              <table:table-cell office:value-type="float" office:value="-337.444">
                <text:p>-337.444</text:p>
              </table:table-cell>
              <table:table-cell office:value-type="float" office:value="58.4868">
                <text:p>58.4868</text:p>
              </table:table-cell>
              <table:table-cell office:value-type="float" office:value="-453.197502081361">
                <text:p>-453.197502081361</text:p>
              </table:table-cell>
              <table:table-cell office:value-type="float" office:value="76.4851446620319">
                <text:p>76.4851446620319</text:p>
              </table:table-cell>
              <table:table-cell office:value-type="float" office:value="-466.077311695382">
                <text:p>-466.077311695382</text:p>
              </table:table-cell>
              <table:table-cell office:value-type="float" office:value="0.0000000000133861337867456">
                <text:p>0.00000000001338613378674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8050231554059">
                <text:p>608050231554059</text:p>
              </table:table-cell>
              <table:table-cell office:value-type="float" office:value="-371.626">
                <text:p>-371.626</text:p>
              </table:table-cell>
              <table:table-cell office:value-type="float" office:value="66.3552">
                <text:p>66.3552</text:p>
              </table:table-cell>
              <table:table-cell office:value-type="float" office:value="-498.466131466152">
                <text:p>-498.466131466152</text:p>
              </table:table-cell>
              <table:table-cell office:value-type="float" office:value="88.3249982559163">
                <text:p>88.3249982559163</text:p>
              </table:table-cell>
              <table:table-cell office:value-type="float" office:value="-514.085419392658">
                <text:p>-514.085419392658</text:p>
              </table:table-cell>
              <table:table-cell office:value-type="float" office:value="0.0000000000162645116129025">
                <text:p>0.00000000001626451161290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2939799208823">
                <text:p>592939799208823</text:p>
              </table:table-cell>
              <table:table-cell office:value-type="float" office:value="-391.33">
                <text:p>-391.33</text:p>
              </table:table-cell>
              <table:table-cell office:value-type="float" office:value="70.92">
                <text:p>70.92</text:p>
              </table:table-cell>
              <table:table-cell office:value-type="float" office:value="-523.426367261809">
                <text:p>-523.426367261809</text:p>
              </table:table-cell>
              <table:table-cell office:value-type="float" office:value="95.1022886958813">
                <text:p>95.1022886958813</text:p>
              </table:table-cell>
              <table:table-cell office:value-type="float" office:value="-540.672726102266">
                <text:p>-540.672726102266</text:p>
              </table:table-cell>
              <table:table-cell office:value-type="float" office:value="0.0000000000179966882277985">
                <text:p>0.00000000001799668822779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7675428823560">
                <text:p>577675428823560</text:p>
              </table:table-cell>
              <table:table-cell office:value-type="float" office:value="-411.559">
                <text:p>-411.559</text:p>
              </table:table-cell>
              <table:table-cell office:value-type="float" office:value="75.7904">
                <text:p>75.7904</text:p>
              </table:table-cell>
              <table:table-cell office:value-type="float" office:value="-550.566849981894">
                <text:p>-550.566849981894</text:p>
              </table:table-cell>
              <table:table-cell office:value-type="float" office:value="102.667104189796">
                <text:p>102.667104189796</text:p>
              </table:table-cell>
              <table:table-cell office:value-type="float" office:value="-569.677016379791">
                <text:p>-569.677016379791</text:p>
              </table:table-cell>
              <table:table-cell office:value-type="float" office:value="0.0000000000199552813841295">
                <text:p>0.00000000001995528138412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2505306217906">
                <text:p>562505306217906</text:p>
              </table:table-cell>
              <table:table-cell office:value-type="float" office:value="-432.324">
                <text:p>-432.324</text:p>
              </table:table-cell>
              <table:table-cell office:value-type="float" office:value="81.0612">
                <text:p>81.0612</text:p>
              </table:table-cell>
              <table:table-cell office:value-type="float" office:value="-579.655341408496">
                <text:p>-579.655341408496</text:p>
              </table:table-cell>
              <table:table-cell office:value-type="float" office:value="110.996389768776">
                <text:p>110.996389768776</text:p>
              </table:table-cell>
              <table:table-cell office:value-type="float" office:value="-600.873089120619">
                <text:p>-600.873089120619</text:p>
              </table:table-cell>
              <table:table-cell office:value-type="float" office:value="0.0000000000221487207446368">
                <text:p>0.00000000002214872074463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47315705737799">
                <text:p>547315705737799</text:p>
              </table:table-cell>
              <table:table-cell office:value-type="float" office:value="-457.876">
                <text:p>-457.876</text:p>
              </table:table-cell>
              <table:table-cell office:value-type="float" office:value="87.1596">
                <text:p>87.1596</text:p>
              </table:table-cell>
              <table:table-cell office:value-type="float" office:value="-611.11794498277">
                <text:p>-611.11794498277</text:p>
              </table:table-cell>
              <table:table-cell office:value-type="float" office:value="120.2580762421">
                <text:p>120.2580762421</text:p>
              </table:table-cell>
              <table:table-cell office:value-type="float" office:value="-634.744118696494">
                <text:p>-634.744118696494</text:p>
              </table:table-cell>
              <table:table-cell office:value-type="float" office:value="0.0000000000247413870756388">
                <text:p>0.00000000002474138707563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32172600828966">
                <text:p>532172600828966</text:p>
              </table:table-cell>
              <table:table-cell office:value-type="float" office:value="-484.194">
                <text:p>-484.194</text:p>
              </table:table-cell>
              <table:table-cell office:value-type="float" office:value="93.7758">
                <text:p>93.7758</text:p>
              </table:table-cell>
              <table:table-cell office:value-type="float" office:value="-645.063673577586">
                <text:p>-645.063673577586</text:p>
              </table:table-cell>
              <table:table-cell office:value-type="float" office:value="130.538874238229">
                <text:p>130.538874238229</text:p>
              </table:table-cell>
              <table:table-cell office:value-type="float" office:value="-671.43939842375">
                <text:p>-671.43939842375</text:p>
              </table:table-cell>
              <table:table-cell office:value-type="float" office:value="0.0000000000276722679870041">
                <text:p>0.00000000002767226798700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16851053457408">
                <text:p>516851053457408</text:p>
              </table:table-cell>
              <table:table-cell office:value-type="float" office:value="-511.277">
                <text:p>-511.277</text:p>
              </table:table-cell>
              <table:table-cell office:value-type="float" office:value="100.89">
                <text:p>100.89</text:p>
              </table:table-cell>
              <table:table-cell office:value-type="float" office:value="-682.322645990218">
                <text:p>-682.322645990218</text:p>
              </table:table-cell>
              <table:table-cell office:value-type="float" office:value="142.160014651758">
                <text:p>142.160014651758</text:p>
              </table:table-cell>
              <table:table-cell office:value-type="float" office:value="-711.897942351869">
                <text:p>-711.897942351869</text:p>
              </table:table-cell>
              <table:table-cell office:value-type="float" office:value="0.000000000031034480041432">
                <text:p>0.0000000000310344800414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01718001645066">
                <text:p>501718001645066</text:p>
              </table:table-cell>
              <table:table-cell office:value-type="float" office:value="-539.142">
                <text:p>-539.142</text:p>
              </table:table-cell>
              <table:table-cell office:value-type="float" office:value="108.662">
                <text:p>108.662</text:p>
              </table:table-cell>
              <table:table-cell office:value-type="float" office:value="-722.328175228225">
                <text:p>-722.328175228225</text:p>
              </table:table-cell>
              <table:table-cell office:value-type="float" office:value="155.021790902058">
                <text:p>155.021790902058</text:p>
              </table:table-cell>
              <table:table-cell office:value-type="float" office:value="-755.552037477057">
                <text:p>-755.552037477057</text:p>
              </table:table-cell>
              <table:table-cell office:value-type="float" office:value="0.0000000000348330177677847">
                <text:p>0.00000000003483301776778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6440436570659">
                <text:p>486440436570659</text:p>
              </table:table-cell>
              <table:table-cell office:value-type="float" office:value="-577.316">
                <text:p>-577.316</text:p>
              </table:table-cell>
              <table:table-cell office:value-type="float" office:value="118.114">
                <text:p>118.114</text:p>
              </table:table-cell>
              <table:table-cell office:value-type="float" office:value="-766.326713990128">
                <text:p>-766.326713990128</text:p>
              </table:table-cell>
              <table:table-cell office:value-type="float" office:value="169.61634480434">
                <text:p>169.61634480434</text:p>
              </table:table-cell>
              <table:table-cell office:value-type="float" office:value="-803.820136153396">
                <text:p>-803.820136153396</text:p>
              </table:table-cell>
              <table:table-cell office:value-type="float" office:value="0.0000000000395427678456828">
                <text:p>0.00000000003954276784568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1238898038469">
                <text:p>471238898038469</text:p>
              </table:table-cell>
              <table:table-cell office:value-type="float" office:value="-611.92">
                <text:p>-611.92</text:p>
              </table:table-cell>
              <table:table-cell office:value-type="float" office:value="127.92">
                <text:p>127.92</text:p>
              </table:table-cell>
              <table:table-cell office:value-type="float" office:value="-814.141569453633">
                <text:p>-814.141569453633</text:p>
              </table:table-cell>
              <table:table-cell office:value-type="float" office:value="185.998294047643">
                <text:p>185.998294047643</text:p>
              </table:table-cell>
              <table:table-cell office:value-type="float" office:value="-856.582498348747">
                <text:p>-856.582498348747</text:p>
              </table:table-cell>
              <table:table-cell office:value-type="float" office:value="0.0000000000447682259405865">
                <text:p>0.00000000004476822594058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6074430299591">
                <text:p>456074430299591</text:p>
              </table:table-cell>
              <table:table-cell office:value-type="float" office:value="-652.717">
                <text:p>-652.717</text:p>
              </table:table-cell>
              <table:table-cell office:value-type="float" office:value="139.649">
                <text:p>139.649</text:p>
              </table:table-cell>
              <table:table-cell office:value-type="float" office:value="-866.347734288681">
                <text:p>-866.347734288681</text:p>
              </table:table-cell>
              <table:table-cell office:value-type="float" office:value="204.491177402948">
                <text:p>204.491177402948</text:p>
              </table:table-cell>
              <table:table-cell office:value-type="float" office:value="-914.559818072975">
                <text:p>-914.559818072975</text:p>
              </table:table-cell>
              <table:table-cell office:value-type="float" office:value="0.0000000000509899653084639">
                <text:p>0.00000000005098996530846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0925042205450">
                <text:p>440925042205450</text:p>
              </table:table-cell>
              <table:table-cell office:value-type="float" office:value="-700.17">
                <text:p>-700.17</text:p>
              </table:table-cell>
              <table:table-cell office:value-type="float" office:value="153.171">
                <text:p>153.171</text:p>
              </table:table-cell>
              <table:table-cell office:value-type="float" office:value="-923.569593040728">
                <text:p>-923.569593040728</text:p>
              </table:table-cell>
              <table:table-cell office:value-type="float" office:value="225.471623874956">
                <text:p>225.471623874956</text:p>
              </table:table-cell>
              <table:table-cell office:value-type="float" office:value="-978.554586658802">
                <text:p>-978.554586658802</text:p>
              </table:table-cell>
              <table:table-cell office:value-type="float" office:value="0.000000000058427812356193">
                <text:p>0.0000000000584278123561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5690202791132">
                <text:p>425690202791132</text:p>
              </table:table-cell>
              <table:table-cell office:value-type="float" office:value="-749.394">
                <text:p>-749.394</text:p>
              </table:table-cell>
              <table:table-cell office:value-type="float" office:value="168.15">
                <text:p>168.15</text:p>
              </table:table-cell>
              <table:table-cell office:value-type="float" office:value="-986.891640589837">
                <text:p>-986.891640589837</text:p>
              </table:table-cell>
              <table:table-cell office:value-type="float" office:value="249.535711401902">
                <text:p>249.535711401902</text:p>
              </table:table-cell>
              <table:table-cell office:value-type="float" office:value="-1049.92291720604">
                <text:p>-1049.92291720604</text:p>
              </table:table-cell>
              <table:table-cell office:value-type="float" office:value="0.0000000000671500146364181">
                <text:p>0.00000000006715001463641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0486779303350">
                <text:p>410486779303350</text:p>
              </table:table-cell>
              <table:table-cell office:value-type="float" office:value="-806.058">
                <text:p>-806.058</text:p>
              </table:table-cell>
              <table:table-cell office:value-type="float" office:value="185.5">
                <text:p>185.5</text:p>
              </table:table-cell>
              <table:table-cell office:value-type="float" office:value="-1056.63907317258">
                <text:p>-1056.63907317258</text:p>
              </table:table-cell>
              <table:table-cell office:value-type="float" office:value="277.048219962013">
                <text:p>277.048219962013</text:p>
              </table:table-cell>
              <table:table-cell office:value-type="float" office:value="-1129.21176657154">
                <text:p>-1129.21176657154</text:p>
              </table:table-cell>
              <table:table-cell office:value-type="float" office:value="0.0000000000776443321059168">
                <text:p>0.00000000007764433210591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5251939889031">
                <text:p>395251939889031</text:p>
              </table:table-cell>
              <table:table-cell office:value-type="float" office:value="-870.789">
                <text:p>-870.789</text:p>
              </table:table-cell>
              <table:table-cell office:value-type="float" office:value="205.51">
                <text:p>205.51</text:p>
              </table:table-cell>
              <table:table-cell office:value-type="float" office:value="-1134.01637008907">
                <text:p>-1134.01637008907</text:p>
              </table:table-cell>
              <table:table-cell office:value-type="float" office:value="308.777158719536">
                <text:p>308.777158719536</text:p>
              </table:table-cell>
              <table:table-cell office:value-type="float" office:value="-1218.01809575531">
                <text:p>-1218.01809575531</text:p>
              </table:table-cell>
              <table:table-cell office:value-type="float" office:value="0.0000000000903657303128187">
                <text:p>0.0000000000903657303128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0108206661667">
                <text:p>380108206661667</text:p>
              </table:table-cell>
              <table:table-cell office:value-type="float" office:value="-944.298">
                <text:p>-944.298</text:p>
              </table:table-cell>
              <table:table-cell office:value-type="float" office:value="228.628">
                <text:p>228.628</text:p>
              </table:table-cell>
              <table:table-cell office:value-type="float" office:value="-1219.42282576608">
                <text:p>-1219.42282576608</text:p>
              </table:table-cell>
              <table:table-cell office:value-type="float" office:value="345.239220135723">
                <text:p>345.239220135723</text:p>
              </table:table-cell>
              <table:table-cell office:value-type="float" office:value="-1317.08579683113">
                <text:p>-1317.08579683113</text:p>
              </table:table-cell>
              <table:table-cell office:value-type="float" office:value="0.000000000105763611778929">
                <text:p>0.0000000001057636117789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4877137158533">
                <text:p>364877137158533</text:p>
              </table:table-cell>
              <table:table-cell office:value-type="float" office:value="-1020.95">
                <text:p>-1020.95</text:p>
              </table:table-cell>
              <table:table-cell office:value-type="float" office:value="254.044">
                <text:p>254.044</text:p>
              </table:table-cell>
              <table:table-cell office:value-type="float" office:value="-1315.126333644">
                <text:p>-1315.126333644</text:p>
              </table:table-cell>
              <table:table-cell office:value-type="float" office:value="387.853735394208">
                <text:p>387.853735394208</text:p>
              </table:table-cell>
              <table:table-cell office:value-type="float" office:value="-1429.42426706711">
                <text:p>-1429.42426706711</text:p>
              </table:table-cell>
              <table:table-cell office:value-type="float" office:value="0.000000000124273199519009">
                <text:p>0.0000000001242731995190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9648580929522">
                <text:p>349648580929522</text:p>
              </table:table-cell>
              <table:table-cell office:value-type="float" office:value="-1100.83">
                <text:p>-1100.83</text:p>
              </table:table-cell>
              <table:table-cell office:value-type="float" office:value="282.414">
                <text:p>282.414</text:p>
              </table:table-cell>
              <table:table-cell office:value-type="float" office:value="-1422.14649722337">
                <text:p>-1422.14649722337</text:p>
              </table:table-cell>
              <table:table-cell office:value-type="float" office:value="437.658018433734">
                <text:p>437.658018433734</text:p>
              </table:table-cell>
              <table:table-cell office:value-type="float" office:value="-1556.73878373292">
                <text:p>-1556.73878373292</text:p>
              </table:table-cell>
              <table:table-cell office:value-type="float" office:value="0.000000000146574614570345">
                <text:p>0.0000000001465746145703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4448927352924">
                <text:p>334448927352924</text:p>
              </table:table-cell>
              <table:table-cell office:value-type="float" office:value="-1197.75">
                <text:p>-1197.75</text:p>
              </table:table-cell>
              <table:table-cell office:value-type="float" office:value="316.315">
                <text:p>316.315</text:p>
              </table:table-cell>
              <table:table-cell office:value-type="float" office:value="-1542.04738438942">
                <text:p>-1542.04738438942</text:p>
              </table:table-cell>
              <table:table-cell office:value-type="float" office:value="496.096892591244">
                <text:p>496.096892591244</text:p>
              </table:table-cell>
              <table:table-cell office:value-type="float" office:value="-1701.5448368517">
                <text:p>-1701.5448368517</text:p>
              </table:table-cell>
              <table:table-cell office:value-type="float" office:value="0.000000000174607490495522">
                <text:p>0.0000000001746074904955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9267495013716">
                <text:p>319267495013716</text:p>
              </table:table-cell>
              <table:table-cell office:value-type="float" office:value="-1313.52">
                <text:p>-1313.52</text:p>
              </table:table-cell>
              <table:table-cell office:value-type="float" office:value="356.918">
                <text:p>356.918</text:p>
              </table:table-cell>
              <table:table-cell office:value-type="float" office:value="-1676.97766018554">
                <text:p>-1676.97766018554</text:p>
              </table:table-cell>
              <table:table-cell office:value-type="float" office:value="565.130206532749">
                <text:p>565.130206532749</text:p>
              </table:table-cell>
              <table:table-cell office:value-type="float" office:value="-1867.30924678153">
                <text:p>-1867.30924678153</text:p>
              </table:table-cell>
              <table:table-cell office:value-type="float" office:value="0.000000000210081837352643">
                <text:p>0.0000000002100818373526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4074124622425">
                <text:p>304074124622425</text:p>
              </table:table-cell>
              <table:table-cell office:value-type="float" office:value="-1435.66">
                <text:p>-1435.66</text:p>
              </table:table-cell>
              <table:table-cell office:value-type="float" office:value="406.725">
                <text:p>406.725</text:p>
              </table:table-cell>
              <table:table-cell office:value-type="float" office:value="-1829.74714642493">
                <text:p>-1829.74714642493</text:p>
              </table:table-cell>
              <table:table-cell office:value-type="float" office:value="647.389948480776">
                <text:p>647.389948480776</text:p>
              </table:table-cell>
              <table:table-cell office:value-type="float" office:value="-2058.67758404019">
                <text:p>-2058.67758404019</text:p>
              </table:table-cell>
              <table:table-cell office:value-type="float" office:value="0.000000000254010134855819">
                <text:p>0.0000000002540101348558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6469585445146">
                <text:p>296469585445146</text:p>
              </table:table-cell>
              <table:table-cell office:value-type="float" office:value="-1499.2">
                <text:p>-1499.2</text:p>
              </table:table-cell>
              <table:table-cell office:value-type="float" office:value="435.394">
                <text:p>435.394</text:p>
              </table:table-cell>
              <table:table-cell office:value-type="float" office:value="-1913.81187792537">
                <text:p>-1913.81187792537</text:p>
              </table:table-cell>
              <table:table-cell office:value-type="float" office:value="694.485237011443">
                <text:p>694.485237011443</text:p>
              </table:table-cell>
              <table:table-cell office:value-type="float" office:value="-2165.69549635655">
                <text:p>-2165.69549635655</text:p>
              </table:table-cell>
              <table:table-cell office:value-type="float" office:value="0.000000000279908771707073">
                <text:p>0.0000000002799087717070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8838028571046">
                <text:p>288838028571046</text:p>
              </table:table-cell>
              <table:table-cell office:value-type="float" office:value="-1564.4">
                <text:p>-1564.4</text:p>
              </table:table-cell>
              <table:table-cell office:value-type="float" office:value="466.541">
                <text:p>466.541</text:p>
              </table:table-cell>
              <table:table-cell office:value-type="float" office:value="-2003.85449679151">
                <text:p>-2003.85449679151</text:p>
              </table:table-cell>
              <table:table-cell office:value-type="float" office:value="746.35515762824">
                <text:p>746.35515762824</text:p>
              </table:table-cell>
              <table:table-cell office:value-type="float" office:value="-2281.70309987455">
                <text:p>-2281.70309987455</text:p>
              </table:table-cell>
              <table:table-cell office:value-type="float" office:value="0.000000000309009487589482">
                <text:p>0.0000000003090094875894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1252967268218">
                <text:p>281252967268218</text:p>
              </table:table-cell>
              <table:table-cell office:value-type="float" office:value="-1647.32">
                <text:p>-1647.32</text:p>
              </table:table-cell>
              <table:table-cell office:value-type="float" office:value="502.854">
                <text:p>502.854</text:p>
              </table:table-cell>
              <table:table-cell office:value-type="float" office:value="-2099.473720924">
                <text:p>-2099.473720924</text:p>
              </table:table-cell>
              <table:table-cell office:value-type="float" office:value="803.0400231521">
                <text:p>803.0400231521</text:p>
              </table:table-cell>
              <table:table-cell office:value-type="float" office:value="-2406.48697815268">
                <text:p>-2406.48697815268</text:p>
              </table:table-cell>
              <table:table-cell office:value-type="float" office:value="0.000000000343250521982428">
                <text:p>0.0000000003432505219824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3657852868900">
                <text:p>273657852868900</text:p>
              </table:table-cell>
              <table:table-cell office:value-type="float" office:value="-1724.53">
                <text:p>-1724.53</text:p>
              </table:table-cell>
              <table:table-cell office:value-type="float" office:value="541.036">
                <text:p>541.036</text:p>
              </table:table-cell>
              <table:table-cell office:value-type="float" office:value="-2201.87526344063">
                <text:p>-2201.87526344063</text:p>
              </table:table-cell>
              <table:table-cell office:value-type="float" office:value="865.563715470346">
                <text:p>865.563715470346</text:p>
              </table:table-cell>
              <table:table-cell office:value-type="float" office:value="-2541.97647478597">
                <text:p>-2541.97647478597</text:p>
              </table:table-cell>
              <table:table-cell office:value-type="float" office:value="0.000000000380994129615469">
                <text:p>0.0000000003809941296154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6048915461905">
                <text:p>266048915461905</text:p>
              </table:table-cell>
              <table:table-cell office:value-type="float" office:value="-1812.12">
                <text:p>-1812.12</text:p>
              </table:table-cell>
              <table:table-cell office:value-type="float" office:value="582.708">
                <text:p>582.708</text:p>
              </table:table-cell>
              <table:table-cell office:value-type="float" office:value="-2311.73524671213">
                <text:p>-2311.73524671213</text:p>
              </table:table-cell>
              <table:table-cell office:value-type="float" office:value="934.719876200711">
                <text:p>934.719876200711</text:p>
              </table:table-cell>
              <table:table-cell office:value-type="float" office:value="-2689.51357140657">
                <text:p>-2689.51357140657</text:p>
              </table:table-cell>
              <table:table-cell office:value-type="float" office:value="0.000000000424739825768078">
                <text:p>0.0000000004247398257680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8460712566424">
                <text:p>258460712566424</text:p>
              </table:table-cell>
              <table:table-cell office:value-type="float" office:value="-1902.03">
                <text:p>-1902.03</text:p>
              </table:table-cell>
              <table:table-cell office:value-type="float" office:value="626.252">
                <text:p>626.252</text:p>
              </table:table-cell>
              <table:table-cell office:value-type="float" office:value="-2429.1984628152">
                <text:p>-2429.1984628152</text:p>
              </table:table-cell>
              <table:table-cell office:value-type="float" office:value="1011.03049695085">
                <text:p>1011.03049695085</text:p>
              </table:table-cell>
              <table:table-cell office:value-type="float" office:value="-2849.81541299653">
                <text:p>-2849.81541299653</text:p>
              </table:table-cell>
              <table:table-cell office:value-type="float" office:value="0.000000000474288960753935">
                <text:p>0.0000000004742889607539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0859314981799">
                <text:p>250859314981799</text:p>
              </table:table-cell>
              <table:table-cell office:value-type="float" office:value="-2003.41">
                <text:p>-2003.41</text:p>
              </table:table-cell>
              <table:table-cell office:value-type="float" office:value="675.171">
                <text:p>675.171</text:p>
              </table:table-cell>
              <table:table-cell office:value-type="float" office:value="-2555.50150894855">
                <text:p>-2555.50150894855</text:p>
              </table:table-cell>
              <table:table-cell office:value-type="float" office:value="1095.8039783803">
                <text:p>1095.8039783803</text:p>
              </table:table-cell>
              <table:table-cell office:value-type="float" office:value="-3025.20057027551">
                <text:p>-3025.20057027551</text:p>
              </table:table-cell>
              <table:table-cell office:value-type="float" office:value="0.000000000531993181751424">
                <text:p>0.0000000005319931817514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3251634211866">
                <text:p>243251634211866</text:p>
              </table:table-cell>
              <table:table-cell office:value-type="float" office:value="-2108">
                <text:p>-2108</text:p>
              </table:table-cell>
              <table:table-cell office:value-type="float" office:value="728.624">
                <text:p>728.624</text:p>
              </table:table-cell>
              <table:table-cell office:value-type="float" office:value="-2691.3636180521">
                <text:p>-2691.3636180521</text:p>
              </table:table-cell>
              <table:table-cell office:value-type="float" office:value="1190.13163157017">
                <text:p>1190.13163157017</text:p>
              </table:table-cell>
              <table:table-cell office:value-type="float" office:value="-3217.44905872843">
                <text:p>-3217.44905872843</text:p>
              </table:table-cell>
              <table:table-cell office:value-type="float" office:value="0.000000000598038726135838">
                <text:p>0.000000000598038726135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5648979990178">
                <text:p>235648979990178</text:p>
              </table:table-cell>
              <table:table-cell office:value-type="float" office:value="-2225.21">
                <text:p>-2225.21</text:p>
              </table:table-cell>
              <table:table-cell office:value-type="float" office:value="788.8">
                <text:p>788.8</text:p>
              </table:table-cell>
              <table:table-cell office:value-type="float" office:value="-2837.47045941865">
                <text:p>-2837.47045941865</text:p>
              </table:table-cell>
              <table:table-cell office:value-type="float" office:value="1295.19710787446">
                <text:p>1295.19710787446</text:p>
              </table:table-cell>
              <table:table-cell office:value-type="float" office:value="-3428.47028563842">
                <text:p>-3428.47028563842</text:p>
              </table:table-cell>
              <table:table-cell office:value-type="float" office:value="0.00000000067527311707547">
                <text:p>0.000000000675273117075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8036900990530">
                <text:p>228036900990530</text:p>
              </table:table-cell>
              <table:table-cell office:value-type="float" office:value="-2347.05">
                <text:p>-2347.05</text:p>
              </table:table-cell>
              <table:table-cell office:value-type="float" office:value="858.323">
                <text:p>858.323</text:p>
              </table:table-cell>
              <table:table-cell office:value-type="float" office:value="-2995.08929611576">
                <text:p>-2995.08929611576</text:p>
              </table:table-cell>
              <table:table-cell office:value-type="float" office:value="1412.75441811352">
                <text:p>1412.75441811352</text:p>
              </table:table-cell>
              <table:table-cell office:value-type="float" office:value="-3661.24936300255">
                <text:p>-3661.24936300255</text:p>
              </table:table-cell>
              <table:table-cell office:value-type="float" office:value="0.000000000764451143309304">
                <text:p>0.0000000007644511433093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0436760042966">
                <text:p>220436760042966</text:p>
              </table:table-cell>
              <table:table-cell office:value-type="float" office:value="-2473.25">
                <text:p>-2473.25</text:p>
              </table:table-cell>
              <table:table-cell office:value-type="float" office:value="935.203">
                <text:p>935.203</text:p>
              </table:table-cell>
              <table:table-cell office:value-type="float" office:value="-3164.85344278908">
                <text:p>-3164.85344278908</text:p>
              </table:table-cell>
              <table:table-cell office:value-type="float" office:value="1544.27214689894">
                <text:p>1544.27214689894</text:p>
              </table:table-cell>
              <table:table-cell office:value-type="float" office:value="-3918.13419528876">
                <text:p>-3918.13419528876</text:p>
              </table:table-cell>
              <table:table-cell office:value-type="float" office:value="0.000000000867612773354198">
                <text:p>0.0000000008676127733541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2844787236301">
                <text:p>212844787236301</text:p>
              </table:table-cell>
              <table:table-cell office:value-type="float" office:value="-2624.28">
                <text:p>-2624.28</text:p>
              </table:table-cell>
              <table:table-cell office:value-type="float" office:value="1025.08">
                <text:p>1025.08</text:p>
              </table:table-cell>
              <table:table-cell office:value-type="float" office:value="-3347.9883387541">
                <text:p>-3347.9883387541</text:p>
              </table:table-cell>
              <table:table-cell office:value-type="float" office:value="1691.87264419363">
                <text:p>1691.87264419363</text:p>
              </table:table-cell>
              <table:table-cell office:value-type="float" office:value="-4202.70407814531">
                <text:p>-4202.70407814531</text:p>
              </table:table-cell>
              <table:table-cell office:value-type="float" office:value="0.000000000991454606255463">
                <text:p>0.0000000009914546062554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5243389651675">
                <text:p>205243389651675</text:p>
              </table:table-cell>
              <table:table-cell office:value-type="float" office:value="-2780.07">
                <text:p>-2780.07</text:p>
              </table:table-cell>
              <table:table-cell office:value-type="float" office:value="1118.69">
                <text:p>1118.69</text:p>
              </table:table-cell>
              <table:table-cell office:value-type="float" office:value="-3546.23542371657">
                <text:p>-3546.23542371657</text:p>
              </table:table-cell>
              <table:table-cell office:value-type="float" office:value="1858.39438964547">
                <text:p>1858.39438964547</text:p>
              </table:table-cell>
              <table:table-cell office:value-type="float" office:value="-4519.84706628616">
                <text:p>-4519.84706628616</text:p>
              </table:table-cell>
              <table:table-cell office:value-type="float" office:value="0.00000000113658086146533">
                <text:p>0.000000001136580861465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7646390296764">
                <text:p>197646390296764</text:p>
              </table:table-cell>
              <table:table-cell office:value-type="float" office:value="-2952.09">
                <text:p>-2952.09</text:p>
              </table:table-cell>
              <table:table-cell office:value-type="float" office:value="1222.36">
                <text:p>1222.36</text:p>
              </table:table-cell>
              <table:table-cell office:value-type="float" office:value="-3760.69411845403">
                <text:p>-3760.69411845403</text:p>
              </table:table-cell>
              <table:table-cell office:value-type="float" office:value="2046.49949809919">
                <text:p>2046.49949809919</text:p>
              </table:table-cell>
              <table:table-cell office:value-type="float" office:value="-4874.06486680224">
                <text:p>-4874.06486680224</text:p>
              </table:table-cell>
              <table:table-cell office:value-type="float" office:value="0.00000000130974283941394">
                <text:p>0.000000001309742839413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0034939615647">
                <text:p>190034939615647</text:p>
              </table:table-cell>
              <table:table-cell office:value-type="float" office:value="-3141.91">
                <text:p>-3141.91</text:p>
              </table:table-cell>
              <table:table-cell office:value-type="float" office:value="1339.06">
                <text:p>1339.06</text:p>
              </table:table-cell>
              <table:table-cell office:value-type="float" office:value="-3993.52055420681">
                <text:p>-3993.52055420681</text:p>
              </table:table-cell>
              <table:table-cell office:value-type="float" office:value="2260.20720205842">
                <text:p>2260.20720205842</text:p>
              </table:table-cell>
              <table:table-cell office:value-type="float" office:value="-5272.40659995684">
                <text:p>-5272.40659995684</text:p>
              </table:table-cell>
              <table:table-cell office:value-type="float" office:value="0.00000000151790687334156">
                <text:p>0.00000000151790687334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5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tru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26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27cm" svg:height="14.135cm" xlink:href=".." xlink:type="simple" chart:class="chart:scatter" chart:column-mapping="0 1 3 2 4" chart:style-name="ch1">
        <chart:legend svg:x="16.01cm" svg:y="8.332cm" style:legend-expansion="custom" chartooo:width="6.116cm" chartooo:height="3.773cm" style:legend-expansion-aspect-ratio="1.62099125364432" chart:style-name="ch2"/>
        <chart:plot-area chart:style-name="ch3" table:cell-range-address="Sheet1.A246:Sheet1.A315 Sheet1.E1:Sheet1.H1 Sheet1.E246:Sheet1.H315" chart:data-source-has-labels="row" svg:x="0.897cm" svg:y="0.312cm" svg:width="21.119cm" svg:height="12.958cm">
          <chartooo:coordinate-region svg:x="1.995cm" svg:y="0.512cm" svg:width="19.741cm" svg:height="12.111cm"/>
          <chart:axis chart:dimension="x" chart:name="primary-x" chart:style-name="ch4">
            <chart:title svg:x="10.329cm" svg:y="13.322cm" chart:style-name="ch5">
              <text:p>周波数 [THz]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cm" svg:y="7.644cm" chart:style-name="ch9">
              <text:p>誘電率</text:p>
            </chart:title>
            <chart:grid chart:style-name="ch6" chart:class="major"/>
          </chart:axis>
          <chart:series chart:style-name="ch10" chart:values-cell-range-address="Sheet1.E246:Sheet1.E315" chart:label-cell-address="Sheet1.E1:Sheet1.E1" chart:class="chart:scatter">
            <chart:domain table:cell-range-address="Sheet1.A246:Sheet1.A315"/>
            <chart:data-point chart:repeated="70"/>
          </chart:series>
          <chart:series chart:style-name="ch11" chart:values-cell-range-address="Sheet1.G246:Sheet1.G315" chart:label-cell-address="Sheet1.G1:Sheet1.G1" chart:class="chart:scatter">
            <chart:data-point chart:repeated="70"/>
          </chart:series>
          <chart:series chart:style-name="ch12" chart:values-cell-range-address="Sheet1.F246:Sheet1.F315" chart:label-cell-address="Sheet1.F1:Sheet1.F1" chart:class="chart:scatter">
            <chart:data-point chart:repeated="70"/>
          </chart:series>
          <chart:series chart:style-name="ch13" chart:values-cell-range-address="Sheet1.H246:Sheet1.H315" chart:label-cell-address="Sheet1.H1:Sheet1.H1" chart:class="chart:scatter">
            <chart:data-point chart:repeated="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誘電率 実部(実験) </text:p>
                <draw:g>
                  <svg:desc>Sheet1.E1:Sheet1.E1</svg:desc>
                </draw:g>
              </table:table-cell>
              <table:table-cell office:value-type="string">
                <text:p>誘電率 実部(Drude) </text:p>
                <draw:g>
                  <svg:desc>Sheet1.G1:Sheet1.G1</svg:desc>
                </draw:g>
              </table:table-cell>
              <table:table-cell office:value-type="string">
                <text:p>誘電率 虚部(実験) </text:p>
                <draw:g>
                  <svg:desc>Sheet1.F1:Sheet1.F1</svg:desc>
                </draw:g>
              </table:table-cell>
              <table:table-cell office:value-type="string">
                <text:p>誘電率 虚部(Drude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.935">
                <text:p>241.935</text:p>
                <draw:g>
                  <svg:desc>Sheet1.A246:Sheet1.A315</svg:desc>
                </draw:g>
              </table:table-cell>
              <table:table-cell office:value-type="float" office:value="-77.0513">
                <text:p>-77.0513</text:p>
                <draw:g>
                  <svg:desc>Sheet1.E246:Sheet1.E315</svg:desc>
                </draw:g>
              </table:table-cell>
              <table:table-cell office:value-type="float" office:value="-81.0036993462381">
                <text:p>-81.0036993462381</text:p>
                <draw:g>
                  <svg:desc>Sheet1.G246:Sheet1.G315</svg:desc>
                </draw:g>
              </table:table-cell>
              <table:table-cell office:value-type="float" office:value="6.52488">
                <text:p>6.52488</text:p>
                <draw:g>
                  <svg:desc>Sheet1.F246:Sheet1.F315</svg:desc>
                </draw:g>
              </table:table-cell>
              <table:table-cell office:value-type="float" office:value="5.8005867579626">
                <text:p>5.8005867579626</text:p>
                <draw:g>
                  <svg:desc>Sheet1.H246:Sheet1.H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.154">
                <text:p>237.154</text:p>
              </table:table-cell>
              <table:table-cell office:value-type="float" office:value="-65.5994">
                <text:p>-65.5994</text:p>
              </table:table-cell>
              <table:table-cell office:value-type="float" office:value="-84.326098758214">
                <text:p>-84.326098758214</text:p>
              </table:table-cell>
              <table:table-cell office:value-type="float" office:value="6.29402">
                <text:p>6.29402</text:p>
              </table:table-cell>
              <table:table-cell office:value-type="float" office:value="6.15727595911634">
                <text:p>6.15727595911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.378">
                <text:p>232.378</text:p>
              </table:table-cell>
              <table:table-cell office:value-type="float" office:value="-68.2249">
                <text:p>-68.2249</text:p>
              </table:table-cell>
              <table:table-cell office:value-type="float" office:value="-87.8503943551056">
                <text:p>-87.8503943551056</text:p>
              </table:table-cell>
              <table:table-cell office:value-type="float" office:value="6.6495">
                <text:p>6.6495</text:p>
              </table:table-cell>
              <table:table-cell office:value-type="float" office:value="6.54337082475062">
                <text:p>6.54337082475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.445">
                <text:p>227.445</text:p>
              </table:table-cell>
              <table:table-cell office:value-type="float" office:value="-71.072">
                <text:p>-71.072</text:p>
              </table:table-cell>
              <table:table-cell office:value-type="float" office:value="-91.7243675320146">
                <text:p>-91.7243675320146</text:p>
              </table:table-cell>
              <table:table-cell office:value-type="float" office:value="7.05596">
                <text:p>7.05596</text:p>
              </table:table-cell>
              <table:table-cell office:value-type="float" office:value="6.97677422086908">
                <text:p>6.97677422086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.707">
                <text:p>217.707</text:p>
              </table:table-cell>
              <table:table-cell office:value-type="float" office:value="-73.9782">
                <text:p>-73.9782</text:p>
              </table:table-cell>
              <table:table-cell office:value-type="float" office:value="-100.152898241195">
                <text:p>-100.152898241195</text:p>
              </table:table-cell>
              <table:table-cell office:value-type="float" office:value="7.49048">
                <text:p>7.49048</text:p>
              </table:table-cell>
              <table:table-cell office:value-type="float" office:value="7.95139119513922">
                <text:p>7.95139119513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.707">
                <text:p>217.707</text:p>
              </table:table-cell>
              <table:table-cell office:value-type="float" office:value="-94.6882">
                <text:p>-94.6882</text:p>
              </table:table-cell>
              <table:table-cell office:value-type="float" office:value="-100.152898241195">
                <text:p>-100.152898241195</text:p>
              </table:table-cell>
              <table:table-cell office:value-type="float" office:value="8.90352">
                <text:p>8.90352</text:p>
              </table:table-cell>
              <table:table-cell office:value-type="float" office:value="7.95139119513922">
                <text:p>7.95139119513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.763">
                <text:p>216.763</text:p>
              </table:table-cell>
              <table:table-cell office:value-type="float" office:value="-77.119">
                <text:p>-77.119</text:p>
              </table:table-cell>
              <table:table-cell office:value-type="float" office:value="-101.030386297342">
                <text:p>-101.030386297342</text:p>
              </table:table-cell>
              <table:table-cell office:value-type="float" office:value="7.96316">
                <text:p>7.96316</text:p>
              </table:table-cell>
              <table:table-cell office:value-type="float" office:value="8.05529706409817">
                <text:p>8.05529706409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.917">
                <text:p>212.917</text:p>
              </table:table-cell>
              <table:table-cell office:value-type="float" office:value="-80.5053">
                <text:p>-80.5053</text:p>
              </table:table-cell>
              <table:table-cell office:value-type="float" office:value="-104.725830236916">
                <text:p>-104.725830236916</text:p>
              </table:table-cell>
              <table:table-cell office:value-type="float" office:value="8.47616">
                <text:p>8.47616</text:p>
              </table:table-cell>
              <table:table-cell office:value-type="float" office:value="8.49782824388973">
                <text:p>8.49782824388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.044">
                <text:p>208.044</text:p>
              </table:table-cell>
              <table:table-cell office:value-type="float" office:value="-83.9655">
                <text:p>-83.9655</text:p>
              </table:table-cell>
              <table:table-cell office:value-type="float" office:value="-109.702974537467">
                <text:p>-109.702974537467</text:p>
              </table:table-cell>
              <table:table-cell office:value-type="float" office:value="9.0219">
                <text:p>9.0219</text:p>
              </table:table-cell>
              <table:table-cell office:value-type="float" office:value="9.1062858356339">
                <text:p>9.1062858356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3.252">
                <text:p>203.252</text:p>
              </table:table-cell>
              <table:table-cell office:value-type="float" office:value="-87.8748">
                <text:p>-87.8748</text:p>
              </table:table-cell>
              <table:table-cell office:value-type="float" office:value="-114.947339881155">
                <text:p>-114.947339881155</text:p>
              </table:table-cell>
              <table:table-cell office:value-type="float" office:value="9.6408">
                <text:p>9.6408</text:p>
              </table:table-cell>
              <table:table-cell office:value-type="float" office:value="9.76254715553161">
                <text:p>9.76254715553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.413">
                <text:p>198.413</text:p>
              </table:table-cell>
              <table:table-cell office:value-type="float" office:value="-92.0648">
                <text:p>-92.0648</text:p>
              </table:table-cell>
              <table:table-cell office:value-type="float" office:value="-120.629601828916">
                <text:p>-120.629601828916</text:p>
              </table:table-cell>
              <table:table-cell office:value-type="float" office:value="10.2889">
                <text:p>10.2889</text:p>
              </table:table-cell>
              <table:table-cell office:value-type="float" office:value="10.4907453316101">
                <text:p>10.4907453316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.548">
                <text:p>193.548</text:p>
              </table:table-cell>
              <table:table-cell office:value-type="float" office:value="-96.5486">
                <text:p>-96.5486</text:p>
              </table:table-cell>
              <table:table-cell office:value-type="float" office:value="-126.772955096041">
                <text:p>-126.772955096041</text:p>
              </table:table-cell>
              <table:table-cell office:value-type="float" office:value="10.9676">
                <text:p>10.9676</text:p>
              </table:table-cell>
              <table:table-cell office:value-type="float" office:value="11.2976322602611">
                <text:p>11.2976322602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.548">
                <text:p>193.548</text:p>
              </table:table-cell>
              <table:table-cell office:value-type="float" office:value="-132.553">
                <text:p>-132.553</text:p>
              </table:table-cell>
              <table:table-cell office:value-type="float" office:value="-126.772955096041">
                <text:p>-126.772955096041</text:p>
              </table:table-cell>
              <table:table-cell office:value-type="float" office:value="12.65">
                <text:p>12.65</text:p>
              </table:table-cell>
              <table:table-cell office:value-type="float" office:value="11.2976322602611">
                <text:p>11.2976322602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.679">
                <text:p>188.679</text:p>
              </table:table-cell>
              <table:table-cell office:value-type="float" office:value="-102.35">
                <text:p>-102.35</text:p>
              </table:table-cell>
              <table:table-cell office:value-type="float" office:value="-133.398090163175">
                <text:p>-133.398090163175</text:p>
              </table:table-cell>
              <table:table-cell office:value-type="float" office:value="11.7766">
                <text:p>11.7766</text:p>
              </table:table-cell>
              <table:table-cell office:value-type="float" office:value="12.1900844573647">
                <text:p>12.1900844573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.936">
                <text:p>183.936</text:p>
              </table:table-cell>
              <table:table-cell office:value-type="float" office:value="-106.461">
                <text:p>-106.461</text:p>
              </table:table-cell>
              <table:table-cell office:value-type="float" office:value="-140.358419689329">
                <text:p>-140.358419689329</text:p>
              </table:table-cell>
              <table:table-cell office:value-type="float" office:value="12.5454">
                <text:p>12.5454</text:p>
              </table:table-cell>
              <table:table-cell office:value-type="float" office:value="13.152009886337">
                <text:p>13.152009886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.104">
                <text:p>179.104</text:p>
              </table:table-cell>
              <table:table-cell office:value-type="float" office:value="-112.764">
                <text:p>-112.764</text:p>
              </table:table-cell>
              <table:table-cell office:value-type="float" office:value="-148.018714092125">
                <text:p>-148.018714092125</text:p>
              </table:table-cell>
              <table:table-cell office:value-type="float" office:value="13.4832">
                <text:p>13.4832</text:p>
              </table:table-cell>
              <table:table-cell office:value-type="float" office:value="14.238777686779">
                <text:p>14.238777686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.216">
                <text:p>174.216</text:p>
              </table:table-cell>
              <table:table-cell office:value-type="float" office:value="-119.252">
                <text:p>-119.252</text:p>
              </table:table-cell>
              <table:table-cell office:value-type="float" office:value="-156.41705659261">
                <text:p>-156.41705659261</text:p>
              </table:table-cell>
              <table:table-cell office:value-type="float" office:value="14.497">
                <text:p>14.497</text:p>
              </table:table-cell>
              <table:table-cell office:value-type="float" office:value="15.4632555283556">
                <text:p>15.4632555283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.396">
                <text:p>169.396</text:p>
              </table:table-cell>
              <table:table-cell office:value-type="float" office:value="-125.924">
                <text:p>-125.924</text:p>
              </table:table-cell>
              <table:table-cell office:value-type="float" office:value="-165.411012959801">
                <text:p>-165.411012959801</text:p>
              </table:table-cell>
              <table:table-cell office:value-type="float" office:value="15.5904">
                <text:p>15.5904</text:p>
              </table:table-cell>
              <table:table-cell office:value-type="float" office:value="16.8118728333722">
                <text:p>16.8118728333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.396">
                <text:p>169.396</text:p>
              </table:table-cell>
              <table:table-cell office:value-type="float" office:value="-166.937">
                <text:p>-166.937</text:p>
              </table:table-cell>
              <table:table-cell office:value-type="float" office:value="-165.411012959801">
                <text:p>-165.411012959801</text:p>
              </table:table-cell>
              <table:table-cell office:value-type="float" office:value="18.7308">
                <text:p>18.7308</text:p>
              </table:table-cell>
              <table:table-cell office:value-type="float" office:value="16.8118728333722">
                <text:p>16.81187283337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.659">
                <text:p>159.659</text:p>
              </table:table-cell>
              <table:table-cell office:value-type="float" office:value="-132.783">
                <text:p>-132.783</text:p>
              </table:table-cell>
              <table:table-cell office:value-type="float" office:value="-186.0899253966">
                <text:p>-186.0899253966</text:p>
              </table:table-cell>
              <table:table-cell office:value-type="float" office:value="16.79">
                <text:p>16.79</text:p>
              </table:table-cell>
              <table:table-cell office:value-type="float" office:value="20.0536845964539">
                <text:p>20.05368459645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.006">
                <text:p>156.006</text:p>
              </table:table-cell>
              <table:table-cell office:value-type="float" office:value="-142.198">
                <text:p>-142.198</text:p>
              </table:table-cell>
              <table:table-cell office:value-type="float" office:value="-194.848814257209">
                <text:p>-194.848814257209</text:p>
              </table:table-cell>
              <table:table-cell office:value-type="float" office:value="18.2546">
                <text:p>18.2546</text:p>
              </table:table-cell>
              <table:table-cell office:value-type="float" office:value="21.4840833167026">
                <text:p>21.4840833167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.879">
                <text:p>154.879</text:p>
              </table:table-cell>
              <table:table-cell office:value-type="float" office:value="-149.491">
                <text:p>-149.491</text:p>
              </table:table-cell>
              <table:table-cell office:value-type="float" office:value="-197.674925504367">
                <text:p>-197.674925504367</text:p>
              </table:table-cell>
              <table:table-cell office:value-type="float" office:value="19.6908">
                <text:p>19.6908</text:p>
              </table:table-cell>
              <table:table-cell office:value-type="float" office:value="21.9526880487654">
                <text:p>21.9526880487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-159.482">
                <text:p>-159.482</text:p>
              </table:table-cell>
              <table:table-cell office:value-type="float" office:value="-210.640816956115">
                <text:p>-210.640816956115</text:p>
              </table:table-cell>
              <table:table-cell office:value-type="float" office:value="21.42">
                <text:p>21.42</text:p>
              </table:table-cell>
              <table:table-cell office:value-type="float" office:value="24.1460087301597">
                <text:p>24.1460087301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.208">
                <text:p>145.208</text:p>
              </table:table-cell>
              <table:table-cell office:value-type="float" office:value="-169.803">
                <text:p>-169.803</text:p>
              </table:table-cell>
              <table:table-cell office:value-type="float" office:value="-224.645476542652">
                <text:p>-224.645476542652</text:p>
              </table:table-cell>
              <table:table-cell office:value-type="float" office:value="23.296">
                <text:p>23.296</text:p>
              </table:table-cell>
              <table:table-cell office:value-type="float" office:value="26.5933635710771">
                <text:p>26.5933635710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.208">
                <text:p>145.208</text:p>
              </table:table-cell>
              <table:table-cell office:value-type="float" office:value="-228.963">
                <text:p>-228.963</text:p>
              </table:table-cell>
              <table:table-cell office:value-type="float" office:value="-224.645476542652">
                <text:p>-224.645476542652</text:p>
              </table:table-cell>
              <table:table-cell office:value-type="float" office:value="29.4752">
                <text:p>29.4752</text:p>
              </table:table-cell>
              <table:table-cell office:value-type="float" office:value="26.5933635710771">
                <text:p>26.5933635710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.318">
                <text:p>140.318</text:p>
              </table:table-cell>
              <table:table-cell office:value-type="float" office:value="-180.457">
                <text:p>-180.457</text:p>
              </table:table-cell>
              <table:table-cell office:value-type="float" office:value="-240.412218625042">
                <text:p>-240.412218625042</text:p>
              </table:table-cell>
              <table:table-cell office:value-type="float" office:value="25.3796">
                <text:p>25.3796</text:p>
              </table:table-cell>
              <table:table-cell office:value-type="float" office:value="29.4430668134889">
                <text:p>29.4430668134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501">
                <text:p>135.501</text:p>
              </table:table-cell>
              <table:table-cell office:value-type="float" office:value="-194.214">
                <text:p>-194.214</text:p>
              </table:table-cell>
              <table:table-cell office:value-type="float" office:value="-257.607222880719">
                <text:p>-257.607222880719</text:p>
              </table:table-cell>
              <table:table-cell office:value-type="float" office:value="27.8556">
                <text:p>27.8556</text:p>
              </table:table-cell>
              <table:table-cell office:value-type="float" office:value="32.6614403756207">
                <text:p>32.6614403756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.662">
                <text:p>130.662</text:p>
              </table:table-cell>
              <table:table-cell office:value-type="float" office:value="-208.49">
                <text:p>-208.49</text:p>
              </table:table-cell>
              <table:table-cell office:value-type="float" office:value="-276.787658503776">
                <text:p>-276.787658503776</text:p>
              </table:table-cell>
              <table:table-cell office:value-type="float" office:value="30.6144">
                <text:p>30.6144</text:p>
              </table:table-cell>
              <table:table-cell office:value-type="float" office:value="36.3831945452951">
                <text:p>36.3831945452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.839">
                <text:p>125.839</text:p>
              </table:table-cell>
              <table:table-cell office:value-type="float" office:value="-223.287">
                <text:p>-223.287</text:p>
              </table:table-cell>
              <table:table-cell office:value-type="float" office:value="-298.095038141052">
                <text:p>-298.095038141052</text:p>
              </table:table-cell>
              <table:table-cell office:value-type="float" office:value="33.674">
                <text:p>33.674</text:p>
              </table:table-cell>
              <table:table-cell office:value-type="float" office:value="40.6753344877418">
                <text:p>40.67533448774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.968">
                <text:p>120.968</text:p>
              </table:table-cell>
              <table:table-cell office:value-type="float" office:value="-241.702">
                <text:p>-241.702</text:p>
              </table:table-cell>
              <table:table-cell office:value-type="float" office:value="-322.185087398135">
                <text:p>-322.185087398135</text:p>
              </table:table-cell>
              <table:table-cell office:value-type="float" office:value="37.355">
                <text:p>37.355</text:p>
              </table:table-cell>
              <table:table-cell office:value-type="float" office:value="45.7212395217996">
                <text:p>45.7212395217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.144">
                <text:p>116.144</text:p>
              </table:table-cell>
              <table:table-cell office:value-type="float" office:value="-260.866">
                <text:p>-260.866</text:p>
              </table:table-cell>
              <table:table-cell office:value-type="float" office:value="-349.007046617782">
                <text:p>-349.007046617782</text:p>
              </table:table-cell>
              <table:table-cell office:value-type="float" office:value="41.4414">
                <text:p>41.4414</text:p>
              </table:table-cell>
              <table:table-cell office:value-type="float" office:value="51.5723821394644">
                <text:p>51.5723821394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.317">
                <text:p>111.317</text:p>
              </table:table-cell>
              <table:table-cell office:value-type="float" office:value="-284.142">
                <text:p>-284.142</text:p>
              </table:table-cell>
              <table:table-cell office:value-type="float" office:value="-379.303585338587">
                <text:p>-379.303585338587</text:p>
              </table:table-cell>
              <table:table-cell office:value-type="float" office:value="46.3344">
                <text:p>46.3344</text:p>
              </table:table-cell>
              <table:table-cell office:value-type="float" office:value="58.4663671270747">
                <text:p>58.4663671270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458">
                <text:p>106.458</text:p>
              </table:table-cell>
              <table:table-cell office:value-type="float" office:value="-308.446">
                <text:p>-308.446</text:p>
              </table:table-cell>
              <table:table-cell office:value-type="float" office:value="-413.91732078707">
                <text:p>-413.91732078707</text:p>
              </table:table-cell>
              <table:table-cell office:value-type="float" office:value="51.87">
                <text:p>51.87</text:p>
              </table:table-cell>
              <table:table-cell office:value-type="float" office:value="66.6991723705748">
                <text:p>66.6991723705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.626">
                <text:p>101.626</text:p>
              </table:table-cell>
              <table:table-cell office:value-type="float" office:value="-337.444">
                <text:p>-337.444</text:p>
              </table:table-cell>
              <table:table-cell office:value-type="float" office:value="-453.197502081361">
                <text:p>-453.197502081361</text:p>
              </table:table-cell>
              <table:table-cell office:value-type="float" office:value="58.4868">
                <text:p>58.4868</text:p>
              </table:table-cell>
              <table:table-cell office:value-type="float" office:value="76.4851446620319">
                <text:p>76.4851446620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.7742">
                <text:p>96.7742</text:p>
              </table:table-cell>
              <table:table-cell office:value-type="float" office:value="-371.626">
                <text:p>-371.626</text:p>
              </table:table-cell>
              <table:table-cell office:value-type="float" office:value="-498.466131466152">
                <text:p>-498.466131466152</text:p>
              </table:table-cell>
              <table:table-cell office:value-type="float" office:value="66.3552">
                <text:p>66.3552</text:p>
              </table:table-cell>
              <table:table-cell office:value-type="float" office:value="88.3249982559163">
                <text:p>88.3249982559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.3693">
                <text:p>94.3693</text:p>
              </table:table-cell>
              <table:table-cell office:value-type="float" office:value="-391.33">
                <text:p>-391.33</text:p>
              </table:table-cell>
              <table:table-cell office:value-type="float" office:value="-523.426367261809">
                <text:p>-523.426367261809</text:p>
              </table:table-cell>
              <table:table-cell office:value-type="float" office:value="70.92">
                <text:p>70.92</text:p>
              </table:table-cell>
              <table:table-cell office:value-type="float" office:value="95.1022886958813">
                <text:p>95.10228869588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.9399">
                <text:p>91.9399</text:p>
              </table:table-cell>
              <table:table-cell office:value-type="float" office:value="-411.559">
                <text:p>-411.559</text:p>
              </table:table-cell>
              <table:table-cell office:value-type="float" office:value="-550.566849981894">
                <text:p>-550.566849981894</text:p>
              </table:table-cell>
              <table:table-cell office:value-type="float" office:value="75.7904">
                <text:p>75.7904</text:p>
              </table:table-cell>
              <table:table-cell office:value-type="float" office:value="102.667104189796">
                <text:p>102.667104189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.5255">
                <text:p>89.5255</text:p>
              </table:table-cell>
              <table:table-cell office:value-type="float" office:value="-432.324">
                <text:p>-432.324</text:p>
              </table:table-cell>
              <table:table-cell office:value-type="float" office:value="-579.655341408496">
                <text:p>-579.655341408496</text:p>
              </table:table-cell>
              <table:table-cell office:value-type="float" office:value="81.0612">
                <text:p>81.0612</text:p>
              </table:table-cell>
              <table:table-cell office:value-type="float" office:value="110.996389768776">
                <text:p>110.996389768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.108">
                <text:p>87.108</text:p>
              </table:table-cell>
              <table:table-cell office:value-type="float" office:value="-457.876">
                <text:p>-457.876</text:p>
              </table:table-cell>
              <table:table-cell office:value-type="float" office:value="-611.11794498277">
                <text:p>-611.11794498277</text:p>
              </table:table-cell>
              <table:table-cell office:value-type="float" office:value="87.1596">
                <text:p>87.1596</text:p>
              </table:table-cell>
              <table:table-cell office:value-type="float" office:value="120.2580762421">
                <text:p>120.25807624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6979">
                <text:p>84.6979</text:p>
              </table:table-cell>
              <table:table-cell office:value-type="float" office:value="-484.194">
                <text:p>-484.194</text:p>
              </table:table-cell>
              <table:table-cell office:value-type="float" office:value="-645.063673577586">
                <text:p>-645.063673577586</text:p>
              </table:table-cell>
              <table:table-cell office:value-type="float" office:value="93.7758">
                <text:p>93.7758</text:p>
              </table:table-cell>
              <table:table-cell office:value-type="float" office:value="130.538874238229">
                <text:p>130.538874238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.2594">
                <text:p>82.2594</text:p>
              </table:table-cell>
              <table:table-cell office:value-type="float" office:value="-511.277">
                <text:p>-511.277</text:p>
              </table:table-cell>
              <table:table-cell office:value-type="float" office:value="-682.322645990218">
                <text:p>-682.322645990218</text:p>
              </table:table-cell>
              <table:table-cell office:value-type="float" office:value="100.89">
                <text:p>100.89</text:p>
              </table:table-cell>
              <table:table-cell office:value-type="float" office:value="142.160014651758">
                <text:p>142.16001465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8509">
                <text:p>79.8509</text:p>
              </table:table-cell>
              <table:table-cell office:value-type="float" office:value="-539.142">
                <text:p>-539.142</text:p>
              </table:table-cell>
              <table:table-cell office:value-type="float" office:value="-722.328175228225">
                <text:p>-722.328175228225</text:p>
              </table:table-cell>
              <table:table-cell office:value-type="float" office:value="108.662">
                <text:p>108.662</text:p>
              </table:table-cell>
              <table:table-cell office:value-type="float" office:value="155.021790902058">
                <text:p>155.021790902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.4194">
                <text:p>77.4194</text:p>
              </table:table-cell>
              <table:table-cell office:value-type="float" office:value="-577.316">
                <text:p>-577.316</text:p>
              </table:table-cell>
              <table:table-cell office:value-type="float" office:value="-766.326713990128">
                <text:p>-766.326713990128</text:p>
              </table:table-cell>
              <table:table-cell office:value-type="float" office:value="118.114">
                <text:p>118.114</text:p>
              </table:table-cell>
              <table:table-cell office:value-type="float" office:value="169.61634480434">
                <text:p>169.61634480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-611.92">
                <text:p>-611.92</text:p>
              </table:table-cell>
              <table:table-cell office:value-type="float" office:value="-814.141569453633">
                <text:p>-814.141569453633</text:p>
              </table:table-cell>
              <table:table-cell office:value-type="float" office:value="127.92">
                <text:p>127.92</text:p>
              </table:table-cell>
              <table:table-cell office:value-type="float" office:value="185.998294047643">
                <text:p>185.9982940476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.5865">
                <text:p>72.5865</text:p>
              </table:table-cell>
              <table:table-cell office:value-type="float" office:value="-652.717">
                <text:p>-652.717</text:p>
              </table:table-cell>
              <table:table-cell office:value-type="float" office:value="-866.347734288681">
                <text:p>-866.347734288681</text:p>
              </table:table-cell>
              <table:table-cell office:value-type="float" office:value="139.649">
                <text:p>139.649</text:p>
              </table:table-cell>
              <table:table-cell office:value-type="float" office:value="204.491177402948">
                <text:p>204.4911774029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.1754">
                <text:p>70.1754</text:p>
              </table:table-cell>
              <table:table-cell office:value-type="float" office:value="-700.17">
                <text:p>-700.17</text:p>
              </table:table-cell>
              <table:table-cell office:value-type="float" office:value="-923.569593040728">
                <text:p>-923.569593040728</text:p>
              </table:table-cell>
              <table:table-cell office:value-type="float" office:value="153.171">
                <text:p>153.171</text:p>
              </table:table-cell>
              <table:table-cell office:value-type="float" office:value="225.471623874956">
                <text:p>225.4716238749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507">
                <text:p>67.7507</text:p>
              </table:table-cell>
              <table:table-cell office:value-type="float" office:value="-749.394">
                <text:p>-749.394</text:p>
              </table:table-cell>
              <table:table-cell office:value-type="float" office:value="-986.891640589837">
                <text:p>-986.891640589837</text:p>
              </table:table-cell>
              <table:table-cell office:value-type="float" office:value="168.15">
                <text:p>168.15</text:p>
              </table:table-cell>
              <table:table-cell office:value-type="float" office:value="249.535711401902">
                <text:p>249.535711401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.331">
                <text:p>65.331</text:p>
              </table:table-cell>
              <table:table-cell office:value-type="float" office:value="-806.058">
                <text:p>-806.058</text:p>
              </table:table-cell>
              <table:table-cell office:value-type="float" office:value="-1056.63907317258">
                <text:p>-1056.63907317258</text:p>
              </table:table-cell>
              <table:table-cell office:value-type="float" office:value="185.5">
                <text:p>185.5</text:p>
              </table:table-cell>
              <table:table-cell office:value-type="float" office:value="277.048219962013">
                <text:p>277.048219962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.9063">
                <text:p>62.9063</text:p>
              </table:table-cell>
              <table:table-cell office:value-type="float" office:value="-870.789">
                <text:p>-870.789</text:p>
              </table:table-cell>
              <table:table-cell office:value-type="float" office:value="-1134.01637008907">
                <text:p>-1134.01637008907</text:p>
              </table:table-cell>
              <table:table-cell office:value-type="float" office:value="205.51">
                <text:p>205.51</text:p>
              </table:table-cell>
              <table:table-cell office:value-type="float" office:value="308.777158719536">
                <text:p>308.777158719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4961">
                <text:p>60.4961</text:p>
              </table:table-cell>
              <table:table-cell office:value-type="float" office:value="-944.298">
                <text:p>-944.298</text:p>
              </table:table-cell>
              <table:table-cell office:value-type="float" office:value="-1219.42282576608">
                <text:p>-1219.42282576608</text:p>
              </table:table-cell>
              <table:table-cell office:value-type="float" office:value="228.628">
                <text:p>228.628</text:p>
              </table:table-cell>
              <table:table-cell office:value-type="float" office:value="345.239220135723">
                <text:p>345.239220135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072">
                <text:p>58.072</text:p>
              </table:table-cell>
              <table:table-cell office:value-type="float" office:value="-1020.95">
                <text:p>-1020.95</text:p>
              </table:table-cell>
              <table:table-cell office:value-type="float" office:value="-1315.126333644">
                <text:p>-1315.126333644</text:p>
              </table:table-cell>
              <table:table-cell office:value-type="float" office:value="254.044">
                <text:p>254.044</text:p>
              </table:table-cell>
              <table:table-cell office:value-type="float" office:value="387.853735394208">
                <text:p>387.8537353942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6483">
                <text:p>55.6483</text:p>
              </table:table-cell>
              <table:table-cell office:value-type="float" office:value="-1100.83">
                <text:p>-1100.83</text:p>
              </table:table-cell>
              <table:table-cell office:value-type="float" office:value="-1422.14649722337">
                <text:p>-1422.14649722337</text:p>
              </table:table-cell>
              <table:table-cell office:value-type="float" office:value="282.414">
                <text:p>282.414</text:p>
              </table:table-cell>
              <table:table-cell office:value-type="float" office:value="437.658018433734">
                <text:p>437.658018433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2292">
                <text:p>53.2292</text:p>
              </table:table-cell>
              <table:table-cell office:value-type="float" office:value="-1197.75">
                <text:p>-1197.75</text:p>
              </table:table-cell>
              <table:table-cell office:value-type="float" office:value="-1542.04738438942">
                <text:p>-1542.04738438942</text:p>
              </table:table-cell>
              <table:table-cell office:value-type="float" office:value="316.315">
                <text:p>316.315</text:p>
              </table:table-cell>
              <table:table-cell office:value-type="float" office:value="496.096892591244">
                <text:p>496.096892591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.813">
                <text:p>50.813</text:p>
              </table:table-cell>
              <table:table-cell office:value-type="float" office:value="-1313.52">
                <text:p>-1313.52</text:p>
              </table:table-cell>
              <table:table-cell office:value-type="float" office:value="-1676.97766018554">
                <text:p>-1676.97766018554</text:p>
              </table:table-cell>
              <table:table-cell office:value-type="float" office:value="356.918">
                <text:p>356.918</text:p>
              </table:table-cell>
              <table:table-cell office:value-type="float" office:value="565.130206532749">
                <text:p>565.130206532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3949">
                <text:p>48.3949</text:p>
              </table:table-cell>
              <table:table-cell office:value-type="float" office:value="-1435.66">
                <text:p>-1435.66</text:p>
              </table:table-cell>
              <table:table-cell office:value-type="float" office:value="-1829.74714642493">
                <text:p>-1829.74714642493</text:p>
              </table:table-cell>
              <table:table-cell office:value-type="float" office:value="406.725">
                <text:p>406.725</text:p>
              </table:table-cell>
              <table:table-cell office:value-type="float" office:value="647.389948480776">
                <text:p>647.389948480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.1846">
                <text:p>47.1846</text:p>
              </table:table-cell>
              <table:table-cell office:value-type="float" office:value="-1499.2">
                <text:p>-1499.2</text:p>
              </table:table-cell>
              <table:table-cell office:value-type="float" office:value="-1913.81187792537">
                <text:p>-1913.81187792537</text:p>
              </table:table-cell>
              <table:table-cell office:value-type="float" office:value="435.394">
                <text:p>435.394</text:p>
              </table:table-cell>
              <table:table-cell office:value-type="float" office:value="694.485237011443">
                <text:p>694.485237011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.97">
                <text:p>45.97</text:p>
              </table:table-cell>
              <table:table-cell office:value-type="float" office:value="-1564.4">
                <text:p>-1564.4</text:p>
              </table:table-cell>
              <table:table-cell office:value-type="float" office:value="-2003.85449679151">
                <text:p>-2003.85449679151</text:p>
              </table:table-cell>
              <table:table-cell office:value-type="float" office:value="466.541">
                <text:p>466.541</text:p>
              </table:table-cell>
              <table:table-cell office:value-type="float" office:value="746.35515762824">
                <text:p>746.35515762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7628">
                <text:p>44.7628</text:p>
              </table:table-cell>
              <table:table-cell office:value-type="float" office:value="-1647.32">
                <text:p>-1647.32</text:p>
              </table:table-cell>
              <table:table-cell office:value-type="float" office:value="-2099.473720924">
                <text:p>-2099.473720924</text:p>
              </table:table-cell>
              <table:table-cell office:value-type="float" office:value="502.854">
                <text:p>502.854</text:p>
              </table:table-cell>
              <table:table-cell office:value-type="float" office:value="803.0400231521">
                <text:p>803.0400231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.554">
                <text:p>43.554</text:p>
              </table:table-cell>
              <table:table-cell office:value-type="float" office:value="-1724.53">
                <text:p>-1724.53</text:p>
              </table:table-cell>
              <table:table-cell office:value-type="float" office:value="-2201.87526344063">
                <text:p>-2201.87526344063</text:p>
              </table:table-cell>
              <table:table-cell office:value-type="float" office:value="541.036">
                <text:p>541.036</text:p>
              </table:table-cell>
              <table:table-cell office:value-type="float" office:value="865.563715470346">
                <text:p>865.5637154703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343">
                <text:p>42.343</text:p>
              </table:table-cell>
              <table:table-cell office:value-type="float" office:value="-1812.12">
                <text:p>-1812.12</text:p>
              </table:table-cell>
              <table:table-cell office:value-type="float" office:value="-2311.73524671213">
                <text:p>-2311.73524671213</text:p>
              </table:table-cell>
              <table:table-cell office:value-type="float" office:value="582.708">
                <text:p>582.708</text:p>
              </table:table-cell>
              <table:table-cell office:value-type="float" office:value="934.719876200711">
                <text:p>934.719876200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1353">
                <text:p>41.1353</text:p>
              </table:table-cell>
              <table:table-cell office:value-type="float" office:value="-1902.03">
                <text:p>-1902.03</text:p>
              </table:table-cell>
              <table:table-cell office:value-type="float" office:value="-2429.1984628152">
                <text:p>-2429.1984628152</text:p>
              </table:table-cell>
              <table:table-cell office:value-type="float" office:value="626.252">
                <text:p>626.252</text:p>
              </table:table-cell>
              <table:table-cell office:value-type="float" office:value="1011.03049695085">
                <text:p>1011.030496950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9255">
                <text:p>39.9255</text:p>
              </table:table-cell>
              <table:table-cell office:value-type="float" office:value="-2003.41">
                <text:p>-2003.41</text:p>
              </table:table-cell>
              <table:table-cell office:value-type="float" office:value="-2555.50150894855">
                <text:p>-2555.50150894855</text:p>
              </table:table-cell>
              <table:table-cell office:value-type="float" office:value="675.171">
                <text:p>675.171</text:p>
              </table:table-cell>
              <table:table-cell office:value-type="float" office:value="1095.8039783803">
                <text:p>1095.80397838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7147">
                <text:p>38.7147</text:p>
              </table:table-cell>
              <table:table-cell office:value-type="float" office:value="-2108">
                <text:p>-2108</text:p>
              </table:table-cell>
              <table:table-cell office:value-type="float" office:value="-2691.3636180521">
                <text:p>-2691.3636180521</text:p>
              </table:table-cell>
              <table:table-cell office:value-type="float" office:value="728.624">
                <text:p>728.624</text:p>
              </table:table-cell>
              <table:table-cell office:value-type="float" office:value="1190.13163157017">
                <text:p>1190.13163157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5047">
                <text:p>37.5047</text:p>
              </table:table-cell>
              <table:table-cell office:value-type="float" office:value="-2225.21">
                <text:p>-2225.21</text:p>
              </table:table-cell>
              <table:table-cell office:value-type="float" office:value="-2837.47045941865">
                <text:p>-2837.47045941865</text:p>
              </table:table-cell>
              <table:table-cell office:value-type="float" office:value="788.8">
                <text:p>788.8</text:p>
              </table:table-cell>
              <table:table-cell office:value-type="float" office:value="1295.19710787446">
                <text:p>1295.197107874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932">
                <text:p>36.2932</text:p>
              </table:table-cell>
              <table:table-cell office:value-type="float" office:value="-2347.05">
                <text:p>-2347.05</text:p>
              </table:table-cell>
              <table:table-cell office:value-type="float" office:value="-2995.08929611576">
                <text:p>-2995.08929611576</text:p>
              </table:table-cell>
              <table:table-cell office:value-type="float" office:value="858.323">
                <text:p>858.323</text:p>
              </table:table-cell>
              <table:table-cell office:value-type="float" office:value="1412.75441811352">
                <text:p>1412.75441811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0836">
                <text:p>35.0836</text:p>
              </table:table-cell>
              <table:table-cell office:value-type="float" office:value="-2473.25">
                <text:p>-2473.25</text:p>
              </table:table-cell>
              <table:table-cell office:value-type="float" office:value="-3164.85344278908">
                <text:p>-3164.85344278908</text:p>
              </table:table-cell>
              <table:table-cell office:value-type="float" office:value="935.203">
                <text:p>935.203</text:p>
              </table:table-cell>
              <table:table-cell office:value-type="float" office:value="1544.27214689894">
                <text:p>1544.27214689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8753">
                <text:p>33.8753</text:p>
              </table:table-cell>
              <table:table-cell office:value-type="float" office:value="-2624.28">
                <text:p>-2624.28</text:p>
              </table:table-cell>
              <table:table-cell office:value-type="float" office:value="-3347.9883387541">
                <text:p>-3347.9883387541</text:p>
              </table:table-cell>
              <table:table-cell office:value-type="float" office:value="1025.08">
                <text:p>1025.08</text:p>
              </table:table-cell>
              <table:table-cell office:value-type="float" office:value="1691.87264419363">
                <text:p>1691.87264419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.6655">
                <text:p>32.6655</text:p>
              </table:table-cell>
              <table:table-cell office:value-type="float" office:value="-2780.07">
                <text:p>-2780.07</text:p>
              </table:table-cell>
              <table:table-cell office:value-type="float" office:value="-3546.23542371657">
                <text:p>-3546.23542371657</text:p>
              </table:table-cell>
              <table:table-cell office:value-type="float" office:value="1118.69">
                <text:p>1118.69</text:p>
              </table:table-cell>
              <table:table-cell office:value-type="float" office:value="1858.39438964547">
                <text:p>1858.394389645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4564">
                <text:p>31.4564</text:p>
              </table:table-cell>
              <table:table-cell office:value-type="float" office:value="-2952.09">
                <text:p>-2952.09</text:p>
              </table:table-cell>
              <table:table-cell office:value-type="float" office:value="-3760.69411845403">
                <text:p>-3760.69411845403</text:p>
              </table:table-cell>
              <table:table-cell office:value-type="float" office:value="1222.36">
                <text:p>1222.36</text:p>
              </table:table-cell>
              <table:table-cell office:value-type="float" office:value="2046.49949809919">
                <text:p>2046.499498099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245">
                <text:p>30.245</text:p>
              </table:table-cell>
              <table:table-cell office:value-type="float" office:value="-3141.91">
                <text:p>-3141.91</text:p>
              </table:table-cell>
              <table:table-cell office:value-type="float" office:value="-3993.52055420681">
                <text:p>-3993.52055420681</text:p>
              </table:table-cell>
              <table:table-cell office:value-type="float" office:value="1339.06">
                <text:p>1339.06</text:p>
              </table:table-cell>
              <table:table-cell office:value-type="float" office:value="2260.20720205842">
                <text:p>2260.20720205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